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4" style:family="table-cell" style:parent-style-name="Normal_32_2" style:data-style-name="N1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Normal_32_3" style:data-style-name="N1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Normal_32_3" style:data-style-name="N1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fo:font-size="14pt" style:font-size-asian="14pt" style:font-size-complex="14pt"/>
    </style:style>
    <style:style style:name="ce7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4pt" style:font-size-asian="14pt" style:font-size-complex="14pt"/>
    </style:style>
    <style:style style:name="ce8" style:family="table-cell" style:parent-style-name="Calculation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fo:font-size="14pt" style:font-size-asian="14pt" style:font-size-complex="14pt" fo:font-weight="normal" style:font-weight-asian="normal" style:font-weight-complex="normal"/>
    </style:style>
    <style:style style:name="ce9" style:family="table-cell" style:parent-style-name="Good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10" style:family="table-cell" style:parent-style-name="Default" style:data-style-name="N1">
      <style:table-cell-properties fo:border="thin solid #000000" style:vertical-align="automatic" fo:wrap-option="wrap" fo:background-color="#FFFFFF" style:repeat-content="false"/>
      <style:paragraph-properties fo:text-align="end" fo:margin-right="0cm"/>
      <style:text-properties fo:font-size="14pt" style:font-size-asian="14pt" style:font-size-complex="14pt"/>
    </style:style>
    <style:style style:name="ce1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2" style:family="table-cell" style:parent-style-name="Default" style:data-style-name="N1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font-size="14pt" style:font-size-asian="14pt" style:font-size-complex="14pt"/>
    </style:style>
    <style:style style:name="ce13" style:family="table-cell" style:parent-style-name="Default" style:data-style-name="N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15" style:family="table-cell" style:parent-style-name="Default" style:data-style-name="N0">
      <style:table-cell-properties fo:border="thin solid #000000" fo:background-color="#FFFFFF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7" style:family="table-cell" style:parent-style-name="Default" style:data-style-name="N1">
      <style:table-cell-properties fo:border="thin solid #000000" fo:background-color="#FFFFFF"/>
    </style:style>
    <style:style style:name="ce18" style:family="table-cell" style:parent-style-name="Normal_32_4" style:data-style-name="N1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14pt" style:font-size-asian="14pt" style:font-size-complex="14pt"/>
    </style:style>
    <style:style style:name="ce19" style:family="table-cell" style:parent-style-name="Default" style:data-style-name="N1">
      <style:table-cell-properties fo:border="thin solid #000000" style:vertical-align="top" style:repeat-content="false"/>
      <style:paragraph-properties fo:text-align="end" fo:margin-right="0cm"/>
      <style:text-properties fo:font-size="14pt" style:font-size-asian="14pt" style:font-size-complex="14pt"/>
    </style:style>
    <style:style style:name="ce20" style:family="table-cell" style:parent-style-name="Default" style:data-style-name="N1">
      <style:table-cell-properties fo:border="thin solid #000000" style:vertical-align="top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top" style:repeat-content="false"/>
      <style:paragraph-properties fo:text-align="end" fo:margin-right="0cm"/>
      <style:text-properties fo:font-size="14pt" style:font-size-asian="14pt" style:font-size-complex="14pt"/>
    </style:style>
    <style:style style:name="ce22" style:family="table-cell" style:parent-style-name="Default" style:data-style-name="N1">
      <style:table-cell-properties fo:border="thin solid #000000" style:vertical-align="top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end" fo:margin-right="0cm"/>
      <style:text-properties fo:font-size="14pt" style:font-size-asian="14pt" style:font-size-complex="14pt"/>
    </style:style>
    <style:style style:name="ce24" style:family="table-cell" style:parent-style-name="Default" style:data-style-name="N1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1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82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37.5pt" style:use-optimal-row-height="tru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26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8">
            <text:p>BULK SMS - AUGUST 2021</text:p>
          </table:table-cell>
          <table:table-cell table:style-name="ce28"/>
          <table:table-cell table:number-columns-repeated="16381"/>
        </table:table-row>
        <table:table-row table:style-name="ro2">
          <table:table-cell/>
          <table:table-cell table:style-name="ce2"/>
          <table:table-cell office:value-type="string" table:style-name="ce27">
            <text:p>TELEPHONE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style-name="ce4">
            <text:p>254718345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style-name="ce4">
            <text:p>2547223180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style-name="ce5">
            <text:p>2547218755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style-name="ce5">
            <text:p>2547684028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style-name="ce5">
            <text:p>2547064040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style-name="ce5">
            <text:p>2547024065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style-name="ce6">
            <text:p>2547012756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style-name="ce5">
            <text:p>2547236753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" table:style-name="ce3">
            <text:p>9</text:p>
          </table:table-cell>
          <table:table-cell office:value-type="string" table:style-name="ce5">
            <text:p>2547105773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" table:style-name="ce3">
            <text:p>10</text:p>
          </table:table-cell>
          <table:table-cell office:value-type="string" table:style-name="ce4">
            <text:p>2547226628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" table:style-name="ce3">
            <text:p>11</text:p>
          </table:table-cell>
          <table:table-cell office:value-type="string" table:style-name="ce4">
            <text:p>2547223125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" table:style-name="ce3">
            <text:p>12</text:p>
          </table:table-cell>
          <table:table-cell office:value-type="string" table:style-name="ce4">
            <text:p>2547262020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" table:style-name="ce3">
            <text:p>13</text:p>
          </table:table-cell>
          <table:table-cell office:value-type="string" table:style-name="ce4">
            <text:p>2547387878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" table:style-name="ce3">
            <text:p>14</text:p>
          </table:table-cell>
          <table:table-cell office:value-type="string" table:style-name="ce4">
            <text:p>2547203307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" table:style-name="ce3">
            <text:p>15</text:p>
          </table:table-cell>
          <table:table-cell office:value-type="string" table:style-name="ce4">
            <text:p>2547215552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" table:style-name="ce3">
            <text:p>16</text:p>
          </table:table-cell>
          <table:table-cell office:value-type="string" table:style-name="ce7">
            <text:p>2547274616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" table:style-name="ce3">
            <text:p>17</text:p>
          </table:table-cell>
          <table:table-cell office:value-type="string" table:style-name="ce7">
            <text:p>2547052214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" table:style-name="ce3">
            <text:p>18</text:p>
          </table:table-cell>
          <table:table-cell office:value-type="string" table:style-name="ce7">
            <text:p>2547238614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" table:style-name="ce3">
            <text:p>19</text:p>
          </table:table-cell>
          <table:table-cell office:value-type="string" table:style-name="ce7">
            <text:p>2547712234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" table:style-name="ce3">
            <text:p>20</text:p>
          </table:table-cell>
          <table:table-cell office:value-type="string" table:style-name="ce7">
            <text:p>2547287218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" table:style-name="ce3">
            <text:p>21</text:p>
          </table:table-cell>
          <table:table-cell office:value-type="string" table:style-name="ce7">
            <text:p>2547218882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" table:style-name="ce3">
            <text:p>22</text:p>
          </table:table-cell>
          <table:table-cell office:value-type="string" table:style-name="ce7">
            <text:p>2547372673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" table:style-name="ce3">
            <text:p>23</text:p>
          </table:table-cell>
          <table:table-cell office:value-type="string" table:style-name="ce7">
            <text:p>2547285574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" table:style-name="ce3">
            <text:p>24</text:p>
          </table:table-cell>
          <table:table-cell office:value-type="string" table:style-name="ce7">
            <text:p>2547155417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" table:style-name="ce3">
            <text:p>25</text:p>
          </table:table-cell>
          <table:table-cell office:value-type="string" table:style-name="ce7">
            <text:p>2547258704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" table:style-name="ce3">
            <text:p>26</text:p>
          </table:table-cell>
          <table:table-cell office:value-type="string" table:style-name="ce7">
            <text:p>2547346589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" table:style-name="ce3">
            <text:p>27</text:p>
          </table:table-cell>
          <table:table-cell office:value-type="string" table:style-name="ce7">
            <text:p>2547195115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" table:style-name="ce3">
            <text:p>28</text:p>
          </table:table-cell>
          <table:table-cell office:value-type="string" table:style-name="ce7">
            <text:p>2547141741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" table:style-name="ce3">
            <text:p>29</text:p>
          </table:table-cell>
          <table:table-cell office:value-type="string" table:style-name="ce7">
            <text:p>2547209631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" table:style-name="ce3">
            <text:p>30</text:p>
          </table:table-cell>
          <table:table-cell office:value-type="string" table:style-name="ce7">
            <text:p>2547144346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" table:style-name="ce3">
            <text:p>31</text:p>
          </table:table-cell>
          <table:table-cell office:value-type="string" table:style-name="ce7">
            <text:p>2547130653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" table:style-name="ce3">
            <text:p>32</text:p>
          </table:table-cell>
          <table:table-cell office:value-type="string" table:style-name="ce7">
            <text:p>2547252798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" table:style-name="ce3">
            <text:p>33</text:p>
          </table:table-cell>
          <table:table-cell office:value-type="string" table:style-name="ce7">
            <text:p>2547951995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" table:style-name="ce3">
            <text:p>34</text:p>
          </table:table-cell>
          <table:table-cell office:value-type="string" table:style-name="ce7">
            <text:p>2547259399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" table:style-name="ce3">
            <text:p>35</text:p>
          </table:table-cell>
          <table:table-cell office:value-type="string" table:style-name="ce7">
            <text:p>2547165277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" table:style-name="ce3">
            <text:p>36</text:p>
          </table:table-cell>
          <table:table-cell office:value-type="string" table:style-name="ce7">
            <text:p>2547103535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" table:style-name="ce3">
            <text:p>37</text:p>
          </table:table-cell>
          <table:table-cell office:value-type="string" table:style-name="ce7">
            <text:p>2547910203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" table:style-name="ce3">
            <text:p>38</text:p>
          </table:table-cell>
          <table:table-cell office:value-type="string" table:style-name="ce7">
            <text:p>2547450636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" table:style-name="ce3">
            <text:p>39</text:p>
          </table:table-cell>
          <table:table-cell office:value-type="string" table:style-name="ce7">
            <text:p>2547461038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" table:style-name="ce3">
            <text:p>40</text:p>
          </table:table-cell>
          <table:table-cell office:value-type="string" table:style-name="ce7">
            <text:p>2547979843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" table:style-name="ce3">
            <text:p>41</text:p>
          </table:table-cell>
          <table:table-cell office:value-type="string" table:style-name="ce7">
            <text:p>2547414262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" table:style-name="ce3">
            <text:p>42</text:p>
          </table:table-cell>
          <table:table-cell office:value-type="string" table:style-name="ce7">
            <text:p>2547244212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" table:style-name="ce3">
            <text:p>43</text:p>
          </table:table-cell>
          <table:table-cell office:value-type="string" table:style-name="ce7">
            <text:p>2547085701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" table:style-name="ce3">
            <text:p>44</text:p>
          </table:table-cell>
          <table:table-cell office:value-type="string" table:style-name="ce7">
            <text:p>254741379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" table:style-name="ce3">
            <text:p>45</text:p>
          </table:table-cell>
          <table:table-cell office:value-type="string" table:style-name="ce7">
            <text:p>2547285272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" table:style-name="ce3">
            <text:p>46</text:p>
          </table:table-cell>
          <table:table-cell office:value-type="string" table:style-name="ce7">
            <text:p>2547018324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" table:style-name="ce3">
            <text:p>47</text:p>
          </table:table-cell>
          <table:table-cell office:value-type="string" table:style-name="ce7">
            <text:p>2547159106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" table:style-name="ce3">
            <text:p>48</text:p>
          </table:table-cell>
          <table:table-cell office:value-type="string" table:style-name="ce7">
            <text:p>2547004210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" table:style-name="ce3">
            <text:p>49</text:p>
          </table:table-cell>
          <table:table-cell office:value-type="string" table:style-name="ce7">
            <text:p>2547273466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" table:style-name="ce3">
            <text:p>50</text:p>
          </table:table-cell>
          <table:table-cell office:value-type="string" table:style-name="ce7">
            <text:p>2547003883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" table:style-name="ce3">
            <text:p>51</text:p>
          </table:table-cell>
          <table:table-cell office:value-type="string" table:style-name="ce7">
            <text:p>2547914793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" table:style-name="ce3">
            <text:p>52</text:p>
          </table:table-cell>
          <table:table-cell office:value-type="string" table:style-name="ce7">
            <text:p>2547924312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" table:style-name="ce3">
            <text:p>53</text:p>
          </table:table-cell>
          <table:table-cell office:value-type="string" table:style-name="ce7">
            <text:p>2547937191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" table:style-name="ce3">
            <text:p>54</text:p>
          </table:table-cell>
          <table:table-cell office:value-type="string" table:style-name="ce7">
            <text:p>2547262961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" table:style-name="ce3">
            <text:p>55</text:p>
          </table:table-cell>
          <table:table-cell office:value-type="string" table:style-name="ce7">
            <text:p>2547920180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" table:style-name="ce3">
            <text:p>56</text:p>
          </table:table-cell>
          <table:table-cell office:value-type="string" table:style-name="ce7">
            <text:p>2547140161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" table:style-name="ce3">
            <text:p>57</text:p>
          </table:table-cell>
          <table:table-cell office:value-type="string" table:style-name="ce7">
            <text:p>2547428610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" table:style-name="ce3">
            <text:p>58</text:p>
          </table:table-cell>
          <table:table-cell office:value-type="string" table:style-name="ce7">
            <text:p>2547159253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" table:style-name="ce3">
            <text:p>59</text:p>
          </table:table-cell>
          <table:table-cell office:value-type="string" table:style-name="ce7">
            <text:p>2547103285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" table:style-name="ce3">
            <text:p>60</text:p>
          </table:table-cell>
          <table:table-cell office:value-type="string" table:style-name="ce8">
            <text:p>2547181356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" table:style-name="ce3">
            <text:p>61</text:p>
          </table:table-cell>
          <table:table-cell office:value-type="string" table:style-name="ce7">
            <text:p>2547201096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" table:style-name="ce3">
            <text:p>62</text:p>
          </table:table-cell>
          <table:table-cell office:value-type="string" table:style-name="ce7">
            <text:p>2547039183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" table:style-name="ce3">
            <text:p>63</text:p>
          </table:table-cell>
          <table:table-cell office:value-type="string" table:style-name="ce7">
            <text:p>2547225234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" table:style-name="ce3">
            <text:p>64</text:p>
          </table:table-cell>
          <table:table-cell office:value-type="string" table:style-name="ce7">
            <text:p>2547908575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" table:style-name="ce3">
            <text:p>65</text:p>
          </table:table-cell>
          <table:table-cell office:value-type="string" table:style-name="ce7">
            <text:p>2547101565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" table:style-name="ce3">
            <text:p>66</text:p>
          </table:table-cell>
          <table:table-cell office:value-type="string" table:style-name="ce7">
            <text:p>2547414021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" table:style-name="ce3">
            <text:p>67</text:p>
          </table:table-cell>
          <table:table-cell office:value-type="string" table:style-name="ce7">
            <text:p>2547223724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" table:style-name="ce3">
            <text:p>68</text:p>
          </table:table-cell>
          <table:table-cell office:value-type="string" table:style-name="ce7">
            <text:p>254726590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" table:style-name="ce3">
            <text:p>69</text:p>
          </table:table-cell>
          <table:table-cell office:value-type="string" table:style-name="ce7">
            <text:p>2547008475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" table:style-name="ce3">
            <text:p>70</text:p>
          </table:table-cell>
          <table:table-cell office:value-type="string" table:style-name="ce7">
            <text:p>2547171788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" table:style-name="ce3">
            <text:p>71</text:p>
          </table:table-cell>
          <table:table-cell office:value-type="string" table:style-name="ce7">
            <text:p>2547285790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" table:style-name="ce3">
            <text:p>72</text:p>
          </table:table-cell>
          <table:table-cell office:value-type="string" table:style-name="ce7">
            <text:p>2547050312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" table:style-name="ce3">
            <text:p>73</text:p>
          </table:table-cell>
          <table:table-cell office:value-type="string" table:style-name="ce7">
            <text:p>2547079790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" table:style-name="ce3">
            <text:p>74</text:p>
          </table:table-cell>
          <table:table-cell office:value-type="string" table:style-name="ce7">
            <text:p>2547025991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" table:style-name="ce3">
            <text:p>75</text:p>
          </table:table-cell>
          <table:table-cell office:value-type="string" table:style-name="ce7">
            <text:p>2547214467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" table:style-name="ce3">
            <text:p>76</text:p>
          </table:table-cell>
          <table:table-cell office:value-type="string" table:style-name="ce7">
            <text:p>2547221013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" table:style-name="ce3">
            <text:p>77</text:p>
          </table:table-cell>
          <table:table-cell office:value-type="string" table:style-name="ce7">
            <text:p>2547078918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" table:style-name="ce3">
            <text:p>78</text:p>
          </table:table-cell>
          <table:table-cell office:value-type="string" table:style-name="ce7">
            <text:p>2547004355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" table:style-name="ce3">
            <text:p>79</text:p>
          </table:table-cell>
          <table:table-cell office:value-type="string" table:style-name="ce7">
            <text:p>2547313382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" table:style-name="ce3">
            <text:p>80</text:p>
          </table:table-cell>
          <table:table-cell office:value-type="string" table:style-name="ce7">
            <text:p>2547071958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" table:style-name="ce3">
            <text:p>81</text:p>
          </table:table-cell>
          <table:table-cell office:value-type="string" table:style-name="ce7">
            <text:p>2547284320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" table:style-name="ce3">
            <text:p>82</text:p>
          </table:table-cell>
          <table:table-cell office:value-type="string" table:style-name="ce7">
            <text:p>254716976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" table:style-name="ce3">
            <text:p>83</text:p>
          </table:table-cell>
          <table:table-cell office:value-type="string" table:style-name="ce7">
            <text:p>2547005238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" table:style-name="ce3">
            <text:p>84</text:p>
          </table:table-cell>
          <table:table-cell office:value-type="string" table:style-name="ce7">
            <text:p>2547206456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" table:style-name="ce3">
            <text:p>85</text:p>
          </table:table-cell>
          <table:table-cell office:value-type="string" table:style-name="ce7">
            <text:p>2547048107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" table:style-name="ce3">
            <text:p>86</text:p>
          </table:table-cell>
          <table:table-cell office:value-type="string" table:style-name="ce7">
            <text:p>2547059183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" table:style-name="ce3">
            <text:p>87</text:p>
          </table:table-cell>
          <table:table-cell office:value-type="string" table:style-name="ce7">
            <text:p>2547241352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" table:style-name="ce3">
            <text:p>88</text:p>
          </table:table-cell>
          <table:table-cell office:value-type="string" table:style-name="ce7">
            <text:p>2547174087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" table:style-name="ce3">
            <text:p>89</text:p>
          </table:table-cell>
          <table:table-cell office:value-type="string" table:style-name="ce7">
            <text:p>2547187417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" table:style-name="ce3">
            <text:p>90</text:p>
          </table:table-cell>
          <table:table-cell office:value-type="string" table:style-name="ce7">
            <text:p>2547683009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" table:style-name="ce3">
            <text:p>91</text:p>
          </table:table-cell>
          <table:table-cell office:value-type="string" table:style-name="ce7">
            <text:p>2547174127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" table:style-name="ce3">
            <text:p>92</text:p>
          </table:table-cell>
          <table:table-cell office:value-type="string" table:style-name="ce7">
            <text:p>2547145028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" table:style-name="ce3">
            <text:p>93</text:p>
          </table:table-cell>
          <table:table-cell office:value-type="string" table:style-name="ce7">
            <text:p>2547085788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" table:style-name="ce3">
            <text:p>94</text:p>
          </table:table-cell>
          <table:table-cell office:value-type="string" table:style-name="ce7">
            <text:p>2547241467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" table:style-name="ce3">
            <text:p>95</text:p>
          </table:table-cell>
          <table:table-cell office:value-type="string" table:style-name="ce7">
            <text:p>2547292567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" table:style-name="ce3">
            <text:p>96</text:p>
          </table:table-cell>
          <table:table-cell office:value-type="string" table:style-name="ce7">
            <text:p>2547927467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" table:style-name="ce3">
            <text:p>97</text:p>
          </table:table-cell>
          <table:table-cell office:value-type="string" table:style-name="ce7">
            <text:p>2547108582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" table:style-name="ce3">
            <text:p>98</text:p>
          </table:table-cell>
          <table:table-cell office:value-type="string" table:style-name="ce7">
            <text:p>2547260443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" table:style-name="ce3">
            <text:p>99</text:p>
          </table:table-cell>
          <table:table-cell office:value-type="string" table:style-name="ce7">
            <text:p>2547069221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" table:style-name="ce3">
            <text:p>100</text:p>
          </table:table-cell>
          <table:table-cell office:value-type="string" table:style-name="ce7">
            <text:p>2547145487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" table:style-name="ce3">
            <text:p>101</text:p>
          </table:table-cell>
          <table:table-cell office:value-type="string" table:style-name="ce7">
            <text:p>2547287884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" table:style-name="ce3">
            <text:p>102</text:p>
          </table:table-cell>
          <table:table-cell office:value-type="string" table:style-name="ce7">
            <text:p>2547066172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" table:style-name="ce3">
            <text:p>103</text:p>
          </table:table-cell>
          <table:table-cell office:value-type="string" table:style-name="ce7">
            <text:p>2547787044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" table:style-name="ce3">
            <text:p>104</text:p>
          </table:table-cell>
          <table:table-cell office:value-type="string" table:style-name="ce7">
            <text:p>2547700664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" table:style-name="ce3">
            <text:p>105</text:p>
          </table:table-cell>
          <table:table-cell office:value-type="string" table:style-name="ce7">
            <text:p>254720430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" table:style-name="ce3">
            <text:p>106</text:p>
          </table:table-cell>
          <table:table-cell office:value-type="string" table:style-name="ce7">
            <text:p>254701993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" table:style-name="ce3">
            <text:p>107</text:p>
          </table:table-cell>
          <table:table-cell office:value-type="string" table:style-name="ce7">
            <text:p>2547138688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" table:style-name="ce3">
            <text:p>108</text:p>
          </table:table-cell>
          <table:table-cell office:value-type="string" table:style-name="ce7">
            <text:p>2547109339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" table:style-name="ce3">
            <text:p>109</text:p>
          </table:table-cell>
          <table:table-cell office:value-type="string" table:style-name="ce7">
            <text:p>2547140627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" table:style-name="ce3">
            <text:p>110</text:p>
          </table:table-cell>
          <table:table-cell office:value-type="string" table:style-name="ce7">
            <text:p>2547410332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" table:style-name="ce3">
            <text:p>111</text:p>
          </table:table-cell>
          <table:table-cell office:value-type="string" table:style-name="ce7">
            <text:p>2547103044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" table:style-name="ce3">
            <text:p>112</text:p>
          </table:table-cell>
          <table:table-cell office:value-type="string" table:style-name="ce7">
            <text:p>2547893202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" table:style-name="ce3">
            <text:p>113</text:p>
          </table:table-cell>
          <table:table-cell office:value-type="string" table:style-name="ce7">
            <text:p>2547132022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" table:style-name="ce3">
            <text:p>114</text:p>
          </table:table-cell>
          <table:table-cell office:value-type="string" table:style-name="ce7">
            <text:p>2547252522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" table:style-name="ce3">
            <text:p>115</text:p>
          </table:table-cell>
          <table:table-cell office:value-type="string" table:style-name="ce7">
            <text:p>2547996979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" table:style-name="ce3">
            <text:p>116</text:p>
          </table:table-cell>
          <table:table-cell office:value-type="string" table:style-name="ce7">
            <text:p>2547221038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" table:style-name="ce3">
            <text:p>117</text:p>
          </table:table-cell>
          <table:table-cell office:value-type="string" table:style-name="ce7">
            <text:p>2547925154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" table:style-name="ce3">
            <text:p>118</text:p>
          </table:table-cell>
          <table:table-cell office:value-type="string" table:style-name="ce7">
            <text:p>2547346589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" table:style-name="ce3">
            <text:p>119</text:p>
          </table:table-cell>
          <table:table-cell office:value-type="string" table:style-name="ce7">
            <text:p>2547212123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" table:style-name="ce3">
            <text:p>120</text:p>
          </table:table-cell>
          <table:table-cell office:value-type="string" table:style-name="ce7">
            <text:p>2547106774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" table:style-name="ce3">
            <text:p>121</text:p>
          </table:table-cell>
          <table:table-cell office:value-type="string" table:style-name="ce7">
            <text:p>2547226585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" table:style-name="ce3">
            <text:p>122</text:p>
          </table:table-cell>
          <table:table-cell office:value-type="string" table:style-name="ce7">
            <text:p>2547169135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" table:style-name="ce3">
            <text:p>123</text:p>
          </table:table-cell>
          <table:table-cell office:value-type="string" table:style-name="ce7">
            <text:p>2547264491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" table:style-name="ce3">
            <text:p>124</text:p>
          </table:table-cell>
          <table:table-cell office:value-type="string" table:style-name="ce7">
            <text:p>2547208715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" table:style-name="ce3">
            <text:p>125</text:p>
          </table:table-cell>
          <table:table-cell office:value-type="string" table:style-name="ce7">
            <text:p>2547591558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" table:style-name="ce3">
            <text:p>126</text:p>
          </table:table-cell>
          <table:table-cell office:value-type="string" table:style-name="ce7">
            <text:p>2547549101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" table:style-name="ce3">
            <text:p>127</text:p>
          </table:table-cell>
          <table:table-cell office:value-type="string" table:style-name="ce7">
            <text:p>2547289222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" table:style-name="ce3">
            <text:p>128</text:p>
          </table:table-cell>
          <table:table-cell office:value-type="string" table:style-name="ce7">
            <text:p>2547111198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" table:style-name="ce3">
            <text:p>129</text:p>
          </table:table-cell>
          <table:table-cell office:value-type="string" table:style-name="ce7">
            <text:p>2547165585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" table:style-name="ce3">
            <text:p>130</text:p>
          </table:table-cell>
          <table:table-cell office:value-type="string" table:style-name="ce7">
            <text:p>2547233964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" table:style-name="ce3">
            <text:p>131</text:p>
          </table:table-cell>
          <table:table-cell office:value-type="string" table:style-name="ce7">
            <text:p>2547050100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" table:style-name="ce3">
            <text:p>132</text:p>
          </table:table-cell>
          <table:table-cell office:value-type="string" table:style-name="ce7">
            <text:p>2547228903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" table:style-name="ce3">
            <text:p>133</text:p>
          </table:table-cell>
          <table:table-cell office:value-type="string" table:style-name="ce7">
            <text:p>2547120338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" table:style-name="ce3">
            <text:p>134</text:p>
          </table:table-cell>
          <table:table-cell office:value-type="string" table:style-name="ce7">
            <text:p>2547217347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" table:style-name="ce3">
            <text:p>135</text:p>
          </table:table-cell>
          <table:table-cell office:value-type="string" table:style-name="ce7">
            <text:p>2547237659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" table:style-name="ce3">
            <text:p>136</text:p>
          </table:table-cell>
          <table:table-cell office:value-type="string" table:style-name="ce7">
            <text:p>2547290127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" table:style-name="ce3">
            <text:p>137</text:p>
          </table:table-cell>
          <table:table-cell office:value-type="string" table:style-name="ce7">
            <text:p>2547164779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" table:style-name="ce3">
            <text:p>138</text:p>
          </table:table-cell>
          <table:table-cell office:value-type="string" table:style-name="ce7">
            <text:p>2547272433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" table:style-name="ce3">
            <text:p>139</text:p>
          </table:table-cell>
          <table:table-cell office:value-type="string" table:style-name="ce7">
            <text:p>2547046239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" table:style-name="ce3">
            <text:p>140</text:p>
          </table:table-cell>
          <table:table-cell office:value-type="string" table:style-name="ce7">
            <text:p>2547221516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" table:style-name="ce3">
            <text:p>141</text:p>
          </table:table-cell>
          <table:table-cell office:value-type="string" table:style-name="ce7">
            <text:p>2547107846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" table:style-name="ce3">
            <text:p>142</text:p>
          </table:table-cell>
          <table:table-cell office:value-type="string" table:style-name="ce7">
            <text:p>2547045379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" table:style-name="ce3">
            <text:p>143</text:p>
          </table:table-cell>
          <table:table-cell office:value-type="string" table:style-name="ce7">
            <text:p>2547160405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" table:style-name="ce3">
            <text:p>144</text:p>
          </table:table-cell>
          <table:table-cell office:value-type="string" table:style-name="ce7">
            <text:p>2547063977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" table:style-name="ce3">
            <text:p>145</text:p>
          </table:table-cell>
          <table:table-cell office:value-type="string" table:style-name="ce7">
            <text:p>2547837258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" table:style-name="ce3">
            <text:p>146</text:p>
          </table:table-cell>
          <table:table-cell office:value-type="string" table:style-name="ce7">
            <text:p>2547264946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" table:style-name="ce3">
            <text:p>147</text:p>
          </table:table-cell>
          <table:table-cell office:value-type="string" table:style-name="ce7">
            <text:p>254721585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" table:style-name="ce3">
            <text:p>148</text:p>
          </table:table-cell>
          <table:table-cell office:value-type="string" table:style-name="ce7">
            <text:p>2547275702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" table:style-name="ce3">
            <text:p>149</text:p>
          </table:table-cell>
          <table:table-cell office:value-type="string" table:style-name="ce7">
            <text:p>2547196340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" table:style-name="ce3">
            <text:p>150</text:p>
          </table:table-cell>
          <table:table-cell office:value-type="string" table:style-name="ce7">
            <text:p>2547180094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" table:style-name="ce3">
            <text:p>151</text:p>
          </table:table-cell>
          <table:table-cell office:value-type="string" table:style-name="ce7">
            <text:p>2547119225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" table:style-name="ce3">
            <text:p>152</text:p>
          </table:table-cell>
          <table:table-cell office:value-type="string" table:style-name="ce7">
            <text:p>2547262695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" table:style-name="ce3">
            <text:p>153</text:p>
          </table:table-cell>
          <table:table-cell office:value-type="string" table:style-name="ce7">
            <text:p>2547075026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" table:style-name="ce3">
            <text:p>154</text:p>
          </table:table-cell>
          <table:table-cell office:value-type="string" table:style-name="ce7">
            <text:p>2547953281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" table:style-name="ce3">
            <text:p>155</text:p>
          </table:table-cell>
          <table:table-cell office:value-type="string" table:style-name="ce7">
            <text:p>2547224445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" table:style-name="ce3">
            <text:p>156</text:p>
          </table:table-cell>
          <table:table-cell office:value-type="string" table:style-name="ce7">
            <text:p>2547228808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" table:style-name="ce3">
            <text:p>157</text:p>
          </table:table-cell>
          <table:table-cell office:value-type="string" table:style-name="ce7">
            <text:p>2547256005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" table:style-name="ce3">
            <text:p>158</text:p>
          </table:table-cell>
          <table:table-cell office:value-type="string" table:style-name="ce7">
            <text:p>2547957144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" table:style-name="ce3">
            <text:p>159</text:p>
          </table:table-cell>
          <table:table-cell office:value-type="string" table:style-name="ce7">
            <text:p>2547274152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" table:style-name="ce3">
            <text:p>160</text:p>
          </table:table-cell>
          <table:table-cell office:value-type="string" table:style-name="ce7">
            <text:p>2547464959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" table:style-name="ce3">
            <text:p>161</text:p>
          </table:table-cell>
          <table:table-cell office:value-type="string" table:style-name="ce7">
            <text:p>2547219888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" table:style-name="ce3">
            <text:p>162</text:p>
          </table:table-cell>
          <table:table-cell office:value-type="string" table:style-name="ce7">
            <text:p>2547209832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" table:style-name="ce3">
            <text:p>163</text:p>
          </table:table-cell>
          <table:table-cell office:value-type="string" table:style-name="ce7">
            <text:p>2547203477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" table:style-name="ce3">
            <text:p>164</text:p>
          </table:table-cell>
          <table:table-cell office:value-type="string" table:style-name="ce7">
            <text:p>2547209694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" table:style-name="ce3">
            <text:p>165</text:p>
          </table:table-cell>
          <table:table-cell office:value-type="string" table:style-name="ce7">
            <text:p>2547133618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" table:style-name="ce3">
            <text:p>166</text:p>
          </table:table-cell>
          <table:table-cell office:value-type="string" table:style-name="ce7">
            <text:p>2547213755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" table:style-name="ce3">
            <text:p>167</text:p>
          </table:table-cell>
          <table:table-cell office:value-type="string" table:style-name="ce7">
            <text:p>2547804454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" table:style-name="ce3">
            <text:p>168</text:p>
          </table:table-cell>
          <table:table-cell office:value-type="string" table:style-name="ce7">
            <text:p>2547118971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" table:style-name="ce3">
            <text:p>169</text:p>
          </table:table-cell>
          <table:table-cell office:value-type="string" table:style-name="ce7">
            <text:p>2547402357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" table:style-name="ce3">
            <text:p>170</text:p>
          </table:table-cell>
          <table:table-cell office:value-type="string" table:style-name="ce7">
            <text:p>2547482063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" table:style-name="ce3">
            <text:p>171</text:p>
          </table:table-cell>
          <table:table-cell office:value-type="string" table:style-name="ce7">
            <text:p>2547183782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" table:style-name="ce3">
            <text:p>172</text:p>
          </table:table-cell>
          <table:table-cell office:value-type="string" table:style-name="ce7">
            <text:p>2547244113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" table:style-name="ce3">
            <text:p>173</text:p>
          </table:table-cell>
          <table:table-cell office:value-type="string" table:style-name="ce7">
            <text:p>2547211024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" table:style-name="ce3">
            <text:p>174</text:p>
          </table:table-cell>
          <table:table-cell office:value-type="string" table:style-name="ce7">
            <text:p>2547240346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" table:style-name="ce3">
            <text:p>175</text:p>
          </table:table-cell>
          <table:table-cell office:value-type="string" table:style-name="ce7">
            <text:p>2547174375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" table:style-name="ce3">
            <text:p>176</text:p>
          </table:table-cell>
          <table:table-cell office:value-type="string" table:style-name="ce7">
            <text:p>2547149420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" table:style-name="ce3">
            <text:p>177</text:p>
          </table:table-cell>
          <table:table-cell office:value-type="string" table:style-name="ce7">
            <text:p>2547357120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" table:style-name="ce3">
            <text:p>178</text:p>
          </table:table-cell>
          <table:table-cell office:value-type="string" table:style-name="ce7">
            <text:p>2547246195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" table:style-name="ce3">
            <text:p>179</text:p>
          </table:table-cell>
          <table:table-cell office:value-type="string" table:style-name="ce7">
            <text:p>254704086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" table:style-name="ce3">
            <text:p>180</text:p>
          </table:table-cell>
          <table:table-cell office:value-type="string" table:style-name="ce7">
            <text:p>2547270555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" table:style-name="ce3">
            <text:p>181</text:p>
          </table:table-cell>
          <table:table-cell office:value-type="string" table:style-name="ce7">
            <text:p>2547161623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" table:style-name="ce3">
            <text:p>182</text:p>
          </table:table-cell>
          <table:table-cell office:value-type="string" table:style-name="ce7">
            <text:p>2547228648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" table:style-name="ce3">
            <text:p>183</text:p>
          </table:table-cell>
          <table:table-cell office:value-type="string" table:style-name="ce7">
            <text:p>2547170711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" table:style-name="ce3">
            <text:p>184</text:p>
          </table:table-cell>
          <table:table-cell office:value-type="string" table:style-name="ce7">
            <text:p>2547242228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" table:style-name="ce3">
            <text:p>185</text:p>
          </table:table-cell>
          <table:table-cell office:value-type="string" table:style-name="ce9">
            <text:p>2547067186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" table:style-name="ce3">
            <text:p>186</text:p>
          </table:table-cell>
          <table:table-cell office:value-type="string" table:style-name="ce7">
            <text:p>254704059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" table:style-name="ce3">
            <text:p>187</text:p>
          </table:table-cell>
          <table:table-cell office:value-type="string" table:style-name="ce7">
            <text:p>2547265460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" table:style-name="ce3">
            <text:p>188</text:p>
          </table:table-cell>
          <table:table-cell office:value-type="string" table:style-name="ce7">
            <text:p>2547453782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" table:style-name="ce3">
            <text:p>189</text:p>
          </table:table-cell>
          <table:table-cell office:value-type="string" table:style-name="ce7">
            <text:p>2547281673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" table:style-name="ce3">
            <text:p>190</text:p>
          </table:table-cell>
          <table:table-cell office:value-type="string" table:style-name="ce7">
            <text:p>254722157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" table:style-name="ce3">
            <text:p>191</text:p>
          </table:table-cell>
          <table:table-cell office:value-type="string" table:style-name="ce7">
            <text:p>25411238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" table:style-name="ce3">
            <text:p>192</text:p>
          </table:table-cell>
          <table:table-cell office:value-type="string" table:style-name="ce7">
            <text:p>2547041235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" table:style-name="ce3">
            <text:p>193</text:p>
          </table:table-cell>
          <table:table-cell office:value-type="string" table:style-name="ce7">
            <text:p>254713629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" table:style-name="ce3">
            <text:p>194</text:p>
          </table:table-cell>
          <table:table-cell office:value-type="string" table:style-name="ce7">
            <text:p>2547942194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" table:style-name="ce3">
            <text:p>195</text:p>
          </table:table-cell>
          <table:table-cell office:value-type="string" table:style-name="ce7">
            <text:p>2547260009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" table:style-name="ce3">
            <text:p>196</text:p>
          </table:table-cell>
          <table:table-cell office:value-type="string" table:style-name="ce7">
            <text:p>2547266007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" table:style-name="ce3">
            <text:p>197</text:p>
          </table:table-cell>
          <table:table-cell office:value-type="string" table:style-name="ce7">
            <text:p>2547195883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" table:style-name="ce3">
            <text:p>198</text:p>
          </table:table-cell>
          <table:table-cell office:value-type="string" table:style-name="ce7">
            <text:p>2547927752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" table:style-name="ce3">
            <text:p>199</text:p>
          </table:table-cell>
          <table:table-cell office:value-type="string" table:style-name="ce7">
            <text:p>2547127851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" table:style-name="ce3">
            <text:p>200</text:p>
          </table:table-cell>
          <table:table-cell office:value-type="string" table:style-name="ce7">
            <text:p>2547225999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" table:style-name="ce3">
            <text:p>201</text:p>
          </table:table-cell>
          <table:table-cell office:value-type="string" table:style-name="ce7">
            <text:p>2547207877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" table:style-name="ce3">
            <text:p>202</text:p>
          </table:table-cell>
          <table:table-cell office:value-type="string" table:style-name="ce7">
            <text:p>2547249556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" table:style-name="ce3">
            <text:p>203</text:p>
          </table:table-cell>
          <table:table-cell office:value-type="string" table:style-name="ce7">
            <text:p>254711908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" table:style-name="ce3">
            <text:p>204</text:p>
          </table:table-cell>
          <table:table-cell office:value-type="string" table:style-name="ce7">
            <text:p>2547119857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" table:style-name="ce3">
            <text:p>205</text:p>
          </table:table-cell>
          <table:table-cell office:value-type="string" table:style-name="ce7">
            <text:p>2547113169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" table:style-name="ce3">
            <text:p>206</text:p>
          </table:table-cell>
          <table:table-cell office:value-type="string" table:style-name="ce7">
            <text:p>2547224981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" table:style-name="ce3">
            <text:p>207</text:p>
          </table:table-cell>
          <table:table-cell office:value-type="string" table:style-name="ce7">
            <text:p>2547427625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" table:style-name="ce3">
            <text:p>208</text:p>
          </table:table-cell>
          <table:table-cell office:value-type="string" table:style-name="ce7">
            <text:p>2547337298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" table:style-name="ce3">
            <text:p>209</text:p>
          </table:table-cell>
          <table:table-cell office:value-type="string" table:style-name="ce7">
            <text:p>2547214402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" table:style-name="ce3">
            <text:p>210</text:p>
          </table:table-cell>
          <table:table-cell office:value-type="string" table:style-name="ce7">
            <text:p>2547148150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" table:style-name="ce3">
            <text:p>211</text:p>
          </table:table-cell>
          <table:table-cell office:value-type="string" table:style-name="ce7">
            <text:p>2547133437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" table:style-name="ce3">
            <text:p>212</text:p>
          </table:table-cell>
          <table:table-cell office:value-type="string" table:style-name="ce7">
            <text:p>2547465272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" table:style-name="ce3">
            <text:p>213</text:p>
          </table:table-cell>
          <table:table-cell office:value-type="string" table:style-name="ce7">
            <text:p>2547258921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" table:style-name="ce3">
            <text:p>214</text:p>
          </table:table-cell>
          <table:table-cell office:value-type="string" table:style-name="ce7">
            <text:p>2547186798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" table:style-name="ce3">
            <text:p>215</text:p>
          </table:table-cell>
          <table:table-cell office:value-type="string" table:style-name="ce7">
            <text:p>2547284675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" table:style-name="ce3">
            <text:p>216</text:p>
          </table:table-cell>
          <table:table-cell office:value-type="string" table:style-name="ce7">
            <text:p>254719428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" table:style-name="ce3">
            <text:p>217</text:p>
          </table:table-cell>
          <table:table-cell office:value-type="string" table:style-name="ce7">
            <text:p>2547125299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" table:style-name="ce3">
            <text:p>218</text:p>
          </table:table-cell>
          <table:table-cell office:value-type="string" table:style-name="ce7">
            <text:p>2547274515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" table:style-name="ce3">
            <text:p>219</text:p>
          </table:table-cell>
          <table:table-cell office:value-type="string" table:style-name="ce7">
            <text:p>2547235084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" table:style-name="ce3">
            <text:p>220</text:p>
          </table:table-cell>
          <table:table-cell office:value-type="string" table:style-name="ce7">
            <text:p>254711100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" table:style-name="ce3">
            <text:p>221</text:p>
          </table:table-cell>
          <table:table-cell office:value-type="string" table:style-name="ce7">
            <text:p>2547114005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" table:style-name="ce3">
            <text:p>222</text:p>
          </table:table-cell>
          <table:table-cell office:value-type="string" table:style-name="ce7">
            <text:p>2541140050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" table:style-name="ce3">
            <text:p>223</text:p>
          </table:table-cell>
          <table:table-cell office:value-type="string" table:style-name="ce7">
            <text:p>254724271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" table:style-name="ce3">
            <text:p>224</text:p>
          </table:table-cell>
          <table:table-cell office:value-type="string" table:style-name="ce7">
            <text:p>2547224353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" table:style-name="ce3">
            <text:p>225</text:p>
          </table:table-cell>
          <table:table-cell office:value-type="string" table:style-name="ce7">
            <text:p>2547222187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" table:style-name="ce3">
            <text:p>226</text:p>
          </table:table-cell>
          <table:table-cell office:value-type="string" table:style-name="ce7">
            <text:p>2547288518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" table:style-name="ce3">
            <text:p>227</text:p>
          </table:table-cell>
          <table:table-cell office:value-type="string" table:style-name="ce7">
            <text:p>2547944014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" table:style-name="ce3">
            <text:p>228</text:p>
          </table:table-cell>
          <table:table-cell office:value-type="string" table:style-name="ce7">
            <text:p>2547128223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" table:style-name="ce3">
            <text:p>229</text:p>
          </table:table-cell>
          <table:table-cell office:value-type="string" table:style-name="ce7">
            <text:p>2547208778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" table:style-name="ce3">
            <text:p>230</text:p>
          </table:table-cell>
          <table:table-cell office:value-type="string" table:style-name="ce7">
            <text:p>2547036234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" table:style-name="ce3">
            <text:p>231</text:p>
          </table:table-cell>
          <table:table-cell office:value-type="string" table:style-name="ce7">
            <text:p>2547714805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" table:style-name="ce3">
            <text:p>232</text:p>
          </table:table-cell>
          <table:table-cell office:value-type="string" table:style-name="ce7">
            <text:p>2547201677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" table:style-name="ce3">
            <text:p>233</text:p>
          </table:table-cell>
          <table:table-cell office:value-type="string" table:style-name="ce7">
            <text:p>2547182913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" table:style-name="ce3">
            <text:p>234</text:p>
          </table:table-cell>
          <table:table-cell office:value-type="string" table:style-name="ce7">
            <text:p>2547434743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" table:style-name="ce3">
            <text:p>235</text:p>
          </table:table-cell>
          <table:table-cell office:value-type="string" table:style-name="ce7">
            <text:p>2547585504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" table:style-name="ce3">
            <text:p>236</text:p>
          </table:table-cell>
          <table:table-cell office:value-type="string" table:style-name="ce7">
            <text:p>2547026035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" table:style-name="ce3">
            <text:p>237</text:p>
          </table:table-cell>
          <table:table-cell office:value-type="string" table:style-name="ce7">
            <text:p>2547204597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" table:style-name="ce3">
            <text:p>238</text:p>
          </table:table-cell>
          <table:table-cell office:value-type="string" table:style-name="ce7">
            <text:p>2547104481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" table:style-name="ce3">
            <text:p>239</text:p>
          </table:table-cell>
          <table:table-cell office:value-type="string" table:style-name="ce7">
            <text:p>2547125218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" table:style-name="ce3">
            <text:p>240</text:p>
          </table:table-cell>
          <table:table-cell office:value-type="string" table:style-name="ce7">
            <text:p>2547223374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" table:style-name="ce3">
            <text:p>241</text:p>
          </table:table-cell>
          <table:table-cell office:value-type="string" table:style-name="ce7">
            <text:p>2547284647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" table:style-name="ce3">
            <text:p>242</text:p>
          </table:table-cell>
          <table:table-cell office:value-type="string" table:style-name="ce7">
            <text:p>2547191700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" table:style-name="ce3">
            <text:p>243</text:p>
          </table:table-cell>
          <table:table-cell office:value-type="string" table:style-name="ce7">
            <text:p>2547182722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" table:style-name="ce3">
            <text:p>244</text:p>
          </table:table-cell>
          <table:table-cell office:value-type="string" table:style-name="ce7">
            <text:p>2547966464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" table:style-name="ce3">
            <text:p>245</text:p>
          </table:table-cell>
          <table:table-cell office:value-type="string" table:style-name="ce7">
            <text:p>2547228374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" table:style-name="ce3">
            <text:p>246</text:p>
          </table:table-cell>
          <table:table-cell office:value-type="string" table:style-name="ce7">
            <text:p>2547127249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" table:style-name="ce3">
            <text:p>247</text:p>
          </table:table-cell>
          <table:table-cell office:value-type="string" table:style-name="ce7">
            <text:p>2547295368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" table:style-name="ce3">
            <text:p>248</text:p>
          </table:table-cell>
          <table:table-cell office:value-type="string" table:style-name="ce7">
            <text:p>2547273295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" table:style-name="ce3">
            <text:p>249</text:p>
          </table:table-cell>
          <table:table-cell office:value-type="string" table:style-name="ce7">
            <text:p>2547173608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" table:style-name="ce3">
            <text:p>250</text:p>
          </table:table-cell>
          <table:table-cell office:value-type="string" table:style-name="ce7">
            <text:p>2547714699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" table:style-name="ce3">
            <text:p>251</text:p>
          </table:table-cell>
          <table:table-cell office:value-type="string" table:style-name="ce7">
            <text:p>2547081616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" table:style-name="ce3">
            <text:p>252</text:p>
          </table:table-cell>
          <table:table-cell office:value-type="string" table:style-name="ce7">
            <text:p>2547292447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" table:style-name="ce3">
            <text:p>253</text:p>
          </table:table-cell>
          <table:table-cell office:value-type="string" table:style-name="ce7">
            <text:p>2547340602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" table:style-name="ce3">
            <text:p>254</text:p>
          </table:table-cell>
          <table:table-cell office:value-type="string" table:style-name="ce7">
            <text:p>2547219419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" table:style-name="ce3">
            <text:p>255</text:p>
          </table:table-cell>
          <table:table-cell office:value-type="string" table:style-name="ce7">
            <text:p>2547295323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" table:style-name="ce3">
            <text:p>256</text:p>
          </table:table-cell>
          <table:table-cell office:value-type="string" table:style-name="ce7">
            <text:p>2547687376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" table:style-name="ce3">
            <text:p>257</text:p>
          </table:table-cell>
          <table:table-cell office:value-type="string" table:style-name="ce7">
            <text:p>2547136652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" table:style-name="ce3">
            <text:p>258</text:p>
          </table:table-cell>
          <table:table-cell office:value-type="string" table:style-name="ce7">
            <text:p>2547208927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" table:style-name="ce3">
            <text:p>259</text:p>
          </table:table-cell>
          <table:table-cell office:value-type="string" table:style-name="ce7">
            <text:p>2547684269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" table:style-name="ce3">
            <text:p>260</text:p>
          </table:table-cell>
          <table:table-cell office:value-type="string" table:style-name="ce7">
            <text:p>2547594735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" table:style-name="ce3">
            <text:p>261</text:p>
          </table:table-cell>
          <table:table-cell office:value-type="string" table:style-name="ce7">
            <text:p>2547915908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" table:style-name="ce3">
            <text:p>262</text:p>
          </table:table-cell>
          <table:table-cell office:value-type="string" table:style-name="ce7">
            <text:p>2547277256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" table:style-name="ce3">
            <text:p>263</text:p>
          </table:table-cell>
          <table:table-cell office:value-type="string" table:style-name="ce7">
            <text:p>2547582120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" table:style-name="ce3">
            <text:p>264</text:p>
          </table:table-cell>
          <table:table-cell office:value-type="string" table:style-name="ce7">
            <text:p>2547274719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" table:style-name="ce3">
            <text:p>265</text:p>
          </table:table-cell>
          <table:table-cell office:value-type="string" table:style-name="ce7">
            <text:p>2547687889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" table:style-name="ce3">
            <text:p>266</text:p>
          </table:table-cell>
          <table:table-cell office:value-type="string" table:style-name="ce7">
            <text:p>2547121342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" table:style-name="ce3">
            <text:p>267</text:p>
          </table:table-cell>
          <table:table-cell office:value-type="string" table:style-name="ce7">
            <text:p>2547258983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" table:style-name="ce3">
            <text:p>268</text:p>
          </table:table-cell>
          <table:table-cell office:value-type="string" table:style-name="ce7">
            <text:p>2547080521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" table:style-name="ce3">
            <text:p>269</text:p>
          </table:table-cell>
          <table:table-cell office:value-type="string" table:style-name="ce7">
            <text:p>2547407142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" table:style-name="ce3">
            <text:p>270</text:p>
          </table:table-cell>
          <table:table-cell office:value-type="string" table:style-name="ce7">
            <text:p>2547204324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" table:style-name="ce3">
            <text:p>271</text:p>
          </table:table-cell>
          <table:table-cell office:value-type="string" table:style-name="ce7">
            <text:p>2547248816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" table:style-name="ce3">
            <text:p>272</text:p>
          </table:table-cell>
          <table:table-cell office:value-type="string" table:style-name="ce7">
            <text:p>2547223341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" table:style-name="ce3">
            <text:p>273</text:p>
          </table:table-cell>
          <table:table-cell office:value-type="string" table:style-name="ce7">
            <text:p>2547236280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" table:style-name="ce3">
            <text:p>274</text:p>
          </table:table-cell>
          <table:table-cell office:value-type="string" table:style-name="ce7">
            <text:p>2547991010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" table:style-name="ce3">
            <text:p>275</text:p>
          </table:table-cell>
          <table:table-cell office:value-type="string" table:style-name="ce7">
            <text:p>2547978344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" table:style-name="ce3">
            <text:p>276</text:p>
          </table:table-cell>
          <table:table-cell office:value-type="string" table:style-name="ce7">
            <text:p>2547206223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" table:style-name="ce3">
            <text:p>277</text:p>
          </table:table-cell>
          <table:table-cell office:value-type="string" table:style-name="ce7">
            <text:p>2547427032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" table:style-name="ce3">
            <text:p>278</text:p>
          </table:table-cell>
          <table:table-cell office:value-type="string" table:style-name="ce7">
            <text:p>2547684655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" table:style-name="ce3">
            <text:p>279</text:p>
          </table:table-cell>
          <table:table-cell office:value-type="string" table:style-name="ce7">
            <text:p>2547925649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" table:style-name="ce3">
            <text:p>280</text:p>
          </table:table-cell>
          <table:table-cell office:value-type="string" table:style-name="ce7">
            <text:p>2547011591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" table:style-name="ce3">
            <text:p>281</text:p>
          </table:table-cell>
          <table:table-cell office:value-type="string" table:style-name="ce7">
            <text:p>2547193904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" table:style-name="ce3">
            <text:p>282</text:p>
          </table:table-cell>
          <table:table-cell office:value-type="string" table:style-name="ce7">
            <text:p>2547396322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" table:style-name="ce3">
            <text:p>283</text:p>
          </table:table-cell>
          <table:table-cell office:value-type="string" table:style-name="ce7">
            <text:p>2547119529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" table:style-name="ce3">
            <text:p>284</text:p>
          </table:table-cell>
          <table:table-cell office:value-type="string" table:style-name="ce7">
            <text:p>2547145565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" table:style-name="ce3">
            <text:p>285</text:p>
          </table:table-cell>
          <table:table-cell office:value-type="string" table:style-name="ce7">
            <text:p>254795577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" table:style-name="ce3">
            <text:p>286</text:p>
          </table:table-cell>
          <table:table-cell office:value-type="string" table:style-name="ce7">
            <text:p>254748799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" table:style-name="ce3">
            <text:p>287</text:p>
          </table:table-cell>
          <table:table-cell office:value-type="string" table:style-name="ce7">
            <text:p>2547336116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" table:style-name="ce3">
            <text:p>288</text:p>
          </table:table-cell>
          <table:table-cell office:value-type="string" table:style-name="ce7">
            <text:p>2547219455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" table:style-name="ce3">
            <text:p>289</text:p>
          </table:table-cell>
          <table:table-cell office:value-type="string" table:style-name="ce7">
            <text:p>2547039468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" table:style-name="ce3">
            <text:p>290</text:p>
          </table:table-cell>
          <table:table-cell office:value-type="string" table:style-name="ce7">
            <text:p>2547142700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" table:style-name="ce3">
            <text:p>291</text:p>
          </table:table-cell>
          <table:table-cell office:value-type="string" table:style-name="ce7">
            <text:p>2547204424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" table:style-name="ce3">
            <text:p>292</text:p>
          </table:table-cell>
          <table:table-cell office:value-type="string" table:style-name="ce7">
            <text:p>2547283707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" table:style-name="ce3">
            <text:p>293</text:p>
          </table:table-cell>
          <table:table-cell office:value-type="string" table:style-name="ce7">
            <text:p>2547432749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" table:style-name="ce3">
            <text:p>294</text:p>
          </table:table-cell>
          <table:table-cell office:value-type="string" table:style-name="ce7">
            <text:p>2547022144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" table:style-name="ce3">
            <text:p>295</text:p>
          </table:table-cell>
          <table:table-cell office:value-type="string" table:style-name="ce7">
            <text:p>2547114964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" table:style-name="ce3">
            <text:p>296</text:p>
          </table:table-cell>
          <table:table-cell office:value-type="string" table:style-name="ce7">
            <text:p>2547215828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" table:style-name="ce3">
            <text:p>297</text:p>
          </table:table-cell>
          <table:table-cell office:value-type="string" table:style-name="ce7">
            <text:p>2547229599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" table:style-name="ce3">
            <text:p>298</text:p>
          </table:table-cell>
          <table:table-cell office:value-type="string" table:style-name="ce10">
            <text:p>2547349244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" table:style-name="ce3">
            <text:p>299</text:p>
          </table:table-cell>
          <table:table-cell office:value-type="string" table:style-name="ce7">
            <text:p>2547235307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" table:style-name="ce3">
            <text:p>300</text:p>
          </table:table-cell>
          <table:table-cell office:value-type="string" table:style-name="ce7">
            <text:p>2547246809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" table:style-name="ce3">
            <text:p>301</text:p>
          </table:table-cell>
          <table:table-cell office:value-type="string" table:style-name="ce7">
            <text:p>2547219348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" table:style-name="ce3">
            <text:p>302</text:p>
          </table:table-cell>
          <table:table-cell office:value-type="string" table:style-name="ce7">
            <text:p>2547227552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" table:style-name="ce3">
            <text:p>303</text:p>
          </table:table-cell>
          <table:table-cell office:value-type="string" table:style-name="ce7">
            <text:p>2547034163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" table:style-name="ce3">
            <text:p>304</text:p>
          </table:table-cell>
          <table:table-cell office:value-type="string" table:style-name="ce7">
            <text:p>2547214143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" table:style-name="ce3">
            <text:p>305</text:p>
          </table:table-cell>
          <table:table-cell office:value-type="string" table:style-name="ce7">
            <text:p>2547263988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" table:style-name="ce3">
            <text:p>306</text:p>
          </table:table-cell>
          <table:table-cell office:value-type="string" table:style-name="ce7">
            <text:p>2547223344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" table:style-name="ce3">
            <text:p>307</text:p>
          </table:table-cell>
          <table:table-cell office:value-type="string" table:style-name="ce7">
            <text:p>2547227968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" table:style-name="ce3">
            <text:p>308</text:p>
          </table:table-cell>
          <table:table-cell office:value-type="string" table:style-name="ce7">
            <text:p>2547286085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" table:style-name="ce3">
            <text:p>309</text:p>
          </table:table-cell>
          <table:table-cell office:value-type="string" table:style-name="ce7">
            <text:p>2547116537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" table:style-name="ce3">
            <text:p>310</text:p>
          </table:table-cell>
          <table:table-cell office:value-type="string" table:style-name="ce7">
            <text:p>254721488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" table:style-name="ce3">
            <text:p>311</text:p>
          </table:table-cell>
          <table:table-cell office:value-type="string" table:style-name="ce7">
            <text:p>2547102534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" table:style-name="ce3">
            <text:p>312</text:p>
          </table:table-cell>
          <table:table-cell office:value-type="string" table:style-name="ce7">
            <text:p>2547227790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" table:style-name="ce3">
            <text:p>313</text:p>
          </table:table-cell>
          <table:table-cell office:value-type="string" table:style-name="ce7">
            <text:p>2547227104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" table:style-name="ce3">
            <text:p>314</text:p>
          </table:table-cell>
          <table:table-cell office:value-type="string" table:style-name="ce7">
            <text:p>2547222279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" table:style-name="ce3">
            <text:p>315</text:p>
          </table:table-cell>
          <table:table-cell office:value-type="string" table:style-name="ce7">
            <text:p>2547265256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" table:style-name="ce3">
            <text:p>316</text:p>
          </table:table-cell>
          <table:table-cell office:value-type="string" table:style-name="ce7">
            <text:p>2547256258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" table:style-name="ce3">
            <text:p>317</text:p>
          </table:table-cell>
          <table:table-cell office:value-type="string" table:style-name="ce7">
            <text:p>2547298719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" table:style-name="ce3">
            <text:p>318</text:p>
          </table:table-cell>
          <table:table-cell office:value-type="string" table:style-name="ce7">
            <text:p>2547920661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" table:style-name="ce3">
            <text:p>319</text:p>
          </table:table-cell>
          <table:table-cell office:value-type="string" table:style-name="ce7">
            <text:p>2547227401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" table:style-name="ce3">
            <text:p>320</text:p>
          </table:table-cell>
          <table:table-cell office:value-type="string" table:style-name="ce7">
            <text:p>2547083943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" table:style-name="ce3">
            <text:p>321</text:p>
          </table:table-cell>
          <table:table-cell office:value-type="string" table:style-name="ce7">
            <text:p>2547013947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" table:style-name="ce3">
            <text:p>322</text:p>
          </table:table-cell>
          <table:table-cell office:value-type="string" table:style-name="ce7">
            <text:p>254723953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" table:style-name="ce3">
            <text:p>323</text:p>
          </table:table-cell>
          <table:table-cell office:value-type="string" table:style-name="ce7">
            <text:p>2547033414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" table:style-name="ce3">
            <text:p>324</text:p>
          </table:table-cell>
          <table:table-cell office:value-type="string" table:style-name="ce7">
            <text:p>2547404106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" table:style-name="ce3">
            <text:p>325</text:p>
          </table:table-cell>
          <table:table-cell office:value-type="string" table:style-name="ce7">
            <text:p>2547118361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" table:style-name="ce3">
            <text:p>326</text:p>
          </table:table-cell>
          <table:table-cell office:value-type="string" table:style-name="ce7">
            <text:p>2547211353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" table:style-name="ce3">
            <text:p>327</text:p>
          </table:table-cell>
          <table:table-cell office:value-type="string" table:style-name="ce7">
            <text:p>2547268301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" table:style-name="ce3">
            <text:p>328</text:p>
          </table:table-cell>
          <table:table-cell office:value-type="string" table:style-name="ce7">
            <text:p>2547228118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" table:style-name="ce3">
            <text:p>329</text:p>
          </table:table-cell>
          <table:table-cell office:value-type="string" table:style-name="ce7">
            <text:p>2547252046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" table:style-name="ce3">
            <text:p>330</text:p>
          </table:table-cell>
          <table:table-cell office:value-type="string" table:style-name="ce7">
            <text:p>2547227651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" table:style-name="ce3">
            <text:p>331</text:p>
          </table:table-cell>
          <table:table-cell office:value-type="string" table:style-name="ce7">
            <text:p>2547229621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" table:style-name="ce3">
            <text:p>332</text:p>
          </table:table-cell>
          <table:table-cell office:value-type="string" table:style-name="ce7">
            <text:p>2547226707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" table:style-name="ce3">
            <text:p>333</text:p>
          </table:table-cell>
          <table:table-cell office:value-type="string" table:style-name="ce7">
            <text:p>2547265338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" table:style-name="ce3">
            <text:p>334</text:p>
          </table:table-cell>
          <table:table-cell office:value-type="string" table:style-name="ce7">
            <text:p>254724217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" table:style-name="ce3">
            <text:p>335</text:p>
          </table:table-cell>
          <table:table-cell office:value-type="string" table:style-name="ce7">
            <text:p>2547255645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" table:style-name="ce3">
            <text:p>336</text:p>
          </table:table-cell>
          <table:table-cell office:value-type="string" table:style-name="ce7">
            <text:p>2547454053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" table:style-name="ce3">
            <text:p>337</text:p>
          </table:table-cell>
          <table:table-cell office:value-type="string" table:style-name="ce7">
            <text:p>2547268370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" table:style-name="ce3">
            <text:p>338</text:p>
          </table:table-cell>
          <table:table-cell office:value-type="string" table:style-name="ce7">
            <text:p>2547239678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" table:style-name="ce3">
            <text:p>339</text:p>
          </table:table-cell>
          <table:table-cell office:value-type="string" table:style-name="ce7">
            <text:p>2547224658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" table:style-name="ce3">
            <text:p>340</text:p>
          </table:table-cell>
          <table:table-cell office:value-type="string" table:style-name="ce7">
            <text:p>2547121339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" table:style-name="ce3">
            <text:p>341</text:p>
          </table:table-cell>
          <table:table-cell office:value-type="string" table:style-name="ce7">
            <text:p>2547252079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" table:style-name="ce3">
            <text:p>342</text:p>
          </table:table-cell>
          <table:table-cell office:value-type="string" table:style-name="ce7">
            <text:p>2547272293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" table:style-name="ce3">
            <text:p>343</text:p>
          </table:table-cell>
          <table:table-cell office:value-type="string" table:style-name="ce7">
            <text:p>254722606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" table:style-name="ce3">
            <text:p>344</text:p>
          </table:table-cell>
          <table:table-cell office:value-type="string" table:style-name="ce7">
            <text:p>2547245777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" table:style-name="ce3">
            <text:p>345</text:p>
          </table:table-cell>
          <table:table-cell office:value-type="string" table:style-name="ce7">
            <text:p>2547241071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" table:style-name="ce3">
            <text:p>346</text:p>
          </table:table-cell>
          <table:table-cell office:value-type="string" table:style-name="ce7">
            <text:p>2547216159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" table:style-name="ce3">
            <text:p>347</text:p>
          </table:table-cell>
          <table:table-cell office:value-type="string" table:style-name="ce7">
            <text:p>2547212373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" table:style-name="ce3">
            <text:p>348</text:p>
          </table:table-cell>
          <table:table-cell office:value-type="string" table:style-name="ce7">
            <text:p>2547106376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" table:style-name="ce3">
            <text:p>349</text:p>
          </table:table-cell>
          <table:table-cell office:value-type="string" table:style-name="ce7">
            <text:p>2547332669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" table:style-name="ce3">
            <text:p>350</text:p>
          </table:table-cell>
          <table:table-cell office:value-type="string" table:style-name="ce7">
            <text:p>2547232642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" table:style-name="ce3">
            <text:p>351</text:p>
          </table:table-cell>
          <table:table-cell office:value-type="string" table:style-name="ce7">
            <text:p>2547359022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" table:style-name="ce3">
            <text:p>352</text:p>
          </table:table-cell>
          <table:table-cell office:value-type="string" table:style-name="ce7">
            <text:p>2547961110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" table:style-name="ce3">
            <text:p>353</text:p>
          </table:table-cell>
          <table:table-cell office:value-type="string" table:style-name="ce7">
            <text:p>2547263794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" table:style-name="ce3">
            <text:p>354</text:p>
          </table:table-cell>
          <table:table-cell office:value-type="string" table:style-name="ce7">
            <text:p>2547186443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" table:style-name="ce3">
            <text:p>355</text:p>
          </table:table-cell>
          <table:table-cell office:value-type="string" table:style-name="ce7">
            <text:p>2547253473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" table:style-name="ce3">
            <text:p>356</text:p>
          </table:table-cell>
          <table:table-cell office:value-type="string" table:style-name="ce7">
            <text:p>2547289174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" table:style-name="ce3">
            <text:p>357</text:p>
          </table:table-cell>
          <table:table-cell office:value-type="string" table:style-name="ce7">
            <text:p>2547868665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" table:style-name="ce3">
            <text:p>358</text:p>
          </table:table-cell>
          <table:table-cell office:value-type="string" table:style-name="ce7">
            <text:p>2547224248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" table:style-name="ce3">
            <text:p>359</text:p>
          </table:table-cell>
          <table:table-cell office:value-type="string" table:style-name="ce7">
            <text:p>254726716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" table:style-name="ce3">
            <text:p>360</text:p>
          </table:table-cell>
          <table:table-cell office:value-type="string" table:style-name="ce7">
            <text:p>2547209190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" table:style-name="ce3">
            <text:p>361</text:p>
          </table:table-cell>
          <table:table-cell office:value-type="string" table:style-name="ce7">
            <text:p>2547218696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" table:style-name="ce3">
            <text:p>362</text:p>
          </table:table-cell>
          <table:table-cell office:value-type="string" table:style-name="ce7">
            <text:p>2547225866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" table:style-name="ce3">
            <text:p>363</text:p>
          </table:table-cell>
          <table:table-cell office:value-type="string" table:style-name="ce7">
            <text:p>254713188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" table:style-name="ce3">
            <text:p>364</text:p>
          </table:table-cell>
          <table:table-cell office:value-type="string" table:style-name="ce7">
            <text:p>2547223091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" table:style-name="ce3">
            <text:p>365</text:p>
          </table:table-cell>
          <table:table-cell office:value-type="string" table:style-name="ce7">
            <text:p>2547771100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" table:style-name="ce3">
            <text:p>366</text:p>
          </table:table-cell>
          <table:table-cell office:value-type="string" table:style-name="ce7">
            <text:p>2547207222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" table:style-name="ce3">
            <text:p>367</text:p>
          </table:table-cell>
          <table:table-cell office:value-type="string" table:style-name="ce7">
            <text:p>2547247484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" table:style-name="ce3">
            <text:p>368</text:p>
          </table:table-cell>
          <table:table-cell office:value-type="string" table:style-name="ce7">
            <text:p>2547216665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" table:style-name="ce3">
            <text:p>369</text:p>
          </table:table-cell>
          <table:table-cell office:value-type="string" table:style-name="ce7">
            <text:p>2547200644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" table:style-name="ce3">
            <text:p>370</text:p>
          </table:table-cell>
          <table:table-cell office:value-type="string" table:style-name="ce7">
            <text:p>2547186165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" table:style-name="ce3">
            <text:p>371</text:p>
          </table:table-cell>
          <table:table-cell office:value-type="string" table:style-name="ce7">
            <text:p>2547227483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" table:style-name="ce3">
            <text:p>372</text:p>
          </table:table-cell>
          <table:table-cell office:value-type="string" table:style-name="ce7">
            <text:p>2547111203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" table:style-name="ce3">
            <text:p>373</text:p>
          </table:table-cell>
          <table:table-cell office:value-type="string" table:style-name="ce7">
            <text:p>254710868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" table:style-name="ce3">
            <text:p>374</text:p>
          </table:table-cell>
          <table:table-cell office:value-type="string" table:style-name="ce7">
            <text:p>2547044481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" table:style-name="ce3">
            <text:p>375</text:p>
          </table:table-cell>
          <table:table-cell office:value-type="string" table:style-name="ce7">
            <text:p>2547049081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" table:style-name="ce3">
            <text:p>376</text:p>
          </table:table-cell>
          <table:table-cell office:value-type="string" table:style-name="ce7">
            <text:p>2547267756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" table:style-name="ce3">
            <text:p>377</text:p>
          </table:table-cell>
          <table:table-cell office:value-type="string" table:style-name="ce7">
            <text:p>254727792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" table:style-name="ce3">
            <text:p>378</text:p>
          </table:table-cell>
          <table:table-cell office:value-type="string" table:style-name="ce7">
            <text:p>254790022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" table:style-name="ce3">
            <text:p>379</text:p>
          </table:table-cell>
          <table:table-cell office:value-type="string" table:style-name="ce7">
            <text:p>2547900221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" table:style-name="ce3">
            <text:p>380</text:p>
          </table:table-cell>
          <table:table-cell office:value-type="string" table:style-name="ce7">
            <text:p>2547120848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" table:style-name="ce3">
            <text:p>381</text:p>
          </table:table-cell>
          <table:table-cell office:value-type="string" table:style-name="ce7">
            <text:p>2547023985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" table:style-name="ce3">
            <text:p>382</text:p>
          </table:table-cell>
          <table:table-cell office:value-type="string" table:style-name="ce7">
            <text:p>254722725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" table:style-name="ce3">
            <text:p>383</text:p>
          </table:table-cell>
          <table:table-cell office:value-type="string" table:style-name="ce7">
            <text:p>2547806782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" table:style-name="ce3">
            <text:p>384</text:p>
          </table:table-cell>
          <table:table-cell office:value-type="string" table:style-name="ce7">
            <text:p>2547288168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" table:style-name="ce3">
            <text:p>385</text:p>
          </table:table-cell>
          <table:table-cell office:value-type="string" table:style-name="ce7">
            <text:p>2547226246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" table:style-name="ce3">
            <text:p>386</text:p>
          </table:table-cell>
          <table:table-cell office:value-type="string" table:style-name="ce7">
            <text:p>2547271788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" table:style-name="ce3">
            <text:p>387</text:p>
          </table:table-cell>
          <table:table-cell office:value-type="string" table:style-name="ce7">
            <text:p>254722409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" table:style-name="ce3">
            <text:p>388</text:p>
          </table:table-cell>
          <table:table-cell office:value-type="string" table:style-name="ce7">
            <text:p>2547337175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" table:style-name="ce3">
            <text:p>389</text:p>
          </table:table-cell>
          <table:table-cell office:value-type="string" table:style-name="ce7">
            <text:p>2547111665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" table:style-name="ce3">
            <text:p>390</text:p>
          </table:table-cell>
          <table:table-cell office:value-type="string" table:style-name="ce7">
            <text:p>2547213432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" table:style-name="ce3">
            <text:p>391</text:p>
          </table:table-cell>
          <table:table-cell office:value-type="string" table:style-name="ce7">
            <text:p>2547249206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" table:style-name="ce3">
            <text:p>392</text:p>
          </table:table-cell>
          <table:table-cell office:value-type="string" table:style-name="ce7">
            <text:p>2547222106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" table:style-name="ce3">
            <text:p>393</text:p>
          </table:table-cell>
          <table:table-cell office:value-type="string" table:style-name="ce7">
            <text:p>254723707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" table:style-name="ce3">
            <text:p>394</text:p>
          </table:table-cell>
          <table:table-cell office:value-type="string" table:style-name="ce7">
            <text:p>2547217492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" table:style-name="ce3">
            <text:p>395</text:p>
          </table:table-cell>
          <table:table-cell office:value-type="string" table:style-name="ce7">
            <text:p>2547046317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" table:style-name="ce3">
            <text:p>396</text:p>
          </table:table-cell>
          <table:table-cell office:value-type="string" table:style-name="ce7">
            <text:p>2547201450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" table:style-name="ce3">
            <text:p>397</text:p>
          </table:table-cell>
          <table:table-cell office:value-type="string" table:style-name="ce7">
            <text:p>2547350955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" table:style-name="ce3">
            <text:p>398</text:p>
          </table:table-cell>
          <table:table-cell office:value-type="string" table:style-name="ce7">
            <text:p>2547206625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" table:style-name="ce3">
            <text:p>399</text:p>
          </table:table-cell>
          <table:table-cell office:value-type="string" table:style-name="ce7">
            <text:p>2547211411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" table:style-name="ce3">
            <text:p>400</text:p>
          </table:table-cell>
          <table:table-cell office:value-type="string" table:style-name="ce7">
            <text:p>2547235107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" table:style-name="ce3">
            <text:p>401</text:p>
          </table:table-cell>
          <table:table-cell office:value-type="string" table:style-name="ce7">
            <text:p>2547214320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" table:style-name="ce3">
            <text:p>402</text:p>
          </table:table-cell>
          <table:table-cell office:value-type="string" table:style-name="ce7">
            <text:p>254720274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" table:style-name="ce3">
            <text:p>403</text:p>
          </table:table-cell>
          <table:table-cell office:value-type="string" table:style-name="ce7">
            <text:p>2547213377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" table:style-name="ce3">
            <text:p>404</text:p>
          </table:table-cell>
          <table:table-cell office:value-type="string" table:style-name="ce7">
            <text:p>2547909830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" table:style-name="ce3">
            <text:p>405</text:p>
          </table:table-cell>
          <table:table-cell office:value-type="string" table:style-name="ce7">
            <text:p>2547044621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" table:style-name="ce3">
            <text:p>406</text:p>
          </table:table-cell>
          <table:table-cell office:value-type="string" table:style-name="ce7">
            <text:p>254729221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" table:style-name="ce3">
            <text:p>407</text:p>
          </table:table-cell>
          <table:table-cell office:value-type="string" table:style-name="ce7">
            <text:p>2547244383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" table:style-name="ce3">
            <text:p>408</text:p>
          </table:table-cell>
          <table:table-cell office:value-type="string" table:style-name="ce7">
            <text:p>254724767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" table:style-name="ce3">
            <text:p>409</text:p>
          </table:table-cell>
          <table:table-cell office:value-type="string" table:style-name="ce7">
            <text:p>2547259831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" table:style-name="ce3">
            <text:p>410</text:p>
          </table:table-cell>
          <table:table-cell office:value-type="string" table:style-name="ce7">
            <text:p>2547355692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" table:style-name="ce3">
            <text:p>411</text:p>
          </table:table-cell>
          <table:table-cell office:value-type="string" table:style-name="ce7">
            <text:p>2547223055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" table:style-name="ce3">
            <text:p>412</text:p>
          </table:table-cell>
          <table:table-cell office:value-type="string" table:style-name="ce7">
            <text:p>2547269320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" table:style-name="ce3">
            <text:p>413</text:p>
          </table:table-cell>
          <table:table-cell office:value-type="string" table:style-name="ce7">
            <text:p>254733610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" table:style-name="ce3">
            <text:p>414</text:p>
          </table:table-cell>
          <table:table-cell office:value-type="string" table:style-name="ce7">
            <text:p>2547042215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" table:style-name="ce3">
            <text:p>415</text:p>
          </table:table-cell>
          <table:table-cell office:value-type="string" table:style-name="ce7">
            <text:p>2547389060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" table:style-name="ce3">
            <text:p>416</text:p>
          </table:table-cell>
          <table:table-cell office:value-type="string" table:style-name="ce7">
            <text:p>2547235629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" table:style-name="ce3">
            <text:p>417</text:p>
          </table:table-cell>
          <table:table-cell office:value-type="string" table:style-name="ce7">
            <text:p>2547177511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" table:style-name="ce3">
            <text:p>418</text:p>
          </table:table-cell>
          <table:table-cell office:value-type="string" table:style-name="ce7">
            <text:p>2547224374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" table:style-name="ce3">
            <text:p>419</text:p>
          </table:table-cell>
          <table:table-cell office:value-type="string" table:style-name="ce7">
            <text:p>2547623600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" table:style-name="ce3">
            <text:p>420</text:p>
          </table:table-cell>
          <table:table-cell office:value-type="string" table:style-name="ce7">
            <text:p>2547228716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" table:style-name="ce3">
            <text:p>421</text:p>
          </table:table-cell>
          <table:table-cell office:value-type="string" table:style-name="ce7">
            <text:p>2547003263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" table:style-name="ce3">
            <text:p>422</text:p>
          </table:table-cell>
          <table:table-cell office:value-type="string" table:style-name="ce7">
            <text:p>254792926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" table:style-name="ce3">
            <text:p>423</text:p>
          </table:table-cell>
          <table:table-cell office:value-type="string" table:style-name="ce7">
            <text:p>2547904732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" table:style-name="ce3">
            <text:p>424</text:p>
          </table:table-cell>
          <table:table-cell office:value-type="string" table:style-name="ce7">
            <text:p>2547238025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" table:style-name="ce3">
            <text:p>425</text:p>
          </table:table-cell>
          <table:table-cell office:value-type="string" table:style-name="ce7">
            <text:p>2547227457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" table:style-name="ce3">
            <text:p>426</text:p>
          </table:table-cell>
          <table:table-cell office:value-type="string" table:style-name="ce7">
            <text:p>2547208333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" table:style-name="ce3">
            <text:p>427</text:p>
          </table:table-cell>
          <table:table-cell office:value-type="string" table:style-name="ce7">
            <text:p>2547298892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" table:style-name="ce3">
            <text:p>428</text:p>
          </table:table-cell>
          <table:table-cell office:value-type="string" table:style-name="ce7">
            <text:p>254722676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" table:style-name="ce3">
            <text:p>429</text:p>
          </table:table-cell>
          <table:table-cell office:value-type="string" table:style-name="ce7">
            <text:p>2547224365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" table:style-name="ce3">
            <text:p>430</text:p>
          </table:table-cell>
          <table:table-cell office:value-type="string" table:style-name="ce7">
            <text:p>2547256257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" table:style-name="ce3">
            <text:p>431</text:p>
          </table:table-cell>
          <table:table-cell office:value-type="string" table:style-name="ce7">
            <text:p>2547337470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" table:style-name="ce3">
            <text:p>432</text:p>
          </table:table-cell>
          <table:table-cell office:value-type="string" table:style-name="ce7">
            <text:p>2547225186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" table:style-name="ce3">
            <text:p>433</text:p>
          </table:table-cell>
          <table:table-cell office:value-type="string" table:style-name="ce7">
            <text:p>2547217201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" table:style-name="ce3">
            <text:p>434</text:p>
          </table:table-cell>
          <table:table-cell office:value-type="string" table:style-name="ce7">
            <text:p>2547957416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" table:style-name="ce3">
            <text:p>435</text:p>
          </table:table-cell>
          <table:table-cell office:value-type="string" table:style-name="ce7">
            <text:p>2547020068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" table:style-name="ce3">
            <text:p>436</text:p>
          </table:table-cell>
          <table:table-cell office:value-type="string" table:style-name="ce7">
            <text:p>254723786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" table:style-name="ce3">
            <text:p>437</text:p>
          </table:table-cell>
          <table:table-cell office:value-type="string" table:style-name="ce7">
            <text:p>2547223601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" table:style-name="ce3">
            <text:p>438</text:p>
          </table:table-cell>
          <table:table-cell office:value-type="string" table:style-name="ce7">
            <text:p>2547119322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" table:style-name="ce3">
            <text:p>439</text:p>
          </table:table-cell>
          <table:table-cell office:value-type="string" table:style-name="ce7">
            <text:p>254703235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" table:style-name="ce3">
            <text:p>440</text:p>
          </table:table-cell>
          <table:table-cell office:value-type="string" table:style-name="ce7">
            <text:p>254724969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" table:style-name="ce3">
            <text:p>441</text:p>
          </table:table-cell>
          <table:table-cell office:value-type="string" table:style-name="ce7">
            <text:p>2547227419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" table:style-name="ce3">
            <text:p>442</text:p>
          </table:table-cell>
          <table:table-cell office:value-type="string" table:style-name="ce7">
            <text:p>2547085512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" table:style-name="ce3">
            <text:p>443</text:p>
          </table:table-cell>
          <table:table-cell office:value-type="string" table:style-name="ce7">
            <text:p>2547224997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" table:style-name="ce3">
            <text:p>444</text:p>
          </table:table-cell>
          <table:table-cell office:value-type="string" table:style-name="ce7">
            <text:p>2547214126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" table:style-name="ce3">
            <text:p>445</text:p>
          </table:table-cell>
          <table:table-cell office:value-type="string" table:style-name="ce7">
            <text:p>2547227583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" table:style-name="ce3">
            <text:p>446</text:p>
          </table:table-cell>
          <table:table-cell office:value-type="string" table:style-name="ce7">
            <text:p>2547221118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" table:style-name="ce3">
            <text:p>447</text:p>
          </table:table-cell>
          <table:table-cell office:value-type="string" table:style-name="ce7">
            <text:p>2547595961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" table:style-name="ce3">
            <text:p>448</text:p>
          </table:table-cell>
          <table:table-cell office:value-type="string" table:style-name="ce7">
            <text:p>2547218142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" table:style-name="ce3">
            <text:p>449</text:p>
          </table:table-cell>
          <table:table-cell office:value-type="string" table:style-name="ce7">
            <text:p>2547187827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" table:style-name="ce3">
            <text:p>450</text:p>
          </table:table-cell>
          <table:table-cell office:value-type="string" table:style-name="ce7">
            <text:p>2547259805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" table:style-name="ce3">
            <text:p>451</text:p>
          </table:table-cell>
          <table:table-cell office:value-type="string" table:style-name="ce7">
            <text:p>2547224684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" table:style-name="ce3">
            <text:p>452</text:p>
          </table:table-cell>
          <table:table-cell office:value-type="string" table:style-name="ce7">
            <text:p>2547262238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" table:style-name="ce3">
            <text:p>453</text:p>
          </table:table-cell>
          <table:table-cell office:value-type="string" table:style-name="ce7">
            <text:p>2547241531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" table:style-name="ce3">
            <text:p>454</text:p>
          </table:table-cell>
          <table:table-cell office:value-type="string" table:style-name="ce7">
            <text:p>2547006446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" table:style-name="ce3">
            <text:p>455</text:p>
          </table:table-cell>
          <table:table-cell office:value-type="string" table:style-name="ce7">
            <text:p>2547228573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" table:style-name="ce3">
            <text:p>456</text:p>
          </table:table-cell>
          <table:table-cell office:value-type="string" table:style-name="ce7">
            <text:p>2547280029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" table:style-name="ce3">
            <text:p>457</text:p>
          </table:table-cell>
          <table:table-cell office:value-type="string" table:style-name="ce7">
            <text:p>2547222784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" table:style-name="ce3">
            <text:p>458</text:p>
          </table:table-cell>
          <table:table-cell office:value-type="string" table:style-name="ce7">
            <text:p>2547208981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" table:style-name="ce3">
            <text:p>459</text:p>
          </table:table-cell>
          <table:table-cell office:value-type="string" table:style-name="ce7">
            <text:p>2547461177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" table:style-name="ce3">
            <text:p>460</text:p>
          </table:table-cell>
          <table:table-cell office:value-type="string" table:style-name="ce7">
            <text:p>2547419190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" table:style-name="ce3">
            <text:p>461</text:p>
          </table:table-cell>
          <table:table-cell office:value-type="string" table:style-name="ce7">
            <text:p>254702830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" table:style-name="ce3">
            <text:p>462</text:p>
          </table:table-cell>
          <table:table-cell office:value-type="string" table:style-name="ce7">
            <text:p>2547696560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" table:style-name="ce3">
            <text:p>463</text:p>
          </table:table-cell>
          <table:table-cell office:value-type="string" table:style-name="ce7">
            <text:p>2547207414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" table:style-name="ce3">
            <text:p>464</text:p>
          </table:table-cell>
          <table:table-cell office:value-type="string" table:style-name="ce7">
            <text:p>2547204900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" table:style-name="ce3">
            <text:p>465</text:p>
          </table:table-cell>
          <table:table-cell office:value-type="string" table:style-name="ce7">
            <text:p>2547290081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" table:style-name="ce3">
            <text:p>466</text:p>
          </table:table-cell>
          <table:table-cell office:value-type="string" table:style-name="ce7">
            <text:p>2547004180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" table:style-name="ce3">
            <text:p>467</text:p>
          </table:table-cell>
          <table:table-cell office:value-type="string" table:style-name="ce7">
            <text:p>254702436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" table:style-name="ce3">
            <text:p>468</text:p>
          </table:table-cell>
          <table:table-cell office:value-type="string" table:style-name="ce7">
            <text:p>2547053004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" table:style-name="ce3">
            <text:p>469</text:p>
          </table:table-cell>
          <table:table-cell office:value-type="string" table:style-name="ce7">
            <text:p>2547997649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" table:style-name="ce3">
            <text:p>470</text:p>
          </table:table-cell>
          <table:table-cell office:value-type="string" table:style-name="ce7">
            <text:p>2547204026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" table:style-name="ce3">
            <text:p>471</text:p>
          </table:table-cell>
          <table:table-cell office:value-type="string" table:style-name="ce7">
            <text:p>2547390075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" table:style-name="ce3">
            <text:p>472</text:p>
          </table:table-cell>
          <table:table-cell office:value-type="string" table:style-name="ce7">
            <text:p>2547659874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" table:style-name="ce3">
            <text:p>473</text:p>
          </table:table-cell>
          <table:table-cell office:value-type="string" table:style-name="ce7">
            <text:p>2547233536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" table:style-name="ce3">
            <text:p>474</text:p>
          </table:table-cell>
          <table:table-cell office:value-type="string" table:style-name="ce7">
            <text:p>254710358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" table:style-name="ce3">
            <text:p>475</text:p>
          </table:table-cell>
          <table:table-cell office:value-type="string" table:style-name="ce7">
            <text:p>2547201008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" table:style-name="ce3">
            <text:p>476</text:p>
          </table:table-cell>
          <table:table-cell office:value-type="string" table:style-name="ce7">
            <text:p>2547233369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" table:style-name="ce3">
            <text:p>477</text:p>
          </table:table-cell>
          <table:table-cell office:value-type="string" table:style-name="ce7">
            <text:p>2547336042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" table:style-name="ce3">
            <text:p>478</text:p>
          </table:table-cell>
          <table:table-cell office:value-type="string" table:style-name="ce7">
            <text:p>2547772926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" table:style-name="ce3">
            <text:p>479</text:p>
          </table:table-cell>
          <table:table-cell office:value-type="string" table:style-name="ce7">
            <text:p>2547229819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" table:style-name="ce3">
            <text:p>480</text:p>
          </table:table-cell>
          <table:table-cell office:value-type="string" table:style-name="ce7">
            <text:p>2547347000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1" table:style-name="ce3">
            <text:p>481</text:p>
          </table:table-cell>
          <table:table-cell office:value-type="string" table:style-name="ce7">
            <text:p>254718887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2" table:style-name="ce3">
            <text:p>482</text:p>
          </table:table-cell>
          <table:table-cell office:value-type="string" table:style-name="ce7">
            <text:p>2547238373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" table:style-name="ce3">
            <text:p>483</text:p>
          </table:table-cell>
          <table:table-cell office:value-type="string" table:style-name="ce7">
            <text:p>2547236068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" table:style-name="ce3">
            <text:p>484</text:p>
          </table:table-cell>
          <table:table-cell office:value-type="string" table:style-name="ce7">
            <text:p>2547206330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" table:style-name="ce3">
            <text:p>485</text:p>
          </table:table-cell>
          <table:table-cell office:value-type="string" table:style-name="ce7">
            <text:p>2547223851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" table:style-name="ce3">
            <text:p>486</text:p>
          </table:table-cell>
          <table:table-cell office:value-type="string" table:style-name="ce7">
            <text:p>2547244799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" table:style-name="ce3">
            <text:p>487</text:p>
          </table:table-cell>
          <table:table-cell office:value-type="string" table:style-name="ce7">
            <text:p>2547254395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" table:style-name="ce3">
            <text:p>488</text:p>
          </table:table-cell>
          <table:table-cell office:value-type="string" table:style-name="ce7">
            <text:p>2547692484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" table:style-name="ce3">
            <text:p>489</text:p>
          </table:table-cell>
          <table:table-cell office:value-type="string" table:style-name="ce7">
            <text:p>2547213495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" table:style-name="ce3">
            <text:p>490</text:p>
          </table:table-cell>
          <table:table-cell office:value-type="string" table:style-name="ce7">
            <text:p>2547297316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" table:style-name="ce3">
            <text:p>491</text:p>
          </table:table-cell>
          <table:table-cell office:value-type="string" table:style-name="ce7">
            <text:p>2547263290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" table:style-name="ce3">
            <text:p>492</text:p>
          </table:table-cell>
          <table:table-cell office:value-type="string" table:style-name="ce7">
            <text:p>2547686432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" table:style-name="ce3">
            <text:p>493</text:p>
          </table:table-cell>
          <table:table-cell office:value-type="string" table:style-name="ce7">
            <text:p>2547983943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" table:style-name="ce3">
            <text:p>494</text:p>
          </table:table-cell>
          <table:table-cell office:value-type="string" table:style-name="ce7">
            <text:p>2547356755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" table:style-name="ce3">
            <text:p>495</text:p>
          </table:table-cell>
          <table:table-cell office:value-type="string" table:style-name="ce7">
            <text:p>2547155478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6" table:style-name="ce3">
            <text:p>496</text:p>
          </table:table-cell>
          <table:table-cell office:value-type="string" table:style-name="ce7">
            <text:p>2547131086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7" table:style-name="ce3">
            <text:p>497</text:p>
          </table:table-cell>
          <table:table-cell office:value-type="string" table:style-name="ce7">
            <text:p>2547223724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8" table:style-name="ce3">
            <text:p>498</text:p>
          </table:table-cell>
          <table:table-cell office:value-type="string" table:style-name="ce7">
            <text:p>2547289366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" table:style-name="ce3">
            <text:p>499</text:p>
          </table:table-cell>
          <table:table-cell office:value-type="string" table:style-name="ce7">
            <text:p>2547772936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" table:style-name="ce3">
            <text:p>500</text:p>
          </table:table-cell>
          <table:table-cell office:value-type="string" table:style-name="ce7">
            <text:p>2547214970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1" table:style-name="ce3">
            <text:p>501</text:p>
          </table:table-cell>
          <table:table-cell office:value-type="string" table:style-name="ce7">
            <text:p>2547237017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2" table:style-name="ce3">
            <text:p>502</text:p>
          </table:table-cell>
          <table:table-cell office:value-type="string" table:style-name="ce7">
            <text:p>2547278813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3" table:style-name="ce3">
            <text:p>503</text:p>
          </table:table-cell>
          <table:table-cell office:value-type="string" table:style-name="ce7">
            <text:p>2547986816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4" table:style-name="ce3">
            <text:p>504</text:p>
          </table:table-cell>
          <table:table-cell office:value-type="string" table:style-name="ce7">
            <text:p>2547225226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5" table:style-name="ce3">
            <text:p>505</text:p>
          </table:table-cell>
          <table:table-cell office:value-type="string" table:style-name="ce7">
            <text:p>254705154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6" table:style-name="ce3">
            <text:p>506</text:p>
          </table:table-cell>
          <table:table-cell office:value-type="string" table:style-name="ce7">
            <text:p>2547187352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7" table:style-name="ce3">
            <text:p>507</text:p>
          </table:table-cell>
          <table:table-cell office:value-type="string" table:style-name="ce7">
            <text:p>2547287854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8" table:style-name="ce3">
            <text:p>508</text:p>
          </table:table-cell>
          <table:table-cell office:value-type="string" table:style-name="ce7">
            <text:p>2547961779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9" table:style-name="ce3">
            <text:p>509</text:p>
          </table:table-cell>
          <table:table-cell office:value-type="string" table:style-name="ce7">
            <text:p>2547227707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0" table:style-name="ce3">
            <text:p>510</text:p>
          </table:table-cell>
          <table:table-cell office:value-type="string" table:style-name="ce7">
            <text:p>254720013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1" table:style-name="ce3">
            <text:p>511</text:p>
          </table:table-cell>
          <table:table-cell office:value-type="string" table:style-name="ce7">
            <text:p>2547259338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2" table:style-name="ce3">
            <text:p>512</text:p>
          </table:table-cell>
          <table:table-cell office:value-type="string" table:style-name="ce7">
            <text:p>2547410641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3" table:style-name="ce3">
            <text:p>513</text:p>
          </table:table-cell>
          <table:table-cell office:value-type="string" table:style-name="ce7">
            <text:p>2547216073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4" table:style-name="ce3">
            <text:p>514</text:p>
          </table:table-cell>
          <table:table-cell office:value-type="string" table:style-name="ce7">
            <text:p>2547925835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5" table:style-name="ce3">
            <text:p>515</text:p>
          </table:table-cell>
          <table:table-cell office:value-type="string" table:style-name="ce7">
            <text:p>2547154403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6" table:style-name="ce3">
            <text:p>516</text:p>
          </table:table-cell>
          <table:table-cell office:value-type="string" table:style-name="ce7">
            <text:p>2547228778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7" table:style-name="ce3">
            <text:p>517</text:p>
          </table:table-cell>
          <table:table-cell office:value-type="string" table:style-name="ce7">
            <text:p>2547890255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8" table:style-name="ce3">
            <text:p>518</text:p>
          </table:table-cell>
          <table:table-cell office:value-type="string" table:style-name="ce7">
            <text:p>2547076146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9" table:style-name="ce3">
            <text:p>519</text:p>
          </table:table-cell>
          <table:table-cell office:value-type="string" table:style-name="ce7">
            <text:p>254748395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0" table:style-name="ce3">
            <text:p>520</text:p>
          </table:table-cell>
          <table:table-cell office:value-type="string" table:style-name="ce7">
            <text:p>254704333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1" table:style-name="ce3">
            <text:p>521</text:p>
          </table:table-cell>
          <table:table-cell office:value-type="string" table:style-name="ce7">
            <text:p>2547078831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2" table:style-name="ce3">
            <text:p>522</text:p>
          </table:table-cell>
          <table:table-cell office:value-type="string" table:style-name="ce7">
            <text:p>2547211551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3" table:style-name="ce3">
            <text:p>523</text:p>
          </table:table-cell>
          <table:table-cell office:value-type="string" table:style-name="ce7">
            <text:p>2547212531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4" table:style-name="ce3">
            <text:p>524</text:p>
          </table:table-cell>
          <table:table-cell office:value-type="string" table:style-name="ce7">
            <text:p>2547214788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5" table:style-name="ce3">
            <text:p>525</text:p>
          </table:table-cell>
          <table:table-cell office:value-type="string" table:style-name="ce7">
            <text:p>2547225306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6" table:style-name="ce3">
            <text:p>526</text:p>
          </table:table-cell>
          <table:table-cell office:value-type="string" table:style-name="ce7">
            <text:p>2547226380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7" table:style-name="ce3">
            <text:p>527</text:p>
          </table:table-cell>
          <table:table-cell office:value-type="string" table:style-name="ce7">
            <text:p>2547297147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8" table:style-name="ce3">
            <text:p>528</text:p>
          </table:table-cell>
          <table:table-cell office:value-type="string" table:style-name="ce7">
            <text:p>2547248189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9" table:style-name="ce3">
            <text:p>529</text:p>
          </table:table-cell>
          <table:table-cell office:value-type="string" table:style-name="ce7">
            <text:p>2547225254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0" table:style-name="ce3">
            <text:p>530</text:p>
          </table:table-cell>
          <table:table-cell office:value-type="string" table:style-name="ce7">
            <text:p>2547285041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1" table:style-name="ce3">
            <text:p>531</text:p>
          </table:table-cell>
          <table:table-cell office:value-type="string" table:style-name="ce7">
            <text:p>2547111611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2" table:style-name="ce3">
            <text:p>532</text:p>
          </table:table-cell>
          <table:table-cell office:value-type="string" table:style-name="ce7">
            <text:p>2547296976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3" table:style-name="ce3">
            <text:p>533</text:p>
          </table:table-cell>
          <table:table-cell office:value-type="string" table:style-name="ce7">
            <text:p>2547227118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4" table:style-name="ce3">
            <text:p>534</text:p>
          </table:table-cell>
          <table:table-cell office:value-type="float" office:value="254710485273" table:style-name="ce7">
            <text:p>2547104852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5" table:style-name="ce3">
            <text:p>535</text:p>
          </table:table-cell>
          <table:table-cell office:value-type="string" table:style-name="ce7">
            <text:p>2547223663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6" table:style-name="ce3">
            <text:p>536</text:p>
          </table:table-cell>
          <table:table-cell office:value-type="string" table:style-name="ce7">
            <text:p>2547224334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7" table:style-name="ce3">
            <text:p>537</text:p>
          </table:table-cell>
          <table:table-cell office:value-type="string" table:style-name="ce7">
            <text:p>2547211059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8" table:style-name="ce3">
            <text:p>538</text:p>
          </table:table-cell>
          <table:table-cell office:value-type="string" table:style-name="ce7">
            <text:p>2547229918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9" table:style-name="ce3">
            <text:p>539</text:p>
          </table:table-cell>
          <table:table-cell office:value-type="string" table:style-name="ce7">
            <text:p>2547160533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0" table:style-name="ce3">
            <text:p>540</text:p>
          </table:table-cell>
          <table:table-cell office:value-type="string" table:style-name="ce7">
            <text:p>2547217294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1" table:style-name="ce3">
            <text:p>541</text:p>
          </table:table-cell>
          <table:table-cell office:value-type="string" table:style-name="ce7">
            <text:p>2547152230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2" table:style-name="ce3">
            <text:p>542</text:p>
          </table:table-cell>
          <table:table-cell office:value-type="string" table:style-name="ce7">
            <text:p>2547148032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3" table:style-name="ce3">
            <text:p>543</text:p>
          </table:table-cell>
          <table:table-cell office:value-type="string" table:style-name="ce7">
            <text:p>2547213064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4" table:style-name="ce3">
            <text:p>544</text:p>
          </table:table-cell>
          <table:table-cell office:value-type="string" table:style-name="ce7">
            <text:p>2547221665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5" table:style-name="ce3">
            <text:p>545</text:p>
          </table:table-cell>
          <table:table-cell office:value-type="string" table:style-name="ce7">
            <text:p>2547234284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6" table:style-name="ce3">
            <text:p>546</text:p>
          </table:table-cell>
          <table:table-cell office:value-type="string" table:style-name="ce7">
            <text:p>2547255815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7" table:style-name="ce3">
            <text:p>547</text:p>
          </table:table-cell>
          <table:table-cell office:value-type="string" table:style-name="ce7">
            <text:p>2547263600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8" table:style-name="ce3">
            <text:p>548</text:p>
          </table:table-cell>
          <table:table-cell office:value-type="string" table:style-name="ce7">
            <text:p>2547043334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9" table:style-name="ce3">
            <text:p>549</text:p>
          </table:table-cell>
          <table:table-cell office:value-type="string" table:style-name="ce7">
            <text:p>2547272382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0" table:style-name="ce3">
            <text:p>550</text:p>
          </table:table-cell>
          <table:table-cell office:value-type="string" table:style-name="ce7">
            <text:p>2547072211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1" table:style-name="ce3">
            <text:p>551</text:p>
          </table:table-cell>
          <table:table-cell office:value-type="string" table:style-name="ce7">
            <text:p>2547208838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2" table:style-name="ce3">
            <text:p>552</text:p>
          </table:table-cell>
          <table:table-cell office:value-type="string" table:style-name="ce7">
            <text:p>2547106983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3" table:style-name="ce3">
            <text:p>553</text:p>
          </table:table-cell>
          <table:table-cell office:value-type="string" table:style-name="ce7">
            <text:p>254720557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4" table:style-name="ce3">
            <text:p>554</text:p>
          </table:table-cell>
          <table:table-cell office:value-type="string" table:style-name="ce7">
            <text:p>2547225999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5" table:style-name="ce3">
            <text:p>555</text:p>
          </table:table-cell>
          <table:table-cell office:value-type="string" table:style-name="ce7">
            <text:p>2547102600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6" table:style-name="ce3">
            <text:p>556</text:p>
          </table:table-cell>
          <table:table-cell office:value-type="string" table:style-name="ce7">
            <text:p>2547239252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7" table:style-name="ce3">
            <text:p>557</text:p>
          </table:table-cell>
          <table:table-cell office:value-type="string" table:style-name="ce7">
            <text:p>2547192047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8" table:style-name="ce3">
            <text:p>558</text:p>
          </table:table-cell>
          <table:table-cell office:value-type="string" table:style-name="ce7">
            <text:p>2547367985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9" table:style-name="ce3">
            <text:p>559</text:p>
          </table:table-cell>
          <table:table-cell office:value-type="string" table:style-name="ce7">
            <text:p>2547242729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0" table:style-name="ce3">
            <text:p>560</text:p>
          </table:table-cell>
          <table:table-cell office:value-type="string" table:style-name="ce7">
            <text:p>2547147172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1" table:style-name="ce3">
            <text:p>561</text:p>
          </table:table-cell>
          <table:table-cell office:value-type="string" table:style-name="ce7">
            <text:p>2547209417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2" table:style-name="ce3">
            <text:p>562</text:p>
          </table:table-cell>
          <table:table-cell office:value-type="string" table:style-name="ce7">
            <text:p>2547960347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3" table:style-name="ce3">
            <text:p>563</text:p>
          </table:table-cell>
          <table:table-cell office:value-type="string" table:style-name="ce7">
            <text:p>2547299640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4" table:style-name="ce3">
            <text:p>564</text:p>
          </table:table-cell>
          <table:table-cell office:value-type="string" table:style-name="ce7">
            <text:p>2547223238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5" table:style-name="ce3">
            <text:p>565</text:p>
          </table:table-cell>
          <table:table-cell office:value-type="string" table:style-name="ce7">
            <text:p>2547896172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6" table:style-name="ce3">
            <text:p>566</text:p>
          </table:table-cell>
          <table:table-cell office:value-type="string" table:style-name="ce7">
            <text:p>2547224935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7" table:style-name="ce3">
            <text:p>567</text:p>
          </table:table-cell>
          <table:table-cell office:value-type="string" table:style-name="ce7">
            <text:p>2547211446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8" table:style-name="ce3">
            <text:p>568</text:p>
          </table:table-cell>
          <table:table-cell office:value-type="string" table:style-name="ce7">
            <text:p>2547172705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9" table:style-name="ce3">
            <text:p>569</text:p>
          </table:table-cell>
          <table:table-cell office:value-type="string" table:style-name="ce7">
            <text:p>2547273474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0" table:style-name="ce3">
            <text:p>570</text:p>
          </table:table-cell>
          <table:table-cell office:value-type="string" table:style-name="ce7">
            <text:p>2547336903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1" table:style-name="ce3">
            <text:p>571</text:p>
          </table:table-cell>
          <table:table-cell office:value-type="string" table:style-name="ce7">
            <text:p>2547226340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2" table:style-name="ce3">
            <text:p>572</text:p>
          </table:table-cell>
          <table:table-cell office:value-type="string" table:style-name="ce7">
            <text:p>2547809944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3" table:style-name="ce3">
            <text:p>573</text:p>
          </table:table-cell>
          <table:table-cell office:value-type="string" table:style-name="ce7">
            <text:p>2547203537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4" table:style-name="ce3">
            <text:p>574</text:p>
          </table:table-cell>
          <table:table-cell office:value-type="string" table:style-name="ce7">
            <text:p>2547228617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5" table:style-name="ce3">
            <text:p>575</text:p>
          </table:table-cell>
          <table:table-cell office:value-type="string" table:style-name="ce7">
            <text:p>2547116998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6" table:style-name="ce3">
            <text:p>576</text:p>
          </table:table-cell>
          <table:table-cell office:value-type="string" table:style-name="ce7">
            <text:p>2547228166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7" table:style-name="ce3">
            <text:p>577</text:p>
          </table:table-cell>
          <table:table-cell office:value-type="string" table:style-name="ce7">
            <text:p>2547207427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8" table:style-name="ce3">
            <text:p>578</text:p>
          </table:table-cell>
          <table:table-cell office:value-type="string" table:style-name="ce7">
            <text:p>2547278114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9" table:style-name="ce3">
            <text:p>579</text:p>
          </table:table-cell>
          <table:table-cell office:value-type="string" table:style-name="ce7">
            <text:p>2547212512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0" table:style-name="ce3">
            <text:p>580</text:p>
          </table:table-cell>
          <table:table-cell office:value-type="string" table:style-name="ce7">
            <text:p>2547286013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1" table:style-name="ce3">
            <text:p>581</text:p>
          </table:table-cell>
          <table:table-cell office:value-type="string" table:style-name="ce7">
            <text:p>2547142038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2" table:style-name="ce3">
            <text:p>582</text:p>
          </table:table-cell>
          <table:table-cell office:value-type="string" table:style-name="ce7">
            <text:p>2547226701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3" table:style-name="ce3">
            <text:p>583</text:p>
          </table:table-cell>
          <table:table-cell office:value-type="string" table:style-name="ce7">
            <text:p>2547248505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4" table:style-name="ce3">
            <text:p>584</text:p>
          </table:table-cell>
          <table:table-cell office:value-type="string" table:style-name="ce7">
            <text:p>2547207711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5" table:style-name="ce3">
            <text:p>585</text:p>
          </table:table-cell>
          <table:table-cell office:value-type="string" table:style-name="ce7">
            <text:p>2547250002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6" table:style-name="ce3">
            <text:p>586</text:p>
          </table:table-cell>
          <table:table-cell office:value-type="string" table:style-name="ce7">
            <text:p>2547204344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7" table:style-name="ce3">
            <text:p>587</text:p>
          </table:table-cell>
          <table:table-cell office:value-type="string" table:style-name="ce7">
            <text:p>2547225233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8" table:style-name="ce3">
            <text:p>588</text:p>
          </table:table-cell>
          <table:table-cell office:value-type="string" table:style-name="ce7">
            <text:p>254722235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9" table:style-name="ce3">
            <text:p>589</text:p>
          </table:table-cell>
          <table:table-cell office:value-type="string" table:style-name="ce7">
            <text:p>2547238428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0" table:style-name="ce3">
            <text:p>590</text:p>
          </table:table-cell>
          <table:table-cell office:value-type="string" table:style-name="ce7">
            <text:p>2547222688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1" table:style-name="ce3">
            <text:p>591</text:p>
          </table:table-cell>
          <table:table-cell office:value-type="string" table:style-name="ce7">
            <text:p>2547223786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2" table:style-name="ce3">
            <text:p>592</text:p>
          </table:table-cell>
          <table:table-cell office:value-type="string" table:style-name="ce7">
            <text:p>254788908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3" table:style-name="ce3">
            <text:p>593</text:p>
          </table:table-cell>
          <table:table-cell office:value-type="string" table:style-name="ce7">
            <text:p>2547397560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4" table:style-name="ce3">
            <text:p>594</text:p>
          </table:table-cell>
          <table:table-cell office:value-type="string" table:style-name="ce7">
            <text:p>2547227515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5" table:style-name="ce3">
            <text:p>595</text:p>
          </table:table-cell>
          <table:table-cell office:value-type="string" table:style-name="ce7">
            <text:p>2547914899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6" table:style-name="ce3">
            <text:p>596</text:p>
          </table:table-cell>
          <table:table-cell office:value-type="string" table:style-name="ce7">
            <text:p>2547163285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7" table:style-name="ce3">
            <text:p>597</text:p>
          </table:table-cell>
          <table:table-cell office:value-type="string" table:style-name="ce7">
            <text:p>2547741656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8" table:style-name="ce3">
            <text:p>598</text:p>
          </table:table-cell>
          <table:table-cell office:value-type="string" table:style-name="ce7">
            <text:p>2547225903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99" table:style-name="ce3">
            <text:p>599</text:p>
          </table:table-cell>
          <table:table-cell office:value-type="string" table:style-name="ce7">
            <text:p>2547258830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0" table:style-name="ce3">
            <text:p>600</text:p>
          </table:table-cell>
          <table:table-cell office:value-type="string" table:style-name="ce7">
            <text:p>2547986661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1" table:style-name="ce3">
            <text:p>601</text:p>
          </table:table-cell>
          <table:table-cell office:value-type="string" table:style-name="ce7">
            <text:p>2547222020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2" table:style-name="ce3">
            <text:p>602</text:p>
          </table:table-cell>
          <table:table-cell office:value-type="string" table:style-name="ce7">
            <text:p>2547423723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3" table:style-name="ce3">
            <text:p>603</text:p>
          </table:table-cell>
          <table:table-cell office:value-type="string" table:style-name="ce7">
            <text:p>2547223999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4" table:style-name="ce3">
            <text:p>604</text:p>
          </table:table-cell>
          <table:table-cell office:value-type="string" table:style-name="ce7">
            <text:p>254725821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5" table:style-name="ce3">
            <text:p>605</text:p>
          </table:table-cell>
          <table:table-cell office:value-type="string" table:style-name="ce7">
            <text:p>2547294632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6" table:style-name="ce3">
            <text:p>606</text:p>
          </table:table-cell>
          <table:table-cell office:value-type="string" table:style-name="ce7">
            <text:p>2547179496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7" table:style-name="ce3">
            <text:p>607</text:p>
          </table:table-cell>
          <table:table-cell office:value-type="string" table:style-name="ce7">
            <text:p>2547109082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8" table:style-name="ce3">
            <text:p>608</text:p>
          </table:table-cell>
          <table:table-cell office:value-type="float" office:value="254723775384" table:style-name="ce7">
            <text:p>2547237753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9" table:style-name="ce3">
            <text:p>609</text:p>
          </table:table-cell>
          <table:table-cell office:value-type="string" table:style-name="ce7">
            <text:p>2547290896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0" table:style-name="ce3">
            <text:p>610</text:p>
          </table:table-cell>
          <table:table-cell office:value-type="string" table:style-name="ce7">
            <text:p>2547217202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1" table:style-name="ce3">
            <text:p>611</text:p>
          </table:table-cell>
          <table:table-cell office:value-type="string" table:style-name="ce7">
            <text:p>2547375133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2" table:style-name="ce3">
            <text:p>612</text:p>
          </table:table-cell>
          <table:table-cell office:value-type="string" table:style-name="ce7">
            <text:p>2547268742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3" table:style-name="ce3">
            <text:p>613</text:p>
          </table:table-cell>
          <table:table-cell office:value-type="string" table:style-name="ce7">
            <text:p>2547284748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4" table:style-name="ce3">
            <text:p>614</text:p>
          </table:table-cell>
          <table:table-cell office:value-type="string" table:style-name="ce7">
            <text:p>2547235690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5" table:style-name="ce3">
            <text:p>615</text:p>
          </table:table-cell>
          <table:table-cell office:value-type="string" table:style-name="ce7">
            <text:p>2547244570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6" table:style-name="ce3">
            <text:p>616</text:p>
          </table:table-cell>
          <table:table-cell office:value-type="string" table:style-name="ce7">
            <text:p>2547359896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7" table:style-name="ce3">
            <text:p>617</text:p>
          </table:table-cell>
          <table:table-cell office:value-type="string" table:style-name="ce7">
            <text:p>2547227938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8" table:style-name="ce3">
            <text:p>618</text:p>
          </table:table-cell>
          <table:table-cell office:value-type="string" table:style-name="ce7">
            <text:p>2547219763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19" table:style-name="ce3">
            <text:p>619</text:p>
          </table:table-cell>
          <table:table-cell office:value-type="string" table:style-name="ce7">
            <text:p>2547106951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0" table:style-name="ce3">
            <text:p>620</text:p>
          </table:table-cell>
          <table:table-cell office:value-type="string" table:style-name="ce7">
            <text:p>2547206625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1" table:style-name="ce3">
            <text:p>621</text:p>
          </table:table-cell>
          <table:table-cell office:value-type="string" table:style-name="ce7">
            <text:p>2547275988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2" table:style-name="ce3">
            <text:p>622</text:p>
          </table:table-cell>
          <table:table-cell office:value-type="string" table:style-name="ce7">
            <text:p>2547327748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3" table:style-name="ce3">
            <text:p>623</text:p>
          </table:table-cell>
          <table:table-cell office:value-type="string" table:style-name="ce7">
            <text:p>2547120781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4" table:style-name="ce3">
            <text:p>624</text:p>
          </table:table-cell>
          <table:table-cell office:value-type="string" table:style-name="ce7">
            <text:p>2547912421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5" table:style-name="ce3">
            <text:p>625</text:p>
          </table:table-cell>
          <table:table-cell office:value-type="string" table:style-name="ce7">
            <text:p>2547274684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6" table:style-name="ce3">
            <text:p>626</text:p>
          </table:table-cell>
          <table:table-cell office:value-type="string" table:style-name="ce7">
            <text:p>2547235721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7" table:style-name="ce3">
            <text:p>627</text:p>
          </table:table-cell>
          <table:table-cell office:value-type="string" table:style-name="ce7">
            <text:p>2547279467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8" table:style-name="ce3">
            <text:p>628</text:p>
          </table:table-cell>
          <table:table-cell office:value-type="string" table:style-name="ce7">
            <text:p>2547048579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29" table:style-name="ce3">
            <text:p>629</text:p>
          </table:table-cell>
          <table:table-cell office:value-type="string" table:style-name="ce7">
            <text:p>2547122939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0" table:style-name="ce3">
            <text:p>630</text:p>
          </table:table-cell>
          <table:table-cell office:value-type="string" table:style-name="ce7">
            <text:p>2547080854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1" table:style-name="ce3">
            <text:p>631</text:p>
          </table:table-cell>
          <table:table-cell office:value-type="string" table:style-name="ce7">
            <text:p>2547361195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2" table:style-name="ce3">
            <text:p>632</text:p>
          </table:table-cell>
          <table:table-cell office:value-type="string" table:style-name="ce7">
            <text:p>2547057836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3" table:style-name="ce3">
            <text:p>633</text:p>
          </table:table-cell>
          <table:table-cell office:value-type="string" table:style-name="ce7">
            <text:p>2547009304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4" table:style-name="ce3">
            <text:p>634</text:p>
          </table:table-cell>
          <table:table-cell office:value-type="string" table:style-name="ce7">
            <text:p>2547005395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5" table:style-name="ce3">
            <text:p>635</text:p>
          </table:table-cell>
          <table:table-cell office:value-type="string" table:style-name="ce7">
            <text:p>2547122031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6" table:style-name="ce3">
            <text:p>636</text:p>
          </table:table-cell>
          <table:table-cell office:value-type="string" table:style-name="ce7">
            <text:p>2547207854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7" table:style-name="ce3">
            <text:p>637</text:p>
          </table:table-cell>
          <table:table-cell office:value-type="string" table:style-name="ce7">
            <text:p>2547400750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8" table:style-name="ce3">
            <text:p>638</text:p>
          </table:table-cell>
          <table:table-cell office:value-type="string" table:style-name="ce7">
            <text:p>2547215951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39" table:style-name="ce3">
            <text:p>639</text:p>
          </table:table-cell>
          <table:table-cell office:value-type="string" table:style-name="ce7">
            <text:p>2547280021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0" table:style-name="ce3">
            <text:p>640</text:p>
          </table:table-cell>
          <table:table-cell office:value-type="string" table:style-name="ce7">
            <text:p>2547122939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1" table:style-name="ce3">
            <text:p>641</text:p>
          </table:table-cell>
          <table:table-cell office:value-type="string" table:style-name="ce7">
            <text:p>2547113122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2" table:style-name="ce3">
            <text:p>642</text:p>
          </table:table-cell>
          <table:table-cell office:value-type="string" table:style-name="ce7">
            <text:p>2547217403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3" table:style-name="ce3">
            <text:p>643</text:p>
          </table:table-cell>
          <table:table-cell office:value-type="string" table:style-name="ce7">
            <text:p>2547289567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4" table:style-name="ce3">
            <text:p>644</text:p>
          </table:table-cell>
          <table:table-cell office:value-type="string" table:style-name="ce7">
            <text:p>254712777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5" table:style-name="ce3">
            <text:p>645</text:p>
          </table:table-cell>
          <table:table-cell office:value-type="string" table:style-name="ce7">
            <text:p>254722162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6" table:style-name="ce3">
            <text:p>646</text:p>
          </table:table-cell>
          <table:table-cell office:value-type="string" table:style-name="ce7">
            <text:p>2547247586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7" table:style-name="ce3">
            <text:p>647</text:p>
          </table:table-cell>
          <table:table-cell office:value-type="string" table:style-name="ce7">
            <text:p>2547946744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8" table:style-name="ce3">
            <text:p>648</text:p>
          </table:table-cell>
          <table:table-cell office:value-type="string" table:style-name="ce7">
            <text:p>2547295506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49" table:style-name="ce3">
            <text:p>649</text:p>
          </table:table-cell>
          <table:table-cell office:value-type="string" table:style-name="ce7">
            <text:p>2547141385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0" table:style-name="ce3">
            <text:p>650</text:p>
          </table:table-cell>
          <table:table-cell office:value-type="string" table:style-name="ce7">
            <text:p>2547076367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1" table:style-name="ce3">
            <text:p>651</text:p>
          </table:table-cell>
          <table:table-cell office:value-type="string" table:style-name="ce7">
            <text:p>2547104286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2" table:style-name="ce3">
            <text:p>652</text:p>
          </table:table-cell>
          <table:table-cell office:value-type="string" table:style-name="ce7">
            <text:p>2547227702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3" table:style-name="ce3">
            <text:p>653</text:p>
          </table:table-cell>
          <table:table-cell office:value-type="string" table:style-name="ce7">
            <text:p>2547181558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4" table:style-name="ce3">
            <text:p>654</text:p>
          </table:table-cell>
          <table:table-cell office:value-type="string" table:style-name="ce7">
            <text:p>2547178859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5" table:style-name="ce3">
            <text:p>655</text:p>
          </table:table-cell>
          <table:table-cell office:value-type="string" table:style-name="ce7">
            <text:p>2547282044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6" table:style-name="ce3">
            <text:p>656</text:p>
          </table:table-cell>
          <table:table-cell office:value-type="string" table:style-name="ce7">
            <text:p>2547129911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7" table:style-name="ce3">
            <text:p>657</text:p>
          </table:table-cell>
          <table:table-cell office:value-type="string" table:style-name="ce7">
            <text:p>2547207030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8" table:style-name="ce3">
            <text:p>658</text:p>
          </table:table-cell>
          <table:table-cell office:value-type="string" table:style-name="ce7">
            <text:p>254722414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59" table:style-name="ce3">
            <text:p>659</text:p>
          </table:table-cell>
          <table:table-cell office:value-type="string" table:style-name="ce7">
            <text:p>2547131685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0" table:style-name="ce3">
            <text:p>660</text:p>
          </table:table-cell>
          <table:table-cell office:value-type="string" table:style-name="ce7">
            <text:p>2547255790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1" table:style-name="ce3">
            <text:p>661</text:p>
          </table:table-cell>
          <table:table-cell office:value-type="string" table:style-name="ce7">
            <text:p>2547225075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2" table:style-name="ce3">
            <text:p>662</text:p>
          </table:table-cell>
          <table:table-cell office:value-type="string" table:style-name="ce7">
            <text:p>2547137399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3" table:style-name="ce3">
            <text:p>663</text:p>
          </table:table-cell>
          <table:table-cell office:value-type="string" table:style-name="ce7">
            <text:p>2547208131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4" table:style-name="ce3">
            <text:p>664</text:p>
          </table:table-cell>
          <table:table-cell office:value-type="string" table:style-name="ce7">
            <text:p>254111825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5" table:style-name="ce3">
            <text:p>665</text:p>
          </table:table-cell>
          <table:table-cell office:value-type="string" table:style-name="ce7">
            <text:p>2547958699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6" table:style-name="ce3">
            <text:p>666</text:p>
          </table:table-cell>
          <table:table-cell office:value-type="string" table:style-name="ce7">
            <text:p>2547244707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7" table:style-name="ce3">
            <text:p>667</text:p>
          </table:table-cell>
          <table:table-cell office:value-type="string" table:style-name="ce7">
            <text:p>2547270921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8" table:style-name="ce3">
            <text:p>668</text:p>
          </table:table-cell>
          <table:table-cell office:value-type="string" table:style-name="ce7">
            <text:p>2547235619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69" table:style-name="ce3">
            <text:p>669</text:p>
          </table:table-cell>
          <table:table-cell office:value-type="string" table:style-name="ce7">
            <text:p>2547227600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0" table:style-name="ce3">
            <text:p>670</text:p>
          </table:table-cell>
          <table:table-cell office:value-type="string" table:style-name="ce7">
            <text:p>2547275660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1" table:style-name="ce3">
            <text:p>671</text:p>
          </table:table-cell>
          <table:table-cell office:value-type="string" table:style-name="ce7">
            <text:p>2547229351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2" table:style-name="ce3">
            <text:p>672</text:p>
          </table:table-cell>
          <table:table-cell office:value-type="string" table:style-name="ce7">
            <text:p>2547006674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3" table:style-name="ce3">
            <text:p>673</text:p>
          </table:table-cell>
          <table:table-cell office:value-type="string" table:style-name="ce7">
            <text:p>2547211489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4" table:style-name="ce3">
            <text:p>674</text:p>
          </table:table-cell>
          <table:table-cell office:value-type="string" table:style-name="ce7">
            <text:p>2547954132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5" table:style-name="ce3">
            <text:p>675</text:p>
          </table:table-cell>
          <table:table-cell office:value-type="string" table:style-name="ce7">
            <text:p>2547208914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6" table:style-name="ce3">
            <text:p>676</text:p>
          </table:table-cell>
          <table:table-cell office:value-type="string" table:style-name="ce7">
            <text:p>2547240386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7" table:style-name="ce3">
            <text:p>677</text:p>
          </table:table-cell>
          <table:table-cell office:value-type="string" table:style-name="ce7">
            <text:p>2547043128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8" table:style-name="ce3">
            <text:p>678</text:p>
          </table:table-cell>
          <table:table-cell office:value-type="string" table:style-name="ce7">
            <text:p>2547103166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79" table:style-name="ce3">
            <text:p>679</text:p>
          </table:table-cell>
          <table:table-cell office:value-type="string" table:style-name="ce7">
            <text:p>2547235879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0" table:style-name="ce3">
            <text:p>680</text:p>
          </table:table-cell>
          <table:table-cell office:value-type="string" table:style-name="ce7">
            <text:p>254721294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1" table:style-name="ce3">
            <text:p>681</text:p>
          </table:table-cell>
          <table:table-cell office:value-type="string" table:style-name="ce7">
            <text:p>2547252644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2" table:style-name="ce3">
            <text:p>682</text:p>
          </table:table-cell>
          <table:table-cell office:value-type="string" table:style-name="ce7">
            <text:p>2547086509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3" table:style-name="ce3">
            <text:p>683</text:p>
          </table:table-cell>
          <table:table-cell office:value-type="string" table:style-name="ce7">
            <text:p>2547202274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4" table:style-name="ce3">
            <text:p>684</text:p>
          </table:table-cell>
          <table:table-cell office:value-type="string" table:style-name="ce7">
            <text:p>2547905135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5" table:style-name="ce3">
            <text:p>685</text:p>
          </table:table-cell>
          <table:table-cell office:value-type="string" table:style-name="ce7">
            <text:p>2547137817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6" table:style-name="ce3">
            <text:p>686</text:p>
          </table:table-cell>
          <table:table-cell office:value-type="string" table:style-name="ce7">
            <text:p>2547176396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7" table:style-name="ce3">
            <text:p>687</text:p>
          </table:table-cell>
          <table:table-cell office:value-type="string" table:style-name="ce7">
            <text:p>2547263815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8" table:style-name="ce3">
            <text:p>688</text:p>
          </table:table-cell>
          <table:table-cell office:value-type="string" table:style-name="ce7">
            <text:p>2547237112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89" table:style-name="ce3">
            <text:p>689</text:p>
          </table:table-cell>
          <table:table-cell office:value-type="string" table:style-name="ce7">
            <text:p>2547051121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0" table:style-name="ce3">
            <text:p>690</text:p>
          </table:table-cell>
          <table:table-cell office:value-type="string" table:style-name="ce7">
            <text:p>2547202059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1" table:style-name="ce3">
            <text:p>691</text:p>
          </table:table-cell>
          <table:table-cell office:value-type="string" table:style-name="ce7">
            <text:p>2547218919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2" table:style-name="ce3">
            <text:p>692</text:p>
          </table:table-cell>
          <table:table-cell office:value-type="string" table:style-name="ce7">
            <text:p>2547222303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3" table:style-name="ce3">
            <text:p>693</text:p>
          </table:table-cell>
          <table:table-cell office:value-type="string" table:style-name="ce7">
            <text:p>2547258032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4" table:style-name="ce3">
            <text:p>694</text:p>
          </table:table-cell>
          <table:table-cell office:value-type="string" table:style-name="ce7">
            <text:p>2547245127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5" table:style-name="ce3">
            <text:p>695</text:p>
          </table:table-cell>
          <table:table-cell office:value-type="string" table:style-name="ce7">
            <text:p>2547111592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6" table:style-name="ce3">
            <text:p>696</text:p>
          </table:table-cell>
          <table:table-cell office:value-type="string" table:style-name="ce7">
            <text:p>2547229330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7" table:style-name="ce3">
            <text:p>697</text:p>
          </table:table-cell>
          <table:table-cell office:value-type="string" table:style-name="ce7">
            <text:p>2547227326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8" table:style-name="ce3">
            <text:p>698</text:p>
          </table:table-cell>
          <table:table-cell office:value-type="string" table:style-name="ce7">
            <text:p>2547114782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99" table:style-name="ce3">
            <text:p>699</text:p>
          </table:table-cell>
          <table:table-cell office:value-type="string" table:style-name="ce7">
            <text:p>2547293030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0" table:style-name="ce3">
            <text:p>700</text:p>
          </table:table-cell>
          <table:table-cell office:value-type="string" table:style-name="ce7">
            <text:p>2547229613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1" table:style-name="ce3">
            <text:p>701</text:p>
          </table:table-cell>
          <table:table-cell office:value-type="string" table:style-name="ce7">
            <text:p>2547227095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2" table:style-name="ce3">
            <text:p>702</text:p>
          </table:table-cell>
          <table:table-cell office:value-type="string" table:style-name="ce7">
            <text:p>2547269948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3" table:style-name="ce3">
            <text:p>703</text:p>
          </table:table-cell>
          <table:table-cell office:value-type="string" table:style-name="ce7">
            <text:p>2547227394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4" table:style-name="ce3">
            <text:p>704</text:p>
          </table:table-cell>
          <table:table-cell office:value-type="string" table:style-name="ce7">
            <text:p>2547240925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5" table:style-name="ce3">
            <text:p>705</text:p>
          </table:table-cell>
          <table:table-cell office:value-type="string" table:style-name="ce7">
            <text:p>2547246138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6" table:style-name="ce3">
            <text:p>706</text:p>
          </table:table-cell>
          <table:table-cell office:value-type="string" table:style-name="ce7">
            <text:p>2547228684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7" table:style-name="ce3">
            <text:p>707</text:p>
          </table:table-cell>
          <table:table-cell office:value-type="string" table:style-name="ce7">
            <text:p>2547206664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8" table:style-name="ce3">
            <text:p>708</text:p>
          </table:table-cell>
          <table:table-cell office:value-type="string" table:style-name="ce7">
            <text:p>2547111385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9" table:style-name="ce3">
            <text:p>709</text:p>
          </table:table-cell>
          <table:table-cell office:value-type="string" table:style-name="ce7">
            <text:p>2547228243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0" table:style-name="ce3">
            <text:p>710</text:p>
          </table:table-cell>
          <table:table-cell office:value-type="string" table:style-name="ce7">
            <text:p>2547265565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1" table:style-name="ce3">
            <text:p>711</text:p>
          </table:table-cell>
          <table:table-cell office:value-type="string" table:style-name="ce7">
            <text:p>2547176000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2" table:style-name="ce3">
            <text:p>712</text:p>
          </table:table-cell>
          <table:table-cell office:value-type="string" table:style-name="ce7">
            <text:p>2547229256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3" table:style-name="ce3">
            <text:p>713</text:p>
          </table:table-cell>
          <table:table-cell office:value-type="string" table:style-name="ce7">
            <text:p>2547226483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4" table:style-name="ce3">
            <text:p>714</text:p>
          </table:table-cell>
          <table:table-cell office:value-type="string" table:style-name="ce7">
            <text:p>2547240697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5" table:style-name="ce3">
            <text:p>715</text:p>
          </table:table-cell>
          <table:table-cell office:value-type="string" table:style-name="ce7">
            <text:p>2547281179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6" table:style-name="ce3">
            <text:p>716</text:p>
          </table:table-cell>
          <table:table-cell office:value-type="string" table:style-name="ce7">
            <text:p>2547102573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7" table:style-name="ce3">
            <text:p>717</text:p>
          </table:table-cell>
          <table:table-cell office:value-type="string" table:style-name="ce7">
            <text:p>2547108785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8" table:style-name="ce3">
            <text:p>718</text:p>
          </table:table-cell>
          <table:table-cell office:value-type="string" table:style-name="ce7">
            <text:p>254723229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19" table:style-name="ce3">
            <text:p>719</text:p>
          </table:table-cell>
          <table:table-cell office:value-type="string" table:style-name="ce7">
            <text:p>2547214718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0" table:style-name="ce3">
            <text:p>720</text:p>
          </table:table-cell>
          <table:table-cell office:value-type="string" table:style-name="ce7">
            <text:p>2547054745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1" table:style-name="ce3">
            <text:p>721</text:p>
          </table:table-cell>
          <table:table-cell office:value-type="string" table:style-name="ce7">
            <text:p>2547240975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2" table:style-name="ce3">
            <text:p>722</text:p>
          </table:table-cell>
          <table:table-cell office:value-type="string" table:style-name="ce7">
            <text:p>2547116555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3" table:style-name="ce3">
            <text:p>723</text:p>
          </table:table-cell>
          <table:table-cell office:value-type="string" table:style-name="ce7">
            <text:p>2547227310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4" table:style-name="ce3">
            <text:p>724</text:p>
          </table:table-cell>
          <table:table-cell office:value-type="string" table:style-name="ce7">
            <text:p>2547217415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5" table:style-name="ce3">
            <text:p>725</text:p>
          </table:table-cell>
          <table:table-cell office:value-type="string" table:style-name="ce7">
            <text:p>2547227301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6" table:style-name="ce3">
            <text:p>726</text:p>
          </table:table-cell>
          <table:table-cell office:value-type="string" table:style-name="ce7">
            <text:p>2547224049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7" table:style-name="ce3">
            <text:p>727</text:p>
          </table:table-cell>
          <table:table-cell office:value-type="string" table:style-name="ce7">
            <text:p>2547217000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8" table:style-name="ce3">
            <text:p>728</text:p>
          </table:table-cell>
          <table:table-cell office:value-type="string" table:style-name="ce7">
            <text:p>2547238130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29" table:style-name="ce3">
            <text:p>729</text:p>
          </table:table-cell>
          <table:table-cell office:value-type="string" table:style-name="ce7">
            <text:p>2547065569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0" table:style-name="ce3">
            <text:p>730</text:p>
          </table:table-cell>
          <table:table-cell office:value-type="string" table:style-name="ce7">
            <text:p>2547082966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1" table:style-name="ce3">
            <text:p>731</text:p>
          </table:table-cell>
          <table:table-cell office:value-type="string" table:style-name="ce7">
            <text:p>2547150944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2" table:style-name="ce3">
            <text:p>732</text:p>
          </table:table-cell>
          <table:table-cell office:value-type="string" table:style-name="ce7">
            <text:p>2547243307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3" table:style-name="ce3">
            <text:p>733</text:p>
          </table:table-cell>
          <table:table-cell office:value-type="string" table:style-name="ce7">
            <text:p>2547227607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4" table:style-name="ce3">
            <text:p>734</text:p>
          </table:table-cell>
          <table:table-cell office:value-type="string" table:style-name="ce7">
            <text:p>2547234465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5" table:style-name="ce3">
            <text:p>735</text:p>
          </table:table-cell>
          <table:table-cell office:value-type="string" table:style-name="ce7">
            <text:p>2547261276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6" table:style-name="ce3">
            <text:p>736</text:p>
          </table:table-cell>
          <table:table-cell office:value-type="string" table:style-name="ce7">
            <text:p>2547226660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7" table:style-name="ce3">
            <text:p>737</text:p>
          </table:table-cell>
          <table:table-cell office:value-type="string" table:style-name="ce7">
            <text:p>2547224023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8" table:style-name="ce3">
            <text:p>738</text:p>
          </table:table-cell>
          <table:table-cell office:value-type="string" table:style-name="ce7">
            <text:p>2547285545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39" table:style-name="ce3">
            <text:p>739</text:p>
          </table:table-cell>
          <table:table-cell office:value-type="string" table:style-name="ce7">
            <text:p>2547227041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0" table:style-name="ce3">
            <text:p>740</text:p>
          </table:table-cell>
          <table:table-cell office:value-type="string" table:style-name="ce7">
            <text:p>2547171007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1" table:style-name="ce3">
            <text:p>741</text:p>
          </table:table-cell>
          <table:table-cell office:value-type="string" table:style-name="ce7">
            <text:p>2547258034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2" table:style-name="ce3">
            <text:p>742</text:p>
          </table:table-cell>
          <table:table-cell office:value-type="string" table:style-name="ce7">
            <text:p>2547416599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3" table:style-name="ce3">
            <text:p>743</text:p>
          </table:table-cell>
          <table:table-cell office:value-type="string" table:style-name="ce7">
            <text:p>2547140567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4" table:style-name="ce3">
            <text:p>744</text:p>
          </table:table-cell>
          <table:table-cell office:value-type="string" table:style-name="ce7">
            <text:p>2547241233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5" table:style-name="ce3">
            <text:p>745</text:p>
          </table:table-cell>
          <table:table-cell office:value-type="string" table:style-name="ce7">
            <text:p>2547189088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6" table:style-name="ce3">
            <text:p>746</text:p>
          </table:table-cell>
          <table:table-cell office:value-type="string" table:style-name="ce7">
            <text:p>2547019567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7" table:style-name="ce3">
            <text:p>747</text:p>
          </table:table-cell>
          <table:table-cell office:value-type="string" table:style-name="ce7">
            <text:p>2547207446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8" table:style-name="ce3">
            <text:p>748</text:p>
          </table:table-cell>
          <table:table-cell office:value-type="string" table:style-name="ce7">
            <text:p>2547223058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49" table:style-name="ce3">
            <text:p>749</text:p>
          </table:table-cell>
          <table:table-cell office:value-type="string" table:style-name="ce7">
            <text:p>2547223407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0" table:style-name="ce3">
            <text:p>750</text:p>
          </table:table-cell>
          <table:table-cell office:value-type="string" table:style-name="ce7">
            <text:p>2547225148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1" table:style-name="ce3">
            <text:p>751</text:p>
          </table:table-cell>
          <table:table-cell office:value-type="string" table:style-name="ce7">
            <text:p>2547065622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2" table:style-name="ce3">
            <text:p>752</text:p>
          </table:table-cell>
          <table:table-cell office:value-type="string" table:style-name="ce7">
            <text:p>2547223154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3" table:style-name="ce3">
            <text:p>753</text:p>
          </table:table-cell>
          <table:table-cell office:value-type="string" table:style-name="ce7">
            <text:p>2547080855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4" table:style-name="ce3">
            <text:p>754</text:p>
          </table:table-cell>
          <table:table-cell office:value-type="string" table:style-name="ce7">
            <text:p>2547026305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5" table:style-name="ce3">
            <text:p>755</text:p>
          </table:table-cell>
          <table:table-cell office:value-type="string" table:style-name="ce7">
            <text:p>2547131196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6" table:style-name="ce3">
            <text:p>756</text:p>
          </table:table-cell>
          <table:table-cell office:value-type="string" table:style-name="ce7">
            <text:p>2547126299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7" table:style-name="ce3">
            <text:p>757</text:p>
          </table:table-cell>
          <table:table-cell office:value-type="string" table:style-name="ce7">
            <text:p>2547238180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8" table:style-name="ce3">
            <text:p>758</text:p>
          </table:table-cell>
          <table:table-cell office:value-type="string" table:style-name="ce7">
            <text:p>2547142394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59" table:style-name="ce3">
            <text:p>759</text:p>
          </table:table-cell>
          <table:table-cell office:value-type="string" table:style-name="ce7">
            <text:p>2547284784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0" table:style-name="ce3">
            <text:p>760</text:p>
          </table:table-cell>
          <table:table-cell office:value-type="string" table:style-name="ce7">
            <text:p>2547143460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1" table:style-name="ce3">
            <text:p>761</text:p>
          </table:table-cell>
          <table:table-cell office:value-type="string" table:style-name="ce7">
            <text:p>2547023238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2" table:style-name="ce3">
            <text:p>762</text:p>
          </table:table-cell>
          <table:table-cell office:value-type="string" table:style-name="ce7">
            <text:p>2547216239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3" table:style-name="ce3">
            <text:p>763</text:p>
          </table:table-cell>
          <table:table-cell office:value-type="string" table:style-name="ce7">
            <text:p>2547084983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4" table:style-name="ce3">
            <text:p>764</text:p>
          </table:table-cell>
          <table:table-cell office:value-type="string" table:style-name="ce7">
            <text:p>2547153701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5" table:style-name="ce3">
            <text:p>765</text:p>
          </table:table-cell>
          <table:table-cell office:value-type="string" table:style-name="ce7">
            <text:p>254729683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6" table:style-name="ce3">
            <text:p>766</text:p>
          </table:table-cell>
          <table:table-cell office:value-type="string" table:style-name="ce7">
            <text:p>2547219543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7" table:style-name="ce3">
            <text:p>767</text:p>
          </table:table-cell>
          <table:table-cell office:value-type="string" table:style-name="ce7">
            <text:p>2547246478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8" table:style-name="ce3">
            <text:p>768</text:p>
          </table:table-cell>
          <table:table-cell office:value-type="string" table:style-name="ce7">
            <text:p>254790539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69" table:style-name="ce3">
            <text:p>769</text:p>
          </table:table-cell>
          <table:table-cell office:value-type="string" table:style-name="ce7">
            <text:p>2547226982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0" table:style-name="ce3">
            <text:p>770</text:p>
          </table:table-cell>
          <table:table-cell office:value-type="string" table:style-name="ce7">
            <text:p>2547232293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1" table:style-name="ce3">
            <text:p>771</text:p>
          </table:table-cell>
          <table:table-cell office:value-type="string" table:style-name="ce7">
            <text:p>2547200125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2" table:style-name="ce3">
            <text:p>772</text:p>
          </table:table-cell>
          <table:table-cell office:value-type="string" table:style-name="ce7">
            <text:p>2547222768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3" table:style-name="ce3">
            <text:p>773</text:p>
          </table:table-cell>
          <table:table-cell office:value-type="string" table:style-name="ce7">
            <text:p>2547223974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4" table:style-name="ce3">
            <text:p>774</text:p>
          </table:table-cell>
          <table:table-cell office:value-type="string" table:style-name="ce7">
            <text:p>2547259925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5" table:style-name="ce3">
            <text:p>775</text:p>
          </table:table-cell>
          <table:table-cell office:value-type="string" table:style-name="ce7">
            <text:p>2547222397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6" table:style-name="ce3">
            <text:p>776</text:p>
          </table:table-cell>
          <table:table-cell office:value-type="string" table:style-name="ce7">
            <text:p>2547226555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7" table:style-name="ce3">
            <text:p>777</text:p>
          </table:table-cell>
          <table:table-cell office:value-type="string" table:style-name="ce7">
            <text:p>2547228187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8" table:style-name="ce3">
            <text:p>778</text:p>
          </table:table-cell>
          <table:table-cell office:value-type="string" table:style-name="ce7">
            <text:p>2547187702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9" table:style-name="ce3">
            <text:p>779</text:p>
          </table:table-cell>
          <table:table-cell office:value-type="string" table:style-name="ce7">
            <text:p>2547003226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0" table:style-name="ce3">
            <text:p>780</text:p>
          </table:table-cell>
          <table:table-cell office:value-type="string" table:style-name="ce7">
            <text:p>2547209573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1" table:style-name="ce3">
            <text:p>781</text:p>
          </table:table-cell>
          <table:table-cell office:value-type="string" table:style-name="ce7">
            <text:p>2547217008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2" table:style-name="ce3">
            <text:p>782</text:p>
          </table:table-cell>
          <table:table-cell office:value-type="string" table:style-name="ce7">
            <text:p>2547052055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3" table:style-name="ce3">
            <text:p>783</text:p>
          </table:table-cell>
          <table:table-cell office:value-type="string" table:style-name="ce7">
            <text:p>2547229593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4" table:style-name="ce3">
            <text:p>784</text:p>
          </table:table-cell>
          <table:table-cell office:value-type="string" table:style-name="ce7">
            <text:p>2547102947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5" table:style-name="ce3">
            <text:p>785</text:p>
          </table:table-cell>
          <table:table-cell office:value-type="string" table:style-name="ce7">
            <text:p>2547226949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6" table:style-name="ce3">
            <text:p>786</text:p>
          </table:table-cell>
          <table:table-cell office:value-type="string" table:style-name="ce7">
            <text:p>2547213632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7" table:style-name="ce3">
            <text:p>787</text:p>
          </table:table-cell>
          <table:table-cell office:value-type="string" table:style-name="ce7">
            <text:p>2547245089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8" table:style-name="ce3">
            <text:p>788</text:p>
          </table:table-cell>
          <table:table-cell office:value-type="string" table:style-name="ce7">
            <text:p>2547227992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89" table:style-name="ce3">
            <text:p>789</text:p>
          </table:table-cell>
          <table:table-cell office:value-type="string" table:style-name="ce7">
            <text:p>2547225140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0" table:style-name="ce3">
            <text:p>790</text:p>
          </table:table-cell>
          <table:table-cell office:value-type="string" table:style-name="ce7">
            <text:p>254757298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1" table:style-name="ce3">
            <text:p>791</text:p>
          </table:table-cell>
          <table:table-cell office:value-type="string" table:style-name="ce7">
            <text:p>2547910788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2" table:style-name="ce3">
            <text:p>792</text:p>
          </table:table-cell>
          <table:table-cell office:value-type="string" table:style-name="ce7">
            <text:p>2547179795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3" table:style-name="ce3">
            <text:p>793</text:p>
          </table:table-cell>
          <table:table-cell office:value-type="string" table:style-name="ce7">
            <text:p>2547227097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4" table:style-name="ce3">
            <text:p>794</text:p>
          </table:table-cell>
          <table:table-cell office:value-type="string" table:style-name="ce7">
            <text:p>2547420125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5" table:style-name="ce3">
            <text:p>795</text:p>
          </table:table-cell>
          <table:table-cell office:value-type="string" table:style-name="ce7">
            <text:p>2547404026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6" table:style-name="ce3">
            <text:p>796</text:p>
          </table:table-cell>
          <table:table-cell office:value-type="string" table:style-name="ce7">
            <text:p>2547216398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7" table:style-name="ce3">
            <text:p>797</text:p>
          </table:table-cell>
          <table:table-cell office:value-type="string" table:style-name="ce7">
            <text:p>2547032498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8" table:style-name="ce3">
            <text:p>798</text:p>
          </table:table-cell>
          <table:table-cell office:value-type="string" table:style-name="ce7">
            <text:p>2547219205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99" table:style-name="ce3">
            <text:p>799</text:p>
          </table:table-cell>
          <table:table-cell office:value-type="string" table:style-name="ce7">
            <text:p>2547269161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0" table:style-name="ce3">
            <text:p>800</text:p>
          </table:table-cell>
          <table:table-cell office:value-type="string" table:style-name="ce7">
            <text:p>2547229632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1" table:style-name="ce3">
            <text:p>801</text:p>
          </table:table-cell>
          <table:table-cell office:value-type="string" table:style-name="ce7">
            <text:p>2547224551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2" table:style-name="ce3">
            <text:p>802</text:p>
          </table:table-cell>
          <table:table-cell office:value-type="string" table:style-name="ce7">
            <text:p>2547217959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3" table:style-name="ce3">
            <text:p>803</text:p>
          </table:table-cell>
          <table:table-cell office:value-type="string" table:style-name="ce7">
            <text:p>2547232775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4" table:style-name="ce3">
            <text:p>804</text:p>
          </table:table-cell>
          <table:table-cell office:value-type="string" table:style-name="ce7">
            <text:p>2547228196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5" table:style-name="ce3">
            <text:p>805</text:p>
          </table:table-cell>
          <table:table-cell office:value-type="string" table:style-name="ce7">
            <text:p>2547054630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6" table:style-name="ce3">
            <text:p>806</text:p>
          </table:table-cell>
          <table:table-cell office:value-type="string" table:style-name="ce7">
            <text:p>2547229440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7" table:style-name="ce3">
            <text:p>807</text:p>
          </table:table-cell>
          <table:table-cell office:value-type="string" table:style-name="ce7">
            <text:p>2547242102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8" table:style-name="ce3">
            <text:p>808</text:p>
          </table:table-cell>
          <table:table-cell office:value-type="string" table:style-name="ce7">
            <text:p>2547226917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9" table:style-name="ce3">
            <text:p>809</text:p>
          </table:table-cell>
          <table:table-cell office:value-type="string" table:style-name="ce7">
            <text:p>2547105225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0" table:style-name="ce3">
            <text:p>810</text:p>
          </table:table-cell>
          <table:table-cell office:value-type="string" table:style-name="ce7">
            <text:p>2547194548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1" table:style-name="ce3">
            <text:p>811</text:p>
          </table:table-cell>
          <table:table-cell office:value-type="string" table:style-name="ce7">
            <text:p>2547213352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2" table:style-name="ce3">
            <text:p>812</text:p>
          </table:table-cell>
          <table:table-cell office:value-type="string" table:style-name="ce7">
            <text:p>2547184277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3" table:style-name="ce3">
            <text:p>813</text:p>
          </table:table-cell>
          <table:table-cell office:value-type="string" table:style-name="ce7">
            <text:p>2547142229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4" table:style-name="ce3">
            <text:p>814</text:p>
          </table:table-cell>
          <table:table-cell office:value-type="string" table:style-name="ce7">
            <text:p>2547202613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5" table:style-name="ce3">
            <text:p>815</text:p>
          </table:table-cell>
          <table:table-cell office:value-type="string" table:style-name="ce7">
            <text:p>2547216767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6" table:style-name="ce3">
            <text:p>816</text:p>
          </table:table-cell>
          <table:table-cell office:value-type="string" table:style-name="ce7">
            <text:p>2547168616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7" table:style-name="ce3">
            <text:p>817</text:p>
          </table:table-cell>
          <table:table-cell office:value-type="string" table:style-name="ce7">
            <text:p>2547204626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8" table:style-name="ce3">
            <text:p>818</text:p>
          </table:table-cell>
          <table:table-cell office:value-type="string" table:style-name="ce7">
            <text:p>2547295400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19" table:style-name="ce3">
            <text:p>819</text:p>
          </table:table-cell>
          <table:table-cell office:value-type="string" table:style-name="ce7">
            <text:p>2547227540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0" table:style-name="ce3">
            <text:p>820</text:p>
          </table:table-cell>
          <table:table-cell office:value-type="string" table:style-name="ce7">
            <text:p>2547225539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1" table:style-name="ce3">
            <text:p>821</text:p>
          </table:table-cell>
          <table:table-cell office:value-type="string" table:style-name="ce7">
            <text:p>2547228812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2" table:style-name="ce3">
            <text:p>822</text:p>
          </table:table-cell>
          <table:table-cell office:value-type="string" table:style-name="ce7">
            <text:p>2547223532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3" table:style-name="ce3">
            <text:p>823</text:p>
          </table:table-cell>
          <table:table-cell office:value-type="string" table:style-name="ce7">
            <text:p>2547214121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4" table:style-name="ce3">
            <text:p>824</text:p>
          </table:table-cell>
          <table:table-cell office:value-type="string" table:style-name="ce7">
            <text:p>2547282911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5" table:style-name="ce3">
            <text:p>825</text:p>
          </table:table-cell>
          <table:table-cell office:value-type="string" table:style-name="ce7">
            <text:p>2547268708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6" table:style-name="ce3">
            <text:p>826</text:p>
          </table:table-cell>
          <table:table-cell office:value-type="string" table:style-name="ce7">
            <text:p>2547139868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7" table:style-name="ce3">
            <text:p>827</text:p>
          </table:table-cell>
          <table:table-cell office:value-type="string" table:style-name="ce7">
            <text:p>2547212447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8" table:style-name="ce3">
            <text:p>828</text:p>
          </table:table-cell>
          <table:table-cell office:value-type="string" table:style-name="ce7">
            <text:p>2547228405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29" table:style-name="ce3">
            <text:p>829</text:p>
          </table:table-cell>
          <table:table-cell office:value-type="string" table:style-name="ce7">
            <text:p>2547224471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0" table:style-name="ce3">
            <text:p>830</text:p>
          </table:table-cell>
          <table:table-cell office:value-type="string" table:style-name="ce7">
            <text:p>2547174788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1" table:style-name="ce3">
            <text:p>831</text:p>
          </table:table-cell>
          <table:table-cell office:value-type="string" table:style-name="ce7">
            <text:p>2547216470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2" table:style-name="ce3">
            <text:p>832</text:p>
          </table:table-cell>
          <table:table-cell office:value-type="string" table:style-name="ce7">
            <text:p>2547229329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3" table:style-name="ce3">
            <text:p>833</text:p>
          </table:table-cell>
          <table:table-cell office:value-type="string" table:style-name="ce7">
            <text:p>2547050056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4" table:style-name="ce3">
            <text:p>834</text:p>
          </table:table-cell>
          <table:table-cell office:value-type="string" table:style-name="ce7">
            <text:p>2547079921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5" table:style-name="ce3">
            <text:p>835</text:p>
          </table:table-cell>
          <table:table-cell office:value-type="string" table:style-name="ce7">
            <text:p>2547226768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6" table:style-name="ce3">
            <text:p>836</text:p>
          </table:table-cell>
          <table:table-cell office:value-type="string" table:style-name="ce7">
            <text:p>2547409448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7" table:style-name="ce3">
            <text:p>837</text:p>
          </table:table-cell>
          <table:table-cell office:value-type="string" table:style-name="ce7">
            <text:p>2547050406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8" table:style-name="ce3">
            <text:p>838</text:p>
          </table:table-cell>
          <table:table-cell office:value-type="string" table:style-name="ce7">
            <text:p>2547229588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39" table:style-name="ce3">
            <text:p>839</text:p>
          </table:table-cell>
          <table:table-cell office:value-type="string" table:style-name="ce7">
            <text:p>2547047612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0" table:style-name="ce3">
            <text:p>840</text:p>
          </table:table-cell>
          <table:table-cell office:value-type="string" table:style-name="ce7">
            <text:p>2547202587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1" table:style-name="ce3">
            <text:p>841</text:p>
          </table:table-cell>
          <table:table-cell office:value-type="string" table:style-name="ce7">
            <text:p>2547416870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2" table:style-name="ce3">
            <text:p>842</text:p>
          </table:table-cell>
          <table:table-cell office:value-type="string" table:style-name="ce7">
            <text:p>2547228893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3" table:style-name="ce3">
            <text:p>843</text:p>
          </table:table-cell>
          <table:table-cell office:value-type="string" table:style-name="ce7">
            <text:p>254725204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4" table:style-name="ce3">
            <text:p>844</text:p>
          </table:table-cell>
          <table:table-cell office:value-type="string" table:style-name="ce7">
            <text:p>2547161640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5" table:style-name="ce3">
            <text:p>845</text:p>
          </table:table-cell>
          <table:table-cell office:value-type="string" table:style-name="ce7">
            <text:p>2547082891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6" table:style-name="ce3">
            <text:p>846</text:p>
          </table:table-cell>
          <table:table-cell office:value-type="string" table:style-name="ce7">
            <text:p>2547267831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7" table:style-name="ce3">
            <text:p>847</text:p>
          </table:table-cell>
          <table:table-cell office:value-type="string" table:style-name="ce7">
            <text:p>2547132362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8" table:style-name="ce3">
            <text:p>848</text:p>
          </table:table-cell>
          <table:table-cell office:value-type="string" table:style-name="ce7">
            <text:p>254721413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49" table:style-name="ce3">
            <text:p>849</text:p>
          </table:table-cell>
          <table:table-cell office:value-type="string" table:style-name="ce7">
            <text:p>2547049848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0" table:style-name="ce3">
            <text:p>850</text:p>
          </table:table-cell>
          <table:table-cell office:value-type="string" table:style-name="ce7">
            <text:p>2547227675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1" table:style-name="ce3">
            <text:p>851</text:p>
          </table:table-cell>
          <table:table-cell office:value-type="string" table:style-name="ce7">
            <text:p>254791181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2" table:style-name="ce3">
            <text:p>852</text:p>
          </table:table-cell>
          <table:table-cell office:value-type="string" table:style-name="ce7">
            <text:p>2547214388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3" table:style-name="ce3">
            <text:p>853</text:p>
          </table:table-cell>
          <table:table-cell office:value-type="string" table:style-name="ce7">
            <text:p>2547223509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4" table:style-name="ce3">
            <text:p>854</text:p>
          </table:table-cell>
          <table:table-cell office:value-type="string" table:style-name="ce7">
            <text:p>2547229660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5" table:style-name="ce3">
            <text:p>855</text:p>
          </table:table-cell>
          <table:table-cell office:value-type="string" table:style-name="ce7">
            <text:p>2547217367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6" table:style-name="ce3">
            <text:p>856</text:p>
          </table:table-cell>
          <table:table-cell office:value-type="string" table:style-name="ce7">
            <text:p>2547223218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7" table:style-name="ce3">
            <text:p>857</text:p>
          </table:table-cell>
          <table:table-cell office:value-type="string" table:style-name="ce7">
            <text:p>2547227783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8" table:style-name="ce3">
            <text:p>858</text:p>
          </table:table-cell>
          <table:table-cell office:value-type="string" table:style-name="ce7">
            <text:p>2547242374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9" table:style-name="ce3">
            <text:p>859</text:p>
          </table:table-cell>
          <table:table-cell office:value-type="string" table:style-name="ce7">
            <text:p>2547223986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0" table:style-name="ce3">
            <text:p>860</text:p>
          </table:table-cell>
          <table:table-cell office:value-type="string" table:style-name="ce7">
            <text:p>2547169804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1" table:style-name="ce3">
            <text:p>861</text:p>
          </table:table-cell>
          <table:table-cell office:value-type="string" table:style-name="ce7">
            <text:p>2547055698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2" table:style-name="ce3">
            <text:p>862</text:p>
          </table:table-cell>
          <table:table-cell office:value-type="string" table:style-name="ce7">
            <text:p>2547165459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3" table:style-name="ce3">
            <text:p>863</text:p>
          </table:table-cell>
          <table:table-cell office:value-type="string" table:style-name="ce7">
            <text:p>2547013104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4" table:style-name="ce3">
            <text:p>864</text:p>
          </table:table-cell>
          <table:table-cell office:value-type="string" table:style-name="ce7">
            <text:p>2547218298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5" table:style-name="ce3">
            <text:p>865</text:p>
          </table:table-cell>
          <table:table-cell office:value-type="string" table:style-name="ce7">
            <text:p>2547217392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6" table:style-name="ce3">
            <text:p>866</text:p>
          </table:table-cell>
          <table:table-cell office:value-type="string" table:style-name="ce7">
            <text:p>254715733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7" table:style-name="ce3">
            <text:p>867</text:p>
          </table:table-cell>
          <table:table-cell office:value-type="string" table:style-name="ce7">
            <text:p>2547227899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8" table:style-name="ce3">
            <text:p>868</text:p>
          </table:table-cell>
          <table:table-cell office:value-type="string" table:style-name="ce7">
            <text:p>254722657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9" table:style-name="ce3">
            <text:p>869</text:p>
          </table:table-cell>
          <table:table-cell office:value-type="string" table:style-name="ce7">
            <text:p>2547227429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0" table:style-name="ce3">
            <text:p>870</text:p>
          </table:table-cell>
          <table:table-cell office:value-type="string" table:style-name="ce7">
            <text:p>2547216905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1" table:style-name="ce3">
            <text:p>871</text:p>
          </table:table-cell>
          <table:table-cell office:value-type="string" table:style-name="ce7">
            <text:p>2547421016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2" table:style-name="ce3">
            <text:p>872</text:p>
          </table:table-cell>
          <table:table-cell office:value-type="string" table:style-name="ce7">
            <text:p>2547298000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3" table:style-name="ce3">
            <text:p>873</text:p>
          </table:table-cell>
          <table:table-cell office:value-type="string" table:style-name="ce7">
            <text:p>2547226479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4" table:style-name="ce3">
            <text:p>874</text:p>
          </table:table-cell>
          <table:table-cell office:value-type="string" table:style-name="ce7">
            <text:p>2547228502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5" table:style-name="ce3">
            <text:p>875</text:p>
          </table:table-cell>
          <table:table-cell office:value-type="string" table:style-name="ce7">
            <text:p>2547108564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6" table:style-name="ce3">
            <text:p>876</text:p>
          </table:table-cell>
          <table:table-cell office:value-type="string" table:style-name="ce7">
            <text:p>2547211212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7" table:style-name="ce3">
            <text:p>877</text:p>
          </table:table-cell>
          <table:table-cell office:value-type="string" table:style-name="ce7">
            <text:p>2547216227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8" table:style-name="ce3">
            <text:p>878</text:p>
          </table:table-cell>
          <table:table-cell office:value-type="string" table:style-name="ce7">
            <text:p>2547088438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79" table:style-name="ce3">
            <text:p>879</text:p>
          </table:table-cell>
          <table:table-cell office:value-type="string" table:style-name="ce7">
            <text:p>2547218556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0" table:style-name="ce3">
            <text:p>880</text:p>
          </table:table-cell>
          <table:table-cell office:value-type="string" table:style-name="ce7">
            <text:p>2547222242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1" table:style-name="ce3">
            <text:p>881</text:p>
          </table:table-cell>
          <table:table-cell office:value-type="string" table:style-name="ce7">
            <text:p>2547213367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2" table:style-name="ce3">
            <text:p>882</text:p>
          </table:table-cell>
          <table:table-cell office:value-type="string" table:style-name="ce7">
            <text:p>2547254342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3" table:style-name="ce3">
            <text:p>883</text:p>
          </table:table-cell>
          <table:table-cell office:value-type="string" table:style-name="ce7">
            <text:p>2547233254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4" table:style-name="ce3">
            <text:p>884</text:p>
          </table:table-cell>
          <table:table-cell office:value-type="string" table:style-name="ce7">
            <text:p>2547237356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5" table:style-name="ce3">
            <text:p>885</text:p>
          </table:table-cell>
          <table:table-cell office:value-type="string" table:style-name="ce7">
            <text:p>2547227055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6" table:style-name="ce3">
            <text:p>886</text:p>
          </table:table-cell>
          <table:table-cell office:value-type="string" table:style-name="ce7">
            <text:p>2547216892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7" table:style-name="ce3">
            <text:p>887</text:p>
          </table:table-cell>
          <table:table-cell office:value-type="string" table:style-name="ce7">
            <text:p>254725834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8" table:style-name="ce3">
            <text:p>888</text:p>
          </table:table-cell>
          <table:table-cell office:value-type="string" table:style-name="ce7">
            <text:p>2547228347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89" table:style-name="ce3">
            <text:p>889</text:p>
          </table:table-cell>
          <table:table-cell office:value-type="string" table:style-name="ce7">
            <text:p>2547225149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0" table:style-name="ce3">
            <text:p>890</text:p>
          </table:table-cell>
          <table:table-cell office:value-type="string" table:style-name="ce7">
            <text:p>2547218123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1" table:style-name="ce3">
            <text:p>891</text:p>
          </table:table-cell>
          <table:table-cell office:value-type="string" table:style-name="ce7">
            <text:p>254715555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2" table:style-name="ce3">
            <text:p>892</text:p>
          </table:table-cell>
          <table:table-cell office:value-type="string" table:style-name="ce7">
            <text:p>2547223384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3" table:style-name="ce3">
            <text:p>893</text:p>
          </table:table-cell>
          <table:table-cell office:value-type="string" table:style-name="ce7">
            <text:p>2547261566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4" table:style-name="ce3">
            <text:p>894</text:p>
          </table:table-cell>
          <table:table-cell office:value-type="string" table:style-name="ce7">
            <text:p>2547241331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5" table:style-name="ce3">
            <text:p>895</text:p>
          </table:table-cell>
          <table:table-cell office:value-type="string" table:style-name="ce7">
            <text:p>2547223541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6" table:style-name="ce3">
            <text:p>896</text:p>
          </table:table-cell>
          <table:table-cell office:value-type="string" table:style-name="ce7">
            <text:p>2547227582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7" table:style-name="ce3">
            <text:p>897</text:p>
          </table:table-cell>
          <table:table-cell office:value-type="string" table:style-name="ce7">
            <text:p>2547040249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8" table:style-name="ce3">
            <text:p>898</text:p>
          </table:table-cell>
          <table:table-cell office:value-type="string" table:style-name="ce7">
            <text:p>2547983365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99" table:style-name="ce3">
            <text:p>899</text:p>
          </table:table-cell>
          <table:table-cell office:value-type="string" table:style-name="ce7">
            <text:p>2547222352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0" table:style-name="ce3">
            <text:p>900</text:p>
          </table:table-cell>
          <table:table-cell office:value-type="string" table:style-name="ce7">
            <text:p>2547133585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1" table:style-name="ce3">
            <text:p>901</text:p>
          </table:table-cell>
          <table:table-cell office:value-type="string" table:style-name="ce7">
            <text:p>2547037169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2" table:style-name="ce3">
            <text:p>902</text:p>
          </table:table-cell>
          <table:table-cell office:value-type="string" table:style-name="ce7">
            <text:p>2547228192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3" table:style-name="ce3">
            <text:p>903</text:p>
          </table:table-cell>
          <table:table-cell office:value-type="string" table:style-name="ce7">
            <text:p>2547280094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4" table:style-name="ce3">
            <text:p>904</text:p>
          </table:table-cell>
          <table:table-cell office:value-type="string" table:style-name="ce7">
            <text:p>2547254765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5" table:style-name="ce3">
            <text:p>905</text:p>
          </table:table-cell>
          <table:table-cell office:value-type="string" table:style-name="ce7">
            <text:p>2547940486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6" table:style-name="ce3">
            <text:p>906</text:p>
          </table:table-cell>
          <table:table-cell office:value-type="string" table:style-name="ce7">
            <text:p>2547219139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7" table:style-name="ce3">
            <text:p>907</text:p>
          </table:table-cell>
          <table:table-cell office:value-type="string" table:style-name="ce7">
            <text:p>2547269007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8" table:style-name="ce3">
            <text:p>908</text:p>
          </table:table-cell>
          <table:table-cell office:value-type="string" table:style-name="ce7">
            <text:p>2547222797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9" table:style-name="ce3">
            <text:p>909</text:p>
          </table:table-cell>
          <table:table-cell office:value-type="string" table:style-name="ce7">
            <text:p>2547222560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0" table:style-name="ce3">
            <text:p>910</text:p>
          </table:table-cell>
          <table:table-cell office:value-type="string" table:style-name="ce7">
            <text:p>2547049208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1" table:style-name="ce3">
            <text:p>911</text:p>
          </table:table-cell>
          <table:table-cell office:value-type="string" table:style-name="ce7">
            <text:p>2547239618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2" table:style-name="ce3">
            <text:p>912</text:p>
          </table:table-cell>
          <table:table-cell office:value-type="string" table:style-name="ce7">
            <text:p>2547218348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3" table:style-name="ce3">
            <text:p>913</text:p>
          </table:table-cell>
          <table:table-cell office:value-type="string" table:style-name="ce7">
            <text:p>254721498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4" table:style-name="ce3">
            <text:p>914</text:p>
          </table:table-cell>
          <table:table-cell office:value-type="string" table:style-name="ce7">
            <text:p>2547225292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5" table:style-name="ce3">
            <text:p>915</text:p>
          </table:table-cell>
          <table:table-cell office:value-type="string" table:style-name="ce7">
            <text:p>2547283841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6" table:style-name="ce3">
            <text:p>916</text:p>
          </table:table-cell>
          <table:table-cell office:value-type="string" table:style-name="ce7">
            <text:p>2547076193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7" table:style-name="ce3">
            <text:p>917</text:p>
          </table:table-cell>
          <table:table-cell office:value-type="string" table:style-name="ce7">
            <text:p>2547227142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8" table:style-name="ce3">
            <text:p>918</text:p>
          </table:table-cell>
          <table:table-cell office:value-type="string" table:style-name="ce7">
            <text:p>2547227683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19" table:style-name="ce3">
            <text:p>919</text:p>
          </table:table-cell>
          <table:table-cell office:value-type="string" table:style-name="ce7">
            <text:p>2547292250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0" table:style-name="ce3">
            <text:p>920</text:p>
          </table:table-cell>
          <table:table-cell office:value-type="string" table:style-name="ce7">
            <text:p>2547227668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1" table:style-name="ce3">
            <text:p>921</text:p>
          </table:table-cell>
          <table:table-cell office:value-type="string" table:style-name="ce7">
            <text:p>2547277441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2" table:style-name="ce3">
            <text:p>922</text:p>
          </table:table-cell>
          <table:table-cell office:value-type="string" table:style-name="ce7">
            <text:p>2547204726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3" table:style-name="ce3">
            <text:p>923</text:p>
          </table:table-cell>
          <table:table-cell office:value-type="string" table:style-name="ce7">
            <text:p>2547158900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4" table:style-name="ce3">
            <text:p>924</text:p>
          </table:table-cell>
          <table:table-cell office:value-type="string" table:style-name="ce7">
            <text:p>2547229251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5" table:style-name="ce3">
            <text:p>925</text:p>
          </table:table-cell>
          <table:table-cell office:value-type="string" table:style-name="ce7">
            <text:p>2547241753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6" table:style-name="ce3">
            <text:p>926</text:p>
          </table:table-cell>
          <table:table-cell office:value-type="string" table:style-name="ce7">
            <text:p>2547214681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7" table:style-name="ce3">
            <text:p>927</text:p>
          </table:table-cell>
          <table:table-cell office:value-type="string" table:style-name="ce7">
            <text:p>2547130566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8" table:style-name="ce3">
            <text:p>928</text:p>
          </table:table-cell>
          <table:table-cell office:value-type="string" table:style-name="ce7">
            <text:p>2547944601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29" table:style-name="ce3">
            <text:p>929</text:p>
          </table:table-cell>
          <table:table-cell office:value-type="string" table:style-name="ce7">
            <text:p>2547203806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0" table:style-name="ce3">
            <text:p>930</text:p>
          </table:table-cell>
          <table:table-cell office:value-type="string" table:style-name="ce7">
            <text:p>2547248674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1" table:style-name="ce3">
            <text:p>931</text:p>
          </table:table-cell>
          <table:table-cell office:value-type="string" table:style-name="ce7">
            <text:p>2547218896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2" table:style-name="ce3">
            <text:p>932</text:p>
          </table:table-cell>
          <table:table-cell office:value-type="string" table:style-name="ce7">
            <text:p>2547228144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3" table:style-name="ce3">
            <text:p>933</text:p>
          </table:table-cell>
          <table:table-cell office:value-type="string" table:style-name="ce7">
            <text:p>2547160055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4" table:style-name="ce3">
            <text:p>934</text:p>
          </table:table-cell>
          <table:table-cell office:value-type="string" table:style-name="ce7">
            <text:p>2547429419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5" table:style-name="ce3">
            <text:p>935</text:p>
          </table:table-cell>
          <table:table-cell office:value-type="string" table:style-name="ce7">
            <text:p>2547224021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6" table:style-name="ce3">
            <text:p>936</text:p>
          </table:table-cell>
          <table:table-cell office:value-type="string" table:style-name="ce7">
            <text:p>2547253128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7" table:style-name="ce3">
            <text:p>937</text:p>
          </table:table-cell>
          <table:table-cell office:value-type="string" table:style-name="ce7">
            <text:p>2547207248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8" table:style-name="ce3">
            <text:p>938</text:p>
          </table:table-cell>
          <table:table-cell office:value-type="string" table:style-name="ce7">
            <text:p>2547212409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39" table:style-name="ce3">
            <text:p>939</text:p>
          </table:table-cell>
          <table:table-cell office:value-type="string" table:style-name="ce7">
            <text:p>2547046462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0" table:style-name="ce3">
            <text:p>940</text:p>
          </table:table-cell>
          <table:table-cell office:value-type="string" table:style-name="ce7">
            <text:p>2547207944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1" table:style-name="ce3">
            <text:p>941</text:p>
          </table:table-cell>
          <table:table-cell office:value-type="string" table:style-name="ce7">
            <text:p>254721123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2" table:style-name="ce3">
            <text:p>942</text:p>
          </table:table-cell>
          <table:table-cell office:value-type="string" table:style-name="ce7">
            <text:p>2547223776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3" table:style-name="ce3">
            <text:p>943</text:p>
          </table:table-cell>
          <table:table-cell office:value-type="string" table:style-name="ce7">
            <text:p>2547221135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4" table:style-name="ce3">
            <text:p>944</text:p>
          </table:table-cell>
          <table:table-cell office:value-type="string" table:style-name="ce7">
            <text:p>2547270971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5" table:style-name="ce3">
            <text:p>945</text:p>
          </table:table-cell>
          <table:table-cell office:value-type="string" table:style-name="ce7">
            <text:p>2547217026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6" table:style-name="ce3">
            <text:p>946</text:p>
          </table:table-cell>
          <table:table-cell office:value-type="string" table:style-name="ce7">
            <text:p>2547208200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7" table:style-name="ce3">
            <text:p>947</text:p>
          </table:table-cell>
          <table:table-cell office:value-type="string" table:style-name="ce7">
            <text:p>2547237691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8" table:style-name="ce3">
            <text:p>948</text:p>
          </table:table-cell>
          <table:table-cell office:value-type="string" table:style-name="ce7">
            <text:p>2547423648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49" table:style-name="ce3">
            <text:p>949</text:p>
          </table:table-cell>
          <table:table-cell office:value-type="string" table:style-name="ce7">
            <text:p>2547232188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0" table:style-name="ce3">
            <text:p>950</text:p>
          </table:table-cell>
          <table:table-cell office:value-type="string" table:style-name="ce7">
            <text:p>2547209646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1" table:style-name="ce3">
            <text:p>951</text:p>
          </table:table-cell>
          <table:table-cell office:value-type="string" table:style-name="ce7">
            <text:p>254722681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2" table:style-name="ce3">
            <text:p>952</text:p>
          </table:table-cell>
          <table:table-cell office:value-type="string" table:style-name="ce7">
            <text:p>2547227114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3" table:style-name="ce3">
            <text:p>953</text:p>
          </table:table-cell>
          <table:table-cell office:value-type="string" table:style-name="ce7">
            <text:p>2547489319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4" table:style-name="ce3">
            <text:p>954</text:p>
          </table:table-cell>
          <table:table-cell office:value-type="string" table:style-name="ce7">
            <text:p>2547208652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5" table:style-name="ce3">
            <text:p>955</text:p>
          </table:table-cell>
          <table:table-cell office:value-type="string" table:style-name="ce7">
            <text:p>2547227618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6" table:style-name="ce3">
            <text:p>956</text:p>
          </table:table-cell>
          <table:table-cell office:value-type="string" table:style-name="ce7">
            <text:p>2547215875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7" table:style-name="ce3">
            <text:p>957</text:p>
          </table:table-cell>
          <table:table-cell office:value-type="string" table:style-name="ce7">
            <text:p>2547219516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8" table:style-name="ce3">
            <text:p>958</text:p>
          </table:table-cell>
          <table:table-cell office:value-type="string" table:style-name="ce7">
            <text:p>2547935958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59" table:style-name="ce3">
            <text:p>959</text:p>
          </table:table-cell>
          <table:table-cell office:value-type="string" table:style-name="ce7">
            <text:p>2547007027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0" table:style-name="ce3">
            <text:p>960</text:p>
          </table:table-cell>
          <table:table-cell office:value-type="string" table:style-name="ce7">
            <text:p>2547058068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1" table:style-name="ce3">
            <text:p>961</text:p>
          </table:table-cell>
          <table:table-cell office:value-type="string" table:style-name="ce7">
            <text:p>254725556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2" table:style-name="ce3">
            <text:p>962</text:p>
          </table:table-cell>
          <table:table-cell office:value-type="string" table:style-name="ce7">
            <text:p>2547223710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3" table:style-name="ce3">
            <text:p>963</text:p>
          </table:table-cell>
          <table:table-cell office:value-type="string" table:style-name="ce7">
            <text:p>2547232900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4" table:style-name="ce3">
            <text:p>964</text:p>
          </table:table-cell>
          <table:table-cell office:value-type="string" table:style-name="ce7">
            <text:p>2547226640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5" table:style-name="ce3">
            <text:p>965</text:p>
          </table:table-cell>
          <table:table-cell office:value-type="string" table:style-name="ce7">
            <text:p>2547212902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6" table:style-name="ce3">
            <text:p>966</text:p>
          </table:table-cell>
          <table:table-cell office:value-type="string" table:style-name="ce7">
            <text:p>2547042146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7" table:style-name="ce3">
            <text:p>967</text:p>
          </table:table-cell>
          <table:table-cell office:value-type="string" table:style-name="ce7">
            <text:p>2547284944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8" table:style-name="ce3">
            <text:p>968</text:p>
          </table:table-cell>
          <table:table-cell office:value-type="string" table:style-name="ce7">
            <text:p>2547249006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69" table:style-name="ce3">
            <text:p>969</text:p>
          </table:table-cell>
          <table:table-cell office:value-type="string" table:style-name="ce7">
            <text:p>2547015319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0" table:style-name="ce3">
            <text:p>970</text:p>
          </table:table-cell>
          <table:table-cell office:value-type="string" table:style-name="ce7">
            <text:p>2547223550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1" table:style-name="ce3">
            <text:p>971</text:p>
          </table:table-cell>
          <table:table-cell office:value-type="string" table:style-name="ce7">
            <text:p>2547021577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2" table:style-name="ce3">
            <text:p>972</text:p>
          </table:table-cell>
          <table:table-cell office:value-type="string" table:style-name="ce7">
            <text:p>2547261610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3" table:style-name="ce3">
            <text:p>973</text:p>
          </table:table-cell>
          <table:table-cell office:value-type="string" table:style-name="ce7">
            <text:p>2547214703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4" table:style-name="ce3">
            <text:p>974</text:p>
          </table:table-cell>
          <table:table-cell office:value-type="string" table:style-name="ce7">
            <text:p>2547259490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5" table:style-name="ce3">
            <text:p>975</text:p>
          </table:table-cell>
          <table:table-cell office:value-type="string" table:style-name="ce7">
            <text:p>2547234643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6" table:style-name="ce3">
            <text:p>976</text:p>
          </table:table-cell>
          <table:table-cell office:value-type="string" table:style-name="ce7">
            <text:p>254704629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7" table:style-name="ce3">
            <text:p>977</text:p>
          </table:table-cell>
          <table:table-cell office:value-type="string" table:style-name="ce7">
            <text:p>2547285278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8" table:style-name="ce3">
            <text:p>978</text:p>
          </table:table-cell>
          <table:table-cell office:value-type="string" table:style-name="ce7">
            <text:p>2547268946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79" table:style-name="ce3">
            <text:p>979</text:p>
          </table:table-cell>
          <table:table-cell office:value-type="string" table:style-name="ce7">
            <text:p>2547245017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0" table:style-name="ce3">
            <text:p>980</text:p>
          </table:table-cell>
          <table:table-cell office:value-type="string" table:style-name="ce7">
            <text:p>2547222410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1" table:style-name="ce3">
            <text:p>981</text:p>
          </table:table-cell>
          <table:table-cell office:value-type="string" table:style-name="ce7">
            <text:p>2547209031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2" table:style-name="ce3">
            <text:p>982</text:p>
          </table:table-cell>
          <table:table-cell office:value-type="string" table:style-name="ce7">
            <text:p>2547279048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3" table:style-name="ce3">
            <text:p>983</text:p>
          </table:table-cell>
          <table:table-cell office:value-type="string" table:style-name="ce7">
            <text:p>2547201221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4" table:style-name="ce3">
            <text:p>984</text:p>
          </table:table-cell>
          <table:table-cell office:value-type="string" table:style-name="ce7">
            <text:p>2547252386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5" table:style-name="ce3">
            <text:p>985</text:p>
          </table:table-cell>
          <table:table-cell office:value-type="string" table:style-name="ce7">
            <text:p>2547245399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6" table:style-name="ce3">
            <text:p>986</text:p>
          </table:table-cell>
          <table:table-cell office:value-type="string" table:style-name="ce7">
            <text:p>2547205537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7" table:style-name="ce3">
            <text:p>987</text:p>
          </table:table-cell>
          <table:table-cell office:value-type="string" table:style-name="ce7">
            <text:p>2547213034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8" table:style-name="ce3">
            <text:p>988</text:p>
          </table:table-cell>
          <table:table-cell office:value-type="string" table:style-name="ce7">
            <text:p>254710217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9" table:style-name="ce3">
            <text:p>989</text:p>
          </table:table-cell>
          <table:table-cell office:value-type="string" table:style-name="ce7">
            <text:p>2547004475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0" table:style-name="ce3">
            <text:p>990</text:p>
          </table:table-cell>
          <table:table-cell office:value-type="string" table:style-name="ce7">
            <text:p>2547247425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1" table:style-name="ce3">
            <text:p>991</text:p>
          </table:table-cell>
          <table:table-cell office:value-type="string" table:style-name="ce7">
            <text:p>2547239906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2" table:style-name="ce3">
            <text:p>992</text:p>
          </table:table-cell>
          <table:table-cell office:value-type="string" table:style-name="ce7">
            <text:p>2547079689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3" table:style-name="ce3">
            <text:p>993</text:p>
          </table:table-cell>
          <table:table-cell office:value-type="string" table:style-name="ce7">
            <text:p>254725708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4" table:style-name="ce3">
            <text:p>994</text:p>
          </table:table-cell>
          <table:table-cell office:value-type="string" table:style-name="ce7">
            <text:p>2547155047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5" table:style-name="ce3">
            <text:p>995</text:p>
          </table:table-cell>
          <table:table-cell office:value-type="string" table:style-name="ce7">
            <text:p>2547216497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6" table:style-name="ce3">
            <text:p>996</text:p>
          </table:table-cell>
          <table:table-cell office:value-type="string" table:style-name="ce7">
            <text:p>2547128125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7" table:style-name="ce3">
            <text:p>997</text:p>
          </table:table-cell>
          <table:table-cell office:value-type="string" table:style-name="ce7">
            <text:p>2547257152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8" table:style-name="ce3">
            <text:p>998</text:p>
          </table:table-cell>
          <table:table-cell office:value-type="string" table:style-name="ce7">
            <text:p>2547207999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99" table:style-name="ce3">
            <text:p>999</text:p>
          </table:table-cell>
          <table:table-cell office:value-type="string" table:style-name="ce7">
            <text:p>2547227037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0" table:style-name="ce3">
            <text:p>1000</text:p>
          </table:table-cell>
          <table:table-cell office:value-type="string" table:style-name="ce7">
            <text:p>2547227565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1" table:style-name="ce3">
            <text:p>1001</text:p>
          </table:table-cell>
          <table:table-cell office:value-type="string" table:style-name="ce7">
            <text:p>2547087961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2" table:style-name="ce3">
            <text:p>1002</text:p>
          </table:table-cell>
          <table:table-cell office:value-type="string" table:style-name="ce7">
            <text:p>254722899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3" table:style-name="ce3">
            <text:p>1003</text:p>
          </table:table-cell>
          <table:table-cell office:value-type="string" table:style-name="ce7">
            <text:p>2547214863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4" table:style-name="ce3">
            <text:p>1004</text:p>
          </table:table-cell>
          <table:table-cell office:value-type="string" table:style-name="ce7">
            <text:p>2547228748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5" table:style-name="ce3">
            <text:p>1005</text:p>
          </table:table-cell>
          <table:table-cell office:value-type="string" table:style-name="ce7">
            <text:p>2547224764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6" table:style-name="ce3">
            <text:p>1006</text:p>
          </table:table-cell>
          <table:table-cell office:value-type="string" table:style-name="ce7">
            <text:p>2547943789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7" table:style-name="ce3">
            <text:p>1007</text:p>
          </table:table-cell>
          <table:table-cell office:value-type="string" table:style-name="ce7">
            <text:p>2547261276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8" table:style-name="ce3">
            <text:p>1008</text:p>
          </table:table-cell>
          <table:table-cell office:value-type="string" table:style-name="ce7">
            <text:p>2547244234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9" table:style-name="ce3">
            <text:p>1009</text:p>
          </table:table-cell>
          <table:table-cell office:value-type="string" table:style-name="ce7">
            <text:p>2547214164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0" table:style-name="ce3">
            <text:p>1010</text:p>
          </table:table-cell>
          <table:table-cell office:value-type="string" table:style-name="ce7">
            <text:p>2547218830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1" table:style-name="ce3">
            <text:p>1011</text:p>
          </table:table-cell>
          <table:table-cell office:value-type="string" table:style-name="ce7">
            <text:p>254722134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2" table:style-name="ce3">
            <text:p>1012</text:p>
          </table:table-cell>
          <table:table-cell office:value-type="string" table:style-name="ce7">
            <text:p>2547293355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3" table:style-name="ce3">
            <text:p>1013</text:p>
          </table:table-cell>
          <table:table-cell office:value-type="string" table:style-name="ce7">
            <text:p>2547228665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4" table:style-name="ce3">
            <text:p>1014</text:p>
          </table:table-cell>
          <table:table-cell office:value-type="string" table:style-name="ce7">
            <text:p>2547247064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5" table:style-name="ce3">
            <text:p>1015</text:p>
          </table:table-cell>
          <table:table-cell office:value-type="string" table:style-name="ce7">
            <text:p>2547134632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6" table:style-name="ce3">
            <text:p>1016</text:p>
          </table:table-cell>
          <table:table-cell office:value-type="string" table:style-name="ce7">
            <text:p>2547226461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7" table:style-name="ce3">
            <text:p>1017</text:p>
          </table:table-cell>
          <table:table-cell office:value-type="string" table:style-name="ce7">
            <text:p>2547128569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8" table:style-name="ce3">
            <text:p>1018</text:p>
          </table:table-cell>
          <table:table-cell office:value-type="string" table:style-name="ce7">
            <text:p>2547258884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19" table:style-name="ce3">
            <text:p>1019</text:p>
          </table:table-cell>
          <table:table-cell office:value-type="string" table:style-name="ce7">
            <text:p>2547293327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0" table:style-name="ce3">
            <text:p>1020</text:p>
          </table:table-cell>
          <table:table-cell office:value-type="string" table:style-name="ce7">
            <text:p>2547246425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1" table:style-name="ce3">
            <text:p>1021</text:p>
          </table:table-cell>
          <table:table-cell office:value-type="string" table:style-name="ce7">
            <text:p>2547203282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2" table:style-name="ce3">
            <text:p>1022</text:p>
          </table:table-cell>
          <table:table-cell office:value-type="string" table:style-name="ce7">
            <text:p>2547146972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3" table:style-name="ce3">
            <text:p>1023</text:p>
          </table:table-cell>
          <table:table-cell office:value-type="string" table:style-name="ce7">
            <text:p>2547227854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4" table:style-name="ce3">
            <text:p>1024</text:p>
          </table:table-cell>
          <table:table-cell office:value-type="string" table:style-name="ce7">
            <text:p>2547287758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5" table:style-name="ce3">
            <text:p>1025</text:p>
          </table:table-cell>
          <table:table-cell office:value-type="string" table:style-name="ce7">
            <text:p>2547217704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6" table:style-name="ce3">
            <text:p>1026</text:p>
          </table:table-cell>
          <table:table-cell office:value-type="string" table:style-name="ce7">
            <text:p>2547402363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7" table:style-name="ce3">
            <text:p>1027</text:p>
          </table:table-cell>
          <table:table-cell office:value-type="string" table:style-name="ce7">
            <text:p>2547130327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8" table:style-name="ce3">
            <text:p>1028</text:p>
          </table:table-cell>
          <table:table-cell office:value-type="string" table:style-name="ce7">
            <text:p>2547227152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29" table:style-name="ce3">
            <text:p>1029</text:p>
          </table:table-cell>
          <table:table-cell office:value-type="string" table:style-name="ce7">
            <text:p>2547212044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0" table:style-name="ce3">
            <text:p>1030</text:p>
          </table:table-cell>
          <table:table-cell office:value-type="string" table:style-name="ce7">
            <text:p>2547224766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1" table:style-name="ce3">
            <text:p>1031</text:p>
          </table:table-cell>
          <table:table-cell office:value-type="string" table:style-name="ce7">
            <text:p>2547232902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2" table:style-name="ce3">
            <text:p>1032</text:p>
          </table:table-cell>
          <table:table-cell office:value-type="string" table:style-name="ce7">
            <text:p>2547198553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3" table:style-name="ce3">
            <text:p>1033</text:p>
          </table:table-cell>
          <table:table-cell office:value-type="string" table:style-name="ce7">
            <text:p>2547162462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4" table:style-name="ce3">
            <text:p>1034</text:p>
          </table:table-cell>
          <table:table-cell office:value-type="string" table:style-name="ce7">
            <text:p>2547484634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5" table:style-name="ce3">
            <text:p>1035</text:p>
          </table:table-cell>
          <table:table-cell office:value-type="string" table:style-name="ce7">
            <text:p>2547244926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6" table:style-name="ce3">
            <text:p>1036</text:p>
          </table:table-cell>
          <table:table-cell office:value-type="string" table:style-name="ce7">
            <text:p>2547682628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7" table:style-name="ce3">
            <text:p>1037</text:p>
          </table:table-cell>
          <table:table-cell office:value-type="string" table:style-name="ce7">
            <text:p>2547242843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8" table:style-name="ce3">
            <text:p>1038</text:p>
          </table:table-cell>
          <table:table-cell office:value-type="string" table:style-name="ce7">
            <text:p>254722609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39" table:style-name="ce3">
            <text:p>1039</text:p>
          </table:table-cell>
          <table:table-cell office:value-type="string" table:style-name="ce7">
            <text:p>2547187287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0" table:style-name="ce3">
            <text:p>1040</text:p>
          </table:table-cell>
          <table:table-cell office:value-type="string" table:style-name="ce7">
            <text:p>2547048650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1" table:style-name="ce3">
            <text:p>1041</text:p>
          </table:table-cell>
          <table:table-cell office:value-type="string" table:style-name="ce7">
            <text:p>2547227760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2" table:style-name="ce3">
            <text:p>1042</text:p>
          </table:table-cell>
          <table:table-cell office:value-type="string" table:style-name="ce7">
            <text:p>2547035483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3" table:style-name="ce3">
            <text:p>1043</text:p>
          </table:table-cell>
          <table:table-cell office:value-type="string" table:style-name="ce7">
            <text:p>2547285748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4" table:style-name="ce3">
            <text:p>1044</text:p>
          </table:table-cell>
          <table:table-cell office:value-type="string" table:style-name="ce7">
            <text:p>2547223857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5" table:style-name="ce3">
            <text:p>1045</text:p>
          </table:table-cell>
          <table:table-cell office:value-type="string" table:style-name="ce7">
            <text:p>2547175568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6" table:style-name="ce3">
            <text:p>1046</text:p>
          </table:table-cell>
          <table:table-cell office:value-type="string" table:style-name="ce7">
            <text:p>2547324602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7" table:style-name="ce3">
            <text:p>1047</text:p>
          </table:table-cell>
          <table:table-cell office:value-type="string" table:style-name="ce7">
            <text:p>2547059174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8" table:style-name="ce3">
            <text:p>1048</text:p>
          </table:table-cell>
          <table:table-cell office:value-type="string" table:style-name="ce7">
            <text:p>2547225150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9" table:style-name="ce3">
            <text:p>1049</text:p>
          </table:table-cell>
          <table:table-cell office:value-type="string" table:style-name="ce7">
            <text:p>2547252179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0" table:style-name="ce3">
            <text:p>1050</text:p>
          </table:table-cell>
          <table:table-cell office:value-type="string" table:style-name="ce7">
            <text:p>2547211583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1" table:style-name="ce3">
            <text:p>1051</text:p>
          </table:table-cell>
          <table:table-cell office:value-type="string" table:style-name="ce7">
            <text:p>2547249357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2" table:style-name="ce3">
            <text:p>1052</text:p>
          </table:table-cell>
          <table:table-cell office:value-type="string" table:style-name="ce7">
            <text:p>2547155762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3" table:style-name="ce3">
            <text:p>1053</text:p>
          </table:table-cell>
          <table:table-cell office:value-type="string" table:style-name="ce7">
            <text:p>2547217733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4" table:style-name="ce3">
            <text:p>1054</text:p>
          </table:table-cell>
          <table:table-cell office:value-type="string" table:style-name="ce7">
            <text:p>2547236590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5" table:style-name="ce3">
            <text:p>1055</text:p>
          </table:table-cell>
          <table:table-cell office:value-type="string" table:style-name="ce7">
            <text:p>2547224019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6" table:style-name="ce3">
            <text:p>1056</text:p>
          </table:table-cell>
          <table:table-cell office:value-type="string" table:style-name="ce7">
            <text:p>2547945738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7" table:style-name="ce3">
            <text:p>1057</text:p>
          </table:table-cell>
          <table:table-cell office:value-type="string" table:style-name="ce7">
            <text:p>254718039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8" table:style-name="ce3">
            <text:p>1058</text:p>
          </table:table-cell>
          <table:table-cell office:value-type="string" table:style-name="ce7">
            <text:p>2547213526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59" table:style-name="ce3">
            <text:p>1059</text:p>
          </table:table-cell>
          <table:table-cell office:value-type="string" table:style-name="ce7">
            <text:p>2547156972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0" table:style-name="ce3">
            <text:p>1060</text:p>
          </table:table-cell>
          <table:table-cell office:value-type="string" table:style-name="ce7">
            <text:p>2547202742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1" table:style-name="ce3">
            <text:p>1061</text:p>
          </table:table-cell>
          <table:table-cell office:value-type="string" table:style-name="ce7">
            <text:p>2547235821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2" table:style-name="ce3">
            <text:p>1062</text:p>
          </table:table-cell>
          <table:table-cell office:value-type="string" table:style-name="ce7">
            <text:p>2547066434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3" table:style-name="ce3">
            <text:p>1063</text:p>
          </table:table-cell>
          <table:table-cell office:value-type="string" table:style-name="ce7">
            <text:p>2547226692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4" table:style-name="ce3">
            <text:p>1064</text:p>
          </table:table-cell>
          <table:table-cell office:value-type="string" table:style-name="ce7">
            <text:p>2547935460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5" table:style-name="ce3">
            <text:p>1065</text:p>
          </table:table-cell>
          <table:table-cell office:value-type="string" table:style-name="ce7">
            <text:p>2547263053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6" table:style-name="ce3">
            <text:p>1066</text:p>
          </table:table-cell>
          <table:table-cell office:value-type="string" table:style-name="ce7">
            <text:p>2547859541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7" table:style-name="ce3">
            <text:p>1067</text:p>
          </table:table-cell>
          <table:table-cell office:value-type="string" table:style-name="ce7">
            <text:p>2547229843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8" table:style-name="ce3">
            <text:p>1068</text:p>
          </table:table-cell>
          <table:table-cell office:value-type="string" table:style-name="ce7">
            <text:p>2547229484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69" table:style-name="ce3">
            <text:p>1069</text:p>
          </table:table-cell>
          <table:table-cell office:value-type="string" table:style-name="ce7">
            <text:p>2547263396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0" table:style-name="ce3">
            <text:p>1070</text:p>
          </table:table-cell>
          <table:table-cell office:value-type="string" table:style-name="ce7">
            <text:p>2547224757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1" table:style-name="ce3">
            <text:p>1071</text:p>
          </table:table-cell>
          <table:table-cell office:value-type="string" table:style-name="ce7">
            <text:p>2547002215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2" table:style-name="ce3">
            <text:p>1072</text:p>
          </table:table-cell>
          <table:table-cell office:value-type="string" table:style-name="ce7">
            <text:p>2547226656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3" table:style-name="ce3">
            <text:p>1073</text:p>
          </table:table-cell>
          <table:table-cell office:value-type="string" table:style-name="ce7">
            <text:p>2547010066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4" table:style-name="ce3">
            <text:p>1074</text:p>
          </table:table-cell>
          <table:table-cell office:value-type="string" table:style-name="ce7">
            <text:p>2547227077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5" table:style-name="ce3">
            <text:p>1075</text:p>
          </table:table-cell>
          <table:table-cell office:value-type="string" table:style-name="ce7">
            <text:p>2547219914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6" table:style-name="ce3">
            <text:p>1076</text:p>
          </table:table-cell>
          <table:table-cell office:value-type="string" table:style-name="ce7">
            <text:p>2541151635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7" table:style-name="ce3">
            <text:p>1077</text:p>
          </table:table-cell>
          <table:table-cell office:value-type="string" table:style-name="ce7">
            <text:p>2547114330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8" table:style-name="ce3">
            <text:p>1078</text:p>
          </table:table-cell>
          <table:table-cell office:value-type="string" table:style-name="ce7">
            <text:p>2547609866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79" table:style-name="ce3">
            <text:p>1079</text:p>
          </table:table-cell>
          <table:table-cell office:value-type="string" table:style-name="ce7">
            <text:p>2547262020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0" table:style-name="ce3">
            <text:p>1080</text:p>
          </table:table-cell>
          <table:table-cell office:value-type="string" table:style-name="ce7">
            <text:p>2547203070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1" table:style-name="ce3">
            <text:p>1081</text:p>
          </table:table-cell>
          <table:table-cell office:value-type="string" table:style-name="ce7">
            <text:p>2547140390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2" table:style-name="ce3">
            <text:p>1082</text:p>
          </table:table-cell>
          <table:table-cell office:value-type="string" table:style-name="ce7">
            <text:p>2547712965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3" table:style-name="ce3">
            <text:p>1083</text:p>
          </table:table-cell>
          <table:table-cell office:value-type="string" table:style-name="ce7">
            <text:p>254720606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4" table:style-name="ce3">
            <text:p>1084</text:p>
          </table:table-cell>
          <table:table-cell office:value-type="string" table:style-name="ce7">
            <text:p>2547223658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5" table:style-name="ce3">
            <text:p>1085</text:p>
          </table:table-cell>
          <table:table-cell office:value-type="string" table:style-name="ce7">
            <text:p>2547294210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6" table:style-name="ce3">
            <text:p>1086</text:p>
          </table:table-cell>
          <table:table-cell office:value-type="string" table:style-name="ce7">
            <text:p>2547238947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7" table:style-name="ce3">
            <text:p>1087</text:p>
          </table:table-cell>
          <table:table-cell office:value-type="string" table:style-name="ce7">
            <text:p>2547228164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8" table:style-name="ce3">
            <text:p>1088</text:p>
          </table:table-cell>
          <table:table-cell office:value-type="string" table:style-name="ce7">
            <text:p>2547910719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89" table:style-name="ce3">
            <text:p>1089</text:p>
          </table:table-cell>
          <table:table-cell office:value-type="string" table:style-name="ce7">
            <text:p>2547127218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0" table:style-name="ce3">
            <text:p>1090</text:p>
          </table:table-cell>
          <table:table-cell office:value-type="string" table:style-name="ce7">
            <text:p>2547186341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1" table:style-name="ce3">
            <text:p>1091</text:p>
          </table:table-cell>
          <table:table-cell office:value-type="string" table:style-name="ce7">
            <text:p>2547181314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2" table:style-name="ce3">
            <text:p>1092</text:p>
          </table:table-cell>
          <table:table-cell office:value-type="string" table:style-name="ce7">
            <text:p>2547228550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3" table:style-name="ce3">
            <text:p>1093</text:p>
          </table:table-cell>
          <table:table-cell office:value-type="string" table:style-name="ce7">
            <text:p>2547226072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4" table:style-name="ce3">
            <text:p>1094</text:p>
          </table:table-cell>
          <table:table-cell office:value-type="string" table:style-name="ce7">
            <text:p>2547216309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5" table:style-name="ce3">
            <text:p>1095</text:p>
          </table:table-cell>
          <table:table-cell office:value-type="string" table:style-name="ce7">
            <text:p>2547224020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6" table:style-name="ce3">
            <text:p>1096</text:p>
          </table:table-cell>
          <table:table-cell office:value-type="string" table:style-name="ce7">
            <text:p>2547137449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7" table:style-name="ce3">
            <text:p>1097</text:p>
          </table:table-cell>
          <table:table-cell office:value-type="string" table:style-name="ce7">
            <text:p>2547225039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8" table:style-name="ce3">
            <text:p>1098</text:p>
          </table:table-cell>
          <table:table-cell office:value-type="string" table:style-name="ce7">
            <text:p>2547456811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99" table:style-name="ce3">
            <text:p>1099</text:p>
          </table:table-cell>
          <table:table-cell office:value-type="string" table:style-name="ce7">
            <text:p>2547254168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0" table:style-name="ce3">
            <text:p>1100</text:p>
          </table:table-cell>
          <table:table-cell office:value-type="string" table:style-name="ce7">
            <text:p>2547159159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1" table:style-name="ce3">
            <text:p>1101</text:p>
          </table:table-cell>
          <table:table-cell office:value-type="string" table:style-name="ce7">
            <text:p>2547278854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2" table:style-name="ce3">
            <text:p>1102</text:p>
          </table:table-cell>
          <table:table-cell office:value-type="string" table:style-name="ce7">
            <text:p>2547914087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3" table:style-name="ce3">
            <text:p>1103</text:p>
          </table:table-cell>
          <table:table-cell office:value-type="string" table:style-name="ce7">
            <text:p>2547282844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4" table:style-name="ce3">
            <text:p>1104</text:p>
          </table:table-cell>
          <table:table-cell office:value-type="string" table:style-name="ce7">
            <text:p>2547154442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5" table:style-name="ce3">
            <text:p>1105</text:p>
          </table:table-cell>
          <table:table-cell office:value-type="string" table:style-name="ce7">
            <text:p>2547383338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6" table:style-name="ce3">
            <text:p>1106</text:p>
          </table:table-cell>
          <table:table-cell office:value-type="string" table:style-name="ce7">
            <text:p>2547249909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7" table:style-name="ce3">
            <text:p>1107</text:p>
          </table:table-cell>
          <table:table-cell office:value-type="string" table:style-name="ce7">
            <text:p>2547337236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8" table:style-name="ce3">
            <text:p>1108</text:p>
          </table:table-cell>
          <table:table-cell office:value-type="string" table:style-name="ce7">
            <text:p>2547921189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09" table:style-name="ce3">
            <text:p>1109</text:p>
          </table:table-cell>
          <table:table-cell office:value-type="string" table:style-name="ce7">
            <text:p>254713100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0" table:style-name="ce3">
            <text:p>1110</text:p>
          </table:table-cell>
          <table:table-cell office:value-type="string" table:style-name="ce7">
            <text:p>2547278914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1" table:style-name="ce3">
            <text:p>1111</text:p>
          </table:table-cell>
          <table:table-cell office:value-type="string" table:style-name="ce7">
            <text:p>2547226114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2" table:style-name="ce3">
            <text:p>1112</text:p>
          </table:table-cell>
          <table:table-cell office:value-type="string" table:style-name="ce7">
            <text:p>2547102746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3" table:style-name="ce3">
            <text:p>1113</text:p>
          </table:table-cell>
          <table:table-cell office:value-type="string" table:style-name="ce7">
            <text:p>2547000699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4" table:style-name="ce3">
            <text:p>1114</text:p>
          </table:table-cell>
          <table:table-cell office:value-type="string" table:style-name="ce7">
            <text:p>2547225138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5" table:style-name="ce3">
            <text:p>1115</text:p>
          </table:table-cell>
          <table:table-cell office:value-type="string" table:style-name="ce7">
            <text:p>2547217933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6" table:style-name="ce3">
            <text:p>1116</text:p>
          </table:table-cell>
          <table:table-cell office:value-type="string" table:style-name="ce7">
            <text:p>2547069295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7" table:style-name="ce3">
            <text:p>1117</text:p>
          </table:table-cell>
          <table:table-cell office:value-type="string" table:style-name="ce7">
            <text:p>2547941295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8" table:style-name="ce3">
            <text:p>1118</text:p>
          </table:table-cell>
          <table:table-cell office:value-type="string" table:style-name="ce7">
            <text:p>2547294607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19" table:style-name="ce3">
            <text:p>1119</text:p>
          </table:table-cell>
          <table:table-cell office:value-type="string" table:style-name="ce7">
            <text:p>2547269627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0" table:style-name="ce3">
            <text:p>1120</text:p>
          </table:table-cell>
          <table:table-cell office:value-type="string" table:style-name="ce7">
            <text:p>2547212726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1" table:style-name="ce3">
            <text:p>1121</text:p>
          </table:table-cell>
          <table:table-cell office:value-type="string" table:style-name="ce7">
            <text:p>2547107238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2" table:style-name="ce3">
            <text:p>1122</text:p>
          </table:table-cell>
          <table:table-cell office:value-type="string" table:style-name="ce7">
            <text:p>2547208438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3" table:style-name="ce3">
            <text:p>1123</text:p>
          </table:table-cell>
          <table:table-cell office:value-type="string" table:style-name="ce7">
            <text:p>2547228934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4" table:style-name="ce3">
            <text:p>1124</text:p>
          </table:table-cell>
          <table:table-cell office:value-type="string" table:style-name="ce7">
            <text:p>2547228920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5" table:style-name="ce3">
            <text:p>1125</text:p>
          </table:table-cell>
          <table:table-cell office:value-type="string" table:style-name="ce7">
            <text:p>2547219043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6" table:style-name="ce3">
            <text:p>1126</text:p>
          </table:table-cell>
          <table:table-cell office:value-type="string" table:style-name="ce7">
            <text:p>2547249601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7" table:style-name="ce3">
            <text:p>1127</text:p>
          </table:table-cell>
          <table:table-cell office:value-type="string" table:style-name="ce7">
            <text:p>2547256468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8" table:style-name="ce3">
            <text:p>1128</text:p>
          </table:table-cell>
          <table:table-cell office:value-type="string" table:style-name="ce7">
            <text:p>254732849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29" table:style-name="ce3">
            <text:p>1129</text:p>
          </table:table-cell>
          <table:table-cell office:value-type="string" table:style-name="ce7">
            <text:p>2547233266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0" table:style-name="ce3">
            <text:p>1130</text:p>
          </table:table-cell>
          <table:table-cell office:value-type="string" table:style-name="ce7">
            <text:p>2547231389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1" table:style-name="ce3">
            <text:p>1131</text:p>
          </table:table-cell>
          <table:table-cell office:value-type="string" table:style-name="ce7">
            <text:p>2547207185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2" table:style-name="ce3">
            <text:p>1132</text:p>
          </table:table-cell>
          <table:table-cell office:value-type="string" table:style-name="ce7">
            <text:p>2547196004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3" table:style-name="ce3">
            <text:p>1133</text:p>
          </table:table-cell>
          <table:table-cell office:value-type="string" table:style-name="ce7">
            <text:p>2547008969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4" table:style-name="ce3">
            <text:p>1134</text:p>
          </table:table-cell>
          <table:table-cell office:value-type="string" table:style-name="ce7">
            <text:p>254723324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5" table:style-name="ce3">
            <text:p>1135</text:p>
          </table:table-cell>
          <table:table-cell office:value-type="string" table:style-name="ce7">
            <text:p>2547225122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6" table:style-name="ce3">
            <text:p>1136</text:p>
          </table:table-cell>
          <table:table-cell office:value-type="string" table:style-name="ce7">
            <text:p>2547736579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7" table:style-name="ce3">
            <text:p>1137</text:p>
          </table:table-cell>
          <table:table-cell office:value-type="string" table:style-name="ce7">
            <text:p>254724335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8" table:style-name="ce3">
            <text:p>1138</text:p>
          </table:table-cell>
          <table:table-cell office:value-type="string" table:style-name="ce7">
            <text:p>2547065971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39" table:style-name="ce3">
            <text:p>1139</text:p>
          </table:table-cell>
          <table:table-cell office:value-type="string" table:style-name="ce7">
            <text:p>2547222432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0" table:style-name="ce3">
            <text:p>1140</text:p>
          </table:table-cell>
          <table:table-cell office:value-type="string" table:style-name="ce7">
            <text:p>2547405541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1" table:style-name="ce3">
            <text:p>1141</text:p>
          </table:table-cell>
          <table:table-cell office:value-type="string" table:style-name="ce7">
            <text:p>2547280641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2" table:style-name="ce3">
            <text:p>1142</text:p>
          </table:table-cell>
          <table:table-cell office:value-type="string" table:style-name="ce7">
            <text:p>2547107581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3" table:style-name="ce3">
            <text:p>1143</text:p>
          </table:table-cell>
          <table:table-cell office:value-type="string" table:style-name="ce7">
            <text:p>2547221782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4" table:style-name="ce3">
            <text:p>1144</text:p>
          </table:table-cell>
          <table:table-cell office:value-type="string" table:style-name="ce7">
            <text:p>2547423133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5" table:style-name="ce3">
            <text:p>1145</text:p>
          </table:table-cell>
          <table:table-cell office:value-type="string" table:style-name="ce7">
            <text:p>2547239495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6" table:style-name="ce3">
            <text:p>1146</text:p>
          </table:table-cell>
          <table:table-cell office:value-type="string" table:style-name="ce7">
            <text:p>2547229724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7" table:style-name="ce3">
            <text:p>1147</text:p>
          </table:table-cell>
          <table:table-cell office:value-type="string" table:style-name="ce7">
            <text:p>2547209698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8" table:style-name="ce3">
            <text:p>1148</text:p>
          </table:table-cell>
          <table:table-cell office:value-type="string" table:style-name="ce7">
            <text:p>2547244634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49" table:style-name="ce3">
            <text:p>1149</text:p>
          </table:table-cell>
          <table:table-cell office:value-type="string" table:style-name="ce7">
            <text:p>2547162091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0" table:style-name="ce3">
            <text:p>1150</text:p>
          </table:table-cell>
          <table:table-cell office:value-type="string" table:style-name="ce7">
            <text:p>2547272034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1" table:style-name="ce3">
            <text:p>1151</text:p>
          </table:table-cell>
          <table:table-cell office:value-type="string" table:style-name="ce7">
            <text:p>2547226707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2" table:style-name="ce3">
            <text:p>1152</text:p>
          </table:table-cell>
          <table:table-cell office:value-type="string" table:style-name="ce7">
            <text:p>2547239835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3" table:style-name="ce3">
            <text:p>1153</text:p>
          </table:table-cell>
          <table:table-cell office:value-type="string" table:style-name="ce7">
            <text:p>2547201449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4" table:style-name="ce3">
            <text:p>1154</text:p>
          </table:table-cell>
          <table:table-cell office:value-type="string" table:style-name="ce7">
            <text:p>2547227880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5" table:style-name="ce3">
            <text:p>1155</text:p>
          </table:table-cell>
          <table:table-cell office:value-type="string" table:style-name="ce7">
            <text:p>2547736617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6" table:style-name="ce3">
            <text:p>1156</text:p>
          </table:table-cell>
          <table:table-cell office:value-type="string" table:style-name="ce7">
            <text:p>2547222664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7" table:style-name="ce3">
            <text:p>1157</text:p>
          </table:table-cell>
          <table:table-cell office:value-type="string" table:style-name="ce7">
            <text:p>2547238165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8" table:style-name="ce3">
            <text:p>1158</text:p>
          </table:table-cell>
          <table:table-cell office:value-type="string" table:style-name="ce7">
            <text:p>2547891842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59" table:style-name="ce3">
            <text:p>1159</text:p>
          </table:table-cell>
          <table:table-cell office:value-type="string" table:style-name="ce7">
            <text:p>2547212180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0" table:style-name="ce3">
            <text:p>1160</text:p>
          </table:table-cell>
          <table:table-cell office:value-type="string" table:style-name="ce7">
            <text:p>2547345187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1" table:style-name="ce3">
            <text:p>1161</text:p>
          </table:table-cell>
          <table:table-cell office:value-type="string" table:style-name="ce7">
            <text:p>2547215742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2" table:style-name="ce3">
            <text:p>1162</text:p>
          </table:table-cell>
          <table:table-cell office:value-type="string" table:style-name="ce7">
            <text:p>2547211284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3" table:style-name="ce3">
            <text:p>1163</text:p>
          </table:table-cell>
          <table:table-cell office:value-type="string" table:style-name="ce7">
            <text:p>2547915788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4" table:style-name="ce3">
            <text:p>1164</text:p>
          </table:table-cell>
          <table:table-cell office:value-type="string" table:style-name="ce7">
            <text:p>2547207971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5" table:style-name="ce3">
            <text:p>1165</text:p>
          </table:table-cell>
          <table:table-cell office:value-type="string" table:style-name="ce7">
            <text:p>2547891344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6" table:style-name="ce3">
            <text:p>1166</text:p>
          </table:table-cell>
          <table:table-cell office:value-type="string" table:style-name="ce7">
            <text:p>2547236725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7" table:style-name="ce3">
            <text:p>1167</text:p>
          </table:table-cell>
          <table:table-cell office:value-type="string" table:style-name="ce7">
            <text:p>2547214827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8" table:style-name="ce3">
            <text:p>1168</text:p>
          </table:table-cell>
          <table:table-cell office:value-type="string" table:style-name="ce7">
            <text:p>254771300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69" table:style-name="ce3">
            <text:p>1169</text:p>
          </table:table-cell>
          <table:table-cell office:value-type="string" table:style-name="ce7">
            <text:p>2547242138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0" table:style-name="ce3">
            <text:p>1170</text:p>
          </table:table-cell>
          <table:table-cell office:value-type="string" table:style-name="ce7">
            <text:p>2547328491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1" table:style-name="ce3">
            <text:p>1171</text:p>
          </table:table-cell>
          <table:table-cell office:value-type="string" table:style-name="ce7">
            <text:p>2547829095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2" table:style-name="ce3">
            <text:p>1172</text:p>
          </table:table-cell>
          <table:table-cell office:value-type="string" table:style-name="ce7">
            <text:p>2547119670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3" table:style-name="ce3">
            <text:p>1173</text:p>
          </table:table-cell>
          <table:table-cell office:value-type="string" table:style-name="ce7">
            <text:p>2547223527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4" table:style-name="ce3">
            <text:p>1174</text:p>
          </table:table-cell>
          <table:table-cell office:value-type="string" table:style-name="ce7">
            <text:p>2547707334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5" table:style-name="ce3">
            <text:p>1175</text:p>
          </table:table-cell>
          <table:table-cell office:value-type="string" table:style-name="ce7">
            <text:p>2547217052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6" table:style-name="ce3">
            <text:p>1176</text:p>
          </table:table-cell>
          <table:table-cell office:value-type="string" table:style-name="ce7">
            <text:p>2547920223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7" table:style-name="ce3">
            <text:p>1177</text:p>
          </table:table-cell>
          <table:table-cell office:value-type="string" table:style-name="ce7">
            <text:p>2547111763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8" table:style-name="ce3">
            <text:p>1178</text:p>
          </table:table-cell>
          <table:table-cell office:value-type="string" table:style-name="ce7">
            <text:p>2547204739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79" table:style-name="ce3">
            <text:p>1179</text:p>
          </table:table-cell>
          <table:table-cell office:value-type="string" table:style-name="ce7">
            <text:p>254724629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0" table:style-name="ce3">
            <text:p>1180</text:p>
          </table:table-cell>
          <table:table-cell office:value-type="string" table:style-name="ce7">
            <text:p>2547118129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1" table:style-name="ce3">
            <text:p>1181</text:p>
          </table:table-cell>
          <table:table-cell office:value-type="string" table:style-name="ce7">
            <text:p>2547004021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2" table:style-name="ce3">
            <text:p>1182</text:p>
          </table:table-cell>
          <table:table-cell office:value-type="string" table:style-name="ce7">
            <text:p>2547045250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3" table:style-name="ce3">
            <text:p>1183</text:p>
          </table:table-cell>
          <table:table-cell office:value-type="string" table:style-name="ce7">
            <text:p>2547218683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4" table:style-name="ce3">
            <text:p>1184</text:p>
          </table:table-cell>
          <table:table-cell office:value-type="string" table:style-name="ce7">
            <text:p>2547012388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5" table:style-name="ce3">
            <text:p>1185</text:p>
          </table:table-cell>
          <table:table-cell office:value-type="string" table:style-name="ce7">
            <text:p>2547997157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6" table:style-name="ce3">
            <text:p>1186</text:p>
          </table:table-cell>
          <table:table-cell office:value-type="string" table:style-name="ce7">
            <text:p>2547351712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7" table:style-name="ce3">
            <text:p>1187</text:p>
          </table:table-cell>
          <table:table-cell office:value-type="string" table:style-name="ce7">
            <text:p>2547273783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8" table:style-name="ce3">
            <text:p>1188</text:p>
          </table:table-cell>
          <table:table-cell office:value-type="string" table:style-name="ce7">
            <text:p>2547286407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89" table:style-name="ce3">
            <text:p>1189</text:p>
          </table:table-cell>
          <table:table-cell office:value-type="string" table:style-name="ce7">
            <text:p>2547276783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0" table:style-name="ce3">
            <text:p>1190</text:p>
          </table:table-cell>
          <table:table-cell office:value-type="string" table:style-name="ce7">
            <text:p>2547258451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1" table:style-name="ce3">
            <text:p>1191</text:p>
          </table:table-cell>
          <table:table-cell office:value-type="string" table:style-name="ce7">
            <text:p>2547252032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2" table:style-name="ce3">
            <text:p>1192</text:p>
          </table:table-cell>
          <table:table-cell office:value-type="string" table:style-name="ce7">
            <text:p>2547180227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3" table:style-name="ce3">
            <text:p>1193</text:p>
          </table:table-cell>
          <table:table-cell office:value-type="string" table:style-name="ce7">
            <text:p>2547214219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4" table:style-name="ce3">
            <text:p>1194</text:p>
          </table:table-cell>
          <table:table-cell office:value-type="string" table:style-name="ce7">
            <text:p>2547228041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5" table:style-name="ce3">
            <text:p>1195</text:p>
          </table:table-cell>
          <table:table-cell office:value-type="string" table:style-name="ce7">
            <text:p>2547238486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6" table:style-name="ce3">
            <text:p>1196</text:p>
          </table:table-cell>
          <table:table-cell office:value-type="string" table:style-name="ce7">
            <text:p>2547260707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7" table:style-name="ce3">
            <text:p>1197</text:p>
          </table:table-cell>
          <table:table-cell office:value-type="string" table:style-name="ce7">
            <text:p>2547223731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8" table:style-name="ce3">
            <text:p>1198</text:p>
          </table:table-cell>
          <table:table-cell office:value-type="string" table:style-name="ce7">
            <text:p>2547215333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199" table:style-name="ce3">
            <text:p>1199</text:p>
          </table:table-cell>
          <table:table-cell office:value-type="string" table:style-name="ce7">
            <text:p>2547284541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0" table:style-name="ce3">
            <text:p>1200</text:p>
          </table:table-cell>
          <table:table-cell office:value-type="string" table:style-name="ce7">
            <text:p>254722752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1" table:style-name="ce3">
            <text:p>1201</text:p>
          </table:table-cell>
          <table:table-cell office:value-type="string" table:style-name="ce7">
            <text:p>2547153533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2" table:style-name="ce3">
            <text:p>1202</text:p>
          </table:table-cell>
          <table:table-cell office:value-type="string" table:style-name="ce7">
            <text:p>2547208589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3" table:style-name="ce3">
            <text:p>1203</text:p>
          </table:table-cell>
          <table:table-cell office:value-type="string" table:style-name="ce7">
            <text:p>2547242554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4" table:style-name="ce3">
            <text:p>1204</text:p>
          </table:table-cell>
          <table:table-cell office:value-type="string" table:style-name="ce7">
            <text:p>2547287276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5" table:style-name="ce3">
            <text:p>1205</text:p>
          </table:table-cell>
          <table:table-cell office:value-type="string" table:style-name="ce7">
            <text:p>2547296959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6" table:style-name="ce3">
            <text:p>1206</text:p>
          </table:table-cell>
          <table:table-cell office:value-type="string" table:style-name="ce7">
            <text:p>2547257474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7" table:style-name="ce3">
            <text:p>1207</text:p>
          </table:table-cell>
          <table:table-cell office:value-type="string" table:style-name="ce7">
            <text:p>2547224945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8" table:style-name="ce3">
            <text:p>1208</text:p>
          </table:table-cell>
          <table:table-cell office:value-type="string" table:style-name="ce7">
            <text:p>2547029833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09" table:style-name="ce3">
            <text:p>1209</text:p>
          </table:table-cell>
          <table:table-cell office:value-type="string" table:style-name="ce7">
            <text:p>2547105186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0" table:style-name="ce3">
            <text:p>1210</text:p>
          </table:table-cell>
          <table:table-cell office:value-type="string" table:style-name="ce7">
            <text:p>2547044701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1" table:style-name="ce3">
            <text:p>1211</text:p>
          </table:table-cell>
          <table:table-cell office:value-type="string" table:style-name="ce7">
            <text:p>2547227012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2" table:style-name="ce3">
            <text:p>1212</text:p>
          </table:table-cell>
          <table:table-cell office:value-type="string" table:style-name="ce7">
            <text:p>2547242719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3" table:style-name="ce3">
            <text:p>1213</text:p>
          </table:table-cell>
          <table:table-cell office:value-type="string" table:style-name="ce7">
            <text:p>2547133941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4" table:style-name="ce3">
            <text:p>1214</text:p>
          </table:table-cell>
          <table:table-cell office:value-type="string" table:style-name="ce7">
            <text:p>2547191979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5" table:style-name="ce3">
            <text:p>1215</text:p>
          </table:table-cell>
          <table:table-cell office:value-type="string" table:style-name="ce7">
            <text:p>2547200170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6" table:style-name="ce3">
            <text:p>1216</text:p>
          </table:table-cell>
          <table:table-cell office:value-type="string" table:style-name="ce7">
            <text:p>2541034055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7" table:style-name="ce3">
            <text:p>1217</text:p>
          </table:table-cell>
          <table:table-cell office:value-type="string" table:style-name="ce7">
            <text:p>2547846296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8" table:style-name="ce3">
            <text:p>1218</text:p>
          </table:table-cell>
          <table:table-cell office:value-type="string" table:style-name="ce7">
            <text:p>2547115276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19" table:style-name="ce3">
            <text:p>1219</text:p>
          </table:table-cell>
          <table:table-cell office:value-type="string" table:style-name="ce7">
            <text:p>254720888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0" table:style-name="ce3">
            <text:p>1220</text:p>
          </table:table-cell>
          <table:table-cell office:value-type="string" table:style-name="ce7">
            <text:p>2547225029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1" table:style-name="ce3">
            <text:p>1221</text:p>
          </table:table-cell>
          <table:table-cell office:value-type="string" table:style-name="ce7">
            <text:p>2547229561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2" table:style-name="ce3">
            <text:p>1222</text:p>
          </table:table-cell>
          <table:table-cell office:value-type="string" table:style-name="ce7">
            <text:p>2547231552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3" table:style-name="ce3">
            <text:p>1223</text:p>
          </table:table-cell>
          <table:table-cell office:value-type="string" table:style-name="ce7">
            <text:p>2547227320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4" table:style-name="ce3">
            <text:p>1224</text:p>
          </table:table-cell>
          <table:table-cell office:value-type="string" table:style-name="ce7">
            <text:p>2547948744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5" table:style-name="ce3">
            <text:p>1225</text:p>
          </table:table-cell>
          <table:table-cell office:value-type="string" table:style-name="ce7">
            <text:p>2547221249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6" table:style-name="ce3">
            <text:p>1226</text:p>
          </table:table-cell>
          <table:table-cell office:value-type="string" table:style-name="ce7">
            <text:p>2547264127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7" table:style-name="ce3">
            <text:p>1227</text:p>
          </table:table-cell>
          <table:table-cell office:value-type="string" table:style-name="ce7">
            <text:p>2547247679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8" table:style-name="ce3">
            <text:p>1228</text:p>
          </table:table-cell>
          <table:table-cell office:value-type="string" table:style-name="ce7">
            <text:p>2547229488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29" table:style-name="ce3">
            <text:p>1229</text:p>
          </table:table-cell>
          <table:table-cell office:value-type="string" table:style-name="ce7">
            <text:p>2547244285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0" table:style-name="ce3">
            <text:p>1230</text:p>
          </table:table-cell>
          <table:table-cell office:value-type="string" table:style-name="ce7">
            <text:p>2547234458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1" table:style-name="ce3">
            <text:p>1231</text:p>
          </table:table-cell>
          <table:table-cell office:value-type="string" table:style-name="ce7">
            <text:p>254724896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2" table:style-name="ce3">
            <text:p>1232</text:p>
          </table:table-cell>
          <table:table-cell office:value-type="string" table:style-name="ce7">
            <text:p>2547228996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3" table:style-name="ce3">
            <text:p>1233</text:p>
          </table:table-cell>
          <table:table-cell office:value-type="string" table:style-name="ce7">
            <text:p>2547375201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4" table:style-name="ce3">
            <text:p>1234</text:p>
          </table:table-cell>
          <table:table-cell office:value-type="string" table:style-name="ce7">
            <text:p>254715840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5" table:style-name="ce3">
            <text:p>1235</text:p>
          </table:table-cell>
          <table:table-cell office:value-type="string" table:style-name="ce7">
            <text:p>2547226403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6" table:style-name="ce3">
            <text:p>1236</text:p>
          </table:table-cell>
          <table:table-cell office:value-type="string" table:style-name="ce7">
            <text:p>2547259119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7" table:style-name="ce3">
            <text:p>1237</text:p>
          </table:table-cell>
          <table:table-cell office:value-type="string" table:style-name="ce7">
            <text:p>2547278378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8" table:style-name="ce3">
            <text:p>1238</text:p>
          </table:table-cell>
          <table:table-cell office:value-type="string" table:style-name="ce7">
            <text:p>2547249669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39" table:style-name="ce3">
            <text:p>1239</text:p>
          </table:table-cell>
          <table:table-cell office:value-type="string" table:style-name="ce7">
            <text:p>2547802559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0" table:style-name="ce3">
            <text:p>1240</text:p>
          </table:table-cell>
          <table:table-cell office:value-type="string" table:style-name="ce7">
            <text:p>2547223769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1" table:style-name="ce3">
            <text:p>1241</text:p>
          </table:table-cell>
          <table:table-cell office:value-type="string" table:style-name="ce7">
            <text:p>2547227490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2" table:style-name="ce3">
            <text:p>1242</text:p>
          </table:table-cell>
          <table:table-cell office:value-type="string" table:style-name="ce7">
            <text:p>2547108090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3" table:style-name="ce3">
            <text:p>1243</text:p>
          </table:table-cell>
          <table:table-cell office:value-type="string" table:style-name="ce7">
            <text:p>2547231094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4" table:style-name="ce3">
            <text:p>1244</text:p>
          </table:table-cell>
          <table:table-cell office:value-type="string" table:style-name="ce7">
            <text:p>2547212361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5" table:style-name="ce3">
            <text:p>1245</text:p>
          </table:table-cell>
          <table:table-cell office:value-type="string" table:style-name="ce7">
            <text:p>2547215612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6" table:style-name="ce3">
            <text:p>1246</text:p>
          </table:table-cell>
          <table:table-cell office:value-type="string" table:style-name="ce7">
            <text:p>2547236496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7" table:style-name="ce3">
            <text:p>1247</text:p>
          </table:table-cell>
          <table:table-cell office:value-type="string" table:style-name="ce7">
            <text:p>2547906228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8" table:style-name="ce3">
            <text:p>1248</text:p>
          </table:table-cell>
          <table:table-cell office:value-type="string" table:style-name="ce7">
            <text:p>2547237080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49" table:style-name="ce3">
            <text:p>1249</text:p>
          </table:table-cell>
          <table:table-cell office:value-type="string" table:style-name="ce7">
            <text:p>2547152344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0" table:style-name="ce3">
            <text:p>1250</text:p>
          </table:table-cell>
          <table:table-cell office:value-type="string" table:style-name="ce7">
            <text:p>2547577487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1" table:style-name="ce3">
            <text:p>1251</text:p>
          </table:table-cell>
          <table:table-cell office:value-type="string" table:style-name="ce7">
            <text:p>2547338801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2" table:style-name="ce3">
            <text:p>1252</text:p>
          </table:table-cell>
          <table:table-cell office:value-type="string" table:style-name="ce7">
            <text:p>2547245233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3" table:style-name="ce3">
            <text:p>1253</text:p>
          </table:table-cell>
          <table:table-cell office:value-type="string" table:style-name="ce7">
            <text:p>2547040164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4" table:style-name="ce3">
            <text:p>1254</text:p>
          </table:table-cell>
          <table:table-cell office:value-type="string" table:style-name="ce7">
            <text:p>2547234642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5" table:style-name="ce3">
            <text:p>1255</text:p>
          </table:table-cell>
          <table:table-cell office:value-type="string" table:style-name="ce7">
            <text:p>2547228046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6" table:style-name="ce3">
            <text:p>1256</text:p>
          </table:table-cell>
          <table:table-cell office:value-type="string" table:style-name="ce7">
            <text:p>2547352242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7" table:style-name="ce3">
            <text:p>1257</text:p>
          </table:table-cell>
          <table:table-cell office:value-type="string" table:style-name="ce7">
            <text:p>254721555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8" table:style-name="ce3">
            <text:p>1258</text:p>
          </table:table-cell>
          <table:table-cell office:value-type="string" table:style-name="ce7">
            <text:p>2547225953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9" table:style-name="ce3">
            <text:p>1259</text:p>
          </table:table-cell>
          <table:table-cell office:value-type="string" table:style-name="ce7">
            <text:p>2547246962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0" table:style-name="ce3">
            <text:p>1260</text:p>
          </table:table-cell>
          <table:table-cell office:value-type="string" table:style-name="ce7">
            <text:p>2547223291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1" table:style-name="ce3">
            <text:p>1261</text:p>
          </table:table-cell>
          <table:table-cell office:value-type="string" table:style-name="ce7">
            <text:p>2547219394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2" table:style-name="ce3">
            <text:p>1262</text:p>
          </table:table-cell>
          <table:table-cell office:value-type="string" table:style-name="ce7">
            <text:p>2547236729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3" table:style-name="ce3">
            <text:p>1263</text:p>
          </table:table-cell>
          <table:table-cell office:value-type="string" table:style-name="ce7">
            <text:p>2547216673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4" table:style-name="ce3">
            <text:p>1264</text:p>
          </table:table-cell>
          <table:table-cell office:value-type="string" table:style-name="ce7">
            <text:p>2547192539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5" table:style-name="ce3">
            <text:p>1265</text:p>
          </table:table-cell>
          <table:table-cell office:value-type="string" table:style-name="ce7">
            <text:p>2547281276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6" table:style-name="ce3">
            <text:p>1266</text:p>
          </table:table-cell>
          <table:table-cell office:value-type="string" table:style-name="ce7">
            <text:p>2547230765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7" table:style-name="ce3">
            <text:p>1267</text:p>
          </table:table-cell>
          <table:table-cell office:value-type="string" table:style-name="ce7">
            <text:p>2547255802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8" table:style-name="ce3">
            <text:p>1268</text:p>
          </table:table-cell>
          <table:table-cell office:value-type="string" table:style-name="ce7">
            <text:p>2547039080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69" table:style-name="ce3">
            <text:p>1269</text:p>
          </table:table-cell>
          <table:table-cell office:value-type="string" table:style-name="ce7">
            <text:p>2547227331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0" table:style-name="ce3">
            <text:p>1270</text:p>
          </table:table-cell>
          <table:table-cell office:value-type="string" table:style-name="ce7">
            <text:p>2547251599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1" table:style-name="ce3">
            <text:p>1271</text:p>
          </table:table-cell>
          <table:table-cell office:value-type="string" table:style-name="ce7">
            <text:p>2547170017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2" table:style-name="ce3">
            <text:p>1272</text:p>
          </table:table-cell>
          <table:table-cell office:value-type="string" table:style-name="ce7">
            <text:p>2547909819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3" table:style-name="ce3">
            <text:p>1273</text:p>
          </table:table-cell>
          <table:table-cell office:value-type="string" table:style-name="ce7">
            <text:p>2547867855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4" table:style-name="ce3">
            <text:p>1274</text:p>
          </table:table-cell>
          <table:table-cell office:value-type="string" table:style-name="ce7">
            <text:p>2547254664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5" table:style-name="ce3">
            <text:p>1275</text:p>
          </table:table-cell>
          <table:table-cell office:value-type="string" table:style-name="ce7">
            <text:p>254715499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6" table:style-name="ce3">
            <text:p>1276</text:p>
          </table:table-cell>
          <table:table-cell office:value-type="string" table:style-name="ce7">
            <text:p>2547280530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7" table:style-name="ce3">
            <text:p>1277</text:p>
          </table:table-cell>
          <table:table-cell office:value-type="string" table:style-name="ce7">
            <text:p>2547196766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8" table:style-name="ce3">
            <text:p>1278</text:p>
          </table:table-cell>
          <table:table-cell office:value-type="string" table:style-name="ce7">
            <text:p>2547227307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9" table:style-name="ce3">
            <text:p>1279</text:p>
          </table:table-cell>
          <table:table-cell office:value-type="string" table:style-name="ce7">
            <text:p>2547233249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0" table:style-name="ce3">
            <text:p>1280</text:p>
          </table:table-cell>
          <table:table-cell office:value-type="string" table:style-name="ce7">
            <text:p>2547169031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1" table:style-name="ce3">
            <text:p>1281</text:p>
          </table:table-cell>
          <table:table-cell office:value-type="string" table:style-name="ce7">
            <text:p>2547229455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2" table:style-name="ce3">
            <text:p>1282</text:p>
          </table:table-cell>
          <table:table-cell office:value-type="string" table:style-name="ce7">
            <text:p>2547389468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3" table:style-name="ce3">
            <text:p>1283</text:p>
          </table:table-cell>
          <table:table-cell office:value-type="string" table:style-name="ce7">
            <text:p>2547207866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4" table:style-name="ce3">
            <text:p>1284</text:p>
          </table:table-cell>
          <table:table-cell office:value-type="string" table:style-name="ce7">
            <text:p>2547258206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5" table:style-name="ce3">
            <text:p>1285</text:p>
          </table:table-cell>
          <table:table-cell office:value-type="string" table:style-name="ce7">
            <text:p>2547144091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6" table:style-name="ce3">
            <text:p>1286</text:p>
          </table:table-cell>
          <table:table-cell office:value-type="string" table:style-name="ce7">
            <text:p>2541008008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7" table:style-name="ce3">
            <text:p>1287</text:p>
          </table:table-cell>
          <table:table-cell office:value-type="string" table:style-name="ce7">
            <text:p>2547242739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8" table:style-name="ce3">
            <text:p>1288</text:p>
          </table:table-cell>
          <table:table-cell office:value-type="string" table:style-name="ce7">
            <text:p>2547195155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89" table:style-name="ce3">
            <text:p>1289</text:p>
          </table:table-cell>
          <table:table-cell office:value-type="string" table:style-name="ce7">
            <text:p>2547133244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0" table:style-name="ce3">
            <text:p>1290</text:p>
          </table:table-cell>
          <table:table-cell office:value-type="string" table:style-name="ce7">
            <text:p>2547376677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1" table:style-name="ce3">
            <text:p>1291</text:p>
          </table:table-cell>
          <table:table-cell office:value-type="string" table:style-name="ce7">
            <text:p>2547150322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2" table:style-name="ce3">
            <text:p>1292</text:p>
          </table:table-cell>
          <table:table-cell office:value-type="string" table:style-name="ce7">
            <text:p>2547148146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3" table:style-name="ce3">
            <text:p>1293</text:p>
          </table:table-cell>
          <table:table-cell office:value-type="string" table:style-name="ce7">
            <text:p>2547222625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4" table:style-name="ce3">
            <text:p>1294</text:p>
          </table:table-cell>
          <table:table-cell office:value-type="string" table:style-name="ce7">
            <text:p>2547165767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5" table:style-name="ce3">
            <text:p>1295</text:p>
          </table:table-cell>
          <table:table-cell office:value-type="string" table:style-name="ce7">
            <text:p>2547192922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6" table:style-name="ce3">
            <text:p>1296</text:p>
          </table:table-cell>
          <table:table-cell office:value-type="string" table:style-name="ce7">
            <text:p>2547221662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7" table:style-name="ce3">
            <text:p>1297</text:p>
          </table:table-cell>
          <table:table-cell office:value-type="string" table:style-name="ce7">
            <text:p>2547229728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8" table:style-name="ce3">
            <text:p>1298</text:p>
          </table:table-cell>
          <table:table-cell office:value-type="string" table:style-name="ce7">
            <text:p>2547203729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99" table:style-name="ce3">
            <text:p>1299</text:p>
          </table:table-cell>
          <table:table-cell office:value-type="string" table:style-name="ce7">
            <text:p>2547226330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0" table:style-name="ce3">
            <text:p>1300</text:p>
          </table:table-cell>
          <table:table-cell office:value-type="string" table:style-name="ce7">
            <text:p>2547535518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1" table:style-name="ce3">
            <text:p>1301</text:p>
          </table:table-cell>
          <table:table-cell office:value-type="string" table:style-name="ce7">
            <text:p>2547034594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2" table:style-name="ce3">
            <text:p>1302</text:p>
          </table:table-cell>
          <table:table-cell office:value-type="string" table:style-name="ce7">
            <text:p>2547256041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3" table:style-name="ce3">
            <text:p>1303</text:p>
          </table:table-cell>
          <table:table-cell office:value-type="string" table:style-name="ce7">
            <text:p>2547068430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4" table:style-name="ce3">
            <text:p>1304</text:p>
          </table:table-cell>
          <table:table-cell office:value-type="string" table:style-name="ce7">
            <text:p>2547003086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5" table:style-name="ce3">
            <text:p>1305</text:p>
          </table:table-cell>
          <table:table-cell office:value-type="string" table:style-name="ce7">
            <text:p>2547112340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6" table:style-name="ce3">
            <text:p>1306</text:p>
          </table:table-cell>
          <table:table-cell office:value-type="string" table:style-name="ce7">
            <text:p>2547214389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7" table:style-name="ce3">
            <text:p>1307</text:p>
          </table:table-cell>
          <table:table-cell office:value-type="string" table:style-name="ce7">
            <text:p>2547211143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8" table:style-name="ce3">
            <text:p>1308</text:p>
          </table:table-cell>
          <table:table-cell office:value-type="string" table:style-name="ce7">
            <text:p>2547104276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09" table:style-name="ce3">
            <text:p>1309</text:p>
          </table:table-cell>
          <table:table-cell office:value-type="string" table:style-name="ce7">
            <text:p>2547374435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0" table:style-name="ce3">
            <text:p>1310</text:p>
          </table:table-cell>
          <table:table-cell office:value-type="string" table:style-name="ce7">
            <text:p>2547052216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1" table:style-name="ce3">
            <text:p>1311</text:p>
          </table:table-cell>
          <table:table-cell office:value-type="string" table:style-name="ce7">
            <text:p>2547245857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2" table:style-name="ce3">
            <text:p>1312</text:p>
          </table:table-cell>
          <table:table-cell office:value-type="string" table:style-name="ce7">
            <text:p>254727280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3" table:style-name="ce3">
            <text:p>1313</text:p>
          </table:table-cell>
          <table:table-cell office:value-type="string" table:style-name="ce7">
            <text:p>2547223046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4" table:style-name="ce3">
            <text:p>1314</text:p>
          </table:table-cell>
          <table:table-cell office:value-type="string" table:style-name="ce7">
            <text:p>2547212742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5" table:style-name="ce3">
            <text:p>1315</text:p>
          </table:table-cell>
          <table:table-cell office:value-type="string" table:style-name="ce7">
            <text:p>2547281111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6" table:style-name="ce3">
            <text:p>1316</text:p>
          </table:table-cell>
          <table:table-cell office:value-type="string" table:style-name="ce7">
            <text:p>2547012581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7" table:style-name="ce3">
            <text:p>1317</text:p>
          </table:table-cell>
          <table:table-cell office:value-type="string" table:style-name="ce7">
            <text:p>2547120933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8" table:style-name="ce3">
            <text:p>1318</text:p>
          </table:table-cell>
          <table:table-cell office:value-type="string" table:style-name="ce7">
            <text:p>2547154099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19" table:style-name="ce3">
            <text:p>1319</text:p>
          </table:table-cell>
          <table:table-cell office:value-type="string" table:style-name="ce7">
            <text:p>2547919664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0" table:style-name="ce3">
            <text:p>1320</text:p>
          </table:table-cell>
          <table:table-cell office:value-type="string" table:style-name="ce7">
            <text:p>2547106983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1" table:style-name="ce3">
            <text:p>1321</text:p>
          </table:table-cell>
          <table:table-cell office:value-type="string" table:style-name="ce7">
            <text:p>2547962499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2" table:style-name="ce3">
            <text:p>1322</text:p>
          </table:table-cell>
          <table:table-cell office:value-type="string" table:style-name="ce7">
            <text:p>2547224835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3" table:style-name="ce3">
            <text:p>1323</text:p>
          </table:table-cell>
          <table:table-cell office:value-type="string" table:style-name="ce7">
            <text:p>2547999800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4" table:style-name="ce3">
            <text:p>1324</text:p>
          </table:table-cell>
          <table:table-cell office:value-type="string" table:style-name="ce7">
            <text:p>2547215546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5" table:style-name="ce3">
            <text:p>1325</text:p>
          </table:table-cell>
          <table:table-cell office:value-type="string" table:style-name="ce7">
            <text:p>2547161150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6" table:style-name="ce3">
            <text:p>1326</text:p>
          </table:table-cell>
          <table:table-cell office:value-type="string" table:style-name="ce7">
            <text:p>2547015132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7" table:style-name="ce3">
            <text:p>1327</text:p>
          </table:table-cell>
          <table:table-cell office:value-type="string" table:style-name="ce7">
            <text:p>2547961779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8" table:style-name="ce3">
            <text:p>1328</text:p>
          </table:table-cell>
          <table:table-cell office:value-type="string" table:style-name="ce7">
            <text:p>2547292413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29" table:style-name="ce3">
            <text:p>1329</text:p>
          </table:table-cell>
          <table:table-cell office:value-type="string" table:style-name="ce7">
            <text:p>2547255152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0" table:style-name="ce3">
            <text:p>1330</text:p>
          </table:table-cell>
          <table:table-cell office:value-type="string" table:style-name="ce7">
            <text:p>2547173983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1" table:style-name="ce3">
            <text:p>1331</text:p>
          </table:table-cell>
          <table:table-cell office:value-type="string" table:style-name="ce7">
            <text:p>2547369389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2" table:style-name="ce3">
            <text:p>1332</text:p>
          </table:table-cell>
          <table:table-cell office:value-type="string" table:style-name="ce7">
            <text:p>2547218133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3" table:style-name="ce3">
            <text:p>1333</text:p>
          </table:table-cell>
          <table:table-cell office:value-type="string" table:style-name="ce7">
            <text:p>2547229124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4" table:style-name="ce3">
            <text:p>1334</text:p>
          </table:table-cell>
          <table:table-cell office:value-type="string" table:style-name="ce7">
            <text:p>2547148418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5" table:style-name="ce3">
            <text:p>1335</text:p>
          </table:table-cell>
          <table:table-cell office:value-type="string" table:style-name="ce7">
            <text:p>254711755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6" table:style-name="ce3">
            <text:p>1336</text:p>
          </table:table-cell>
          <table:table-cell office:value-type="string" table:style-name="ce7">
            <text:p>2547285180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7" table:style-name="ce3">
            <text:p>1337</text:p>
          </table:table-cell>
          <table:table-cell office:value-type="string" table:style-name="ce7">
            <text:p>2547338426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8" table:style-name="ce3">
            <text:p>1338</text:p>
          </table:table-cell>
          <table:table-cell office:value-type="string" table:style-name="ce7">
            <text:p>254722511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39" table:style-name="ce3">
            <text:p>1339</text:p>
          </table:table-cell>
          <table:table-cell office:value-type="string" table:style-name="ce7">
            <text:p>2547214451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0" table:style-name="ce3">
            <text:p>1340</text:p>
          </table:table-cell>
          <table:table-cell office:value-type="string" table:style-name="ce7">
            <text:p>2547204091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1" table:style-name="ce3">
            <text:p>1341</text:p>
          </table:table-cell>
          <table:table-cell office:value-type="string" table:style-name="ce7">
            <text:p>2547211581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2" table:style-name="ce3">
            <text:p>1342</text:p>
          </table:table-cell>
          <table:table-cell office:value-type="string" table:style-name="ce7">
            <text:p>2547215814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3" table:style-name="ce3">
            <text:p>1343</text:p>
          </table:table-cell>
          <table:table-cell office:value-type="string" table:style-name="ce7">
            <text:p>2547231173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4" table:style-name="ce3">
            <text:p>1344</text:p>
          </table:table-cell>
          <table:table-cell office:value-type="string" table:style-name="ce7">
            <text:p>2547228541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5" table:style-name="ce3">
            <text:p>1345</text:p>
          </table:table-cell>
          <table:table-cell office:value-type="string" table:style-name="ce7">
            <text:p>2547232969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6" table:style-name="ce3">
            <text:p>1346</text:p>
          </table:table-cell>
          <table:table-cell office:value-type="string" table:style-name="ce7">
            <text:p>2547263106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7" table:style-name="ce3">
            <text:p>1347</text:p>
          </table:table-cell>
          <table:table-cell office:value-type="string" table:style-name="ce7">
            <text:p>2547846808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8" table:style-name="ce3">
            <text:p>1348</text:p>
          </table:table-cell>
          <table:table-cell office:value-type="string" table:style-name="ce7">
            <text:p>2547223383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49" table:style-name="ce3">
            <text:p>1349</text:p>
          </table:table-cell>
          <table:table-cell office:value-type="string" table:style-name="ce7">
            <text:p>2547225124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0" table:style-name="ce3">
            <text:p>1350</text:p>
          </table:table-cell>
          <table:table-cell office:value-type="string" table:style-name="ce7">
            <text:p>2547244606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1" table:style-name="ce3">
            <text:p>1351</text:p>
          </table:table-cell>
          <table:table-cell office:value-type="string" table:style-name="ce7">
            <text:p>254721966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2" table:style-name="ce3">
            <text:p>1352</text:p>
          </table:table-cell>
          <table:table-cell office:value-type="string" table:style-name="ce7">
            <text:p>2547133323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3" table:style-name="ce3">
            <text:p>1353</text:p>
          </table:table-cell>
          <table:table-cell office:value-type="string" table:style-name="ce7">
            <text:p>2547264921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4" table:style-name="ce3">
            <text:p>1354</text:p>
          </table:table-cell>
          <table:table-cell office:value-type="string" table:style-name="ce7">
            <text:p>2547230080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5" table:style-name="ce3">
            <text:p>1355</text:p>
          </table:table-cell>
          <table:table-cell office:value-type="string" table:style-name="ce7">
            <text:p>2547151776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6" table:style-name="ce3">
            <text:p>1356</text:p>
          </table:table-cell>
          <table:table-cell office:value-type="string" table:style-name="ce7">
            <text:p>2547223631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7" table:style-name="ce3">
            <text:p>1357</text:p>
          </table:table-cell>
          <table:table-cell office:value-type="string" table:style-name="ce7">
            <text:p>254722560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8" table:style-name="ce3">
            <text:p>1358</text:p>
          </table:table-cell>
          <table:table-cell office:value-type="string" table:style-name="ce7">
            <text:p>2547219681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59" table:style-name="ce3">
            <text:p>1359</text:p>
          </table:table-cell>
          <table:table-cell office:value-type="string" table:style-name="ce7">
            <text:p>2547213415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0" table:style-name="ce3">
            <text:p>1360</text:p>
          </table:table-cell>
          <table:table-cell office:value-type="string" table:style-name="ce7">
            <text:p>2547225415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1" table:style-name="ce3">
            <text:p>1361</text:p>
          </table:table-cell>
          <table:table-cell office:value-type="string" table:style-name="ce7">
            <text:p>2547152775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2" table:style-name="ce3">
            <text:p>1362</text:p>
          </table:table-cell>
          <table:table-cell office:value-type="string" table:style-name="ce7">
            <text:p>2547147863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3" table:style-name="ce3">
            <text:p>1363</text:p>
          </table:table-cell>
          <table:table-cell office:value-type="string" table:style-name="ce7">
            <text:p>2547238308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4" table:style-name="ce3">
            <text:p>1364</text:p>
          </table:table-cell>
          <table:table-cell office:value-type="string" table:style-name="ce7">
            <text:p>2547468303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5" table:style-name="ce3">
            <text:p>1365</text:p>
          </table:table-cell>
          <table:table-cell office:value-type="string" table:style-name="ce7">
            <text:p>2547202665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6" table:style-name="ce3">
            <text:p>1366</text:p>
          </table:table-cell>
          <table:table-cell office:value-type="string" table:style-name="ce7">
            <text:p>2547918295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7" table:style-name="ce3">
            <text:p>1367</text:p>
          </table:table-cell>
          <table:table-cell office:value-type="string" table:style-name="ce7">
            <text:p>254722397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8" table:style-name="ce3">
            <text:p>1368</text:p>
          </table:table-cell>
          <table:table-cell office:value-type="string" table:style-name="ce7">
            <text:p>254707181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69" table:style-name="ce3">
            <text:p>1369</text:p>
          </table:table-cell>
          <table:table-cell office:value-type="string" table:style-name="ce7">
            <text:p>2547235415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0" table:style-name="ce3">
            <text:p>1370</text:p>
          </table:table-cell>
          <table:table-cell office:value-type="string" table:style-name="ce7">
            <text:p>2547241329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1" table:style-name="ce3">
            <text:p>1371</text:p>
          </table:table-cell>
          <table:table-cell office:value-type="string" table:style-name="ce7">
            <text:p>2541001617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2" table:style-name="ce3">
            <text:p>1372</text:p>
          </table:table-cell>
          <table:table-cell office:value-type="string" table:style-name="ce7">
            <text:p>2547068683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3" table:style-name="ce3">
            <text:p>1373</text:p>
          </table:table-cell>
          <table:table-cell office:value-type="string" table:style-name="ce7">
            <text:p>2547981088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4" table:style-name="ce3">
            <text:p>1374</text:p>
          </table:table-cell>
          <table:table-cell office:value-type="string" table:style-name="ce7">
            <text:p>2547270283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5" table:style-name="ce3">
            <text:p>1375</text:p>
          </table:table-cell>
          <table:table-cell office:value-type="string" table:style-name="ce7">
            <text:p>2547064578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6" table:style-name="ce3">
            <text:p>1376</text:p>
          </table:table-cell>
          <table:table-cell office:value-type="string" table:style-name="ce7">
            <text:p>2547279015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7" table:style-name="ce3">
            <text:p>1377</text:p>
          </table:table-cell>
          <table:table-cell office:value-type="string" table:style-name="ce7">
            <text:p>2547007877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8" table:style-name="ce3">
            <text:p>1378</text:p>
          </table:table-cell>
          <table:table-cell office:value-type="string" table:style-name="ce7">
            <text:p>2547203662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79" table:style-name="ce3">
            <text:p>1379</text:p>
          </table:table-cell>
          <table:table-cell office:value-type="string" table:style-name="ce7">
            <text:p>2547241047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0" table:style-name="ce3">
            <text:p>1380</text:p>
          </table:table-cell>
          <table:table-cell office:value-type="string" table:style-name="ce7">
            <text:p>2547228962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1" table:style-name="ce3">
            <text:p>1381</text:p>
          </table:table-cell>
          <table:table-cell office:value-type="string" table:style-name="ce7">
            <text:p>2547087196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2" table:style-name="ce3">
            <text:p>1382</text:p>
          </table:table-cell>
          <table:table-cell office:value-type="string" table:style-name="ce7">
            <text:p>2547265256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3" table:style-name="ce3">
            <text:p>1383</text:p>
          </table:table-cell>
          <table:table-cell office:value-type="string" table:style-name="ce7">
            <text:p>2541008095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4" table:style-name="ce3">
            <text:p>1384</text:p>
          </table:table-cell>
          <table:table-cell office:value-type="string" table:style-name="ce7">
            <text:p>2547017961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5" table:style-name="ce3">
            <text:p>1385</text:p>
          </table:table-cell>
          <table:table-cell office:value-type="string" table:style-name="ce7">
            <text:p>2547149077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6" table:style-name="ce3">
            <text:p>1386</text:p>
          </table:table-cell>
          <table:table-cell office:value-type="string" table:style-name="ce7">
            <text:p>2547229995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7" table:style-name="ce3">
            <text:p>1387</text:p>
          </table:table-cell>
          <table:table-cell office:value-type="string" table:style-name="ce7">
            <text:p>2547231612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8" table:style-name="ce3">
            <text:p>1388</text:p>
          </table:table-cell>
          <table:table-cell office:value-type="string" table:style-name="ce7">
            <text:p>2547219086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89" table:style-name="ce3">
            <text:p>1389</text:p>
          </table:table-cell>
          <table:table-cell office:value-type="string" table:style-name="ce7">
            <text:p>2547253292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0" table:style-name="ce3">
            <text:p>1390</text:p>
          </table:table-cell>
          <table:table-cell office:value-type="string" table:style-name="ce7">
            <text:p>2547170641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1" table:style-name="ce3">
            <text:p>1391</text:p>
          </table:table-cell>
          <table:table-cell office:value-type="string" table:style-name="ce7">
            <text:p>2547259111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2" table:style-name="ce3">
            <text:p>1392</text:p>
          </table:table-cell>
          <table:table-cell office:value-type="string" table:style-name="ce7">
            <text:p>2547775551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3" table:style-name="ce3">
            <text:p>1393</text:p>
          </table:table-cell>
          <table:table-cell office:value-type="string" table:style-name="ce7">
            <text:p>2547259983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4" table:style-name="ce3">
            <text:p>1394</text:p>
          </table:table-cell>
          <table:table-cell office:value-type="string" table:style-name="ce7">
            <text:p>2547336038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5" table:style-name="ce3">
            <text:p>1395</text:p>
          </table:table-cell>
          <table:table-cell office:value-type="string" table:style-name="ce7">
            <text:p>2547164337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6" table:style-name="ce3">
            <text:p>1396</text:p>
          </table:table-cell>
          <table:table-cell office:value-type="string" table:style-name="ce7">
            <text:p>2547327090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7" table:style-name="ce3">
            <text:p>1397</text:p>
          </table:table-cell>
          <table:table-cell office:value-type="string" table:style-name="ce7">
            <text:p>2547238208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8" table:style-name="ce3">
            <text:p>1398</text:p>
          </table:table-cell>
          <table:table-cell office:value-type="string" table:style-name="ce7">
            <text:p>2547228964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399" table:style-name="ce3">
            <text:p>1399</text:p>
          </table:table-cell>
          <table:table-cell office:value-type="string" table:style-name="ce7">
            <text:p>2547219465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0" table:style-name="ce3">
            <text:p>1400</text:p>
          </table:table-cell>
          <table:table-cell office:value-type="string" table:style-name="ce7">
            <text:p>2547120297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1" table:style-name="ce3">
            <text:p>1401</text:p>
          </table:table-cell>
          <table:table-cell office:value-type="string" table:style-name="ce7">
            <text:p>2547847454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2" table:style-name="ce3">
            <text:p>1402</text:p>
          </table:table-cell>
          <table:table-cell office:value-type="string" table:style-name="ce7">
            <text:p>2547221696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3" table:style-name="ce3">
            <text:p>1403</text:p>
          </table:table-cell>
          <table:table-cell office:value-type="string" table:style-name="ce7">
            <text:p>2547349547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4" table:style-name="ce3">
            <text:p>1404</text:p>
          </table:table-cell>
          <table:table-cell office:value-type="string" table:style-name="ce7">
            <text:p>2547906644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5" table:style-name="ce3">
            <text:p>1405</text:p>
          </table:table-cell>
          <table:table-cell office:value-type="string" table:style-name="ce7">
            <text:p>2547226610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6" table:style-name="ce3">
            <text:p>1406</text:p>
          </table:table-cell>
          <table:table-cell office:value-type="string" table:style-name="ce7">
            <text:p>2547051175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7" table:style-name="ce3">
            <text:p>1407</text:p>
          </table:table-cell>
          <table:table-cell office:value-type="string" table:style-name="ce7">
            <text:p>2547365167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8" table:style-name="ce3">
            <text:p>1408</text:p>
          </table:table-cell>
          <table:table-cell office:value-type="string" table:style-name="ce7">
            <text:p>2547241081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09" table:style-name="ce3">
            <text:p>1409</text:p>
          </table:table-cell>
          <table:table-cell office:value-type="string" table:style-name="ce7">
            <text:p>2547213827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0" table:style-name="ce3">
            <text:p>1410</text:p>
          </table:table-cell>
          <table:table-cell office:value-type="string" table:style-name="ce7">
            <text:p>2547222930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1" table:style-name="ce3">
            <text:p>1411</text:p>
          </table:table-cell>
          <table:table-cell office:value-type="string" table:style-name="ce7">
            <text:p>2547221171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2" table:style-name="ce3">
            <text:p>1412</text:p>
          </table:table-cell>
          <table:table-cell office:value-type="string" table:style-name="ce7">
            <text:p>2547289990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3" table:style-name="ce3">
            <text:p>1413</text:p>
          </table:table-cell>
          <table:table-cell office:value-type="string" table:style-name="ce7">
            <text:p>2547274317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4" table:style-name="ce3">
            <text:p>1414</text:p>
          </table:table-cell>
          <table:table-cell office:value-type="string" table:style-name="ce7">
            <text:p>2547211464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5" table:style-name="ce3">
            <text:p>1415</text:p>
          </table:table-cell>
          <table:table-cell office:value-type="string" table:style-name="ce7">
            <text:p>254723626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6" table:style-name="ce3">
            <text:p>1416</text:p>
          </table:table-cell>
          <table:table-cell office:value-type="string" table:style-name="ce7">
            <text:p>2547225273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7" table:style-name="ce3">
            <text:p>1417</text:p>
          </table:table-cell>
          <table:table-cell office:value-type="string" table:style-name="ce7">
            <text:p>2547226998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8" table:style-name="ce3">
            <text:p>1418</text:p>
          </table:table-cell>
          <table:table-cell office:value-type="string" table:style-name="ce7">
            <text:p>2547929653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19" table:style-name="ce3">
            <text:p>1419</text:p>
          </table:table-cell>
          <table:table-cell office:value-type="string" table:style-name="ce7">
            <text:p>2547293603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0" table:style-name="ce3">
            <text:p>1420</text:p>
          </table:table-cell>
          <table:table-cell office:value-type="string" table:style-name="ce7">
            <text:p>2547746998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1" table:style-name="ce3">
            <text:p>1421</text:p>
          </table:table-cell>
          <table:table-cell office:value-type="string" table:style-name="ce7">
            <text:p>2547509382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2" table:style-name="ce3">
            <text:p>1422</text:p>
          </table:table-cell>
          <table:table-cell office:value-type="string" table:style-name="ce7">
            <text:p>2547559049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3" table:style-name="ce3">
            <text:p>1423</text:p>
          </table:table-cell>
          <table:table-cell office:value-type="string" table:style-name="ce7">
            <text:p>2547226295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4" table:style-name="ce3">
            <text:p>1424</text:p>
          </table:table-cell>
          <table:table-cell office:value-type="string" table:style-name="ce7">
            <text:p>2547163099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5" table:style-name="ce3">
            <text:p>1425</text:p>
          </table:table-cell>
          <table:table-cell office:value-type="string" table:style-name="ce7">
            <text:p>2547633334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6" table:style-name="ce3">
            <text:p>1426</text:p>
          </table:table-cell>
          <table:table-cell office:value-type="string" table:style-name="ce7">
            <text:p>2547288384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7" table:style-name="ce3">
            <text:p>1427</text:p>
          </table:table-cell>
          <table:table-cell office:value-type="string" table:style-name="ce7">
            <text:p>2547332366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8" table:style-name="ce3">
            <text:p>1428</text:p>
          </table:table-cell>
          <table:table-cell office:value-type="string" table:style-name="ce7">
            <text:p>2547378575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29" table:style-name="ce3">
            <text:p>1429</text:p>
          </table:table-cell>
          <table:table-cell office:value-type="string" table:style-name="ce7">
            <text:p>2547142447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0" table:style-name="ce3">
            <text:p>1430</text:p>
          </table:table-cell>
          <table:table-cell office:value-type="string" table:style-name="ce7">
            <text:p>2547124435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1" table:style-name="ce3">
            <text:p>1431</text:p>
          </table:table-cell>
          <table:table-cell office:value-type="string" table:style-name="ce7">
            <text:p>2547287014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2" table:style-name="ce3">
            <text:p>1432</text:p>
          </table:table-cell>
          <table:table-cell office:value-type="string" table:style-name="ce7">
            <text:p>2547177766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3" table:style-name="ce3">
            <text:p>1433</text:p>
          </table:table-cell>
          <table:table-cell office:value-type="string" table:style-name="ce7">
            <text:p>2547067766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4" table:style-name="ce3">
            <text:p>1434</text:p>
          </table:table-cell>
          <table:table-cell office:value-type="string" table:style-name="ce7">
            <text:p>2547112425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5" table:style-name="ce3">
            <text:p>1435</text:p>
          </table:table-cell>
          <table:table-cell office:value-type="string" table:style-name="ce7">
            <text:p>2547236922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6" table:style-name="ce3">
            <text:p>1436</text:p>
          </table:table-cell>
          <table:table-cell office:value-type="string" table:style-name="ce7">
            <text:p>2547265476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7" table:style-name="ce3">
            <text:p>1437</text:p>
          </table:table-cell>
          <table:table-cell office:value-type="string" table:style-name="ce7">
            <text:p>2547217645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8" table:style-name="ce3">
            <text:p>1438</text:p>
          </table:table-cell>
          <table:table-cell office:value-type="string" table:style-name="ce7">
            <text:p>2547465945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9" table:style-name="ce3">
            <text:p>1439</text:p>
          </table:table-cell>
          <table:table-cell office:value-type="string" table:style-name="ce7">
            <text:p>2547032288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0" table:style-name="ce3">
            <text:p>1440</text:p>
          </table:table-cell>
          <table:table-cell office:value-type="string" table:style-name="ce7">
            <text:p>2547233396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1" table:style-name="ce3">
            <text:p>1441</text:p>
          </table:table-cell>
          <table:table-cell office:value-type="string" table:style-name="ce7">
            <text:p>2547219650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2" table:style-name="ce3">
            <text:p>1442</text:p>
          </table:table-cell>
          <table:table-cell office:value-type="string" table:style-name="ce7">
            <text:p>2547411601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3" table:style-name="ce3">
            <text:p>1443</text:p>
          </table:table-cell>
          <table:table-cell office:value-type="string" table:style-name="ce7">
            <text:p>2547075978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4" table:style-name="ce3">
            <text:p>1444</text:p>
          </table:table-cell>
          <table:table-cell office:value-type="string" table:style-name="ce7">
            <text:p>2547297246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5" table:style-name="ce3">
            <text:p>1445</text:p>
          </table:table-cell>
          <table:table-cell office:value-type="string" table:style-name="ce7">
            <text:p>2547024042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6" table:style-name="ce3">
            <text:p>1446</text:p>
          </table:table-cell>
          <table:table-cell office:value-type="string" table:style-name="ce7">
            <text:p>254712604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7" table:style-name="ce3">
            <text:p>1447</text:p>
          </table:table-cell>
          <table:table-cell office:value-type="string" table:style-name="ce7">
            <text:p>2547036658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8" table:style-name="ce3">
            <text:p>1448</text:p>
          </table:table-cell>
          <table:table-cell office:value-type="string" table:style-name="ce7">
            <text:p>2547382092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9" table:style-name="ce3">
            <text:p>1449</text:p>
          </table:table-cell>
          <table:table-cell office:value-type="string" table:style-name="ce7">
            <text:p>2547165605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0" table:style-name="ce3">
            <text:p>1450</text:p>
          </table:table-cell>
          <table:table-cell office:value-type="string" table:style-name="ce7">
            <text:p>2547338160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1" table:style-name="ce3">
            <text:p>1451</text:p>
          </table:table-cell>
          <table:table-cell office:value-type="string" table:style-name="ce7">
            <text:p>2547225143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2" table:style-name="ce3">
            <text:p>1452</text:p>
          </table:table-cell>
          <table:table-cell office:value-type="string" table:style-name="ce7">
            <text:p>2547237831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3" table:style-name="ce3">
            <text:p>1453</text:p>
          </table:table-cell>
          <table:table-cell office:value-type="string" table:style-name="ce7">
            <text:p>2547229701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4" table:style-name="ce3">
            <text:p>1454</text:p>
          </table:table-cell>
          <table:table-cell office:value-type="string" table:style-name="ce7">
            <text:p>2547227252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5" table:style-name="ce3">
            <text:p>1455</text:p>
          </table:table-cell>
          <table:table-cell office:value-type="string" table:style-name="ce7">
            <text:p>2547002665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6" table:style-name="ce3">
            <text:p>1456</text:p>
          </table:table-cell>
          <table:table-cell office:value-type="string" table:style-name="ce7">
            <text:p>2547232571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7" table:style-name="ce3">
            <text:p>1457</text:p>
          </table:table-cell>
          <table:table-cell office:value-type="string" table:style-name="ce7">
            <text:p>2547224136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8" table:style-name="ce3">
            <text:p>1458</text:p>
          </table:table-cell>
          <table:table-cell office:value-type="string" table:style-name="ce7">
            <text:p>2547208208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59" table:style-name="ce3">
            <text:p>1459</text:p>
          </table:table-cell>
          <table:table-cell office:value-type="string" table:style-name="ce7">
            <text:p>2547102709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0" table:style-name="ce3">
            <text:p>1460</text:p>
          </table:table-cell>
          <table:table-cell office:value-type="string" table:style-name="ce7">
            <text:p>2547078051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1" table:style-name="ce3">
            <text:p>1461</text:p>
          </table:table-cell>
          <table:table-cell office:value-type="string" table:style-name="ce7">
            <text:p>2547228664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2" table:style-name="ce3">
            <text:p>1462</text:p>
          </table:table-cell>
          <table:table-cell office:value-type="string" table:style-name="ce7">
            <text:p>254738475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3" table:style-name="ce3">
            <text:p>1463</text:p>
          </table:table-cell>
          <table:table-cell office:value-type="string" table:style-name="ce7">
            <text:p>2547224449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4" table:style-name="ce3">
            <text:p>1464</text:p>
          </table:table-cell>
          <table:table-cell office:value-type="string" table:style-name="ce7">
            <text:p>2547318273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5" table:style-name="ce3">
            <text:p>1465</text:p>
          </table:table-cell>
          <table:table-cell office:value-type="string" table:style-name="ce7">
            <text:p>2547224116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6" table:style-name="ce3">
            <text:p>1466</text:p>
          </table:table-cell>
          <table:table-cell office:value-type="string" table:style-name="ce7">
            <text:p>2547211513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7" table:style-name="ce3">
            <text:p>1467</text:p>
          </table:table-cell>
          <table:table-cell office:value-type="string" table:style-name="ce7">
            <text:p>2547228574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8" table:style-name="ce3">
            <text:p>1468</text:p>
          </table:table-cell>
          <table:table-cell office:value-type="string" table:style-name="ce7">
            <text:p>2547946720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69" table:style-name="ce3">
            <text:p>1469</text:p>
          </table:table-cell>
          <table:table-cell office:value-type="string" table:style-name="ce7">
            <text:p>2547243241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0" table:style-name="ce3">
            <text:p>1470</text:p>
          </table:table-cell>
          <table:table-cell office:value-type="string" table:style-name="ce7">
            <text:p>2547295635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1" table:style-name="ce3">
            <text:p>1471</text:p>
          </table:table-cell>
          <table:table-cell office:value-type="string" table:style-name="ce7">
            <text:p>2547419847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2" table:style-name="ce3">
            <text:p>1472</text:p>
          </table:table-cell>
          <table:table-cell office:value-type="string" table:style-name="ce7">
            <text:p>2547235507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3" table:style-name="ce3">
            <text:p>1473</text:p>
          </table:table-cell>
          <table:table-cell office:value-type="string" table:style-name="ce7">
            <text:p>2547206399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4" table:style-name="ce3">
            <text:p>1474</text:p>
          </table:table-cell>
          <table:table-cell office:value-type="string" table:style-name="ce7">
            <text:p>2547277195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5" table:style-name="ce3">
            <text:p>1475</text:p>
          </table:table-cell>
          <table:table-cell office:value-type="string" table:style-name="ce7">
            <text:p>2547358635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6" table:style-name="ce3">
            <text:p>1476</text:p>
          </table:table-cell>
          <table:table-cell office:value-type="string" table:style-name="ce7">
            <text:p>254722830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7" table:style-name="ce3">
            <text:p>1477</text:p>
          </table:table-cell>
          <table:table-cell office:value-type="string" table:style-name="ce7">
            <text:p>2547088888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8" table:style-name="ce3">
            <text:p>1478</text:p>
          </table:table-cell>
          <table:table-cell office:value-type="string" table:style-name="ce7">
            <text:p>2547257973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79" table:style-name="ce3">
            <text:p>1479</text:p>
          </table:table-cell>
          <table:table-cell office:value-type="string" table:style-name="ce7">
            <text:p>2547271300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0" table:style-name="ce3">
            <text:p>1480</text:p>
          </table:table-cell>
          <table:table-cell office:value-type="string" table:style-name="ce7">
            <text:p>2547339974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1" table:style-name="ce3">
            <text:p>1481</text:p>
          </table:table-cell>
          <table:table-cell office:value-type="string" table:style-name="ce7">
            <text:p>2547254575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2" table:style-name="ce3">
            <text:p>1482</text:p>
          </table:table-cell>
          <table:table-cell office:value-type="string" table:style-name="ce7">
            <text:p>2547033670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3" table:style-name="ce3">
            <text:p>1483</text:p>
          </table:table-cell>
          <table:table-cell office:value-type="string" table:style-name="ce7">
            <text:p>2547039151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4" table:style-name="ce3">
            <text:p>1484</text:p>
          </table:table-cell>
          <table:table-cell office:value-type="string" table:style-name="ce7">
            <text:p>2547214522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5" table:style-name="ce3">
            <text:p>1485</text:p>
          </table:table-cell>
          <table:table-cell office:value-type="string" table:style-name="ce7">
            <text:p>2547114213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6" table:style-name="ce3">
            <text:p>1486</text:p>
          </table:table-cell>
          <table:table-cell office:value-type="string" table:style-name="ce7">
            <text:p>2547353888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7" table:style-name="ce3">
            <text:p>1487</text:p>
          </table:table-cell>
          <table:table-cell office:value-type="string" table:style-name="ce7">
            <text:p>2547248469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8" table:style-name="ce3">
            <text:p>1488</text:p>
          </table:table-cell>
          <table:table-cell office:value-type="string" table:style-name="ce7">
            <text:p>2547824856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89" table:style-name="ce3">
            <text:p>1489</text:p>
          </table:table-cell>
          <table:table-cell office:value-type="string" table:style-name="ce7">
            <text:p>2547088493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0" table:style-name="ce3">
            <text:p>1490</text:p>
          </table:table-cell>
          <table:table-cell office:value-type="string" table:style-name="ce7">
            <text:p>2547133297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1" table:style-name="ce3">
            <text:p>1491</text:p>
          </table:table-cell>
          <table:table-cell office:value-type="string" table:style-name="ce7">
            <text:p>2547255815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2" table:style-name="ce3">
            <text:p>1492</text:p>
          </table:table-cell>
          <table:table-cell office:value-type="string" table:style-name="ce7">
            <text:p>2547207038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3" table:style-name="ce3">
            <text:p>1493</text:p>
          </table:table-cell>
          <table:table-cell office:value-type="string" table:style-name="ce7">
            <text:p>2547115198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4" table:style-name="ce3">
            <text:p>1494</text:p>
          </table:table-cell>
          <table:table-cell office:value-type="string" table:style-name="ce7">
            <text:p>254710317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5" table:style-name="ce3">
            <text:p>1495</text:p>
          </table:table-cell>
          <table:table-cell office:value-type="string" table:style-name="ce7">
            <text:p>254715217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6" table:style-name="ce3">
            <text:p>1496</text:p>
          </table:table-cell>
          <table:table-cell office:value-type="string" table:style-name="ce7">
            <text:p>2547123595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7" table:style-name="ce3">
            <text:p>1497</text:p>
          </table:table-cell>
          <table:table-cell office:value-type="string" table:style-name="ce7">
            <text:p>254700640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8" table:style-name="ce3">
            <text:p>1498</text:p>
          </table:table-cell>
          <table:table-cell office:value-type="string" table:style-name="ce7">
            <text:p>2547240956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99" table:style-name="ce3">
            <text:p>1499</text:p>
          </table:table-cell>
          <table:table-cell office:value-type="string" table:style-name="ce7">
            <text:p>2547207147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0" table:style-name="ce3">
            <text:p>1500</text:p>
          </table:table-cell>
          <table:table-cell office:value-type="string" table:style-name="ce7">
            <text:p>2547740682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1" table:style-name="ce3">
            <text:p>1501</text:p>
          </table:table-cell>
          <table:table-cell office:value-type="string" table:style-name="ce7">
            <text:p>2547079828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2" table:style-name="ce3">
            <text:p>1502</text:p>
          </table:table-cell>
          <table:table-cell office:value-type="string" table:style-name="ce7">
            <text:p>2547008310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3" table:style-name="ce3">
            <text:p>1503</text:p>
          </table:table-cell>
          <table:table-cell office:value-type="string" table:style-name="ce7">
            <text:p>2547190389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4" table:style-name="ce3">
            <text:p>1504</text:p>
          </table:table-cell>
          <table:table-cell office:value-type="string" table:style-name="ce7">
            <text:p>2547142837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5" table:style-name="ce3">
            <text:p>1505</text:p>
          </table:table-cell>
          <table:table-cell office:value-type="string" table:style-name="ce7">
            <text:p>2547222360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6" table:style-name="ce3">
            <text:p>1506</text:p>
          </table:table-cell>
          <table:table-cell office:value-type="string" table:style-name="ce7">
            <text:p>2547146519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7" table:style-name="ce3">
            <text:p>1507</text:p>
          </table:table-cell>
          <table:table-cell office:value-type="string" table:style-name="ce7">
            <text:p>2547230800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8" table:style-name="ce3">
            <text:p>1508</text:p>
          </table:table-cell>
          <table:table-cell office:value-type="string" table:style-name="ce7">
            <text:p>2547153914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09" table:style-name="ce3">
            <text:p>1509</text:p>
          </table:table-cell>
          <table:table-cell office:value-type="string" table:style-name="ce7">
            <text:p>2547240682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0" table:style-name="ce3">
            <text:p>1510</text:p>
          </table:table-cell>
          <table:table-cell office:value-type="string" table:style-name="ce7">
            <text:p>2547070808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1" table:style-name="ce3">
            <text:p>1511</text:p>
          </table:table-cell>
          <table:table-cell office:value-type="string" table:style-name="ce7">
            <text:p>2547288323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2" table:style-name="ce3">
            <text:p>1512</text:p>
          </table:table-cell>
          <table:table-cell office:value-type="string" table:style-name="ce7">
            <text:p>2547227869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3" table:style-name="ce3">
            <text:p>1513</text:p>
          </table:table-cell>
          <table:table-cell office:value-type="string" table:style-name="ce7">
            <text:p>2547218124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4" table:style-name="ce3">
            <text:p>1514</text:p>
          </table:table-cell>
          <table:table-cell office:value-type="string" table:style-name="ce7">
            <text:p>2547214807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5" table:style-name="ce3">
            <text:p>1515</text:p>
          </table:table-cell>
          <table:table-cell office:value-type="string" table:style-name="ce7">
            <text:p>2547163712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6" table:style-name="ce3">
            <text:p>1516</text:p>
          </table:table-cell>
          <table:table-cell office:value-type="string" table:style-name="ce7">
            <text:p>2547221042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7" table:style-name="ce3">
            <text:p>1517</text:p>
          </table:table-cell>
          <table:table-cell office:value-type="string" table:style-name="ce7">
            <text:p>2547070458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8" table:style-name="ce3">
            <text:p>1518</text:p>
          </table:table-cell>
          <table:table-cell office:value-type="string" table:style-name="ce7">
            <text:p>2547227581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19" table:style-name="ce3">
            <text:p>1519</text:p>
          </table:table-cell>
          <table:table-cell office:value-type="string" table:style-name="ce7">
            <text:p>2547225656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0" table:style-name="ce3">
            <text:p>1520</text:p>
          </table:table-cell>
          <table:table-cell office:value-type="string" table:style-name="ce7">
            <text:p>2547146006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1" table:style-name="ce3">
            <text:p>1521</text:p>
          </table:table-cell>
          <table:table-cell office:value-type="string" table:style-name="ce7">
            <text:p>2547227013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2" table:style-name="ce3">
            <text:p>1522</text:p>
          </table:table-cell>
          <table:table-cell office:value-type="string" table:style-name="ce7">
            <text:p>254728650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3" table:style-name="ce3">
            <text:p>1523</text:p>
          </table:table-cell>
          <table:table-cell office:value-type="string" table:style-name="ce7">
            <text:p>2547294048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4" table:style-name="ce3">
            <text:p>1524</text:p>
          </table:table-cell>
          <table:table-cell office:value-type="string" table:style-name="ce7">
            <text:p>2547972500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5" table:style-name="ce3">
            <text:p>1525</text:p>
          </table:table-cell>
          <table:table-cell office:value-type="string" table:style-name="ce7">
            <text:p>2547228231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6" table:style-name="ce3">
            <text:p>1526</text:p>
          </table:table-cell>
          <table:table-cell office:value-type="string" table:style-name="ce7">
            <text:p>2547112939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7" table:style-name="ce3">
            <text:p>1527</text:p>
          </table:table-cell>
          <table:table-cell office:value-type="string" table:style-name="ce7">
            <text:p>254722246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8" table:style-name="ce3">
            <text:p>1528</text:p>
          </table:table-cell>
          <table:table-cell office:value-type="string" table:style-name="ce7">
            <text:p>2547240744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29" table:style-name="ce3">
            <text:p>1529</text:p>
          </table:table-cell>
          <table:table-cell office:value-type="string" table:style-name="ce7">
            <text:p>2547177892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0" table:style-name="ce3">
            <text:p>1530</text:p>
          </table:table-cell>
          <table:table-cell office:value-type="string" table:style-name="ce7">
            <text:p>2547257153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1" table:style-name="ce3">
            <text:p>1531</text:p>
          </table:table-cell>
          <table:table-cell office:value-type="string" table:style-name="ce7">
            <text:p>2547813350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2" table:style-name="ce3">
            <text:p>1532</text:p>
          </table:table-cell>
          <table:table-cell office:value-type="string" table:style-name="ce7">
            <text:p>2547228499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3" table:style-name="ce3">
            <text:p>1533</text:p>
          </table:table-cell>
          <table:table-cell office:value-type="string" table:style-name="ce7">
            <text:p>2547247319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4" table:style-name="ce3">
            <text:p>1534</text:p>
          </table:table-cell>
          <table:table-cell office:value-type="string" table:style-name="ce7">
            <text:p>2547908799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5" table:style-name="ce3">
            <text:p>1535</text:p>
          </table:table-cell>
          <table:table-cell office:value-type="string" table:style-name="ce7">
            <text:p>2547208295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6" table:style-name="ce3">
            <text:p>1536</text:p>
          </table:table-cell>
          <table:table-cell office:value-type="string" table:style-name="ce7">
            <text:p>2547837320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7" table:style-name="ce3">
            <text:p>1537</text:p>
          </table:table-cell>
          <table:table-cell office:value-type="string" table:style-name="ce7">
            <text:p>2547214019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8" table:style-name="ce3">
            <text:p>1538</text:p>
          </table:table-cell>
          <table:table-cell office:value-type="string" table:style-name="ce7">
            <text:p>2547186019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39" table:style-name="ce3">
            <text:p>1539</text:p>
          </table:table-cell>
          <table:table-cell office:value-type="string" table:style-name="ce7">
            <text:p>2547062318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0" table:style-name="ce3">
            <text:p>1540</text:p>
          </table:table-cell>
          <table:table-cell office:value-type="string" table:style-name="ce7">
            <text:p>2547222232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1" table:style-name="ce3">
            <text:p>1541</text:p>
          </table:table-cell>
          <table:table-cell office:value-type="string" table:style-name="ce7">
            <text:p>2547225250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2" table:style-name="ce3">
            <text:p>1542</text:p>
          </table:table-cell>
          <table:table-cell office:value-type="string" table:style-name="ce7">
            <text:p>2547216544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3" table:style-name="ce3">
            <text:p>1543</text:p>
          </table:table-cell>
          <table:table-cell office:value-type="string" table:style-name="ce7">
            <text:p>2547219933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4" table:style-name="ce3">
            <text:p>1544</text:p>
          </table:table-cell>
          <table:table-cell office:value-type="string" table:style-name="ce7">
            <text:p>2547224604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5" table:style-name="ce3">
            <text:p>1545</text:p>
          </table:table-cell>
          <table:table-cell office:value-type="string" table:style-name="ce7">
            <text:p>2547218904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6" table:style-name="ce3">
            <text:p>1546</text:p>
          </table:table-cell>
          <table:table-cell office:value-type="string" table:style-name="ce7">
            <text:p>2547225125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7" table:style-name="ce3">
            <text:p>1547</text:p>
          </table:table-cell>
          <table:table-cell office:value-type="string" table:style-name="ce7">
            <text:p>2547313485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8" table:style-name="ce3">
            <text:p>1548</text:p>
          </table:table-cell>
          <table:table-cell office:value-type="string" table:style-name="ce7">
            <text:p>2547255117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49" table:style-name="ce3">
            <text:p>1549</text:p>
          </table:table-cell>
          <table:table-cell office:value-type="string" table:style-name="ce7">
            <text:p>2547562695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0" table:style-name="ce3">
            <text:p>1550</text:p>
          </table:table-cell>
          <table:table-cell office:value-type="string" table:style-name="ce7">
            <text:p>2547227854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1" table:style-name="ce3">
            <text:p>1551</text:p>
          </table:table-cell>
          <table:table-cell office:value-type="string" table:style-name="ce7">
            <text:p>2547588710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2" table:style-name="ce3">
            <text:p>1552</text:p>
          </table:table-cell>
          <table:table-cell office:value-type="string" table:style-name="ce7">
            <text:p>2547062868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3" table:style-name="ce3">
            <text:p>1553</text:p>
          </table:table-cell>
          <table:table-cell office:value-type="string" table:style-name="ce7">
            <text:p>2547196736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4" table:style-name="ce3">
            <text:p>1554</text:p>
          </table:table-cell>
          <table:table-cell office:value-type="string" table:style-name="ce7">
            <text:p>2547277918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5" table:style-name="ce3">
            <text:p>1555</text:p>
          </table:table-cell>
          <table:table-cell office:value-type="string" table:style-name="ce7">
            <text:p>2547274479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6" table:style-name="ce3">
            <text:p>1556</text:p>
          </table:table-cell>
          <table:table-cell office:value-type="string" table:style-name="ce7">
            <text:p>2547215112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7" table:style-name="ce3">
            <text:p>1557</text:p>
          </table:table-cell>
          <table:table-cell office:value-type="string" table:style-name="ce7">
            <text:p>2547224808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8" table:style-name="ce3">
            <text:p>1558</text:p>
          </table:table-cell>
          <table:table-cell office:value-type="string" table:style-name="ce7">
            <text:p>2547269006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59" table:style-name="ce3">
            <text:p>1559</text:p>
          </table:table-cell>
          <table:table-cell office:value-type="string" table:style-name="ce7">
            <text:p>254721848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0" table:style-name="ce3">
            <text:p>1560</text:p>
          </table:table-cell>
          <table:table-cell office:value-type="string" table:style-name="ce7">
            <text:p>2547266219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1" table:style-name="ce3">
            <text:p>1561</text:p>
          </table:table-cell>
          <table:table-cell office:value-type="string" table:style-name="ce7">
            <text:p>2547238014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2" table:style-name="ce3">
            <text:p>1562</text:p>
          </table:table-cell>
          <table:table-cell office:value-type="string" table:style-name="ce7">
            <text:p>2547149634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3" table:style-name="ce3">
            <text:p>1563</text:p>
          </table:table-cell>
          <table:table-cell office:value-type="string" table:style-name="ce7">
            <text:p>2547466745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4" table:style-name="ce3">
            <text:p>1564</text:p>
          </table:table-cell>
          <table:table-cell office:value-type="string" table:style-name="ce7">
            <text:p>2547219972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5" table:style-name="ce3">
            <text:p>1565</text:p>
          </table:table-cell>
          <table:table-cell office:value-type="string" table:style-name="ce7">
            <text:p>2547228982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6" table:style-name="ce3">
            <text:p>1566</text:p>
          </table:table-cell>
          <table:table-cell office:value-type="string" table:style-name="ce7">
            <text:p>2547225307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7" table:style-name="ce3">
            <text:p>1567</text:p>
          </table:table-cell>
          <table:table-cell office:value-type="string" table:style-name="ce7">
            <text:p>2547223700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8" table:style-name="ce3">
            <text:p>1568</text:p>
          </table:table-cell>
          <table:table-cell office:value-type="string" table:style-name="ce7">
            <text:p>2547865944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69" table:style-name="ce3">
            <text:p>1569</text:p>
          </table:table-cell>
          <table:table-cell office:value-type="string" table:style-name="ce7">
            <text:p>2547222816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0" table:style-name="ce3">
            <text:p>1570</text:p>
          </table:table-cell>
          <table:table-cell office:value-type="string" table:style-name="ce7">
            <text:p>2547216563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1" table:style-name="ce3">
            <text:p>1571</text:p>
          </table:table-cell>
          <table:table-cell office:value-type="string" table:style-name="ce7">
            <text:p>2547264707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2" table:style-name="ce3">
            <text:p>1572</text:p>
          </table:table-cell>
          <table:table-cell office:value-type="string" table:style-name="ce7">
            <text:p>2547011014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3" table:style-name="ce3">
            <text:p>1573</text:p>
          </table:table-cell>
          <table:table-cell office:value-type="string" table:style-name="ce7">
            <text:p>2547124735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4" table:style-name="ce3">
            <text:p>1574</text:p>
          </table:table-cell>
          <table:table-cell office:value-type="string" table:style-name="ce7">
            <text:p>2547233347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5" table:style-name="ce3">
            <text:p>1575</text:p>
          </table:table-cell>
          <table:table-cell office:value-type="string" table:style-name="ce7">
            <text:p>2547001181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6" table:style-name="ce3">
            <text:p>1576</text:p>
          </table:table-cell>
          <table:table-cell office:value-type="string" table:style-name="ce7">
            <text:p>2541020315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7" table:style-name="ce3">
            <text:p>1577</text:p>
          </table:table-cell>
          <table:table-cell office:value-type="string" table:style-name="ce7">
            <text:p>2547219491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8" table:style-name="ce3">
            <text:p>1578</text:p>
          </table:table-cell>
          <table:table-cell office:value-type="string" table:style-name="ce7">
            <text:p>2547224317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79" table:style-name="ce3">
            <text:p>1579</text:p>
          </table:table-cell>
          <table:table-cell office:value-type="string" table:style-name="ce7">
            <text:p>2547229841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0" table:style-name="ce3">
            <text:p>1580</text:p>
          </table:table-cell>
          <table:table-cell office:value-type="string" table:style-name="ce7">
            <text:p>2547251513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1" table:style-name="ce3">
            <text:p>1581</text:p>
          </table:table-cell>
          <table:table-cell office:value-type="string" table:style-name="ce7">
            <text:p>2547156543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2" table:style-name="ce3">
            <text:p>1582</text:p>
          </table:table-cell>
          <table:table-cell office:value-type="string" table:style-name="ce7">
            <text:p>2547259551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3" table:style-name="ce3">
            <text:p>1583</text:p>
          </table:table-cell>
          <table:table-cell office:value-type="string" table:style-name="ce7">
            <text:p>2547225999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4" table:style-name="ce3">
            <text:p>1584</text:p>
          </table:table-cell>
          <table:table-cell office:value-type="string" table:style-name="ce7">
            <text:p>2547212785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5" table:style-name="ce3">
            <text:p>1585</text:p>
          </table:table-cell>
          <table:table-cell office:value-type="string" table:style-name="ce7">
            <text:p>2547245679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6" table:style-name="ce3">
            <text:p>1586</text:p>
          </table:table-cell>
          <table:table-cell office:value-type="string" table:style-name="ce7">
            <text:p>2547016466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7" table:style-name="ce3">
            <text:p>1587</text:p>
          </table:table-cell>
          <table:table-cell office:value-type="string" table:style-name="ce7">
            <text:p>2547219627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8" table:style-name="ce3">
            <text:p>1588</text:p>
          </table:table-cell>
          <table:table-cell office:value-type="string" table:style-name="ce7">
            <text:p>2547458437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89" table:style-name="ce3">
            <text:p>1589</text:p>
          </table:table-cell>
          <table:table-cell office:value-type="string" table:style-name="ce7">
            <text:p>2547894350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0" table:style-name="ce3">
            <text:p>1590</text:p>
          </table:table-cell>
          <table:table-cell office:value-type="string" table:style-name="ce7">
            <text:p>2547972780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1" table:style-name="ce3">
            <text:p>1591</text:p>
          </table:table-cell>
          <table:table-cell office:value-type="string" table:style-name="ce7">
            <text:p>2547259729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2" table:style-name="ce3">
            <text:p>1592</text:p>
          </table:table-cell>
          <table:table-cell office:value-type="string" table:style-name="ce7">
            <text:p>2547228243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3" table:style-name="ce3">
            <text:p>1593</text:p>
          </table:table-cell>
          <table:table-cell office:value-type="string" table:style-name="ce7">
            <text:p>2547062704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4" table:style-name="ce3">
            <text:p>1594</text:p>
          </table:table-cell>
          <table:table-cell office:value-type="string" table:style-name="ce7">
            <text:p>254723575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5" table:style-name="ce3">
            <text:p>1595</text:p>
          </table:table-cell>
          <table:table-cell office:value-type="string" table:style-name="ce7">
            <text:p>2547224855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6" table:style-name="ce3">
            <text:p>1596</text:p>
          </table:table-cell>
          <table:table-cell office:value-type="string" table:style-name="ce7">
            <text:p>254728370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7" table:style-name="ce3">
            <text:p>1597</text:p>
          </table:table-cell>
          <table:table-cell office:value-type="string" table:style-name="ce7">
            <text:p>2547105841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8" table:style-name="ce3">
            <text:p>1598</text:p>
          </table:table-cell>
          <table:table-cell office:value-type="string" table:style-name="ce7">
            <text:p>2547283344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599" table:style-name="ce3">
            <text:p>1599</text:p>
          </table:table-cell>
          <table:table-cell office:value-type="string" table:style-name="ce7">
            <text:p>2547582225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0" table:style-name="ce3">
            <text:p>1600</text:p>
          </table:table-cell>
          <table:table-cell office:value-type="string" table:style-name="ce7">
            <text:p>2547243696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1" table:style-name="ce3">
            <text:p>1601</text:p>
          </table:table-cell>
          <table:table-cell office:value-type="string" table:style-name="ce7">
            <text:p>2547284343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2" table:style-name="ce3">
            <text:p>1602</text:p>
          </table:table-cell>
          <table:table-cell office:value-type="string" table:style-name="ce7">
            <text:p>2547253747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3" table:style-name="ce3">
            <text:p>1603</text:p>
          </table:table-cell>
          <table:table-cell office:value-type="string" table:style-name="ce7">
            <text:p>2547334422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4" table:style-name="ce3">
            <text:p>1604</text:p>
          </table:table-cell>
          <table:table-cell office:value-type="string" table:style-name="ce7">
            <text:p>2547222246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5" table:style-name="ce3">
            <text:p>1605</text:p>
          </table:table-cell>
          <table:table-cell office:value-type="string" table:style-name="ce7">
            <text:p>2547857389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6" table:style-name="ce3">
            <text:p>1606</text:p>
          </table:table-cell>
          <table:table-cell office:value-type="string" table:style-name="ce7">
            <text:p>2547835205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7" table:style-name="ce3">
            <text:p>1607</text:p>
          </table:table-cell>
          <table:table-cell office:value-type="string" table:style-name="ce7">
            <text:p>2547256830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8" table:style-name="ce3">
            <text:p>1608</text:p>
          </table:table-cell>
          <table:table-cell office:value-type="string" table:style-name="ce7">
            <text:p>2547212031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09" table:style-name="ce3">
            <text:p>1609</text:p>
          </table:table-cell>
          <table:table-cell office:value-type="string" table:style-name="ce7">
            <text:p>2547117795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0" table:style-name="ce3">
            <text:p>1610</text:p>
          </table:table-cell>
          <table:table-cell office:value-type="string" table:style-name="ce7">
            <text:p>2547277940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1" table:style-name="ce3">
            <text:p>1611</text:p>
          </table:table-cell>
          <table:table-cell office:value-type="string" table:style-name="ce7">
            <text:p>2547225347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2" table:style-name="ce3">
            <text:p>1612</text:p>
          </table:table-cell>
          <table:table-cell office:value-type="string" table:style-name="ce7">
            <text:p>2547228678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3" table:style-name="ce3">
            <text:p>1613</text:p>
          </table:table-cell>
          <table:table-cell office:value-type="string" table:style-name="ce7">
            <text:p>2547775592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4" table:style-name="ce3">
            <text:p>1614</text:p>
          </table:table-cell>
          <table:table-cell office:value-type="string" table:style-name="ce7">
            <text:p>2547964600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5" table:style-name="ce3">
            <text:p>1615</text:p>
          </table:table-cell>
          <table:table-cell office:value-type="string" table:style-name="ce7">
            <text:p>2547212344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6" table:style-name="ce3">
            <text:p>1616</text:p>
          </table:table-cell>
          <table:table-cell office:value-type="string" table:style-name="ce7">
            <text:p>2547268714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7" table:style-name="ce3">
            <text:p>1617</text:p>
          </table:table-cell>
          <table:table-cell office:value-type="string" table:style-name="ce7">
            <text:p>2547214100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8" table:style-name="ce3">
            <text:p>1618</text:p>
          </table:table-cell>
          <table:table-cell office:value-type="string" table:style-name="ce7">
            <text:p>2547288108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19" table:style-name="ce3">
            <text:p>1619</text:p>
          </table:table-cell>
          <table:table-cell office:value-type="string" table:style-name="ce7">
            <text:p>2547222091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0" table:style-name="ce3">
            <text:p>1620</text:p>
          </table:table-cell>
          <table:table-cell office:value-type="string" table:style-name="ce7">
            <text:p>2547890612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1" table:style-name="ce3">
            <text:p>1621</text:p>
          </table:table-cell>
          <table:table-cell office:value-type="string" table:style-name="ce7">
            <text:p>2547209018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2" table:style-name="ce3">
            <text:p>1622</text:p>
          </table:table-cell>
          <table:table-cell office:value-type="string" table:style-name="ce7">
            <text:p>2547242553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3" table:style-name="ce3">
            <text:p>1623</text:p>
          </table:table-cell>
          <table:table-cell office:value-type="string" table:style-name="ce7">
            <text:p>254795042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4" table:style-name="ce3">
            <text:p>1624</text:p>
          </table:table-cell>
          <table:table-cell office:value-type="float" office:value="254712922175" table:style-name="ce7">
            <text:p>2547129221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5" table:style-name="ce3">
            <text:p>1625</text:p>
          </table:table-cell>
          <table:table-cell office:value-type="float" office:value="254701700383" table:style-name="ce7">
            <text:p>2547017003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6" table:style-name="ce3">
            <text:p>1626</text:p>
          </table:table-cell>
          <table:table-cell office:value-type="float" office:value="254720658016" table:style-name="ce7">
            <text:p>2547206580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7" table:style-name="ce3">
            <text:p>1627</text:p>
          </table:table-cell>
          <table:table-cell office:value-type="float" office:value="254781772910" table:style-name="ce7">
            <text:p>2547817729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8" table:style-name="ce3">
            <text:p>1628</text:p>
          </table:table-cell>
          <table:table-cell office:value-type="float" office:value="254721989025" table:style-name="ce7">
            <text:p>2547219890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29" table:style-name="ce3">
            <text:p>1629</text:p>
          </table:table-cell>
          <table:table-cell office:value-type="float" office:value="254722883248" table:style-name="ce7">
            <text:p>2547228832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0" table:style-name="ce3">
            <text:p>1630</text:p>
          </table:table-cell>
          <table:table-cell office:value-type="float" office:value="254733333069" table:style-name="ce7">
            <text:p>2547333330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1" table:style-name="ce3">
            <text:p>1631</text:p>
          </table:table-cell>
          <table:table-cell office:value-type="float" office:value="254726556837" table:style-name="ce7">
            <text:p>2547265568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2" table:style-name="ce3">
            <text:p>1632</text:p>
          </table:table-cell>
          <table:table-cell office:value-type="float" office:value="254738830168" table:style-name="ce7">
            <text:p>2547388301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3" table:style-name="ce3">
            <text:p>1633</text:p>
          </table:table-cell>
          <table:table-cell office:value-type="float" office:value="254723318368" table:style-name="ce7">
            <text:p>2547233183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4" table:style-name="ce3">
            <text:p>1634</text:p>
          </table:table-cell>
          <table:table-cell office:value-type="float" office:value="254724328050" table:style-name="ce7">
            <text:p>2547243280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5" table:style-name="ce3">
            <text:p>1635</text:p>
          </table:table-cell>
          <table:table-cell office:value-type="float" office:value="254737947101" table:style-name="ce7">
            <text:p>2547379471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6" table:style-name="ce3">
            <text:p>1636</text:p>
          </table:table-cell>
          <table:table-cell office:value-type="float" office:value="254791796041" table:style-name="ce7">
            <text:p>2547917960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7" table:style-name="ce3">
            <text:p>1637</text:p>
          </table:table-cell>
          <table:table-cell office:value-type="float" office:value="254735773290" table:style-name="ce7">
            <text:p>2547357732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8" table:style-name="ce3">
            <text:p>1638</text:p>
          </table:table-cell>
          <table:table-cell office:value-type="float" office:value="254721264355" table:style-name="ce7">
            <text:p>2547212643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39" table:style-name="ce3">
            <text:p>1639</text:p>
          </table:table-cell>
          <table:table-cell office:value-type="float" office:value="254722504472" table:style-name="ce7">
            <text:p>2547225044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0" table:style-name="ce3">
            <text:p>1640</text:p>
          </table:table-cell>
          <table:table-cell office:value-type="float" office:value="254700644717" table:style-name="ce7">
            <text:p>2547006447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1" table:style-name="ce3">
            <text:p>1641</text:p>
          </table:table-cell>
          <table:table-cell office:value-type="float" office:value="254715827006" table:style-name="ce7">
            <text:p>2547158270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2" table:style-name="ce3">
            <text:p>1642</text:p>
          </table:table-cell>
          <table:table-cell office:value-type="float" office:value="254722850468" table:style-name="ce7">
            <text:p>2547228504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3" table:style-name="ce3">
            <text:p>1643</text:p>
          </table:table-cell>
          <table:table-cell office:value-type="float" office:value="254704791231" table:style-name="ce7">
            <text:p>2547047912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4" table:style-name="ce3">
            <text:p>1644</text:p>
          </table:table-cell>
          <table:table-cell office:value-type="float" office:value="254700850447" table:style-name="ce7">
            <text:p>2547008504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5" table:style-name="ce3">
            <text:p>1645</text:p>
          </table:table-cell>
          <table:table-cell office:value-type="float" office:value="254705408277" table:style-name="ce7">
            <text:p>2547054082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6" table:style-name="ce3">
            <text:p>1646</text:p>
          </table:table-cell>
          <table:table-cell office:value-type="float" office:value="254722311031" table:style-name="ce7">
            <text:p>2547223110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7" table:style-name="ce3">
            <text:p>1647</text:p>
          </table:table-cell>
          <table:table-cell office:value-type="float" office:value="254774933345" table:style-name="ce7">
            <text:p>2547749333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8" table:style-name="ce3">
            <text:p>1648</text:p>
          </table:table-cell>
          <table:table-cell office:value-type="float" office:value="254798548201" table:style-name="ce7">
            <text:p>2547985482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49" table:style-name="ce3">
            <text:p>1649</text:p>
          </table:table-cell>
          <table:table-cell office:value-type="float" office:value="254713995940" table:style-name="ce7">
            <text:p>2547139959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0" table:style-name="ce3">
            <text:p>1650</text:p>
          </table:table-cell>
          <table:table-cell office:value-type="float" office:value="254715173098" table:style-name="ce7">
            <text:p>254715173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1" table:style-name="ce3">
            <text:p>1651</text:p>
          </table:table-cell>
          <table:table-cell office:value-type="float" office:value="254724040617" table:style-name="ce7">
            <text:p>2547240406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2" table:style-name="ce3">
            <text:p>1652</text:p>
          </table:table-cell>
          <table:table-cell office:value-type="float" office:value="254715113766" table:style-name="ce7">
            <text:p>2547151137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3" table:style-name="ce3">
            <text:p>1653</text:p>
          </table:table-cell>
          <table:table-cell office:value-type="float" office:value="254722519188" table:style-name="ce7">
            <text:p>254722519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4" table:style-name="ce3">
            <text:p>1654</text:p>
          </table:table-cell>
          <table:table-cell office:value-type="float" office:value="254748308519" table:style-name="ce7">
            <text:p>2547483085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5" table:style-name="ce3">
            <text:p>1655</text:p>
          </table:table-cell>
          <table:table-cell office:value-type="float" office:value="254720333308" table:style-name="ce7">
            <text:p>2547203333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6" table:style-name="ce3">
            <text:p>1656</text:p>
          </table:table-cell>
          <table:table-cell office:value-type="float" office:value="254722843945" table:style-name="ce7">
            <text:p>2547228439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7" table:style-name="ce3">
            <text:p>1657</text:p>
          </table:table-cell>
          <table:table-cell office:value-type="float" office:value="254722398177" table:style-name="ce7">
            <text:p>2547223981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8" table:style-name="ce3">
            <text:p>1658</text:p>
          </table:table-cell>
          <table:table-cell office:value-type="float" office:value="254722887865" table:style-name="ce7">
            <text:p>2547228878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59" table:style-name="ce3">
            <text:p>1659</text:p>
          </table:table-cell>
          <table:table-cell office:value-type="float" office:value="254743813972" table:style-name="ce7">
            <text:p>2547438139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0" table:style-name="ce3">
            <text:p>1660</text:p>
          </table:table-cell>
          <table:table-cell office:value-type="float" office:value="254754837199" table:style-name="ce7">
            <text:p>2547548371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1" table:style-name="ce3">
            <text:p>1661</text:p>
          </table:table-cell>
          <table:table-cell office:value-type="float" office:value="254733474747" table:style-name="ce7">
            <text:p>2547334747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2" table:style-name="ce3">
            <text:p>1662</text:p>
          </table:table-cell>
          <table:table-cell office:value-type="float" office:value="254726785156" table:style-name="ce7">
            <text:p>2547267851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3" table:style-name="ce3">
            <text:p>1663</text:p>
          </table:table-cell>
          <table:table-cell office:value-type="float" office:value="254721924879" table:style-name="ce7">
            <text:p>2547219248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4" table:style-name="ce3">
            <text:p>1664</text:p>
          </table:table-cell>
          <table:table-cell office:value-type="float" office:value="254721527359" table:style-name="ce7">
            <text:p>254721527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5" table:style-name="ce3">
            <text:p>1665</text:p>
          </table:table-cell>
          <table:table-cell office:value-type="float" office:value="254796540141" table:style-name="ce7">
            <text:p>2547965401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6" table:style-name="ce3">
            <text:p>1666</text:p>
          </table:table-cell>
          <table:table-cell office:value-type="float" office:value="254728011165" table:style-name="ce7">
            <text:p>2547280111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7" table:style-name="ce3">
            <text:p>1667</text:p>
          </table:table-cell>
          <table:table-cell office:value-type="float" office:value="254724845998" table:style-name="ce7">
            <text:p>2547248459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8" table:style-name="ce3">
            <text:p>1668</text:p>
          </table:table-cell>
          <table:table-cell office:value-type="float" office:value="254728714995" table:style-name="ce7">
            <text:p>2547287149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69" table:style-name="ce3">
            <text:p>1669</text:p>
          </table:table-cell>
          <table:table-cell office:value-type="float" office:value="254721453126" table:style-name="ce7">
            <text:p>2547214531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0" table:style-name="ce3">
            <text:p>1670</text:p>
          </table:table-cell>
          <table:table-cell office:value-type="float" office:value="254713263898" table:style-name="ce7">
            <text:p>2547132638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1" table:style-name="ce3">
            <text:p>1671</text:p>
          </table:table-cell>
          <table:table-cell office:value-type="float" office:value="254715607895" table:style-name="ce7">
            <text:p>2547156078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2" table:style-name="ce3">
            <text:p>1672</text:p>
          </table:table-cell>
          <table:table-cell office:value-type="float" office:value="254723977641" table:style-name="ce7">
            <text:p>2547239776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3" table:style-name="ce3">
            <text:p>1673</text:p>
          </table:table-cell>
          <table:table-cell office:value-type="float" office:value="254720588164" table:style-name="ce7">
            <text:p>2547205881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4" table:style-name="ce3">
            <text:p>1674</text:p>
          </table:table-cell>
          <table:table-cell office:value-type="float" office:value="254722839040" table:style-name="ce7">
            <text:p>2547228390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5" table:style-name="ce3">
            <text:p>1675</text:p>
          </table:table-cell>
          <table:table-cell office:value-type="float" office:value="254722711430" table:style-name="ce7">
            <text:p>2547227114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6" table:style-name="ce3">
            <text:p>1676</text:p>
          </table:table-cell>
          <table:table-cell office:value-type="float" office:value="254706099742" table:style-name="ce7">
            <text:p>2547060997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7" table:style-name="ce3">
            <text:p>1677</text:p>
          </table:table-cell>
          <table:table-cell office:value-type="float" office:value="254720042171" table:style-name="ce7">
            <text:p>2547200421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8" table:style-name="ce3">
            <text:p>1678</text:p>
          </table:table-cell>
          <table:table-cell office:value-type="float" office:value="254722210196" table:style-name="ce7">
            <text:p>2547222101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79" table:style-name="ce3">
            <text:p>1679</text:p>
          </table:table-cell>
          <table:table-cell office:value-type="float" office:value="254702411952" table:style-name="ce7">
            <text:p>2547024119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0" table:style-name="ce3">
            <text:p>1680</text:p>
          </table:table-cell>
          <table:table-cell office:value-type="float" office:value="254722308116" table:style-name="ce7">
            <text:p>2547223081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1" table:style-name="ce3">
            <text:p>1681</text:p>
          </table:table-cell>
          <table:table-cell office:value-type="float" office:value="254722480395" table:style-name="ce7">
            <text:p>2547224803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2" table:style-name="ce3">
            <text:p>1682</text:p>
          </table:table-cell>
          <table:table-cell office:value-type="float" office:value="254723992390" table:style-name="ce7">
            <text:p>2547239923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3" table:style-name="ce3">
            <text:p>1683</text:p>
          </table:table-cell>
          <table:table-cell office:value-type="float" office:value="254722776883" table:style-name="ce7">
            <text:p>2547227768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4" table:style-name="ce3">
            <text:p>1684</text:p>
          </table:table-cell>
          <table:table-cell office:value-type="float" office:value="254720737568" table:style-name="ce7">
            <text:p>2547207375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5" table:style-name="ce3">
            <text:p>1685</text:p>
          </table:table-cell>
          <table:table-cell office:value-type="float" office:value="254721407492" table:style-name="ce7">
            <text:p>2547214074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6" table:style-name="ce3">
            <text:p>1686</text:p>
          </table:table-cell>
          <table:table-cell office:value-type="float" office:value="254721272263" table:style-name="ce7">
            <text:p>2547212722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7" table:style-name="ce3">
            <text:p>1687</text:p>
          </table:table-cell>
          <table:table-cell office:value-type="float" office:value="254729365824" table:style-name="ce7">
            <text:p>2547293658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8" table:style-name="ce3">
            <text:p>1688</text:p>
          </table:table-cell>
          <table:table-cell office:value-type="float" office:value="254727869522" table:style-name="ce7">
            <text:p>2547278695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89" table:style-name="ce3">
            <text:p>1689</text:p>
          </table:table-cell>
          <table:table-cell office:value-type="float" office:value="254725108651" table:style-name="ce7">
            <text:p>2547251086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0" table:style-name="ce3">
            <text:p>1690</text:p>
          </table:table-cell>
          <table:table-cell office:value-type="float" office:value="254720852397" table:style-name="ce7">
            <text:p>2547208523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1" table:style-name="ce3">
            <text:p>1691</text:p>
          </table:table-cell>
          <table:table-cell office:value-type="float" office:value="254722816347" table:style-name="ce7">
            <text:p>2547228163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2" table:style-name="ce3">
            <text:p>1692</text:p>
          </table:table-cell>
          <table:table-cell office:value-type="float" office:value="254711635769" table:style-name="ce7">
            <text:p>2547116357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3" table:style-name="ce3">
            <text:p>1693</text:p>
          </table:table-cell>
          <table:table-cell office:value-type="float" office:value="254734745027" table:style-name="ce7">
            <text:p>2547347450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4" table:style-name="ce3">
            <text:p>1694</text:p>
          </table:table-cell>
          <table:table-cell office:value-type="float" office:value="254715615073" table:style-name="ce7">
            <text:p>2547156150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5" table:style-name="ce3">
            <text:p>1695</text:p>
          </table:table-cell>
          <table:table-cell office:value-type="float" office:value="254736673789" table:style-name="ce7">
            <text:p>2547366737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6" table:style-name="ce3">
            <text:p>1696</text:p>
          </table:table-cell>
          <table:table-cell office:value-type="float" office:value="254708648987" table:style-name="ce7">
            <text:p>2547086489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7" table:style-name="ce3">
            <text:p>1697</text:p>
          </table:table-cell>
          <table:table-cell office:value-type="float" office:value="254713077138" table:style-name="ce7">
            <text:p>2547130771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8" table:style-name="ce3">
            <text:p>1698</text:p>
          </table:table-cell>
          <table:table-cell office:value-type="float" office:value="254722392295" table:style-name="ce7">
            <text:p>2547223922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699" table:style-name="ce3">
            <text:p>1699</text:p>
          </table:table-cell>
          <table:table-cell office:value-type="float" office:value="254724339377" table:style-name="ce7">
            <text:p>2547243393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0" table:style-name="ce3">
            <text:p>1700</text:p>
          </table:table-cell>
          <table:table-cell office:value-type="float" office:value="254721421603" table:style-name="ce7">
            <text:p>2547214216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1" table:style-name="ce3">
            <text:p>1701</text:p>
          </table:table-cell>
          <table:table-cell office:value-type="float" office:value="254726112026" table:style-name="ce7">
            <text:p>2547261120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2" table:style-name="ce3">
            <text:p>1702</text:p>
          </table:table-cell>
          <table:table-cell office:value-type="float" office:value="254733422072" table:style-name="ce7">
            <text:p>2547334220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3" table:style-name="ce3">
            <text:p>1703</text:p>
          </table:table-cell>
          <table:table-cell office:value-type="float" office:value="254725726388" table:style-name="ce7">
            <text:p>2547257263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4" table:style-name="ce3">
            <text:p>1704</text:p>
          </table:table-cell>
          <table:table-cell office:value-type="float" office:value="254747561257" table:style-name="ce7">
            <text:p>2547475612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5" table:style-name="ce3">
            <text:p>1705</text:p>
          </table:table-cell>
          <table:table-cell office:value-type="float" office:value="254727867467" table:style-name="ce7">
            <text:p>2547278674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6" table:style-name="ce3">
            <text:p>1706</text:p>
          </table:table-cell>
          <table:table-cell office:value-type="float" office:value="254721865626" table:style-name="ce7">
            <text:p>2547218656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7" table:style-name="ce3">
            <text:p>1707</text:p>
          </table:table-cell>
          <table:table-cell office:value-type="float" office:value="254733249461" table:style-name="ce7">
            <text:p>2547332494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8" table:style-name="ce3">
            <text:p>1708</text:p>
          </table:table-cell>
          <table:table-cell office:value-type="float" office:value="254722583042" table:style-name="ce7">
            <text:p>2547225830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09" table:style-name="ce3">
            <text:p>1709</text:p>
          </table:table-cell>
          <table:table-cell office:value-type="float" office:value="254728439544" table:style-name="ce7">
            <text:p>2547284395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0" table:style-name="ce3">
            <text:p>1710</text:p>
          </table:table-cell>
          <table:table-cell office:value-type="float" office:value="254721533945" table:style-name="ce7">
            <text:p>2547215339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1" table:style-name="ce3">
            <text:p>1711</text:p>
          </table:table-cell>
          <table:table-cell office:value-type="float" office:value="254716271206" table:style-name="ce7">
            <text:p>2547162712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2" table:style-name="ce3">
            <text:p>1712</text:p>
          </table:table-cell>
          <table:table-cell office:value-type="float" office:value="254722817710" table:style-name="ce7">
            <text:p>2547228177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3" table:style-name="ce3">
            <text:p>1713</text:p>
          </table:table-cell>
          <table:table-cell office:value-type="float" office:value="254707652447" table:style-name="ce7">
            <text:p>2547076524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4" table:style-name="ce3">
            <text:p>1714</text:p>
          </table:table-cell>
          <table:table-cell office:value-type="float" office:value="254722362927" table:style-name="ce7">
            <text:p>2547223629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5" table:style-name="ce3">
            <text:p>1715</text:p>
          </table:table-cell>
          <table:table-cell office:value-type="float" office:value="254705212188" table:style-name="ce7">
            <text:p>254705212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6" table:style-name="ce3">
            <text:p>1716</text:p>
          </table:table-cell>
          <table:table-cell office:value-type="float" office:value="254722667305" table:style-name="ce7">
            <text:p>2547226673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7" table:style-name="ce3">
            <text:p>1717</text:p>
          </table:table-cell>
          <table:table-cell office:value-type="float" office:value="254112388894" table:style-name="ce7">
            <text:p>254112388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8" table:style-name="ce3">
            <text:p>1718</text:p>
          </table:table-cell>
          <table:table-cell office:value-type="float" office:value="254777502252" table:style-name="ce7">
            <text:p>2547775022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19" table:style-name="ce3">
            <text:p>1719</text:p>
          </table:table-cell>
          <table:table-cell office:value-type="float" office:value="254713570989" table:style-name="ce7">
            <text:p>2547135709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0" table:style-name="ce3">
            <text:p>1720</text:p>
          </table:table-cell>
          <table:table-cell office:value-type="float" office:value="254787787888" table:style-name="ce7">
            <text:p>254787787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1" table:style-name="ce3">
            <text:p>1721</text:p>
          </table:table-cell>
          <table:table-cell office:value-type="float" office:value="254733989146" table:style-name="ce7">
            <text:p>2547339891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2" table:style-name="ce3">
            <text:p>1722</text:p>
          </table:table-cell>
          <table:table-cell office:value-type="float" office:value="254725826924" table:style-name="ce7">
            <text:p>2547258269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3" table:style-name="ce3">
            <text:p>1723</text:p>
          </table:table-cell>
          <table:table-cell office:value-type="float" office:value="254723283561" table:style-name="ce7">
            <text:p>2547232835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4" table:style-name="ce3">
            <text:p>1724</text:p>
          </table:table-cell>
          <table:table-cell office:value-type="float" office:value="254706597777" table:style-name="ce7">
            <text:p>254706597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5" table:style-name="ce3">
            <text:p>1725</text:p>
          </table:table-cell>
          <table:table-cell office:value-type="float" office:value="254720445466" table:style-name="ce7">
            <text:p>2547204454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6" table:style-name="ce3">
            <text:p>1726</text:p>
          </table:table-cell>
          <table:table-cell office:value-type="float" office:value="254712210622" table:style-name="ce7">
            <text:p>2547122106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7" table:style-name="ce3">
            <text:p>1727</text:p>
          </table:table-cell>
          <table:table-cell office:value-type="float" office:value="254725084761" table:style-name="ce7">
            <text:p>2547250847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8" table:style-name="ce3">
            <text:p>1728</text:p>
          </table:table-cell>
          <table:table-cell office:value-type="float" office:value="254702910755" table:style-name="ce7">
            <text:p>2547029107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29" table:style-name="ce3">
            <text:p>1729</text:p>
          </table:table-cell>
          <table:table-cell office:value-type="float" office:value="254701739984" table:style-name="ce7">
            <text:p>2547017399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0" table:style-name="ce3">
            <text:p>1730</text:p>
          </table:table-cell>
          <table:table-cell office:value-type="float" office:value="254728111980" table:style-name="ce7">
            <text:p>2547281119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1" table:style-name="ce3">
            <text:p>1731</text:p>
          </table:table-cell>
          <table:table-cell office:value-type="float" office:value="254711954648" table:style-name="ce7">
            <text:p>2547119546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2" table:style-name="ce3">
            <text:p>1732</text:p>
          </table:table-cell>
          <table:table-cell office:value-type="float" office:value="254768669278" table:style-name="ce7">
            <text:p>2547686692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3" table:style-name="ce3">
            <text:p>1733</text:p>
          </table:table-cell>
          <table:table-cell office:value-type="float" office:value="254792965959" table:style-name="ce7">
            <text:p>2547929659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4" table:style-name="ce3">
            <text:p>1734</text:p>
          </table:table-cell>
          <table:table-cell office:value-type="float" office:value="254757364642" table:style-name="ce7">
            <text:p>2547573646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5" table:style-name="ce3">
            <text:p>1735</text:p>
          </table:table-cell>
          <table:table-cell office:value-type="float" office:value="254790601624" table:style-name="ce7">
            <text:p>2547906016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6" table:style-name="ce3">
            <text:p>1736</text:p>
          </table:table-cell>
          <table:table-cell office:value-type="float" office:value="254733241788" table:style-name="ce7">
            <text:p>2547332417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7" table:style-name="ce3">
            <text:p>1737</text:p>
          </table:table-cell>
          <table:table-cell office:value-type="float" office:value="254725596584" table:style-name="ce7">
            <text:p>2547255965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8" table:style-name="ce3">
            <text:p>1738</text:p>
          </table:table-cell>
          <table:table-cell office:value-type="float" office:value="254769384639" table:style-name="ce7">
            <text:p>2547693846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39" table:style-name="ce3">
            <text:p>1739</text:p>
          </table:table-cell>
          <table:table-cell office:value-type="float" office:value="254720936823" table:style-name="ce7">
            <text:p>2547209368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0" table:style-name="ce3">
            <text:p>1740</text:p>
          </table:table-cell>
          <table:table-cell office:value-type="float" office:value="254723702709" table:style-name="ce7">
            <text:p>2547237027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1" table:style-name="ce3">
            <text:p>1741</text:p>
          </table:table-cell>
          <table:table-cell office:value-type="float" office:value="254722519838" table:style-name="ce7">
            <text:p>2547225198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2" table:style-name="ce3">
            <text:p>1742</text:p>
          </table:table-cell>
          <table:table-cell office:value-type="float" office:value="254714577606" table:style-name="ce7">
            <text:p>2547145776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3" table:style-name="ce3">
            <text:p>1743</text:p>
          </table:table-cell>
          <table:table-cell office:value-type="float" office:value="254728804290" table:style-name="ce7">
            <text:p>2547288042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4" table:style-name="ce3">
            <text:p>1744</text:p>
          </table:table-cell>
          <table:table-cell office:value-type="float" office:value="254724069799" table:style-name="ce7">
            <text:p>2547240697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5" table:style-name="ce3">
            <text:p>1745</text:p>
          </table:table-cell>
          <table:table-cell office:value-type="float" office:value="254726459902" table:style-name="ce7">
            <text:p>2547264599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6" table:style-name="ce3">
            <text:p>1746</text:p>
          </table:table-cell>
          <table:table-cell office:value-type="float" office:value="254789871995" table:style-name="ce7">
            <text:p>2547898719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7" table:style-name="ce3">
            <text:p>1747</text:p>
          </table:table-cell>
          <table:table-cell office:value-type="float" office:value="254722504300" table:style-name="ce7">
            <text:p>2547225043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8" table:style-name="ce3">
            <text:p>1748</text:p>
          </table:table-cell>
          <table:table-cell office:value-type="float" office:value="254724652561" table:style-name="ce7">
            <text:p>2547246525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49" table:style-name="ce3">
            <text:p>1749</text:p>
          </table:table-cell>
          <table:table-cell office:value-type="float" office:value="254702316223" table:style-name="ce7">
            <text:p>2547023162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0" table:style-name="ce3">
            <text:p>1750</text:p>
          </table:table-cell>
          <table:table-cell office:value-type="float" office:value="254796567411" table:style-name="ce7">
            <text:p>2547965674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1" table:style-name="ce3">
            <text:p>1751</text:p>
          </table:table-cell>
          <table:table-cell office:value-type="float" office:value="254725959643" table:style-name="ce7">
            <text:p>2547259596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2" table:style-name="ce3">
            <text:p>1752</text:p>
          </table:table-cell>
          <table:table-cell office:value-type="float" office:value="254736522333" table:style-name="ce7">
            <text:p>2547365223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3" table:style-name="ce3">
            <text:p>1753</text:p>
          </table:table-cell>
          <table:table-cell office:value-type="float" office:value="254722962162" table:style-name="ce7">
            <text:p>2547229621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4" table:style-name="ce3">
            <text:p>1754</text:p>
          </table:table-cell>
          <table:table-cell office:value-type="float" office:value="254722513706" table:style-name="ce7">
            <text:p>2547225137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5" table:style-name="ce3">
            <text:p>1755</text:p>
          </table:table-cell>
          <table:table-cell office:value-type="float" office:value="254720688623" table:style-name="ce7">
            <text:p>2547206886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6" table:style-name="ce3">
            <text:p>1756</text:p>
          </table:table-cell>
          <table:table-cell office:value-type="float" office:value="254733482549" table:style-name="ce7">
            <text:p>2547334825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7" table:style-name="ce3">
            <text:p>1757</text:p>
          </table:table-cell>
          <table:table-cell office:value-type="float" office:value="254704524877" table:style-name="ce7">
            <text:p>2547045248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8" table:style-name="ce3">
            <text:p>1758</text:p>
          </table:table-cell>
          <table:table-cell office:value-type="float" office:value="254725722219" table:style-name="ce7">
            <text:p>2547257222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59" table:style-name="ce3">
            <text:p>1759</text:p>
          </table:table-cell>
          <table:table-cell office:value-type="float" office:value="254700355290" table:style-name="ce7">
            <text:p>2547003552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0" table:style-name="ce3">
            <text:p>1760</text:p>
          </table:table-cell>
          <table:table-cell office:value-type="float" office:value="254724016209" table:style-name="ce7">
            <text:p>2547240162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1" table:style-name="ce3">
            <text:p>1761</text:p>
          </table:table-cell>
          <table:table-cell office:value-type="float" office:value="254706820622" table:style-name="ce7">
            <text:p>2547068206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2" table:style-name="ce3">
            <text:p>1762</text:p>
          </table:table-cell>
          <table:table-cell office:value-type="float" office:value="254708847037" table:style-name="ce7">
            <text:p>2547088470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3" table:style-name="ce3">
            <text:p>1763</text:p>
          </table:table-cell>
          <table:table-cell office:value-type="float" office:value="254715516717" table:style-name="ce7">
            <text:p>2547155167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4" table:style-name="ce3">
            <text:p>1764</text:p>
          </table:table-cell>
          <table:table-cell office:value-type="float" office:value="254726718514" table:style-name="ce7">
            <text:p>2547267185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5" table:style-name="ce3">
            <text:p>1765</text:p>
          </table:table-cell>
          <table:table-cell office:value-type="float" office:value="254716223461" table:style-name="ce7">
            <text:p>2547162234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6" table:style-name="ce3">
            <text:p>1766</text:p>
          </table:table-cell>
          <table:table-cell office:value-type="float" office:value="254750072215" table:style-name="ce7">
            <text:p>2547500722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7" table:style-name="ce3">
            <text:p>1767</text:p>
          </table:table-cell>
          <table:table-cell office:value-type="float" office:value="254722484697" table:style-name="ce7">
            <text:p>2547224846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8" table:style-name="ce3">
            <text:p>1768</text:p>
          </table:table-cell>
          <table:table-cell office:value-type="float" office:value="254710117111" table:style-name="ce7">
            <text:p>254710117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69" table:style-name="ce3">
            <text:p>1769</text:p>
          </table:table-cell>
          <table:table-cell office:value-type="float" office:value="254703775212" table:style-name="ce7">
            <text:p>2547037752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0" table:style-name="ce3">
            <text:p>1770</text:p>
          </table:table-cell>
          <table:table-cell office:value-type="float" office:value="254720108338" table:style-name="ce7">
            <text:p>2547201083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1" table:style-name="ce3">
            <text:p>1771</text:p>
          </table:table-cell>
          <table:table-cell office:value-type="float" office:value="254722289178" table:style-name="ce7">
            <text:p>2547222891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2" table:style-name="ce3">
            <text:p>1772</text:p>
          </table:table-cell>
          <table:table-cell office:value-type="float" office:value="254722790360" table:style-name="ce7">
            <text:p>2547227903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3" table:style-name="ce3">
            <text:p>1773</text:p>
          </table:table-cell>
          <table:table-cell office:value-type="float" office:value="254722661235" table:style-name="ce7">
            <text:p>2547226612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4" table:style-name="ce3">
            <text:p>1774</text:p>
          </table:table-cell>
          <table:table-cell office:value-type="float" office:value="254723746548" table:style-name="ce7">
            <text:p>2547237465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5" table:style-name="ce3">
            <text:p>1775</text:p>
          </table:table-cell>
          <table:table-cell office:value-type="float" office:value="254708046057" table:style-name="ce7">
            <text:p>2547080460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6" table:style-name="ce3">
            <text:p>1776</text:p>
          </table:table-cell>
          <table:table-cell office:value-type="float" office:value="254774135291" table:style-name="ce7">
            <text:p>2547741352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7" table:style-name="ce3">
            <text:p>1777</text:p>
          </table:table-cell>
          <table:table-cell office:value-type="float" office:value="254795431375" table:style-name="ce7">
            <text:p>2547954313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8" table:style-name="ce3">
            <text:p>1778</text:p>
          </table:table-cell>
          <table:table-cell office:value-type="float" office:value="254745177106" table:style-name="ce7">
            <text:p>2547451771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79" table:style-name="ce3">
            <text:p>1779</text:p>
          </table:table-cell>
          <table:table-cell office:value-type="float" office:value="254727718367" table:style-name="ce7">
            <text:p>2547277183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0" table:style-name="ce3">
            <text:p>1780</text:p>
          </table:table-cell>
          <table:table-cell office:value-type="float" office:value="254750452280" table:style-name="ce7">
            <text:p>2547504522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1" table:style-name="ce3">
            <text:p>1781</text:p>
          </table:table-cell>
          <table:table-cell office:value-type="float" office:value="254722661396" table:style-name="ce7">
            <text:p>2547226613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2" table:style-name="ce3">
            <text:p>1782</text:p>
          </table:table-cell>
          <table:table-cell office:value-type="float" office:value="254710244484" table:style-name="ce7">
            <text:p>2547102444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3" table:style-name="ce3">
            <text:p>1783</text:p>
          </table:table-cell>
          <table:table-cell office:value-type="float" office:value="254721262517" table:style-name="ce7">
            <text:p>2547212625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4" table:style-name="ce3">
            <text:p>1784</text:p>
          </table:table-cell>
          <table:table-cell office:value-type="float" office:value="254719722488" table:style-name="ce7">
            <text:p>2547197224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5" table:style-name="ce3">
            <text:p>1785</text:p>
          </table:table-cell>
          <table:table-cell office:value-type="float" office:value="254707760906" table:style-name="ce7">
            <text:p>2547077609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6" table:style-name="ce3">
            <text:p>1786</text:p>
          </table:table-cell>
          <table:table-cell office:value-type="float" office:value="254705341502" table:style-name="ce7">
            <text:p>2547053415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7" table:style-name="ce3">
            <text:p>1787</text:p>
          </table:table-cell>
          <table:table-cell office:value-type="float" office:value="254781735275" table:style-name="ce7">
            <text:p>2547817352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8" table:style-name="ce3">
            <text:p>1788</text:p>
          </table:table-cell>
          <table:table-cell office:value-type="float" office:value="254743900512" table:style-name="ce7">
            <text:p>2547439005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89" table:style-name="ce3">
            <text:p>1789</text:p>
          </table:table-cell>
          <table:table-cell office:value-type="float" office:value="254706553333" table:style-name="ce7">
            <text:p>2547065533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0" table:style-name="ce3">
            <text:p>1790</text:p>
          </table:table-cell>
          <table:table-cell office:value-type="float" office:value="254701048527" table:style-name="ce7">
            <text:p>2547010485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1" table:style-name="ce3">
            <text:p>1791</text:p>
          </table:table-cell>
          <table:table-cell office:value-type="float" office:value="254715342031" table:style-name="ce7">
            <text:p>2547153420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2" table:style-name="ce3">
            <text:p>1792</text:p>
          </table:table-cell>
          <table:table-cell office:value-type="float" office:value="254723374557" table:style-name="ce7">
            <text:p>2547233745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3" table:style-name="ce3">
            <text:p>1793</text:p>
          </table:table-cell>
          <table:table-cell office:value-type="float" office:value="254722949432" table:style-name="ce7">
            <text:p>2547229494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4" table:style-name="ce3">
            <text:p>1794</text:p>
          </table:table-cell>
          <table:table-cell office:value-type="float" office:value="254722495344" table:style-name="ce7">
            <text:p>2547224953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5" table:style-name="ce3">
            <text:p>1795</text:p>
          </table:table-cell>
          <table:table-cell office:value-type="float" office:value="254705464859" table:style-name="ce7">
            <text:p>2547054648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6" table:style-name="ce3">
            <text:p>1796</text:p>
          </table:table-cell>
          <table:table-cell office:value-type="float" office:value="254796681166" table:style-name="ce7">
            <text:p>2547966811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7" table:style-name="ce3">
            <text:p>1797</text:p>
          </table:table-cell>
          <table:table-cell office:value-type="float" office:value="254724869581" table:style-name="ce7">
            <text:p>2547248695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8" table:style-name="ce3">
            <text:p>1798</text:p>
          </table:table-cell>
          <table:table-cell office:value-type="float" office:value="254722714163" table:style-name="ce7">
            <text:p>2547227141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99" table:style-name="ce3">
            <text:p>1799</text:p>
          </table:table-cell>
          <table:table-cell office:value-type="float" office:value="254717867825" table:style-name="ce7">
            <text:p>2547178678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0" table:style-name="ce3">
            <text:p>1800</text:p>
          </table:table-cell>
          <table:table-cell office:value-type="float" office:value="254721793196" table:style-name="ce7">
            <text:p>2547217931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1" table:style-name="ce3">
            <text:p>1801</text:p>
          </table:table-cell>
          <table:table-cell office:value-type="float" office:value="254727816230" table:style-name="ce7">
            <text:p>2547278162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2" table:style-name="ce3">
            <text:p>1802</text:p>
          </table:table-cell>
          <table:table-cell office:value-type="float" office:value="254720405791" table:style-name="ce7">
            <text:p>2547204057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3" table:style-name="ce3">
            <text:p>1803</text:p>
          </table:table-cell>
          <table:table-cell office:value-type="float" office:value="254758344859" table:style-name="ce7">
            <text:p>2547583448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4" table:style-name="ce3">
            <text:p>1804</text:p>
          </table:table-cell>
          <table:table-cell office:value-type="float" office:value="254724449359" table:style-name="ce7">
            <text:p>254724449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5" table:style-name="ce3">
            <text:p>1805</text:p>
          </table:table-cell>
          <table:table-cell office:value-type="float" office:value="254725570515" table:style-name="ce7">
            <text:p>2547255705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6" table:style-name="ce3">
            <text:p>1806</text:p>
          </table:table-cell>
          <table:table-cell office:value-type="float" office:value="254707144548" table:style-name="ce7">
            <text:p>2547071445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7" table:style-name="ce3">
            <text:p>1807</text:p>
          </table:table-cell>
          <table:table-cell office:value-type="float" office:value="254723409876" table:style-name="ce7">
            <text:p>2547234098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8" table:style-name="ce3">
            <text:p>1808</text:p>
          </table:table-cell>
          <table:table-cell office:value-type="float" office:value="254729039877" table:style-name="ce7">
            <text:p>2547290398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09" table:style-name="ce3">
            <text:p>1809</text:p>
          </table:table-cell>
          <table:table-cell office:value-type="float" office:value="254724516489" table:style-name="ce7">
            <text:p>2547245164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0" table:style-name="ce3">
            <text:p>1810</text:p>
          </table:table-cell>
          <table:table-cell office:value-type="float" office:value="254725601075" table:style-name="ce7">
            <text:p>2547256010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1" table:style-name="ce3">
            <text:p>1811</text:p>
          </table:table-cell>
          <table:table-cell office:value-type="float" office:value="254724774842" table:style-name="ce7">
            <text:p>2547247748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2" table:style-name="ce3">
            <text:p>1812</text:p>
          </table:table-cell>
          <table:table-cell office:value-type="float" office:value="254722788722" table:style-name="ce7">
            <text:p>2547227887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3" table:style-name="ce3">
            <text:p>1813</text:p>
          </table:table-cell>
          <table:table-cell office:value-type="float" office:value="254719249022" table:style-name="ce7">
            <text:p>2547192490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4" table:style-name="ce3">
            <text:p>1814</text:p>
          </table:table-cell>
          <table:table-cell office:value-type="float" office:value="254720835190" table:style-name="ce7">
            <text:p>2547208351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5" table:style-name="ce3">
            <text:p>1815</text:p>
          </table:table-cell>
          <table:table-cell office:value-type="float" office:value="254723016506" table:style-name="ce7">
            <text:p>2547230165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6" table:style-name="ce3">
            <text:p>1816</text:p>
          </table:table-cell>
          <table:table-cell office:value-type="float" office:value="254793560534" table:style-name="ce7">
            <text:p>2547935605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7" table:style-name="ce3">
            <text:p>1817</text:p>
          </table:table-cell>
          <table:table-cell office:value-type="float" office:value="254720291910" table:style-name="ce7">
            <text:p>2547202919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8" table:style-name="ce3">
            <text:p>1818</text:p>
          </table:table-cell>
          <table:table-cell office:value-type="float" office:value="254722831338" table:style-name="ce7">
            <text:p>2547228313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19" table:style-name="ce3">
            <text:p>1819</text:p>
          </table:table-cell>
          <table:table-cell office:value-type="float" office:value="254707466920" table:style-name="ce7">
            <text:p>2547074669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0" table:style-name="ce3">
            <text:p>1820</text:p>
          </table:table-cell>
          <table:table-cell office:value-type="float" office:value="254729759739" table:style-name="ce7">
            <text:p>2547297597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1" table:style-name="ce3">
            <text:p>1821</text:p>
          </table:table-cell>
          <table:table-cell office:value-type="float" office:value="254727469974" table:style-name="ce7">
            <text:p>2547274699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2" table:style-name="ce3">
            <text:p>1822</text:p>
          </table:table-cell>
          <table:table-cell office:value-type="float" office:value="254732691743" table:style-name="ce7">
            <text:p>2547326917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3" table:style-name="ce3">
            <text:p>1823</text:p>
          </table:table-cell>
          <table:table-cell office:value-type="float" office:value="254741614379" table:style-name="ce7">
            <text:p>2547416143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4" table:style-name="ce3">
            <text:p>1824</text:p>
          </table:table-cell>
          <table:table-cell office:value-type="float" office:value="254718459741" table:style-name="ce7">
            <text:p>2547184597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5" table:style-name="ce3">
            <text:p>1825</text:p>
          </table:table-cell>
          <table:table-cell office:value-type="float" office:value="254707400909" table:style-name="ce7">
            <text:p>2547074009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6" table:style-name="ce3">
            <text:p>1826</text:p>
          </table:table-cell>
          <table:table-cell office:value-type="float" office:value="254710899140" table:style-name="ce7">
            <text:p>2547108991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7" table:style-name="ce3">
            <text:p>1827</text:p>
          </table:table-cell>
          <table:table-cell office:value-type="float" office:value="254722564101" table:style-name="ce7">
            <text:p>2547225641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8" table:style-name="ce3">
            <text:p>1828</text:p>
          </table:table-cell>
          <table:table-cell office:value-type="float" office:value="254713416626" table:style-name="ce7">
            <text:p>2547134166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29" table:style-name="ce3">
            <text:p>1829</text:p>
          </table:table-cell>
          <table:table-cell office:value-type="float" office:value="254700498007" table:style-name="ce7">
            <text:p>254700498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0" table:style-name="ce3">
            <text:p>1830</text:p>
          </table:table-cell>
          <table:table-cell office:value-type="float" office:value="254704491956" table:style-name="ce7">
            <text:p>2547044919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1" table:style-name="ce3">
            <text:p>1831</text:p>
          </table:table-cell>
          <table:table-cell office:value-type="float" office:value="254789780773" table:style-name="ce7">
            <text:p>2547897807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2" table:style-name="ce3">
            <text:p>1832</text:p>
          </table:table-cell>
          <table:table-cell office:value-type="float" office:value="254722839290" table:style-name="ce7">
            <text:p>2547228392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3" table:style-name="ce3">
            <text:p>1833</text:p>
          </table:table-cell>
          <table:table-cell office:value-type="float" office:value="254724084207" table:style-name="ce7">
            <text:p>2547240842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4" table:style-name="ce3">
            <text:p>1834</text:p>
          </table:table-cell>
          <table:table-cell office:value-type="float" office:value="254722352143" table:style-name="ce7">
            <text:p>2547223521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5" table:style-name="ce3">
            <text:p>1835</text:p>
          </table:table-cell>
          <table:table-cell office:value-type="float" office:value="254751755116" table:style-name="ce7">
            <text:p>2547517551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6" table:style-name="ce3">
            <text:p>1836</text:p>
          </table:table-cell>
          <table:table-cell office:value-type="float" office:value="254702980782" table:style-name="ce7">
            <text:p>2547029807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7" table:style-name="ce3">
            <text:p>1837</text:p>
          </table:table-cell>
          <table:table-cell office:value-type="float" office:value="254799036333" table:style-name="ce7">
            <text:p>2547990363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8" table:style-name="ce3">
            <text:p>1838</text:p>
          </table:table-cell>
          <table:table-cell office:value-type="float" office:value="254796527474" table:style-name="ce7">
            <text:p>2547965274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39" table:style-name="ce3">
            <text:p>1839</text:p>
          </table:table-cell>
          <table:table-cell office:value-type="float" office:value="254706574855" table:style-name="ce7">
            <text:p>2547065748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0" table:style-name="ce3">
            <text:p>1840</text:p>
          </table:table-cell>
          <table:table-cell office:value-type="float" office:value="254797243336" table:style-name="ce7">
            <text:p>254797243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1" table:style-name="ce3">
            <text:p>1841</text:p>
          </table:table-cell>
          <table:table-cell office:value-type="float" office:value="254704170466" table:style-name="ce7">
            <text:p>2547041704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2" table:style-name="ce3">
            <text:p>1842</text:p>
          </table:table-cell>
          <table:table-cell office:value-type="float" office:value="254728218748" table:style-name="ce7">
            <text:p>2547282187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3" table:style-name="ce3">
            <text:p>1843</text:p>
          </table:table-cell>
          <table:table-cell office:value-type="float" office:value="254722588258" table:style-name="ce7">
            <text:p>2547225882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4" table:style-name="ce3">
            <text:p>1844</text:p>
          </table:table-cell>
          <table:table-cell office:value-type="float" office:value="254742752521" table:style-name="ce7">
            <text:p>2547427525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5" table:style-name="ce3">
            <text:p>1845</text:p>
          </table:table-cell>
          <table:table-cell office:value-type="float" office:value="254722832892" table:style-name="ce7">
            <text:p>2547228328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6" table:style-name="ce3">
            <text:p>1846</text:p>
          </table:table-cell>
          <table:table-cell office:value-type="float" office:value="254726630503" table:style-name="ce7">
            <text:p>2547266305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7" table:style-name="ce3">
            <text:p>1847</text:p>
          </table:table-cell>
          <table:table-cell office:value-type="float" office:value="254725545555" table:style-name="ce7">
            <text:p>2547255455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8" table:style-name="ce3">
            <text:p>1848</text:p>
          </table:table-cell>
          <table:table-cell office:value-type="float" office:value="254725959237" table:style-name="ce7">
            <text:p>2547259592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49" table:style-name="ce3">
            <text:p>1849</text:p>
          </table:table-cell>
          <table:table-cell office:value-type="float" office:value="254717548453" table:style-name="ce7">
            <text:p>2547175484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0" table:style-name="ce3">
            <text:p>1850</text:p>
          </table:table-cell>
          <table:table-cell office:value-type="float" office:value="254720299222" table:style-name="ce7">
            <text:p>254720299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1" table:style-name="ce3">
            <text:p>1851</text:p>
          </table:table-cell>
          <table:table-cell office:value-type="float" office:value="254701333311" table:style-name="ce7">
            <text:p>2547013333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2" table:style-name="ce3">
            <text:p>1852</text:p>
          </table:table-cell>
          <table:table-cell office:value-type="float" office:value="254722522809" table:style-name="ce7">
            <text:p>2547225228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3" table:style-name="ce3">
            <text:p>1853</text:p>
          </table:table-cell>
          <table:table-cell office:value-type="float" office:value="254723023633" table:style-name="ce7">
            <text:p>2547230236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4" table:style-name="ce3">
            <text:p>1854</text:p>
          </table:table-cell>
          <table:table-cell office:value-type="float" office:value="254721223312" table:style-name="ce7">
            <text:p>2547212233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5" table:style-name="ce3">
            <text:p>1855</text:p>
          </table:table-cell>
          <table:table-cell office:value-type="float" office:value="254726902310" table:style-name="ce7">
            <text:p>2547269023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6" table:style-name="ce3">
            <text:p>1856</text:p>
          </table:table-cell>
          <table:table-cell office:value-type="float" office:value="254722992903" table:style-name="ce7">
            <text:p>2547229929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7" table:style-name="ce3">
            <text:p>1857</text:p>
          </table:table-cell>
          <table:table-cell office:value-type="float" office:value="254729205216" table:style-name="ce7">
            <text:p>2547292052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8" table:style-name="ce3">
            <text:p>1858</text:p>
          </table:table-cell>
          <table:table-cell office:value-type="float" office:value="254725342966" table:style-name="ce7">
            <text:p>2547253429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59" table:style-name="ce3">
            <text:p>1859</text:p>
          </table:table-cell>
          <table:table-cell office:value-type="float" office:value="254711352840" table:style-name="ce7">
            <text:p>2547113528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0" table:style-name="ce3">
            <text:p>1860</text:p>
          </table:table-cell>
          <table:table-cell office:value-type="float" office:value="254701118109" table:style-name="ce7">
            <text:p>2547011181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1" table:style-name="ce3">
            <text:p>1861</text:p>
          </table:table-cell>
          <table:table-cell office:value-type="float" office:value="254717453247" table:style-name="ce7">
            <text:p>2547174532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2" table:style-name="ce3">
            <text:p>1862</text:p>
          </table:table-cell>
          <table:table-cell office:value-type="float" office:value="254721891026" table:style-name="ce7">
            <text:p>2547218910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3" table:style-name="ce3">
            <text:p>1863</text:p>
          </table:table-cell>
          <table:table-cell office:value-type="float" office:value="254722695295" table:style-name="ce7">
            <text:p>2547226952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4" table:style-name="ce3">
            <text:p>1864</text:p>
          </table:table-cell>
          <table:table-cell office:value-type="float" office:value="254721557716" table:style-name="ce7">
            <text:p>2547215577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5" table:style-name="ce3">
            <text:p>1865</text:p>
          </table:table-cell>
          <table:table-cell office:value-type="float" office:value="254717565344" table:style-name="ce7">
            <text:p>2547175653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6" table:style-name="ce3">
            <text:p>1866</text:p>
          </table:table-cell>
          <table:table-cell office:value-type="float" office:value="254783860832" table:style-name="ce7">
            <text:p>2547838608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7" table:style-name="ce3">
            <text:p>1867</text:p>
          </table:table-cell>
          <table:table-cell office:value-type="float" office:value="254703387453" table:style-name="ce7">
            <text:p>2547033874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8" table:style-name="ce3">
            <text:p>1868</text:p>
          </table:table-cell>
          <table:table-cell office:value-type="float" office:value="254722304788" table:style-name="ce7">
            <text:p>2547223047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69" table:style-name="ce3">
            <text:p>1869</text:p>
          </table:table-cell>
          <table:table-cell office:value-type="float" office:value="254727370131" table:style-name="ce7">
            <text:p>2547273701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0" table:style-name="ce3">
            <text:p>1870</text:p>
          </table:table-cell>
          <table:table-cell office:value-type="float" office:value="254721257138" table:style-name="ce7">
            <text:p>2547212571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1" table:style-name="ce3">
            <text:p>1871</text:p>
          </table:table-cell>
          <table:table-cell office:value-type="float" office:value="254780730242" table:style-name="ce7">
            <text:p>2547807302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2" table:style-name="ce3">
            <text:p>1872</text:p>
          </table:table-cell>
          <table:table-cell office:value-type="float" office:value="254731401131" table:style-name="ce7">
            <text:p>2547314011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3" table:style-name="ce3">
            <text:p>1873</text:p>
          </table:table-cell>
          <table:table-cell office:value-type="float" office:value="254706008987" table:style-name="ce7">
            <text:p>2547060089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4" table:style-name="ce3">
            <text:p>1874</text:p>
          </table:table-cell>
          <table:table-cell office:value-type="float" office:value="254700780427" table:style-name="ce7">
            <text:p>2547007804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5" table:style-name="ce3">
            <text:p>1875</text:p>
          </table:table-cell>
          <table:table-cell office:value-type="float" office:value="254720800038" table:style-name="ce7">
            <text:p>2547208000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6" table:style-name="ce3">
            <text:p>1876</text:p>
          </table:table-cell>
          <table:table-cell office:value-type="float" office:value="254713156578" table:style-name="ce7">
            <text:p>2547131565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7" table:style-name="ce3">
            <text:p>1877</text:p>
          </table:table-cell>
          <table:table-cell office:value-type="float" office:value="254732444244" table:style-name="ce7">
            <text:p>2547324442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8" table:style-name="ce3">
            <text:p>1878</text:p>
          </table:table-cell>
          <table:table-cell office:value-type="float" office:value="254719406054" table:style-name="ce7">
            <text:p>2547194060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79" table:style-name="ce3">
            <text:p>1879</text:p>
          </table:table-cell>
          <table:table-cell office:value-type="float" office:value="254704376113" table:style-name="ce7">
            <text:p>2547043761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0" table:style-name="ce3">
            <text:p>1880</text:p>
          </table:table-cell>
          <table:table-cell office:value-type="float" office:value="254722696808" table:style-name="ce7">
            <text:p>2547226968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1" table:style-name="ce3">
            <text:p>1881</text:p>
          </table:table-cell>
          <table:table-cell office:value-type="float" office:value="254713946437" table:style-name="ce7">
            <text:p>2547139464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2" table:style-name="ce3">
            <text:p>1882</text:p>
          </table:table-cell>
          <table:table-cell office:value-type="float" office:value="254710893810" table:style-name="ce7">
            <text:p>2547108938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3" table:style-name="ce3">
            <text:p>1883</text:p>
          </table:table-cell>
          <table:table-cell office:value-type="float" office:value="254705388485" table:style-name="ce7">
            <text:p>2547053884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4" table:style-name="ce3">
            <text:p>1884</text:p>
          </table:table-cell>
          <table:table-cell office:value-type="float" office:value="254757714737" table:style-name="ce7">
            <text:p>2547577147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5" table:style-name="ce3">
            <text:p>1885</text:p>
          </table:table-cell>
          <table:table-cell office:value-type="float" office:value="254746956243" table:style-name="ce7">
            <text:p>2547469562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6" table:style-name="ce3">
            <text:p>1886</text:p>
          </table:table-cell>
          <table:table-cell office:value-type="float" office:value="254721525201" table:style-name="ce7">
            <text:p>2547215252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7" table:style-name="ce3">
            <text:p>1887</text:p>
          </table:table-cell>
          <table:table-cell office:value-type="float" office:value="254722736302" table:style-name="ce7">
            <text:p>2547227363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8" table:style-name="ce3">
            <text:p>1888</text:p>
          </table:table-cell>
          <table:table-cell office:value-type="float" office:value="254726067345" table:style-name="ce7">
            <text:p>2547260673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89" table:style-name="ce3">
            <text:p>1889</text:p>
          </table:table-cell>
          <table:table-cell office:value-type="float" office:value="254707648050" table:style-name="ce7">
            <text:p>2547076480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0" table:style-name="ce3">
            <text:p>1890</text:p>
          </table:table-cell>
          <table:table-cell office:value-type="float" office:value="254708843858" table:style-name="ce7">
            <text:p>2547088438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1" table:style-name="ce3">
            <text:p>1891</text:p>
          </table:table-cell>
          <table:table-cell office:value-type="float" office:value="254715003534" table:style-name="ce7">
            <text:p>2547150035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2" table:style-name="ce3">
            <text:p>1892</text:p>
          </table:table-cell>
          <table:table-cell office:value-type="float" office:value="254706902766" table:style-name="ce7">
            <text:p>2547069027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3" table:style-name="ce3">
            <text:p>1893</text:p>
          </table:table-cell>
          <table:table-cell office:value-type="float" office:value="254725156794" table:style-name="ce7">
            <text:p>2547251567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4" table:style-name="ce3">
            <text:p>1894</text:p>
          </table:table-cell>
          <table:table-cell office:value-type="float" office:value="254724580771" table:style-name="ce7">
            <text:p>2547245807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5" table:style-name="ce3">
            <text:p>1895</text:p>
          </table:table-cell>
          <table:table-cell office:value-type="float" office:value="254720801421" table:style-name="ce7">
            <text:p>2547208014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6" table:style-name="ce3">
            <text:p>1896</text:p>
          </table:table-cell>
          <table:table-cell office:value-type="float" office:value="254718376241" table:style-name="ce7">
            <text:p>2547183762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7" table:style-name="ce3">
            <text:p>1897</text:p>
          </table:table-cell>
          <table:table-cell office:value-type="float" office:value="254722618893" table:style-name="ce7">
            <text:p>2547226188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8" table:style-name="ce3">
            <text:p>1898</text:p>
          </table:table-cell>
          <table:table-cell office:value-type="float" office:value="254722561688" table:style-name="ce7">
            <text:p>2547225616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899" table:style-name="ce3">
            <text:p>1899</text:p>
          </table:table-cell>
          <table:table-cell office:value-type="float" office:value="254725349598" table:style-name="ce7">
            <text:p>2547253495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0" table:style-name="ce3">
            <text:p>1900</text:p>
          </table:table-cell>
          <table:table-cell office:value-type="float" office:value="254706099909" table:style-name="ce7">
            <text:p>2547060999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1" table:style-name="ce3">
            <text:p>1901</text:p>
          </table:table-cell>
          <table:table-cell office:value-type="float" office:value="254711498445" table:style-name="ce7">
            <text:p>2547114984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2" table:style-name="ce3">
            <text:p>1902</text:p>
          </table:table-cell>
          <table:table-cell office:value-type="float" office:value="254720686189" table:style-name="ce7">
            <text:p>2547206861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3" table:style-name="ce3">
            <text:p>1903</text:p>
          </table:table-cell>
          <table:table-cell office:value-type="float" office:value="254732306211" table:style-name="ce7">
            <text:p>2547323062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4" table:style-name="ce3">
            <text:p>1904</text:p>
          </table:table-cell>
          <table:table-cell office:value-type="float" office:value="254702004523" table:style-name="ce7">
            <text:p>2547020045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5" table:style-name="ce3">
            <text:p>1905</text:p>
          </table:table-cell>
          <table:table-cell office:value-type="float" office:value="254727598086" table:style-name="ce7">
            <text:p>2547275980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6" table:style-name="ce3">
            <text:p>1906</text:p>
          </table:table-cell>
          <table:table-cell office:value-type="float" office:value="254722784275" table:style-name="ce7">
            <text:p>2547227842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7" table:style-name="ce3">
            <text:p>1907</text:p>
          </table:table-cell>
          <table:table-cell office:value-type="float" office:value="254713881666" table:style-name="ce7">
            <text:p>2547138816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8" table:style-name="ce3">
            <text:p>1908</text:p>
          </table:table-cell>
          <table:table-cell office:value-type="float" office:value="254722656369" table:style-name="ce7">
            <text:p>2547226563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09" table:style-name="ce3">
            <text:p>1909</text:p>
          </table:table-cell>
          <table:table-cell office:value-type="float" office:value="254720200412" table:style-name="ce7">
            <text:p>2547202004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0" table:style-name="ce3">
            <text:p>1910</text:p>
          </table:table-cell>
          <table:table-cell office:value-type="float" office:value="254726505185" table:style-name="ce7">
            <text:p>2547265051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1" table:style-name="ce3">
            <text:p>1911</text:p>
          </table:table-cell>
          <table:table-cell office:value-type="float" office:value="254719259420" table:style-name="ce7">
            <text:p>254719259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2" table:style-name="ce3">
            <text:p>1912</text:p>
          </table:table-cell>
          <table:table-cell office:value-type="float" office:value="254710492939" table:style-name="ce7">
            <text:p>2547104929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3" table:style-name="ce3">
            <text:p>1913</text:p>
          </table:table-cell>
          <table:table-cell office:value-type="float" office:value="254729277164" table:style-name="ce7">
            <text:p>2547292771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4" table:style-name="ce3">
            <text:p>1914</text:p>
          </table:table-cell>
          <table:table-cell office:value-type="float" office:value="254704534720" table:style-name="ce7">
            <text:p>2547045347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5" table:style-name="ce3">
            <text:p>1915</text:p>
          </table:table-cell>
          <table:table-cell office:value-type="float" office:value="254740230662" table:style-name="ce7">
            <text:p>2547402306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6" table:style-name="ce3">
            <text:p>1916</text:p>
          </table:table-cell>
          <table:table-cell office:value-type="float" office:value="254754321440" table:style-name="ce7">
            <text:p>2547543214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7" table:style-name="ce3">
            <text:p>1917</text:p>
          </table:table-cell>
          <table:table-cell office:value-type="float" office:value="254725361153" table:style-name="ce7">
            <text:p>2547253611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8" table:style-name="ce3">
            <text:p>1918</text:p>
          </table:table-cell>
          <table:table-cell office:value-type="float" office:value="254727522685" table:style-name="ce7">
            <text:p>2547275226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19" table:style-name="ce3">
            <text:p>1919</text:p>
          </table:table-cell>
          <table:table-cell office:value-type="float" office:value="254724251844" table:style-name="ce7">
            <text:p>2547242518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0" table:style-name="ce3">
            <text:p>1920</text:p>
          </table:table-cell>
          <table:table-cell office:value-type="float" office:value="254728527152" table:style-name="ce7">
            <text:p>2547285271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1" table:style-name="ce3">
            <text:p>1921</text:p>
          </table:table-cell>
          <table:table-cell office:value-type="float" office:value="254722779390" table:style-name="ce7">
            <text:p>2547227793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2" table:style-name="ce3">
            <text:p>1922</text:p>
          </table:table-cell>
          <table:table-cell office:value-type="float" office:value="254724322193" table:style-name="ce7">
            <text:p>2547243221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3" table:style-name="ce3">
            <text:p>1923</text:p>
          </table:table-cell>
          <table:table-cell office:value-type="float" office:value="254723259777" table:style-name="ce7">
            <text:p>254723259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4" table:style-name="ce3">
            <text:p>1924</text:p>
          </table:table-cell>
          <table:table-cell office:value-type="float" office:value="254720500051" table:style-name="ce7">
            <text:p>2547205000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5" table:style-name="ce3">
            <text:p>1925</text:p>
          </table:table-cell>
          <table:table-cell office:value-type="float" office:value="254720710586" table:style-name="ce7">
            <text:p>2547207105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6" table:style-name="ce3">
            <text:p>1926</text:p>
          </table:table-cell>
          <table:table-cell office:value-type="float" office:value="254733557251" table:style-name="ce7">
            <text:p>2547335572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7" table:style-name="ce3">
            <text:p>1927</text:p>
          </table:table-cell>
          <table:table-cell office:value-type="float" office:value="254722830217" table:style-name="ce7">
            <text:p>2547228302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8" table:style-name="ce3">
            <text:p>1928</text:p>
          </table:table-cell>
          <table:table-cell office:value-type="float" office:value="254728593883" table:style-name="ce7">
            <text:p>2547285938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29" table:style-name="ce3">
            <text:p>1929</text:p>
          </table:table-cell>
          <table:table-cell office:value-type="float" office:value="254750651640" table:style-name="ce7">
            <text:p>2547506516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0" table:style-name="ce3">
            <text:p>1930</text:p>
          </table:table-cell>
          <table:table-cell office:value-type="float" office:value="254792777686" table:style-name="ce7">
            <text:p>2547927776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1" table:style-name="ce3">
            <text:p>1931</text:p>
          </table:table-cell>
          <table:table-cell office:value-type="float" office:value="254737887451" table:style-name="ce7">
            <text:p>2547378874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2" table:style-name="ce3">
            <text:p>1932</text:p>
          </table:table-cell>
          <table:table-cell office:value-type="float" office:value="254704027575" table:style-name="ce7">
            <text:p>2547040275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3" table:style-name="ce3">
            <text:p>1933</text:p>
          </table:table-cell>
          <table:table-cell office:value-type="float" office:value="254722281193" table:style-name="ce7">
            <text:p>2547222811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4" table:style-name="ce3">
            <text:p>1934</text:p>
          </table:table-cell>
          <table:table-cell office:value-type="float" office:value="254701650712" table:style-name="ce7">
            <text:p>2547016507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5" table:style-name="ce3">
            <text:p>1935</text:p>
          </table:table-cell>
          <table:table-cell office:value-type="float" office:value="254720669890" table:style-name="ce7">
            <text:p>2547206698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6" table:style-name="ce3">
            <text:p>1936</text:p>
          </table:table-cell>
          <table:table-cell office:value-type="float" office:value="254733777252" table:style-name="ce7">
            <text:p>2547337772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7" table:style-name="ce3">
            <text:p>1937</text:p>
          </table:table-cell>
          <table:table-cell office:value-type="float" office:value="254720806065" table:style-name="ce7">
            <text:p>2547208060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8" table:style-name="ce3">
            <text:p>1938</text:p>
          </table:table-cell>
          <table:table-cell office:value-type="float" office:value="254723729931" table:style-name="ce7">
            <text:p>2547237299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39" table:style-name="ce3">
            <text:p>1939</text:p>
          </table:table-cell>
          <table:table-cell office:value-type="float" office:value="254724429611" table:style-name="ce7">
            <text:p>2547244296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0" table:style-name="ce3">
            <text:p>1940</text:p>
          </table:table-cell>
          <table:table-cell office:value-type="float" office:value="254720018865" table:style-name="ce7">
            <text:p>2547200188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1" table:style-name="ce3">
            <text:p>1941</text:p>
          </table:table-cell>
          <table:table-cell office:value-type="float" office:value="254727594861" table:style-name="ce7">
            <text:p>2547275948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2" table:style-name="ce3">
            <text:p>1942</text:p>
          </table:table-cell>
          <table:table-cell office:value-type="float" office:value="254780611525" table:style-name="ce7">
            <text:p>2547806115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3" table:style-name="ce3">
            <text:p>1943</text:p>
          </table:table-cell>
          <table:table-cell office:value-type="float" office:value="254792449203" table:style-name="ce7">
            <text:p>254792449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4" table:style-name="ce3">
            <text:p>1944</text:p>
          </table:table-cell>
          <table:table-cell office:value-type="float" office:value="254701627763" table:style-name="ce7">
            <text:p>2547016277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5" table:style-name="ce3">
            <text:p>1945</text:p>
          </table:table-cell>
          <table:table-cell office:value-type="float" office:value="254720644886" table:style-name="ce7">
            <text:p>2547206448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6" table:style-name="ce3">
            <text:p>1946</text:p>
          </table:table-cell>
          <table:table-cell office:value-type="float" office:value="254704873702" table:style-name="ce7">
            <text:p>2547048737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7" table:style-name="ce3">
            <text:p>1947</text:p>
          </table:table-cell>
          <table:table-cell office:value-type="float" office:value="254721618611" table:style-name="ce7">
            <text:p>2547216186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8" table:style-name="ce3">
            <text:p>1948</text:p>
          </table:table-cell>
          <table:table-cell office:value-type="float" office:value="254721296975" table:style-name="ce7">
            <text:p>2547212969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49" table:style-name="ce3">
            <text:p>1949</text:p>
          </table:table-cell>
          <table:table-cell office:value-type="float" office:value="254726338801" table:style-name="ce7">
            <text:p>2547263388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0" table:style-name="ce3">
            <text:p>1950</text:p>
          </table:table-cell>
          <table:table-cell office:value-type="float" office:value="254726468854" table:style-name="ce7">
            <text:p>2547264688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1" table:style-name="ce3">
            <text:p>1951</text:p>
          </table:table-cell>
          <table:table-cell office:value-type="float" office:value="254721514255" table:style-name="ce7">
            <text:p>2547215142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2" table:style-name="ce3">
            <text:p>1952</text:p>
          </table:table-cell>
          <table:table-cell office:value-type="float" office:value="254729733589" table:style-name="ce7">
            <text:p>2547297335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3" table:style-name="ce3">
            <text:p>1953</text:p>
          </table:table-cell>
          <table:table-cell office:value-type="float" office:value="254729814143" table:style-name="ce7">
            <text:p>2547298141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4" table:style-name="ce3">
            <text:p>1954</text:p>
          </table:table-cell>
          <table:table-cell office:value-type="float" office:value="254718494914" table:style-name="ce7">
            <text:p>2547184949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5" table:style-name="ce3">
            <text:p>1955</text:p>
          </table:table-cell>
          <table:table-cell office:value-type="float" office:value="254733640027" table:style-name="ce7">
            <text:p>2547336400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6" table:style-name="ce3">
            <text:p>1956</text:p>
          </table:table-cell>
          <table:table-cell office:value-type="float" office:value="254719679373" table:style-name="ce7">
            <text:p>2547196793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7" table:style-name="ce3">
            <text:p>1957</text:p>
          </table:table-cell>
          <table:table-cell office:value-type="float" office:value="254742405999" table:style-name="ce7">
            <text:p>2547424059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8" table:style-name="ce3">
            <text:p>1958</text:p>
          </table:table-cell>
          <table:table-cell office:value-type="float" office:value="254722560268" table:style-name="ce7">
            <text:p>2547225602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59" table:style-name="ce3">
            <text:p>1959</text:p>
          </table:table-cell>
          <table:table-cell office:value-type="float" office:value="254722568882" table:style-name="ce7">
            <text:p>2547225688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0" table:style-name="ce3">
            <text:p>1960</text:p>
          </table:table-cell>
          <table:table-cell office:value-type="float" office:value="254737478683" table:style-name="ce7">
            <text:p>2547374786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1" table:style-name="ce3">
            <text:p>1961</text:p>
          </table:table-cell>
          <table:table-cell office:value-type="float" office:value="254796829861" table:style-name="ce7">
            <text:p>2547968298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2" table:style-name="ce3">
            <text:p>1962</text:p>
          </table:table-cell>
          <table:table-cell office:value-type="float" office:value="254722977287" table:style-name="ce7">
            <text:p>2547229772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3" table:style-name="ce3">
            <text:p>1963</text:p>
          </table:table-cell>
          <table:table-cell office:value-type="float" office:value="254706049228" table:style-name="ce7">
            <text:p>2547060492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4" table:style-name="ce3">
            <text:p>1964</text:p>
          </table:table-cell>
          <table:table-cell office:value-type="float" office:value="254725022929" table:style-name="ce7">
            <text:p>2547250229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5" table:style-name="ce3">
            <text:p>1965</text:p>
          </table:table-cell>
          <table:table-cell office:value-type="float" office:value="254722338718" table:style-name="ce7">
            <text:p>2547223387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6" table:style-name="ce3">
            <text:p>1966</text:p>
          </table:table-cell>
          <table:table-cell office:value-type="float" office:value="254719244897" table:style-name="ce7">
            <text:p>2547192448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7" table:style-name="ce3">
            <text:p>1967</text:p>
          </table:table-cell>
          <table:table-cell office:value-type="float" office:value="254779980355" table:style-name="ce7">
            <text:p>2547799803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8" table:style-name="ce3">
            <text:p>1968</text:p>
          </table:table-cell>
          <table:table-cell office:value-type="float" office:value="254790548603" table:style-name="ce7">
            <text:p>2547905486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69" table:style-name="ce3">
            <text:p>1969</text:p>
          </table:table-cell>
          <table:table-cell office:value-type="float" office:value="254722361142" table:style-name="ce7">
            <text:p>2547223611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0" table:style-name="ce3">
            <text:p>1970</text:p>
          </table:table-cell>
          <table:table-cell office:value-type="float" office:value="254728135671" table:style-name="ce7">
            <text:p>2547281356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1" table:style-name="ce3">
            <text:p>1971</text:p>
          </table:table-cell>
          <table:table-cell office:value-type="float" office:value="254745324658" table:style-name="ce7">
            <text:p>2547453246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2" table:style-name="ce3">
            <text:p>1972</text:p>
          </table:table-cell>
          <table:table-cell office:value-type="float" office:value="254722780532" table:style-name="ce7">
            <text:p>2547227805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3" table:style-name="ce3">
            <text:p>1973</text:p>
          </table:table-cell>
          <table:table-cell office:value-type="float" office:value="254781210956" table:style-name="ce7">
            <text:p>2547812109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4" table:style-name="ce3">
            <text:p>1974</text:p>
          </table:table-cell>
          <table:table-cell office:value-type="float" office:value="254721855833" table:style-name="ce7">
            <text:p>2547218558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5" table:style-name="ce3">
            <text:p>1975</text:p>
          </table:table-cell>
          <table:table-cell office:value-type="float" office:value="254706712400" table:style-name="ce7">
            <text:p>2547067124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6" table:style-name="ce3">
            <text:p>1976</text:p>
          </table:table-cell>
          <table:table-cell office:value-type="float" office:value="254733832466" table:style-name="ce7">
            <text:p>2547338324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7" table:style-name="ce3">
            <text:p>1977</text:p>
          </table:table-cell>
          <table:table-cell office:value-type="float" office:value="254715662595" table:style-name="ce7">
            <text:p>2547156625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8" table:style-name="ce3">
            <text:p>1978</text:p>
          </table:table-cell>
          <table:table-cell office:value-type="float" office:value="254721633933" table:style-name="ce7">
            <text:p>2547216339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79" table:style-name="ce3">
            <text:p>1979</text:p>
          </table:table-cell>
          <table:table-cell office:value-type="float" office:value="254713385183" table:style-name="ce7">
            <text:p>2547133851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0" table:style-name="ce3">
            <text:p>1980</text:p>
          </table:table-cell>
          <table:table-cell office:value-type="float" office:value="254721162028" table:style-name="ce7">
            <text:p>2547211620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1" table:style-name="ce3">
            <text:p>1981</text:p>
          </table:table-cell>
          <table:table-cell office:value-type="float" office:value="254733612673" table:style-name="ce7">
            <text:p>2547336126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2" table:style-name="ce3">
            <text:p>1982</text:p>
          </table:table-cell>
          <table:table-cell office:value-type="float" office:value="254721454947" table:style-name="ce7">
            <text:p>2547214549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3" table:style-name="ce3">
            <text:p>1983</text:p>
          </table:table-cell>
          <table:table-cell office:value-type="float" office:value="254715344247" table:style-name="ce7">
            <text:p>2547153442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4" table:style-name="ce3">
            <text:p>1984</text:p>
          </table:table-cell>
          <table:table-cell office:value-type="float" office:value="254722667222" table:style-name="ce7">
            <text:p>254722667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5" table:style-name="ce3">
            <text:p>1985</text:p>
          </table:table-cell>
          <table:table-cell office:value-type="float" office:value="254723747217" table:style-name="ce7">
            <text:p>2547237472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6" table:style-name="ce3">
            <text:p>1986</text:p>
          </table:table-cell>
          <table:table-cell office:value-type="float" office:value="254722756680" table:style-name="ce7">
            <text:p>2547227566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7" table:style-name="ce3">
            <text:p>1987</text:p>
          </table:table-cell>
          <table:table-cell office:value-type="float" office:value="254724124490" table:style-name="ce7">
            <text:p>2547241244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8" table:style-name="ce3">
            <text:p>1988</text:p>
          </table:table-cell>
          <table:table-cell office:value-type="float" office:value="254727841266" table:style-name="ce7">
            <text:p>2547278412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89" table:style-name="ce3">
            <text:p>1989</text:p>
          </table:table-cell>
          <table:table-cell office:value-type="float" office:value="254724830414" table:style-name="ce7">
            <text:p>2547248304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0" table:style-name="ce3">
            <text:p>1990</text:p>
          </table:table-cell>
          <table:table-cell office:value-type="float" office:value="254733942838" table:style-name="ce7">
            <text:p>2547339428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1" table:style-name="ce3">
            <text:p>1991</text:p>
          </table:table-cell>
          <table:table-cell office:value-type="float" office:value="254722661509" table:style-name="ce7">
            <text:p>2547226615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2" table:style-name="ce3">
            <text:p>1992</text:p>
          </table:table-cell>
          <table:table-cell office:value-type="float" office:value="254799828200" table:style-name="ce7">
            <text:p>254799828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3" table:style-name="ce3">
            <text:p>1993</text:p>
          </table:table-cell>
          <table:table-cell office:value-type="float" office:value="254724238809" table:style-name="ce7">
            <text:p>2547242388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4" table:style-name="ce3">
            <text:p>1994</text:p>
          </table:table-cell>
          <table:table-cell office:value-type="float" office:value="254722367343" table:style-name="ce7">
            <text:p>2547223673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5" table:style-name="ce3">
            <text:p>1995</text:p>
          </table:table-cell>
          <table:table-cell office:value-type="float" office:value="254701533653" table:style-name="ce7">
            <text:p>2547015336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6" table:style-name="ce3">
            <text:p>1996</text:p>
          </table:table-cell>
          <table:table-cell office:value-type="float" office:value="254722489665" table:style-name="ce7">
            <text:p>2547224896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7" table:style-name="ce3">
            <text:p>1997</text:p>
          </table:table-cell>
          <table:table-cell office:value-type="float" office:value="254723368650" table:style-name="ce7">
            <text:p>2547233686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8" table:style-name="ce3">
            <text:p>1998</text:p>
          </table:table-cell>
          <table:table-cell office:value-type="float" office:value="254740130493" table:style-name="ce7">
            <text:p>2547401304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999" table:style-name="ce3">
            <text:p>1999</text:p>
          </table:table-cell>
          <table:table-cell office:value-type="float" office:value="254723139644" table:style-name="ce7">
            <text:p>2547231396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0" table:style-name="ce3">
            <text:p>2000</text:p>
          </table:table-cell>
          <table:table-cell office:value-type="float" office:value="254722233722" table:style-name="ce7">
            <text:p>2547222337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1" table:style-name="ce3">
            <text:p>2001</text:p>
          </table:table-cell>
          <table:table-cell office:value-type="float" office:value="254742861096" table:style-name="ce7">
            <text:p>2547428610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2" table:style-name="ce3">
            <text:p>2002</text:p>
          </table:table-cell>
          <table:table-cell office:value-type="float" office:value="254746172430" table:style-name="ce7">
            <text:p>2547461724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3" table:style-name="ce3">
            <text:p>2003</text:p>
          </table:table-cell>
          <table:table-cell office:value-type="float" office:value="254722743602" table:style-name="ce7">
            <text:p>2547227436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4" table:style-name="ce3">
            <text:p>2004</text:p>
          </table:table-cell>
          <table:table-cell office:value-type="float" office:value="254112938140" table:style-name="ce7">
            <text:p>2541129381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5" table:style-name="ce3">
            <text:p>2005</text:p>
          </table:table-cell>
          <table:table-cell office:value-type="float" office:value="254722955933" table:style-name="ce7">
            <text:p>2547229559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6" table:style-name="ce3">
            <text:p>2006</text:p>
          </table:table-cell>
          <table:table-cell office:value-type="float" office:value="254721113453" table:style-name="ce7">
            <text:p>2547211134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7" table:style-name="ce3">
            <text:p>2007</text:p>
          </table:table-cell>
          <table:table-cell office:value-type="float" office:value="254114535784" table:style-name="ce7">
            <text:p>2541145357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8" table:style-name="ce3">
            <text:p>2008</text:p>
          </table:table-cell>
          <table:table-cell office:value-type="float" office:value="254721439697" table:style-name="ce7">
            <text:p>2547214396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9" table:style-name="ce3">
            <text:p>2009</text:p>
          </table:table-cell>
          <table:table-cell office:value-type="float" office:value="254746241230" table:style-name="ce7">
            <text:p>2547462412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0" table:style-name="ce3">
            <text:p>2010</text:p>
          </table:table-cell>
          <table:table-cell office:value-type="float" office:value="254725598119" table:style-name="ce7">
            <text:p>2547255981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1" table:style-name="ce3">
            <text:p>2011</text:p>
          </table:table-cell>
          <table:table-cell office:value-type="float" office:value="254720806095" table:style-name="ce7">
            <text:p>2547208060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2" table:style-name="ce3">
            <text:p>2012</text:p>
          </table:table-cell>
          <table:table-cell office:value-type="float" office:value="254724803721" table:style-name="ce7">
            <text:p>2547248037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3" table:style-name="ce3">
            <text:p>2013</text:p>
          </table:table-cell>
          <table:table-cell office:value-type="float" office:value="254736046612" table:style-name="ce7">
            <text:p>2547360466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4" table:style-name="ce3">
            <text:p>2014</text:p>
          </table:table-cell>
          <table:table-cell office:value-type="float" office:value="254792492948" table:style-name="ce7">
            <text:p>2547924929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5" table:style-name="ce3">
            <text:p>2015</text:p>
          </table:table-cell>
          <table:table-cell office:value-type="float" office:value="254726661421" table:style-name="ce7">
            <text:p>2547266614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6" table:style-name="ce3">
            <text:p>2016</text:p>
          </table:table-cell>
          <table:table-cell office:value-type="float" office:value="254721308451" table:style-name="ce7">
            <text:p>2547213084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7" table:style-name="ce3">
            <text:p>2017</text:p>
          </table:table-cell>
          <table:table-cell office:value-type="float" office:value="254716290599" table:style-name="ce7">
            <text:p>2547162905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8" table:style-name="ce3">
            <text:p>2018</text:p>
          </table:table-cell>
          <table:table-cell office:value-type="float" office:value="254702100675" table:style-name="ce7">
            <text:p>2547021006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19" table:style-name="ce3">
            <text:p>2019</text:p>
          </table:table-cell>
          <table:table-cell office:value-type="float" office:value="254734260738" table:style-name="ce7">
            <text:p>2547342607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0" table:style-name="ce3">
            <text:p>2020</text:p>
          </table:table-cell>
          <table:table-cell office:value-type="float" office:value="254716100600" table:style-name="ce7">
            <text:p>2547161006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1" table:style-name="ce3">
            <text:p>2021</text:p>
          </table:table-cell>
          <table:table-cell office:value-type="float" office:value="254700445479" table:style-name="ce7">
            <text:p>2547004454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2" table:style-name="ce3">
            <text:p>2022</text:p>
          </table:table-cell>
          <table:table-cell office:value-type="float" office:value="254722436649" table:style-name="ce7">
            <text:p>2547224366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3" table:style-name="ce3">
            <text:p>2023</text:p>
          </table:table-cell>
          <table:table-cell office:value-type="float" office:value="254721245444" table:style-name="ce7">
            <text:p>254721245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4" table:style-name="ce3">
            <text:p>2024</text:p>
          </table:table-cell>
          <table:table-cell office:value-type="float" office:value="254711616264" table:style-name="ce7">
            <text:p>2547116162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5" table:style-name="ce3">
            <text:p>2025</text:p>
          </table:table-cell>
          <table:table-cell office:value-type="float" office:value="254707346752" table:style-name="ce7">
            <text:p>2547073467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6" table:style-name="ce3">
            <text:p>2026</text:p>
          </table:table-cell>
          <table:table-cell office:value-type="float" office:value="254726381336" table:style-name="ce7">
            <text:p>254726381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7" table:style-name="ce3">
            <text:p>2027</text:p>
          </table:table-cell>
          <table:table-cell office:value-type="float" office:value="254727545118" table:style-name="ce7">
            <text:p>2547275451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8" table:style-name="ce3">
            <text:p>2028</text:p>
          </table:table-cell>
          <table:table-cell office:value-type="float" office:value="254743231109" table:style-name="ce7">
            <text:p>2547432311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29" table:style-name="ce3">
            <text:p>2029</text:p>
          </table:table-cell>
          <table:table-cell office:value-type="float" office:value="254103364962" table:style-name="ce7">
            <text:p>2541033649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0" table:style-name="ce3">
            <text:p>2030</text:p>
          </table:table-cell>
          <table:table-cell office:value-type="float" office:value="254748600666" table:style-name="ce7">
            <text:p>2547486006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1" table:style-name="ce3">
            <text:p>2031</text:p>
          </table:table-cell>
          <table:table-cell office:value-type="float" office:value="254723246089" table:style-name="ce7">
            <text:p>2547232460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2" table:style-name="ce3">
            <text:p>2032</text:p>
          </table:table-cell>
          <table:table-cell office:value-type="float" office:value="254707480960" table:style-name="ce7">
            <text:p>254707480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3" table:style-name="ce3">
            <text:p>2033</text:p>
          </table:table-cell>
          <table:table-cell office:value-type="float" office:value="254718019737" table:style-name="ce7">
            <text:p>2547180197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4" table:style-name="ce3">
            <text:p>2034</text:p>
          </table:table-cell>
          <table:table-cell office:value-type="float" office:value="254700350983" table:style-name="ce7">
            <text:p>2547003509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5" table:style-name="ce3">
            <text:p>2035</text:p>
          </table:table-cell>
          <table:table-cell office:value-type="float" office:value="254716634092" table:style-name="ce7">
            <text:p>2547166340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6" table:style-name="ce3">
            <text:p>2036</text:p>
          </table:table-cell>
          <table:table-cell office:value-type="float" office:value="254722220606" table:style-name="ce7">
            <text:p>2547222206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7" table:style-name="ce3">
            <text:p>2037</text:p>
          </table:table-cell>
          <table:table-cell office:value-type="float" office:value="254700309126" table:style-name="ce7">
            <text:p>2547003091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8" table:style-name="ce3">
            <text:p>2038</text:p>
          </table:table-cell>
          <table:table-cell office:value-type="float" office:value="254725640828" table:style-name="ce7">
            <text:p>2547256408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39" table:style-name="ce3">
            <text:p>2039</text:p>
          </table:table-cell>
          <table:table-cell office:value-type="float" office:value="254732258771" table:style-name="ce7">
            <text:p>2547322587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0" table:style-name="ce3">
            <text:p>2040</text:p>
          </table:table-cell>
          <table:table-cell office:value-type="float" office:value="254721693069" table:style-name="ce7">
            <text:p>2547216930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1" table:style-name="ce3">
            <text:p>2041</text:p>
          </table:table-cell>
          <table:table-cell office:value-type="float" office:value="254791429299" table:style-name="ce7">
            <text:p>2547914292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2" table:style-name="ce3">
            <text:p>2042</text:p>
          </table:table-cell>
          <table:table-cell office:value-type="float" office:value="254724566072" table:style-name="ce7">
            <text:p>2547245660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3" table:style-name="ce3">
            <text:p>2043</text:p>
          </table:table-cell>
          <table:table-cell office:value-type="float" office:value="254702055012" table:style-name="ce7">
            <text:p>2547020550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4" table:style-name="ce3">
            <text:p>2044</text:p>
          </table:table-cell>
          <table:table-cell office:value-type="float" office:value="254713435186" table:style-name="ce7">
            <text:p>2547134351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5" table:style-name="ce3">
            <text:p>2045</text:p>
          </table:table-cell>
          <table:table-cell office:value-type="float" office:value="254733862672" table:style-name="ce7">
            <text:p>2547338626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6" table:style-name="ce3">
            <text:p>2046</text:p>
          </table:table-cell>
          <table:table-cell office:value-type="float" office:value="254717364438" table:style-name="ce7">
            <text:p>2547173644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7" table:style-name="ce3">
            <text:p>2047</text:p>
          </table:table-cell>
          <table:table-cell office:value-type="float" office:value="254724567607" table:style-name="ce7">
            <text:p>2547245676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8" table:style-name="ce3">
            <text:p>2048</text:p>
          </table:table-cell>
          <table:table-cell office:value-type="float" office:value="254728132038" table:style-name="ce7">
            <text:p>2547281320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49" table:style-name="ce3">
            <text:p>2049</text:p>
          </table:table-cell>
          <table:table-cell office:value-type="float" office:value="254719625602" table:style-name="ce7">
            <text:p>2547196256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0" table:style-name="ce3">
            <text:p>2050</text:p>
          </table:table-cell>
          <table:table-cell office:value-type="float" office:value="254768047333" table:style-name="ce7">
            <text:p>2547680473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1" table:style-name="ce3">
            <text:p>2051</text:p>
          </table:table-cell>
          <table:table-cell office:value-type="float" office:value="254710358946" table:style-name="ce7">
            <text:p>2547103589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2" table:style-name="ce3">
            <text:p>2052</text:p>
          </table:table-cell>
          <table:table-cell office:value-type="float" office:value="254722739414" table:style-name="ce7">
            <text:p>2547227394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3" table:style-name="ce3">
            <text:p>2053</text:p>
          </table:table-cell>
          <table:table-cell office:value-type="float" office:value="254722806788" table:style-name="ce7">
            <text:p>2547228067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4" table:style-name="ce3">
            <text:p>2054</text:p>
          </table:table-cell>
          <table:table-cell office:value-type="float" office:value="254748680858" table:style-name="ce7">
            <text:p>2547486808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5" table:style-name="ce3">
            <text:p>2055</text:p>
          </table:table-cell>
          <table:table-cell office:value-type="float" office:value="254723595641" table:style-name="ce7">
            <text:p>2547235956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6" table:style-name="ce3">
            <text:p>2056</text:p>
          </table:table-cell>
          <table:table-cell office:value-type="float" office:value="254713097684" table:style-name="ce7">
            <text:p>2547130976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7" table:style-name="ce3">
            <text:p>2057</text:p>
          </table:table-cell>
          <table:table-cell office:value-type="float" office:value="254724983107" table:style-name="ce7">
            <text:p>2547249831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8" table:style-name="ce3">
            <text:p>2058</text:p>
          </table:table-cell>
          <table:table-cell office:value-type="float" office:value="254711944100" table:style-name="ce7">
            <text:p>254711944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59" table:style-name="ce3">
            <text:p>2059</text:p>
          </table:table-cell>
          <table:table-cell office:value-type="float" office:value="254708091502" table:style-name="ce7">
            <text:p>2547080915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0" table:style-name="ce3">
            <text:p>2060</text:p>
          </table:table-cell>
          <table:table-cell office:value-type="float" office:value="254722644307" table:style-name="ce7">
            <text:p>2547226443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1" table:style-name="ce3">
            <text:p>2061</text:p>
          </table:table-cell>
          <table:table-cell office:value-type="float" office:value="254722323235" table:style-name="ce7">
            <text:p>2547223232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2" table:style-name="ce3">
            <text:p>2062</text:p>
          </table:table-cell>
          <table:table-cell office:value-type="float" office:value="254720920192" table:style-name="ce7">
            <text:p>2547209201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3" table:style-name="ce3">
            <text:p>2063</text:p>
          </table:table-cell>
          <table:table-cell office:value-type="float" office:value="254712377410" table:style-name="ce7">
            <text:p>2547123774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4" table:style-name="ce3">
            <text:p>2064</text:p>
          </table:table-cell>
          <table:table-cell office:value-type="float" office:value="254722914916" table:style-name="ce7">
            <text:p>2547229149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5" table:style-name="ce3">
            <text:p>2065</text:p>
          </table:table-cell>
          <table:table-cell office:value-type="float" office:value="254780983107" table:style-name="ce7">
            <text:p>2547809831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6" table:style-name="ce3">
            <text:p>2066</text:p>
          </table:table-cell>
          <table:table-cell office:value-type="float" office:value="254722499139" table:style-name="ce7">
            <text:p>2547224991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7" table:style-name="ce3">
            <text:p>2067</text:p>
          </table:table-cell>
          <table:table-cell office:value-type="float" office:value="254721876910" table:style-name="ce7">
            <text:p>2547218769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8" table:style-name="ce3">
            <text:p>2068</text:p>
          </table:table-cell>
          <table:table-cell office:value-type="float" office:value="254727261212" table:style-name="ce7">
            <text:p>2547272612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69" table:style-name="ce3">
            <text:p>2069</text:p>
          </table:table-cell>
          <table:table-cell office:value-type="float" office:value="254704159149" table:style-name="ce7">
            <text:p>2547041591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0" table:style-name="ce3">
            <text:p>2070</text:p>
          </table:table-cell>
          <table:table-cell office:value-type="float" office:value="254713603129" table:style-name="ce7">
            <text:p>2547136031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1" table:style-name="ce3">
            <text:p>2071</text:p>
          </table:table-cell>
          <table:table-cell office:value-type="float" office:value="254703328978" table:style-name="ce7">
            <text:p>2547033289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2" table:style-name="ce3">
            <text:p>2072</text:p>
          </table:table-cell>
          <table:table-cell office:value-type="float" office:value="254720454074" table:style-name="ce7">
            <text:p>2547204540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3" table:style-name="ce3">
            <text:p>2073</text:p>
          </table:table-cell>
          <table:table-cell office:value-type="float" office:value="254720558992" table:style-name="ce7">
            <text:p>254720558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4" table:style-name="ce3">
            <text:p>2074</text:p>
          </table:table-cell>
          <table:table-cell office:value-type="float" office:value="254722444100" table:style-name="ce7">
            <text:p>254722444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5" table:style-name="ce3">
            <text:p>2075</text:p>
          </table:table-cell>
          <table:table-cell office:value-type="float" office:value="254711488550" table:style-name="ce7">
            <text:p>2547114885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6" table:style-name="ce3">
            <text:p>2076</text:p>
          </table:table-cell>
          <table:table-cell office:value-type="float" office:value="254725501622" table:style-name="ce7">
            <text:p>2547255016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7" table:style-name="ce3">
            <text:p>2077</text:p>
          </table:table-cell>
          <table:table-cell office:value-type="float" office:value="254722143742" table:style-name="ce7">
            <text:p>2547221437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8" table:style-name="ce3">
            <text:p>2078</text:p>
          </table:table-cell>
          <table:table-cell office:value-type="float" office:value="254734811557" table:style-name="ce7">
            <text:p>2547348115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79" table:style-name="ce3">
            <text:p>2079</text:p>
          </table:table-cell>
          <table:table-cell office:value-type="float" office:value="254726491363" table:style-name="ce7">
            <text:p>2547264913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0" table:style-name="ce3">
            <text:p>2080</text:p>
          </table:table-cell>
          <table:table-cell office:value-type="float" office:value="254714467635" table:style-name="ce7">
            <text:p>2547144676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1" table:style-name="ce3">
            <text:p>2081</text:p>
          </table:table-cell>
          <table:table-cell office:value-type="float" office:value="254723915580" table:style-name="ce7">
            <text:p>2547239155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2" table:style-name="ce3">
            <text:p>2082</text:p>
          </table:table-cell>
          <table:table-cell office:value-type="float" office:value="254712703429" table:style-name="ce7">
            <text:p>2547127034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3" table:style-name="ce3">
            <text:p>2083</text:p>
          </table:table-cell>
          <table:table-cell office:value-type="float" office:value="254707156340" table:style-name="ce7">
            <text:p>2547071563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4" table:style-name="ce3">
            <text:p>2084</text:p>
          </table:table-cell>
          <table:table-cell office:value-type="float" office:value="254724404241" table:style-name="ce7">
            <text:p>2547244042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5" table:style-name="ce3">
            <text:p>2085</text:p>
          </table:table-cell>
          <table:table-cell office:value-type="float" office:value="254722630646" table:style-name="ce7">
            <text:p>2547226306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6" table:style-name="ce3">
            <text:p>2086</text:p>
          </table:table-cell>
          <table:table-cell office:value-type="float" office:value="254723915520" table:style-name="ce7">
            <text:p>2547239155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7" table:style-name="ce3">
            <text:p>2087</text:p>
          </table:table-cell>
          <table:table-cell office:value-type="float" office:value="254721821772" table:style-name="ce7">
            <text:p>2547218217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8" table:style-name="ce3">
            <text:p>2088</text:p>
          </table:table-cell>
          <table:table-cell office:value-type="float" office:value="254727560516" table:style-name="ce7">
            <text:p>2547275605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89" table:style-name="ce3">
            <text:p>2089</text:p>
          </table:table-cell>
          <table:table-cell office:value-type="float" office:value="254725412119" table:style-name="ce7">
            <text:p>2547254121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0" table:style-name="ce3">
            <text:p>2090</text:p>
          </table:table-cell>
          <table:table-cell office:value-type="float" office:value="254723874298" table:style-name="ce7">
            <text:p>2547238742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1" table:style-name="ce3">
            <text:p>2091</text:p>
          </table:table-cell>
          <table:table-cell office:value-type="float" office:value="254721800770" table:style-name="ce7">
            <text:p>2547218007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2" table:style-name="ce3">
            <text:p>2092</text:p>
          </table:table-cell>
          <table:table-cell office:value-type="float" office:value="254741303327" table:style-name="ce7">
            <text:p>2547413033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3" table:style-name="ce3">
            <text:p>2093</text:p>
          </table:table-cell>
          <table:table-cell office:value-type="float" office:value="254726927951" table:style-name="ce7">
            <text:p>2547269279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4" table:style-name="ce3">
            <text:p>2094</text:p>
          </table:table-cell>
          <table:table-cell office:value-type="float" office:value="254729569593" table:style-name="ce7">
            <text:p>2547295695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5" table:style-name="ce3">
            <text:p>2095</text:p>
          </table:table-cell>
          <table:table-cell office:value-type="float" office:value="254725970684" table:style-name="ce7">
            <text:p>2547259706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6" table:style-name="ce3">
            <text:p>2096</text:p>
          </table:table-cell>
          <table:table-cell office:value-type="float" office:value="254726222163" table:style-name="ce7">
            <text:p>2547262221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7" table:style-name="ce3">
            <text:p>2097</text:p>
          </table:table-cell>
          <table:table-cell office:value-type="float" office:value="254725712181" table:style-name="ce7">
            <text:p>2547257121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8" table:style-name="ce3">
            <text:p>2098</text:p>
          </table:table-cell>
          <table:table-cell office:value-type="float" office:value="254721396352" table:style-name="ce7">
            <text:p>2547213963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99" table:style-name="ce3">
            <text:p>2099</text:p>
          </table:table-cell>
          <table:table-cell office:value-type="float" office:value="254722630676" table:style-name="ce7">
            <text:p>2547226306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0" table:style-name="ce3">
            <text:p>2100</text:p>
          </table:table-cell>
          <table:table-cell office:value-type="float" office:value="254789758565" table:style-name="ce7">
            <text:p>2547897585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1" table:style-name="ce3">
            <text:p>2101</text:p>
          </table:table-cell>
          <table:table-cell office:value-type="float" office:value="254720707519" table:style-name="ce7">
            <text:p>2547207075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2" table:style-name="ce3">
            <text:p>2102</text:p>
          </table:table-cell>
          <table:table-cell office:value-type="float" office:value="254720277187" table:style-name="ce7">
            <text:p>2547202771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3" table:style-name="ce3">
            <text:p>2103</text:p>
          </table:table-cell>
          <table:table-cell office:value-type="float" office:value="254728129242" table:style-name="ce7">
            <text:p>2547281292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4" table:style-name="ce3">
            <text:p>2104</text:p>
          </table:table-cell>
          <table:table-cell office:value-type="float" office:value="254721821661" table:style-name="ce7">
            <text:p>2547218216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5" table:style-name="ce3">
            <text:p>2105</text:p>
          </table:table-cell>
          <table:table-cell office:value-type="float" office:value="254702742800" table:style-name="ce7">
            <text:p>254702742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6" table:style-name="ce3">
            <text:p>2106</text:p>
          </table:table-cell>
          <table:table-cell office:value-type="float" office:value="254722867467" table:style-name="ce7">
            <text:p>2547228674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7" table:style-name="ce3">
            <text:p>2107</text:p>
          </table:table-cell>
          <table:table-cell office:value-type="float" office:value="254722494084" table:style-name="ce7">
            <text:p>2547224940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8" table:style-name="ce3">
            <text:p>2108</text:p>
          </table:table-cell>
          <table:table-cell office:value-type="float" office:value="254722466122" table:style-name="ce7">
            <text:p>2547224661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09" table:style-name="ce3">
            <text:p>2109</text:p>
          </table:table-cell>
          <table:table-cell office:value-type="float" office:value="254717785988" table:style-name="ce7">
            <text:p>2547177859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0" table:style-name="ce3">
            <text:p>2110</text:p>
          </table:table-cell>
          <table:table-cell office:value-type="float" office:value="254728445813" table:style-name="ce7">
            <text:p>2547284458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1" table:style-name="ce3">
            <text:p>2111</text:p>
          </table:table-cell>
          <table:table-cell office:value-type="float" office:value="254720445446" table:style-name="ce7">
            <text:p>2547204454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2" table:style-name="ce3">
            <text:p>2112</text:p>
          </table:table-cell>
          <table:table-cell office:value-type="float" office:value="254712740314" table:style-name="ce7">
            <text:p>2547127403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3" table:style-name="ce3">
            <text:p>2113</text:p>
          </table:table-cell>
          <table:table-cell office:value-type="float" office:value="254723502420" table:style-name="ce7">
            <text:p>254723502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4" table:style-name="ce3">
            <text:p>2114</text:p>
          </table:table-cell>
          <table:table-cell office:value-type="float" office:value="254725308040" table:style-name="ce7">
            <text:p>2547253080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5" table:style-name="ce3">
            <text:p>2115</text:p>
          </table:table-cell>
          <table:table-cell office:value-type="float" office:value="254723507560" table:style-name="ce7">
            <text:p>2547235075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6" table:style-name="ce3">
            <text:p>2116</text:p>
          </table:table-cell>
          <table:table-cell office:value-type="float" office:value="254722862846" table:style-name="ce7">
            <text:p>2547228628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7" table:style-name="ce3">
            <text:p>2117</text:p>
          </table:table-cell>
          <table:table-cell office:value-type="float" office:value="254790579039" table:style-name="ce7">
            <text:p>2547905790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8" table:style-name="ce3">
            <text:p>2118</text:p>
          </table:table-cell>
          <table:table-cell office:value-type="float" office:value="254757364462" table:style-name="ce7">
            <text:p>2547573644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19" table:style-name="ce3">
            <text:p>2119</text:p>
          </table:table-cell>
          <table:table-cell office:value-type="float" office:value="254715196422" table:style-name="ce7">
            <text:p>2547151964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0" table:style-name="ce3">
            <text:p>2120</text:p>
          </table:table-cell>
          <table:table-cell office:value-type="float" office:value="254721936818" table:style-name="ce7">
            <text:p>2547219368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1" table:style-name="ce3">
            <text:p>2121</text:p>
          </table:table-cell>
          <table:table-cell office:value-type="float" office:value="254713857793" table:style-name="ce7">
            <text:p>2547138577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2" table:style-name="ce3">
            <text:p>2122</text:p>
          </table:table-cell>
          <table:table-cell office:value-type="float" office:value="254728558363" table:style-name="ce7">
            <text:p>2547285583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3" table:style-name="ce3">
            <text:p>2123</text:p>
          </table:table-cell>
          <table:table-cell office:value-type="float" office:value="254727097177" table:style-name="ce7">
            <text:p>2547270971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4" table:style-name="ce3">
            <text:p>2124</text:p>
          </table:table-cell>
          <table:table-cell office:value-type="float" office:value="254710947678" table:style-name="ce7">
            <text:p>2547109476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5" table:style-name="ce3">
            <text:p>2125</text:p>
          </table:table-cell>
          <table:table-cell office:value-type="float" office:value="254795413284" table:style-name="ce7">
            <text:p>2547954132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6" table:style-name="ce3">
            <text:p>2126</text:p>
          </table:table-cell>
          <table:table-cell office:value-type="float" office:value="254759376752" table:style-name="ce7">
            <text:p>2547593767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7" table:style-name="ce3">
            <text:p>2127</text:p>
          </table:table-cell>
          <table:table-cell office:value-type="float" office:value="254735180785" table:style-name="ce7">
            <text:p>2547351807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8" table:style-name="ce3">
            <text:p>2128</text:p>
          </table:table-cell>
          <table:table-cell office:value-type="float" office:value="254790839999" table:style-name="ce7">
            <text:p>2547908399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29" table:style-name="ce3">
            <text:p>2129</text:p>
          </table:table-cell>
          <table:table-cell office:value-type="float" office:value="254733875731" table:style-name="ce7">
            <text:p>2547338757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0" table:style-name="ce3">
            <text:p>2130</text:p>
          </table:table-cell>
          <table:table-cell office:value-type="float" office:value="254734481557" table:style-name="ce7">
            <text:p>2547344815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1" table:style-name="ce3">
            <text:p>2131</text:p>
          </table:table-cell>
          <table:table-cell office:value-type="float" office:value="254722814187" table:style-name="ce7">
            <text:p>2547228141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2" table:style-name="ce3">
            <text:p>2132</text:p>
          </table:table-cell>
          <table:table-cell office:value-type="float" office:value="254721766745" table:style-name="ce7">
            <text:p>2547217667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3" table:style-name="ce3">
            <text:p>2133</text:p>
          </table:table-cell>
          <table:table-cell office:value-type="float" office:value="254719584701" table:style-name="ce7">
            <text:p>2547195847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4" table:style-name="ce3">
            <text:p>2134</text:p>
          </table:table-cell>
          <table:table-cell office:value-type="float" office:value="254728030367" table:style-name="ce7">
            <text:p>2547280303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5" table:style-name="ce3">
            <text:p>2135</text:p>
          </table:table-cell>
          <table:table-cell office:value-type="float" office:value="254720787480" table:style-name="ce7">
            <text:p>2547207874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6" table:style-name="ce3">
            <text:p>2136</text:p>
          </table:table-cell>
          <table:table-cell office:value-type="float" office:value="254718837467" table:style-name="ce7">
            <text:p>2547188374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7" table:style-name="ce3">
            <text:p>2137</text:p>
          </table:table-cell>
          <table:table-cell office:value-type="float" office:value="254720015093" table:style-name="ce7">
            <text:p>2547200150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8" table:style-name="ce3">
            <text:p>2138</text:p>
          </table:table-cell>
          <table:table-cell office:value-type="float" office:value="254726033295" table:style-name="ce7">
            <text:p>2547260332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39" table:style-name="ce3">
            <text:p>2139</text:p>
          </table:table-cell>
          <table:table-cell office:value-type="float" office:value="254722880427" table:style-name="ce7">
            <text:p>2547228804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0" table:style-name="ce3">
            <text:p>2140</text:p>
          </table:table-cell>
          <table:table-cell office:value-type="float" office:value="254721512976" table:style-name="ce7">
            <text:p>2547215129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1" table:style-name="ce3">
            <text:p>2141</text:p>
          </table:table-cell>
          <table:table-cell office:value-type="float" office:value="254723145391" table:style-name="ce7">
            <text:p>2547231453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2" table:style-name="ce3">
            <text:p>2142</text:p>
          </table:table-cell>
          <table:table-cell office:value-type="float" office:value="254710875403" table:style-name="ce7">
            <text:p>2547108754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3" table:style-name="ce3">
            <text:p>2143</text:p>
          </table:table-cell>
          <table:table-cell office:value-type="float" office:value="254720923228" table:style-name="ce7">
            <text:p>2547209232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4" table:style-name="ce3">
            <text:p>2144</text:p>
          </table:table-cell>
          <table:table-cell office:value-type="float" office:value="254722411162" table:style-name="ce7">
            <text:p>2547224111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5" table:style-name="ce3">
            <text:p>2145</text:p>
          </table:table-cell>
          <table:table-cell office:value-type="float" office:value="254708456899" table:style-name="ce7">
            <text:p>2547084568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6" table:style-name="ce3">
            <text:p>2146</text:p>
          </table:table-cell>
          <table:table-cell office:value-type="float" office:value="254798070822" table:style-name="ce7">
            <text:p>2547980708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7" table:style-name="ce3">
            <text:p>2147</text:p>
          </table:table-cell>
          <table:table-cell office:value-type="float" office:value="254723461226" table:style-name="ce7">
            <text:p>2547234612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8" table:style-name="ce3">
            <text:p>2148</text:p>
          </table:table-cell>
          <table:table-cell office:value-type="float" office:value="254720133556" table:style-name="ce7">
            <text:p>2547201335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49" table:style-name="ce3">
            <text:p>2149</text:p>
          </table:table-cell>
          <table:table-cell office:value-type="float" office:value="254746319205" table:style-name="ce7">
            <text:p>2547463192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0" table:style-name="ce3">
            <text:p>2150</text:p>
          </table:table-cell>
          <table:table-cell office:value-type="float" office:value="254701329052" table:style-name="ce7">
            <text:p>2547013290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1" table:style-name="ce3">
            <text:p>2151</text:p>
          </table:table-cell>
          <table:table-cell office:value-type="float" office:value="254726342440" table:style-name="ce7">
            <text:p>2547263424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2" table:style-name="ce3">
            <text:p>2152</text:p>
          </table:table-cell>
          <table:table-cell office:value-type="float" office:value="254726395881" table:style-name="ce7">
            <text:p>2547263958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3" table:style-name="ce3">
            <text:p>2153</text:p>
          </table:table-cell>
          <table:table-cell office:value-type="float" office:value="254740304535" table:style-name="ce7">
            <text:p>2547403045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4" table:style-name="ce3">
            <text:p>2154</text:p>
          </table:table-cell>
          <table:table-cell office:value-type="float" office:value="254729678254" table:style-name="ce7">
            <text:p>2547296782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5" table:style-name="ce3">
            <text:p>2155</text:p>
          </table:table-cell>
          <table:table-cell office:value-type="float" office:value="254724377577" table:style-name="ce7">
            <text:p>2547243775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6" table:style-name="ce3">
            <text:p>2156</text:p>
          </table:table-cell>
          <table:table-cell office:value-type="float" office:value="254704005051" table:style-name="ce7">
            <text:p>2547040050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7" table:style-name="ce3">
            <text:p>2157</text:p>
          </table:table-cell>
          <table:table-cell office:value-type="float" office:value="254703628334" table:style-name="ce7">
            <text:p>2547036283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8" table:style-name="ce3">
            <text:p>2158</text:p>
          </table:table-cell>
          <table:table-cell office:value-type="float" office:value="254722522187" table:style-name="ce7">
            <text:p>2547225221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59" table:style-name="ce3">
            <text:p>2159</text:p>
          </table:table-cell>
          <table:table-cell office:value-type="float" office:value="254724963119" table:style-name="ce7">
            <text:p>2547249631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0" table:style-name="ce3">
            <text:p>2160</text:p>
          </table:table-cell>
          <table:table-cell office:value-type="float" office:value="254721445223" table:style-name="ce7">
            <text:p>2547214452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1" table:style-name="ce3">
            <text:p>2161</text:p>
          </table:table-cell>
          <table:table-cell office:value-type="float" office:value="254725073796" table:style-name="ce7">
            <text:p>2547250737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2" table:style-name="ce3">
            <text:p>2162</text:p>
          </table:table-cell>
          <table:table-cell office:value-type="float" office:value="254716928040" table:style-name="ce7">
            <text:p>2547169280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3" table:style-name="ce3">
            <text:p>2163</text:p>
          </table:table-cell>
          <table:table-cell office:value-type="float" office:value="254707183327" table:style-name="ce7">
            <text:p>2547071833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4" table:style-name="ce3">
            <text:p>2164</text:p>
          </table:table-cell>
          <table:table-cell office:value-type="float" office:value="254724220676" table:style-name="ce7">
            <text:p>2547242206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5" table:style-name="ce3">
            <text:p>2165</text:p>
          </table:table-cell>
          <table:table-cell office:value-type="float" office:value="254745586118" table:style-name="ce7">
            <text:p>2547455861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6" table:style-name="ce3">
            <text:p>2166</text:p>
          </table:table-cell>
          <table:table-cell office:value-type="float" office:value="254722567974" table:style-name="ce7">
            <text:p>2547225679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7" table:style-name="ce3">
            <text:p>2167</text:p>
          </table:table-cell>
          <table:table-cell office:value-type="float" office:value="254711218925" table:style-name="ce7">
            <text:p>2547112189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8" table:style-name="ce3">
            <text:p>2168</text:p>
          </table:table-cell>
          <table:table-cell office:value-type="float" office:value="254714594133" table:style-name="ce7">
            <text:p>2547145941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69" table:style-name="ce3">
            <text:p>2169</text:p>
          </table:table-cell>
          <table:table-cell office:value-type="float" office:value="254725668338" table:style-name="ce7">
            <text:p>2547256683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0" table:style-name="ce3">
            <text:p>2170</text:p>
          </table:table-cell>
          <table:table-cell office:value-type="float" office:value="254728136672" table:style-name="ce7">
            <text:p>2547281366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1" table:style-name="ce3">
            <text:p>2171</text:p>
          </table:table-cell>
          <table:table-cell office:value-type="float" office:value="254726167361" table:style-name="ce7">
            <text:p>2547261673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2" table:style-name="ce3">
            <text:p>2172</text:p>
          </table:table-cell>
          <table:table-cell office:value-type="float" office:value="254746048156" table:style-name="ce7">
            <text:p>2547460481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3" table:style-name="ce3">
            <text:p>2173</text:p>
          </table:table-cell>
          <table:table-cell office:value-type="float" office:value="254722757008" table:style-name="ce7">
            <text:p>2547227570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4" table:style-name="ce3">
            <text:p>2174</text:p>
          </table:table-cell>
          <table:table-cell office:value-type="float" office:value="254707575376" table:style-name="ce7">
            <text:p>2547075753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5" table:style-name="ce3">
            <text:p>2175</text:p>
          </table:table-cell>
          <table:table-cell office:value-type="float" office:value="254722735925" table:style-name="ce7">
            <text:p>2547227359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6" table:style-name="ce3">
            <text:p>2176</text:p>
          </table:table-cell>
          <table:table-cell office:value-type="float" office:value="254727572926" table:style-name="ce7">
            <text:p>2547275729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7" table:style-name="ce3">
            <text:p>2177</text:p>
          </table:table-cell>
          <table:table-cell office:value-type="float" office:value="254720383696" table:style-name="ce7">
            <text:p>2547203836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8" table:style-name="ce3">
            <text:p>2178</text:p>
          </table:table-cell>
          <table:table-cell office:value-type="float" office:value="254723525613" table:style-name="ce7">
            <text:p>2547235256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79" table:style-name="ce3">
            <text:p>2179</text:p>
          </table:table-cell>
          <table:table-cell office:value-type="float" office:value="254711133901" table:style-name="ce7">
            <text:p>2547111339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0" table:style-name="ce3">
            <text:p>2180</text:p>
          </table:table-cell>
          <table:table-cell office:value-type="float" office:value="254742529504" table:style-name="ce7">
            <text:p>2547425295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1" table:style-name="ce3">
            <text:p>2181</text:p>
          </table:table-cell>
          <table:table-cell office:value-type="float" office:value="254727175553" table:style-name="ce7">
            <text:p>2547271755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2" table:style-name="ce3">
            <text:p>2182</text:p>
          </table:table-cell>
          <table:table-cell office:value-type="float" office:value="254795773301" table:style-name="ce7">
            <text:p>2547957733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3" table:style-name="ce3">
            <text:p>2183</text:p>
          </table:table-cell>
          <table:table-cell office:value-type="float" office:value="254712719656" table:style-name="ce7">
            <text:p>2547127196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4" table:style-name="ce3">
            <text:p>2184</text:p>
          </table:table-cell>
          <table:table-cell office:value-type="float" office:value="254721487155" table:style-name="ce7">
            <text:p>2547214871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5" table:style-name="ce3">
            <text:p>2185</text:p>
          </table:table-cell>
          <table:table-cell office:value-type="float" office:value="254721843366" table:style-name="ce7">
            <text:p>2547218433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6" table:style-name="ce3">
            <text:p>2186</text:p>
          </table:table-cell>
          <table:table-cell office:value-type="float" office:value="254717106156" table:style-name="ce7">
            <text:p>2547171061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7" table:style-name="ce3">
            <text:p>2187</text:p>
          </table:table-cell>
          <table:table-cell office:value-type="float" office:value="254717207685" table:style-name="ce7">
            <text:p>2547172076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8" table:style-name="ce3">
            <text:p>2188</text:p>
          </table:table-cell>
          <table:table-cell office:value-type="float" office:value="254725999652" table:style-name="ce7">
            <text:p>2547259996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89" table:style-name="ce3">
            <text:p>2189</text:p>
          </table:table-cell>
          <table:table-cell office:value-type="float" office:value="254727229241" table:style-name="ce7">
            <text:p>2547272292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0" table:style-name="ce3">
            <text:p>2190</text:p>
          </table:table-cell>
          <table:table-cell office:value-type="float" office:value="254769363965" table:style-name="ce7">
            <text:p>2547693639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1" table:style-name="ce3">
            <text:p>2191</text:p>
          </table:table-cell>
          <table:table-cell office:value-type="float" office:value="254791397967" table:style-name="ce7">
            <text:p>2547913979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2" table:style-name="ce3">
            <text:p>2192</text:p>
          </table:table-cell>
          <table:table-cell office:value-type="float" office:value="254714109200" table:style-name="ce7">
            <text:p>254714109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3" table:style-name="ce3">
            <text:p>2193</text:p>
          </table:table-cell>
          <table:table-cell office:value-type="float" office:value="254727997992" table:style-name="ce7">
            <text:p>254727997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4" table:style-name="ce3">
            <text:p>2194</text:p>
          </table:table-cell>
          <table:table-cell office:value-type="float" office:value="254115440437" table:style-name="ce7">
            <text:p>2541154404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5" table:style-name="ce3">
            <text:p>2195</text:p>
          </table:table-cell>
          <table:table-cell office:value-type="float" office:value="254724842382" table:style-name="ce7">
            <text:p>2547248423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6" table:style-name="ce3">
            <text:p>2196</text:p>
          </table:table-cell>
          <table:table-cell office:value-type="float" office:value="254701011489" table:style-name="ce7">
            <text:p>2547010114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7" table:style-name="ce3">
            <text:p>2197</text:p>
          </table:table-cell>
          <table:table-cell office:value-type="float" office:value="254701133316" table:style-name="ce7">
            <text:p>2547011333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8" table:style-name="ce3">
            <text:p>2198</text:p>
          </table:table-cell>
          <table:table-cell office:value-type="float" office:value="254721270338" table:style-name="ce7">
            <text:p>2547212703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199" table:style-name="ce3">
            <text:p>2199</text:p>
          </table:table-cell>
          <table:table-cell office:value-type="float" office:value="254722891925" table:style-name="ce7">
            <text:p>2547228919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0" table:style-name="ce3">
            <text:p>2200</text:p>
          </table:table-cell>
          <table:table-cell office:value-type="float" office:value="254111111100" table:style-name="ce7">
            <text:p>254111111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1" table:style-name="ce3">
            <text:p>2201</text:p>
          </table:table-cell>
          <table:table-cell office:value-type="float" office:value="254727201254" table:style-name="ce7">
            <text:p>2547272012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2" table:style-name="ce3">
            <text:p>2202</text:p>
          </table:table-cell>
          <table:table-cell office:value-type="float" office:value="254799614273" table:style-name="ce7">
            <text:p>2547996142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3" table:style-name="ce3">
            <text:p>2203</text:p>
          </table:table-cell>
          <table:table-cell office:value-type="float" office:value="254724057315" table:style-name="ce7">
            <text:p>2547240573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4" table:style-name="ce3">
            <text:p>2204</text:p>
          </table:table-cell>
          <table:table-cell office:value-type="float" office:value="254707363851" table:style-name="ce7">
            <text:p>2547073638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5" table:style-name="ce3">
            <text:p>2205</text:p>
          </table:table-cell>
          <table:table-cell office:value-type="float" office:value="254724577761" table:style-name="ce7">
            <text:p>2547245777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6" table:style-name="ce3">
            <text:p>2206</text:p>
          </table:table-cell>
          <table:table-cell office:value-type="float" office:value="254722754068" table:style-name="ce7">
            <text:p>2547227540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7" table:style-name="ce3">
            <text:p>2207</text:p>
          </table:table-cell>
          <table:table-cell office:value-type="float" office:value="254714403004" table:style-name="ce7">
            <text:p>254714403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8" table:style-name="ce3">
            <text:p>2208</text:p>
          </table:table-cell>
          <table:table-cell office:value-type="float" office:value="254721694044" table:style-name="ce7">
            <text:p>2547216940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09" table:style-name="ce3">
            <text:p>2209</text:p>
          </table:table-cell>
          <table:table-cell office:value-type="float" office:value="254721425024" table:style-name="ce7">
            <text:p>2547214250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0" table:style-name="ce3">
            <text:p>2210</text:p>
          </table:table-cell>
          <table:table-cell office:value-type="float" office:value="254792004737" table:style-name="ce7">
            <text:p>2547920047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1" table:style-name="ce3">
            <text:p>2211</text:p>
          </table:table-cell>
          <table:table-cell office:value-type="float" office:value="254724951770" table:style-name="ce7">
            <text:p>2547249517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2" table:style-name="ce3">
            <text:p>2212</text:p>
          </table:table-cell>
          <table:table-cell office:value-type="float" office:value="254769570478" table:style-name="ce7">
            <text:p>2547695704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3" table:style-name="ce3">
            <text:p>2213</text:p>
          </table:table-cell>
          <table:table-cell office:value-type="float" office:value="254713571594" table:style-name="ce7">
            <text:p>2547135715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4" table:style-name="ce3">
            <text:p>2214</text:p>
          </table:table-cell>
          <table:table-cell office:value-type="float" office:value="254720594091" table:style-name="ce7">
            <text:p>2547205940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5" table:style-name="ce3">
            <text:p>2215</text:p>
          </table:table-cell>
          <table:table-cell office:value-type="float" office:value="254729880454" table:style-name="ce7">
            <text:p>2547298804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6" table:style-name="ce3">
            <text:p>2216</text:p>
          </table:table-cell>
          <table:table-cell office:value-type="float" office:value="254722667190" table:style-name="ce7">
            <text:p>2547226671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7" table:style-name="ce3">
            <text:p>2217</text:p>
          </table:table-cell>
          <table:table-cell office:value-type="float" office:value="254722294208" table:style-name="ce7">
            <text:p>2547222942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8" table:style-name="ce3">
            <text:p>2218</text:p>
          </table:table-cell>
          <table:table-cell office:value-type="float" office:value="254715421825" table:style-name="ce7">
            <text:p>2547154218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19" table:style-name="ce3">
            <text:p>2219</text:p>
          </table:table-cell>
          <table:table-cell office:value-type="float" office:value="254704419161" table:style-name="ce7">
            <text:p>2547044191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0" table:style-name="ce3">
            <text:p>2220</text:p>
          </table:table-cell>
          <table:table-cell office:value-type="float" office:value="254705411646" table:style-name="ce7">
            <text:p>2547054116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1" table:style-name="ce3">
            <text:p>2221</text:p>
          </table:table-cell>
          <table:table-cell office:value-type="float" office:value="254722548197" table:style-name="ce7">
            <text:p>2547225481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2" table:style-name="ce3">
            <text:p>2222</text:p>
          </table:table-cell>
          <table:table-cell office:value-type="float" office:value="254720089507" table:style-name="ce7">
            <text:p>2547200895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3" table:style-name="ce3">
            <text:p>2223</text:p>
          </table:table-cell>
          <table:table-cell office:value-type="float" office:value="254717295952" table:style-name="ce7">
            <text:p>2547172959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4" table:style-name="ce3">
            <text:p>2224</text:p>
          </table:table-cell>
          <table:table-cell office:value-type="float" office:value="254115216129" table:style-name="ce7">
            <text:p>2541152161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5" table:style-name="ce3">
            <text:p>2225</text:p>
          </table:table-cell>
          <table:table-cell office:value-type="float" office:value="254745665675" table:style-name="ce7">
            <text:p>2547456656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6" table:style-name="ce3">
            <text:p>2226</text:p>
          </table:table-cell>
          <table:table-cell office:value-type="float" office:value="254720721456" table:style-name="ce7">
            <text:p>2547207214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7" table:style-name="ce3">
            <text:p>2227</text:p>
          </table:table-cell>
          <table:table-cell office:value-type="float" office:value="254723291034" table:style-name="ce7">
            <text:p>2547232910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8" table:style-name="ce3">
            <text:p>2228</text:p>
          </table:table-cell>
          <table:table-cell office:value-type="float" office:value="254715522298" table:style-name="ce7">
            <text:p>2547155222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29" table:style-name="ce3">
            <text:p>2229</text:p>
          </table:table-cell>
          <table:table-cell office:value-type="float" office:value="254726179906" table:style-name="ce7">
            <text:p>2547261799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0" table:style-name="ce3">
            <text:p>2230</text:p>
          </table:table-cell>
          <table:table-cell office:value-type="float" office:value="254708992892" table:style-name="ce7">
            <text:p>2547089928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1" table:style-name="ce3">
            <text:p>2231</text:p>
          </table:table-cell>
          <table:table-cell office:value-type="float" office:value="254714449222" table:style-name="ce7">
            <text:p>254714449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2" table:style-name="ce3">
            <text:p>2232</text:p>
          </table:table-cell>
          <table:table-cell office:value-type="float" office:value="254728668574" table:style-name="ce7">
            <text:p>2547286685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3" table:style-name="ce3">
            <text:p>2233</text:p>
          </table:table-cell>
          <table:table-cell office:value-type="float" office:value="254727171593" table:style-name="ce7">
            <text:p>2547271715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4" table:style-name="ce3">
            <text:p>2234</text:p>
          </table:table-cell>
          <table:table-cell office:value-type="float" office:value="254722862826" table:style-name="ce7">
            <text:p>2547228628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5" table:style-name="ce3">
            <text:p>2235</text:p>
          </table:table-cell>
          <table:table-cell office:value-type="float" office:value="254726730957" table:style-name="ce7">
            <text:p>2547267309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6" table:style-name="ce3">
            <text:p>2236</text:p>
          </table:table-cell>
          <table:table-cell office:value-type="float" office:value="254720514236" table:style-name="ce7">
            <text:p>2547205142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7" table:style-name="ce3">
            <text:p>2237</text:p>
          </table:table-cell>
          <table:table-cell office:value-type="float" office:value="254725647511" table:style-name="ce7">
            <text:p>2547256475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8" table:style-name="ce3">
            <text:p>2238</text:p>
          </table:table-cell>
          <table:table-cell office:value-type="float" office:value="254722845929" table:style-name="ce7">
            <text:p>2547228459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39" table:style-name="ce3">
            <text:p>2239</text:p>
          </table:table-cell>
          <table:table-cell office:value-type="float" office:value="254722808147" table:style-name="ce7">
            <text:p>2547228081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0" table:style-name="ce3">
            <text:p>2240</text:p>
          </table:table-cell>
          <table:table-cell office:value-type="float" office:value="254707047000" table:style-name="ce7">
            <text:p>254707047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1" table:style-name="ce3">
            <text:p>2241</text:p>
          </table:table-cell>
          <table:table-cell office:value-type="float" office:value="254705739557" table:style-name="ce7">
            <text:p>2547057395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2" table:style-name="ce3">
            <text:p>2242</text:p>
          </table:table-cell>
          <table:table-cell office:value-type="float" office:value="254703338782" table:style-name="ce7">
            <text:p>2547033387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3" table:style-name="ce3">
            <text:p>2243</text:p>
          </table:table-cell>
          <table:table-cell office:value-type="float" office:value="254720266219" table:style-name="ce7">
            <text:p>2547202662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4" table:style-name="ce3">
            <text:p>2244</text:p>
          </table:table-cell>
          <table:table-cell office:value-type="float" office:value="254706185395" table:style-name="ce7">
            <text:p>2547061853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5" table:style-name="ce3">
            <text:p>2245</text:p>
          </table:table-cell>
          <table:table-cell office:value-type="float" office:value="254701434782" table:style-name="ce7">
            <text:p>2547014347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6" table:style-name="ce3">
            <text:p>2246</text:p>
          </table:table-cell>
          <table:table-cell office:value-type="float" office:value="254723386729" table:style-name="ce7">
            <text:p>2547233867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7" table:style-name="ce3">
            <text:p>2247</text:p>
          </table:table-cell>
          <table:table-cell office:value-type="float" office:value="254723985757" table:style-name="ce7">
            <text:p>2547239857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8" table:style-name="ce3">
            <text:p>2248</text:p>
          </table:table-cell>
          <table:table-cell office:value-type="float" office:value="254719539881" table:style-name="ce7">
            <text:p>2547195398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49" table:style-name="ce3">
            <text:p>2249</text:p>
          </table:table-cell>
          <table:table-cell office:value-type="float" office:value="254718435882" table:style-name="ce7">
            <text:p>2547184358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0" table:style-name="ce3">
            <text:p>2250</text:p>
          </table:table-cell>
          <table:table-cell office:value-type="float" office:value="254700931446" table:style-name="ce7">
            <text:p>2547009314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1" table:style-name="ce3">
            <text:p>2251</text:p>
          </table:table-cell>
          <table:table-cell office:value-type="float" office:value="254704540213" table:style-name="ce7">
            <text:p>2547045402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2" table:style-name="ce3">
            <text:p>2252</text:p>
          </table:table-cell>
          <table:table-cell office:value-type="float" office:value="254722769007" table:style-name="ce7">
            <text:p>254722769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3" table:style-name="ce3">
            <text:p>2253</text:p>
          </table:table-cell>
          <table:table-cell office:value-type="float" office:value="254725179595" table:style-name="ce7">
            <text:p>2547251795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4" table:style-name="ce3">
            <text:p>2254</text:p>
          </table:table-cell>
          <table:table-cell office:value-type="float" office:value="254723488673" table:style-name="ce7">
            <text:p>2547234886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5" table:style-name="ce3">
            <text:p>2255</text:p>
          </table:table-cell>
          <table:table-cell office:value-type="float" office:value="254710865470" table:style-name="ce7">
            <text:p>2547108654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6" table:style-name="ce3">
            <text:p>2256</text:p>
          </table:table-cell>
          <table:table-cell office:value-type="float" office:value="254722230485" table:style-name="ce7">
            <text:p>2547222304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7" table:style-name="ce3">
            <text:p>2257</text:p>
          </table:table-cell>
          <table:table-cell office:value-type="float" office:value="254701289777" table:style-name="ce7">
            <text:p>254701289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8" table:style-name="ce3">
            <text:p>2258</text:p>
          </table:table-cell>
          <table:table-cell office:value-type="float" office:value="254721483876" table:style-name="ce7">
            <text:p>2547214838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59" table:style-name="ce3">
            <text:p>2259</text:p>
          </table:table-cell>
          <table:table-cell office:value-type="float" office:value="254722742233" table:style-name="ce7">
            <text:p>2547227422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0" table:style-name="ce3">
            <text:p>2260</text:p>
          </table:table-cell>
          <table:table-cell office:value-type="float" office:value="254715425583" table:style-name="ce7">
            <text:p>2547154255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1" table:style-name="ce3">
            <text:p>2261</text:p>
          </table:table-cell>
          <table:table-cell office:value-type="float" office:value="254722787180" table:style-name="ce7">
            <text:p>2547227871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2" table:style-name="ce3">
            <text:p>2262</text:p>
          </table:table-cell>
          <table:table-cell office:value-type="float" office:value="254721913096" table:style-name="ce7">
            <text:p>2547219130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3" table:style-name="ce3">
            <text:p>2263</text:p>
          </table:table-cell>
          <table:table-cell office:value-type="float" office:value="254722526746" table:style-name="ce7">
            <text:p>2547225267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4" table:style-name="ce3">
            <text:p>2264</text:p>
          </table:table-cell>
          <table:table-cell office:value-type="float" office:value="254720073044" table:style-name="ce7">
            <text:p>2547200730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5" table:style-name="ce3">
            <text:p>2265</text:p>
          </table:table-cell>
          <table:table-cell office:value-type="float" office:value="254721280710" table:style-name="ce7">
            <text:p>2547212807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6" table:style-name="ce3">
            <text:p>2266</text:p>
          </table:table-cell>
          <table:table-cell office:value-type="float" office:value="254724945095" table:style-name="ce7">
            <text:p>2547249450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7" table:style-name="ce3">
            <text:p>2267</text:p>
          </table:table-cell>
          <table:table-cell office:value-type="float" office:value="254720636595" table:style-name="ce7">
            <text:p>2547206365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8" table:style-name="ce3">
            <text:p>2268</text:p>
          </table:table-cell>
          <table:table-cell office:value-type="float" office:value="254715457863" table:style-name="ce7">
            <text:p>2547154578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69" table:style-name="ce3">
            <text:p>2269</text:p>
          </table:table-cell>
          <table:table-cell office:value-type="float" office:value="254721817941" table:style-name="ce7">
            <text:p>2547218179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0" table:style-name="ce3">
            <text:p>2270</text:p>
          </table:table-cell>
          <table:table-cell office:value-type="float" office:value="254721466536" table:style-name="ce7">
            <text:p>2547214665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1" table:style-name="ce3">
            <text:p>2271</text:p>
          </table:table-cell>
          <table:table-cell office:value-type="float" office:value="254721766749" table:style-name="ce7">
            <text:p>2547217667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2" table:style-name="ce3">
            <text:p>2272</text:p>
          </table:table-cell>
          <table:table-cell office:value-type="float" office:value="254723633325" table:style-name="ce7">
            <text:p>2547236333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3" table:style-name="ce3">
            <text:p>2273</text:p>
          </table:table-cell>
          <table:table-cell office:value-type="float" office:value="254722312355" table:style-name="ce7">
            <text:p>2547223123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4" table:style-name="ce3">
            <text:p>2274</text:p>
          </table:table-cell>
          <table:table-cell office:value-type="float" office:value="254727611802" table:style-name="ce7">
            <text:p>2547276118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5" table:style-name="ce3">
            <text:p>2275</text:p>
          </table:table-cell>
          <table:table-cell office:value-type="float" office:value="254722882716" table:style-name="ce7">
            <text:p>2547228827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6" table:style-name="ce3">
            <text:p>2276</text:p>
          </table:table-cell>
          <table:table-cell office:value-type="float" office:value="254799574103" table:style-name="ce7">
            <text:p>2547995741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7" table:style-name="ce3">
            <text:p>2277</text:p>
          </table:table-cell>
          <table:table-cell office:value-type="float" office:value="254721411075" table:style-name="ce7">
            <text:p>2547214110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8" table:style-name="ce3">
            <text:p>2278</text:p>
          </table:table-cell>
          <table:table-cell office:value-type="float" office:value="254721275721" table:style-name="ce7">
            <text:p>2547212757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79" table:style-name="ce3">
            <text:p>2279</text:p>
          </table:table-cell>
          <table:table-cell office:value-type="float" office:value="254702000123" table:style-name="ce7">
            <text:p>2547020001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0" table:style-name="ce3">
            <text:p>2280</text:p>
          </table:table-cell>
          <table:table-cell office:value-type="float" office:value="254721384911" table:style-name="ce7">
            <text:p>2547213849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1" table:style-name="ce3">
            <text:p>2281</text:p>
          </table:table-cell>
          <table:table-cell office:value-type="float" office:value="254724112130" table:style-name="ce7">
            <text:p>2547241121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2" table:style-name="ce3">
            <text:p>2282</text:p>
          </table:table-cell>
          <table:table-cell office:value-type="float" office:value="254791997352" table:style-name="ce7">
            <text:p>2547919973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3" table:style-name="ce3">
            <text:p>2283</text:p>
          </table:table-cell>
          <table:table-cell office:value-type="float" office:value="254704216583" table:style-name="ce7">
            <text:p>2547042165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4" table:style-name="ce3">
            <text:p>2284</text:p>
          </table:table-cell>
          <table:table-cell office:value-type="float" office:value="254722510196" table:style-name="ce7">
            <text:p>2547225101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5" table:style-name="ce3">
            <text:p>2285</text:p>
          </table:table-cell>
          <table:table-cell office:value-type="float" office:value="254741188917" table:style-name="ce7">
            <text:p>2547411889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6" table:style-name="ce3">
            <text:p>2286</text:p>
          </table:table-cell>
          <table:table-cell office:value-type="float" office:value="254712105838" table:style-name="ce7">
            <text:p>2547121058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7" table:style-name="ce3">
            <text:p>2287</text:p>
          </table:table-cell>
          <table:table-cell office:value-type="float" office:value="254722788010" table:style-name="ce7">
            <text:p>2547227880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8" table:style-name="ce3">
            <text:p>2288</text:p>
          </table:table-cell>
          <table:table-cell office:value-type="float" office:value="254721473551" table:style-name="ce7">
            <text:p>2547214735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89" table:style-name="ce3">
            <text:p>2289</text:p>
          </table:table-cell>
          <table:table-cell office:value-type="float" office:value="254797802320" table:style-name="ce7">
            <text:p>2547978023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0" table:style-name="ce3">
            <text:p>2290</text:p>
          </table:table-cell>
          <table:table-cell office:value-type="float" office:value="254796853132" table:style-name="ce7">
            <text:p>2547968531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1" table:style-name="ce3">
            <text:p>2291</text:p>
          </table:table-cell>
          <table:table-cell office:value-type="float" office:value="254706570600" table:style-name="ce7">
            <text:p>2547065706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2" table:style-name="ce3">
            <text:p>2292</text:p>
          </table:table-cell>
          <table:table-cell office:value-type="float" office:value="254780028970" table:style-name="ce7">
            <text:p>2547800289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3" table:style-name="ce3">
            <text:p>2293</text:p>
          </table:table-cell>
          <table:table-cell office:value-type="float" office:value="254793377344" table:style-name="ce7">
            <text:p>2547933773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4" table:style-name="ce3">
            <text:p>2294</text:p>
          </table:table-cell>
          <table:table-cell office:value-type="float" office:value="254793377343" table:style-name="ce7">
            <text:p>2547933773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5" table:style-name="ce3">
            <text:p>2295</text:p>
          </table:table-cell>
          <table:table-cell office:value-type="float" office:value="254724409559" table:style-name="ce7">
            <text:p>2547244095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6" table:style-name="ce3">
            <text:p>2296</text:p>
          </table:table-cell>
          <table:table-cell office:value-type="float" office:value="254708535965" table:style-name="ce7">
            <text:p>2547085359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7" table:style-name="ce3">
            <text:p>2297</text:p>
          </table:table-cell>
          <table:table-cell office:value-type="float" office:value="254720300489" table:style-name="ce7">
            <text:p>2547203004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8" table:style-name="ce3">
            <text:p>2298</text:p>
          </table:table-cell>
          <table:table-cell office:value-type="float" office:value="254721460627" table:style-name="ce7">
            <text:p>2547214606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299" table:style-name="ce3">
            <text:p>2299</text:p>
          </table:table-cell>
          <table:table-cell office:value-type="float" office:value="254729708855" table:style-name="ce7">
            <text:p>2547297088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0" table:style-name="ce3">
            <text:p>2300</text:p>
          </table:table-cell>
          <table:table-cell office:value-type="float" office:value="254708958316" table:style-name="ce7">
            <text:p>2547089583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1" table:style-name="ce3">
            <text:p>2301</text:p>
          </table:table-cell>
          <table:table-cell office:value-type="float" office:value="254724292918" table:style-name="ce7">
            <text:p>2547242929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2" table:style-name="ce3">
            <text:p>2302</text:p>
          </table:table-cell>
          <table:table-cell office:value-type="float" office:value="254702848028" table:style-name="ce7">
            <text:p>2547028480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3" table:style-name="ce3">
            <text:p>2303</text:p>
          </table:table-cell>
          <table:table-cell office:value-type="float" office:value="254721448816" table:style-name="ce7">
            <text:p>2547214488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4" table:style-name="ce3">
            <text:p>2304</text:p>
          </table:table-cell>
          <table:table-cell office:value-type="float" office:value="254713468796" table:style-name="ce7">
            <text:p>2547134687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5" table:style-name="ce3">
            <text:p>2305</text:p>
          </table:table-cell>
          <table:table-cell office:value-type="float" office:value="254721873793" table:style-name="ce7">
            <text:p>2547218737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6" table:style-name="ce3">
            <text:p>2306</text:p>
          </table:table-cell>
          <table:table-cell office:value-type="float" office:value="254710967211" table:style-name="ce7">
            <text:p>2547109672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7" table:style-name="ce3">
            <text:p>2307</text:p>
          </table:table-cell>
          <table:table-cell office:value-type="float" office:value="254714843859" table:style-name="ce7">
            <text:p>2547148438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8" table:style-name="ce3">
            <text:p>2308</text:p>
          </table:table-cell>
          <table:table-cell office:value-type="float" office:value="254720867557" table:style-name="ce7">
            <text:p>2547208675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09" table:style-name="ce3">
            <text:p>2309</text:p>
          </table:table-cell>
          <table:table-cell office:value-type="float" office:value="254720237509" table:style-name="ce7">
            <text:p>2547202375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0" table:style-name="ce3">
            <text:p>2310</text:p>
          </table:table-cell>
          <table:table-cell office:value-type="float" office:value="254725237930" table:style-name="ce7">
            <text:p>2547252379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1" table:style-name="ce3">
            <text:p>2311</text:p>
          </table:table-cell>
          <table:table-cell office:value-type="float" office:value="254722413063" table:style-name="ce7">
            <text:p>2547224130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2" table:style-name="ce3">
            <text:p>2312</text:p>
          </table:table-cell>
          <table:table-cell office:value-type="float" office:value="254720402215" table:style-name="ce7">
            <text:p>2547204022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3" table:style-name="ce3">
            <text:p>2313</text:p>
          </table:table-cell>
          <table:table-cell office:value-type="float" office:value="254726272953" table:style-name="ce7">
            <text:p>2547262729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4" table:style-name="ce3">
            <text:p>2314</text:p>
          </table:table-cell>
          <table:table-cell office:value-type="float" office:value="254717126948" table:style-name="ce7">
            <text:p>2547171269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5" table:style-name="ce3">
            <text:p>2315</text:p>
          </table:table-cell>
          <table:table-cell office:value-type="float" office:value="254710793846" table:style-name="ce7">
            <text:p>2547107938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6" table:style-name="ce3">
            <text:p>2316</text:p>
          </table:table-cell>
          <table:table-cell office:value-type="float" office:value="254719851246" table:style-name="ce7">
            <text:p>2547198512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7" table:style-name="ce3">
            <text:p>2317</text:p>
          </table:table-cell>
          <table:table-cell office:value-type="float" office:value="254700919199" table:style-name="ce7">
            <text:p>2547009191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8" table:style-name="ce3">
            <text:p>2318</text:p>
          </table:table-cell>
          <table:table-cell office:value-type="float" office:value="254721578614" table:style-name="ce7">
            <text:p>2547215786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19" table:style-name="ce3">
            <text:p>2319</text:p>
          </table:table-cell>
          <table:table-cell office:value-type="float" office:value="254721158633" table:style-name="ce7">
            <text:p>2547211586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0" table:style-name="ce3">
            <text:p>2320</text:p>
          </table:table-cell>
          <table:table-cell office:value-type="float" office:value="254729217711" table:style-name="ce7">
            <text:p>2547292177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1" table:style-name="ce3">
            <text:p>2321</text:p>
          </table:table-cell>
          <table:table-cell office:value-type="float" office:value="254722747615" table:style-name="ce7">
            <text:p>2547227476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2" table:style-name="ce3">
            <text:p>2322</text:p>
          </table:table-cell>
          <table:table-cell office:value-type="float" office:value="254769812749" table:style-name="ce7">
            <text:p>2547698127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3" table:style-name="ce3">
            <text:p>2323</text:p>
          </table:table-cell>
          <table:table-cell office:value-type="float" office:value="254712985538" table:style-name="ce7">
            <text:p>2547129855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4" table:style-name="ce3">
            <text:p>2324</text:p>
          </table:table-cell>
          <table:table-cell office:value-type="float" office:value="254724305096" table:style-name="ce7">
            <text:p>2547243050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5" table:style-name="ce3">
            <text:p>2325</text:p>
          </table:table-cell>
          <table:table-cell office:value-type="float" office:value="254733383499" table:style-name="ce7">
            <text:p>2547333834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6" table:style-name="ce3">
            <text:p>2326</text:p>
          </table:table-cell>
          <table:table-cell office:value-type="float" office:value="254721374743" table:style-name="ce7">
            <text:p>2547213747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7" table:style-name="ce3">
            <text:p>2327</text:p>
          </table:table-cell>
          <table:table-cell office:value-type="float" office:value="254724697447" table:style-name="ce7">
            <text:p>2547246974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8" table:style-name="ce3">
            <text:p>2328</text:p>
          </table:table-cell>
          <table:table-cell office:value-type="float" office:value="254721770003" table:style-name="ce7">
            <text:p>2547217700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29" table:style-name="ce3">
            <text:p>2329</text:p>
          </table:table-cell>
          <table:table-cell office:value-type="float" office:value="254726448900" table:style-name="ce7">
            <text:p>2547264489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0" table:style-name="ce3">
            <text:p>2330</text:p>
          </table:table-cell>
          <table:table-cell office:value-type="float" office:value="254746136285" table:style-name="ce7">
            <text:p>2547461362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1" table:style-name="ce3">
            <text:p>2331</text:p>
          </table:table-cell>
          <table:table-cell office:value-type="float" office:value="254714925600" table:style-name="ce7">
            <text:p>2547149256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2" table:style-name="ce3">
            <text:p>2332</text:p>
          </table:table-cell>
          <table:table-cell office:value-type="float" office:value="254722345454" table:style-name="ce7">
            <text:p>2547223454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3" table:style-name="ce3">
            <text:p>2333</text:p>
          </table:table-cell>
          <table:table-cell office:value-type="float" office:value="254720117008" table:style-name="ce7">
            <text:p>2547201170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4" table:style-name="ce3">
            <text:p>2334</text:p>
          </table:table-cell>
          <table:table-cell office:value-type="float" office:value="254725664848" table:style-name="ce7">
            <text:p>2547256648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5" table:style-name="ce3">
            <text:p>2335</text:p>
          </table:table-cell>
          <table:table-cell office:value-type="float" office:value="254721356678" table:style-name="ce7">
            <text:p>2547213566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6" table:style-name="ce3">
            <text:p>2336</text:p>
          </table:table-cell>
          <table:table-cell office:value-type="float" office:value="254712107228" table:style-name="ce7">
            <text:p>2547121072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7" table:style-name="ce3">
            <text:p>2337</text:p>
          </table:table-cell>
          <table:table-cell office:value-type="float" office:value="254704850717" table:style-name="ce7">
            <text:p>2547048507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8" table:style-name="ce3">
            <text:p>2338</text:p>
          </table:table-cell>
          <table:table-cell office:value-type="float" office:value="254715560734" table:style-name="ce7">
            <text:p>2547155607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39" table:style-name="ce3">
            <text:p>2339</text:p>
          </table:table-cell>
          <table:table-cell office:value-type="float" office:value="254736191019" table:style-name="ce7">
            <text:p>2547361910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0" table:style-name="ce3">
            <text:p>2340</text:p>
          </table:table-cell>
          <table:table-cell office:value-type="float" office:value="254728351940" table:style-name="ce7">
            <text:p>2547283519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1" table:style-name="ce3">
            <text:p>2341</text:p>
          </table:table-cell>
          <table:table-cell office:value-type="float" office:value="254723355390" table:style-name="ce7">
            <text:p>2547233553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2" table:style-name="ce3">
            <text:p>2342</text:p>
          </table:table-cell>
          <table:table-cell office:value-type="float" office:value="254722406807" table:style-name="ce7">
            <text:p>2547224068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3" table:style-name="ce3">
            <text:p>2343</text:p>
          </table:table-cell>
          <table:table-cell office:value-type="float" office:value="254743302716" table:style-name="ce7">
            <text:p>2547433027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4" table:style-name="ce3">
            <text:p>2344</text:p>
          </table:table-cell>
          <table:table-cell office:value-type="float" office:value="254796579038" table:style-name="ce7">
            <text:p>2547965790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5" table:style-name="ce3">
            <text:p>2345</text:p>
          </table:table-cell>
          <table:table-cell office:value-type="float" office:value="254794829020" table:style-name="ce7">
            <text:p>2547948290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6" table:style-name="ce3">
            <text:p>2346</text:p>
          </table:table-cell>
          <table:table-cell office:value-type="float" office:value="254718768639" table:style-name="ce7">
            <text:p>2547187686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7" table:style-name="ce3">
            <text:p>2347</text:p>
          </table:table-cell>
          <table:table-cell office:value-type="float" office:value="254720474247" table:style-name="ce7">
            <text:p>2547204742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8" table:style-name="ce3">
            <text:p>2348</text:p>
          </table:table-cell>
          <table:table-cell office:value-type="float" office:value="254722529185" table:style-name="ce7">
            <text:p>2547225291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49" table:style-name="ce3">
            <text:p>2349</text:p>
          </table:table-cell>
          <table:table-cell office:value-type="float" office:value="254717495556" table:style-name="ce7">
            <text:p>2547174955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0" table:style-name="ce3">
            <text:p>2350</text:p>
          </table:table-cell>
          <table:table-cell office:value-type="float" office:value="254727203561" table:style-name="ce7">
            <text:p>2547272035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1" table:style-name="ce3">
            <text:p>2351</text:p>
          </table:table-cell>
          <table:table-cell office:value-type="float" office:value="254713238602" table:style-name="ce7">
            <text:p>2547132386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2" table:style-name="ce3">
            <text:p>2352</text:p>
          </table:table-cell>
          <table:table-cell office:value-type="float" office:value="254769584842" table:style-name="ce7">
            <text:p>2547695848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3" table:style-name="ce3">
            <text:p>2353</text:p>
          </table:table-cell>
          <table:table-cell office:value-type="float" office:value="254756521750" table:style-name="ce7">
            <text:p>2547565217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4" table:style-name="ce3">
            <text:p>2354</text:p>
          </table:table-cell>
          <table:table-cell office:value-type="float" office:value="254708118968" table:style-name="ce7">
            <text:p>2547081189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5" table:style-name="ce3">
            <text:p>2355</text:p>
          </table:table-cell>
          <table:table-cell office:value-type="float" office:value="254701373103" table:style-name="ce7">
            <text:p>2547013731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6" table:style-name="ce3">
            <text:p>2356</text:p>
          </table:table-cell>
          <table:table-cell office:value-type="float" office:value="254741776948" table:style-name="ce7">
            <text:p>2547417769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7" table:style-name="ce3">
            <text:p>2357</text:p>
          </table:table-cell>
          <table:table-cell office:value-type="float" office:value="254717117130" table:style-name="ce7">
            <text:p>2547171171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8" table:style-name="ce3">
            <text:p>2358</text:p>
          </table:table-cell>
          <table:table-cell office:value-type="float" office:value="254706604808" table:style-name="ce7">
            <text:p>2547066048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59" table:style-name="ce3">
            <text:p>2359</text:p>
          </table:table-cell>
          <table:table-cell office:value-type="float" office:value="254769985875" table:style-name="ce7">
            <text:p>2547699858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0" table:style-name="ce3">
            <text:p>2360</text:p>
          </table:table-cell>
          <table:table-cell office:value-type="float" office:value="254775909091" table:style-name="ce7">
            <text:p>2547759090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1" table:style-name="ce3">
            <text:p>2361</text:p>
          </table:table-cell>
          <table:table-cell office:value-type="float" office:value="254768734201" table:style-name="ce7">
            <text:p>2547687342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2" table:style-name="ce3">
            <text:p>2362</text:p>
          </table:table-cell>
          <table:table-cell office:value-type="float" office:value="254785728229" table:style-name="ce7">
            <text:p>2547857282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3" table:style-name="ce3">
            <text:p>2363</text:p>
          </table:table-cell>
          <table:table-cell office:value-type="float" office:value="254737205653" table:style-name="ce7">
            <text:p>2547372056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4" table:style-name="ce3">
            <text:p>2364</text:p>
          </table:table-cell>
          <table:table-cell office:value-type="float" office:value="254718202074" table:style-name="ce7">
            <text:p>2547182020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5" table:style-name="ce3">
            <text:p>2365</text:p>
          </table:table-cell>
          <table:table-cell office:value-type="float" office:value="254713873433" table:style-name="ce7">
            <text:p>2547138734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6" table:style-name="ce3">
            <text:p>2366</text:p>
          </table:table-cell>
          <table:table-cell office:value-type="float" office:value="254723735573" table:style-name="ce7">
            <text:p>2547237355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7" table:style-name="ce3">
            <text:p>2367</text:p>
          </table:table-cell>
          <table:table-cell office:value-type="float" office:value="254710122102" table:style-name="ce7">
            <text:p>2547101221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8" table:style-name="ce3">
            <text:p>2368</text:p>
          </table:table-cell>
          <table:table-cell office:value-type="float" office:value="254112688206" table:style-name="ce7">
            <text:p>2541126882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69" table:style-name="ce3">
            <text:p>2369</text:p>
          </table:table-cell>
          <table:table-cell office:value-type="float" office:value="254704884568" table:style-name="ce7">
            <text:p>2547048845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0" table:style-name="ce3">
            <text:p>2370</text:p>
          </table:table-cell>
          <table:table-cell office:value-type="float" office:value="254795521419" table:style-name="ce7">
            <text:p>2547955214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1" table:style-name="ce3">
            <text:p>2371</text:p>
          </table:table-cell>
          <table:table-cell office:value-type="float" office:value="254721211981" table:style-name="ce7">
            <text:p>2547212119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2" table:style-name="ce3">
            <text:p>2372</text:p>
          </table:table-cell>
          <table:table-cell office:value-type="float" office:value="254722866346" table:style-name="ce7">
            <text:p>2547228663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3" table:style-name="ce3">
            <text:p>2373</text:p>
          </table:table-cell>
          <table:table-cell office:value-type="float" office:value="254708178330" table:style-name="ce7">
            <text:p>2547081783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4" table:style-name="ce3">
            <text:p>2374</text:p>
          </table:table-cell>
          <table:table-cell office:value-type="float" office:value="254787653879" table:style-name="ce7">
            <text:p>2547876538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5" table:style-name="ce3">
            <text:p>2375</text:p>
          </table:table-cell>
          <table:table-cell office:value-type="float" office:value="254731335685" table:style-name="ce7">
            <text:p>2547313356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6" table:style-name="ce3">
            <text:p>2376</text:p>
          </table:table-cell>
          <table:table-cell office:value-type="float" office:value="254751690488" table:style-name="ce7">
            <text:p>2547516904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7" table:style-name="ce3">
            <text:p>2377</text:p>
          </table:table-cell>
          <table:table-cell office:value-type="float" office:value="254717703063" table:style-name="ce7">
            <text:p>2547177030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8" table:style-name="ce3">
            <text:p>2378</text:p>
          </table:table-cell>
          <table:table-cell office:value-type="float" office:value="254719701335" table:style-name="ce7">
            <text:p>2547197013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79" table:style-name="ce3">
            <text:p>2379</text:p>
          </table:table-cell>
          <table:table-cell office:value-type="float" office:value="254725777607" table:style-name="ce7">
            <text:p>2547257776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0" table:style-name="ce3">
            <text:p>2380</text:p>
          </table:table-cell>
          <table:table-cell office:value-type="float" office:value="254733232883" table:style-name="ce7">
            <text:p>2547332328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1" table:style-name="ce3">
            <text:p>2381</text:p>
          </table:table-cell>
          <table:table-cell office:value-type="float" office:value="254780968890" table:style-name="ce7">
            <text:p>2547809688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2" table:style-name="ce3">
            <text:p>2382</text:p>
          </table:table-cell>
          <table:table-cell office:value-type="float" office:value="254733412532" table:style-name="ce7">
            <text:p>2547334125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3" table:style-name="ce3">
            <text:p>2383</text:p>
          </table:table-cell>
          <table:table-cell office:value-type="float" office:value="254711102202" table:style-name="ce7">
            <text:p>2547111022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4" table:style-name="ce3">
            <text:p>2384</text:p>
          </table:table-cell>
          <table:table-cell office:value-type="float" office:value="254753388036" table:style-name="ce7">
            <text:p>2547533880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5" table:style-name="ce3">
            <text:p>2385</text:p>
          </table:table-cell>
          <table:table-cell office:value-type="float" office:value="254111494883" table:style-name="ce7">
            <text:p>2541114948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6" table:style-name="ce3">
            <text:p>2386</text:p>
          </table:table-cell>
          <table:table-cell office:value-type="float" office:value="254705936058" table:style-name="ce7">
            <text:p>2547059360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7" table:style-name="ce3">
            <text:p>2387</text:p>
          </table:table-cell>
          <table:table-cell office:value-type="float" office:value="254722953339" table:style-name="ce7">
            <text:p>2547229533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8" table:style-name="ce3">
            <text:p>2388</text:p>
          </table:table-cell>
          <table:table-cell office:value-type="float" office:value="254706929567" table:style-name="ce7">
            <text:p>2547069295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89" table:style-name="ce3">
            <text:p>2389</text:p>
          </table:table-cell>
          <table:table-cell office:value-type="float" office:value="254701694508" table:style-name="ce7">
            <text:p>2547016945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0" table:style-name="ce3">
            <text:p>2390</text:p>
          </table:table-cell>
          <table:table-cell office:value-type="float" office:value="254727317527" table:style-name="ce7">
            <text:p>2547273175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1" table:style-name="ce3">
            <text:p>2391</text:p>
          </table:table-cell>
          <table:table-cell office:value-type="float" office:value="254759210497" table:style-name="ce7">
            <text:p>2547592104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2" table:style-name="ce3">
            <text:p>2392</text:p>
          </table:table-cell>
          <table:table-cell office:value-type="float" office:value="254748601107" table:style-name="ce7">
            <text:p>2547486011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3" table:style-name="ce3">
            <text:p>2393</text:p>
          </table:table-cell>
          <table:table-cell office:value-type="float" office:value="254792213970" table:style-name="ce7">
            <text:p>2547922139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4" table:style-name="ce3">
            <text:p>2394</text:p>
          </table:table-cell>
          <table:table-cell office:value-type="float" office:value="254715437904" table:style-name="ce7">
            <text:p>2547154379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5" table:style-name="ce3">
            <text:p>2395</text:p>
          </table:table-cell>
          <table:table-cell office:value-type="float" office:value="254716855555" table:style-name="ce7">
            <text:p>2547168555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6" table:style-name="ce3">
            <text:p>2396</text:p>
          </table:table-cell>
          <table:table-cell office:value-type="float" office:value="254729204627" table:style-name="ce7">
            <text:p>2547292046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7" table:style-name="ce3">
            <text:p>2397</text:p>
          </table:table-cell>
          <table:table-cell office:value-type="float" office:value="254721304214" table:style-name="ce7">
            <text:p>2547213042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8" table:style-name="ce3">
            <text:p>2398</text:p>
          </table:table-cell>
          <table:table-cell office:value-type="float" office:value="254722462347" table:style-name="ce7">
            <text:p>2547224623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399" table:style-name="ce3">
            <text:p>2399</text:p>
          </table:table-cell>
          <table:table-cell office:value-type="float" office:value="254716181005" table:style-name="ce7">
            <text:p>2547161810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0" table:style-name="ce3">
            <text:p>2400</text:p>
          </table:table-cell>
          <table:table-cell office:value-type="float" office:value="254741082414" table:style-name="ce7">
            <text:p>2547410824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1" table:style-name="ce3">
            <text:p>2401</text:p>
          </table:table-cell>
          <table:table-cell office:value-type="float" office:value="254721649290" table:style-name="ce7">
            <text:p>2547216492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2" table:style-name="ce3">
            <text:p>2402</text:p>
          </table:table-cell>
          <table:table-cell office:value-type="float" office:value="254724795399" table:style-name="ce7">
            <text:p>2547247953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3" table:style-name="ce3">
            <text:p>2403</text:p>
          </table:table-cell>
          <table:table-cell office:value-type="float" office:value="254728071942" table:style-name="ce7">
            <text:p>2547280719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4" table:style-name="ce3">
            <text:p>2404</text:p>
          </table:table-cell>
          <table:table-cell office:value-type="float" office:value="254722344401" table:style-name="ce7">
            <text:p>2547223444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5" table:style-name="ce3">
            <text:p>2405</text:p>
          </table:table-cell>
          <table:table-cell office:value-type="float" office:value="254727319537" table:style-name="ce7">
            <text:p>2547273195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6" table:style-name="ce3">
            <text:p>2406</text:p>
          </table:table-cell>
          <table:table-cell office:value-type="float" office:value="254746860235" table:style-name="ce7">
            <text:p>2547468602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7" table:style-name="ce3">
            <text:p>2407</text:p>
          </table:table-cell>
          <table:table-cell office:value-type="float" office:value="254705482707" table:style-name="ce7">
            <text:p>2547054827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8" table:style-name="ce3">
            <text:p>2408</text:p>
          </table:table-cell>
          <table:table-cell office:value-type="float" office:value="254728042862" table:style-name="ce7">
            <text:p>2547280428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09" table:style-name="ce3">
            <text:p>2409</text:p>
          </table:table-cell>
          <table:table-cell office:value-type="float" office:value="254711494832" table:style-name="ce7">
            <text:p>2547114948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0" table:style-name="ce3">
            <text:p>2410</text:p>
          </table:table-cell>
          <table:table-cell office:value-type="float" office:value="254722783422" table:style-name="ce7">
            <text:p>2547227834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1" table:style-name="ce3">
            <text:p>2411</text:p>
          </table:table-cell>
          <table:table-cell office:value-type="float" office:value="254739969417" table:style-name="ce7">
            <text:p>2547399694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2" table:style-name="ce3">
            <text:p>2412</text:p>
          </table:table-cell>
          <table:table-cell office:value-type="float" office:value="254720145934" table:style-name="ce7">
            <text:p>2547201459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3" table:style-name="ce3">
            <text:p>2413</text:p>
          </table:table-cell>
          <table:table-cell office:value-type="float" office:value="254722853896" table:style-name="ce7">
            <text:p>2547228538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4" table:style-name="ce3">
            <text:p>2414</text:p>
          </table:table-cell>
          <table:table-cell office:value-type="float" office:value="254723336460" table:style-name="ce7">
            <text:p>2547233364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5" table:style-name="ce3">
            <text:p>2415</text:p>
          </table:table-cell>
          <table:table-cell office:value-type="float" office:value="254718278169" table:style-name="ce7">
            <text:p>2547182781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6" table:style-name="ce3">
            <text:p>2416</text:p>
          </table:table-cell>
          <table:table-cell office:value-type="float" office:value="254722638021" table:style-name="ce7">
            <text:p>2547226380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7" table:style-name="ce3">
            <text:p>2417</text:p>
          </table:table-cell>
          <table:table-cell office:value-type="float" office:value="254721803168" table:style-name="ce7">
            <text:p>2547218031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8" table:style-name="ce3">
            <text:p>2418</text:p>
          </table:table-cell>
          <table:table-cell office:value-type="float" office:value="254763135859" table:style-name="ce7">
            <text:p>2547631358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19" table:style-name="ce3">
            <text:p>2419</text:p>
          </table:table-cell>
          <table:table-cell office:value-type="float" office:value="254795746709" table:style-name="ce7">
            <text:p>2547957467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0" table:style-name="ce3">
            <text:p>2420</text:p>
          </table:table-cell>
          <table:table-cell office:value-type="float" office:value="254781153637" table:style-name="ce7">
            <text:p>2547811536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1" table:style-name="ce3">
            <text:p>2421</text:p>
          </table:table-cell>
          <table:table-cell office:value-type="float" office:value="254721657740" table:style-name="ce7">
            <text:p>2547216577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2" table:style-name="ce3">
            <text:p>2422</text:p>
          </table:table-cell>
          <table:table-cell office:value-type="float" office:value="254718041025" table:style-name="ce7">
            <text:p>2547180410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3" table:style-name="ce3">
            <text:p>2423</text:p>
          </table:table-cell>
          <table:table-cell office:value-type="float" office:value="254711859685" table:style-name="ce7">
            <text:p>2547118596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4" table:style-name="ce3">
            <text:p>2424</text:p>
          </table:table-cell>
          <table:table-cell office:value-type="float" office:value="254734889556" table:style-name="ce7">
            <text:p>2547348895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5" table:style-name="ce3">
            <text:p>2425</text:p>
          </table:table-cell>
          <table:table-cell office:value-type="float" office:value="254722521681" table:style-name="ce7">
            <text:p>2547225216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6" table:style-name="ce3">
            <text:p>2426</text:p>
          </table:table-cell>
          <table:table-cell office:value-type="float" office:value="254728436397" table:style-name="ce7">
            <text:p>2547284363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7" table:style-name="ce3">
            <text:p>2427</text:p>
          </table:table-cell>
          <table:table-cell office:value-type="float" office:value="254728731273" table:style-name="ce7">
            <text:p>2547287312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8" table:style-name="ce3">
            <text:p>2428</text:p>
          </table:table-cell>
          <table:table-cell office:value-type="float" office:value="254727759614" table:style-name="ce7">
            <text:p>2547277596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29" table:style-name="ce3">
            <text:p>2429</text:p>
          </table:table-cell>
          <table:table-cell office:value-type="float" office:value="254714631852" table:style-name="ce7">
            <text:p>2547146318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0" table:style-name="ce3">
            <text:p>2430</text:p>
          </table:table-cell>
          <table:table-cell office:value-type="float" office:value="254777127957" table:style-name="ce7">
            <text:p>2547771279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1" table:style-name="ce3">
            <text:p>2431</text:p>
          </table:table-cell>
          <table:table-cell office:value-type="float" office:value="254786418407" table:style-name="ce11">
            <text:p>2547864184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2" table:style-name="ce3">
            <text:p>2432</text:p>
          </table:table-cell>
          <table:table-cell office:value-type="float" office:value="254714829792" table:style-name="ce7">
            <text:p>2547148297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3" table:style-name="ce3">
            <text:p>2433</text:p>
          </table:table-cell>
          <table:table-cell office:value-type="float" office:value="254787366666" table:style-name="ce7">
            <text:p>2547873666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4" table:style-name="ce3">
            <text:p>2434</text:p>
          </table:table-cell>
          <table:table-cell office:value-type="float" office:value="254740130806" table:style-name="ce7">
            <text:p>2547401308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5" table:style-name="ce3">
            <text:p>2435</text:p>
          </table:table-cell>
          <table:table-cell office:value-type="float" office:value="254746676089" table:style-name="ce7">
            <text:p>2547466760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6" table:style-name="ce3">
            <text:p>2436</text:p>
          </table:table-cell>
          <table:table-cell office:value-type="float" office:value="254710386284" table:style-name="ce7">
            <text:p>2547103862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7" table:style-name="ce3">
            <text:p>2437</text:p>
          </table:table-cell>
          <table:table-cell office:value-type="float" office:value="254715113892" table:style-name="ce7">
            <text:p>2547151138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8" table:style-name="ce3">
            <text:p>2438</text:p>
          </table:table-cell>
          <table:table-cell office:value-type="float" office:value="254714660856" table:style-name="ce7">
            <text:p>2547146608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39" table:style-name="ce3">
            <text:p>2439</text:p>
          </table:table-cell>
          <table:table-cell office:value-type="float" office:value="254723485577" table:style-name="ce7">
            <text:p>2547234855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0" table:style-name="ce3">
            <text:p>2440</text:p>
          </table:table-cell>
          <table:table-cell office:value-type="float" office:value="254738077827" table:style-name="ce7">
            <text:p>2547380778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1" table:style-name="ce3">
            <text:p>2441</text:p>
          </table:table-cell>
          <table:table-cell office:value-type="float" office:value="254726284100" table:style-name="ce7">
            <text:p>254726284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2" table:style-name="ce3">
            <text:p>2442</text:p>
          </table:table-cell>
          <table:table-cell office:value-type="float" office:value="254725125888" table:style-name="ce7">
            <text:p>254725125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3" table:style-name="ce3">
            <text:p>2443</text:p>
          </table:table-cell>
          <table:table-cell office:value-type="float" office:value="254721529805" table:style-name="ce7">
            <text:p>2547215298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4" table:style-name="ce3">
            <text:p>2444</text:p>
          </table:table-cell>
          <table:table-cell office:value-type="float" office:value="254728058576" table:style-name="ce7">
            <text:p>2547280585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5" table:style-name="ce3">
            <text:p>2445</text:p>
          </table:table-cell>
          <table:table-cell office:value-type="float" office:value="254726941377" table:style-name="ce7">
            <text:p>2547269413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6" table:style-name="ce3">
            <text:p>2446</text:p>
          </table:table-cell>
          <table:table-cell office:value-type="float" office:value="254728175600" table:style-name="ce7">
            <text:p>2547281756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7" table:style-name="ce3">
            <text:p>2447</text:p>
          </table:table-cell>
          <table:table-cell office:value-type="float" office:value="254780320107" table:style-name="ce7">
            <text:p>2547803201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8" table:style-name="ce3">
            <text:p>2448</text:p>
          </table:table-cell>
          <table:table-cell office:value-type="float" office:value="254733523342" table:style-name="ce7">
            <text:p>2547335233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49" table:style-name="ce3">
            <text:p>2449</text:p>
          </table:table-cell>
          <table:table-cell office:value-type="float" office:value="254721104295" table:style-name="ce7">
            <text:p>2547211042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0" table:style-name="ce3">
            <text:p>2450</text:p>
          </table:table-cell>
          <table:table-cell office:value-type="float" office:value="254788808087" table:style-name="ce7">
            <text:p>2547888080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1" table:style-name="ce3">
            <text:p>2451</text:p>
          </table:table-cell>
          <table:table-cell office:value-type="float" office:value="254721970359" table:style-name="ce7">
            <text:p>254721970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2" table:style-name="ce3">
            <text:p>2452</text:p>
          </table:table-cell>
          <table:table-cell office:value-type="float" office:value="254797615187" table:style-name="ce7">
            <text:p>2547976151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3" table:style-name="ce3">
            <text:p>2453</text:p>
          </table:table-cell>
          <table:table-cell office:value-type="float" office:value="254720475060" table:style-name="ce7">
            <text:p>2547204750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4" table:style-name="ce3">
            <text:p>2454</text:p>
          </table:table-cell>
          <table:table-cell office:value-type="float" office:value="254708572729" table:style-name="ce7">
            <text:p>2547085727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5" table:style-name="ce3">
            <text:p>2455</text:p>
          </table:table-cell>
          <table:table-cell office:value-type="float" office:value="254784459655" table:style-name="ce7">
            <text:p>2547844596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6" table:style-name="ce3">
            <text:p>2456</text:p>
          </table:table-cell>
          <table:table-cell office:value-type="float" office:value="254713148173" table:style-name="ce7">
            <text:p>2547131481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7" table:style-name="ce3">
            <text:p>2457</text:p>
          </table:table-cell>
          <table:table-cell office:value-type="float" office:value="254797561218" table:style-name="ce7">
            <text:p>2547975612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8" table:style-name="ce3">
            <text:p>2458</text:p>
          </table:table-cell>
          <table:table-cell office:value-type="float" office:value="254720339288" table:style-name="ce7">
            <text:p>2547203392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59" table:style-name="ce3">
            <text:p>2459</text:p>
          </table:table-cell>
          <table:table-cell office:value-type="float" office:value="254721625859" table:style-name="ce7">
            <text:p>2547216258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0" table:style-name="ce3">
            <text:p>2460</text:p>
          </table:table-cell>
          <table:table-cell office:value-type="float" office:value="254727323363" table:style-name="ce7">
            <text:p>2547273233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1" table:style-name="ce3">
            <text:p>2461</text:p>
          </table:table-cell>
          <table:table-cell office:value-type="float" office:value="254779937022" table:style-name="ce7">
            <text:p>2547799370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2" table:style-name="ce3">
            <text:p>2462</text:p>
          </table:table-cell>
          <table:table-cell office:value-type="float" office:value="254735909268" table:style-name="ce7">
            <text:p>2547359092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3" table:style-name="ce3">
            <text:p>2463</text:p>
          </table:table-cell>
          <table:table-cell office:value-type="float" office:value="254706930012" table:style-name="ce7">
            <text:p>2547069300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4" table:style-name="ce3">
            <text:p>2464</text:p>
          </table:table-cell>
          <table:table-cell office:value-type="float" office:value="254113390911" table:style-name="ce7">
            <text:p>2541133909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5" table:style-name="ce3">
            <text:p>2465</text:p>
          </table:table-cell>
          <table:table-cell office:value-type="float" office:value="254798915026" table:style-name="ce7">
            <text:p>2547989150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6" table:style-name="ce3">
            <text:p>2466</text:p>
          </table:table-cell>
          <table:table-cell office:value-type="float" office:value="254743971554" table:style-name="ce7">
            <text:p>2547439715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7" table:style-name="ce3">
            <text:p>2467</text:p>
          </table:table-cell>
          <table:table-cell office:value-type="float" office:value="254796549133" table:style-name="ce7">
            <text:p>2547965491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8" table:style-name="ce3">
            <text:p>2468</text:p>
          </table:table-cell>
          <table:table-cell office:value-type="float" office:value="254706000154" table:style-name="ce7">
            <text:p>2547060001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69" table:style-name="ce3">
            <text:p>2469</text:p>
          </table:table-cell>
          <table:table-cell office:value-type="float" office:value="254724713075" table:style-name="ce7">
            <text:p>2547247130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0" table:style-name="ce3">
            <text:p>2470</text:p>
          </table:table-cell>
          <table:table-cell office:value-type="float" office:value="254725360421" table:style-name="ce7">
            <text:p>2547253604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1" table:style-name="ce3">
            <text:p>2471</text:p>
          </table:table-cell>
          <table:table-cell office:value-type="float" office:value="254720591456" table:style-name="ce7">
            <text:p>2547205914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2" table:style-name="ce3">
            <text:p>2472</text:p>
          </table:table-cell>
          <table:table-cell office:value-type="float" office:value="254705903708" table:style-name="ce7">
            <text:p>2547059037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3" table:style-name="ce3">
            <text:p>2473</text:p>
          </table:table-cell>
          <table:table-cell office:value-type="float" office:value="254706619511" table:style-name="ce7">
            <text:p>2547066195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4" table:style-name="ce3">
            <text:p>2474</text:p>
          </table:table-cell>
          <table:table-cell office:value-type="float" office:value="254731575728" table:style-name="ce7">
            <text:p>2547315757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5" table:style-name="ce3">
            <text:p>2475</text:p>
          </table:table-cell>
          <table:table-cell office:value-type="float" office:value="254791789573" table:style-name="ce7">
            <text:p>2547917895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6" table:style-name="ce3">
            <text:p>2476</text:p>
          </table:table-cell>
          <table:table-cell office:value-type="float" office:value="254756388036" table:style-name="ce7">
            <text:p>2547563880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7" table:style-name="ce3">
            <text:p>2477</text:p>
          </table:table-cell>
          <table:table-cell office:value-type="float" office:value="254714841863" table:style-name="ce7">
            <text:p>2547148418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8" table:style-name="ce3">
            <text:p>2478</text:p>
          </table:table-cell>
          <table:table-cell office:value-type="float" office:value="254743567307" table:style-name="ce11">
            <text:p>2547435673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79" table:style-name="ce3">
            <text:p>2479</text:p>
          </table:table-cell>
          <table:table-cell office:value-type="float" office:value="254724787004" table:style-name="ce7">
            <text:p>254724787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0" table:style-name="ce3">
            <text:p>2480</text:p>
          </table:table-cell>
          <table:table-cell office:value-type="float" office:value="254746400555" table:style-name="ce7">
            <text:p>2547464005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1" table:style-name="ce3">
            <text:p>2481</text:p>
          </table:table-cell>
          <table:table-cell office:value-type="float" office:value="254745032983" table:style-name="ce7">
            <text:p>2547450329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2" table:style-name="ce3">
            <text:p>2482</text:p>
          </table:table-cell>
          <table:table-cell office:value-type="float" office:value="254721577792" table:style-name="ce7">
            <text:p>2547215777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3" table:style-name="ce3">
            <text:p>2483</text:p>
          </table:table-cell>
          <table:table-cell office:value-type="float" office:value="254735453632" table:style-name="ce7">
            <text:p>2547354536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4" table:style-name="ce3">
            <text:p>2484</text:p>
          </table:table-cell>
          <table:table-cell office:value-type="float" office:value="254722310625" table:style-name="ce7">
            <text:p>2547223106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5" table:style-name="ce3">
            <text:p>2485</text:p>
          </table:table-cell>
          <table:table-cell office:value-type="float" office:value="254726629734" table:style-name="ce7">
            <text:p>2547266297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6" table:style-name="ce3">
            <text:p>2486</text:p>
          </table:table-cell>
          <table:table-cell office:value-type="float" office:value="254722456912" table:style-name="ce7">
            <text:p>2547224569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7" table:style-name="ce3">
            <text:p>2487</text:p>
          </table:table-cell>
          <table:table-cell office:value-type="float" office:value="254722801019" table:style-name="ce7">
            <text:p>2547228010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8" table:style-name="ce3">
            <text:p>2488</text:p>
          </table:table-cell>
          <table:table-cell office:value-type="float" office:value="254717522869" table:style-name="ce7">
            <text:p>2547175228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89" table:style-name="ce3">
            <text:p>2489</text:p>
          </table:table-cell>
          <table:table-cell office:value-type="float" office:value="254710785245" table:style-name="ce7">
            <text:p>2547107852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0" table:style-name="ce3">
            <text:p>2490</text:p>
          </table:table-cell>
          <table:table-cell office:value-type="float" office:value="254707696825" table:style-name="ce7">
            <text:p>2547076968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1" table:style-name="ce3">
            <text:p>2491</text:p>
          </table:table-cell>
          <table:table-cell office:value-type="float" office:value="254726880368" table:style-name="ce7">
            <text:p>2547268803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2" table:style-name="ce3">
            <text:p>2492</text:p>
          </table:table-cell>
          <table:table-cell office:value-type="float" office:value="254799746633" table:style-name="ce7">
            <text:p>2547997466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3" table:style-name="ce3">
            <text:p>2493</text:p>
          </table:table-cell>
          <table:table-cell office:value-type="float" office:value="254729564680" table:style-name="ce7">
            <text:p>2547295646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4" table:style-name="ce3">
            <text:p>2494</text:p>
          </table:table-cell>
          <table:table-cell office:value-type="float" office:value="254757075095" table:style-name="ce7">
            <text:p>2547570750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5" table:style-name="ce3">
            <text:p>2495</text:p>
          </table:table-cell>
          <table:table-cell office:value-type="float" office:value="254722810701" table:style-name="ce7">
            <text:p>2547228107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6" table:style-name="ce3">
            <text:p>2496</text:p>
          </table:table-cell>
          <table:table-cell office:value-type="float" office:value="254721235544" table:style-name="ce7">
            <text:p>2547212355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7" table:style-name="ce3">
            <text:p>2497</text:p>
          </table:table-cell>
          <table:table-cell office:value-type="float" office:value="254720904828" table:style-name="ce7">
            <text:p>2547209048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8" table:style-name="ce3">
            <text:p>2498</text:p>
          </table:table-cell>
          <table:table-cell office:value-type="float" office:value="254786883599" table:style-name="ce7">
            <text:p>2547868835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499" table:style-name="ce3">
            <text:p>2499</text:p>
          </table:table-cell>
          <table:table-cell office:value-type="float" office:value="254724659918" table:style-name="ce7">
            <text:p>2547246599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0" table:style-name="ce3">
            <text:p>2500</text:p>
          </table:table-cell>
          <table:table-cell office:value-type="float" office:value="254721476621" table:style-name="ce7">
            <text:p>2547214766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1" table:style-name="ce3">
            <text:p>2501</text:p>
          </table:table-cell>
          <table:table-cell office:value-type="float" office:value="254720053636" table:style-name="ce7">
            <text:p>2547200536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2" table:style-name="ce3">
            <text:p>2502</text:p>
          </table:table-cell>
          <table:table-cell office:value-type="float" office:value="254730214805" table:style-name="ce7">
            <text:p>2547302148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3" table:style-name="ce3">
            <text:p>2503</text:p>
          </table:table-cell>
          <table:table-cell office:value-type="float" office:value="254712749181" table:style-name="ce7">
            <text:p>2547127491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4" table:style-name="ce3">
            <text:p>2504</text:p>
          </table:table-cell>
          <table:table-cell office:value-type="float" office:value="254712086057" table:style-name="ce7">
            <text:p>2547120860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5" table:style-name="ce3">
            <text:p>2505</text:p>
          </table:table-cell>
          <table:table-cell office:value-type="float" office:value="254722719770" table:style-name="ce7">
            <text:p>2547227197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6" table:style-name="ce3">
            <text:p>2506</text:p>
          </table:table-cell>
          <table:table-cell office:value-type="float" office:value="254722755570" table:style-name="ce7">
            <text:p>2547227555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7" table:style-name="ce3">
            <text:p>2507</text:p>
          </table:table-cell>
          <table:table-cell office:value-type="float" office:value="254743585077" table:style-name="ce7">
            <text:p>2547435850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8" table:style-name="ce3">
            <text:p>2508</text:p>
          </table:table-cell>
          <table:table-cell office:value-type="float" office:value="254737735535" table:style-name="ce7">
            <text:p>2547377355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09" table:style-name="ce3">
            <text:p>2509</text:p>
          </table:table-cell>
          <table:table-cell office:value-type="float" office:value="254720231827" table:style-name="ce7">
            <text:p>2547202318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0" table:style-name="ce3">
            <text:p>2510</text:p>
          </table:table-cell>
          <table:table-cell office:value-type="float" office:value="254721555554" table:style-name="ce7">
            <text:p>2547215555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1" table:style-name="ce3">
            <text:p>2511</text:p>
          </table:table-cell>
          <table:table-cell office:value-type="float" office:value="254715415608" table:style-name="ce7">
            <text:p>2547154156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2" table:style-name="ce3">
            <text:p>2512</text:p>
          </table:table-cell>
          <table:table-cell office:value-type="float" office:value="254799299238" table:style-name="ce7">
            <text:p>2547992992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3" table:style-name="ce3">
            <text:p>2513</text:p>
          </table:table-cell>
          <table:table-cell office:value-type="float" office:value="254720761912" table:style-name="ce7">
            <text:p>2547207619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4" table:style-name="ce3">
            <text:p>2514</text:p>
          </table:table-cell>
          <table:table-cell office:value-type="float" office:value="254712948131" table:style-name="ce7">
            <text:p>2547129481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5" table:style-name="ce3">
            <text:p>2515</text:p>
          </table:table-cell>
          <table:table-cell office:value-type="float" office:value="254725417464" table:style-name="ce7">
            <text:p>2547254174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6" table:style-name="ce3">
            <text:p>2516</text:p>
          </table:table-cell>
          <table:table-cell office:value-type="float" office:value="254740619964" table:style-name="ce7">
            <text:p>2547406199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7" table:style-name="ce3">
            <text:p>2517</text:p>
          </table:table-cell>
          <table:table-cell office:value-type="float" office:value="254710100796" table:style-name="ce7">
            <text:p>2547101007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8" table:style-name="ce3">
            <text:p>2518</text:p>
          </table:table-cell>
          <table:table-cell office:value-type="float" office:value="254720595992" table:style-name="ce7">
            <text:p>254720595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19" table:style-name="ce3">
            <text:p>2519</text:p>
          </table:table-cell>
          <table:table-cell office:value-type="float" office:value="254721440082" table:style-name="ce7">
            <text:p>2547214400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0" table:style-name="ce3">
            <text:p>2520</text:p>
          </table:table-cell>
          <table:table-cell office:value-type="float" office:value="254700092459" table:style-name="ce7">
            <text:p>2547000924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1" table:style-name="ce3">
            <text:p>2521</text:p>
          </table:table-cell>
          <table:table-cell office:value-type="float" office:value="254708572594" table:style-name="ce7">
            <text:p>2547085725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2" table:style-name="ce3">
            <text:p>2522</text:p>
          </table:table-cell>
          <table:table-cell office:value-type="float" office:value="254702464798" table:style-name="ce7">
            <text:p>2547024647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3" table:style-name="ce3">
            <text:p>2523</text:p>
          </table:table-cell>
          <table:table-cell office:value-type="float" office:value="254746075642" table:style-name="ce7">
            <text:p>2547460756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4" table:style-name="ce3">
            <text:p>2524</text:p>
          </table:table-cell>
          <table:table-cell office:value-type="float" office:value="254722475260" table:style-name="ce7">
            <text:p>2547224752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5" table:style-name="ce3">
            <text:p>2525</text:p>
          </table:table-cell>
          <table:table-cell office:value-type="float" office:value="254722786756" table:style-name="ce7">
            <text:p>2547227867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6" table:style-name="ce3">
            <text:p>2526</text:p>
          </table:table-cell>
          <table:table-cell office:value-type="float" office:value="254738196978" table:style-name="ce7">
            <text:p>2547381969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7" table:style-name="ce3">
            <text:p>2527</text:p>
          </table:table-cell>
          <table:table-cell office:value-type="float" office:value="254713251867" table:style-name="ce7">
            <text:p>2547132518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8" table:style-name="ce3">
            <text:p>2528</text:p>
          </table:table-cell>
          <table:table-cell office:value-type="float" office:value="254720713895" table:style-name="ce7">
            <text:p>2547207138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29" table:style-name="ce3">
            <text:p>2529</text:p>
          </table:table-cell>
          <table:table-cell office:value-type="float" office:value="254722821720" table:style-name="ce7">
            <text:p>2547228217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0" table:style-name="ce3">
            <text:p>2530</text:p>
          </table:table-cell>
          <table:table-cell office:value-type="float" office:value="254725542549" table:style-name="ce7">
            <text:p>2547255425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1" table:style-name="ce3">
            <text:p>2531</text:p>
          </table:table-cell>
          <table:table-cell office:value-type="float" office:value="254727595704" table:style-name="ce7">
            <text:p>2547275957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2" table:style-name="ce3">
            <text:p>2532</text:p>
          </table:table-cell>
          <table:table-cell office:value-type="float" office:value="254724579777" table:style-name="ce7">
            <text:p>254724579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3" table:style-name="ce3">
            <text:p>2533</text:p>
          </table:table-cell>
          <table:table-cell office:value-type="float" office:value="254720982912" table:style-name="ce7">
            <text:p>2547209829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4" table:style-name="ce3">
            <text:p>2534</text:p>
          </table:table-cell>
          <table:table-cell office:value-type="float" office:value="254728874649" table:style-name="ce7">
            <text:p>2547288746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5" table:style-name="ce3">
            <text:p>2535</text:p>
          </table:table-cell>
          <table:table-cell office:value-type="float" office:value="254728458019" table:style-name="ce7">
            <text:p>2547284580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6" table:style-name="ce3">
            <text:p>2536</text:p>
          </table:table-cell>
          <table:table-cell office:value-type="float" office:value="254723649374" table:style-name="ce7">
            <text:p>2547236493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7" table:style-name="ce3">
            <text:p>2537</text:p>
          </table:table-cell>
          <table:table-cell office:value-type="float" office:value="254727990794" table:style-name="ce7">
            <text:p>2547279907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8" table:style-name="ce3">
            <text:p>2538</text:p>
          </table:table-cell>
          <table:table-cell office:value-type="float" office:value="254769277994" table:style-name="ce7">
            <text:p>2547692779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39" table:style-name="ce3">
            <text:p>2539</text:p>
          </table:table-cell>
          <table:table-cell office:value-type="float" office:value="254714555794" table:style-name="ce7">
            <text:p>2547145557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0" table:style-name="ce3">
            <text:p>2540</text:p>
          </table:table-cell>
          <table:table-cell office:value-type="float" office:value="254724224641" table:style-name="ce7">
            <text:p>2547242246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1" table:style-name="ce3">
            <text:p>2541</text:p>
          </table:table-cell>
          <table:table-cell office:value-type="float" office:value="254710230145" table:style-name="ce7">
            <text:p>2547102301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2" table:style-name="ce3">
            <text:p>2542</text:p>
          </table:table-cell>
          <table:table-cell office:value-type="float" office:value="254718536484" table:style-name="ce7">
            <text:p>2547185364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3" table:style-name="ce3">
            <text:p>2543</text:p>
          </table:table-cell>
          <table:table-cell office:value-type="float" office:value="254722846823" table:style-name="ce7">
            <text:p>2547228468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4" table:style-name="ce3">
            <text:p>2544</text:p>
          </table:table-cell>
          <table:table-cell office:value-type="float" office:value="254726120692" table:style-name="ce7">
            <text:p>2547261206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5" table:style-name="ce3">
            <text:p>2545</text:p>
          </table:table-cell>
          <table:table-cell office:value-type="float" office:value="254794296370" table:style-name="ce7">
            <text:p>2547942963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6" table:style-name="ce3">
            <text:p>2546</text:p>
          </table:table-cell>
          <table:table-cell office:value-type="float" office:value="254727885265" table:style-name="ce7">
            <text:p>2547278852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7" table:style-name="ce3">
            <text:p>2547</text:p>
          </table:table-cell>
          <table:table-cell office:value-type="float" office:value="254721249554" table:style-name="ce7">
            <text:p>2547212495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8" table:style-name="ce3">
            <text:p>2548</text:p>
          </table:table-cell>
          <table:table-cell office:value-type="float" office:value="254713496125" table:style-name="ce7">
            <text:p>2547134961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49" table:style-name="ce3">
            <text:p>2549</text:p>
          </table:table-cell>
          <table:table-cell office:value-type="float" office:value="254735904718" table:style-name="ce7">
            <text:p>2547359047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0" table:style-name="ce3">
            <text:p>2550</text:p>
          </table:table-cell>
          <table:table-cell office:value-type="float" office:value="254743171228" table:style-name="ce7">
            <text:p>2547431712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1" table:style-name="ce3">
            <text:p>2551</text:p>
          </table:table-cell>
          <table:table-cell office:value-type="float" office:value="254720348584" table:style-name="ce7">
            <text:p>2547203485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2" table:style-name="ce3">
            <text:p>2552</text:p>
          </table:table-cell>
          <table:table-cell office:value-type="float" office:value="254759883037" table:style-name="ce7">
            <text:p>2547598830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3" table:style-name="ce3">
            <text:p>2553</text:p>
          </table:table-cell>
          <table:table-cell office:value-type="float" office:value="254716745355" table:style-name="ce7">
            <text:p>2547167453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4" table:style-name="ce3">
            <text:p>2554</text:p>
          </table:table-cell>
          <table:table-cell office:value-type="float" office:value="254791293440" table:style-name="ce7">
            <text:p>2547912934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5" table:style-name="ce3">
            <text:p>2555</text:p>
          </table:table-cell>
          <table:table-cell office:value-type="float" office:value="254711311627" table:style-name="ce7">
            <text:p>2547113116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6" table:style-name="ce3">
            <text:p>2556</text:p>
          </table:table-cell>
          <table:table-cell office:value-type="float" office:value="254719509537" table:style-name="ce7">
            <text:p>2547195095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7" table:style-name="ce3">
            <text:p>2557</text:p>
          </table:table-cell>
          <table:table-cell office:value-type="float" office:value="254720533639" table:style-name="ce7">
            <text:p>2547205336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8" table:style-name="ce3">
            <text:p>2558</text:p>
          </table:table-cell>
          <table:table-cell office:value-type="float" office:value="254720907225" table:style-name="ce7">
            <text:p>2547209072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59" table:style-name="ce3">
            <text:p>2559</text:p>
          </table:table-cell>
          <table:table-cell office:value-type="float" office:value="254722294756" table:style-name="ce7">
            <text:p>2547222947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0" table:style-name="ce3">
            <text:p>2560</text:p>
          </table:table-cell>
          <table:table-cell office:value-type="float" office:value="254731000150" table:style-name="ce7">
            <text:p>2547310001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1" table:style-name="ce3">
            <text:p>2561</text:p>
          </table:table-cell>
          <table:table-cell office:value-type="float" office:value="254715225903" table:style-name="ce7">
            <text:p>2547152259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2" table:style-name="ce3">
            <text:p>2562</text:p>
          </table:table-cell>
          <table:table-cell office:value-type="float" office:value="254716639223" table:style-name="ce7">
            <text:p>2547166392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3" table:style-name="ce3">
            <text:p>2563</text:p>
          </table:table-cell>
          <table:table-cell office:value-type="float" office:value="254799831488" table:style-name="ce7">
            <text:p>2547998314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4" table:style-name="ce3">
            <text:p>2564</text:p>
          </table:table-cell>
          <table:table-cell office:value-type="float" office:value="254724501042" table:style-name="ce7">
            <text:p>2547245010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5" table:style-name="ce3">
            <text:p>2565</text:p>
          </table:table-cell>
          <table:table-cell office:value-type="float" office:value="254737305567" table:style-name="ce7">
            <text:p>2547373055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6" table:style-name="ce3">
            <text:p>2566</text:p>
          </table:table-cell>
          <table:table-cell office:value-type="float" office:value="254794896820" table:style-name="ce7">
            <text:p>2547948968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7" table:style-name="ce3">
            <text:p>2567</text:p>
          </table:table-cell>
          <table:table-cell office:value-type="float" office:value="254722555637" table:style-name="ce7">
            <text:p>2547225556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8" table:style-name="ce3">
            <text:p>2568</text:p>
          </table:table-cell>
          <table:table-cell office:value-type="float" office:value="254725357198" table:style-name="ce7">
            <text:p>2547253571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69" table:style-name="ce3">
            <text:p>2569</text:p>
          </table:table-cell>
          <table:table-cell office:value-type="float" office:value="254706641783" table:style-name="ce7">
            <text:p>2547066417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0" table:style-name="ce3">
            <text:p>2570</text:p>
          </table:table-cell>
          <table:table-cell office:value-type="float" office:value="254721438558" table:style-name="ce7">
            <text:p>2547214385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1" table:style-name="ce3">
            <text:p>2571</text:p>
          </table:table-cell>
          <table:table-cell office:value-type="float" office:value="254722234389" table:style-name="ce7">
            <text:p>2547222343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2" table:style-name="ce3">
            <text:p>2572</text:p>
          </table:table-cell>
          <table:table-cell office:value-type="float" office:value="254740581692" table:style-name="ce7">
            <text:p>2547405816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3" table:style-name="ce3">
            <text:p>2573</text:p>
          </table:table-cell>
          <table:table-cell office:value-type="float" office:value="254708055960" table:style-name="ce7">
            <text:p>254708055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4" table:style-name="ce3">
            <text:p>2574</text:p>
          </table:table-cell>
          <table:table-cell office:value-type="float" office:value="254728054110" table:style-name="ce7">
            <text:p>2547280541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5" table:style-name="ce3">
            <text:p>2575</text:p>
          </table:table-cell>
          <table:table-cell office:value-type="float" office:value="254703228651" table:style-name="ce7">
            <text:p>2547032286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6" table:style-name="ce3">
            <text:p>2576</text:p>
          </table:table-cell>
          <table:table-cell office:value-type="float" office:value="254723789445" table:style-name="ce7">
            <text:p>2547237894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7" table:style-name="ce3">
            <text:p>2577</text:p>
          </table:table-cell>
          <table:table-cell office:value-type="float" office:value="254792858054" table:style-name="ce7">
            <text:p>2547928580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8" table:style-name="ce3">
            <text:p>2578</text:p>
          </table:table-cell>
          <table:table-cell office:value-type="float" office:value="254712773563" table:style-name="ce7">
            <text:p>2547127735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79" table:style-name="ce3">
            <text:p>2579</text:p>
          </table:table-cell>
          <table:table-cell office:value-type="float" office:value="254703986015" table:style-name="ce7">
            <text:p>2547039860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0" table:style-name="ce3">
            <text:p>2580</text:p>
          </table:table-cell>
          <table:table-cell office:value-type="float" office:value="254715684301" table:style-name="ce7">
            <text:p>2547156843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1" table:style-name="ce3">
            <text:p>2581</text:p>
          </table:table-cell>
          <table:table-cell office:value-type="float" office:value="254722976207" table:style-name="ce7">
            <text:p>2547229762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2" table:style-name="ce3">
            <text:p>2582</text:p>
          </table:table-cell>
          <table:table-cell office:value-type="float" office:value="254731092889" table:style-name="ce7">
            <text:p>2547310928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3" table:style-name="ce3">
            <text:p>2583</text:p>
          </table:table-cell>
          <table:table-cell office:value-type="float" office:value="254707900557" table:style-name="ce7">
            <text:p>2547079005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4" table:style-name="ce3">
            <text:p>2584</text:p>
          </table:table-cell>
          <table:table-cell office:value-type="float" office:value="254728750876" table:style-name="ce7">
            <text:p>2547287508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5" table:style-name="ce3">
            <text:p>2585</text:p>
          </table:table-cell>
          <table:table-cell office:value-type="float" office:value="254723488962" table:style-name="ce7">
            <text:p>2547234889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6" table:style-name="ce3">
            <text:p>2586</text:p>
          </table:table-cell>
          <table:table-cell office:value-type="float" office:value="254710712550" table:style-name="ce7">
            <text:p>2547107125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7" table:style-name="ce3">
            <text:p>2587</text:p>
          </table:table-cell>
          <table:table-cell office:value-type="float" office:value="254799231607" table:style-name="ce7">
            <text:p>2547992316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8" table:style-name="ce3">
            <text:p>2588</text:p>
          </table:table-cell>
          <table:table-cell office:value-type="float" office:value="254701573359" table:style-name="ce7">
            <text:p>254701573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89" table:style-name="ce3">
            <text:p>2589</text:p>
          </table:table-cell>
          <table:table-cell office:value-type="float" office:value="254727452679" table:style-name="ce7">
            <text:p>2547274526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0" table:style-name="ce3">
            <text:p>2590</text:p>
          </table:table-cell>
          <table:table-cell office:value-type="float" office:value="254731888882" table:style-name="ce7">
            <text:p>2547318888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1" table:style-name="ce3">
            <text:p>2591</text:p>
          </table:table-cell>
          <table:table-cell office:value-type="float" office:value="254729871711" table:style-name="ce7">
            <text:p>2547298717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2" table:style-name="ce3">
            <text:p>2592</text:p>
          </table:table-cell>
          <table:table-cell office:value-type="float" office:value="254710473795" table:style-name="ce7">
            <text:p>2547104737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3" table:style-name="ce3">
            <text:p>2593</text:p>
          </table:table-cell>
          <table:table-cell office:value-type="float" office:value="254705359438" table:style-name="ce7">
            <text:p>2547053594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4" table:style-name="ce3">
            <text:p>2594</text:p>
          </table:table-cell>
          <table:table-cell office:value-type="float" office:value="254701207807" table:style-name="ce7">
            <text:p>2547012078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5" table:style-name="ce3">
            <text:p>2595</text:p>
          </table:table-cell>
          <table:table-cell office:value-type="float" office:value="254725299000" table:style-name="ce7">
            <text:p>254725299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6" table:style-name="ce3">
            <text:p>2596</text:p>
          </table:table-cell>
          <table:table-cell office:value-type="float" office:value="254729817793" table:style-name="ce7">
            <text:p>2547298177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7" table:style-name="ce3">
            <text:p>2597</text:p>
          </table:table-cell>
          <table:table-cell office:value-type="float" office:value="254719485384" table:style-name="ce7">
            <text:p>2547194853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8" table:style-name="ce3">
            <text:p>2598</text:p>
          </table:table-cell>
          <table:table-cell office:value-type="float" office:value="254710352588" table:style-name="ce7">
            <text:p>2547103525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599" table:style-name="ce3">
            <text:p>2599</text:p>
          </table:table-cell>
          <table:table-cell office:value-type="float" office:value="254722607130" table:style-name="ce7">
            <text:p>2547226071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0" table:style-name="ce3">
            <text:p>2600</text:p>
          </table:table-cell>
          <table:table-cell office:value-type="float" office:value="254720421222" table:style-name="ce7">
            <text:p>254720421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1" table:style-name="ce3">
            <text:p>2601</text:p>
          </table:table-cell>
          <table:table-cell office:value-type="float" office:value="254720802849" table:style-name="ce7">
            <text:p>2547208028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2" table:style-name="ce3">
            <text:p>2602</text:p>
          </table:table-cell>
          <table:table-cell office:value-type="float" office:value="254721755740" table:style-name="ce7">
            <text:p>2547217557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3" table:style-name="ce3">
            <text:p>2603</text:p>
          </table:table-cell>
          <table:table-cell office:value-type="float" office:value="254726121215" table:style-name="ce7">
            <text:p>2547261212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4" table:style-name="ce3">
            <text:p>2604</text:p>
          </table:table-cell>
          <table:table-cell office:value-type="float" office:value="254720643007" table:style-name="ce7">
            <text:p>254720643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5" table:style-name="ce3">
            <text:p>2605</text:p>
          </table:table-cell>
          <table:table-cell office:value-type="float" office:value="254725076054" table:style-name="ce7">
            <text:p>2547250760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6" table:style-name="ce3">
            <text:p>2606</text:p>
          </table:table-cell>
          <table:table-cell office:value-type="float" office:value="254703877519" table:style-name="ce7">
            <text:p>2547038775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7" table:style-name="ce3">
            <text:p>2607</text:p>
          </table:table-cell>
          <table:table-cell office:value-type="float" office:value="254715707200" table:style-name="ce7">
            <text:p>254715707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8" table:style-name="ce3">
            <text:p>2608</text:p>
          </table:table-cell>
          <table:table-cell office:value-type="float" office:value="254721207005" table:style-name="ce7">
            <text:p>2547212070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09" table:style-name="ce3">
            <text:p>2609</text:p>
          </table:table-cell>
          <table:table-cell office:value-type="float" office:value="254718436951" table:style-name="ce7">
            <text:p>2547184369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0" table:style-name="ce3">
            <text:p>2610</text:p>
          </table:table-cell>
          <table:table-cell office:value-type="float" office:value="254706636116" table:style-name="ce7">
            <text:p>2547066361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1" table:style-name="ce3">
            <text:p>2611</text:p>
          </table:table-cell>
          <table:table-cell office:value-type="float" office:value="254703569988" table:style-name="ce7">
            <text:p>2547035699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2" table:style-name="ce3">
            <text:p>2612</text:p>
          </table:table-cell>
          <table:table-cell office:value-type="float" office:value="254720988123" table:style-name="ce7">
            <text:p>2547209881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3" table:style-name="ce3">
            <text:p>2613</text:p>
          </table:table-cell>
          <table:table-cell office:value-type="float" office:value="254703579255" table:style-name="ce7">
            <text:p>2547035792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4" table:style-name="ce3">
            <text:p>2614</text:p>
          </table:table-cell>
          <table:table-cell office:value-type="float" office:value="254743763988" table:style-name="ce7">
            <text:p>2547437639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5" table:style-name="ce3">
            <text:p>2615</text:p>
          </table:table-cell>
          <table:table-cell office:value-type="float" office:value="254705934896" table:style-name="ce7">
            <text:p>2547059348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6" table:style-name="ce3">
            <text:p>2616</text:p>
          </table:table-cell>
          <table:table-cell office:value-type="float" office:value="254797376846" table:style-name="ce7">
            <text:p>2547973768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7" table:style-name="ce3">
            <text:p>2617</text:p>
          </table:table-cell>
          <table:table-cell office:value-type="float" office:value="254706087027" table:style-name="ce7">
            <text:p>2547060870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8" table:style-name="ce3">
            <text:p>2618</text:p>
          </table:table-cell>
          <table:table-cell office:value-type="float" office:value="254792612153" table:style-name="ce7">
            <text:p>2547926121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19" table:style-name="ce3">
            <text:p>2619</text:p>
          </table:table-cell>
          <table:table-cell office:value-type="float" office:value="254700375841" table:style-name="ce7">
            <text:p>2547003758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0" table:style-name="ce3">
            <text:p>2620</text:p>
          </table:table-cell>
          <table:table-cell office:value-type="float" office:value="254710290242" table:style-name="ce7">
            <text:p>2547102902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1" table:style-name="ce3">
            <text:p>2621</text:p>
          </table:table-cell>
          <table:table-cell office:value-type="float" office:value="254706286505" table:style-name="ce7">
            <text:p>2547062865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2" table:style-name="ce3">
            <text:p>2622</text:p>
          </table:table-cell>
          <table:table-cell office:value-type="float" office:value="254728984124" table:style-name="ce7">
            <text:p>2547289841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3" table:style-name="ce3">
            <text:p>2623</text:p>
          </table:table-cell>
          <table:table-cell office:value-type="float" office:value="254727996975" table:style-name="ce7">
            <text:p>2547279969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4" table:style-name="ce3">
            <text:p>2624</text:p>
          </table:table-cell>
          <table:table-cell office:value-type="float" office:value="254708859640" table:style-name="ce7">
            <text:p>2547088596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5" table:style-name="ce3">
            <text:p>2625</text:p>
          </table:table-cell>
          <table:table-cell office:value-type="float" office:value="254743878111" table:style-name="ce7">
            <text:p>254743878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6" table:style-name="ce3">
            <text:p>2626</text:p>
          </table:table-cell>
          <table:table-cell office:value-type="float" office:value="254720041972" table:style-name="ce7">
            <text:p>2547200419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7" table:style-name="ce3">
            <text:p>2627</text:p>
          </table:table-cell>
          <table:table-cell office:value-type="float" office:value="254737516214" table:style-name="ce7">
            <text:p>2547375162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8" table:style-name="ce3">
            <text:p>2628</text:p>
          </table:table-cell>
          <table:table-cell office:value-type="float" office:value="254725091364" table:style-name="ce7">
            <text:p>2547250913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29" table:style-name="ce3">
            <text:p>2629</text:p>
          </table:table-cell>
          <table:table-cell office:value-type="float" office:value="254711770253" table:style-name="ce7">
            <text:p>2547117702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0" table:style-name="ce3">
            <text:p>2630</text:p>
          </table:table-cell>
          <table:table-cell office:value-type="float" office:value="254723580165" table:style-name="ce7">
            <text:p>2547235801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1" table:style-name="ce3">
            <text:p>2631</text:p>
          </table:table-cell>
          <table:table-cell office:value-type="float" office:value="254702441412" table:style-name="ce7">
            <text:p>2547024414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2" table:style-name="ce3">
            <text:p>2632</text:p>
          </table:table-cell>
          <table:table-cell office:value-type="float" office:value="254700739359" table:style-name="ce7">
            <text:p>254700739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3" table:style-name="ce3">
            <text:p>2633</text:p>
          </table:table-cell>
          <table:table-cell office:value-type="float" office:value="254721324744" table:style-name="ce7">
            <text:p>2547213247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4" table:style-name="ce3">
            <text:p>2634</text:p>
          </table:table-cell>
          <table:table-cell office:value-type="float" office:value="254723936080" table:style-name="ce7">
            <text:p>2547239360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5" table:style-name="ce3">
            <text:p>2635</text:p>
          </table:table-cell>
          <table:table-cell office:value-type="float" office:value="254748871307" table:style-name="ce7">
            <text:p>2547488713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6" table:style-name="ce3">
            <text:p>2636</text:p>
          </table:table-cell>
          <table:table-cell office:value-type="float" office:value="254724504506" table:style-name="ce7">
            <text:p>2547245045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7" table:style-name="ce3">
            <text:p>2637</text:p>
          </table:table-cell>
          <table:table-cell office:value-type="float" office:value="254720281910" table:style-name="ce7">
            <text:p>2547202819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8" table:style-name="ce3">
            <text:p>2638</text:p>
          </table:table-cell>
          <table:table-cell office:value-type="float" office:value="254728075908" table:style-name="ce7">
            <text:p>2547280759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39" table:style-name="ce3">
            <text:p>2639</text:p>
          </table:table-cell>
          <table:table-cell office:value-type="float" office:value="254720087347" table:style-name="ce7">
            <text:p>2547200873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0" table:style-name="ce3">
            <text:p>2640</text:p>
          </table:table-cell>
          <table:table-cell office:value-type="float" office:value="254773918124" table:style-name="ce7">
            <text:p>2547739181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1" table:style-name="ce3">
            <text:p>2641</text:p>
          </table:table-cell>
          <table:table-cell office:value-type="float" office:value="254753101002" table:style-name="ce7">
            <text:p>2547531010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2" table:style-name="ce3">
            <text:p>2642</text:p>
          </table:table-cell>
          <table:table-cell office:value-type="float" office:value="254728780712" table:style-name="ce7">
            <text:p>2547287807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3" table:style-name="ce3">
            <text:p>2643</text:p>
          </table:table-cell>
          <table:table-cell office:value-type="float" office:value="254707276004" table:style-name="ce7">
            <text:p>254707276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4" table:style-name="ce3">
            <text:p>2644</text:p>
          </table:table-cell>
          <table:table-cell office:value-type="float" office:value="254720858449" table:style-name="ce7">
            <text:p>2547208584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5" table:style-name="ce3">
            <text:p>2645</text:p>
          </table:table-cell>
          <table:table-cell office:value-type="float" office:value="254722481451" table:style-name="ce7">
            <text:p>2547224814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6" table:style-name="ce3">
            <text:p>2646</text:p>
          </table:table-cell>
          <table:table-cell office:value-type="float" office:value="254722932014" table:style-name="ce7">
            <text:p>2547229320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7" table:style-name="ce3">
            <text:p>2647</text:p>
          </table:table-cell>
          <table:table-cell office:value-type="float" office:value="254724243274" table:style-name="ce7">
            <text:p>2547242432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8" table:style-name="ce3">
            <text:p>2648</text:p>
          </table:table-cell>
          <table:table-cell office:value-type="float" office:value="254717094862" table:style-name="ce7">
            <text:p>2547170948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49" table:style-name="ce3">
            <text:p>2649</text:p>
          </table:table-cell>
          <table:table-cell office:value-type="float" office:value="254722325475" table:style-name="ce7">
            <text:p>2547223254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0" table:style-name="ce3">
            <text:p>2650</text:p>
          </table:table-cell>
          <table:table-cell office:value-type="float" office:value="254721864342" table:style-name="ce7">
            <text:p>2547218643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1" table:style-name="ce3">
            <text:p>2651</text:p>
          </table:table-cell>
          <table:table-cell office:value-type="float" office:value="254728265075" table:style-name="ce7">
            <text:p>2547282650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2" table:style-name="ce3">
            <text:p>2652</text:p>
          </table:table-cell>
          <table:table-cell office:value-type="float" office:value="254722356693" table:style-name="ce7">
            <text:p>2547223566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3" table:style-name="ce3">
            <text:p>2653</text:p>
          </table:table-cell>
          <table:table-cell office:value-type="float" office:value="254723258494" table:style-name="ce7">
            <text:p>2547232584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4" table:style-name="ce3">
            <text:p>2654</text:p>
          </table:table-cell>
          <table:table-cell office:value-type="float" office:value="254721942973" table:style-name="ce7">
            <text:p>2547219429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5" table:style-name="ce3">
            <text:p>2655</text:p>
          </table:table-cell>
          <table:table-cell office:value-type="float" office:value="254721263332" table:style-name="ce7">
            <text:p>2547212633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6" table:style-name="ce3">
            <text:p>2656</text:p>
          </table:table-cell>
          <table:table-cell office:value-type="float" office:value="254723064222" table:style-name="ce7">
            <text:p>254723064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7" table:style-name="ce3">
            <text:p>2657</text:p>
          </table:table-cell>
          <table:table-cell office:value-type="float" office:value="254722705775" table:style-name="ce7">
            <text:p>2547227057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8" table:style-name="ce3">
            <text:p>2658</text:p>
          </table:table-cell>
          <table:table-cell office:value-type="float" office:value="254721697327" table:style-name="ce7">
            <text:p>2547216973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59" table:style-name="ce3">
            <text:p>2659</text:p>
          </table:table-cell>
          <table:table-cell office:value-type="float" office:value="254722555001" table:style-name="ce7">
            <text:p>2547225550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0" table:style-name="ce3">
            <text:p>2660</text:p>
          </table:table-cell>
          <table:table-cell office:value-type="float" office:value="254718052186" table:style-name="ce7">
            <text:p>2547180521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1" table:style-name="ce3">
            <text:p>2661</text:p>
          </table:table-cell>
          <table:table-cell office:value-type="float" office:value="254722519199" table:style-name="ce7">
            <text:p>2547225191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2" table:style-name="ce3">
            <text:p>2662</text:p>
          </table:table-cell>
          <table:table-cell office:value-type="float" office:value="254722412869" table:style-name="ce7">
            <text:p>2547224128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3" table:style-name="ce3">
            <text:p>2663</text:p>
          </table:table-cell>
          <table:table-cell office:value-type="float" office:value="254727767190" table:style-name="ce7">
            <text:p>2547277671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4" table:style-name="ce3">
            <text:p>2664</text:p>
          </table:table-cell>
          <table:table-cell office:value-type="float" office:value="254720086363" table:style-name="ce7">
            <text:p>2547200863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5" table:style-name="ce3">
            <text:p>2665</text:p>
          </table:table-cell>
          <table:table-cell office:value-type="float" office:value="254722295655" table:style-name="ce7">
            <text:p>2547222956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6" table:style-name="ce3">
            <text:p>2666</text:p>
          </table:table-cell>
          <table:table-cell office:value-type="float" office:value="254724471080" table:style-name="ce7">
            <text:p>2547244710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7" table:style-name="ce3">
            <text:p>2667</text:p>
          </table:table-cell>
          <table:table-cell office:value-type="float" office:value="254714692448" table:style-name="ce7">
            <text:p>2547146924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8" table:style-name="ce3">
            <text:p>2668</text:p>
          </table:table-cell>
          <table:table-cell office:value-type="float" office:value="254702949911" table:style-name="ce7">
            <text:p>2547029499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69" table:style-name="ce3">
            <text:p>2669</text:p>
          </table:table-cell>
          <table:table-cell office:value-type="float" office:value="254780305509" table:style-name="ce7">
            <text:p>2547803055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0" table:style-name="ce3">
            <text:p>2670</text:p>
          </table:table-cell>
          <table:table-cell office:value-type="float" office:value="254722558891" table:style-name="ce7">
            <text:p>2547225588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1" table:style-name="ce3">
            <text:p>2671</text:p>
          </table:table-cell>
          <table:table-cell office:value-type="float" office:value="254721366124" table:style-name="ce7">
            <text:p>2547213661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2" table:style-name="ce3">
            <text:p>2672</text:p>
          </table:table-cell>
          <table:table-cell office:value-type="float" office:value="254727430151" table:style-name="ce7">
            <text:p>2547274301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3" table:style-name="ce3">
            <text:p>2673</text:p>
          </table:table-cell>
          <table:table-cell office:value-type="float" office:value="254726954171" table:style-name="ce7">
            <text:p>2547269541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4" table:style-name="ce3">
            <text:p>2674</text:p>
          </table:table-cell>
          <table:table-cell office:value-type="float" office:value="254723538680" table:style-name="ce7">
            <text:p>2547235386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5" table:style-name="ce3">
            <text:p>2675</text:p>
          </table:table-cell>
          <table:table-cell office:value-type="float" office:value="254721795879" table:style-name="ce7">
            <text:p>2547217958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6" table:style-name="ce3">
            <text:p>2676</text:p>
          </table:table-cell>
          <table:table-cell office:value-type="float" office:value="254739033330" table:style-name="ce7">
            <text:p>2547390333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7" table:style-name="ce3">
            <text:p>2677</text:p>
          </table:table-cell>
          <table:table-cell office:value-type="float" office:value="254728651324" table:style-name="ce7">
            <text:p>2547286513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8" table:style-name="ce3">
            <text:p>2678</text:p>
          </table:table-cell>
          <table:table-cell office:value-type="float" office:value="254720419222" table:style-name="ce7">
            <text:p>254720419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79" table:style-name="ce3">
            <text:p>2679</text:p>
          </table:table-cell>
          <table:table-cell office:value-type="float" office:value="254720555600" table:style-name="ce7">
            <text:p>2547205556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0" table:style-name="ce3">
            <text:p>2680</text:p>
          </table:table-cell>
          <table:table-cell office:value-type="float" office:value="254724712516" table:style-name="ce7">
            <text:p>2547247125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1" table:style-name="ce3">
            <text:p>2681</text:p>
          </table:table-cell>
          <table:table-cell office:value-type="float" office:value="254711329579" table:style-name="ce7">
            <text:p>2547113295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2" table:style-name="ce3">
            <text:p>2682</text:p>
          </table:table-cell>
          <table:table-cell office:value-type="float" office:value="254715875374" table:style-name="ce7">
            <text:p>2547158753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3" table:style-name="ce3">
            <text:p>2683</text:p>
          </table:table-cell>
          <table:table-cell office:value-type="float" office:value="254702885645" table:style-name="ce7">
            <text:p>2547028856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4" table:style-name="ce3">
            <text:p>2684</text:p>
          </table:table-cell>
          <table:table-cell office:value-type="float" office:value="254722578828" table:style-name="ce7">
            <text:p>2547225788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5" table:style-name="ce3">
            <text:p>2685</text:p>
          </table:table-cell>
          <table:table-cell office:value-type="float" office:value="254715509222" table:style-name="ce7">
            <text:p>254715509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6" table:style-name="ce3">
            <text:p>2686</text:p>
          </table:table-cell>
          <table:table-cell office:value-type="float" office:value="254723786521" table:style-name="ce7">
            <text:p>2547237865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7" table:style-name="ce3">
            <text:p>2687</text:p>
          </table:table-cell>
          <table:table-cell office:value-type="float" office:value="254710283314" table:style-name="ce7">
            <text:p>2547102833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8" table:style-name="ce3">
            <text:p>2688</text:p>
          </table:table-cell>
          <table:table-cell office:value-type="float" office:value="254768186361" table:style-name="ce7">
            <text:p>2547681863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89" table:style-name="ce3">
            <text:p>2689</text:p>
          </table:table-cell>
          <table:table-cell office:value-type="float" office:value="254722366567" table:style-name="ce7">
            <text:p>2547223665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0" table:style-name="ce3">
            <text:p>2690</text:p>
          </table:table-cell>
          <table:table-cell office:value-type="float" office:value="254723371539" table:style-name="ce7">
            <text:p>2547233715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1" table:style-name="ce3">
            <text:p>2691</text:p>
          </table:table-cell>
          <table:table-cell office:value-type="float" office:value="254708270398" table:style-name="ce7">
            <text:p>2547082703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2" table:style-name="ce3">
            <text:p>2692</text:p>
          </table:table-cell>
          <table:table-cell office:value-type="float" office:value="254721924750" table:style-name="ce7">
            <text:p>2547219247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3" table:style-name="ce3">
            <text:p>2693</text:p>
          </table:table-cell>
          <table:table-cell office:value-type="float" office:value="254720298238" table:style-name="ce7">
            <text:p>2547202982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4" table:style-name="ce3">
            <text:p>2694</text:p>
          </table:table-cell>
          <table:table-cell office:value-type="float" office:value="254721461341" table:style-name="ce7">
            <text:p>2547214613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5" table:style-name="ce3">
            <text:p>2695</text:p>
          </table:table-cell>
          <table:table-cell office:value-type="float" office:value="254728938388" table:style-name="ce7">
            <text:p>2547289383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6" table:style-name="ce3">
            <text:p>2696</text:p>
          </table:table-cell>
          <table:table-cell office:value-type="float" office:value="254722751336" table:style-name="ce7">
            <text:p>254722751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7" table:style-name="ce3">
            <text:p>2697</text:p>
          </table:table-cell>
          <table:table-cell office:value-type="float" office:value="254726673768" table:style-name="ce7">
            <text:p>2547266737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8" table:style-name="ce3">
            <text:p>2698</text:p>
          </table:table-cell>
          <table:table-cell office:value-type="float" office:value="254702986983" table:style-name="ce7">
            <text:p>2547029869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699" table:style-name="ce3">
            <text:p>2699</text:p>
          </table:table-cell>
          <table:table-cell office:value-type="float" office:value="254722910083" table:style-name="ce7">
            <text:p>2547229100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0" table:style-name="ce3">
            <text:p>2700</text:p>
          </table:table-cell>
          <table:table-cell office:value-type="float" office:value="254722967991" table:style-name="ce7">
            <text:p>2547229679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1" table:style-name="ce3">
            <text:p>2701</text:p>
          </table:table-cell>
          <table:table-cell office:value-type="float" office:value="254723686588" table:style-name="ce7">
            <text:p>2547236865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2" table:style-name="ce3">
            <text:p>2702</text:p>
          </table:table-cell>
          <table:table-cell office:value-type="float" office:value="254703206765" table:style-name="ce7">
            <text:p>2547032067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3" table:style-name="ce3">
            <text:p>2703</text:p>
          </table:table-cell>
          <table:table-cell office:value-type="float" office:value="254717070259" table:style-name="ce7">
            <text:p>2547170702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4" table:style-name="ce3">
            <text:p>2704</text:p>
          </table:table-cell>
          <table:table-cell office:value-type="float" office:value="254723346669" table:style-name="ce7">
            <text:p>2547233466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5" table:style-name="ce3">
            <text:p>2705</text:p>
          </table:table-cell>
          <table:table-cell office:value-type="float" office:value="254743801688" table:style-name="ce7">
            <text:p>2547438016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6" table:style-name="ce3">
            <text:p>2706</text:p>
          </table:table-cell>
          <table:table-cell office:value-type="float" office:value="254721528398" table:style-name="ce7">
            <text:p>2547215283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7" table:style-name="ce3">
            <text:p>2707</text:p>
          </table:table-cell>
          <table:table-cell office:value-type="float" office:value="254721496686" table:style-name="ce7">
            <text:p>2547214966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8" table:style-name="ce3">
            <text:p>2708</text:p>
          </table:table-cell>
          <table:table-cell office:value-type="float" office:value="254723998217" table:style-name="ce7">
            <text:p>2547239982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09" table:style-name="ce3">
            <text:p>2709</text:p>
          </table:table-cell>
          <table:table-cell office:value-type="float" office:value="254722991556" table:style-name="ce7">
            <text:p>2547229915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0" table:style-name="ce3">
            <text:p>2710</text:p>
          </table:table-cell>
          <table:table-cell office:value-type="float" office:value="254711368561" table:style-name="ce7">
            <text:p>2547113685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1" table:style-name="ce3">
            <text:p>2711</text:p>
          </table:table-cell>
          <table:table-cell office:value-type="float" office:value="254721498144" table:style-name="ce7">
            <text:p>2547214981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2" table:style-name="ce3">
            <text:p>2712</text:p>
          </table:table-cell>
          <table:table-cell office:value-type="float" office:value="254725631640" table:style-name="ce7">
            <text:p>2547256316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3" table:style-name="ce3">
            <text:p>2713</text:p>
          </table:table-cell>
          <table:table-cell office:value-type="float" office:value="254716426880" table:style-name="ce7">
            <text:p>2547164268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4" table:style-name="ce3">
            <text:p>2714</text:p>
          </table:table-cell>
          <table:table-cell office:value-type="float" office:value="254790881447" table:style-name="ce7">
            <text:p>2547908814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5" table:style-name="ce3">
            <text:p>2715</text:p>
          </table:table-cell>
          <table:table-cell office:value-type="float" office:value="254714155674" table:style-name="ce11">
            <text:p>2547141556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6" table:style-name="ce3">
            <text:p>2716</text:p>
          </table:table-cell>
          <table:table-cell office:value-type="float" office:value="254721845930" table:style-name="ce7">
            <text:p>2547218459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7" table:style-name="ce3">
            <text:p>2717</text:p>
          </table:table-cell>
          <table:table-cell office:value-type="float" office:value="254729922641" table:style-name="ce7">
            <text:p>2547299226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8" table:style-name="ce3">
            <text:p>2718</text:p>
          </table:table-cell>
          <table:table-cell office:value-type="float" office:value="254725986589" table:style-name="ce7">
            <text:p>2547259865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19" table:style-name="ce3">
            <text:p>2719</text:p>
          </table:table-cell>
          <table:table-cell office:value-type="float" office:value="254729732927" table:style-name="ce7">
            <text:p>2547297329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0" table:style-name="ce3">
            <text:p>2720</text:p>
          </table:table-cell>
          <table:table-cell office:value-type="float" office:value="254727667000" table:style-name="ce7">
            <text:p>254727667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1" table:style-name="ce3">
            <text:p>2721</text:p>
          </table:table-cell>
          <table:table-cell office:value-type="float" office:value="254704440218" table:style-name="ce7">
            <text:p>2547044402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2" table:style-name="ce3">
            <text:p>2722</text:p>
          </table:table-cell>
          <table:table-cell office:value-type="float" office:value="254719549454" table:style-name="ce7">
            <text:p>2547195494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3" table:style-name="ce3">
            <text:p>2723</text:p>
          </table:table-cell>
          <table:table-cell office:value-type="float" office:value="254719549494" table:style-name="ce7">
            <text:p>2547195494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4" table:style-name="ce3">
            <text:p>2724</text:p>
          </table:table-cell>
          <table:table-cell office:value-type="float" office:value="254719705088" table:style-name="ce7">
            <text:p>2547197050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5" table:style-name="ce3">
            <text:p>2725</text:p>
          </table:table-cell>
          <table:table-cell office:value-type="float" office:value="254742250220" table:style-name="ce7">
            <text:p>2547422502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6" table:style-name="ce3">
            <text:p>2726</text:p>
          </table:table-cell>
          <table:table-cell office:value-type="float" office:value="254714524965" table:style-name="ce7">
            <text:p>2547145249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7" table:style-name="ce3">
            <text:p>2727</text:p>
          </table:table-cell>
          <table:table-cell office:value-type="float" office:value="254716679065" table:style-name="ce7">
            <text:p>2547166790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8" table:style-name="ce3">
            <text:p>2728</text:p>
          </table:table-cell>
          <table:table-cell office:value-type="float" office:value="254713137389" table:style-name="ce7">
            <text:p>2547131373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29" table:style-name="ce3">
            <text:p>2729</text:p>
          </table:table-cell>
          <table:table-cell office:value-type="float" office:value="254726530186" table:style-name="ce7">
            <text:p>2547265301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0" table:style-name="ce3">
            <text:p>2730</text:p>
          </table:table-cell>
          <table:table-cell office:value-type="float" office:value="254726300246" table:style-name="ce7">
            <text:p>2547263002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1" table:style-name="ce3">
            <text:p>2731</text:p>
          </table:table-cell>
          <table:table-cell office:value-type="float" office:value="254714057891" table:style-name="ce7">
            <text:p>2547140578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2" table:style-name="ce3">
            <text:p>2732</text:p>
          </table:table-cell>
          <table:table-cell office:value-type="float" office:value="254706250288" table:style-name="ce7">
            <text:p>2547062502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3" table:style-name="ce3">
            <text:p>2733</text:p>
          </table:table-cell>
          <table:table-cell office:value-type="float" office:value="254722980707" table:style-name="ce7">
            <text:p>2547229807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4" table:style-name="ce3">
            <text:p>2734</text:p>
          </table:table-cell>
          <table:table-cell office:value-type="float" office:value="254768734520" table:style-name="ce7">
            <text:p>2547687345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5" table:style-name="ce3">
            <text:p>2735</text:p>
          </table:table-cell>
          <table:table-cell office:value-type="float" office:value="254721214398" table:style-name="ce7">
            <text:p>2547212143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6" table:style-name="ce3">
            <text:p>2736</text:p>
          </table:table-cell>
          <table:table-cell office:value-type="float" office:value="254720289900" table:style-name="ce7">
            <text:p>2547202899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7" table:style-name="ce3">
            <text:p>2737</text:p>
          </table:table-cell>
          <table:table-cell office:value-type="float" office:value="254721240630" table:style-name="ce7">
            <text:p>2547212406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8" table:style-name="ce3">
            <text:p>2738</text:p>
          </table:table-cell>
          <table:table-cell office:value-type="float" office:value="254705123129" table:style-name="ce7">
            <text:p>2547051231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39" table:style-name="ce3">
            <text:p>2739</text:p>
          </table:table-cell>
          <table:table-cell office:value-type="float" office:value="254114839460" table:style-name="ce7">
            <text:p>2541148394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0" table:style-name="ce3">
            <text:p>2740</text:p>
          </table:table-cell>
          <table:table-cell office:value-type="float" office:value="254706849607" table:style-name="ce7">
            <text:p>2547068496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1" table:style-name="ce3">
            <text:p>2741</text:p>
          </table:table-cell>
          <table:table-cell office:value-type="float" office:value="254725800322" table:style-name="ce7">
            <text:p>2547258003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2" table:style-name="ce3">
            <text:p>2742</text:p>
          </table:table-cell>
          <table:table-cell office:value-type="float" office:value="254723409157" table:style-name="ce7">
            <text:p>2547234091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3" table:style-name="ce3">
            <text:p>2743</text:p>
          </table:table-cell>
          <table:table-cell office:value-type="float" office:value="254707835558" table:style-name="ce7">
            <text:p>2547078355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4" table:style-name="ce3">
            <text:p>2744</text:p>
          </table:table-cell>
          <table:table-cell office:value-type="float" office:value="254724834081" table:style-name="ce7">
            <text:p>2547248340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5" table:style-name="ce3">
            <text:p>2745</text:p>
          </table:table-cell>
          <table:table-cell office:value-type="float" office:value="254711517609" table:style-name="ce7">
            <text:p>2547115176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6" table:style-name="ce3">
            <text:p>2746</text:p>
          </table:table-cell>
          <table:table-cell office:value-type="float" office:value="254722475272" table:style-name="ce7">
            <text:p>2547224752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7" table:style-name="ce3">
            <text:p>2747</text:p>
          </table:table-cell>
          <table:table-cell office:value-type="float" office:value="254799991888" table:style-name="ce7">
            <text:p>254799991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8" table:style-name="ce3">
            <text:p>2748</text:p>
          </table:table-cell>
          <table:table-cell office:value-type="float" office:value="254701447135" table:style-name="ce7">
            <text:p>2547014471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49" table:style-name="ce3">
            <text:p>2749</text:p>
          </table:table-cell>
          <table:table-cell office:value-type="float" office:value="254700745925" table:style-name="ce7">
            <text:p>2547007459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0" table:style-name="ce3">
            <text:p>2750</text:p>
          </table:table-cell>
          <table:table-cell office:value-type="float" office:value="254707087982" table:style-name="ce7">
            <text:p>2547070879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1" table:style-name="ce3">
            <text:p>2751</text:p>
          </table:table-cell>
          <table:table-cell office:value-type="float" office:value="254722978107" table:style-name="ce7">
            <text:p>2547229781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2" table:style-name="ce3">
            <text:p>2752</text:p>
          </table:table-cell>
          <table:table-cell office:value-type="float" office:value="254722711408" table:style-name="ce7">
            <text:p>2547227114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3" table:style-name="ce3">
            <text:p>2753</text:p>
          </table:table-cell>
          <table:table-cell office:value-type="float" office:value="254715841743" table:style-name="ce7">
            <text:p>2547158417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4" table:style-name="ce3">
            <text:p>2754</text:p>
          </table:table-cell>
          <table:table-cell office:value-type="float" office:value="254114927867" table:style-name="ce7">
            <text:p>2541149278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5" table:style-name="ce3">
            <text:p>2755</text:p>
          </table:table-cell>
          <table:table-cell office:value-type="float" office:value="254720523567" table:style-name="ce7">
            <text:p>2547205235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6" table:style-name="ce3">
            <text:p>2756</text:p>
          </table:table-cell>
          <table:table-cell office:value-type="float" office:value="254711453537" table:style-name="ce7">
            <text:p>2547114535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7" table:style-name="ce3">
            <text:p>2757</text:p>
          </table:table-cell>
          <table:table-cell office:value-type="float" office:value="254724255376" table:style-name="ce7">
            <text:p>2547242553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8" table:style-name="ce3">
            <text:p>2758</text:p>
          </table:table-cell>
          <table:table-cell office:value-type="float" office:value="254721642631" table:style-name="ce7">
            <text:p>2547216426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59" table:style-name="ce3">
            <text:p>2759</text:p>
          </table:table-cell>
          <table:table-cell office:value-type="float" office:value="254721416656" table:style-name="ce7">
            <text:p>2547214166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0" table:style-name="ce3">
            <text:p>2760</text:p>
          </table:table-cell>
          <table:table-cell office:value-type="float" office:value="254717882711" table:style-name="ce7">
            <text:p>2547178827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1" table:style-name="ce3">
            <text:p>2761</text:p>
          </table:table-cell>
          <table:table-cell office:value-type="float" office:value="254700264627" table:style-name="ce7">
            <text:p>2547002646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2" table:style-name="ce3">
            <text:p>2762</text:p>
          </table:table-cell>
          <table:table-cell office:value-type="float" office:value="254722497402" table:style-name="ce7">
            <text:p>2547224974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3" table:style-name="ce3">
            <text:p>2763</text:p>
          </table:table-cell>
          <table:table-cell office:value-type="float" office:value="254723915203" table:style-name="ce7">
            <text:p>254723915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4" table:style-name="ce3">
            <text:p>2764</text:p>
          </table:table-cell>
          <table:table-cell office:value-type="float" office:value="254721598432" table:style-name="ce7">
            <text:p>2547215984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5" table:style-name="ce3">
            <text:p>2765</text:p>
          </table:table-cell>
          <table:table-cell office:value-type="float" office:value="254741975255" table:style-name="ce7">
            <text:p>2547419752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6" table:style-name="ce3">
            <text:p>2766</text:p>
          </table:table-cell>
          <table:table-cell office:value-type="float" office:value="254722625329" table:style-name="ce7">
            <text:p>2547226253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7" table:style-name="ce3">
            <text:p>2767</text:p>
          </table:table-cell>
          <table:table-cell office:value-type="float" office:value="254708301191" table:style-name="ce7">
            <text:p>254708301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8" table:style-name="ce3">
            <text:p>2768</text:p>
          </table:table-cell>
          <table:table-cell office:value-type="float" office:value="254726443322" table:style-name="ce7">
            <text:p>2547264433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69" table:style-name="ce3">
            <text:p>2769</text:p>
          </table:table-cell>
          <table:table-cell office:value-type="float" office:value="254722747507" table:style-name="ce7">
            <text:p>2547227475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0" table:style-name="ce3">
            <text:p>2770</text:p>
          </table:table-cell>
          <table:table-cell office:value-type="float" office:value="254722222391" table:style-name="ce7">
            <text:p>2547222223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1" table:style-name="ce3">
            <text:p>2771</text:p>
          </table:table-cell>
          <table:table-cell office:value-type="float" office:value="254715424888" table:style-name="ce7">
            <text:p>254715424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2" table:style-name="ce3">
            <text:p>2772</text:p>
          </table:table-cell>
          <table:table-cell office:value-type="float" office:value="254728303003" table:style-name="ce7">
            <text:p>2547283030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3" table:style-name="ce3">
            <text:p>2773</text:p>
          </table:table-cell>
          <table:table-cell office:value-type="float" office:value="254719155573" table:style-name="ce7">
            <text:p>2547191555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4" table:style-name="ce3">
            <text:p>2774</text:p>
          </table:table-cell>
          <table:table-cell office:value-type="float" office:value="254745402553" table:style-name="ce7">
            <text:p>2547454025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5" table:style-name="ce3">
            <text:p>2775</text:p>
          </table:table-cell>
          <table:table-cell office:value-type="float" office:value="254720653755" table:style-name="ce7">
            <text:p>2547206537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6" table:style-name="ce3">
            <text:p>2776</text:p>
          </table:table-cell>
          <table:table-cell office:value-type="float" office:value="254797746777" table:style-name="ce7">
            <text:p>254797746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7" table:style-name="ce3">
            <text:p>2777</text:p>
          </table:table-cell>
          <table:table-cell office:value-type="float" office:value="254722801435" table:style-name="ce7">
            <text:p>2547228014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8" table:style-name="ce3">
            <text:p>2778</text:p>
          </table:table-cell>
          <table:table-cell office:value-type="float" office:value="254721175146" table:style-name="ce7">
            <text:p>2547211751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79" table:style-name="ce3">
            <text:p>2779</text:p>
          </table:table-cell>
          <table:table-cell office:value-type="float" office:value="254704168634" table:style-name="ce7">
            <text:p>2547041686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0" table:style-name="ce3">
            <text:p>2780</text:p>
          </table:table-cell>
          <table:table-cell office:value-type="float" office:value="254724045471" table:style-name="ce7">
            <text:p>2547240454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1" table:style-name="ce3">
            <text:p>2781</text:p>
          </table:table-cell>
          <table:table-cell office:value-type="float" office:value="254722651597" table:style-name="ce7">
            <text:p>2547226515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2" table:style-name="ce3">
            <text:p>2782</text:p>
          </table:table-cell>
          <table:table-cell office:value-type="float" office:value="254748388102" table:style-name="ce7">
            <text:p>2547483881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3" table:style-name="ce3">
            <text:p>2783</text:p>
          </table:table-cell>
          <table:table-cell office:value-type="float" office:value="254721237134" table:style-name="ce7">
            <text:p>2547212371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4" table:style-name="ce3">
            <text:p>2784</text:p>
          </table:table-cell>
          <table:table-cell office:value-type="float" office:value="254722886710" table:style-name="ce7">
            <text:p>2547228867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5" table:style-name="ce3">
            <text:p>2785</text:p>
          </table:table-cell>
          <table:table-cell office:value-type="float" office:value="254702363657" table:style-name="ce7">
            <text:p>2547023636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6" table:style-name="ce3">
            <text:p>2786</text:p>
          </table:table-cell>
          <table:table-cell office:value-type="float" office:value="254702220663" table:style-name="ce7">
            <text:p>2547022206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7" table:style-name="ce3">
            <text:p>2787</text:p>
          </table:table-cell>
          <table:table-cell office:value-type="float" office:value="254112808660" table:style-name="ce7">
            <text:p>2541128086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8" table:style-name="ce3">
            <text:p>2788</text:p>
          </table:table-cell>
          <table:table-cell office:value-type="float" office:value="254715476341" table:style-name="ce7">
            <text:p>2547154763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89" table:style-name="ce3">
            <text:p>2789</text:p>
          </table:table-cell>
          <table:table-cell office:value-type="float" office:value="254722928007" table:style-name="ce7">
            <text:p>254722928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0" table:style-name="ce3">
            <text:p>2790</text:p>
          </table:table-cell>
          <table:table-cell office:value-type="float" office:value="254723238234" table:style-name="ce7">
            <text:p>2547232382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1" table:style-name="ce3">
            <text:p>2791</text:p>
          </table:table-cell>
          <table:table-cell office:value-type="float" office:value="254742199334" table:style-name="ce7">
            <text:p>2547421993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2" table:style-name="ce3">
            <text:p>2792</text:p>
          </table:table-cell>
          <table:table-cell office:value-type="float" office:value="254727721988" table:style-name="ce7">
            <text:p>2547277219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3" table:style-name="ce3">
            <text:p>2793</text:p>
          </table:table-cell>
          <table:table-cell office:value-type="float" office:value="254797482073" table:style-name="ce7">
            <text:p>2547974820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4" table:style-name="ce3">
            <text:p>2794</text:p>
          </table:table-cell>
          <table:table-cell office:value-type="float" office:value="254722793877" table:style-name="ce7">
            <text:p>2547227938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5" table:style-name="ce3">
            <text:p>2795</text:p>
          </table:table-cell>
          <table:table-cell office:value-type="float" office:value="254721505209" table:style-name="ce7">
            <text:p>2547215052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6" table:style-name="ce3">
            <text:p>2796</text:p>
          </table:table-cell>
          <table:table-cell office:value-type="float" office:value="254726444009" table:style-name="ce7">
            <text:p>2547264440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7" table:style-name="ce3">
            <text:p>2797</text:p>
          </table:table-cell>
          <table:table-cell office:value-type="float" office:value="254720250919" table:style-name="ce7">
            <text:p>2547202509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8" table:style-name="ce3">
            <text:p>2798</text:p>
          </table:table-cell>
          <table:table-cell office:value-type="float" office:value="254723251592" table:style-name="ce7">
            <text:p>2547232515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799" table:style-name="ce3">
            <text:p>2799</text:p>
          </table:table-cell>
          <table:table-cell office:value-type="float" office:value="254722466417" table:style-name="ce7">
            <text:p>2547224664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0" table:style-name="ce3">
            <text:p>2800</text:p>
          </table:table-cell>
          <table:table-cell office:value-type="float" office:value="254724300147" table:style-name="ce7">
            <text:p>2547243001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1" table:style-name="ce3">
            <text:p>2801</text:p>
          </table:table-cell>
          <table:table-cell office:value-type="float" office:value="254712572336" table:style-name="ce7">
            <text:p>254712572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2" table:style-name="ce3">
            <text:p>2802</text:p>
          </table:table-cell>
          <table:table-cell office:value-type="float" office:value="254745708470" table:style-name="ce7">
            <text:p>2547457084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3" table:style-name="ce3">
            <text:p>2803</text:p>
          </table:table-cell>
          <table:table-cell office:value-type="float" office:value="254721625140" table:style-name="ce7">
            <text:p>2547216251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4" table:style-name="ce3">
            <text:p>2804</text:p>
          </table:table-cell>
          <table:table-cell office:value-type="float" office:value="254720590445" table:style-name="ce7">
            <text:p>2547205904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5" table:style-name="ce3">
            <text:p>2805</text:p>
          </table:table-cell>
          <table:table-cell office:value-type="float" office:value="254722846929" table:style-name="ce7">
            <text:p>2547228469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6" table:style-name="ce3">
            <text:p>2806</text:p>
          </table:table-cell>
          <table:table-cell office:value-type="float" office:value="254701334484" table:style-name="ce7">
            <text:p>2547013344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7" table:style-name="ce3">
            <text:p>2807</text:p>
          </table:table-cell>
          <table:table-cell office:value-type="float" office:value="254748377981" table:style-name="ce11">
            <text:p>2547483779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8" table:style-name="ce3">
            <text:p>2808</text:p>
          </table:table-cell>
          <table:table-cell office:value-type="float" office:value="254723420452" table:style-name="ce7">
            <text:p>2547234204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09" table:style-name="ce3">
            <text:p>2809</text:p>
          </table:table-cell>
          <table:table-cell office:value-type="float" office:value="254721264436" table:style-name="ce7">
            <text:p>2547212644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0" table:style-name="ce3">
            <text:p>2810</text:p>
          </table:table-cell>
          <table:table-cell office:value-type="float" office:value="254728687627" table:style-name="ce7">
            <text:p>2547286876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1" table:style-name="ce3">
            <text:p>2811</text:p>
          </table:table-cell>
          <table:table-cell office:value-type="float" office:value="254724543724" table:style-name="ce7">
            <text:p>2547245437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2" table:style-name="ce3">
            <text:p>2812</text:p>
          </table:table-cell>
          <table:table-cell office:value-type="float" office:value="254724372304" table:style-name="ce7">
            <text:p>2547243723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3" table:style-name="ce3">
            <text:p>2813</text:p>
          </table:table-cell>
          <table:table-cell office:value-type="float" office:value="254725578695" table:style-name="ce7">
            <text:p>2547255786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4" table:style-name="ce3">
            <text:p>2814</text:p>
          </table:table-cell>
          <table:table-cell office:value-type="float" office:value="254743030986" table:style-name="ce7">
            <text:p>2547430309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5" table:style-name="ce3">
            <text:p>2815</text:p>
          </table:table-cell>
          <table:table-cell office:value-type="float" office:value="254720245558" table:style-name="ce7">
            <text:p>2547202455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6" table:style-name="ce3">
            <text:p>2816</text:p>
          </table:table-cell>
          <table:table-cell office:value-type="float" office:value="254721363740" table:style-name="ce7">
            <text:p>2547213637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7" table:style-name="ce3">
            <text:p>2817</text:p>
          </table:table-cell>
          <table:table-cell office:value-type="float" office:value="254722343989" table:style-name="ce7">
            <text:p>2547223439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8" table:style-name="ce3">
            <text:p>2818</text:p>
          </table:table-cell>
          <table:table-cell office:value-type="float" office:value="254720946062" table:style-name="ce7">
            <text:p>2547209460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19" table:style-name="ce3">
            <text:p>2819</text:p>
          </table:table-cell>
          <table:table-cell office:value-type="float" office:value="254728333838" table:style-name="ce7">
            <text:p>2547283338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0" table:style-name="ce3">
            <text:p>2820</text:p>
          </table:table-cell>
          <table:table-cell office:value-type="float" office:value="254723575679" table:style-name="ce7">
            <text:p>2547235756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1" table:style-name="ce3">
            <text:p>2821</text:p>
          </table:table-cell>
          <table:table-cell office:value-type="float" office:value="254722290645" table:style-name="ce7">
            <text:p>2547222906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2" table:style-name="ce3">
            <text:p>2822</text:p>
          </table:table-cell>
          <table:table-cell office:value-type="float" office:value="254722914357" table:style-name="ce7">
            <text:p>2547229143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3" table:style-name="ce3">
            <text:p>2823</text:p>
          </table:table-cell>
          <table:table-cell office:value-type="float" office:value="254722864164" table:style-name="ce7">
            <text:p>2547228641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4" table:style-name="ce3">
            <text:p>2824</text:p>
          </table:table-cell>
          <table:table-cell office:value-type="float" office:value="254708874170" table:style-name="ce7">
            <text:p>2547088741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5" table:style-name="ce3">
            <text:p>2825</text:p>
          </table:table-cell>
          <table:table-cell office:value-type="float" office:value="254720679575" table:style-name="ce7">
            <text:p>2547206795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6" table:style-name="ce3">
            <text:p>2826</text:p>
          </table:table-cell>
          <table:table-cell office:value-type="float" office:value="254722936335" table:style-name="ce7">
            <text:p>2547229363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7" table:style-name="ce3">
            <text:p>2827</text:p>
          </table:table-cell>
          <table:table-cell office:value-type="float" office:value="254724423109" table:style-name="ce7">
            <text:p>2547244231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8" table:style-name="ce3">
            <text:p>2828</text:p>
          </table:table-cell>
          <table:table-cell office:value-type="float" office:value="254796049935" table:style-name="ce7">
            <text:p>2547960499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29" table:style-name="ce3">
            <text:p>2829</text:p>
          </table:table-cell>
          <table:table-cell office:value-type="float" office:value="254702270296" table:style-name="ce7">
            <text:p>2547022702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0" table:style-name="ce3">
            <text:p>2830</text:p>
          </table:table-cell>
          <table:table-cell office:value-type="float" office:value="254704661108" table:style-name="ce7">
            <text:p>2547046611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1" table:style-name="ce3">
            <text:p>2831</text:p>
          </table:table-cell>
          <table:table-cell office:value-type="float" office:value="254722741128" table:style-name="ce7">
            <text:p>2547227411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2" table:style-name="ce3">
            <text:p>2832</text:p>
          </table:table-cell>
          <table:table-cell office:value-type="float" office:value="254728094529" table:style-name="ce7">
            <text:p>2547280945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3" table:style-name="ce3">
            <text:p>2833</text:p>
          </table:table-cell>
          <table:table-cell office:value-type="float" office:value="254722333636" table:style-name="ce7">
            <text:p>2547223336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4" table:style-name="ce3">
            <text:p>2834</text:p>
          </table:table-cell>
          <table:table-cell office:value-type="float" office:value="254723108700" table:style-name="ce7">
            <text:p>2547231087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5" table:style-name="ce3">
            <text:p>2835</text:p>
          </table:table-cell>
          <table:table-cell office:value-type="float" office:value="254714817673" table:style-name="ce7">
            <text:p>2547148176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6" table:style-name="ce3">
            <text:p>2836</text:p>
          </table:table-cell>
          <table:table-cell office:value-type="float" office:value="254700336661" table:style-name="ce11">
            <text:p>2547003366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7" table:style-name="ce3">
            <text:p>2837</text:p>
          </table:table-cell>
          <table:table-cell office:value-type="float" office:value="254794744226" table:style-name="ce7">
            <text:p>2547947442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8" table:style-name="ce3">
            <text:p>2838</text:p>
          </table:table-cell>
          <table:table-cell office:value-type="float" office:value="254113993564" table:style-name="ce7">
            <text:p>2541139935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39" table:style-name="ce3">
            <text:p>2839</text:p>
          </table:table-cell>
          <table:table-cell office:value-type="float" office:value="254722346059" table:style-name="ce7">
            <text:p>2547223460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0" table:style-name="ce3">
            <text:p>2840</text:p>
          </table:table-cell>
          <table:table-cell office:value-type="float" office:value="254722723053" table:style-name="ce7">
            <text:p>2547227230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1" table:style-name="ce3">
            <text:p>2841</text:p>
          </table:table-cell>
          <table:table-cell office:value-type="float" office:value="254711492947" table:style-name="ce7">
            <text:p>2547114929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2" table:style-name="ce3">
            <text:p>2842</text:p>
          </table:table-cell>
          <table:table-cell office:value-type="float" office:value="254724721566" table:style-name="ce7">
            <text:p>2547247215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3" table:style-name="ce3">
            <text:p>2843</text:p>
          </table:table-cell>
          <table:table-cell office:value-type="float" office:value="254114774714" table:style-name="ce7">
            <text:p>2541147747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4" table:style-name="ce3">
            <text:p>2844</text:p>
          </table:table-cell>
          <table:table-cell office:value-type="float" office:value="254724980604" table:style-name="ce7">
            <text:p>2547249806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5" table:style-name="ce3">
            <text:p>2845</text:p>
          </table:table-cell>
          <table:table-cell office:value-type="float" office:value="254722518354" table:style-name="ce7">
            <text:p>2547225183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6" table:style-name="ce3">
            <text:p>2846</text:p>
          </table:table-cell>
          <table:table-cell office:value-type="float" office:value="254719646842" table:style-name="ce7">
            <text:p>2547196468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7" table:style-name="ce3">
            <text:p>2847</text:p>
          </table:table-cell>
          <table:table-cell office:value-type="float" office:value="254721601294" table:style-name="ce7">
            <text:p>2547216012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8" table:style-name="ce3">
            <text:p>2848</text:p>
          </table:table-cell>
          <table:table-cell office:value-type="float" office:value="254708946375" table:style-name="ce7">
            <text:p>2547089463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49" table:style-name="ce3">
            <text:p>2849</text:p>
          </table:table-cell>
          <table:table-cell office:value-type="float" office:value="254712605541" table:style-name="ce7">
            <text:p>2547126055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0" table:style-name="ce3">
            <text:p>2850</text:p>
          </table:table-cell>
          <table:table-cell office:value-type="float" office:value="254723040291" table:style-name="ce7">
            <text:p>2547230402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1" table:style-name="ce3">
            <text:p>2851</text:p>
          </table:table-cell>
          <table:table-cell office:value-type="float" office:value="254722755734" table:style-name="ce7">
            <text:p>2547227557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2" table:style-name="ce3">
            <text:p>2852</text:p>
          </table:table-cell>
          <table:table-cell office:value-type="float" office:value="254729696473" table:style-name="ce7">
            <text:p>2547296964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3" table:style-name="ce3">
            <text:p>2853</text:p>
          </table:table-cell>
          <table:table-cell office:value-type="float" office:value="714325810" table:style-name="ce7">
            <text:p>7143258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4" table:style-name="ce3">
            <text:p>2854</text:p>
          </table:table-cell>
          <table:table-cell office:value-type="float" office:value="712044986" table:style-name="ce7">
            <text:p>7120449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5" table:style-name="ce3">
            <text:p>2855</text:p>
          </table:table-cell>
          <table:table-cell office:value-type="float" office:value="707053367" table:style-name="ce7">
            <text:p>7070533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6" table:style-name="ce3">
            <text:p>2856</text:p>
          </table:table-cell>
          <table:table-cell office:value-type="float" office:value="796298875" table:style-name="ce7">
            <text:p>7962988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7" table:style-name="ce3">
            <text:p>2857</text:p>
          </table:table-cell>
          <table:table-cell office:value-type="float" office:value="720717488" table:style-name="ce7">
            <text:p>7207174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8" table:style-name="ce3">
            <text:p>2858</text:p>
          </table:table-cell>
          <table:table-cell office:value-type="float" office:value="727415899" table:style-name="ce7">
            <text:p>7274158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59" table:style-name="ce3">
            <text:p>2859</text:p>
          </table:table-cell>
          <table:table-cell office:value-type="float" office:value="703862342" table:style-name="ce7">
            <text:p>7038623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0" table:style-name="ce3">
            <text:p>2860</text:p>
          </table:table-cell>
          <table:table-cell office:value-type="float" office:value="710615796" table:style-name="ce7">
            <text:p>7106157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1" table:style-name="ce3">
            <text:p>2861</text:p>
          </table:table-cell>
          <table:table-cell office:value-type="float" office:value="799767086" table:style-name="ce7">
            <text:p>7997670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2" table:style-name="ce3">
            <text:p>2862</text:p>
          </table:table-cell>
          <table:table-cell office:value-type="float" office:value="722462398" table:style-name="ce7">
            <text:p>7224623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3" table:style-name="ce3">
            <text:p>2863</text:p>
          </table:table-cell>
          <table:table-cell office:value-type="float" office:value="722296856" table:style-name="ce7">
            <text:p>7222968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4" table:style-name="ce3">
            <text:p>2864</text:p>
          </table:table-cell>
          <table:table-cell office:value-type="float" office:value="721571630" table:style-name="ce7">
            <text:p>7215716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5" table:style-name="ce3">
            <text:p>2865</text:p>
          </table:table-cell>
          <table:table-cell office:value-type="float" office:value="728333054" table:style-name="ce7">
            <text:p>7283330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6" table:style-name="ce3">
            <text:p>2866</text:p>
          </table:table-cell>
          <table:table-cell office:value-type="float" office:value="768441611" table:style-name="ce7">
            <text:p>7684416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7" table:style-name="ce3">
            <text:p>2867</text:p>
          </table:table-cell>
          <table:table-cell office:value-type="float" office:value="727113432" table:style-name="ce7">
            <text:p>7271134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8" table:style-name="ce3">
            <text:p>2868</text:p>
          </table:table-cell>
          <table:table-cell office:value-type="float" office:value="720364304" table:style-name="ce7">
            <text:p>7203643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69" table:style-name="ce3">
            <text:p>2869</text:p>
          </table:table-cell>
          <table:table-cell office:value-type="float" office:value="711178793" table:style-name="ce7">
            <text:p>7111787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0" table:style-name="ce3">
            <text:p>2870</text:p>
          </table:table-cell>
          <table:table-cell office:value-type="float" office:value="712413123" table:style-name="ce7">
            <text:p>7124131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1" table:style-name="ce3">
            <text:p>2871</text:p>
          </table:table-cell>
          <table:table-cell office:value-type="float" office:value="115837958" table:style-name="ce7">
            <text:p>1158379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2" table:style-name="ce3">
            <text:p>2872</text:p>
          </table:table-cell>
          <table:table-cell office:value-type="float" office:value="794113613" table:style-name="ce7">
            <text:p>7941136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3" table:style-name="ce3">
            <text:p>2873</text:p>
          </table:table-cell>
          <table:table-cell office:value-type="float" office:value="115580334" table:style-name="ce7">
            <text:p>1155803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4" table:style-name="ce3">
            <text:p>2874</text:p>
          </table:table-cell>
          <table:table-cell office:value-type="float" office:value="717175921" table:style-name="ce7">
            <text:p>7171759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5" table:style-name="ce3">
            <text:p>2875</text:p>
          </table:table-cell>
          <table:table-cell office:value-type="float" office:value="713704098" table:style-name="ce7">
            <text:p>713704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6" table:style-name="ce3">
            <text:p>2876</text:p>
          </table:table-cell>
          <table:table-cell office:value-type="float" office:value="723313833" table:style-name="ce7">
            <text:p>7233138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7" table:style-name="ce3">
            <text:p>2877</text:p>
          </table:table-cell>
          <table:table-cell office:value-type="float" office:value="724814752" table:style-name="ce7">
            <text:p>7248147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8" table:style-name="ce3">
            <text:p>2878</text:p>
          </table:table-cell>
          <table:table-cell office:value-type="float" office:value="713069996" table:style-name="ce7">
            <text:p>7130699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79" table:style-name="ce3">
            <text:p>2879</text:p>
          </table:table-cell>
          <table:table-cell office:value-type="float" office:value="724684075" table:style-name="ce7">
            <text:p>7246840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0" table:style-name="ce3">
            <text:p>2880</text:p>
          </table:table-cell>
          <table:table-cell office:value-type="float" office:value="703140320" table:style-name="ce7">
            <text:p>7031403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1" table:style-name="ce3">
            <text:p>2881</text:p>
          </table:table-cell>
          <table:table-cell office:value-type="float" office:value="759488705" table:style-name="ce7">
            <text:p>7594887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2" table:style-name="ce3">
            <text:p>2882</text:p>
          </table:table-cell>
          <table:table-cell office:value-type="float" office:value="254722205678" table:style-name="ce7">
            <text:p>2547222056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3" table:style-name="ce3">
            <text:p>2883</text:p>
          </table:table-cell>
          <table:table-cell office:value-type="float" office:value="254726488803" table:style-name="ce7">
            <text:p>2547264888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4" table:style-name="ce3">
            <text:p>2884</text:p>
          </table:table-cell>
          <table:table-cell office:value-type="float" office:value="254742346343" table:style-name="ce7">
            <text:p>2547423463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5" table:style-name="ce3">
            <text:p>2885</text:p>
          </table:table-cell>
          <table:table-cell office:value-type="float" office:value="254725335509" table:style-name="ce7">
            <text:p>2547253355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6" table:style-name="ce3">
            <text:p>2886</text:p>
          </table:table-cell>
          <table:table-cell office:value-type="float" office:value="254722727847" table:style-name="ce7">
            <text:p>2547227278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7" table:style-name="ce3">
            <text:p>2887</text:p>
          </table:table-cell>
          <table:table-cell office:value-type="float" office:value="254723026547" table:style-name="ce7">
            <text:p>254723026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8" table:style-name="ce3">
            <text:p>2888</text:p>
          </table:table-cell>
          <table:table-cell office:value-type="float" office:value="254791484823" table:style-name="ce7">
            <text:p>2547914848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89" table:style-name="ce3">
            <text:p>2889</text:p>
          </table:table-cell>
          <table:table-cell office:value-type="float" office:value="254725793946" table:style-name="ce7">
            <text:p>2547257939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0" table:style-name="ce3">
            <text:p>2890</text:p>
          </table:table-cell>
          <table:table-cell office:value-type="float" office:value="254722301082" table:style-name="ce7">
            <text:p>2547223010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1" table:style-name="ce3">
            <text:p>2891</text:p>
          </table:table-cell>
          <table:table-cell office:value-type="float" office:value="254726654624" table:style-name="ce7">
            <text:p>2547266546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2" table:style-name="ce3">
            <text:p>2892</text:p>
          </table:table-cell>
          <table:table-cell office:value-type="float" office:value="254726691956" table:style-name="ce7">
            <text:p>2547266919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3" table:style-name="ce3">
            <text:p>2893</text:p>
          </table:table-cell>
          <table:table-cell office:value-type="float" office:value="254722967777" table:style-name="ce7">
            <text:p>254722967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4" table:style-name="ce3">
            <text:p>2894</text:p>
          </table:table-cell>
          <table:table-cell office:value-type="float" office:value="254722520169" table:style-name="ce7">
            <text:p>2547225201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5" table:style-name="ce3">
            <text:p>2895</text:p>
          </table:table-cell>
          <table:table-cell office:value-type="float" office:value="254722710108" table:style-name="ce7">
            <text:p>2547227101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6" table:style-name="ce3">
            <text:p>2896</text:p>
          </table:table-cell>
          <table:table-cell office:value-type="float" office:value="254711458239" table:style-name="ce7">
            <text:p>2547114582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7" table:style-name="ce3">
            <text:p>2897</text:p>
          </table:table-cell>
          <table:table-cell office:value-type="float" office:value="254713391866" table:style-name="ce7">
            <text:p>2547133918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8" table:style-name="ce3">
            <text:p>2898</text:p>
          </table:table-cell>
          <table:table-cell office:value-type="float" office:value="254723204803" table:style-name="ce7">
            <text:p>2547232048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899" table:style-name="ce3">
            <text:p>2899</text:p>
          </table:table-cell>
          <table:table-cell office:value-type="float" office:value="254707818530" table:style-name="ce7">
            <text:p>2547078185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0" table:style-name="ce3">
            <text:p>2900</text:p>
          </table:table-cell>
          <table:table-cell office:value-type="float" office:value="254722313934" table:style-name="ce7">
            <text:p>2547223139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1" table:style-name="ce3">
            <text:p>2901</text:p>
          </table:table-cell>
          <table:table-cell office:value-type="float" office:value="254720252615" table:style-name="ce7">
            <text:p>2547202526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2" table:style-name="ce3">
            <text:p>2902</text:p>
          </table:table-cell>
          <table:table-cell office:value-type="float" office:value="254716806803" table:style-name="ce7">
            <text:p>2547168068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3" table:style-name="ce3">
            <text:p>2903</text:p>
          </table:table-cell>
          <table:table-cell office:value-type="float" office:value="254721991565" table:style-name="ce7">
            <text:p>2547219915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4" table:style-name="ce3">
            <text:p>2904</text:p>
          </table:table-cell>
          <table:table-cell office:value-type="float" office:value="254722596211" table:style-name="ce7">
            <text:p>2547225962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5" table:style-name="ce3">
            <text:p>2905</text:p>
          </table:table-cell>
          <table:table-cell office:value-type="float" office:value="254722526193" table:style-name="ce7">
            <text:p>2547225261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6" table:style-name="ce3">
            <text:p>2906</text:p>
          </table:table-cell>
          <table:table-cell office:value-type="float" office:value="254725526609" table:style-name="ce7">
            <text:p>2547255266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7" table:style-name="ce3">
            <text:p>2907</text:p>
          </table:table-cell>
          <table:table-cell office:value-type="float" office:value="254722820596" table:style-name="ce7">
            <text:p>2547228205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8" table:style-name="ce3">
            <text:p>2908</text:p>
          </table:table-cell>
          <table:table-cell office:value-type="float" office:value="254725741735" table:style-name="ce7">
            <text:p>2547257417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09" table:style-name="ce3">
            <text:p>2909</text:p>
          </table:table-cell>
          <table:table-cell office:value-type="float" office:value="254729171351" table:style-name="ce7">
            <text:p>2547291713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0" table:style-name="ce3">
            <text:p>2910</text:p>
          </table:table-cell>
          <table:table-cell office:value-type="float" office:value="254717200754" table:style-name="ce7">
            <text:p>2547172007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1" table:style-name="ce3">
            <text:p>2911</text:p>
          </table:table-cell>
          <table:table-cell office:value-type="float" office:value="254708699776" table:style-name="ce7">
            <text:p>2547086997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2" table:style-name="ce3">
            <text:p>2912</text:p>
          </table:table-cell>
          <table:table-cell office:value-type="float" office:value="254721630380" table:style-name="ce7">
            <text:p>2547216303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3" table:style-name="ce3">
            <text:p>2913</text:p>
          </table:table-cell>
          <table:table-cell office:value-type="float" office:value="254721799849" table:style-name="ce7">
            <text:p>2547217998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4" table:style-name="ce3">
            <text:p>2914</text:p>
          </table:table-cell>
          <table:table-cell office:value-type="float" office:value="254702830667" table:style-name="ce7">
            <text:p>2547028306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5" table:style-name="ce3">
            <text:p>2915</text:p>
          </table:table-cell>
          <table:table-cell office:value-type="float" office:value="254710122609" table:style-name="ce7">
            <text:p>2547101226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6" table:style-name="ce3">
            <text:p>2916</text:p>
          </table:table-cell>
          <table:table-cell office:value-type="float" office:value="254709679373" table:style-name="ce7">
            <text:p>2547096793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7" table:style-name="ce3">
            <text:p>2917</text:p>
          </table:table-cell>
          <table:table-cell office:value-type="float" office:value="254727823185" table:style-name="ce7">
            <text:p>2547278231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8" table:style-name="ce3">
            <text:p>2918</text:p>
          </table:table-cell>
          <table:table-cell office:value-type="float" office:value="254722712002" table:style-name="ce7">
            <text:p>2547227120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19" table:style-name="ce3">
            <text:p>2919</text:p>
          </table:table-cell>
          <table:table-cell office:value-type="float" office:value="254759005212" table:style-name="ce7">
            <text:p>2547590052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0" table:style-name="ce3">
            <text:p>2920</text:p>
          </table:table-cell>
          <table:table-cell office:value-type="float" office:value="254724622998" table:style-name="ce7">
            <text:p>2547246229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1" table:style-name="ce3">
            <text:p>2921</text:p>
          </table:table-cell>
          <table:table-cell office:value-type="float" office:value="254789362214" table:style-name="ce7">
            <text:p>2547893622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2" table:style-name="ce3">
            <text:p>2922</text:p>
          </table:table-cell>
          <table:table-cell office:value-type="float" office:value="254705399150" table:style-name="ce7">
            <text:p>2547053991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3" table:style-name="ce3">
            <text:p>2923</text:p>
          </table:table-cell>
          <table:table-cell office:value-type="float" office:value="254722135036" table:style-name="ce7">
            <text:p>2547221350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4" table:style-name="ce3">
            <text:p>2924</text:p>
          </table:table-cell>
          <table:table-cell office:value-type="float" office:value="254721206689" table:style-name="ce7">
            <text:p>2547212066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5" table:style-name="ce3">
            <text:p>2925</text:p>
          </table:table-cell>
          <table:table-cell office:value-type="float" office:value="254704432256" table:style-name="ce7">
            <text:p>2547044322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6" table:style-name="ce3">
            <text:p>2926</text:p>
          </table:table-cell>
          <table:table-cell office:value-type="float" office:value="254715278786" table:style-name="ce7">
            <text:p>2547152787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7" table:style-name="ce3">
            <text:p>2927</text:p>
          </table:table-cell>
          <table:table-cell office:value-type="float" office:value="254720451714" table:style-name="ce7">
            <text:p>2547204517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8" table:style-name="ce3">
            <text:p>2928</text:p>
          </table:table-cell>
          <table:table-cell office:value-type="float" office:value="254707348875" table:style-name="ce7">
            <text:p>2547073488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29" table:style-name="ce3">
            <text:p>2929</text:p>
          </table:table-cell>
          <table:table-cell office:value-type="float" office:value="254737415722" table:style-name="ce7">
            <text:p>2547374157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0" table:style-name="ce3">
            <text:p>2930</text:p>
          </table:table-cell>
          <table:table-cell office:value-type="float" office:value="254713322313" table:style-name="ce7">
            <text:p>2547133223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1" table:style-name="ce3">
            <text:p>2931</text:p>
          </table:table-cell>
          <table:table-cell office:value-type="float" office:value="254721780547" table:style-name="ce7">
            <text:p>254721780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2" table:style-name="ce3">
            <text:p>2932</text:p>
          </table:table-cell>
          <table:table-cell office:value-type="float" office:value="254719565635" table:style-name="ce7">
            <text:p>2547195656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3" table:style-name="ce3">
            <text:p>2933</text:p>
          </table:table-cell>
          <table:table-cell office:value-type="float" office:value="254722667567" table:style-name="ce7">
            <text:p>2547226675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4" table:style-name="ce3">
            <text:p>2934</text:p>
          </table:table-cell>
          <table:table-cell office:value-type="float" office:value="254721433539" table:style-name="ce7">
            <text:p>2547214335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5" table:style-name="ce3">
            <text:p>2935</text:p>
          </table:table-cell>
          <table:table-cell office:value-type="float" office:value="254787796704" table:style-name="ce7">
            <text:p>2547877967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6" table:style-name="ce3">
            <text:p>2936</text:p>
          </table:table-cell>
          <table:table-cell office:value-type="float" office:value="254729853600" table:style-name="ce7">
            <text:p>2547298536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7" table:style-name="ce3">
            <text:p>2937</text:p>
          </table:table-cell>
          <table:table-cell office:value-type="float" office:value="254717048713" table:style-name="ce7">
            <text:p>2547170487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8" table:style-name="ce3">
            <text:p>2938</text:p>
          </table:table-cell>
          <table:table-cell office:value-type="float" office:value="254788167499" table:style-name="ce7">
            <text:p>2547881674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39" table:style-name="ce3">
            <text:p>2939</text:p>
          </table:table-cell>
          <table:table-cell office:value-type="float" office:value="254793572473" table:style-name="ce7">
            <text:p>2547935724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0" table:style-name="ce3">
            <text:p>2940</text:p>
          </table:table-cell>
          <table:table-cell office:value-type="float" office:value="254708431618" table:style-name="ce7">
            <text:p>2547084316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1" table:style-name="ce3">
            <text:p>2941</text:p>
          </table:table-cell>
          <table:table-cell office:value-type="float" office:value="254772831585" table:style-name="ce7">
            <text:p>2547728315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2" table:style-name="ce3">
            <text:p>2942</text:p>
          </table:table-cell>
          <table:table-cell office:value-type="float" office:value="254731048645" table:style-name="ce7">
            <text:p>2547310486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3" table:style-name="ce3">
            <text:p>2943</text:p>
          </table:table-cell>
          <table:table-cell office:value-type="float" office:value="254717988434" table:style-name="ce7">
            <text:p>2547179884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4" table:style-name="ce3">
            <text:p>2944</text:p>
          </table:table-cell>
          <table:table-cell office:value-type="float" office:value="31610707003" table:style-name="ce7">
            <text:p>316107070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5" table:style-name="ce3">
            <text:p>2945</text:p>
          </table:table-cell>
          <table:table-cell office:value-type="float" office:value="254707581855" table:style-name="ce7">
            <text:p>2547075818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6" table:style-name="ce3">
            <text:p>2946</text:p>
          </table:table-cell>
          <table:table-cell office:value-type="float" office:value="254729328477" table:style-name="ce7">
            <text:p>2547293284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7" table:style-name="ce3">
            <text:p>2947</text:p>
          </table:table-cell>
          <table:table-cell office:value-type="float" office:value="254708302590" table:style-name="ce7">
            <text:p>2547083025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8" table:style-name="ce3">
            <text:p>2948</text:p>
          </table:table-cell>
          <table:table-cell office:value-type="float" office:value="254714751177" table:style-name="ce7">
            <text:p>2547147511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49" table:style-name="ce3">
            <text:p>2949</text:p>
          </table:table-cell>
          <table:table-cell office:value-type="float" office:value="254745323779" table:style-name="ce7">
            <text:p>2547453237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0" table:style-name="ce3">
            <text:p>2950</text:p>
          </table:table-cell>
          <table:table-cell office:value-type="float" office:value="447425212837" table:style-name="ce7">
            <text:p>4474252128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1" table:style-name="ce3">
            <text:p>2951</text:p>
          </table:table-cell>
          <table:table-cell office:value-type="float" office:value="254791025329" table:style-name="ce7">
            <text:p>2547910253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2" table:style-name="ce3">
            <text:p>2952</text:p>
          </table:table-cell>
          <table:table-cell office:value-type="float" office:value="254700172105" table:style-name="ce7">
            <text:p>2547001721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3" table:style-name="ce3">
            <text:p>2953</text:p>
          </table:table-cell>
          <table:table-cell office:value-type="float" office:value="254114370734" table:style-name="ce7">
            <text:p>2541143707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4" table:style-name="ce3">
            <text:p>2954</text:p>
          </table:table-cell>
          <table:table-cell office:value-type="float" office:value="254796753726" table:style-name="ce7">
            <text:p>2547967537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5" table:style-name="ce3">
            <text:p>2955</text:p>
          </table:table-cell>
          <table:table-cell office:value-type="float" office:value="254746277693" table:style-name="ce7">
            <text:p>2547462776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6" table:style-name="ce3">
            <text:p>2956</text:p>
          </table:table-cell>
          <table:table-cell office:value-type="float" office:value="254773487328" table:style-name="ce7">
            <text:p>2547734873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7" table:style-name="ce3">
            <text:p>2957</text:p>
          </table:table-cell>
          <table:table-cell office:value-type="float" office:value="254743775795" table:style-name="ce7">
            <text:p>2547437757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8" table:style-name="ce3">
            <text:p>2958</text:p>
          </table:table-cell>
          <table:table-cell office:value-type="float" office:value="254796299372" table:style-name="ce7">
            <text:p>2547962993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59" table:style-name="ce3">
            <text:p>2959</text:p>
          </table:table-cell>
          <table:table-cell office:value-type="float" office:value="254719357017" table:style-name="ce7">
            <text:p>2547193570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0" table:style-name="ce3">
            <text:p>2960</text:p>
          </table:table-cell>
          <table:table-cell office:value-type="float" office:value="254708201702" table:style-name="ce7">
            <text:p>2547082017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1" table:style-name="ce3">
            <text:p>2961</text:p>
          </table:table-cell>
          <table:table-cell office:value-type="float" office:value="254742132732" table:style-name="ce7">
            <text:p>2547421327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2" table:style-name="ce3">
            <text:p>2962</text:p>
          </table:table-cell>
          <table:table-cell office:value-type="float" office:value="254705487971" table:style-name="ce7">
            <text:p>2547054879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3" table:style-name="ce3">
            <text:p>2963</text:p>
          </table:table-cell>
          <table:table-cell office:value-type="float" office:value="254704990203" table:style-name="ce7">
            <text:p>254704990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4" table:style-name="ce3">
            <text:p>2964</text:p>
          </table:table-cell>
          <table:table-cell office:value-type="float" office:value="254711947262" table:style-name="ce7">
            <text:p>2547119472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5" table:style-name="ce3">
            <text:p>2965</text:p>
          </table:table-cell>
          <table:table-cell office:value-type="float" office:value="254789909192" table:style-name="ce7">
            <text:p>2547899091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6" table:style-name="ce3">
            <text:p>2966</text:p>
          </table:table-cell>
          <table:table-cell office:value-type="float" office:value="254715274407" table:style-name="ce7">
            <text:p>2547152744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7" table:style-name="ce3">
            <text:p>2967</text:p>
          </table:table-cell>
          <table:table-cell office:value-type="float" office:value="254723524815" table:style-name="ce7">
            <text:p>2547235248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8" table:style-name="ce3">
            <text:p>2968</text:p>
          </table:table-cell>
          <table:table-cell office:value-type="float" office:value="254737278255" table:style-name="ce7">
            <text:p>2547372782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69" table:style-name="ce3">
            <text:p>2969</text:p>
          </table:table-cell>
          <table:table-cell office:value-type="float" office:value="254713752769" table:style-name="ce7">
            <text:p>2547137527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0" table:style-name="ce3">
            <text:p>2970</text:p>
          </table:table-cell>
          <table:table-cell office:value-type="float" office:value="254712582904" table:style-name="ce7">
            <text:p>2547125829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1" table:style-name="ce3">
            <text:p>2971</text:p>
          </table:table-cell>
          <table:table-cell office:value-type="float" office:value="254700696634" table:style-name="ce7">
            <text:p>2547006966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2" table:style-name="ce3">
            <text:p>2972</text:p>
          </table:table-cell>
          <table:table-cell office:value-type="float" office:value="254721350557" table:style-name="ce7">
            <text:p>2547213505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3" table:style-name="ce3">
            <text:p>2973</text:p>
          </table:table-cell>
          <table:table-cell office:value-type="float" office:value="254746512211" table:style-name="ce7">
            <text:p>2547465122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4" table:style-name="ce3">
            <text:p>2974</text:p>
          </table:table-cell>
          <table:table-cell office:value-type="float" office:value="254733869444" table:style-name="ce7">
            <text:p>254733869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5" table:style-name="ce3">
            <text:p>2975</text:p>
          </table:table-cell>
          <table:table-cell office:value-type="float" office:value="254705110737" table:style-name="ce7">
            <text:p>2547051107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6" table:style-name="ce3">
            <text:p>2976</text:p>
          </table:table-cell>
          <table:table-cell office:value-type="float" office:value="254710139551" table:style-name="ce7">
            <text:p>2547101395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7" table:style-name="ce3">
            <text:p>2977</text:p>
          </table:table-cell>
          <table:table-cell office:value-type="float" office:value="254723590675" table:style-name="ce7">
            <text:p>2547235906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8" table:style-name="ce3">
            <text:p>2978</text:p>
          </table:table-cell>
          <table:table-cell office:value-type="float" office:value="254750857290" table:style-name="ce7">
            <text:p>2547508572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79" table:style-name="ce3">
            <text:p>2979</text:p>
          </table:table-cell>
          <table:table-cell office:value-type="float" office:value="254710799000" table:style-name="ce7">
            <text:p>254710799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0" table:style-name="ce3">
            <text:p>2980</text:p>
          </table:table-cell>
          <table:table-cell office:value-type="float" office:value="254723860889" table:style-name="ce7">
            <text:p>2547238608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1" table:style-name="ce3">
            <text:p>2981</text:p>
          </table:table-cell>
          <table:table-cell office:value-type="float" office:value="254728271441" table:style-name="ce7">
            <text:p>2547282714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2" table:style-name="ce3">
            <text:p>2982</text:p>
          </table:table-cell>
          <table:table-cell office:value-type="float" office:value="254727950494" table:style-name="ce7">
            <text:p>2547279504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3" table:style-name="ce3">
            <text:p>2983</text:p>
          </table:table-cell>
          <table:table-cell office:value-type="float" office:value="254785107050" table:style-name="ce7">
            <text:p>2547851070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4" table:style-name="ce3">
            <text:p>2984</text:p>
          </table:table-cell>
          <table:table-cell office:value-type="float" office:value="254732590793" table:style-name="ce7">
            <text:p>2547325907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5" table:style-name="ce3">
            <text:p>2985</text:p>
          </table:table-cell>
          <table:table-cell office:value-type="float" office:value="254748992539" table:style-name="ce7">
            <text:p>2547489925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6" table:style-name="ce3">
            <text:p>2986</text:p>
          </table:table-cell>
          <table:table-cell office:value-type="float" office:value="254722268407" table:style-name="ce7">
            <text:p>2547222684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7" table:style-name="ce3">
            <text:p>2987</text:p>
          </table:table-cell>
          <table:table-cell office:value-type="float" office:value="254757133217" table:style-name="ce7">
            <text:p>2547571332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8" table:style-name="ce3">
            <text:p>2988</text:p>
          </table:table-cell>
          <table:table-cell office:value-type="float" office:value="254701279700" table:style-name="ce7">
            <text:p>2547012797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89" table:style-name="ce3">
            <text:p>2989</text:p>
          </table:table-cell>
          <table:table-cell office:value-type="float" office:value="254729524220" table:style-name="ce7">
            <text:p>2547295242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0" table:style-name="ce3">
            <text:p>2990</text:p>
          </table:table-cell>
          <table:table-cell office:value-type="float" office:value="254706152715" table:style-name="ce7">
            <text:p>2547061527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1" table:style-name="ce3">
            <text:p>2991</text:p>
          </table:table-cell>
          <table:table-cell office:value-type="float" office:value="254725357769" table:style-name="ce7">
            <text:p>2547253577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2" table:style-name="ce3">
            <text:p>2992</text:p>
          </table:table-cell>
          <table:table-cell office:value-type="float" office:value="254725654385" table:style-name="ce7">
            <text:p>2547256543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3" table:style-name="ce3">
            <text:p>2993</text:p>
          </table:table-cell>
          <table:table-cell office:value-type="float" office:value="254774910632" table:style-name="ce7">
            <text:p>2547749106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4" table:style-name="ce3">
            <text:p>2994</text:p>
          </table:table-cell>
          <table:table-cell office:value-type="float" office:value="254702746574" table:style-name="ce7">
            <text:p>2547027465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5" table:style-name="ce3">
            <text:p>2995</text:p>
          </table:table-cell>
          <table:table-cell office:value-type="float" office:value="254720435326" table:style-name="ce7">
            <text:p>2547204353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6" table:style-name="ce3">
            <text:p>2996</text:p>
          </table:table-cell>
          <table:table-cell office:value-type="float" office:value="254739855648" table:style-name="ce7">
            <text:p>2547398556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7" table:style-name="ce3">
            <text:p>2997</text:p>
          </table:table-cell>
          <table:table-cell office:value-type="float" office:value="254731848742" table:style-name="ce7">
            <text:p>2547318487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8" table:style-name="ce3">
            <text:p>2998</text:p>
          </table:table-cell>
          <table:table-cell office:value-type="float" office:value="254726457764" table:style-name="ce7">
            <text:p>2547264577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999" table:style-name="ce3">
            <text:p>2999</text:p>
          </table:table-cell>
          <table:table-cell office:value-type="float" office:value="254727282283" table:style-name="ce7">
            <text:p>2547272822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0" table:style-name="ce3">
            <text:p>3000</text:p>
          </table:table-cell>
          <table:table-cell office:value-type="float" office:value="254718348995" table:style-name="ce7">
            <text:p>2547183489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1" table:style-name="ce3">
            <text:p>3001</text:p>
          </table:table-cell>
          <table:table-cell office:value-type="float" office:value="254725073055" table:style-name="ce7">
            <text:p>2547250730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2" table:style-name="ce3">
            <text:p>3002</text:p>
          </table:table-cell>
          <table:table-cell office:value-type="float" office:value="254722767873" table:style-name="ce7">
            <text:p>2547227678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3" table:style-name="ce3">
            <text:p>3003</text:p>
          </table:table-cell>
          <table:table-cell office:value-type="float" office:value="254725137621" table:style-name="ce7">
            <text:p>2547251376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4" table:style-name="ce3">
            <text:p>3004</text:p>
          </table:table-cell>
          <table:table-cell office:value-type="float" office:value="254795703893" table:style-name="ce7">
            <text:p>2547957038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5" table:style-name="ce3">
            <text:p>3005</text:p>
          </table:table-cell>
          <table:table-cell office:value-type="float" office:value="254732007764" table:style-name="ce7">
            <text:p>2547320077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6" table:style-name="ce3">
            <text:p>3006</text:p>
          </table:table-cell>
          <table:table-cell office:value-type="float" office:value="254720245999" table:style-name="ce7">
            <text:p>2547202459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7" table:style-name="ce3">
            <text:p>3007</text:p>
          </table:table-cell>
          <table:table-cell office:value-type="float" office:value="254748798441" table:style-name="ce7">
            <text:p>2547487984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8" table:style-name="ce3">
            <text:p>3008</text:p>
          </table:table-cell>
          <table:table-cell office:value-type="float" office:value="254758647034" table:style-name="ce7">
            <text:p>2547586470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9" table:style-name="ce3">
            <text:p>3009</text:p>
          </table:table-cell>
          <table:table-cell office:value-type="float" office:value="254785291114" table:style-name="ce7">
            <text:p>2547852911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0" table:style-name="ce3">
            <text:p>3010</text:p>
          </table:table-cell>
          <table:table-cell office:value-type="float" office:value="254798170025" table:style-name="ce7">
            <text:p>2547981700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1" table:style-name="ce3">
            <text:p>3011</text:p>
          </table:table-cell>
          <table:table-cell office:value-type="float" office:value="254722553739" table:style-name="ce7">
            <text:p>2547225537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2" table:style-name="ce3">
            <text:p>3012</text:p>
          </table:table-cell>
          <table:table-cell office:value-type="float" office:value="254768796139" table:style-name="ce7">
            <text:p>2547687961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3" table:style-name="ce3">
            <text:p>3013</text:p>
          </table:table-cell>
          <table:table-cell office:value-type="float" office:value="254721594667" table:style-name="ce7">
            <text:p>2547215946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4" table:style-name="ce3">
            <text:p>3014</text:p>
          </table:table-cell>
          <table:table-cell office:value-type="float" office:value="254729093098" table:style-name="ce7">
            <text:p>254729093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5" table:style-name="ce3">
            <text:p>3015</text:p>
          </table:table-cell>
          <table:table-cell office:value-type="float" office:value="254733614714" table:style-name="ce7">
            <text:p>2547336147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6" table:style-name="ce3">
            <text:p>3016</text:p>
          </table:table-cell>
          <table:table-cell office:value-type="float" office:value="254724153120" table:style-name="ce7">
            <text:p>2547241531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7" table:style-name="ce3">
            <text:p>3017</text:p>
          </table:table-cell>
          <table:table-cell office:value-type="float" office:value="254700330839" table:style-name="ce7">
            <text:p>2547003308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8" table:style-name="ce3">
            <text:p>3018</text:p>
          </table:table-cell>
          <table:table-cell office:value-type="float" office:value="254738353994" table:style-name="ce7">
            <text:p>2547383539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19" table:style-name="ce3">
            <text:p>3019</text:p>
          </table:table-cell>
          <table:table-cell office:value-type="float" office:value="254798379633" table:style-name="ce7">
            <text:p>2547983796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0" table:style-name="ce3">
            <text:p>3020</text:p>
          </table:table-cell>
          <table:table-cell office:value-type="float" office:value="254710494484" table:style-name="ce7">
            <text:p>2547104944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1" table:style-name="ce3">
            <text:p>3021</text:p>
          </table:table-cell>
          <table:table-cell office:value-type="float" office:value="254718249258" table:style-name="ce7">
            <text:p>2547182492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2" table:style-name="ce3">
            <text:p>3022</text:p>
          </table:table-cell>
          <table:table-cell office:value-type="float" office:value="254784222547" table:style-name="ce7">
            <text:p>254784222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3" table:style-name="ce3">
            <text:p>3023</text:p>
          </table:table-cell>
          <table:table-cell office:value-type="float" office:value="254721626437" table:style-name="ce7">
            <text:p>2547216264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4" table:style-name="ce3">
            <text:p>3024</text:p>
          </table:table-cell>
          <table:table-cell office:value-type="float" office:value="254771959700" table:style-name="ce7">
            <text:p>2547719597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5" table:style-name="ce3">
            <text:p>3025</text:p>
          </table:table-cell>
          <table:table-cell office:value-type="float" office:value="254722937976" table:style-name="ce7">
            <text:p>2547229379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6" table:style-name="ce3">
            <text:p>3026</text:p>
          </table:table-cell>
          <table:table-cell office:value-type="float" office:value="254724852682" table:style-name="ce7">
            <text:p>2547248526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7" table:style-name="ce3">
            <text:p>3027</text:p>
          </table:table-cell>
          <table:table-cell office:value-type="float" office:value="254727876537" table:style-name="ce7">
            <text:p>2547278765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8" table:style-name="ce3">
            <text:p>3028</text:p>
          </table:table-cell>
          <table:table-cell office:value-type="float" office:value="243823628060" table:style-name="ce7">
            <text:p>2438236280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29" table:style-name="ce3">
            <text:p>3029</text:p>
          </table:table-cell>
          <table:table-cell office:value-type="float" office:value="254795766318" table:style-name="ce7">
            <text:p>2547957663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0" table:style-name="ce3">
            <text:p>3030</text:p>
          </table:table-cell>
          <table:table-cell office:value-type="float" office:value="254719360606" table:style-name="ce7">
            <text:p>2547193606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1" table:style-name="ce3">
            <text:p>3031</text:p>
          </table:table-cell>
          <table:table-cell office:value-type="float" office:value="254702418234" table:style-name="ce7">
            <text:p>2547024182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2" table:style-name="ce3">
            <text:p>3032</text:p>
          </table:table-cell>
          <table:table-cell office:value-type="float" office:value="254787731683" table:style-name="ce7">
            <text:p>2547877316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3" table:style-name="ce3">
            <text:p>3033</text:p>
          </table:table-cell>
          <table:table-cell office:value-type="float" office:value="254712460311" table:style-name="ce7">
            <text:p>2547124603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4" table:style-name="ce3">
            <text:p>3034</text:p>
          </table:table-cell>
          <table:table-cell office:value-type="float" office:value="216723250817" table:style-name="ce7">
            <text:p>2167232508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5" table:style-name="ce3">
            <text:p>3035</text:p>
          </table:table-cell>
          <table:table-cell office:value-type="float" office:value="254742140584" table:style-name="ce7">
            <text:p>2547421405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6" table:style-name="ce3">
            <text:p>3036</text:p>
          </table:table-cell>
          <table:table-cell office:value-type="float" office:value="254722884847" table:style-name="ce7">
            <text:p>2547228848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7" table:style-name="ce3">
            <text:p>3037</text:p>
          </table:table-cell>
          <table:table-cell office:value-type="float" office:value="254714965900" table:style-name="ce7">
            <text:p>2547149659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8" table:style-name="ce3">
            <text:p>3038</text:p>
          </table:table-cell>
          <table:table-cell office:value-type="float" office:value="254722664992" table:style-name="ce7">
            <text:p>254722664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39" table:style-name="ce3">
            <text:p>3039</text:p>
          </table:table-cell>
          <table:table-cell office:value-type="float" office:value="254721787797" table:style-name="ce7">
            <text:p>2547217877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0" table:style-name="ce3">
            <text:p>3040</text:p>
          </table:table-cell>
          <table:table-cell office:value-type="float" office:value="254725529770" table:style-name="ce7">
            <text:p>2547255297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1" table:style-name="ce3">
            <text:p>3041</text:p>
          </table:table-cell>
          <table:table-cell office:value-type="float" office:value="254710470742" table:style-name="ce7">
            <text:p>2547104707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2" table:style-name="ce3">
            <text:p>3042</text:p>
          </table:table-cell>
          <table:table-cell office:value-type="float" office:value="254722388593" table:style-name="ce7">
            <text:p>2547223885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3" table:style-name="ce3">
            <text:p>3043</text:p>
          </table:table-cell>
          <table:table-cell office:value-type="float" office:value="254740022926" table:style-name="ce7">
            <text:p>2547400229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4" table:style-name="ce3">
            <text:p>3044</text:p>
          </table:table-cell>
          <table:table-cell office:value-type="float" office:value="254758712551" table:style-name="ce7">
            <text:p>2547587125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5" table:style-name="ce3">
            <text:p>3045</text:p>
          </table:table-cell>
          <table:table-cell office:value-type="float" office:value="254726524572" table:style-name="ce7">
            <text:p>2547265245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6" table:style-name="ce3">
            <text:p>3046</text:p>
          </table:table-cell>
          <table:table-cell office:value-type="float" office:value="254729913383" table:style-name="ce7">
            <text:p>2547299133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7" table:style-name="ce3">
            <text:p>3047</text:p>
          </table:table-cell>
          <table:table-cell office:value-type="float" office:value="254716488803" table:style-name="ce7">
            <text:p>2547164888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8" table:style-name="ce3">
            <text:p>3048</text:p>
          </table:table-cell>
          <table:table-cell office:value-type="float" office:value="254722653953" table:style-name="ce7">
            <text:p>2547226539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49" table:style-name="ce3">
            <text:p>3049</text:p>
          </table:table-cell>
          <table:table-cell office:value-type="float" office:value="254722283632" table:style-name="ce7">
            <text:p>2547222836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0" table:style-name="ce3">
            <text:p>3050</text:p>
          </table:table-cell>
          <table:table-cell office:value-type="float" office:value="254710356736" table:style-name="ce7">
            <text:p>2547103567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1" table:style-name="ce3">
            <text:p>3051</text:p>
          </table:table-cell>
          <table:table-cell office:value-type="float" office:value="254759258402" table:style-name="ce7">
            <text:p>2547592584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2" table:style-name="ce3">
            <text:p>3052</text:p>
          </table:table-cell>
          <table:table-cell office:value-type="float" office:value="254725520283" table:style-name="ce7">
            <text:p>2547255202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3" table:style-name="ce3">
            <text:p>3053</text:p>
          </table:table-cell>
          <table:table-cell office:value-type="float" office:value="254722865587" table:style-name="ce7">
            <text:p>2547228655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4" table:style-name="ce3">
            <text:p>3054</text:p>
          </table:table-cell>
          <table:table-cell office:value-type="float" office:value="254722915808" table:style-name="ce7">
            <text:p>2547229158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5" table:style-name="ce3">
            <text:p>3055</text:p>
          </table:table-cell>
          <table:table-cell office:value-type="float" office:value="254712823914" table:style-name="ce7">
            <text:p>2547128239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6" table:style-name="ce3">
            <text:p>3056</text:p>
          </table:table-cell>
          <table:table-cell office:value-type="float" office:value="254706009956" table:style-name="ce7">
            <text:p>2547060099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7" table:style-name="ce3">
            <text:p>3057</text:p>
          </table:table-cell>
          <table:table-cell office:value-type="float" office:value="254722830705" table:style-name="ce7">
            <text:p>2547228307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8" table:style-name="ce3">
            <text:p>3058</text:p>
          </table:table-cell>
          <table:table-cell office:value-type="float" office:value="254797857023" table:style-name="ce7">
            <text:p>2547978570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59" table:style-name="ce3">
            <text:p>3059</text:p>
          </table:table-cell>
          <table:table-cell office:value-type="float" office:value="254728317194" table:style-name="ce7">
            <text:p>2547283171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0" table:style-name="ce3">
            <text:p>3060</text:p>
          </table:table-cell>
          <table:table-cell office:value-type="float" office:value="254721990305" table:style-name="ce7">
            <text:p>2547219903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1" table:style-name="ce3">
            <text:p>3061</text:p>
          </table:table-cell>
          <table:table-cell office:value-type="float" office:value="254742575570" table:style-name="ce7">
            <text:p>2547425755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2" table:style-name="ce3">
            <text:p>3062</text:p>
          </table:table-cell>
          <table:table-cell office:value-type="float" office:value="254722297884" table:style-name="ce7">
            <text:p>2547222978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3" table:style-name="ce3">
            <text:p>3063</text:p>
          </table:table-cell>
          <table:table-cell office:value-type="float" office:value="254722222399" table:style-name="ce7">
            <text:p>2547222223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4" table:style-name="ce3">
            <text:p>3064</text:p>
          </table:table-cell>
          <table:table-cell office:value-type="float" office:value="254723211295" table:style-name="ce7">
            <text:p>2547232112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5" table:style-name="ce3">
            <text:p>3065</text:p>
          </table:table-cell>
          <table:table-cell office:value-type="float" office:value="254719428699" table:style-name="ce7">
            <text:p>2547194286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6" table:style-name="ce3">
            <text:p>3066</text:p>
          </table:table-cell>
          <table:table-cell office:value-type="float" office:value="254722383593" table:style-name="ce7">
            <text:p>2547223835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7" table:style-name="ce3">
            <text:p>3067</text:p>
          </table:table-cell>
          <table:table-cell office:value-type="float" office:value="254722664278" table:style-name="ce7">
            <text:p>2547226642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8" table:style-name="ce3">
            <text:p>3068</text:p>
          </table:table-cell>
          <table:table-cell office:value-type="float" office:value="254742575750" table:style-name="ce7">
            <text:p>2547425757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69" table:style-name="ce3">
            <text:p>3069</text:p>
          </table:table-cell>
          <table:table-cell office:value-type="float" office:value="254721401932" table:style-name="ce7">
            <text:p>2547214019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0" table:style-name="ce3">
            <text:p>3070</text:p>
          </table:table-cell>
          <table:table-cell office:value-type="float" office:value="254721301004" table:style-name="ce7">
            <text:p>254721301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1" table:style-name="ce3">
            <text:p>3071</text:p>
          </table:table-cell>
          <table:table-cell office:value-type="float" office:value="254721179740" table:style-name="ce7">
            <text:p>2547211797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2" table:style-name="ce3">
            <text:p>3072</text:p>
          </table:table-cell>
          <table:table-cell office:value-type="float" office:value="254722527664" table:style-name="ce7">
            <text:p>2547225276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3" table:style-name="ce3">
            <text:p>3073</text:p>
          </table:table-cell>
          <table:table-cell office:value-type="float" office:value="254721737631" table:style-name="ce7">
            <text:p>2547217376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4" table:style-name="ce3">
            <text:p>3074</text:p>
          </table:table-cell>
          <table:table-cell office:value-type="float" office:value="254722624278" table:style-name="ce7">
            <text:p>2547226242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5" table:style-name="ce3">
            <text:p>3075</text:p>
          </table:table-cell>
          <table:table-cell office:value-type="float" office:value="254721370362" table:style-name="ce7">
            <text:p>2547213703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6" table:style-name="ce3">
            <text:p>3076</text:p>
          </table:table-cell>
          <table:table-cell office:value-type="float" office:value="254781594181" table:style-name="ce7">
            <text:p>2547815941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7" table:style-name="ce3">
            <text:p>3077</text:p>
          </table:table-cell>
          <table:table-cell office:value-type="float" office:value="254721328904" table:style-name="ce7">
            <text:p>2547213289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8" table:style-name="ce3">
            <text:p>3078</text:p>
          </table:table-cell>
          <table:table-cell office:value-type="float" office:value="254705499949" table:style-name="ce7">
            <text:p>2547054999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79" table:style-name="ce3">
            <text:p>3079</text:p>
          </table:table-cell>
          <table:table-cell office:value-type="float" office:value="254746509599" table:style-name="ce7">
            <text:p>2547465095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0" table:style-name="ce3">
            <text:p>3080</text:p>
          </table:table-cell>
          <table:table-cell office:value-type="float" office:value="254722753685" table:style-name="ce7">
            <text:p>2547227536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1" table:style-name="ce3">
            <text:p>3081</text:p>
          </table:table-cell>
          <table:table-cell office:value-type="float" office:value="254722140224" table:style-name="ce7">
            <text:p>2547221402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2" table:style-name="ce3">
            <text:p>3082</text:p>
          </table:table-cell>
          <table:table-cell office:value-type="float" office:value="254720545557" table:style-name="ce7">
            <text:p>2547205455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3" table:style-name="ce3">
            <text:p>3083</text:p>
          </table:table-cell>
          <table:table-cell office:value-type="float" office:value="254721633022" table:style-name="ce7">
            <text:p>2547216330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4" table:style-name="ce3">
            <text:p>3084</text:p>
          </table:table-cell>
          <table:table-cell office:value-type="float" office:value="254721207707" table:style-name="ce7">
            <text:p>2547212077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5" table:style-name="ce3">
            <text:p>3085</text:p>
          </table:table-cell>
          <table:table-cell office:value-type="float" office:value="254727023700" table:style-name="ce7">
            <text:p>2547270237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6" table:style-name="ce3">
            <text:p>3086</text:p>
          </table:table-cell>
          <table:table-cell office:value-type="float" office:value="254720456552" table:style-name="ce7">
            <text:p>2547204565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7" table:style-name="ce3">
            <text:p>3087</text:p>
          </table:table-cell>
          <table:table-cell office:value-type="float" office:value="254706095655" table:style-name="ce7">
            <text:p>2547060956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8" table:style-name="ce3">
            <text:p>3088</text:p>
          </table:table-cell>
          <table:table-cell office:value-type="float" office:value="254733747443" table:style-name="ce7">
            <text:p>254733747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89" table:style-name="ce3">
            <text:p>3089</text:p>
          </table:table-cell>
          <table:table-cell office:value-type="float" office:value="254702921662" table:style-name="ce7">
            <text:p>2547029216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0" table:style-name="ce3">
            <text:p>3090</text:p>
          </table:table-cell>
          <table:table-cell office:value-type="float" office:value="254702115026" table:style-name="ce7">
            <text:p>2547021150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1" table:style-name="ce3">
            <text:p>3091</text:p>
          </table:table-cell>
          <table:table-cell office:value-type="float" office:value="254722410639" table:style-name="ce7">
            <text:p>2547224106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2" table:style-name="ce3">
            <text:p>3092</text:p>
          </table:table-cell>
          <table:table-cell office:value-type="float" office:value="254722248252" table:style-name="ce7">
            <text:p>2547222482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3" table:style-name="ce3">
            <text:p>3093</text:p>
          </table:table-cell>
          <table:table-cell office:value-type="float" office:value="254725748357" table:style-name="ce7">
            <text:p>2547257483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4" table:style-name="ce3">
            <text:p>3094</text:p>
          </table:table-cell>
          <table:table-cell office:value-type="float" office:value="254703416525" table:style-name="ce7">
            <text:p>2547034165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5" table:style-name="ce3">
            <text:p>3095</text:p>
          </table:table-cell>
          <table:table-cell office:value-type="float" office:value="254714825487" table:style-name="ce7">
            <text:p>2547148254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6" table:style-name="ce3">
            <text:p>3096</text:p>
          </table:table-cell>
          <table:table-cell office:value-type="float" office:value="254723137162" table:style-name="ce7">
            <text:p>2547231371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7" table:style-name="ce3">
            <text:p>3097</text:p>
          </table:table-cell>
          <table:table-cell office:value-type="float" office:value="254724228980" table:style-name="ce7">
            <text:p>2547242289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8" table:style-name="ce3">
            <text:p>3098</text:p>
          </table:table-cell>
          <table:table-cell office:value-type="float" office:value="254722240858" table:style-name="ce7">
            <text:p>2547222408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99" table:style-name="ce3">
            <text:p>3099</text:p>
          </table:table-cell>
          <table:table-cell office:value-type="float" office:value="254768822884" table:style-name="ce7">
            <text:p>2547688228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0" table:style-name="ce3">
            <text:p>3100</text:p>
          </table:table-cell>
          <table:table-cell office:value-type="float" office:value="254722766007" table:style-name="ce7">
            <text:p>254722766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1" table:style-name="ce3">
            <text:p>3101</text:p>
          </table:table-cell>
          <table:table-cell office:value-type="float" office:value="254721955007" table:style-name="ce7">
            <text:p>254721955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2" table:style-name="ce3">
            <text:p>3102</text:p>
          </table:table-cell>
          <table:table-cell office:value-type="float" office:value="254768446922" table:style-name="ce11">
            <text:p>2547684469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3" table:style-name="ce3">
            <text:p>3103</text:p>
          </table:table-cell>
          <table:table-cell office:value-type="float" office:value="254725132396" table:style-name="ce7">
            <text:p>2547251323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4" table:style-name="ce3">
            <text:p>3104</text:p>
          </table:table-cell>
          <table:table-cell office:value-type="float" office:value="254782493337" table:style-name="ce7">
            <text:p>2547824933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5" table:style-name="ce3">
            <text:p>3105</text:p>
          </table:table-cell>
          <table:table-cell office:value-type="float" office:value="254722882202" table:style-name="ce7">
            <text:p>2547228822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6" table:style-name="ce3">
            <text:p>3106</text:p>
          </table:table-cell>
          <table:table-cell office:value-type="float" office:value="254769719349" table:style-name="ce7">
            <text:p>2547697193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7" table:style-name="ce3">
            <text:p>3107</text:p>
          </table:table-cell>
          <table:table-cell office:value-type="float" office:value="254720739928" table:style-name="ce7">
            <text:p>2547207399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8" table:style-name="ce3">
            <text:p>3108</text:p>
          </table:table-cell>
          <table:table-cell office:value-type="float" office:value="254763845802" table:style-name="ce7">
            <text:p>2547638458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09" table:style-name="ce3">
            <text:p>3109</text:p>
          </table:table-cell>
          <table:table-cell office:value-type="float" office:value="254718006050" table:style-name="ce7">
            <text:p>2547180060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0" table:style-name="ce3">
            <text:p>3110</text:p>
          </table:table-cell>
          <table:table-cell office:value-type="float" office:value="254705198993" table:style-name="ce7">
            <text:p>2547051989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1" table:style-name="ce3">
            <text:p>3111</text:p>
          </table:table-cell>
          <table:table-cell office:value-type="float" office:value="254713657732" table:style-name="ce7">
            <text:p>2547136577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2" table:style-name="ce3">
            <text:p>3112</text:p>
          </table:table-cell>
          <table:table-cell office:value-type="float" office:value="254722659377" table:style-name="ce7">
            <text:p>2547226593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3" table:style-name="ce3">
            <text:p>3113</text:p>
          </table:table-cell>
          <table:table-cell office:value-type="float" office:value="254700720135" table:style-name="ce7">
            <text:p>2547007201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4" table:style-name="ce3">
            <text:p>3114</text:p>
          </table:table-cell>
          <table:table-cell office:value-type="float" office:value="254725276939" table:style-name="ce7">
            <text:p>2547252769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5" table:style-name="ce3">
            <text:p>3115</text:p>
          </table:table-cell>
          <table:table-cell office:value-type="float" office:value="254722394719" table:style-name="ce7">
            <text:p>2547223947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6" table:style-name="ce3">
            <text:p>3116</text:p>
          </table:table-cell>
          <table:table-cell office:value-type="float" office:value="254720814505" table:style-name="ce7">
            <text:p>2547208145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7" table:style-name="ce3">
            <text:p>3117</text:p>
          </table:table-cell>
          <table:table-cell office:value-type="float" office:value="254726455590" table:style-name="ce7">
            <text:p>2547264555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8" table:style-name="ce3">
            <text:p>3118</text:p>
          </table:table-cell>
          <table:table-cell office:value-type="float" office:value="254707883253" table:style-name="ce7">
            <text:p>2547078832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19" table:style-name="ce3">
            <text:p>3119</text:p>
          </table:table-cell>
          <table:table-cell office:value-type="float" office:value="254717132003" table:style-name="ce7">
            <text:p>2547171320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0" table:style-name="ce3">
            <text:p>3120</text:p>
          </table:table-cell>
          <table:table-cell office:value-type="float" office:value="254721787796" table:style-name="ce7">
            <text:p>2547217877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1" table:style-name="ce3">
            <text:p>3121</text:p>
          </table:table-cell>
          <table:table-cell office:value-type="float" office:value="254722740737" table:style-name="ce7">
            <text:p>2547227407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2" table:style-name="ce3">
            <text:p>3122</text:p>
          </table:table-cell>
          <table:table-cell office:value-type="float" office:value="254721617189" table:style-name="ce7">
            <text:p>2547216171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3" table:style-name="ce3">
            <text:p>3123</text:p>
          </table:table-cell>
          <table:table-cell office:value-type="float" office:value="254722343370" table:style-name="ce7">
            <text:p>2547223433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4" table:style-name="ce3">
            <text:p>3124</text:p>
          </table:table-cell>
          <table:table-cell office:value-type="float" office:value="254728625222" table:style-name="ce7">
            <text:p>254728625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5" table:style-name="ce3">
            <text:p>3125</text:p>
          </table:table-cell>
          <table:table-cell office:value-type="float" office:value="254721850984" table:style-name="ce7">
            <text:p>2547218509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6" table:style-name="ce3">
            <text:p>3126</text:p>
          </table:table-cell>
          <table:table-cell office:value-type="float" office:value="254724572637" table:style-name="ce7">
            <text:p>2547245726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7" table:style-name="ce3">
            <text:p>3127</text:p>
          </table:table-cell>
          <table:table-cell office:value-type="float" office:value="254727880216" table:style-name="ce7">
            <text:p>2547278802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8" table:style-name="ce3">
            <text:p>3128</text:p>
          </table:table-cell>
          <table:table-cell office:value-type="float" office:value="254713155622" table:style-name="ce7">
            <text:p>2547131556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29" table:style-name="ce3">
            <text:p>3129</text:p>
          </table:table-cell>
          <table:table-cell office:value-type="float" office:value="254722261892" table:style-name="ce7">
            <text:p>2547222618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0" table:style-name="ce3">
            <text:p>3130</text:p>
          </table:table-cell>
          <table:table-cell office:value-type="float" office:value="254721268436" table:style-name="ce7">
            <text:p>2547212684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1" table:style-name="ce3">
            <text:p>3131</text:p>
          </table:table-cell>
          <table:table-cell office:value-type="float" office:value="254707128888" table:style-name="ce7">
            <text:p>254707128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2" table:style-name="ce3">
            <text:p>3132</text:p>
          </table:table-cell>
          <table:table-cell office:value-type="float" office:value="254722236992" table:style-name="ce7">
            <text:p>254722236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3" table:style-name="ce3">
            <text:p>3133</text:p>
          </table:table-cell>
          <table:table-cell office:value-type="float" office:value="254715605277" table:style-name="ce7">
            <text:p>2547156052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4" table:style-name="ce3">
            <text:p>3134</text:p>
          </table:table-cell>
          <table:table-cell office:value-type="float" office:value="254726217500" table:style-name="ce7">
            <text:p>2547262175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5" table:style-name="ce3">
            <text:p>3135</text:p>
          </table:table-cell>
          <table:table-cell office:value-type="float" office:value="254720871441" table:style-name="ce7">
            <text:p>2547208714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6" table:style-name="ce3">
            <text:p>3136</text:p>
          </table:table-cell>
          <table:table-cell office:value-type="float" office:value="254723824610" table:style-name="ce7">
            <text:p>2547238246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7" table:style-name="ce3">
            <text:p>3137</text:p>
          </table:table-cell>
          <table:table-cell office:value-type="float" office:value="254722832633" table:style-name="ce7">
            <text:p>2547228326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8" table:style-name="ce3">
            <text:p>3138</text:p>
          </table:table-cell>
          <table:table-cell office:value-type="float" office:value="254729858655" table:style-name="ce7">
            <text:p>2547298586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39" table:style-name="ce3">
            <text:p>3139</text:p>
          </table:table-cell>
          <table:table-cell office:value-type="float" office:value="254729540354" table:style-name="ce7">
            <text:p>2547295403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0" table:style-name="ce3">
            <text:p>3140</text:p>
          </table:table-cell>
          <table:table-cell office:value-type="float" office:value="254741419209" table:style-name="ce7">
            <text:p>2547414192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1" table:style-name="ce3">
            <text:p>3141</text:p>
          </table:table-cell>
          <table:table-cell office:value-type="float" office:value="254714576666" table:style-name="ce7">
            <text:p>2547145766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2" table:style-name="ce3">
            <text:p>3142</text:p>
          </table:table-cell>
          <table:table-cell office:value-type="float" office:value="254723125972" table:style-name="ce7">
            <text:p>2547231259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3" table:style-name="ce3">
            <text:p>3143</text:p>
          </table:table-cell>
          <table:table-cell office:value-type="float" office:value="254722959664" table:style-name="ce7">
            <text:p>2547229596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4" table:style-name="ce3">
            <text:p>3144</text:p>
          </table:table-cell>
          <table:table-cell office:value-type="float" office:value="254726423755" table:style-name="ce7">
            <text:p>2547264237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5" table:style-name="ce3">
            <text:p>3145</text:p>
          </table:table-cell>
          <table:table-cell office:value-type="float" office:value="254728175862" table:style-name="ce7">
            <text:p>2547281758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6" table:style-name="ce3">
            <text:p>3146</text:p>
          </table:table-cell>
          <table:table-cell office:value-type="float" office:value="254722526186" table:style-name="ce7">
            <text:p>2547225261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7" table:style-name="ce3">
            <text:p>3147</text:p>
          </table:table-cell>
          <table:table-cell office:value-type="float" office:value="254722745787" table:style-name="ce7">
            <text:p>2547227457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8" table:style-name="ce3">
            <text:p>3148</text:p>
          </table:table-cell>
          <table:table-cell office:value-type="float" office:value="254721483048" table:style-name="ce7">
            <text:p>2547214830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49" table:style-name="ce3">
            <text:p>3149</text:p>
          </table:table-cell>
          <table:table-cell office:value-type="float" office:value="254724960882" table:style-name="ce7">
            <text:p>2547249608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0" table:style-name="ce3">
            <text:p>3150</text:p>
          </table:table-cell>
          <table:table-cell office:value-type="float" office:value="254716615021" table:style-name="ce7">
            <text:p>2547166150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1" table:style-name="ce3">
            <text:p>3151</text:p>
          </table:table-cell>
          <table:table-cell office:value-type="float" office:value="254721481180" table:style-name="ce7">
            <text:p>2547214811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2" table:style-name="ce3">
            <text:p>3152</text:p>
          </table:table-cell>
          <table:table-cell office:value-type="float" office:value="254720559253" table:style-name="ce7">
            <text:p>2547205592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3" table:style-name="ce3">
            <text:p>3153</text:p>
          </table:table-cell>
          <table:table-cell office:value-type="float" office:value="254723884810" table:style-name="ce7">
            <text:p>2547238848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4" table:style-name="ce3">
            <text:p>3154</text:p>
          </table:table-cell>
          <table:table-cell office:value-type="float" office:value="254722842402" table:style-name="ce7">
            <text:p>2547228424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5" table:style-name="ce3">
            <text:p>3155</text:p>
          </table:table-cell>
          <table:table-cell office:value-type="float" office:value="254720258323" table:style-name="ce7">
            <text:p>2547202583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6" table:style-name="ce3">
            <text:p>3156</text:p>
          </table:table-cell>
          <table:table-cell office:value-type="float" office:value="254722985742" table:style-name="ce7">
            <text:p>2547229857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7" table:style-name="ce3">
            <text:p>3157</text:p>
          </table:table-cell>
          <table:table-cell office:value-type="float" office:value="254712293233" table:style-name="ce7">
            <text:p>2547122932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8" table:style-name="ce3">
            <text:p>3158</text:p>
          </table:table-cell>
          <table:table-cell office:value-type="float" office:value="254703483387" table:style-name="ce7">
            <text:p>2547034833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59" table:style-name="ce3">
            <text:p>3159</text:p>
          </table:table-cell>
          <table:table-cell office:value-type="float" office:value="254721822327" table:style-name="ce7">
            <text:p>2547218223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0" table:style-name="ce3">
            <text:p>3160</text:p>
          </table:table-cell>
          <table:table-cell office:value-type="float" office:value="254725244750" table:style-name="ce7">
            <text:p>2547252447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1" table:style-name="ce3">
            <text:p>3161</text:p>
          </table:table-cell>
          <table:table-cell office:value-type="float" office:value="254717900076" table:style-name="ce7">
            <text:p>2547179000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2" table:style-name="ce3">
            <text:p>3162</text:p>
          </table:table-cell>
          <table:table-cell office:value-type="float" office:value="254113240035" table:style-name="ce7">
            <text:p>2541132400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3" table:style-name="ce3">
            <text:p>3163</text:p>
          </table:table-cell>
          <table:table-cell office:value-type="float" office:value="254722432557" table:style-name="ce7">
            <text:p>2547224325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4" table:style-name="ce3">
            <text:p>3164</text:p>
          </table:table-cell>
          <table:table-cell office:value-type="float" office:value="254711102295" table:style-name="ce7">
            <text:p>2547111022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5" table:style-name="ce3">
            <text:p>3165</text:p>
          </table:table-cell>
          <table:table-cell office:value-type="float" office:value="254723164860" table:style-name="ce7">
            <text:p>2547231648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6" table:style-name="ce3">
            <text:p>3166</text:p>
          </table:table-cell>
          <table:table-cell office:value-type="float" office:value="254721771630" table:style-name="ce7">
            <text:p>2547217716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7" table:style-name="ce3">
            <text:p>3167</text:p>
          </table:table-cell>
          <table:table-cell office:value-type="float" office:value="254721209188" table:style-name="ce7">
            <text:p>254721209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8" table:style-name="ce3">
            <text:p>3168</text:p>
          </table:table-cell>
          <table:table-cell office:value-type="float" office:value="254726390144" table:style-name="ce7">
            <text:p>2547263901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69" table:style-name="ce3">
            <text:p>3169</text:p>
          </table:table-cell>
          <table:table-cell office:value-type="float" office:value="254721618077" table:style-name="ce7">
            <text:p>2547216180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0" table:style-name="ce3">
            <text:p>3170</text:p>
          </table:table-cell>
          <table:table-cell office:value-type="float" office:value="254710916105" table:style-name="ce7">
            <text:p>2547109161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1" table:style-name="ce3">
            <text:p>3171</text:p>
          </table:table-cell>
          <table:table-cell office:value-type="float" office:value="254722304779" table:style-name="ce7">
            <text:p>2547223047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2" table:style-name="ce3">
            <text:p>3172</text:p>
          </table:table-cell>
          <table:table-cell office:value-type="float" office:value="254723711361" table:style-name="ce7">
            <text:p>2547237113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3" table:style-name="ce3">
            <text:p>3173</text:p>
          </table:table-cell>
          <table:table-cell office:value-type="float" office:value="254723267397" table:style-name="ce7">
            <text:p>2547232673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4" table:style-name="ce3">
            <text:p>3174</text:p>
          </table:table-cell>
          <table:table-cell office:value-type="float" office:value="254724265077" table:style-name="ce7">
            <text:p>2547242650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5" table:style-name="ce3">
            <text:p>3175</text:p>
          </table:table-cell>
          <table:table-cell office:value-type="float" office:value="254768890044" table:style-name="ce7">
            <text:p>2547688900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6" table:style-name="ce3">
            <text:p>3176</text:p>
          </table:table-cell>
          <table:table-cell office:value-type="float" office:value="254759683072" table:style-name="ce7">
            <text:p>2547596830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7" table:style-name="ce3">
            <text:p>3177</text:p>
          </table:table-cell>
          <table:table-cell office:value-type="float" office:value="254722531593" table:style-name="ce7">
            <text:p>2547225315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8" table:style-name="ce3">
            <text:p>3178</text:p>
          </table:table-cell>
          <table:table-cell office:value-type="float" office:value="254782778503" table:style-name="ce7">
            <text:p>2547827785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79" table:style-name="ce3">
            <text:p>3179</text:p>
          </table:table-cell>
          <table:table-cell office:value-type="float" office:value="254722326326" table:style-name="ce7">
            <text:p>2547223263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0" table:style-name="ce3">
            <text:p>3180</text:p>
          </table:table-cell>
          <table:table-cell office:value-type="float" office:value="254791606947" table:style-name="ce7">
            <text:p>2547916069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1" table:style-name="ce3">
            <text:p>3181</text:p>
          </table:table-cell>
          <table:table-cell office:value-type="float" office:value="254739755942" table:style-name="ce7">
            <text:p>2547397559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2" table:style-name="ce3">
            <text:p>3182</text:p>
          </table:table-cell>
          <table:table-cell office:value-type="float" office:value="254721207949" table:style-name="ce7">
            <text:p>2547212079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3" table:style-name="ce3">
            <text:p>3183</text:p>
          </table:table-cell>
          <table:table-cell office:value-type="float" office:value="254725128031" table:style-name="ce7">
            <text:p>2547251280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4" table:style-name="ce3">
            <text:p>3184</text:p>
          </table:table-cell>
          <table:table-cell office:value-type="float" office:value="254724430232" table:style-name="ce7">
            <text:p>2547244302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5" table:style-name="ce3">
            <text:p>3185</text:p>
          </table:table-cell>
          <table:table-cell office:value-type="float" office:value="254717144966" table:style-name="ce7">
            <text:p>2547171449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6" table:style-name="ce3">
            <text:p>3186</text:p>
          </table:table-cell>
          <table:table-cell office:value-type="float" office:value="254700294563" table:style-name="ce7">
            <text:p>2547002945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7" table:style-name="ce3">
            <text:p>3187</text:p>
          </table:table-cell>
          <table:table-cell office:value-type="float" office:value="254722322177" table:style-name="ce7">
            <text:p>2547223221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8" table:style-name="ce3">
            <text:p>3188</text:p>
          </table:table-cell>
          <table:table-cell office:value-type="float" office:value="254723343380" table:style-name="ce7">
            <text:p>2547233433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89" table:style-name="ce3">
            <text:p>3189</text:p>
          </table:table-cell>
          <table:table-cell office:value-type="float" office:value="254722313957" table:style-name="ce7">
            <text:p>2547223139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0" table:style-name="ce3">
            <text:p>3190</text:p>
          </table:table-cell>
          <table:table-cell office:value-type="float" office:value="254722833901" table:style-name="ce7">
            <text:p>2547228339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1" table:style-name="ce3">
            <text:p>3191</text:p>
          </table:table-cell>
          <table:table-cell office:value-type="float" office:value="254794295370" table:style-name="ce7">
            <text:p>2547942953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2" table:style-name="ce3">
            <text:p>3192</text:p>
          </table:table-cell>
          <table:table-cell office:value-type="float" office:value="254722983416" table:style-name="ce7">
            <text:p>2547229834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3" table:style-name="ce3">
            <text:p>3193</text:p>
          </table:table-cell>
          <table:table-cell office:value-type="float" office:value="254716516900" table:style-name="ce7">
            <text:p>2547165169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4" table:style-name="ce3">
            <text:p>3194</text:p>
          </table:table-cell>
          <table:table-cell office:value-type="float" office:value="254721817723" table:style-name="ce7">
            <text:p>2547218177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5" table:style-name="ce3">
            <text:p>3195</text:p>
          </table:table-cell>
          <table:table-cell office:value-type="float" office:value="254720349397" table:style-name="ce7">
            <text:p>2547203493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6" table:style-name="ce3">
            <text:p>3196</text:p>
          </table:table-cell>
          <table:table-cell office:value-type="float" office:value="25471744966" table:style-name="ce7">
            <text:p>254717449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7" table:style-name="ce3">
            <text:p>3197</text:p>
          </table:table-cell>
          <table:table-cell office:value-type="float" office:value="254720001185" table:style-name="ce7">
            <text:p>2547200011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8" table:style-name="ce3">
            <text:p>3198</text:p>
          </table:table-cell>
          <table:table-cell office:value-type="float" office:value="254724677412" table:style-name="ce7">
            <text:p>2547246774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199" table:style-name="ce3">
            <text:p>3199</text:p>
          </table:table-cell>
          <table:table-cell office:value-type="float" office:value="254726594074" table:style-name="ce7">
            <text:p>2547265940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0" table:style-name="ce3">
            <text:p>3200</text:p>
          </table:table-cell>
          <table:table-cell office:value-type="float" office:value="254720148142" table:style-name="ce7">
            <text:p>2547201481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1" table:style-name="ce3">
            <text:p>3201</text:p>
          </table:table-cell>
          <table:table-cell office:value-type="float" office:value="254720571252" table:style-name="ce7">
            <text:p>2547205712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2" table:style-name="ce3">
            <text:p>3202</text:p>
          </table:table-cell>
          <table:table-cell office:value-type="float" office:value="254708072787" table:style-name="ce7">
            <text:p>2547080727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3" table:style-name="ce3">
            <text:p>3203</text:p>
          </table:table-cell>
          <table:table-cell office:value-type="float" office:value="254799999188" table:style-name="ce7">
            <text:p>254799999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4" table:style-name="ce3">
            <text:p>3204</text:p>
          </table:table-cell>
          <table:table-cell office:value-type="float" office:value="254722230160" table:style-name="ce7">
            <text:p>2547222301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5" table:style-name="ce3">
            <text:p>3205</text:p>
          </table:table-cell>
          <table:table-cell office:value-type="float" office:value="254728420848" table:style-name="ce7">
            <text:p>2547284208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6" table:style-name="ce3">
            <text:p>3206</text:p>
          </table:table-cell>
          <table:table-cell office:value-type="float" office:value="254729736104" table:style-name="ce7">
            <text:p>2547297361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7" table:style-name="ce3">
            <text:p>3207</text:p>
          </table:table-cell>
          <table:table-cell office:value-type="float" office:value="254705944111" table:style-name="ce7">
            <text:p>254705944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8" table:style-name="ce3">
            <text:p>3208</text:p>
          </table:table-cell>
          <table:table-cell office:value-type="float" office:value="254721578432" table:style-name="ce7">
            <text:p>2547215784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09" table:style-name="ce3">
            <text:p>3209</text:p>
          </table:table-cell>
          <table:table-cell office:value-type="float" office:value="254750910756" table:style-name="ce7">
            <text:p>2547509107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0" table:style-name="ce3">
            <text:p>3210</text:p>
          </table:table-cell>
          <table:table-cell office:value-type="float" office:value="254793480129" table:style-name="ce7">
            <text:p>2547934801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1" table:style-name="ce3">
            <text:p>3211</text:p>
          </table:table-cell>
          <table:table-cell office:value-type="float" office:value="254737759004" table:style-name="ce7">
            <text:p>254737759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2" table:style-name="ce3">
            <text:p>3212</text:p>
          </table:table-cell>
          <table:table-cell office:value-type="float" office:value="254726896546" table:style-name="ce7">
            <text:p>2547268965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3" table:style-name="ce3">
            <text:p>3213</text:p>
          </table:table-cell>
          <table:table-cell office:value-type="float" office:value="254725027065" table:style-name="ce7">
            <text:p>2547250270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4" table:style-name="ce3">
            <text:p>3214</text:p>
          </table:table-cell>
          <table:table-cell office:value-type="float" office:value="254746726661" table:style-name="ce7">
            <text:p>2547467266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5" table:style-name="ce3">
            <text:p>3215</text:p>
          </table:table-cell>
          <table:table-cell office:value-type="float" office:value="254712300065" table:style-name="ce7">
            <text:p>2547123000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6" table:style-name="ce3">
            <text:p>3216</text:p>
          </table:table-cell>
          <table:table-cell office:value-type="float" office:value="254758189663" table:style-name="ce7">
            <text:p>2547581896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7" table:style-name="ce3">
            <text:p>3217</text:p>
          </table:table-cell>
          <table:table-cell office:value-type="float" office:value="254702672950" table:style-name="ce7">
            <text:p>2547026729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8" table:style-name="ce3">
            <text:p>3218</text:p>
          </table:table-cell>
          <table:table-cell office:value-type="float" office:value="254722654090" table:style-name="ce7">
            <text:p>2547226540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19" table:style-name="ce3">
            <text:p>3219</text:p>
          </table:table-cell>
          <table:table-cell office:value-type="float" office:value="254704872615" table:style-name="ce7">
            <text:p>2547048726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0" table:style-name="ce3">
            <text:p>3220</text:p>
          </table:table-cell>
          <table:table-cell office:value-type="float" office:value="254716869297" table:style-name="ce7">
            <text:p>2547168692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1" table:style-name="ce3">
            <text:p>3221</text:p>
          </table:table-cell>
          <table:table-cell office:value-type="float" office:value="254702935200" table:style-name="ce7">
            <text:p>254702935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2" table:style-name="ce3">
            <text:p>3222</text:p>
          </table:table-cell>
          <table:table-cell office:value-type="float" office:value="254722925880" table:style-name="ce7">
            <text:p>2547229258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3" table:style-name="ce3">
            <text:p>3223</text:p>
          </table:table-cell>
          <table:table-cell office:value-type="float" office:value="254724265477" table:style-name="ce7">
            <text:p>2547242654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4" table:style-name="ce3">
            <text:p>3224</text:p>
          </table:table-cell>
          <table:table-cell office:value-type="float" office:value="254722282828" table:style-name="ce7">
            <text:p>2547222828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5" table:style-name="ce3">
            <text:p>3225</text:p>
          </table:table-cell>
          <table:table-cell office:value-type="float" office:value="254722407174" table:style-name="ce7">
            <text:p>2547224071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6" table:style-name="ce3">
            <text:p>3226</text:p>
          </table:table-cell>
          <table:table-cell office:value-type="float" office:value="254720765955" table:style-name="ce7">
            <text:p>2547207659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7" table:style-name="ce3">
            <text:p>3227</text:p>
          </table:table-cell>
          <table:table-cell office:value-type="float" office:value="254798697759" table:style-name="ce7">
            <text:p>2547986977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8" table:style-name="ce3">
            <text:p>3228</text:p>
          </table:table-cell>
          <table:table-cell office:value-type="float" office:value="254700474470" table:style-name="ce7">
            <text:p>2547004744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29" table:style-name="ce3">
            <text:p>3229</text:p>
          </table:table-cell>
          <table:table-cell office:value-type="float" office:value="254793001130" table:style-name="ce7">
            <text:p>2547930011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0" table:style-name="ce3">
            <text:p>3230</text:p>
          </table:table-cell>
          <table:table-cell office:value-type="float" office:value="254702682991" table:style-name="ce7">
            <text:p>2547026829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1" table:style-name="ce3">
            <text:p>3231</text:p>
          </table:table-cell>
          <table:table-cell office:value-type="float" office:value="254713755078" table:style-name="ce7">
            <text:p>2547137550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2" table:style-name="ce3">
            <text:p>3232</text:p>
          </table:table-cell>
          <table:table-cell office:value-type="float" office:value="254767924091" table:style-name="ce7">
            <text:p>2547679240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3" table:style-name="ce3">
            <text:p>3233</text:p>
          </table:table-cell>
          <table:table-cell office:value-type="float" office:value="254101418786" table:style-name="ce7">
            <text:p>2541014187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4" table:style-name="ce3">
            <text:p>3234</text:p>
          </table:table-cell>
          <table:table-cell office:value-type="float" office:value="254719455692" table:style-name="ce7">
            <text:p>2547194556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5" table:style-name="ce3">
            <text:p>3235</text:p>
          </table:table-cell>
          <table:table-cell office:value-type="float" office:value="254722713388" table:style-name="ce7">
            <text:p>2547227133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6" table:style-name="ce3">
            <text:p>3236</text:p>
          </table:table-cell>
          <table:table-cell office:value-type="float" office:value="254702253092" table:style-name="ce7">
            <text:p>2547022530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7" table:style-name="ce3">
            <text:p>3237</text:p>
          </table:table-cell>
          <table:table-cell office:value-type="float" office:value="254709924014" table:style-name="ce7">
            <text:p>2547099240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8" table:style-name="ce3">
            <text:p>3238</text:p>
          </table:table-cell>
          <table:table-cell office:value-type="float" office:value="254741125312" table:style-name="ce7">
            <text:p>2547411253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39" table:style-name="ce3">
            <text:p>3239</text:p>
          </table:table-cell>
          <table:table-cell office:value-type="float" office:value="254722324002" table:style-name="ce7">
            <text:p>2547223240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0" table:style-name="ce3">
            <text:p>3240</text:p>
          </table:table-cell>
          <table:table-cell office:value-type="float" office:value="254726294524" table:style-name="ce7">
            <text:p>2547262945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1" table:style-name="ce3">
            <text:p>3241</text:p>
          </table:table-cell>
          <table:table-cell office:value-type="float" office:value="254741728519" table:style-name="ce7">
            <text:p>2547417285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2" table:style-name="ce3">
            <text:p>3242</text:p>
          </table:table-cell>
          <table:table-cell office:value-type="float" office:value="254712163639" table:style-name="ce7">
            <text:p>2547121636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3" table:style-name="ce3">
            <text:p>3243</text:p>
          </table:table-cell>
          <table:table-cell office:value-type="float" office:value="254769924094" table:style-name="ce7">
            <text:p>2547699240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4" table:style-name="ce3">
            <text:p>3244</text:p>
          </table:table-cell>
          <table:table-cell office:value-type="float" office:value="254722166826" table:style-name="ce7">
            <text:p>2547221668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5" table:style-name="ce3">
            <text:p>3245</text:p>
          </table:table-cell>
          <table:table-cell office:value-type="float" office:value="254722805130" table:style-name="ce7">
            <text:p>2547228051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6" table:style-name="ce3">
            <text:p>3246</text:p>
          </table:table-cell>
          <table:table-cell office:value-type="float" office:value="254722241534" table:style-name="ce7">
            <text:p>2547222415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7" table:style-name="ce3">
            <text:p>3247</text:p>
          </table:table-cell>
          <table:table-cell office:value-type="float" office:value="254722851606" table:style-name="ce7">
            <text:p>2547228516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8" table:style-name="ce3">
            <text:p>3248</text:p>
          </table:table-cell>
          <table:table-cell office:value-type="float" office:value="254702153116" table:style-name="ce7">
            <text:p>2547021531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49" table:style-name="ce3">
            <text:p>3249</text:p>
          </table:table-cell>
          <table:table-cell office:value-type="float" office:value="254704407404" table:style-name="ce7">
            <text:p>2547044074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0" table:style-name="ce3">
            <text:p>3250</text:p>
          </table:table-cell>
          <table:table-cell office:value-type="float" office:value="254722526246" table:style-name="ce7">
            <text:p>2547225262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1" table:style-name="ce3">
            <text:p>3251</text:p>
          </table:table-cell>
          <table:table-cell office:value-type="float" office:value="254707998372" table:style-name="ce7">
            <text:p>2547079983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2" table:style-name="ce3">
            <text:p>3252</text:p>
          </table:table-cell>
          <table:table-cell office:value-type="float" office:value="254723843814" table:style-name="ce7">
            <text:p>2547238438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3" table:style-name="ce3">
            <text:p>3253</text:p>
          </table:table-cell>
          <table:table-cell office:value-type="float" office:value="254749752555" table:style-name="ce7">
            <text:p>2547497525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4" table:style-name="ce3">
            <text:p>3254</text:p>
          </table:table-cell>
          <table:table-cell office:value-type="float" office:value="254700931592" table:style-name="ce7">
            <text:p>2547009315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5" table:style-name="ce3">
            <text:p>3255</text:p>
          </table:table-cell>
          <table:table-cell office:value-type="float" office:value="254722793324" table:style-name="ce7">
            <text:p>2547227933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6" table:style-name="ce3">
            <text:p>3256</text:p>
          </table:table-cell>
          <table:table-cell office:value-type="float" office:value="254723843841" table:style-name="ce7">
            <text:p>2547238438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7" table:style-name="ce3">
            <text:p>3257</text:p>
          </table:table-cell>
          <table:table-cell office:value-type="float" office:value="254722856911" table:style-name="ce7">
            <text:p>2547228569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8" table:style-name="ce3">
            <text:p>3258</text:p>
          </table:table-cell>
          <table:table-cell office:value-type="float" office:value="254720013720" table:style-name="ce7">
            <text:p>2547200137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59" table:style-name="ce3">
            <text:p>3259</text:p>
          </table:table-cell>
          <table:table-cell office:value-type="float" office:value="254743334314" table:style-name="ce7">
            <text:p>2547433343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0" table:style-name="ce3">
            <text:p>3260</text:p>
          </table:table-cell>
          <table:table-cell office:value-type="float" office:value="254768078109" table:style-name="ce7">
            <text:p>2547680781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1" table:style-name="ce3">
            <text:p>3261</text:p>
          </table:table-cell>
          <table:table-cell office:value-type="float" office:value="254722555018" table:style-name="ce7">
            <text:p>2547225550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2" table:style-name="ce3">
            <text:p>3262</text:p>
          </table:table-cell>
          <table:table-cell office:value-type="float" office:value="254720085506" table:style-name="ce7">
            <text:p>2547200855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3" table:style-name="ce3">
            <text:p>3263</text:p>
          </table:table-cell>
          <table:table-cell office:value-type="float" office:value="254758221770" table:style-name="ce7">
            <text:p>2547582217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4" table:style-name="ce3">
            <text:p>3264</text:p>
          </table:table-cell>
          <table:table-cell office:value-type="float" office:value="254715837958" table:style-name="ce7">
            <text:p>2547158379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5" table:style-name="ce3">
            <text:p>3265</text:p>
          </table:table-cell>
          <table:table-cell office:value-type="float" office:value="254724219065" table:style-name="ce7">
            <text:p>2547242190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6" table:style-name="ce3">
            <text:p>3266</text:p>
          </table:table-cell>
          <table:table-cell office:value-type="float" office:value="254723711381" table:style-name="ce7">
            <text:p>2547237113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7" table:style-name="ce3">
            <text:p>3267</text:p>
          </table:table-cell>
          <table:table-cell office:value-type="float" office:value="254723000065" table:style-name="ce7">
            <text:p>2547230000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8" table:style-name="ce3">
            <text:p>3268</text:p>
          </table:table-cell>
          <table:table-cell office:value-type="float" office:value="254769424094" table:style-name="ce7">
            <text:p>2547694240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69" table:style-name="ce3">
            <text:p>3269</text:p>
          </table:table-cell>
          <table:table-cell office:value-type="float" office:value="254717214206" table:style-name="ce7">
            <text:p>2547172142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0" table:style-name="ce3">
            <text:p>3270</text:p>
          </table:table-cell>
          <table:table-cell office:value-type="float" office:value="254726572000" table:style-name="ce7">
            <text:p>254726572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1" table:style-name="ce3">
            <text:p>3271</text:p>
          </table:table-cell>
          <table:table-cell office:value-type="float" office:value="254731778820" table:style-name="ce7">
            <text:p>2547317788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2" table:style-name="ce3">
            <text:p>3272</text:p>
          </table:table-cell>
          <table:table-cell office:value-type="float" office:value="254713146450" table:style-name="ce7">
            <text:p>2547131464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3" table:style-name="ce3">
            <text:p>3273</text:p>
          </table:table-cell>
          <table:table-cell office:value-type="float" office:value="254722853264" table:style-name="ce7">
            <text:p>2547228532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4" table:style-name="ce3">
            <text:p>3274</text:p>
          </table:table-cell>
          <table:table-cell office:value-type="float" office:value="254728663134" table:style-name="ce7">
            <text:p>2547286631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5" table:style-name="ce3">
            <text:p>3275</text:p>
          </table:table-cell>
          <table:table-cell office:value-type="float" office:value="254722774258" table:style-name="ce7">
            <text:p>2547227742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6" table:style-name="ce3">
            <text:p>3276</text:p>
          </table:table-cell>
          <table:table-cell office:value-type="float" office:value="254100843936" table:style-name="ce7">
            <text:p>2541008439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7" table:style-name="ce3">
            <text:p>3277</text:p>
          </table:table-cell>
          <table:table-cell office:value-type="float" office:value="254780802782" table:style-name="ce7">
            <text:p>2547808027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8" table:style-name="ce3">
            <text:p>3278</text:p>
          </table:table-cell>
          <table:table-cell office:value-type="float" office:value="254791487665" table:style-name="ce7">
            <text:p>2547914876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79" table:style-name="ce3">
            <text:p>3279</text:p>
          </table:table-cell>
          <table:table-cell office:value-type="float" office:value="254719487665" table:style-name="ce7">
            <text:p>2547194876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0" table:style-name="ce3">
            <text:p>3280</text:p>
          </table:table-cell>
          <table:table-cell office:value-type="float" office:value="254720636762" table:style-name="ce7">
            <text:p>2547206367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1" table:style-name="ce3">
            <text:p>3281</text:p>
          </table:table-cell>
          <table:table-cell office:value-type="float" office:value="254791479168" table:style-name="ce7">
            <text:p>2547914791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2" table:style-name="ce3">
            <text:p>3282</text:p>
          </table:table-cell>
          <table:table-cell office:value-type="float" office:value="254713177772" table:style-name="ce7">
            <text:p>2547131777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3" table:style-name="ce3">
            <text:p>3283</text:p>
          </table:table-cell>
          <table:table-cell office:value-type="float" office:value="254720559738" table:style-name="ce7">
            <text:p>2547205597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4" table:style-name="ce3">
            <text:p>3284</text:p>
          </table:table-cell>
          <table:table-cell office:value-type="float" office:value="254723884069" table:style-name="ce7">
            <text:p>2547238840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5" table:style-name="ce3">
            <text:p>3285</text:p>
          </table:table-cell>
          <table:table-cell office:value-type="float" office:value="254704619182" table:style-name="ce7">
            <text:p>2547046191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6" table:style-name="ce3">
            <text:p>3286</text:p>
          </table:table-cell>
          <table:table-cell office:value-type="float" office:value="254700720037" table:style-name="ce7">
            <text:p>2547007200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7" table:style-name="ce3">
            <text:p>3287</text:p>
          </table:table-cell>
          <table:table-cell office:value-type="float" office:value="254721391391" table:style-name="ce7">
            <text:p>2547213913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8" table:style-name="ce3">
            <text:p>3288</text:p>
          </table:table-cell>
          <table:table-cell office:value-type="float" office:value="254758439212" table:style-name="ce7">
            <text:p>2547584392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89" table:style-name="ce3">
            <text:p>3289</text:p>
          </table:table-cell>
          <table:table-cell office:value-type="float" office:value="254707899098" table:style-name="ce7">
            <text:p>254707899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0" table:style-name="ce3">
            <text:p>3290</text:p>
          </table:table-cell>
          <table:table-cell office:value-type="float" office:value="254701769764" table:style-name="ce7">
            <text:p>2547017697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1" table:style-name="ce3">
            <text:p>3291</text:p>
          </table:table-cell>
          <table:table-cell office:value-type="float" office:value="254721747846" table:style-name="ce7">
            <text:p>2547217478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2" table:style-name="ce3">
            <text:p>3292</text:p>
          </table:table-cell>
          <table:table-cell office:value-type="float" office:value="254707337003" table:style-name="ce7">
            <text:p>2547073370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3" table:style-name="ce3">
            <text:p>3293</text:p>
          </table:table-cell>
          <table:table-cell office:value-type="float" office:value="254787559650" table:style-name="ce7">
            <text:p>2547875596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4" table:style-name="ce3">
            <text:p>3294</text:p>
          </table:table-cell>
          <table:table-cell office:value-type="float" office:value="254703786110" table:style-name="ce7">
            <text:p>2547037861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5" table:style-name="ce3">
            <text:p>3295</text:p>
          </table:table-cell>
          <table:table-cell office:value-type="float" office:value="254709695074" table:style-name="ce7">
            <text:p>2547096950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6" table:style-name="ce3">
            <text:p>3296</text:p>
          </table:table-cell>
          <table:table-cell office:value-type="float" office:value="254713011347" table:style-name="ce7">
            <text:p>2547130113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7" table:style-name="ce3">
            <text:p>3297</text:p>
          </table:table-cell>
          <table:table-cell office:value-type="float" office:value="254717740370" table:style-name="ce7">
            <text:p>2547177403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8" table:style-name="ce3">
            <text:p>3298</text:p>
          </table:table-cell>
          <table:table-cell office:value-type="float" office:value="254701730584" table:style-name="ce7">
            <text:p>2547017305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299" table:style-name="ce3">
            <text:p>3299</text:p>
          </table:table-cell>
          <table:table-cell office:value-type="float" office:value="254729840044" table:style-name="ce7">
            <text:p>2547298400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0" table:style-name="ce3">
            <text:p>3300</text:p>
          </table:table-cell>
          <table:table-cell office:value-type="float" office:value="254733886185" table:style-name="ce7">
            <text:p>2547338861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1" table:style-name="ce3">
            <text:p>3301</text:p>
          </table:table-cell>
          <table:table-cell office:value-type="float" office:value="254722514899" table:style-name="ce7">
            <text:p>2547225148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2" table:style-name="ce3">
            <text:p>3302</text:p>
          </table:table-cell>
          <table:table-cell office:value-type="float" office:value="254735825670" table:style-name="ce7">
            <text:p>2547358256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3" table:style-name="ce3">
            <text:p>3303</text:p>
          </table:table-cell>
          <table:table-cell office:value-type="float" office:value="254715573140" table:style-name="ce7">
            <text:p>2547155731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4" table:style-name="ce3">
            <text:p>3304</text:p>
          </table:table-cell>
          <table:table-cell office:value-type="float" office:value="254735602345" table:style-name="ce7">
            <text:p>2547356023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5" table:style-name="ce3">
            <text:p>3305</text:p>
          </table:table-cell>
          <table:table-cell office:value-type="float" office:value="254713523405" table:style-name="ce7">
            <text:p>2547135234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6" table:style-name="ce3">
            <text:p>3306</text:p>
          </table:table-cell>
          <table:table-cell office:value-type="float" office:value="254743595974" table:style-name="ce7">
            <text:p>2547435959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7" table:style-name="ce3">
            <text:p>3307</text:p>
          </table:table-cell>
          <table:table-cell office:value-type="float" office:value="254721716361" table:style-name="ce7">
            <text:p>2547217163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8" table:style-name="ce3">
            <text:p>3308</text:p>
          </table:table-cell>
          <table:table-cell office:value-type="float" office:value="254724555189" table:style-name="ce7">
            <text:p>2547245551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09" table:style-name="ce3">
            <text:p>3309</text:p>
          </table:table-cell>
          <table:table-cell office:value-type="float" office:value="254707953791" table:style-name="ce7">
            <text:p>2547079537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0" table:style-name="ce3">
            <text:p>3310</text:p>
          </table:table-cell>
          <table:table-cell office:value-type="float" office:value="254710514008" table:style-name="ce7">
            <text:p>2547105140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1" table:style-name="ce3">
            <text:p>3311</text:p>
          </table:table-cell>
          <table:table-cell office:value-type="float" office:value="254726879877" table:style-name="ce7">
            <text:p>2547268798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2" table:style-name="ce3">
            <text:p>3312</text:p>
          </table:table-cell>
          <table:table-cell office:value-type="float" office:value="254714256997" table:style-name="ce7">
            <text:p>2547142569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3" table:style-name="ce3">
            <text:p>3313</text:p>
          </table:table-cell>
          <table:table-cell office:value-type="float" office:value="254723486200" table:style-name="ce7">
            <text:p>254723486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4" table:style-name="ce3">
            <text:p>3314</text:p>
          </table:table-cell>
          <table:table-cell office:value-type="float" office:value="254722495800" table:style-name="ce7">
            <text:p>254722495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5" table:style-name="ce3">
            <text:p>3315</text:p>
          </table:table-cell>
          <table:table-cell office:value-type="float" office:value="254723532145" table:style-name="ce7">
            <text:p>2547235321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6" table:style-name="ce3">
            <text:p>3316</text:p>
          </table:table-cell>
          <table:table-cell office:value-type="float" office:value="254726698404" table:style-name="ce7">
            <text:p>2547266984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7" table:style-name="ce3">
            <text:p>3317</text:p>
          </table:table-cell>
          <table:table-cell office:value-type="float" office:value="254713729089" table:style-name="ce7">
            <text:p>2547137290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8" table:style-name="ce3">
            <text:p>3318</text:p>
          </table:table-cell>
          <table:table-cell office:value-type="float" office:value="254793634307" table:style-name="ce7">
            <text:p>2547936343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19" table:style-name="ce3">
            <text:p>3319</text:p>
          </table:table-cell>
          <table:table-cell office:value-type="float" office:value="254737227548" table:style-name="ce7">
            <text:p>2547372275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0" table:style-name="ce3">
            <text:p>3320</text:p>
          </table:table-cell>
          <table:table-cell office:value-type="float" office:value="254724362495" table:style-name="ce7">
            <text:p>2547243624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1" table:style-name="ce3">
            <text:p>3321</text:p>
          </table:table-cell>
          <table:table-cell office:value-type="float" office:value="254726749360" table:style-name="ce7">
            <text:p>2547267493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2" table:style-name="ce3">
            <text:p>3322</text:p>
          </table:table-cell>
          <table:table-cell office:value-type="float" office:value="254738059252" table:style-name="ce7">
            <text:p>2547380592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3" table:style-name="ce3">
            <text:p>3323</text:p>
          </table:table-cell>
          <table:table-cell office:value-type="float" office:value="254789243288" table:style-name="ce7">
            <text:p>2547892432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4" table:style-name="ce3">
            <text:p>3324</text:p>
          </table:table-cell>
          <table:table-cell office:value-type="float" office:value="254713516328" table:style-name="ce7">
            <text:p>2547135163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5" table:style-name="ce3">
            <text:p>3325</text:p>
          </table:table-cell>
          <table:table-cell office:value-type="float" office:value="254721440018" table:style-name="ce7">
            <text:p>2547214400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6" table:style-name="ce3">
            <text:p>3326</text:p>
          </table:table-cell>
          <table:table-cell office:value-type="float" office:value="254714638213" table:style-name="ce7">
            <text:p>2547146382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7" table:style-name="ce3">
            <text:p>3327</text:p>
          </table:table-cell>
          <table:table-cell office:value-type="float" office:value="254731824033" table:style-name="ce7">
            <text:p>2547318240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8" table:style-name="ce3">
            <text:p>3328</text:p>
          </table:table-cell>
          <table:table-cell office:value-type="float" office:value="254715182901" table:style-name="ce7">
            <text:p>2547151829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29" table:style-name="ce3">
            <text:p>3329</text:p>
          </table:table-cell>
          <table:table-cell office:value-type="float" office:value="254721593170" table:style-name="ce7">
            <text:p>2547215931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0" table:style-name="ce3">
            <text:p>3330</text:p>
          </table:table-cell>
          <table:table-cell office:value-type="float" office:value="254769671678" table:style-name="ce7">
            <text:p>2547696716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1" table:style-name="ce3">
            <text:p>3331</text:p>
          </table:table-cell>
          <table:table-cell office:value-type="float" office:value="254724580036" table:style-name="ce7">
            <text:p>2547245800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2" table:style-name="ce3">
            <text:p>3332</text:p>
          </table:table-cell>
          <table:table-cell office:value-type="float" office:value="254796825974" table:style-name="ce7">
            <text:p>2547968259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3" table:style-name="ce3">
            <text:p>3333</text:p>
          </table:table-cell>
          <table:table-cell office:value-type="float" office:value="254768598689" table:style-name="ce7">
            <text:p>2547685986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4" table:style-name="ce3">
            <text:p>3334</text:p>
          </table:table-cell>
          <table:table-cell office:value-type="float" office:value="254729940998" table:style-name="ce7">
            <text:p>2547299409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5" table:style-name="ce3">
            <text:p>3335</text:p>
          </table:table-cell>
          <table:table-cell office:value-type="float" office:value="254722231452" table:style-name="ce7">
            <text:p>2547222314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6" table:style-name="ce3">
            <text:p>3336</text:p>
          </table:table-cell>
          <table:table-cell office:value-type="float" office:value="254778018451" table:style-name="ce7">
            <text:p>2547780184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7" table:style-name="ce3">
            <text:p>3337</text:p>
          </table:table-cell>
          <table:table-cell office:value-type="float" office:value="254720828236" table:style-name="ce7">
            <text:p>2547208282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8" table:style-name="ce3">
            <text:p>3338</text:p>
          </table:table-cell>
          <table:table-cell office:value-type="float" office:value="254712658767" table:style-name="ce7">
            <text:p>2547126587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39" table:style-name="ce3">
            <text:p>3339</text:p>
          </table:table-cell>
          <table:table-cell office:value-type="float" office:value="254741908784" table:style-name="ce7">
            <text:p>2547419087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0" table:style-name="ce3">
            <text:p>3340</text:p>
          </table:table-cell>
          <table:table-cell office:value-type="float" office:value="254728714814" table:style-name="ce7">
            <text:p>2547287148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1" table:style-name="ce3">
            <text:p>3341</text:p>
          </table:table-cell>
          <table:table-cell office:value-type="float" office:value="254768111448" table:style-name="ce7">
            <text:p>2547681114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2" table:style-name="ce3">
            <text:p>3342</text:p>
          </table:table-cell>
          <table:table-cell office:value-type="float" office:value="254727305947" table:style-name="ce7">
            <text:p>2547273059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3" table:style-name="ce3">
            <text:p>3343</text:p>
          </table:table-cell>
          <table:table-cell office:value-type="float" office:value="254719104239" table:style-name="ce7">
            <text:p>2547191042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4" table:style-name="ce3">
            <text:p>3344</text:p>
          </table:table-cell>
          <table:table-cell office:value-type="float" office:value="254722205535" table:style-name="ce7">
            <text:p>2547222055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5" table:style-name="ce3">
            <text:p>3345</text:p>
          </table:table-cell>
          <table:table-cell office:value-type="float" office:value="254713735654" table:style-name="ce7">
            <text:p>2547137356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6" table:style-name="ce3">
            <text:p>3346</text:p>
          </table:table-cell>
          <table:table-cell office:value-type="float" office:value="254710576358" table:style-name="ce7">
            <text:p>2547105763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7" table:style-name="ce3">
            <text:p>3347</text:p>
          </table:table-cell>
          <table:table-cell office:value-type="float" office:value="254713473347" table:style-name="ce7">
            <text:p>2547134733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8" table:style-name="ce3">
            <text:p>3348</text:p>
          </table:table-cell>
          <table:table-cell office:value-type="float" office:value="254708959138" table:style-name="ce7">
            <text:p>2547089591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49" table:style-name="ce3">
            <text:p>3349</text:p>
          </table:table-cell>
          <table:table-cell office:value-type="float" office:value="254785805790" table:style-name="ce7">
            <text:p>2547858057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0" table:style-name="ce3">
            <text:p>3350</text:p>
          </table:table-cell>
          <table:table-cell office:value-type="float" office:value="254729828848" table:style-name="ce7">
            <text:p>2547298288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1" table:style-name="ce3">
            <text:p>3351</text:p>
          </table:table-cell>
          <table:table-cell office:value-type="float" office:value="254705415580" table:style-name="ce7">
            <text:p>2547054155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2" table:style-name="ce3">
            <text:p>3352</text:p>
          </table:table-cell>
          <table:table-cell office:value-type="float" office:value="254716584359" table:style-name="ce7">
            <text:p>254716584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3" table:style-name="ce3">
            <text:p>3353</text:p>
          </table:table-cell>
          <table:table-cell office:value-type="float" office:value="254726052198" table:style-name="ce7">
            <text:p>2547260521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4" table:style-name="ce3">
            <text:p>3354</text:p>
          </table:table-cell>
          <table:table-cell office:value-type="float" office:value="254721369555" table:style-name="ce7">
            <text:p>2547213695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5" table:style-name="ce3">
            <text:p>3355</text:p>
          </table:table-cell>
          <table:table-cell office:value-type="float" office:value="254737735126" table:style-name="ce7">
            <text:p>2547377351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6" table:style-name="ce3">
            <text:p>3356</text:p>
          </table:table-cell>
          <table:table-cell office:value-type="float" office:value="254713217204" table:style-name="ce7">
            <text:p>2547132172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7" table:style-name="ce3">
            <text:p>3357</text:p>
          </table:table-cell>
          <table:table-cell office:value-type="float" office:value="254717051856" table:style-name="ce7">
            <text:p>2547170518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8" table:style-name="ce3">
            <text:p>3358</text:p>
          </table:table-cell>
          <table:table-cell office:value-type="float" office:value="254726551222" table:style-name="ce7">
            <text:p>254726551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59" table:style-name="ce3">
            <text:p>3359</text:p>
          </table:table-cell>
          <table:table-cell office:value-type="float" office:value="254722327923" table:style-name="ce7">
            <text:p>2547223279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0" table:style-name="ce3">
            <text:p>3360</text:p>
          </table:table-cell>
          <table:table-cell office:value-type="float" office:value="254715627285" table:style-name="ce7">
            <text:p>2547156272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1" table:style-name="ce3">
            <text:p>3361</text:p>
          </table:table-cell>
          <table:table-cell office:value-type="float" office:value="254720574072" table:style-name="ce7">
            <text:p>2547205740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2" table:style-name="ce3">
            <text:p>3362</text:p>
          </table:table-cell>
          <table:table-cell office:value-type="float" office:value="254700292514" table:style-name="ce7">
            <text:p>2547002925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3" table:style-name="ce3">
            <text:p>3363</text:p>
          </table:table-cell>
          <table:table-cell office:value-type="float" office:value="254721278662" table:style-name="ce7">
            <text:p>2547212786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4" table:style-name="ce3">
            <text:p>3364</text:p>
          </table:table-cell>
          <table:table-cell office:value-type="float" office:value="254721589587" table:style-name="ce7">
            <text:p>2547215895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5" table:style-name="ce3">
            <text:p>3365</text:p>
          </table:table-cell>
          <table:table-cell office:value-type="float" office:value="254708192830" table:style-name="ce7">
            <text:p>2547081928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6" table:style-name="ce3">
            <text:p>3366</text:p>
          </table:table-cell>
          <table:table-cell office:value-type="float" office:value="254727688098" table:style-name="ce7">
            <text:p>254727688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7" table:style-name="ce3">
            <text:p>3367</text:p>
          </table:table-cell>
          <table:table-cell office:value-type="float" office:value="254733662081" table:style-name="ce7">
            <text:p>2547336620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8" table:style-name="ce3">
            <text:p>3368</text:p>
          </table:table-cell>
          <table:table-cell office:value-type="float" office:value="254722760451" table:style-name="ce7">
            <text:p>2547227604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69" table:style-name="ce3">
            <text:p>3369</text:p>
          </table:table-cell>
          <table:table-cell office:value-type="float" office:value="254724742200" table:style-name="ce7">
            <text:p>254724742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0" table:style-name="ce3">
            <text:p>3370</text:p>
          </table:table-cell>
          <table:table-cell office:value-type="float" office:value="254722525436" table:style-name="ce7">
            <text:p>2547225254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1" table:style-name="ce3">
            <text:p>3371</text:p>
          </table:table-cell>
          <table:table-cell office:value-type="float" office:value="254729641179" table:style-name="ce7">
            <text:p>2547296411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2" table:style-name="ce3">
            <text:p>3372</text:p>
          </table:table-cell>
          <table:table-cell office:value-type="float" office:value="254710151452" table:style-name="ce7">
            <text:p>2547101514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3" table:style-name="ce3">
            <text:p>3373</text:p>
          </table:table-cell>
          <table:table-cell office:value-type="float" office:value="254721871493" table:style-name="ce7">
            <text:p>2547218714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4" table:style-name="ce3">
            <text:p>3374</text:p>
          </table:table-cell>
          <table:table-cell office:value-type="float" office:value="254723442356" table:style-name="ce7">
            <text:p>2547234423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5" table:style-name="ce3">
            <text:p>3375</text:p>
          </table:table-cell>
          <table:table-cell office:value-type="float" office:value="254713120391" table:style-name="ce7">
            <text:p>2547131203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6" table:style-name="ce3">
            <text:p>3376</text:p>
          </table:table-cell>
          <table:table-cell office:value-type="float" office:value="254721775523" table:style-name="ce7">
            <text:p>2547217755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7" table:style-name="ce3">
            <text:p>3377</text:p>
          </table:table-cell>
          <table:table-cell office:value-type="float" office:value="254724773499" table:style-name="ce7">
            <text:p>2547247734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8" table:style-name="ce3">
            <text:p>3378</text:p>
          </table:table-cell>
          <table:table-cell office:value-type="float" office:value="254719765614" table:style-name="ce7">
            <text:p>2547197656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79" table:style-name="ce3">
            <text:p>3379</text:p>
          </table:table-cell>
          <table:table-cell office:value-type="float" office:value="254721839434" table:style-name="ce7">
            <text:p>2547218394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0" table:style-name="ce3">
            <text:p>3380</text:p>
          </table:table-cell>
          <table:table-cell office:value-type="float" office:value="254732891106" table:style-name="ce7">
            <text:p>2547328911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1" table:style-name="ce3">
            <text:p>3381</text:p>
          </table:table-cell>
          <table:table-cell office:value-type="float" office:value="254754604168" table:style-name="ce7">
            <text:p>2547546041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2" table:style-name="ce3">
            <text:p>3382</text:p>
          </table:table-cell>
          <table:table-cell office:value-type="float" office:value="254708914444" table:style-name="ce7">
            <text:p>254708914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3" table:style-name="ce3">
            <text:p>3383</text:p>
          </table:table-cell>
          <table:table-cell office:value-type="float" office:value="254721410814" table:style-name="ce7">
            <text:p>2547214108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4" table:style-name="ce3">
            <text:p>3384</text:p>
          </table:table-cell>
          <table:table-cell office:value-type="float" office:value="254722423436" table:style-name="ce7">
            <text:p>2547224234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5" table:style-name="ce3">
            <text:p>3385</text:p>
          </table:table-cell>
          <table:table-cell office:value-type="float" office:value="254707357273" table:style-name="ce7">
            <text:p>2547073572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6" table:style-name="ce3">
            <text:p>3386</text:p>
          </table:table-cell>
          <table:table-cell office:value-type="float" office:value="254746519313" table:style-name="ce7">
            <text:p>2547465193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7" table:style-name="ce3">
            <text:p>3387</text:p>
          </table:table-cell>
          <table:table-cell office:value-type="float" office:value="254722270657" table:style-name="ce7">
            <text:p>2547222706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8" table:style-name="ce3">
            <text:p>3388</text:p>
          </table:table-cell>
          <table:table-cell office:value-type="float" office:value="254715424264" table:style-name="ce7">
            <text:p>2547154242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89" table:style-name="ce3">
            <text:p>3389</text:p>
          </table:table-cell>
          <table:table-cell office:value-type="float" office:value="254722916701" table:style-name="ce7">
            <text:p>2547229167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0" table:style-name="ce3">
            <text:p>3390</text:p>
          </table:table-cell>
          <table:table-cell office:value-type="float" office:value="254726961663" table:style-name="ce7">
            <text:p>2547269616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1" table:style-name="ce3">
            <text:p>3391</text:p>
          </table:table-cell>
          <table:table-cell office:value-type="float" office:value="254722683948" table:style-name="ce7">
            <text:p>2547226839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2" table:style-name="ce3">
            <text:p>3392</text:p>
          </table:table-cell>
          <table:table-cell office:value-type="float" office:value="254723738007" table:style-name="ce7">
            <text:p>254723738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3" table:style-name="ce3">
            <text:p>3393</text:p>
          </table:table-cell>
          <table:table-cell office:value-type="float" office:value="254723623066" table:style-name="ce7">
            <text:p>2547236230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4" table:style-name="ce3">
            <text:p>3394</text:p>
          </table:table-cell>
          <table:table-cell office:value-type="float" office:value="254722854657" table:style-name="ce7">
            <text:p>2547228546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5" table:style-name="ce3">
            <text:p>3395</text:p>
          </table:table-cell>
          <table:table-cell office:value-type="float" office:value="254780751928" table:style-name="ce7">
            <text:p>2547807519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6" table:style-name="ce3">
            <text:p>3396</text:p>
          </table:table-cell>
          <table:table-cell office:value-type="float" office:value="254706334100" table:style-name="ce7">
            <text:p>254706334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7" table:style-name="ce3">
            <text:p>3397</text:p>
          </table:table-cell>
          <table:table-cell office:value-type="float" office:value="254722261096" table:style-name="ce7">
            <text:p>2547222610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8" table:style-name="ce3">
            <text:p>3398</text:p>
          </table:table-cell>
          <table:table-cell office:value-type="float" office:value="254721147046" table:style-name="ce7">
            <text:p>2547211470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399" table:style-name="ce3">
            <text:p>3399</text:p>
          </table:table-cell>
          <table:table-cell office:value-type="float" office:value="254708083166" table:style-name="ce7">
            <text:p>2547080831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0" table:style-name="ce3">
            <text:p>3400</text:p>
          </table:table-cell>
          <table:table-cell office:value-type="float" office:value="254723168522" table:style-name="ce7">
            <text:p>2547231685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1" table:style-name="ce3">
            <text:p>3401</text:p>
          </table:table-cell>
          <table:table-cell office:value-type="float" office:value="254722846419" table:style-name="ce7">
            <text:p>2547228464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2" table:style-name="ce3">
            <text:p>3402</text:p>
          </table:table-cell>
          <table:table-cell office:value-type="float" office:value="254748700598" table:style-name="ce7">
            <text:p>2547487005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3" table:style-name="ce3">
            <text:p>3403</text:p>
          </table:table-cell>
          <table:table-cell office:value-type="float" office:value="254733698795" table:style-name="ce7">
            <text:p>2547336987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4" table:style-name="ce3">
            <text:p>3404</text:p>
          </table:table-cell>
          <table:table-cell office:value-type="float" office:value="254722775020" table:style-name="ce7">
            <text:p>2547227750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5" table:style-name="ce3">
            <text:p>3405</text:p>
          </table:table-cell>
          <table:table-cell office:value-type="float" office:value="254722721606" table:style-name="ce7">
            <text:p>2547227216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6" table:style-name="ce3">
            <text:p>3406</text:p>
          </table:table-cell>
          <table:table-cell office:value-type="float" office:value="254722529754" table:style-name="ce7">
            <text:p>2547225297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7" table:style-name="ce3">
            <text:p>3407</text:p>
          </table:table-cell>
          <table:table-cell office:value-type="float" office:value="254728218951" table:style-name="ce7">
            <text:p>2547282189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8" table:style-name="ce3">
            <text:p>3408</text:p>
          </table:table-cell>
          <table:table-cell office:value-type="float" office:value="254722528763" table:style-name="ce7">
            <text:p>2547225287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09" table:style-name="ce3">
            <text:p>3409</text:p>
          </table:table-cell>
          <table:table-cell office:value-type="float" office:value="254720924792" table:style-name="ce7">
            <text:p>2547209247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0" table:style-name="ce3">
            <text:p>3410</text:p>
          </table:table-cell>
          <table:table-cell office:value-type="float" office:value="254722725651" table:style-name="ce7">
            <text:p>2547227256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1" table:style-name="ce3">
            <text:p>3411</text:p>
          </table:table-cell>
          <table:table-cell office:value-type="float" office:value="254717430010" table:style-name="ce7">
            <text:p>2547174300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2" table:style-name="ce3">
            <text:p>3412</text:p>
          </table:table-cell>
          <table:table-cell office:value-type="float" office:value="254721484371" table:style-name="ce7">
            <text:p>2547214843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3" table:style-name="ce3">
            <text:p>3413</text:p>
          </table:table-cell>
          <table:table-cell office:value-type="float" office:value="254714841341" table:style-name="ce7">
            <text:p>2547148413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4" table:style-name="ce3">
            <text:p>3414</text:p>
          </table:table-cell>
          <table:table-cell office:value-type="float" office:value="254722717981" table:style-name="ce7">
            <text:p>2547227179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5" table:style-name="ce3">
            <text:p>3415</text:p>
          </table:table-cell>
          <table:table-cell office:value-type="float" office:value="254726543602" table:style-name="ce7">
            <text:p>2547265436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6" table:style-name="ce3">
            <text:p>3416</text:p>
          </table:table-cell>
          <table:table-cell office:value-type="float" office:value="254721667815" table:style-name="ce7">
            <text:p>2547216678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7" table:style-name="ce3">
            <text:p>3417</text:p>
          </table:table-cell>
          <table:table-cell office:value-type="float" office:value="254708269250" table:style-name="ce7">
            <text:p>2547082692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8" table:style-name="ce3">
            <text:p>3418</text:p>
          </table:table-cell>
          <table:table-cell office:value-type="float" office:value="254705569858" table:style-name="ce7">
            <text:p>2547055698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19" table:style-name="ce3">
            <text:p>3419</text:p>
          </table:table-cell>
          <table:table-cell office:value-type="float" office:value="254721339520" table:style-name="ce7">
            <text:p>2547213395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0" table:style-name="ce3">
            <text:p>3420</text:p>
          </table:table-cell>
          <table:table-cell office:value-type="float" office:value="254755410726" table:style-name="ce7">
            <text:p>2547554107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1" table:style-name="ce3">
            <text:p>3421</text:p>
          </table:table-cell>
          <table:table-cell office:value-type="float" office:value="254714687059" table:style-name="ce7">
            <text:p>2547146870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2" table:style-name="ce3">
            <text:p>3422</text:p>
          </table:table-cell>
          <table:table-cell office:value-type="float" office:value="254707519477" table:style-name="ce7">
            <text:p>2547075194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3" table:style-name="ce3">
            <text:p>3423</text:p>
          </table:table-cell>
          <table:table-cell office:value-type="float" office:value="254797736104" table:style-name="ce7">
            <text:p>2547977361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4" table:style-name="ce3">
            <text:p>3424</text:p>
          </table:table-cell>
          <table:table-cell office:value-type="float" office:value="254722816060" table:style-name="ce7">
            <text:p>2547228160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5" table:style-name="ce3">
            <text:p>3425</text:p>
          </table:table-cell>
          <table:table-cell office:value-type="float" office:value="254722800328" table:style-name="ce7">
            <text:p>2547228003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6" table:style-name="ce3">
            <text:p>3426</text:p>
          </table:table-cell>
          <table:table-cell office:value-type="float" office:value="254723805869" table:style-name="ce7">
            <text:p>2547238058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7" table:style-name="ce3">
            <text:p>3427</text:p>
          </table:table-cell>
          <table:table-cell office:value-type="float" office:value="254721630794" table:style-name="ce7">
            <text:p>2547216307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8" table:style-name="ce3">
            <text:p>3428</text:p>
          </table:table-cell>
          <table:table-cell office:value-type="float" office:value="254723931680" table:style-name="ce7">
            <text:p>2547239316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29" table:style-name="ce3">
            <text:p>3429</text:p>
          </table:table-cell>
          <table:table-cell office:value-type="float" office:value="254714977404" table:style-name="ce7">
            <text:p>2547149774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0" table:style-name="ce3">
            <text:p>3430</text:p>
          </table:table-cell>
          <table:table-cell office:value-type="float" office:value="254726557019" table:style-name="ce7">
            <text:p>2547265570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1" table:style-name="ce3">
            <text:p>3431</text:p>
          </table:table-cell>
          <table:table-cell office:value-type="float" office:value="254722171933" table:style-name="ce7">
            <text:p>2547221719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2" table:style-name="ce3">
            <text:p>3432</text:p>
          </table:table-cell>
          <table:table-cell office:value-type="float" office:value="254721733393" table:style-name="ce7">
            <text:p>2547217333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3" table:style-name="ce3">
            <text:p>3433</text:p>
          </table:table-cell>
          <table:table-cell office:value-type="float" office:value="254733660008" table:style-name="ce7">
            <text:p>2547336600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4" table:style-name="ce3">
            <text:p>3434</text:p>
          </table:table-cell>
          <table:table-cell office:value-type="float" office:value="254735555002" table:style-name="ce7">
            <text:p>2547355550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5" table:style-name="ce3">
            <text:p>3435</text:p>
          </table:table-cell>
          <table:table-cell office:value-type="float" office:value="254723978376" table:style-name="ce7">
            <text:p>2547239783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6" table:style-name="ce3">
            <text:p>3436</text:p>
          </table:table-cell>
          <table:table-cell office:value-type="float" office:value="254714782739" table:style-name="ce7">
            <text:p>2547147827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7" table:style-name="ce3">
            <text:p>3437</text:p>
          </table:table-cell>
          <table:table-cell office:value-type="float" office:value="254713330255" table:style-name="ce7">
            <text:p>2547133302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8" table:style-name="ce3">
            <text:p>3438</text:p>
          </table:table-cell>
          <table:table-cell office:value-type="float" office:value="254722846469" table:style-name="ce7">
            <text:p>2547228464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39" table:style-name="ce3">
            <text:p>3439</text:p>
          </table:table-cell>
          <table:table-cell office:value-type="float" office:value="254786663950" table:style-name="ce7">
            <text:p>2547866639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0" table:style-name="ce3">
            <text:p>3440</text:p>
          </table:table-cell>
          <table:table-cell office:value-type="float" office:value="254794672941" table:style-name="ce7">
            <text:p>2547946729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1" table:style-name="ce3">
            <text:p>3441</text:p>
          </table:table-cell>
          <table:table-cell office:value-type="float" office:value="254726949804" table:style-name="ce7">
            <text:p>2547269498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2" table:style-name="ce3">
            <text:p>3442</text:p>
          </table:table-cell>
          <table:table-cell office:value-type="float" office:value="254723789183" table:style-name="ce7">
            <text:p>2547237891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3" table:style-name="ce3">
            <text:p>3443</text:p>
          </table:table-cell>
          <table:table-cell office:value-type="float" office:value="254740807668" table:style-name="ce7">
            <text:p>2547408076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4" table:style-name="ce3">
            <text:p>3444</text:p>
          </table:table-cell>
          <table:table-cell office:value-type="float" office:value="254721888078" table:style-name="ce7">
            <text:p>2547218880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5" table:style-name="ce3">
            <text:p>3445</text:p>
          </table:table-cell>
          <table:table-cell office:value-type="float" office:value="254722456236" table:style-name="ce7">
            <text:p>2547224562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6" table:style-name="ce3">
            <text:p>3446</text:p>
          </table:table-cell>
          <table:table-cell office:value-type="float" office:value="254729462797" table:style-name="ce7">
            <text:p>2547294627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7" table:style-name="ce3">
            <text:p>3447</text:p>
          </table:table-cell>
          <table:table-cell office:value-type="float" office:value="254720896424" table:style-name="ce7">
            <text:p>2547208964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8" table:style-name="ce3">
            <text:p>3448</text:p>
          </table:table-cell>
          <table:table-cell office:value-type="float" office:value="254722722082" table:style-name="ce7">
            <text:p>2547227220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49" table:style-name="ce3">
            <text:p>3449</text:p>
          </table:table-cell>
          <table:table-cell office:value-type="float" office:value="254726643069" table:style-name="ce7">
            <text:p>2547266430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0" table:style-name="ce3">
            <text:p>3450</text:p>
          </table:table-cell>
          <table:table-cell office:value-type="float" office:value="254713666600" table:style-name="ce7">
            <text:p>2547136666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1" table:style-name="ce3">
            <text:p>3451</text:p>
          </table:table-cell>
          <table:table-cell office:value-type="float" office:value="254720327792" table:style-name="ce7">
            <text:p>2547203277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2" table:style-name="ce3">
            <text:p>3452</text:p>
          </table:table-cell>
          <table:table-cell office:value-type="float" office:value="254724159198" table:style-name="ce7">
            <text:p>2547241591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3" table:style-name="ce3">
            <text:p>3453</text:p>
          </table:table-cell>
          <table:table-cell office:value-type="float" office:value="254714849716" table:style-name="ce7">
            <text:p>2547148497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4" table:style-name="ce3">
            <text:p>3454</text:p>
          </table:table-cell>
          <table:table-cell office:value-type="float" office:value="254722923916" table:style-name="ce7">
            <text:p>2547229239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5" table:style-name="ce3">
            <text:p>3455</text:p>
          </table:table-cell>
          <table:table-cell office:value-type="float" office:value="254721982215" table:style-name="ce7">
            <text:p>2547219822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6" table:style-name="ce3">
            <text:p>3456</text:p>
          </table:table-cell>
          <table:table-cell office:value-type="float" office:value="254741877440" table:style-name="ce7">
            <text:p>2547418774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7" table:style-name="ce3">
            <text:p>3457</text:p>
          </table:table-cell>
          <table:table-cell office:value-type="float" office:value="254724630683" table:style-name="ce7">
            <text:p>2547246306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8" table:style-name="ce3">
            <text:p>3458</text:p>
          </table:table-cell>
          <table:table-cell office:value-type="float" office:value="254722784780" table:style-name="ce7">
            <text:p>2547227847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59" table:style-name="ce3">
            <text:p>3459</text:p>
          </table:table-cell>
          <table:table-cell office:value-type="float" office:value="254721980219" table:style-name="ce7">
            <text:p>2547219802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0" table:style-name="ce3">
            <text:p>3460</text:p>
          </table:table-cell>
          <table:table-cell office:value-type="float" office:value="254708219039" table:style-name="ce7">
            <text:p>2547082190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1" table:style-name="ce3">
            <text:p>3461</text:p>
          </table:table-cell>
          <table:table-cell office:value-type="float" office:value="254790553588" table:style-name="ce7">
            <text:p>2547905535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2" table:style-name="ce3">
            <text:p>3462</text:p>
          </table:table-cell>
          <table:table-cell office:value-type="float" office:value="254705446695" table:style-name="ce7">
            <text:p>2547054466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3" table:style-name="ce3">
            <text:p>3463</text:p>
          </table:table-cell>
          <table:table-cell office:value-type="float" office:value="254712246815" table:style-name="ce7">
            <text:p>2547122468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4" table:style-name="ce3">
            <text:p>3464</text:p>
          </table:table-cell>
          <table:table-cell office:value-type="float" office:value="254725445929" table:style-name="ce7">
            <text:p>2547254459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5" table:style-name="ce3">
            <text:p>3465</text:p>
          </table:table-cell>
          <table:table-cell office:value-type="float" office:value="254715913329" table:style-name="ce7">
            <text:p>2547159133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6" table:style-name="ce3">
            <text:p>3466</text:p>
          </table:table-cell>
          <table:table-cell office:value-type="float" office:value="254722512671" table:style-name="ce7">
            <text:p>2547225126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7" table:style-name="ce3">
            <text:p>3467</text:p>
          </table:table-cell>
          <table:table-cell office:value-type="float" office:value="254712900623" table:style-name="ce7">
            <text:p>2547129006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8" table:style-name="ce3">
            <text:p>3468</text:p>
          </table:table-cell>
          <table:table-cell office:value-type="float" office:value="254720362095" table:style-name="ce7">
            <text:p>2547203620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69" table:style-name="ce3">
            <text:p>3469</text:p>
          </table:table-cell>
          <table:table-cell office:value-type="float" office:value="254777043089" table:style-name="ce7">
            <text:p>2547770430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0" table:style-name="ce3">
            <text:p>3470</text:p>
          </table:table-cell>
          <table:table-cell office:value-type="float" office:value="254701943584" table:style-name="ce7">
            <text:p>2547019435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1" table:style-name="ce3">
            <text:p>3471</text:p>
          </table:table-cell>
          <table:table-cell office:value-type="float" office:value="254738517258" table:style-name="ce7">
            <text:p>2547385172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2" table:style-name="ce3">
            <text:p>3472</text:p>
          </table:table-cell>
          <table:table-cell office:value-type="float" office:value="254722959995" table:style-name="ce7">
            <text:p>2547229599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3" table:style-name="ce3">
            <text:p>3473</text:p>
          </table:table-cell>
          <table:table-cell office:value-type="float" office:value="254791841578" table:style-name="ce7">
            <text:p>2547918415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4" table:style-name="ce3">
            <text:p>3474</text:p>
          </table:table-cell>
          <table:table-cell office:value-type="float" office:value="254725723741" table:style-name="ce7">
            <text:p>2547257237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5" table:style-name="ce3">
            <text:p>3475</text:p>
          </table:table-cell>
          <table:table-cell office:value-type="float" office:value="254722334432" table:style-name="ce7">
            <text:p>2547223344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6" table:style-name="ce3">
            <text:p>3476</text:p>
          </table:table-cell>
          <table:table-cell office:value-type="float" office:value="254722710244" table:style-name="ce7">
            <text:p>2547227102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7" table:style-name="ce3">
            <text:p>3477</text:p>
          </table:table-cell>
          <table:table-cell office:value-type="float" office:value="254723979149" table:style-name="ce7">
            <text:p>2547239791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8" table:style-name="ce3">
            <text:p>3478</text:p>
          </table:table-cell>
          <table:table-cell office:value-type="float" office:value="254722748077" table:style-name="ce7">
            <text:p>2547227480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79" table:style-name="ce3">
            <text:p>3479</text:p>
          </table:table-cell>
          <table:table-cell office:value-type="float" office:value="254722879330" table:style-name="ce7">
            <text:p>2547228793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0" table:style-name="ce3">
            <text:p>3480</text:p>
          </table:table-cell>
          <table:table-cell office:value-type="float" office:value="254734910801" table:style-name="ce7">
            <text:p>2547349108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1" table:style-name="ce3">
            <text:p>3481</text:p>
          </table:table-cell>
          <table:table-cell office:value-type="float" office:value="254729205219" table:style-name="ce7">
            <text:p>2547292052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2" table:style-name="ce3">
            <text:p>3482</text:p>
          </table:table-cell>
          <table:table-cell office:value-type="float" office:value="254722896220" table:style-name="ce7">
            <text:p>2547228962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3" table:style-name="ce3">
            <text:p>3483</text:p>
          </table:table-cell>
          <table:table-cell office:value-type="float" office:value="254789583804" table:style-name="ce7">
            <text:p>2547895838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4" table:style-name="ce3">
            <text:p>3484</text:p>
          </table:table-cell>
          <table:table-cell office:value-type="float" office:value="254724133199" table:style-name="ce7">
            <text:p>2547241331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5" table:style-name="ce3">
            <text:p>3485</text:p>
          </table:table-cell>
          <table:table-cell office:value-type="float" office:value="254728208504" table:style-name="ce7">
            <text:p>2547282085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6" table:style-name="ce3">
            <text:p>3486</text:p>
          </table:table-cell>
          <table:table-cell office:value-type="float" office:value="254718097830" table:style-name="ce7">
            <text:p>2547180978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7" table:style-name="ce3">
            <text:p>3487</text:p>
          </table:table-cell>
          <table:table-cell office:value-type="float" office:value="254726045629" table:style-name="ce7">
            <text:p>2547260456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8" table:style-name="ce3">
            <text:p>3488</text:p>
          </table:table-cell>
          <table:table-cell office:value-type="float" office:value="254796946005" table:style-name="ce7">
            <text:p>2547969460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89" table:style-name="ce3">
            <text:p>3489</text:p>
          </table:table-cell>
          <table:table-cell office:value-type="float" office:value="254717478859" table:style-name="ce7">
            <text:p>2547174788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0" table:style-name="ce3">
            <text:p>3490</text:p>
          </table:table-cell>
          <table:table-cell office:value-type="float" office:value="254714949716" table:style-name="ce7">
            <text:p>2547149497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1" table:style-name="ce3">
            <text:p>3491</text:p>
          </table:table-cell>
          <table:table-cell office:value-type="float" office:value="254722804131" table:style-name="ce7">
            <text:p>2547228041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2" table:style-name="ce3">
            <text:p>3492</text:p>
          </table:table-cell>
          <table:table-cell office:value-type="float" office:value="254724312112" table:style-name="ce11">
            <text:p>2547243121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3" table:style-name="ce3">
            <text:p>3493</text:p>
          </table:table-cell>
          <table:table-cell office:value-type="float" office:value="254733754705" table:style-name="ce11">
            <text:p>2547337547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4" table:style-name="ce3">
            <text:p>3494</text:p>
          </table:table-cell>
          <table:table-cell office:value-type="float" office:value="254721910065" table:style-name="ce11">
            <text:p>2547219100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5" table:style-name="ce3">
            <text:p>3495</text:p>
          </table:table-cell>
          <table:table-cell office:value-type="float" office:value="254701241631" table:style-name="ce11">
            <text:p>2547012416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6" table:style-name="ce3">
            <text:p>3496</text:p>
          </table:table-cell>
          <table:table-cell office:value-type="float" office:value="254724454437" table:style-name="ce11">
            <text:p>2547244544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7" table:style-name="ce3">
            <text:p>3497</text:p>
          </table:table-cell>
          <table:table-cell office:value-type="float" office:value="254722554900" table:style-name="ce11">
            <text:p>2547225549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8" table:style-name="ce3">
            <text:p>3498</text:p>
          </table:table-cell>
          <table:table-cell office:value-type="float" office:value="254793788190" table:style-name="ce11">
            <text:p>2547937881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99" table:style-name="ce3">
            <text:p>3499</text:p>
          </table:table-cell>
          <table:table-cell office:value-type="float" office:value="254727336734" table:style-name="ce11">
            <text:p>2547273367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0" table:style-name="ce3">
            <text:p>3500</text:p>
          </table:table-cell>
          <table:table-cell office:value-type="float" office:value="254715585371" table:style-name="ce11">
            <text:p>2547155853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1" table:style-name="ce3">
            <text:p>3501</text:p>
          </table:table-cell>
          <table:table-cell office:value-type="float" office:value="254734762154" table:style-name="ce11">
            <text:p>2547347621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2" table:style-name="ce3">
            <text:p>3502</text:p>
          </table:table-cell>
          <table:table-cell office:value-type="float" office:value="254734931707" table:style-name="ce11">
            <text:p>2547349317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3" table:style-name="ce3">
            <text:p>3503</text:p>
          </table:table-cell>
          <table:table-cell office:value-type="float" office:value="254704309325" table:style-name="ce11">
            <text:p>2547043093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4" table:style-name="ce3">
            <text:p>3504</text:p>
          </table:table-cell>
          <table:table-cell office:value-type="float" office:value="254722350021" table:style-name="ce11">
            <text:p>2547223500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5" table:style-name="ce3">
            <text:p>3505</text:p>
          </table:table-cell>
          <table:table-cell office:value-type="float" office:value="254111155046" table:style-name="ce11">
            <text:p>2541111550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6" table:style-name="ce3">
            <text:p>3506</text:p>
          </table:table-cell>
          <table:table-cell office:value-type="float" office:value="254724166151" table:style-name="ce11">
            <text:p>2547241661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7" table:style-name="ce3">
            <text:p>3507</text:p>
          </table:table-cell>
          <table:table-cell office:value-type="float" office:value="254706259519" table:style-name="ce11">
            <text:p>2547062595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8" table:style-name="ce3">
            <text:p>3508</text:p>
          </table:table-cell>
          <table:table-cell office:value-type="float" office:value="254743040583" table:style-name="ce11">
            <text:p>2547430405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09" table:style-name="ce3">
            <text:p>3509</text:p>
          </table:table-cell>
          <table:table-cell office:value-type="float" office:value="254711369750" table:style-name="ce11">
            <text:p>2547113697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0" table:style-name="ce3">
            <text:p>3510</text:p>
          </table:table-cell>
          <table:table-cell office:value-type="float" office:value="254723838787" table:style-name="ce11">
            <text:p>2547238387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1" table:style-name="ce3">
            <text:p>3511</text:p>
          </table:table-cell>
          <table:table-cell office:value-type="float" office:value="254718521885" table:style-name="ce11">
            <text:p>2547185218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2" table:style-name="ce3">
            <text:p>3512</text:p>
          </table:table-cell>
          <table:table-cell office:value-type="float" office:value="254101910521" table:style-name="ce11">
            <text:p>2541019105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3" table:style-name="ce3">
            <text:p>3513</text:p>
          </table:table-cell>
          <table:table-cell office:value-type="float" office:value="254781576835" table:style-name="ce11">
            <text:p>2547815768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4" table:style-name="ce3">
            <text:p>3514</text:p>
          </table:table-cell>
          <table:table-cell office:value-type="float" office:value="254727578129" table:style-name="ce11">
            <text:p>2547275781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5" table:style-name="ce3">
            <text:p>3515</text:p>
          </table:table-cell>
          <table:table-cell office:value-type="float" office:value="254111155040" table:style-name="ce11">
            <text:p>2541111550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6" table:style-name="ce3">
            <text:p>3516</text:p>
          </table:table-cell>
          <table:table-cell office:value-type="float" office:value="254702330222" table:style-name="ce11">
            <text:p>254702330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7" table:style-name="ce3">
            <text:p>3517</text:p>
          </table:table-cell>
          <table:table-cell office:value-type="float" office:value="254722945872" table:style-name="ce11">
            <text:p>2547229458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8" table:style-name="ce3">
            <text:p>3518</text:p>
          </table:table-cell>
          <table:table-cell office:value-type="float" office:value="254113132042" table:style-name="ce11">
            <text:p>2541131320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19" table:style-name="ce3">
            <text:p>3519</text:p>
          </table:table-cell>
          <table:table-cell office:value-type="float" office:value="254727150101" table:style-name="ce11">
            <text:p>2547271501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0" table:style-name="ce3">
            <text:p>3520</text:p>
          </table:table-cell>
          <table:table-cell office:value-type="float" office:value="254722511306" table:style-name="ce11">
            <text:p>2547225113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1" table:style-name="ce3">
            <text:p>3521</text:p>
          </table:table-cell>
          <table:table-cell office:value-type="float" office:value="254724368898" table:style-name="ce11">
            <text:p>2547243688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2" table:style-name="ce3">
            <text:p>3522</text:p>
          </table:table-cell>
          <table:table-cell office:value-type="float" office:value="254721122752" table:style-name="ce11">
            <text:p>2547211227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3" table:style-name="ce3">
            <text:p>3523</text:p>
          </table:table-cell>
          <table:table-cell office:value-type="float" office:value="254722115959" table:style-name="ce11">
            <text:p>2547221159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4" table:style-name="ce3">
            <text:p>3524</text:p>
          </table:table-cell>
          <table:table-cell office:value-type="float" office:value="254715964696" table:style-name="ce11">
            <text:p>2547159646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5" table:style-name="ce3">
            <text:p>3525</text:p>
          </table:table-cell>
          <table:table-cell office:value-type="float" office:value="254722800650" table:style-name="ce11">
            <text:p>2547228006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6" table:style-name="ce3">
            <text:p>3526</text:p>
          </table:table-cell>
          <table:table-cell office:value-type="float" office:value="254722228977" table:style-name="ce11">
            <text:p>2547222289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7" table:style-name="ce3">
            <text:p>3527</text:p>
          </table:table-cell>
          <table:table-cell office:value-type="float" office:value="254722448823" table:style-name="ce11">
            <text:p>2547224488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8" table:style-name="ce3">
            <text:p>3528</text:p>
          </table:table-cell>
          <table:table-cell office:value-type="float" office:value="254798978173" table:style-name="ce11">
            <text:p>2547989781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29" table:style-name="ce3">
            <text:p>3529</text:p>
          </table:table-cell>
          <table:table-cell office:value-type="float" office:value="254732679518" table:style-name="ce11">
            <text:p>2547326795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0" table:style-name="ce3">
            <text:p>3530</text:p>
          </table:table-cell>
          <table:table-cell office:value-type="float" office:value="254721256988" table:style-name="ce11">
            <text:p>2547212569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1" table:style-name="ce3">
            <text:p>3531</text:p>
          </table:table-cell>
          <table:table-cell office:value-type="float" office:value="254721302788" table:style-name="ce11">
            <text:p>2547213027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2" table:style-name="ce3">
            <text:p>3532</text:p>
          </table:table-cell>
          <table:table-cell office:value-type="float" office:value="254707785747" table:style-name="ce11">
            <text:p>2547077857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3" table:style-name="ce3">
            <text:p>3533</text:p>
          </table:table-cell>
          <table:table-cell office:value-type="float" office:value="254791485106" table:style-name="ce11">
            <text:p>2547914851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4" table:style-name="ce3">
            <text:p>3534</text:p>
          </table:table-cell>
          <table:table-cell office:value-type="float" office:value="254768220879" table:style-name="ce11">
            <text:p>2547682208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5" table:style-name="ce3">
            <text:p>3535</text:p>
          </table:table-cell>
          <table:table-cell office:value-type="float" office:value="254722725459" table:style-name="ce11">
            <text:p>2547227254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6" table:style-name="ce3">
            <text:p>3536</text:p>
          </table:table-cell>
          <table:table-cell office:value-type="float" office:value="254733658001" table:style-name="ce11">
            <text:p>2547336580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7" table:style-name="ce3">
            <text:p>3537</text:p>
          </table:table-cell>
          <table:table-cell office:value-type="float" office:value="254759687792" table:style-name="ce11">
            <text:p>2547596877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8" table:style-name="ce3">
            <text:p>3538</text:p>
          </table:table-cell>
          <table:table-cell office:value-type="float" office:value="254721453226" table:style-name="ce11">
            <text:p>2547214532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39" table:style-name="ce3">
            <text:p>3539</text:p>
          </table:table-cell>
          <table:table-cell office:value-type="float" office:value="254797711750" table:style-name="ce11">
            <text:p>2547977117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0" table:style-name="ce3">
            <text:p>3540</text:p>
          </table:table-cell>
          <table:table-cell office:value-type="float" office:value="254707095935" table:style-name="ce11">
            <text:p>2547070959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1" table:style-name="ce3">
            <text:p>3541</text:p>
          </table:table-cell>
          <table:table-cell office:value-type="float" office:value="254741378132" table:style-name="ce11">
            <text:p>2547413781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2" table:style-name="ce3">
            <text:p>3542</text:p>
          </table:table-cell>
          <table:table-cell office:value-type="float" office:value="254721919800" table:style-name="ce11">
            <text:p>254721919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3" table:style-name="ce3">
            <text:p>3543</text:p>
          </table:table-cell>
          <table:table-cell office:value-type="float" office:value="254743904212" table:style-name="ce11">
            <text:p>2547439042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4" table:style-name="ce3">
            <text:p>3544</text:p>
          </table:table-cell>
          <table:table-cell office:value-type="float" office:value="254710221970" table:style-name="ce11">
            <text:p>2547102219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5" table:style-name="ce3">
            <text:p>3545</text:p>
          </table:table-cell>
          <table:table-cell office:value-type="float" office:value="254786501520" table:style-name="ce11">
            <text:p>2547865015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6" table:style-name="ce3">
            <text:p>3546</text:p>
          </table:table-cell>
          <table:table-cell office:value-type="float" office:value="254746672131" table:style-name="ce11">
            <text:p>2547466721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7" table:style-name="ce3">
            <text:p>3547</text:p>
          </table:table-cell>
          <table:table-cell office:value-type="float" office:value="254704258702" table:style-name="ce11">
            <text:p>2547042587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8" table:style-name="ce3">
            <text:p>3548</text:p>
          </table:table-cell>
          <table:table-cell office:value-type="float" office:value="254704433109" table:style-name="ce11">
            <text:p>2547044331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49" table:style-name="ce3">
            <text:p>3549</text:p>
          </table:table-cell>
          <table:table-cell office:value-type="float" office:value="254750830739" table:style-name="ce11">
            <text:p>2547508307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0" table:style-name="ce3">
            <text:p>3550</text:p>
          </table:table-cell>
          <table:table-cell office:value-type="float" office:value="254738488978" table:style-name="ce11">
            <text:p>2547384889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1" table:style-name="ce3">
            <text:p>3551</text:p>
          </table:table-cell>
          <table:table-cell office:value-type="float" office:value="254723211462" table:style-name="ce11">
            <text:p>2547232114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2" table:style-name="ce3">
            <text:p>3552</text:p>
          </table:table-cell>
          <table:table-cell office:value-type="float" office:value="254703099993" table:style-name="ce11">
            <text:p>2547030999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3" table:style-name="ce3">
            <text:p>3553</text:p>
          </table:table-cell>
          <table:table-cell office:value-type="float" office:value="254758693623" table:style-name="ce11">
            <text:p>2547586936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4" table:style-name="ce3">
            <text:p>3554</text:p>
          </table:table-cell>
          <table:table-cell office:value-type="float" office:value="254727228167" table:style-name="ce11">
            <text:p>2547272281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5" table:style-name="ce3">
            <text:p>3555</text:p>
          </table:table-cell>
          <table:table-cell office:value-type="float" office:value="254722831875" table:style-name="ce11">
            <text:p>2547228318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6" table:style-name="ce3">
            <text:p>3556</text:p>
          </table:table-cell>
          <table:table-cell office:value-type="float" office:value="254708031445" table:style-name="ce11">
            <text:p>2547080314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7" table:style-name="ce3">
            <text:p>3557</text:p>
          </table:table-cell>
          <table:table-cell office:value-type="float" office:value="254720090350" table:style-name="ce11">
            <text:p>2547200903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8" table:style-name="ce3">
            <text:p>3558</text:p>
          </table:table-cell>
          <table:table-cell office:value-type="float" office:value="254720840881" table:style-name="ce11">
            <text:p>2547208408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59" table:style-name="ce3">
            <text:p>3559</text:p>
          </table:table-cell>
          <table:table-cell office:value-type="float" office:value="254711833426" table:style-name="ce11">
            <text:p>2547118334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0" table:style-name="ce3">
            <text:p>3560</text:p>
          </table:table-cell>
          <table:table-cell office:value-type="float" office:value="254728142398" table:style-name="ce11">
            <text:p>2547281423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1" table:style-name="ce3">
            <text:p>3561</text:p>
          </table:table-cell>
          <table:table-cell office:value-type="float" office:value="718719065" table:style-name="ce11">
            <text:p>7187190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2" table:style-name="ce3">
            <text:p>3562</text:p>
          </table:table-cell>
          <table:table-cell office:value-type="float" office:value="715843888" table:style-name="ce11">
            <text:p>715843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3" table:style-name="ce3">
            <text:p>3563</text:p>
          </table:table-cell>
          <table:table-cell office:value-type="float" office:value="254722958519" table:style-name="ce11">
            <text:p>2547229585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4" table:style-name="ce3">
            <text:p>3564</text:p>
          </table:table-cell>
          <table:table-cell office:value-type="float" office:value="254702542550" table:style-name="ce11">
            <text:p>2547025425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5" table:style-name="ce3">
            <text:p>3565</text:p>
          </table:table-cell>
          <table:table-cell office:value-type="float" office:value="254713595959" table:style-name="ce11">
            <text:p>2547135959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6" table:style-name="ce3">
            <text:p>3566</text:p>
          </table:table-cell>
          <table:table-cell office:value-type="float" office:value="254748812939" table:style-name="ce11">
            <text:p>2547488129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7" table:style-name="ce3">
            <text:p>3567</text:p>
          </table:table-cell>
          <table:table-cell office:value-type="float" office:value="254726210561" table:style-name="ce11">
            <text:p>2547262105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8" table:style-name="ce3">
            <text:p>3568</text:p>
          </table:table-cell>
          <table:table-cell office:value-type="float" office:value="254721168631" table:style-name="ce11">
            <text:p>2547211686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69" table:style-name="ce3">
            <text:p>3569</text:p>
          </table:table-cell>
          <table:table-cell office:value-type="float" office:value="254724051581" table:style-name="ce11">
            <text:p>2547240515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0" table:style-name="ce3">
            <text:p>3570</text:p>
          </table:table-cell>
          <table:table-cell office:value-type="float" office:value="254700415552" table:style-name="ce11">
            <text:p>2547004155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1" table:style-name="ce3">
            <text:p>3571</text:p>
          </table:table-cell>
          <table:table-cell office:value-type="float" office:value="254789990164" table:style-name="ce11">
            <text:p>2547899901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2" table:style-name="ce3">
            <text:p>3572</text:p>
          </table:table-cell>
          <table:table-cell office:value-type="float" office:value="254722513484" table:style-name="ce11">
            <text:p>2547225134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3" table:style-name="ce3">
            <text:p>3573</text:p>
          </table:table-cell>
          <table:table-cell office:value-type="float" office:value="254720631149" table:style-name="ce11">
            <text:p>2547206311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4" table:style-name="ce3">
            <text:p>3574</text:p>
          </table:table-cell>
          <table:table-cell office:value-type="float" office:value="254797200850" table:style-name="ce11">
            <text:p>2547972008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5" table:style-name="ce3">
            <text:p>3575</text:p>
          </table:table-cell>
          <table:table-cell office:value-type="float" office:value="254722952965" table:style-name="ce11">
            <text:p>2547229529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6" table:style-name="ce3">
            <text:p>3576</text:p>
          </table:table-cell>
          <table:table-cell office:value-type="float" office:value="254722363810" table:style-name="ce11">
            <text:p>2547223638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7" table:style-name="ce3">
            <text:p>3577</text:p>
          </table:table-cell>
          <table:table-cell office:value-type="float" office:value="254722716611" table:style-name="ce11">
            <text:p>2547227166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8" table:style-name="ce3">
            <text:p>3578</text:p>
          </table:table-cell>
          <table:table-cell office:value-type="float" office:value="254707681684" table:style-name="ce11">
            <text:p>2547076816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79" table:style-name="ce3">
            <text:p>3579</text:p>
          </table:table-cell>
          <table:table-cell office:value-type="float" office:value="254702500174" table:style-name="ce11">
            <text:p>2547025001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0" table:style-name="ce3">
            <text:p>3580</text:p>
          </table:table-cell>
          <table:table-cell office:value-type="float" office:value="254733378217" table:style-name="ce11">
            <text:p>2547333782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1" table:style-name="ce3">
            <text:p>3581</text:p>
          </table:table-cell>
          <table:table-cell office:value-type="float" office:value="254722647652" table:style-name="ce11">
            <text:p>2547226476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2" table:style-name="ce3">
            <text:p>3582</text:p>
          </table:table-cell>
          <table:table-cell office:value-type="float" office:value="254722865957" table:style-name="ce11">
            <text:p>2547228659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3" table:style-name="ce3">
            <text:p>3583</text:p>
          </table:table-cell>
          <table:table-cell office:value-type="float" office:value="254722204358" table:style-name="ce11">
            <text:p>2547222043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4" table:style-name="ce3">
            <text:p>3584</text:p>
          </table:table-cell>
          <table:table-cell office:value-type="float" office:value="254712292920" table:style-name="ce11">
            <text:p>2547122929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5" table:style-name="ce3">
            <text:p>3585</text:p>
          </table:table-cell>
          <table:table-cell office:value-type="float" office:value="254720398585" table:style-name="ce11">
            <text:p>2547203985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6" table:style-name="ce3">
            <text:p>3586</text:p>
          </table:table-cell>
          <table:table-cell office:value-type="float" office:value="254722330476" table:style-name="ce11">
            <text:p>2547223304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7" table:style-name="ce3">
            <text:p>3587</text:p>
          </table:table-cell>
          <table:table-cell office:value-type="float" office:value="254724631863" table:style-name="ce7">
            <text:p>2547246318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8" table:style-name="ce3">
            <text:p>3588</text:p>
          </table:table-cell>
          <table:table-cell office:value-type="float" office:value="254718067726" table:style-name="ce7">
            <text:p>2547180677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89" table:style-name="ce3">
            <text:p>3589</text:p>
          </table:table-cell>
          <table:table-cell office:value-type="float" office:value="254700038360" table:style-name="ce7">
            <text:p>2547000383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0" table:style-name="ce3">
            <text:p>3590</text:p>
          </table:table-cell>
          <table:table-cell office:value-type="float" office:value="254722424841" table:style-name="ce7">
            <text:p>2547224248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1" table:style-name="ce3">
            <text:p>3591</text:p>
          </table:table-cell>
          <table:table-cell office:value-type="float" office:value="254726716960" table:style-name="ce12">
            <text:p>254726716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2" table:style-name="ce3">
            <text:p>3592</text:p>
          </table:table-cell>
          <table:table-cell office:value-type="float" office:value="254720919034" table:style-name="ce7">
            <text:p>2547209190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3" table:style-name="ce3">
            <text:p>3593</text:p>
          </table:table-cell>
          <table:table-cell office:value-type="float" office:value="254721869681" table:style-name="ce7">
            <text:p>2547218696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4" table:style-name="ce3">
            <text:p>3594</text:p>
          </table:table-cell>
          <table:table-cell office:value-type="float" office:value="254722586699" table:style-name="ce7">
            <text:p>2547225866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5" table:style-name="ce3">
            <text:p>3595</text:p>
          </table:table-cell>
          <table:table-cell office:value-type="float" office:value="254713188188" table:style-name="ce7">
            <text:p>254713188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6" table:style-name="ce3">
            <text:p>3596</text:p>
          </table:table-cell>
          <table:table-cell office:value-type="float" office:value="254722309181" table:style-name="ce7">
            <text:p>2547223091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7" table:style-name="ce3">
            <text:p>3597</text:p>
          </table:table-cell>
          <table:table-cell office:value-type="float" office:value="254777110003" table:style-name="ce7">
            <text:p>2547771100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8" table:style-name="ce3">
            <text:p>3598</text:p>
          </table:table-cell>
          <table:table-cell office:value-type="float" office:value="254720722240" table:style-name="ce7">
            <text:p>2547207222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99" table:style-name="ce3">
            <text:p>3599</text:p>
          </table:table-cell>
          <table:table-cell office:value-type="float" office:value="254724748472" table:style-name="ce7">
            <text:p>2547247484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0" table:style-name="ce3">
            <text:p>3600</text:p>
          </table:table-cell>
          <table:table-cell office:value-type="float" office:value="254721666580" table:style-name="ce7">
            <text:p>2547216665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1" table:style-name="ce3">
            <text:p>3601</text:p>
          </table:table-cell>
          <table:table-cell office:value-type="float" office:value="254720064415" table:style-name="ce7">
            <text:p>2547200644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2" table:style-name="ce3">
            <text:p>3602</text:p>
          </table:table-cell>
          <table:table-cell office:value-type="float" office:value="254718616585" table:style-name="ce7">
            <text:p>2547186165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3" table:style-name="ce3">
            <text:p>3603</text:p>
          </table:table-cell>
          <table:table-cell office:value-type="float" office:value="254722748311" table:style-name="ce7">
            <text:p>2547227483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4" table:style-name="ce3">
            <text:p>3604</text:p>
          </table:table-cell>
          <table:table-cell office:value-type="float" office:value="254711120399" table:style-name="ce7">
            <text:p>2547111203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5" table:style-name="ce3">
            <text:p>3605</text:p>
          </table:table-cell>
          <table:table-cell office:value-type="float" office:value="254710868888" table:style-name="ce7">
            <text:p>2547108688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6" table:style-name="ce3">
            <text:p>3606</text:p>
          </table:table-cell>
          <table:table-cell office:value-type="float" office:value="254704448155" table:style-name="ce7">
            <text:p>2547044481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7" table:style-name="ce3">
            <text:p>3607</text:p>
          </table:table-cell>
          <table:table-cell office:value-type="float" office:value="254704908107" table:style-name="ce7">
            <text:p>2547049081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8" table:style-name="ce3">
            <text:p>3608</text:p>
          </table:table-cell>
          <table:table-cell office:value-type="float" office:value="254726775673" table:style-name="ce7">
            <text:p>2547267756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09" table:style-name="ce3">
            <text:p>3609</text:p>
          </table:table-cell>
          <table:table-cell office:value-type="float" office:value="254727792098" table:style-name="ce7">
            <text:p>254727792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0" table:style-name="ce3">
            <text:p>3610</text:p>
          </table:table-cell>
          <table:table-cell office:value-type="float" office:value="254790022111" table:style-name="ce7">
            <text:p>254790022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1" table:style-name="ce3">
            <text:p>3611</text:p>
          </table:table-cell>
          <table:table-cell office:value-type="float" office:value="254790022112" table:style-name="ce7">
            <text:p>2547900221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2" table:style-name="ce3">
            <text:p>3612</text:p>
          </table:table-cell>
          <table:table-cell office:value-type="float" office:value="254712084887" table:style-name="ce7">
            <text:p>2547120848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3" table:style-name="ce3">
            <text:p>3613</text:p>
          </table:table-cell>
          <table:table-cell office:value-type="float" office:value="254702398523" table:style-name="ce7">
            <text:p>2547023985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4" table:style-name="ce3">
            <text:p>3614</text:p>
          </table:table-cell>
          <table:table-cell office:value-type="float" office:value="254722725100" table:style-name="ce7">
            <text:p>254722725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5" table:style-name="ce3">
            <text:p>3615</text:p>
          </table:table-cell>
          <table:table-cell office:value-type="float" office:value="254780678254" table:style-name="ce7">
            <text:p>2547806782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6" table:style-name="ce3">
            <text:p>3616</text:p>
          </table:table-cell>
          <table:table-cell office:value-type="float" office:value="254728816819" table:style-name="ce7">
            <text:p>2547288168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7" table:style-name="ce3">
            <text:p>3617</text:p>
          </table:table-cell>
          <table:table-cell office:value-type="float" office:value="254722624674" table:style-name="ce7">
            <text:p>2547226246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8" table:style-name="ce3">
            <text:p>3618</text:p>
          </table:table-cell>
          <table:table-cell office:value-type="float" office:value="254727178830" table:style-name="ce7">
            <text:p>2547271788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19" table:style-name="ce3">
            <text:p>3619</text:p>
          </table:table-cell>
          <table:table-cell office:value-type="float" office:value="254722409111" table:style-name="ce7">
            <text:p>254722409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0" table:style-name="ce3">
            <text:p>3620</text:p>
          </table:table-cell>
          <table:table-cell office:value-type="float" office:value="254733717568" table:style-name="ce7">
            <text:p>2547337175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1" table:style-name="ce3">
            <text:p>3621</text:p>
          </table:table-cell>
          <table:table-cell office:value-type="float" office:value="254711166562" table:style-name="ce7">
            <text:p>2547111665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2" table:style-name="ce3">
            <text:p>3622</text:p>
          </table:table-cell>
          <table:table-cell office:value-type="float" office:value="254721343287" table:style-name="ce7">
            <text:p>2547213432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3" table:style-name="ce3">
            <text:p>3623</text:p>
          </table:table-cell>
          <table:table-cell office:value-type="float" office:value="254724920607" table:style-name="ce7">
            <text:p>2547249206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4" table:style-name="ce3">
            <text:p>3624</text:p>
          </table:table-cell>
          <table:table-cell office:value-type="float" office:value="254722210680" table:style-name="ce7">
            <text:p>2547222106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5" table:style-name="ce3">
            <text:p>3625</text:p>
          </table:table-cell>
          <table:table-cell office:value-type="float" office:value="254723707894" table:style-name="ce7">
            <text:p>254723707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6" table:style-name="ce3">
            <text:p>3626</text:p>
          </table:table-cell>
          <table:table-cell office:value-type="float" office:value="254721749251" table:style-name="ce7">
            <text:p>2547217492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7" table:style-name="ce3">
            <text:p>3627</text:p>
          </table:table-cell>
          <table:table-cell office:value-type="float" office:value="254704631729" table:style-name="ce7">
            <text:p>2547046317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8" table:style-name="ce3">
            <text:p>3628</text:p>
          </table:table-cell>
          <table:table-cell office:value-type="float" office:value="254720145032" table:style-name="ce7">
            <text:p>2547201450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29" table:style-name="ce3">
            <text:p>3629</text:p>
          </table:table-cell>
          <table:table-cell office:value-type="float" office:value="254735095556" table:style-name="ce7">
            <text:p>2547350955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0" table:style-name="ce3">
            <text:p>3630</text:p>
          </table:table-cell>
          <table:table-cell office:value-type="float" office:value="254720662562" table:style-name="ce7">
            <text:p>2547206625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1" table:style-name="ce3">
            <text:p>3631</text:p>
          </table:table-cell>
          <table:table-cell office:value-type="float" office:value="254721141116" table:style-name="ce7">
            <text:p>2547211411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2" table:style-name="ce3">
            <text:p>3632</text:p>
          </table:table-cell>
          <table:table-cell office:value-type="float" office:value="254723510715" table:style-name="ce7">
            <text:p>2547235107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3" table:style-name="ce3">
            <text:p>3633</text:p>
          </table:table-cell>
          <table:table-cell office:value-type="float" office:value="254721432052" table:style-name="ce7">
            <text:p>2547214320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4" table:style-name="ce3">
            <text:p>3634</text:p>
          </table:table-cell>
          <table:table-cell office:value-type="float" office:value="254720274188" table:style-name="ce7">
            <text:p>254720274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5" table:style-name="ce3">
            <text:p>3635</text:p>
          </table:table-cell>
          <table:table-cell office:value-type="float" office:value="254721337799" table:style-name="ce7">
            <text:p>2547213377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6" table:style-name="ce3">
            <text:p>3636</text:p>
          </table:table-cell>
          <table:table-cell office:value-type="float" office:value="254790983016" table:style-name="ce7">
            <text:p>2547909830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7" table:style-name="ce3">
            <text:p>3637</text:p>
          </table:table-cell>
          <table:table-cell office:value-type="float" office:value="254704462193" table:style-name="ce7">
            <text:p>2547044621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8" table:style-name="ce3">
            <text:p>3638</text:p>
          </table:table-cell>
          <table:table-cell office:value-type="float" office:value="254729221443" table:style-name="ce7">
            <text:p>254729221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39" table:style-name="ce3">
            <text:p>3639</text:p>
          </table:table-cell>
          <table:table-cell office:value-type="float" office:value="254724438320" table:style-name="ce7">
            <text:p>2547244383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0" table:style-name="ce3">
            <text:p>3640</text:p>
          </table:table-cell>
          <table:table-cell office:value-type="float" office:value="254724767894" table:style-name="ce7">
            <text:p>254724767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1" table:style-name="ce3">
            <text:p>3641</text:p>
          </table:table-cell>
          <table:table-cell office:value-type="float" office:value="254725983175" table:style-name="ce7">
            <text:p>2547259831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2" table:style-name="ce3">
            <text:p>3642</text:p>
          </table:table-cell>
          <table:table-cell office:value-type="float" office:value="254735569239" table:style-name="ce7">
            <text:p>2547355692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3" table:style-name="ce3">
            <text:p>3643</text:p>
          </table:table-cell>
          <table:table-cell office:value-type="float" office:value="254722305509" table:style-name="ce7">
            <text:p>2547223055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4" table:style-name="ce3">
            <text:p>3644</text:p>
          </table:table-cell>
          <table:table-cell office:value-type="float" office:value="254726932090" table:style-name="ce7">
            <text:p>2547269320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5" table:style-name="ce3">
            <text:p>3645</text:p>
          </table:table-cell>
          <table:table-cell office:value-type="float" office:value="254733610443" table:style-name="ce7">
            <text:p>254733610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6" table:style-name="ce3">
            <text:p>3646</text:p>
          </table:table-cell>
          <table:table-cell office:value-type="float" office:value="254704221500" table:style-name="ce7">
            <text:p>2547042215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7" table:style-name="ce3">
            <text:p>3647</text:p>
          </table:table-cell>
          <table:table-cell office:value-type="float" office:value="254738906097" table:style-name="ce7">
            <text:p>2547389060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8" table:style-name="ce3">
            <text:p>3648</text:p>
          </table:table-cell>
          <table:table-cell office:value-type="float" office:value="254723562991" table:style-name="ce7">
            <text:p>2547235629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49" table:style-name="ce3">
            <text:p>3649</text:p>
          </table:table-cell>
          <table:table-cell office:value-type="float" office:value="254717751151" table:style-name="ce7">
            <text:p>2547177511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0" table:style-name="ce3">
            <text:p>3650</text:p>
          </table:table-cell>
          <table:table-cell office:value-type="float" office:value="254722437428" table:style-name="ce7">
            <text:p>2547224374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1" table:style-name="ce3">
            <text:p>3651</text:p>
          </table:table-cell>
          <table:table-cell office:value-type="float" office:value="254762360030" table:style-name="ce7">
            <text:p>2547623600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2" table:style-name="ce3">
            <text:p>3652</text:p>
          </table:table-cell>
          <table:table-cell office:value-type="float" office:value="254722871614" table:style-name="ce7">
            <text:p>2547228716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3" table:style-name="ce3">
            <text:p>3653</text:p>
          </table:table-cell>
          <table:table-cell office:value-type="float" office:value="254700326395" table:style-name="ce7">
            <text:p>2547003263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4" table:style-name="ce3">
            <text:p>3654</text:p>
          </table:table-cell>
          <table:table-cell office:value-type="float" office:value="254792926000" table:style-name="ce7">
            <text:p>254792926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5" table:style-name="ce3">
            <text:p>3655</text:p>
          </table:table-cell>
          <table:table-cell office:value-type="float" office:value="254790473258" table:style-name="ce7">
            <text:p>2547904732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6" table:style-name="ce3">
            <text:p>3656</text:p>
          </table:table-cell>
          <table:table-cell office:value-type="float" office:value="254723802556" table:style-name="ce7">
            <text:p>2547238025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7" table:style-name="ce3">
            <text:p>3657</text:p>
          </table:table-cell>
          <table:table-cell office:value-type="float" office:value="254722745737" table:style-name="ce7">
            <text:p>2547227457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8" table:style-name="ce3">
            <text:p>3658</text:p>
          </table:table-cell>
          <table:table-cell office:value-type="float" office:value="254720833385" table:style-name="ce7">
            <text:p>2547208333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59" table:style-name="ce3">
            <text:p>3659</text:p>
          </table:table-cell>
          <table:table-cell office:value-type="float" office:value="254729889240" table:style-name="ce7">
            <text:p>2547298892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0" table:style-name="ce3">
            <text:p>3660</text:p>
          </table:table-cell>
          <table:table-cell office:value-type="float" office:value="254722676336" table:style-name="ce7">
            <text:p>254722676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1" table:style-name="ce3">
            <text:p>3661</text:p>
          </table:table-cell>
          <table:table-cell office:value-type="float" office:value="254722436576" table:style-name="ce7">
            <text:p>2547224365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2" table:style-name="ce3">
            <text:p>3662</text:p>
          </table:table-cell>
          <table:table-cell office:value-type="float" office:value="254725625770" table:style-name="ce7">
            <text:p>2547256257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3" table:style-name="ce3">
            <text:p>3663</text:p>
          </table:table-cell>
          <table:table-cell office:value-type="float" office:value="254733747067" table:style-name="ce7">
            <text:p>2547337470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4" table:style-name="ce3">
            <text:p>3664</text:p>
          </table:table-cell>
          <table:table-cell office:value-type="float" office:value="254722518619" table:style-name="ce7">
            <text:p>2547225186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5" table:style-name="ce3">
            <text:p>3665</text:p>
          </table:table-cell>
          <table:table-cell office:value-type="float" office:value="254721720151" table:style-name="ce7">
            <text:p>2547217201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6" table:style-name="ce3">
            <text:p>3666</text:p>
          </table:table-cell>
          <table:table-cell office:value-type="float" office:value="254795741680" table:style-name="ce7">
            <text:p>2547957416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7" table:style-name="ce3">
            <text:p>3667</text:p>
          </table:table-cell>
          <table:table-cell office:value-type="float" office:value="254702006808" table:style-name="ce7">
            <text:p>2547020068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8" table:style-name="ce3">
            <text:p>3668</text:p>
          </table:table-cell>
          <table:table-cell office:value-type="float" office:value="254723786359" table:style-name="ce7">
            <text:p>254723786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69" table:style-name="ce3">
            <text:p>3669</text:p>
          </table:table-cell>
          <table:table-cell office:value-type="float" office:value="254711932210" table:style-name="ce7">
            <text:p>2547119322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0" table:style-name="ce3">
            <text:p>3670</text:p>
          </table:table-cell>
          <table:table-cell office:value-type="float" office:value="254703235444" table:style-name="ce7">
            <text:p>254703235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1" table:style-name="ce3">
            <text:p>3671</text:p>
          </table:table-cell>
          <table:table-cell office:value-type="float" office:value="254724969992" table:style-name="ce7">
            <text:p>254724969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2" table:style-name="ce3">
            <text:p>3672</text:p>
          </table:table-cell>
          <table:table-cell office:value-type="float" office:value="254722741982" table:style-name="ce7">
            <text:p>2547227419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3" table:style-name="ce3">
            <text:p>3673</text:p>
          </table:table-cell>
          <table:table-cell office:value-type="float" office:value="254708551251" table:style-name="ce7">
            <text:p>2547085512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4" table:style-name="ce3">
            <text:p>3674</text:p>
          </table:table-cell>
          <table:table-cell office:value-type="float" office:value="254722499704" table:style-name="ce7">
            <text:p>2547224997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5" table:style-name="ce3">
            <text:p>3675</text:p>
          </table:table-cell>
          <table:table-cell office:value-type="float" office:value="254721412663" table:style-name="ce7">
            <text:p>2547214126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6" table:style-name="ce3">
            <text:p>3676</text:p>
          </table:table-cell>
          <table:table-cell office:value-type="float" office:value="254722758378" table:style-name="ce7">
            <text:p>2547227583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7" table:style-name="ce3">
            <text:p>3677</text:p>
          </table:table-cell>
          <table:table-cell office:value-type="float" office:value="254722111878" table:style-name="ce7">
            <text:p>2547221118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8" table:style-name="ce3">
            <text:p>3678</text:p>
          </table:table-cell>
          <table:table-cell office:value-type="float" office:value="254759596127" table:style-name="ce7">
            <text:p>2547595961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79" table:style-name="ce3">
            <text:p>3679</text:p>
          </table:table-cell>
          <table:table-cell office:value-type="float" office:value="254721814289" table:style-name="ce7">
            <text:p>2547218142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0" table:style-name="ce3">
            <text:p>3680</text:p>
          </table:table-cell>
          <table:table-cell office:value-type="float" office:value="254718782762" table:style-name="ce7">
            <text:p>2547187827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1" table:style-name="ce3">
            <text:p>3681</text:p>
          </table:table-cell>
          <table:table-cell office:value-type="float" office:value="254725980572" table:style-name="ce7">
            <text:p>2547259805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2" table:style-name="ce3">
            <text:p>3682</text:p>
          </table:table-cell>
          <table:table-cell office:value-type="float" office:value="254722468457" table:style-name="ce7">
            <text:p>2547224684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3" table:style-name="ce3">
            <text:p>3683</text:p>
          </table:table-cell>
          <table:table-cell office:value-type="float" office:value="254726223885" table:style-name="ce7">
            <text:p>2547262238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4" table:style-name="ce3">
            <text:p>3684</text:p>
          </table:table-cell>
          <table:table-cell office:value-type="float" office:value="254724153121" table:style-name="ce7">
            <text:p>2547241531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5" table:style-name="ce3">
            <text:p>3685</text:p>
          </table:table-cell>
          <table:table-cell office:value-type="float" office:value="254700644676" table:style-name="ce7">
            <text:p>2547006446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6" table:style-name="ce3">
            <text:p>3686</text:p>
          </table:table-cell>
          <table:table-cell office:value-type="float" office:value="254722857346" table:style-name="ce7">
            <text:p>2547228573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7" table:style-name="ce3">
            <text:p>3687</text:p>
          </table:table-cell>
          <table:table-cell office:value-type="float" office:value="254728002959" table:style-name="ce7">
            <text:p>2547280029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8" table:style-name="ce3">
            <text:p>3688</text:p>
          </table:table-cell>
          <table:table-cell office:value-type="float" office:value="254722278459" table:style-name="ce7">
            <text:p>2547222784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89" table:style-name="ce3">
            <text:p>3689</text:p>
          </table:table-cell>
          <table:table-cell office:value-type="float" office:value="254720898158" table:style-name="ce7">
            <text:p>2547208981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0" table:style-name="ce3">
            <text:p>3690</text:p>
          </table:table-cell>
          <table:table-cell office:value-type="float" office:value="254746117791" table:style-name="ce7">
            <text:p>2547461177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1" table:style-name="ce3">
            <text:p>3691</text:p>
          </table:table-cell>
          <table:table-cell office:value-type="float" office:value="254741919085" table:style-name="ce7">
            <text:p>2547419190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2" table:style-name="ce3">
            <text:p>3692</text:p>
          </table:table-cell>
          <table:table-cell office:value-type="float" office:value="254702830444" table:style-name="ce7">
            <text:p>254702830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3" table:style-name="ce3">
            <text:p>3693</text:p>
          </table:table-cell>
          <table:table-cell office:value-type="float" office:value="254769656081" table:style-name="ce7">
            <text:p>2547696560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4" table:style-name="ce3">
            <text:p>3694</text:p>
          </table:table-cell>
          <table:table-cell office:value-type="float" office:value="254720741449" table:style-name="ce7">
            <text:p>2547207414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5" table:style-name="ce3">
            <text:p>3695</text:p>
          </table:table-cell>
          <table:table-cell office:value-type="float" office:value="254720490099" table:style-name="ce7">
            <text:p>2547204900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6" table:style-name="ce3">
            <text:p>3696</text:p>
          </table:table-cell>
          <table:table-cell office:value-type="float" office:value="254729008129" table:style-name="ce7">
            <text:p>2547290081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7" table:style-name="ce3">
            <text:p>3697</text:p>
          </table:table-cell>
          <table:table-cell office:value-type="float" office:value="254700418011" table:style-name="ce7">
            <text:p>2547004180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8" table:style-name="ce3">
            <text:p>3698</text:p>
          </table:table-cell>
          <table:table-cell office:value-type="float" office:value="254702436444" table:style-name="ce7">
            <text:p>254702436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99" table:style-name="ce3">
            <text:p>3699</text:p>
          </table:table-cell>
          <table:table-cell office:value-type="float" office:value="254705300445" table:style-name="ce7">
            <text:p>2547053004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0" table:style-name="ce3">
            <text:p>3700</text:p>
          </table:table-cell>
          <table:table-cell office:value-type="float" office:value="254799764953" table:style-name="ce7">
            <text:p>2547997649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1" table:style-name="ce3">
            <text:p>3701</text:p>
          </table:table-cell>
          <table:table-cell office:value-type="float" office:value="254720402657" table:style-name="ce7">
            <text:p>2547204026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2" table:style-name="ce3">
            <text:p>3702</text:p>
          </table:table-cell>
          <table:table-cell office:value-type="float" office:value="254739007527" table:style-name="ce7">
            <text:p>2547390075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3" table:style-name="ce3">
            <text:p>3703</text:p>
          </table:table-cell>
          <table:table-cell office:value-type="float" office:value="254765987464" table:style-name="ce7">
            <text:p>2547659874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4" table:style-name="ce3">
            <text:p>3704</text:p>
          </table:table-cell>
          <table:table-cell office:value-type="float" office:value="254723353634" table:style-name="ce7">
            <text:p>2547233536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5" table:style-name="ce3">
            <text:p>3705</text:p>
          </table:table-cell>
          <table:table-cell office:value-type="float" office:value="254710358443" table:style-name="ce7">
            <text:p>254710358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6" table:style-name="ce3">
            <text:p>3706</text:p>
          </table:table-cell>
          <table:table-cell office:value-type="float" office:value="254720100875" table:style-name="ce7">
            <text:p>2547201008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7" table:style-name="ce3">
            <text:p>3707</text:p>
          </table:table-cell>
          <table:table-cell office:value-type="float" office:value="254702336958" table:style-name="ce7">
            <text:p>2547023369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8" table:style-name="ce3">
            <text:p>3708</text:p>
          </table:table-cell>
          <table:table-cell office:value-type="float" office:value="254733604275" table:style-name="ce7">
            <text:p>2547336042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09" table:style-name="ce3">
            <text:p>3709</text:p>
          </table:table-cell>
          <table:table-cell office:value-type="float" office:value="254777292653" table:style-name="ce7">
            <text:p>2547772926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0" table:style-name="ce3">
            <text:p>3710</text:p>
          </table:table-cell>
          <table:table-cell office:value-type="float" office:value="254722981936" table:style-name="ce7">
            <text:p>2547229819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1" table:style-name="ce3">
            <text:p>3711</text:p>
          </table:table-cell>
          <table:table-cell office:value-type="float" office:value="254734700074" table:style-name="ce7">
            <text:p>2547347000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2" table:style-name="ce3">
            <text:p>3712</text:p>
          </table:table-cell>
          <table:table-cell office:value-type="float" office:value="254718887443" table:style-name="ce7">
            <text:p>254718887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3" table:style-name="ce3">
            <text:p>3713</text:p>
          </table:table-cell>
          <table:table-cell office:value-type="float" office:value="254723837358" table:style-name="ce7">
            <text:p>2547238373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4" table:style-name="ce3">
            <text:p>3714</text:p>
          </table:table-cell>
          <table:table-cell office:value-type="float" office:value="254723606810" table:style-name="ce7">
            <text:p>2547236068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5" table:style-name="ce3">
            <text:p>3715</text:p>
          </table:table-cell>
          <table:table-cell office:value-type="float" office:value="254720633053" table:style-name="ce7">
            <text:p>2547206330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6" table:style-name="ce3">
            <text:p>3716</text:p>
          </table:table-cell>
          <table:table-cell office:value-type="float" office:value="254722385167" table:style-name="ce7">
            <text:p>2547223851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7" table:style-name="ce3">
            <text:p>3717</text:p>
          </table:table-cell>
          <table:table-cell office:value-type="float" office:value="254724479995" table:style-name="ce7">
            <text:p>2547244799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8" table:style-name="ce3">
            <text:p>3718</text:p>
          </table:table-cell>
          <table:table-cell office:value-type="float" office:value="254725439518" table:style-name="ce7">
            <text:p>2547254395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19" table:style-name="ce3">
            <text:p>3719</text:p>
          </table:table-cell>
          <table:table-cell office:value-type="float" office:value="254769248405" table:style-name="ce7">
            <text:p>2547692484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0" table:style-name="ce3">
            <text:p>3720</text:p>
          </table:table-cell>
          <table:table-cell office:value-type="float" office:value="254721349526" table:style-name="ce7">
            <text:p>2547213495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1" table:style-name="ce3">
            <text:p>3721</text:p>
          </table:table-cell>
          <table:table-cell office:value-type="float" office:value="254729731651" table:style-name="ce7">
            <text:p>2547297316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2" table:style-name="ce3">
            <text:p>3722</text:p>
          </table:table-cell>
          <table:table-cell office:value-type="float" office:value="254726329050" table:style-name="ce7">
            <text:p>2547263290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3" table:style-name="ce3">
            <text:p>3723</text:p>
          </table:table-cell>
          <table:table-cell office:value-type="float" office:value="254710581740" table:style-name="ce7">
            <text:p>2547105817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4" table:style-name="ce3">
            <text:p>3724</text:p>
          </table:table-cell>
          <table:table-cell office:value-type="float" office:value="254703988299" table:style-name="ce11">
            <text:p>2547039882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6" table:style-name="ce3">
            <text:p>3726</text:p>
          </table:table-cell>
          <table:table-cell office:value-type="float" office:value="254733446672" table:style-name="ce11">
            <text:p>2547334466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7" table:style-name="ce3">
            <text:p>3727</text:p>
          </table:table-cell>
          <table:table-cell office:value-type="float" office:value="254723825267" table:style-name="ce11">
            <text:p>2547238252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8" table:style-name="ce3">
            <text:p>3728</text:p>
          </table:table-cell>
          <table:table-cell office:value-type="float" office:value="254722684750" table:style-name="ce11">
            <text:p>2547226847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29" table:style-name="ce3">
            <text:p>3729</text:p>
          </table:table-cell>
          <table:table-cell office:value-type="float" office:value="254728521159" table:style-name="ce11">
            <text:p>2547285211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0" table:style-name="ce3">
            <text:p>3730</text:p>
          </table:table-cell>
          <table:table-cell office:value-type="float" office:value="254714836894" table:style-name="ce11">
            <text:p>254714836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1" table:style-name="ce3">
            <text:p>3731</text:p>
          </table:table-cell>
          <table:table-cell office:value-type="float" office:value="254733868336" table:style-name="ce11">
            <text:p>254733868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2" table:style-name="ce3">
            <text:p>3732</text:p>
          </table:table-cell>
          <table:table-cell office:value-type="float" office:value="254738692764" table:style-name="ce11">
            <text:p>2547386927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3" table:style-name="ce3">
            <text:p>3733</text:p>
          </table:table-cell>
          <table:table-cell office:value-type="float" office:value="254787191537" table:style-name="ce11">
            <text:p>2547871915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4" table:style-name="ce3">
            <text:p>3734</text:p>
          </table:table-cell>
          <table:table-cell office:value-type="float" office:value="254726627831" table:style-name="ce11">
            <text:p>2547266278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5" table:style-name="ce3">
            <text:p>3735</text:p>
          </table:table-cell>
          <table:table-cell office:value-type="float" office:value="254702762164" table:style-name="ce11">
            <text:p>2547027621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6" table:style-name="ce3">
            <text:p>3736</text:p>
          </table:table-cell>
          <table:table-cell office:value-type="float" office:value="254723111517" table:style-name="ce11">
            <text:p>2547231115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7" table:style-name="ce3">
            <text:p>3737</text:p>
          </table:table-cell>
          <table:table-cell office:value-type="float" office:value="254788279454" table:style-name="ce11">
            <text:p>2547882794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8" table:style-name="ce3">
            <text:p>3738</text:p>
          </table:table-cell>
          <table:table-cell office:value-type="float" office:value="254717174259" table:style-name="ce11">
            <text:p>2547171742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39" table:style-name="ce3">
            <text:p>3739</text:p>
          </table:table-cell>
          <table:table-cell office:value-type="float" office:value="254705103031" table:style-name="ce11">
            <text:p>2547051030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0" table:style-name="ce3">
            <text:p>3740</text:p>
          </table:table-cell>
          <table:table-cell office:value-type="float" office:value="254724415816" table:style-name="ce11">
            <text:p>2547244158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1" table:style-name="ce3">
            <text:p>3741</text:p>
          </table:table-cell>
          <table:table-cell office:value-type="float" office:value="254725469045" table:style-name="ce11">
            <text:p>2547254690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2" table:style-name="ce3">
            <text:p>3742</text:p>
          </table:table-cell>
          <table:table-cell office:value-type="float" office:value="254728386653" table:style-name="ce11">
            <text:p>2547283866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3" table:style-name="ce3">
            <text:p>3743</text:p>
          </table:table-cell>
          <table:table-cell office:value-type="float" office:value="254738096122" table:style-name="ce11">
            <text:p>2547380961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4" table:style-name="ce3">
            <text:p>3744</text:p>
          </table:table-cell>
          <table:table-cell office:value-type="float" office:value="254713293839" table:style-name="ce11">
            <text:p>2547132938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5" table:style-name="ce3">
            <text:p>3745</text:p>
          </table:table-cell>
          <table:table-cell office:value-type="float" office:value="254701752105" table:style-name="ce11">
            <text:p>2547017521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6" table:style-name="ce3">
            <text:p>3746</text:p>
          </table:table-cell>
          <table:table-cell office:value-type="float" office:value="254725306771" table:style-name="ce11">
            <text:p>2547253067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7" table:style-name="ce3">
            <text:p>3747</text:p>
          </table:table-cell>
          <table:table-cell office:value-type="float" office:value="254729075908" table:style-name="ce11">
            <text:p>2547290759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8" table:style-name="ce3">
            <text:p>3748</text:p>
          </table:table-cell>
          <table:table-cell office:value-type="float" office:value="254723074239" table:style-name="ce11">
            <text:p>2547230742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49" table:style-name="ce3">
            <text:p>3749</text:p>
          </table:table-cell>
          <table:table-cell office:value-type="float" office:value="254708765840" table:style-name="ce11">
            <text:p>2547087658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0" table:style-name="ce3">
            <text:p>3750</text:p>
          </table:table-cell>
          <table:table-cell office:value-type="float" office:value="254721101410" table:style-name="ce11">
            <text:p>2547211014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1" table:style-name="ce3">
            <text:p>3751</text:p>
          </table:table-cell>
          <table:table-cell office:value-type="float" office:value="254705490563" table:style-name="ce11">
            <text:p>2547054905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2" table:style-name="ce3">
            <text:p>3752</text:p>
          </table:table-cell>
          <table:table-cell office:value-type="float" office:value="254727499911" table:style-name="ce11">
            <text:p>2547274999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3" table:style-name="ce3">
            <text:p>3753</text:p>
          </table:table-cell>
          <table:table-cell office:value-type="float" office:value="254721384075" table:style-name="ce11">
            <text:p>2547213840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4" table:style-name="ce3">
            <text:p>3754</text:p>
          </table:table-cell>
          <table:table-cell office:value-type="float" office:value="254731683968" table:style-name="ce11">
            <text:p>2547316839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5" table:style-name="ce3">
            <text:p>3755</text:p>
          </table:table-cell>
          <table:table-cell office:value-type="float" office:value="254720020375" table:style-name="ce11">
            <text:p>2547200203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6" table:style-name="ce3">
            <text:p>3756</text:p>
          </table:table-cell>
          <table:table-cell office:value-type="float" office:value="254714294463" table:style-name="ce11">
            <text:p>2547142944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7" table:style-name="ce3">
            <text:p>3757</text:p>
          </table:table-cell>
          <table:table-cell office:value-type="float" office:value="254722572920" table:style-name="ce11">
            <text:p>2547225729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8" table:style-name="ce3">
            <text:p>3758</text:p>
          </table:table-cell>
          <table:table-cell office:value-type="float" office:value="254725152577" table:style-name="ce11">
            <text:p>2547251525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59" table:style-name="ce3">
            <text:p>3759</text:p>
          </table:table-cell>
          <table:table-cell office:value-type="float" office:value="254720362807" table:style-name="ce11">
            <text:p>2547203628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0" table:style-name="ce3">
            <text:p>3760</text:p>
          </table:table-cell>
          <table:table-cell office:value-type="float" office:value="254799942001" table:style-name="ce11">
            <text:p>2547999420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1" table:style-name="ce3">
            <text:p>3761</text:p>
          </table:table-cell>
          <table:table-cell office:value-type="float" office:value="254725864396" table:style-name="ce11">
            <text:p>2547258643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2" table:style-name="ce3">
            <text:p>3762</text:p>
          </table:table-cell>
          <table:table-cell office:value-type="string" table:style-name="ce11">
            <text:p>2547213435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3" table:style-name="ce3">
            <text:p>3763</text:p>
          </table:table-cell>
          <table:table-cell office:value-type="string" table:style-name="ce11">
            <text:p>2547244376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4" table:style-name="ce3">
            <text:p>3764</text:p>
          </table:table-cell>
          <table:table-cell office:value-type="string" table:style-name="ce11">
            <text:p>2547227002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5" table:style-name="ce3">
            <text:p>3765</text:p>
          </table:table-cell>
          <table:table-cell office:value-type="string" table:style-name="ce11">
            <text:p>2547205853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6" table:style-name="ce3">
            <text:p>3766</text:p>
          </table:table-cell>
          <table:table-cell office:value-type="string" table:style-name="ce11">
            <text:p>2547255903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7" table:style-name="ce3">
            <text:p>3767</text:p>
          </table:table-cell>
          <table:table-cell office:value-type="string" table:style-name="ce11">
            <text:p>2547214664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8" table:style-name="ce3">
            <text:p>3768</text:p>
          </table:table-cell>
          <table:table-cell office:value-type="string" table:style-name="ce11">
            <text:p>2547346010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69" table:style-name="ce3">
            <text:p>3769</text:p>
          </table:table-cell>
          <table:table-cell office:value-type="string" table:style-name="ce11">
            <text:p>2547709339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0" table:style-name="ce3">
            <text:p>3770</text:p>
          </table:table-cell>
          <table:table-cell office:value-type="string" table:style-name="ce11">
            <text:p>2547215845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1" table:style-name="ce3">
            <text:p>3771</text:p>
          </table:table-cell>
          <table:table-cell office:value-type="string" table:style-name="ce11">
            <text:p>2547102145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2" table:style-name="ce3">
            <text:p>3772</text:p>
          </table:table-cell>
          <table:table-cell office:value-type="string" table:style-name="ce11">
            <text:p>2547329915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3" table:style-name="ce3">
            <text:p>3773</text:p>
          </table:table-cell>
          <table:table-cell office:value-type="string" table:style-name="ce11">
            <text:p>2547898753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4" table:style-name="ce3">
            <text:p>3774</text:p>
          </table:table-cell>
          <table:table-cell office:value-type="string" table:style-name="ce11">
            <text:p>2547272485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5" table:style-name="ce3">
            <text:p>3775</text:p>
          </table:table-cell>
          <table:table-cell office:value-type="string" table:style-name="ce11">
            <text:p>2547230556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6" table:style-name="ce3">
            <text:p>3776</text:p>
          </table:table-cell>
          <table:table-cell office:value-type="string" table:style-name="ce11">
            <text:p>2547374393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7" table:style-name="ce3">
            <text:p>3777</text:p>
          </table:table-cell>
          <table:table-cell office:value-type="string" table:style-name="ce11">
            <text:p>2547256722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8" table:style-name="ce3">
            <text:p>3778</text:p>
          </table:table-cell>
          <table:table-cell office:value-type="string" table:style-name="ce11">
            <text:p>2547260204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79" table:style-name="ce3">
            <text:p>3779</text:p>
          </table:table-cell>
          <table:table-cell office:value-type="string" table:style-name="ce11">
            <text:p>2547116013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0" table:style-name="ce3">
            <text:p>3780</text:p>
          </table:table-cell>
          <table:table-cell office:value-type="string" table:style-name="ce11">
            <text:p>2547175559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1" table:style-name="ce3">
            <text:p>3781</text:p>
          </table:table-cell>
          <table:table-cell office:value-type="string" table:style-name="ce11">
            <text:p>2547215063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2" table:style-name="ce3">
            <text:p>3782</text:p>
          </table:table-cell>
          <table:table-cell office:value-type="string" table:style-name="ce11">
            <text:p>2547259671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3" table:style-name="ce3">
            <text:p>3783</text:p>
          </table:table-cell>
          <table:table-cell office:value-type="string" table:style-name="ce11">
            <text:p>254722585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4" table:style-name="ce3">
            <text:p>3784</text:p>
          </table:table-cell>
          <table:table-cell office:value-type="string" table:style-name="ce11">
            <text:p>2547172163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5" table:style-name="ce3">
            <text:p>3785</text:p>
          </table:table-cell>
          <table:table-cell office:value-type="string" table:style-name="ce11">
            <text:p>2547218180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6" table:style-name="ce3">
            <text:p>3786</text:p>
          </table:table-cell>
          <table:table-cell office:value-type="string" table:style-name="ce11">
            <text:p>2547008745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7" table:style-name="ce3">
            <text:p>3787</text:p>
          </table:table-cell>
          <table:table-cell office:value-type="string" table:style-name="ce11">
            <text:p>2547816742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8" table:style-name="ce3">
            <text:p>3788</text:p>
          </table:table-cell>
          <table:table-cell office:value-type="string" table:style-name="ce11">
            <text:p>2547218737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89" table:style-name="ce3">
            <text:p>3789</text:p>
          </table:table-cell>
          <table:table-cell office:value-type="string" table:style-name="ce11">
            <text:p>2547233238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0" table:style-name="ce3">
            <text:p>3790</text:p>
          </table:table-cell>
          <table:table-cell office:value-type="string" table:style-name="ce11">
            <text:p>2547270231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1" table:style-name="ce3">
            <text:p>3791</text:p>
          </table:table-cell>
          <table:table-cell office:value-type="string" table:style-name="ce11">
            <text:p>2547296935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2" table:style-name="ce3">
            <text:p>3792</text:p>
          </table:table-cell>
          <table:table-cell office:value-type="string" table:style-name="ce11">
            <text:p>2547266093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3" table:style-name="ce3">
            <text:p>3793</text:p>
          </table:table-cell>
          <table:table-cell office:value-type="string" table:style-name="ce11">
            <text:p>2547016858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4" table:style-name="ce3">
            <text:p>3794</text:p>
          </table:table-cell>
          <table:table-cell office:value-type="string" table:style-name="ce11">
            <text:p>2547034220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5" table:style-name="ce3">
            <text:p>3795</text:p>
          </table:table-cell>
          <table:table-cell office:value-type="string" table:style-name="ce11">
            <text:p>254733208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6" table:style-name="ce3">
            <text:p>3796</text:p>
          </table:table-cell>
          <table:table-cell office:value-type="string" table:style-name="ce11">
            <text:p>2547222700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7" table:style-name="ce3">
            <text:p>3797</text:p>
          </table:table-cell>
          <table:table-cell office:value-type="string" table:style-name="ce11">
            <text:p>2547172860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8" table:style-name="ce3">
            <text:p>3798</text:p>
          </table:table-cell>
          <table:table-cell office:value-type="string" table:style-name="ce11">
            <text:p>2547237529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799" table:style-name="ce3">
            <text:p>3799</text:p>
          </table:table-cell>
          <table:table-cell office:value-type="string" table:style-name="ce11">
            <text:p>2547205329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0" table:style-name="ce3">
            <text:p>3800</text:p>
          </table:table-cell>
          <table:table-cell office:value-type="string" table:style-name="ce11">
            <text:p>2547234936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1" table:style-name="ce3">
            <text:p>3801</text:p>
          </table:table-cell>
          <table:table-cell office:value-type="string" table:style-name="ce11">
            <text:p>2547433007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2" table:style-name="ce3">
            <text:p>3802</text:p>
          </table:table-cell>
          <table:table-cell office:value-type="string" table:style-name="ce11">
            <text:p>2547242758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3" table:style-name="ce3">
            <text:p>3803</text:p>
          </table:table-cell>
          <table:table-cell office:value-type="string" table:style-name="ce11">
            <text:p>2547259063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4" table:style-name="ce3">
            <text:p>3804</text:p>
          </table:table-cell>
          <table:table-cell office:value-type="string" table:style-name="ce11">
            <text:p>2547042488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5" table:style-name="ce3">
            <text:p>3805</text:p>
          </table:table-cell>
          <table:table-cell office:value-type="string" table:style-name="ce11">
            <text:p>2547265567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6" table:style-name="ce3">
            <text:p>3806</text:p>
          </table:table-cell>
          <table:table-cell office:value-type="string" table:style-name="ce11">
            <text:p>2547146168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7" table:style-name="ce3">
            <text:p>3807</text:p>
          </table:table-cell>
          <table:table-cell office:value-type="string" table:style-name="ce11">
            <text:p>2547288740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8" table:style-name="ce3">
            <text:p>3808</text:p>
          </table:table-cell>
          <table:table-cell office:value-type="string" table:style-name="ce11">
            <text:p>2547063488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09" table:style-name="ce3">
            <text:p>3809</text:p>
          </table:table-cell>
          <table:table-cell office:value-type="string" table:style-name="ce11">
            <text:p>2547219921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0" table:style-name="ce3">
            <text:p>3810</text:p>
          </table:table-cell>
          <table:table-cell office:value-type="string" table:style-name="ce11">
            <text:p>2547164147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1" table:style-name="ce3">
            <text:p>3811</text:p>
          </table:table-cell>
          <table:table-cell office:value-type="string" table:style-name="ce11">
            <text:p>2547228328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2" table:style-name="ce3">
            <text:p>3812</text:p>
          </table:table-cell>
          <table:table-cell office:value-type="string" table:style-name="ce11">
            <text:p>2547906908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3" table:style-name="ce3">
            <text:p>3813</text:p>
          </table:table-cell>
          <table:table-cell office:value-type="string" table:style-name="ce11">
            <text:p>2547201721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4" table:style-name="ce3">
            <text:p>3814</text:p>
          </table:table-cell>
          <table:table-cell office:value-type="string" table:style-name="ce11">
            <text:p>2547883071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5" table:style-name="ce3">
            <text:p>3815</text:p>
          </table:table-cell>
          <table:table-cell office:value-type="string" table:style-name="ce7">
            <text:p>2547967849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6" table:style-name="ce3">
            <text:p>3816</text:p>
          </table:table-cell>
          <table:table-cell office:value-type="string" table:style-name="ce7">
            <text:p>2547262793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7" table:style-name="ce3">
            <text:p>3817</text:p>
          </table:table-cell>
          <table:table-cell office:value-type="string" table:style-name="ce7">
            <text:p>2547143370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8" table:style-name="ce3">
            <text:p>3818</text:p>
          </table:table-cell>
          <table:table-cell office:value-type="string" table:style-name="ce7">
            <text:p>2547180844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19" table:style-name="ce3">
            <text:p>3819</text:p>
          </table:table-cell>
          <table:table-cell office:value-type="string" table:style-name="ce7">
            <text:p>2547209940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0" table:style-name="ce3">
            <text:p>3820</text:p>
          </table:table-cell>
          <table:table-cell office:value-type="string" table:style-name="ce7">
            <text:p>2547043489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1" table:style-name="ce3">
            <text:p>3821</text:p>
          </table:table-cell>
          <table:table-cell office:value-type="string" table:style-name="ce7">
            <text:p>2547044286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2" table:style-name="ce3">
            <text:p>3822</text:p>
          </table:table-cell>
          <table:table-cell office:value-type="string" table:style-name="ce7">
            <text:p>2547482599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3" table:style-name="ce3">
            <text:p>3823</text:p>
          </table:table-cell>
          <table:table-cell office:value-type="string" table:style-name="ce7">
            <text:p>2547112762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4" table:style-name="ce3">
            <text:p>3824</text:p>
          </table:table-cell>
          <table:table-cell office:value-type="string" table:style-name="ce7">
            <text:p>2547390415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5" table:style-name="ce3">
            <text:p>3825</text:p>
          </table:table-cell>
          <table:table-cell office:value-type="string" table:style-name="ce7">
            <text:p>2547225171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6" table:style-name="ce3">
            <text:p>3826</text:p>
          </table:table-cell>
          <table:table-cell office:value-type="string" table:style-name="ce7">
            <text:p>2547168604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7" table:style-name="ce3">
            <text:p>3827</text:p>
          </table:table-cell>
          <table:table-cell office:value-type="string" table:style-name="ce7">
            <text:p>2547076524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8" table:style-name="ce3">
            <text:p>3828</text:p>
          </table:table-cell>
          <table:table-cell office:value-type="string" table:style-name="ce7">
            <text:p>2547214260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29" table:style-name="ce3">
            <text:p>3829</text:p>
          </table:table-cell>
          <table:table-cell office:value-type="string" table:style-name="ce7">
            <text:p>2547102679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0" table:style-name="ce3">
            <text:p>3830</text:p>
          </table:table-cell>
          <table:table-cell office:value-type="string" table:style-name="ce7">
            <text:p>2547300000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1" table:style-name="ce3">
            <text:p>3831</text:p>
          </table:table-cell>
          <table:table-cell office:value-type="string" table:style-name="ce7">
            <text:p>2547082038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2" table:style-name="ce3">
            <text:p>3832</text:p>
          </table:table-cell>
          <table:table-cell office:value-type="string" table:style-name="ce7">
            <text:p>2547052121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3" table:style-name="ce3">
            <text:p>3833</text:p>
          </table:table-cell>
          <table:table-cell office:value-type="string" table:style-name="ce7">
            <text:p>2547247070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4" table:style-name="ce3">
            <text:p>3834</text:p>
          </table:table-cell>
          <table:table-cell office:value-type="string" table:style-name="ce7">
            <text:p>2547214025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5" table:style-name="ce3">
            <text:p>3835</text:p>
          </table:table-cell>
          <table:table-cell office:value-type="string" table:style-name="ce7">
            <text:p>2547203197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6" table:style-name="ce3">
            <text:p>3836</text:p>
          </table:table-cell>
          <table:table-cell office:value-type="string" table:style-name="ce7">
            <text:p>254792487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7" table:style-name="ce3">
            <text:p>3837</text:p>
          </table:table-cell>
          <table:table-cell office:value-type="string" table:style-name="ce7">
            <text:p>2547188041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8" table:style-name="ce3">
            <text:p>3838</text:p>
          </table:table-cell>
          <table:table-cell office:value-type="string" table:style-name="ce7">
            <text:p>2547890390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39" table:style-name="ce3">
            <text:p>3839</text:p>
          </table:table-cell>
          <table:table-cell office:value-type="string" table:style-name="ce7">
            <text:p>2547489522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0" table:style-name="ce3">
            <text:p>3840</text:p>
          </table:table-cell>
          <table:table-cell office:value-type="string" table:style-name="ce7">
            <text:p>2547946300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1" table:style-name="ce3">
            <text:p>3841</text:p>
          </table:table-cell>
          <table:table-cell office:value-type="string" table:style-name="ce7">
            <text:p>2547253623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2" table:style-name="ce3">
            <text:p>3842</text:p>
          </table:table-cell>
          <table:table-cell office:value-type="string" table:style-name="ce7">
            <text:p>2547227521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3" table:style-name="ce3">
            <text:p>3843</text:p>
          </table:table-cell>
          <table:table-cell office:value-type="string" table:style-name="ce7">
            <text:p>2547253114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4" table:style-name="ce3">
            <text:p>3844</text:p>
          </table:table-cell>
          <table:table-cell office:value-type="string" table:style-name="ce7">
            <text:p>2547217429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5" table:style-name="ce3">
            <text:p>3845</text:p>
          </table:table-cell>
          <table:table-cell office:value-type="string" table:style-name="ce7">
            <text:p>2547069712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6" table:style-name="ce3">
            <text:p>3846</text:p>
          </table:table-cell>
          <table:table-cell office:value-type="string" table:style-name="ce7">
            <text:p>2547235997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7" table:style-name="ce3">
            <text:p>3847</text:p>
          </table:table-cell>
          <table:table-cell office:value-type="string" table:style-name="ce7">
            <text:p>2547211111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8" table:style-name="ce3">
            <text:p>3848</text:p>
          </table:table-cell>
          <table:table-cell office:value-type="string" table:style-name="ce7">
            <text:p>2547002475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49" table:style-name="ce3">
            <text:p>3849</text:p>
          </table:table-cell>
          <table:table-cell office:value-type="string" table:style-name="ce7">
            <text:p>2547139890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0" table:style-name="ce3">
            <text:p>3850</text:p>
          </table:table-cell>
          <table:table-cell office:value-type="string" table:style-name="ce7">
            <text:p>2547215960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1" table:style-name="ce3">
            <text:p>3851</text:p>
          </table:table-cell>
          <table:table-cell office:value-type="string" table:style-name="ce7">
            <text:p>2547935495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2" table:style-name="ce3">
            <text:p>3852</text:p>
          </table:table-cell>
          <table:table-cell office:value-type="string" table:style-name="ce7">
            <text:p>2547139305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3" table:style-name="ce3">
            <text:p>3853</text:p>
          </table:table-cell>
          <table:table-cell office:value-type="string" table:style-name="ce7">
            <text:p>2547032159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4" table:style-name="ce3">
            <text:p>3854</text:p>
          </table:table-cell>
          <table:table-cell office:value-type="string" table:style-name="ce7">
            <text:p>2547339701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5" table:style-name="ce3">
            <text:p>3855</text:p>
          </table:table-cell>
          <table:table-cell office:value-type="string" table:style-name="ce7">
            <text:p>2547335975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6" table:style-name="ce3">
            <text:p>3856</text:p>
          </table:table-cell>
          <table:table-cell office:value-type="string" table:style-name="ce7">
            <text:p>2547367928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7" table:style-name="ce3">
            <text:p>3857</text:p>
          </table:table-cell>
          <table:table-cell office:value-type="string" table:style-name="ce7">
            <text:p>2547335153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8" table:style-name="ce3">
            <text:p>3858</text:p>
          </table:table-cell>
          <table:table-cell office:value-type="string" table:style-name="ce7">
            <text:p>2547847720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59" table:style-name="ce3">
            <text:p>3859</text:p>
          </table:table-cell>
          <table:table-cell office:value-type="string" table:style-name="ce7">
            <text:p>2547898960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0" table:style-name="ce3">
            <text:p>3860</text:p>
          </table:table-cell>
          <table:table-cell office:value-type="string" table:style-name="ce7">
            <text:p>2547260224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1" table:style-name="ce3">
            <text:p>3861</text:p>
          </table:table-cell>
          <table:table-cell office:value-type="string" table:style-name="ce7">
            <text:p>2547232159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2" table:style-name="ce3">
            <text:p>3862</text:p>
          </table:table-cell>
          <table:table-cell office:value-type="string" table:style-name="ce7">
            <text:p>2547718726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3" table:style-name="ce3">
            <text:p>3863</text:p>
          </table:table-cell>
          <table:table-cell office:value-type="string" table:style-name="ce7">
            <text:p>2547276913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4" table:style-name="ce3">
            <text:p>3864</text:p>
          </table:table-cell>
          <table:table-cell office:value-type="string" table:style-name="ce7">
            <text:p>2547413694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5" table:style-name="ce3">
            <text:p>3865</text:p>
          </table:table-cell>
          <table:table-cell office:value-type="string" table:style-name="ce7">
            <text:p>2547414481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6" table:style-name="ce3">
            <text:p>3866</text:p>
          </table:table-cell>
          <table:table-cell office:value-type="string" table:style-name="ce7">
            <text:p>2547858272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7" table:style-name="ce3">
            <text:p>3867</text:p>
          </table:table-cell>
          <table:table-cell office:value-type="string" table:style-name="ce7">
            <text:p>254795796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8" table:style-name="ce3">
            <text:p>3868</text:p>
          </table:table-cell>
          <table:table-cell office:value-type="string" table:style-name="ce7">
            <text:p>2547351364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69" table:style-name="ce3">
            <text:p>3869</text:p>
          </table:table-cell>
          <table:table-cell office:value-type="string" table:style-name="ce7">
            <text:p>254746884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0" table:style-name="ce3">
            <text:p>3870</text:p>
          </table:table-cell>
          <table:table-cell office:value-type="string" table:style-name="ce7">
            <text:p>2547276394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1" table:style-name="ce3">
            <text:p>3871</text:p>
          </table:table-cell>
          <table:table-cell office:value-type="string" table:style-name="ce7">
            <text:p>2547028486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2" table:style-name="ce3">
            <text:p>3872</text:p>
          </table:table-cell>
          <table:table-cell office:value-type="string" table:style-name="ce7">
            <text:p>2547223025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3" table:style-name="ce3">
            <text:p>3873</text:p>
          </table:table-cell>
          <table:table-cell office:value-type="string" table:style-name="ce7">
            <text:p>2547425450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4" table:style-name="ce3">
            <text:p>3874</text:p>
          </table:table-cell>
          <table:table-cell office:value-type="string" table:style-name="ce7">
            <text:p>2547313414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5" table:style-name="ce3">
            <text:p>3875</text:p>
          </table:table-cell>
          <table:table-cell office:value-type="string" table:style-name="ce7">
            <text:p>2547206549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6" table:style-name="ce3">
            <text:p>3876</text:p>
          </table:table-cell>
          <table:table-cell office:value-type="string" table:style-name="ce7">
            <text:p>2547234290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7" table:style-name="ce3">
            <text:p>3877</text:p>
          </table:table-cell>
          <table:table-cell office:value-type="string" table:style-name="ce7">
            <text:p>2547229056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8" table:style-name="ce3">
            <text:p>3878</text:p>
          </table:table-cell>
          <table:table-cell office:value-type="string" table:style-name="ce7">
            <text:p>2547223497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79" table:style-name="ce3">
            <text:p>3879</text:p>
          </table:table-cell>
          <table:table-cell office:value-type="string" table:style-name="ce7">
            <text:p>2547208586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0" table:style-name="ce3">
            <text:p>3880</text:p>
          </table:table-cell>
          <table:table-cell office:value-type="string" table:style-name="ce7">
            <text:p>254721880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1" table:style-name="ce3">
            <text:p>3881</text:p>
          </table:table-cell>
          <table:table-cell office:value-type="string" table:style-name="ce7">
            <text:p>2547173086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2" table:style-name="ce3">
            <text:p>3882</text:p>
          </table:table-cell>
          <table:table-cell office:value-type="string" table:style-name="ce7">
            <text:p>2547212832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3" table:style-name="ce3">
            <text:p>3883</text:p>
          </table:table-cell>
          <table:table-cell office:value-type="string" table:style-name="ce7">
            <text:p>2547224978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4" table:style-name="ce3">
            <text:p>3884</text:p>
          </table:table-cell>
          <table:table-cell office:value-type="string" table:style-name="ce7">
            <text:p>2541155814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5" table:style-name="ce3">
            <text:p>3885</text:p>
          </table:table-cell>
          <table:table-cell office:value-type="string" table:style-name="ce7">
            <text:p>2547223512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6" table:style-name="ce3">
            <text:p>3886</text:p>
          </table:table-cell>
          <table:table-cell office:value-type="string" table:style-name="ce7">
            <text:p>2547138090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7" table:style-name="ce3">
            <text:p>3887</text:p>
          </table:table-cell>
          <table:table-cell office:value-type="string" table:style-name="ce7">
            <text:p>2547211076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8" table:style-name="ce3">
            <text:p>3888</text:p>
          </table:table-cell>
          <table:table-cell office:value-type="string" table:style-name="ce7">
            <text:p>2547063996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89" table:style-name="ce3">
            <text:p>3889</text:p>
          </table:table-cell>
          <table:table-cell office:value-type="string" table:style-name="ce7">
            <text:p>2547273349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0" table:style-name="ce3">
            <text:p>3890</text:p>
          </table:table-cell>
          <table:table-cell office:value-type="string" table:style-name="ce7">
            <text:p>2547222408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1" table:style-name="ce3">
            <text:p>3891</text:p>
          </table:table-cell>
          <table:table-cell office:value-type="string" table:style-name="ce7">
            <text:p>2547060956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2" table:style-name="ce3">
            <text:p>3892</text:p>
          </table:table-cell>
          <table:table-cell office:value-type="string" table:style-name="ce7">
            <text:p>2547919552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3" table:style-name="ce3">
            <text:p>3893</text:p>
          </table:table-cell>
          <table:table-cell office:value-type="string" table:style-name="ce7">
            <text:p>2547794630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4" table:style-name="ce3">
            <text:p>3894</text:p>
          </table:table-cell>
          <table:table-cell office:value-type="string" table:style-name="ce7">
            <text:p>2547019403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5" table:style-name="ce3">
            <text:p>3895</text:p>
          </table:table-cell>
          <table:table-cell office:value-type="string" table:style-name="ce7">
            <text:p>2547024859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6" table:style-name="ce3">
            <text:p>3896</text:p>
          </table:table-cell>
          <table:table-cell office:value-type="string" table:style-name="ce7">
            <text:p>2547223509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7" table:style-name="ce3">
            <text:p>3897</text:p>
          </table:table-cell>
          <table:table-cell office:value-type="string" table:style-name="ce7">
            <text:p>2547056390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8" table:style-name="ce3">
            <text:p>3898</text:p>
          </table:table-cell>
          <table:table-cell office:value-type="string" table:style-name="ce7">
            <text:p>254723026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899" table:style-name="ce3">
            <text:p>3899</text:p>
          </table:table-cell>
          <table:table-cell office:value-type="string" table:style-name="ce7">
            <text:p>2547114788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0" table:style-name="ce3">
            <text:p>3900</text:p>
          </table:table-cell>
          <table:table-cell office:value-type="string" table:style-name="ce7">
            <text:p>2547248244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1" table:style-name="ce3">
            <text:p>3901</text:p>
          </table:table-cell>
          <table:table-cell office:value-type="string" table:style-name="ce7">
            <text:p>2547200730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2" table:style-name="ce3">
            <text:p>3902</text:p>
          </table:table-cell>
          <table:table-cell office:value-type="string" table:style-name="ce7">
            <text:p>2547225962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3" table:style-name="ce3">
            <text:p>3903</text:p>
          </table:table-cell>
          <table:table-cell office:value-type="string" table:style-name="ce7">
            <text:p>2547296774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4" table:style-name="ce3">
            <text:p>3904</text:p>
          </table:table-cell>
          <table:table-cell office:value-type="string" table:style-name="ce7">
            <text:p>2547226787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5" table:style-name="ce3">
            <text:p>3905</text:p>
          </table:table-cell>
          <table:table-cell office:value-type="string" table:style-name="ce7">
            <text:p>2547403655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6" table:style-name="ce3">
            <text:p>3906</text:p>
          </table:table-cell>
          <table:table-cell office:value-type="string" table:style-name="ce7">
            <text:p>2547118202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7" table:style-name="ce3">
            <text:p>3907</text:p>
          </table:table-cell>
          <table:table-cell office:value-type="string" table:style-name="ce7">
            <text:p>2547227115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8" table:style-name="ce3">
            <text:p>3908</text:p>
          </table:table-cell>
          <table:table-cell office:value-type="string" table:style-name="ce7">
            <text:p>2547188998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09" table:style-name="ce3">
            <text:p>3909</text:p>
          </table:table-cell>
          <table:table-cell office:value-type="string" table:style-name="ce7">
            <text:p>2547208386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0" table:style-name="ce3">
            <text:p>3910</text:p>
          </table:table-cell>
          <table:table-cell office:value-type="string" table:style-name="ce7">
            <text:p>2547222771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1" table:style-name="ce3">
            <text:p>3911</text:p>
          </table:table-cell>
          <table:table-cell office:value-type="string" table:style-name="ce7">
            <text:p>2547222089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2" table:style-name="ce3">
            <text:p>3912</text:p>
          </table:table-cell>
          <table:table-cell office:value-type="string" table:style-name="ce7">
            <text:p>2547148497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3" table:style-name="ce3">
            <text:p>3913</text:p>
          </table:table-cell>
          <table:table-cell office:value-type="string" table:style-name="ce7">
            <text:p>2547644174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4" table:style-name="ce3">
            <text:p>3914</text:p>
          </table:table-cell>
          <table:table-cell office:value-type="string" table:style-name="ce7">
            <text:p>2547929141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5" table:style-name="ce3">
            <text:p>3915</text:p>
          </table:table-cell>
          <table:table-cell office:value-type="string" table:style-name="ce7">
            <text:p>2547208123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6" table:style-name="ce3">
            <text:p>3916</text:p>
          </table:table-cell>
          <table:table-cell office:value-type="string" table:style-name="ce7">
            <text:p>2547089946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7" table:style-name="ce3">
            <text:p>3917</text:p>
          </table:table-cell>
          <table:table-cell office:value-type="string" table:style-name="ce7">
            <text:p>2547137554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8" table:style-name="ce3">
            <text:p>3918</text:p>
          </table:table-cell>
          <table:table-cell office:value-type="string" table:style-name="ce7">
            <text:p>2547129990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19" table:style-name="ce3">
            <text:p>3919</text:p>
          </table:table-cell>
          <table:table-cell office:value-type="string" table:style-name="ce7">
            <text:p>2547228121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0" table:style-name="ce3">
            <text:p>3920</text:p>
          </table:table-cell>
          <table:table-cell office:value-type="string" table:style-name="ce7">
            <text:p>2547232317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1" table:style-name="ce3">
            <text:p>3921</text:p>
          </table:table-cell>
          <table:table-cell office:value-type="string" table:style-name="ce7">
            <text:p>254711762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2" table:style-name="ce3">
            <text:p>3922</text:p>
          </table:table-cell>
          <table:table-cell office:value-type="string" table:style-name="ce7">
            <text:p>2547858228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3" table:style-name="ce3">
            <text:p>3923</text:p>
          </table:table-cell>
          <table:table-cell office:value-type="string" table:style-name="ce7">
            <text:p>2547254699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4" table:style-name="ce3">
            <text:p>3924</text:p>
          </table:table-cell>
          <table:table-cell office:value-type="string" table:style-name="ce7">
            <text:p>2547227273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5" table:style-name="ce3">
            <text:p>3925</text:p>
          </table:table-cell>
          <table:table-cell office:value-type="string" table:style-name="ce7">
            <text:p>2547248358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6" table:style-name="ce3">
            <text:p>3926</text:p>
          </table:table-cell>
          <table:table-cell office:value-type="string" table:style-name="ce7">
            <text:p>2547287293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7" table:style-name="ce3">
            <text:p>3927</text:p>
          </table:table-cell>
          <table:table-cell office:value-type="string" table:style-name="ce7">
            <text:p>254722304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8" table:style-name="ce3">
            <text:p>3928</text:p>
          </table:table-cell>
          <table:table-cell office:value-type="string" table:style-name="ce7">
            <text:p>2547219368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29" table:style-name="ce3">
            <text:p>3929</text:p>
          </table:table-cell>
          <table:table-cell office:value-type="string" table:style-name="ce7">
            <text:p>2547254239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0" table:style-name="ce3">
            <text:p>3930</text:p>
          </table:table-cell>
          <table:table-cell office:value-type="string" table:style-name="ce7">
            <text:p>2547240618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1" table:style-name="ce3">
            <text:p>3931</text:p>
          </table:table-cell>
          <table:table-cell office:value-type="string" table:style-name="ce7">
            <text:p>2547988050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2" table:style-name="ce3">
            <text:p>3932</text:p>
          </table:table-cell>
          <table:table-cell office:value-type="string" table:style-name="ce7">
            <text:p>2547129659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3" table:style-name="ce3">
            <text:p>3933</text:p>
          </table:table-cell>
          <table:table-cell office:value-type="string" table:style-name="ce7">
            <text:p>2547101885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4" table:style-name="ce3">
            <text:p>3934</text:p>
          </table:table-cell>
          <table:table-cell office:value-type="string" table:style-name="ce7">
            <text:p>2547234383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5" table:style-name="ce3">
            <text:p>3935</text:p>
          </table:table-cell>
          <table:table-cell office:value-type="string" table:style-name="ce7">
            <text:p>2547128475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6" table:style-name="ce3">
            <text:p>3936</text:p>
          </table:table-cell>
          <table:table-cell office:value-type="string" table:style-name="ce7">
            <text:p>2547461094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7" table:style-name="ce3">
            <text:p>3937</text:p>
          </table:table-cell>
          <table:table-cell office:value-type="string" table:style-name="ce7">
            <text:p>254720641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8" table:style-name="ce3">
            <text:p>3938</text:p>
          </table:table-cell>
          <table:table-cell office:value-type="string" table:style-name="ce7">
            <text:p>2547226665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39" table:style-name="ce3">
            <text:p>3939</text:p>
          </table:table-cell>
          <table:table-cell office:value-type="string" table:style-name="ce7">
            <text:p>2547225203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0" table:style-name="ce3">
            <text:p>3940</text:p>
          </table:table-cell>
          <table:table-cell office:value-type="string" table:style-name="ce7">
            <text:p>2547111968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1" table:style-name="ce3">
            <text:p>3941</text:p>
          </table:table-cell>
          <table:table-cell office:value-type="string" table:style-name="ce7">
            <text:p>2547185500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2" table:style-name="ce3">
            <text:p>3942</text:p>
          </table:table-cell>
          <table:table-cell office:value-type="string" table:style-name="ce7">
            <text:p>2547346453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3" table:style-name="ce3">
            <text:p>3943</text:p>
          </table:table-cell>
          <table:table-cell office:value-type="string" table:style-name="ce7">
            <text:p>2547352769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4" table:style-name="ce3">
            <text:p>3944</text:p>
          </table:table-cell>
          <table:table-cell office:value-type="string" table:style-name="ce7">
            <text:p>2547225968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5" table:style-name="ce3">
            <text:p>3945</text:p>
          </table:table-cell>
          <table:table-cell office:value-type="string" table:style-name="ce7">
            <text:p>2547083285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6" table:style-name="ce3">
            <text:p>3946</text:p>
          </table:table-cell>
          <table:table-cell office:value-type="string" table:style-name="ce7">
            <text:p>2547228491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7" table:style-name="ce3">
            <text:p>3947</text:p>
          </table:table-cell>
          <table:table-cell office:value-type="string" table:style-name="ce7">
            <text:p>2547226128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8" table:style-name="ce3">
            <text:p>3948</text:p>
          </table:table-cell>
          <table:table-cell office:value-type="string" table:style-name="ce7">
            <text:p>2547575614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49" table:style-name="ce3">
            <text:p>3949</text:p>
          </table:table-cell>
          <table:table-cell office:value-type="string" table:style-name="ce7">
            <text:p>2547272431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0" table:style-name="ce3">
            <text:p>3950</text:p>
          </table:table-cell>
          <table:table-cell office:value-type="string" table:style-name="ce7">
            <text:p>2547226730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1" table:style-name="ce3">
            <text:p>3951</text:p>
          </table:table-cell>
          <table:table-cell office:value-type="string" table:style-name="ce7">
            <text:p>2547056600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2" table:style-name="ce3">
            <text:p>3952</text:p>
          </table:table-cell>
          <table:table-cell office:value-type="string" table:style-name="ce7">
            <text:p>2547971470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3" table:style-name="ce3">
            <text:p>3953</text:p>
          </table:table-cell>
          <table:table-cell office:value-type="string" table:style-name="ce7">
            <text:p>2547223954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4" table:style-name="ce3">
            <text:p>3954</text:p>
          </table:table-cell>
          <table:table-cell office:value-type="string" table:style-name="ce7">
            <text:p>2547112210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5" table:style-name="ce3">
            <text:p>3955</text:p>
          </table:table-cell>
          <table:table-cell office:value-type="string" table:style-name="ce7">
            <text:p>2547059882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6" table:style-name="ce3">
            <text:p>3956</text:p>
          </table:table-cell>
          <table:table-cell office:value-type="string" table:style-name="ce7">
            <text:p>2547222789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7" table:style-name="ce3">
            <text:p>3957</text:p>
          </table:table-cell>
          <table:table-cell office:value-type="string" table:style-name="ce7">
            <text:p>2547906954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8" table:style-name="ce3">
            <text:p>3958</text:p>
          </table:table-cell>
          <table:table-cell office:value-type="string" table:style-name="ce7">
            <text:p>2547282707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59" table:style-name="ce3">
            <text:p>3959</text:p>
          </table:table-cell>
          <table:table-cell office:value-type="string" table:style-name="ce7">
            <text:p>2547051405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0" table:style-name="ce3">
            <text:p>3960</text:p>
          </table:table-cell>
          <table:table-cell office:value-type="string" table:style-name="ce7">
            <text:p>2547809988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1" table:style-name="ce3">
            <text:p>3961</text:p>
          </table:table-cell>
          <table:table-cell office:value-type="string" table:style-name="ce7">
            <text:p>2547056972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2" table:style-name="ce3">
            <text:p>3962</text:p>
          </table:table-cell>
          <table:table-cell office:value-type="string" table:style-name="ce7">
            <text:p>2547169075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3" table:style-name="ce3">
            <text:p>3963</text:p>
          </table:table-cell>
          <table:table-cell office:value-type="string" table:style-name="ce7">
            <text:p>2547212395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4" table:style-name="ce3">
            <text:p>3964</text:p>
          </table:table-cell>
          <table:table-cell office:value-type="string" table:style-name="ce7">
            <text:p>2547338382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5" table:style-name="ce3">
            <text:p>3965</text:p>
          </table:table-cell>
          <table:table-cell office:value-type="string" table:style-name="ce7">
            <text:p>2547169075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6" table:style-name="ce3">
            <text:p>3966</text:p>
          </table:table-cell>
          <table:table-cell office:value-type="string" table:style-name="ce7">
            <text:p>2547227248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7" table:style-name="ce3">
            <text:p>3967</text:p>
          </table:table-cell>
          <table:table-cell office:value-type="string" table:style-name="ce7">
            <text:p>2547205959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8" table:style-name="ce3">
            <text:p>3968</text:p>
          </table:table-cell>
          <table:table-cell office:value-type="string" table:style-name="ce7">
            <text:p>2547267059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69" table:style-name="ce3">
            <text:p>3969</text:p>
          </table:table-cell>
          <table:table-cell office:value-type="string" table:style-name="ce7">
            <text:p>176351674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0" table:style-name="ce3">
            <text:p>3970</text:p>
          </table:table-cell>
          <table:table-cell office:value-type="string" table:style-name="ce7">
            <text:p>2547105892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1" table:style-name="ce3">
            <text:p>3971</text:p>
          </table:table-cell>
          <table:table-cell office:value-type="string" table:style-name="ce7">
            <text:p>254705882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2" table:style-name="ce3">
            <text:p>3972</text:p>
          </table:table-cell>
          <table:table-cell office:value-type="string" table:style-name="ce7">
            <text:p>2547256812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3" table:style-name="ce3">
            <text:p>3973</text:p>
          </table:table-cell>
          <table:table-cell office:value-type="string" table:style-name="ce7">
            <text:p>2547247561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4" table:style-name="ce3">
            <text:p>3974</text:p>
          </table:table-cell>
          <table:table-cell office:value-type="string" table:style-name="ce7">
            <text:p>2547240090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5" table:style-name="ce3">
            <text:p>3975</text:p>
          </table:table-cell>
          <table:table-cell office:value-type="string" table:style-name="ce7">
            <text:p>2547228687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6" table:style-name="ce3">
            <text:p>3976</text:p>
          </table:table-cell>
          <table:table-cell office:value-type="string" table:style-name="ce7">
            <text:p>2547377510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7" table:style-name="ce3">
            <text:p>3977</text:p>
          </table:table-cell>
          <table:table-cell office:value-type="string" table:style-name="ce7">
            <text:p>2547223039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8" table:style-name="ce3">
            <text:p>3978</text:p>
          </table:table-cell>
          <table:table-cell office:value-type="string" table:style-name="ce7">
            <text:p>2547218161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79" table:style-name="ce3">
            <text:p>3979</text:p>
          </table:table-cell>
          <table:table-cell office:value-type="string" table:style-name="ce7">
            <text:p>2547215746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0" table:style-name="ce3">
            <text:p>3980</text:p>
          </table:table-cell>
          <table:table-cell office:value-type="string" table:style-name="ce7">
            <text:p>2547226072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1" table:style-name="ce3">
            <text:p>3981</text:p>
          </table:table-cell>
          <table:table-cell office:value-type="string" table:style-name="ce7">
            <text:p>254707896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2" table:style-name="ce3">
            <text:p>3982</text:p>
          </table:table-cell>
          <table:table-cell office:value-type="string" table:style-name="ce7">
            <text:p>2541134357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3" table:style-name="ce3">
            <text:p>3983</text:p>
          </table:table-cell>
          <table:table-cell office:value-type="string" table:style-name="ce7">
            <text:p>254721631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4" table:style-name="ce3">
            <text:p>3984</text:p>
          </table:table-cell>
          <table:table-cell office:value-type="string" table:style-name="ce7">
            <text:p>2547213115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5" table:style-name="ce3">
            <text:p>3985</text:p>
          </table:table-cell>
          <table:table-cell office:value-type="string" table:style-name="ce7">
            <text:p>2547223591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6" table:style-name="ce3">
            <text:p>3986</text:p>
          </table:table-cell>
          <table:table-cell office:value-type="string" table:style-name="ce7">
            <text:p>2547957686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7" table:style-name="ce3">
            <text:p>3987</text:p>
          </table:table-cell>
          <table:table-cell office:value-type="string" table:style-name="ce7">
            <text:p>2547239614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8" table:style-name="ce3">
            <text:p>3988</text:p>
          </table:table-cell>
          <table:table-cell office:value-type="string" table:style-name="ce7">
            <text:p>2547219143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89" table:style-name="ce3">
            <text:p>3989</text:p>
          </table:table-cell>
          <table:table-cell office:value-type="string" table:style-name="ce7">
            <text:p>2547269403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0" table:style-name="ce3">
            <text:p>3990</text:p>
          </table:table-cell>
          <table:table-cell office:value-type="string" table:style-name="ce7">
            <text:p>2547422509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1" table:style-name="ce3">
            <text:p>3991</text:p>
          </table:table-cell>
          <table:table-cell office:value-type="string" table:style-name="ce7">
            <text:p>2547291115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2" table:style-name="ce3">
            <text:p>3992</text:p>
          </table:table-cell>
          <table:table-cell office:value-type="string" table:style-name="ce7">
            <text:p>2547029639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3" table:style-name="ce3">
            <text:p>3993</text:p>
          </table:table-cell>
          <table:table-cell office:value-type="string" table:style-name="ce7">
            <text:p>2547586727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4" table:style-name="ce3">
            <text:p>3994</text:p>
          </table:table-cell>
          <table:table-cell office:value-type="string" table:style-name="ce7">
            <text:p>2547228961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5" table:style-name="ce3">
            <text:p>3995</text:p>
          </table:table-cell>
          <table:table-cell office:value-type="string" table:style-name="ce7">
            <text:p>2547256788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6" table:style-name="ce3">
            <text:p>3996</text:p>
          </table:table-cell>
          <table:table-cell office:value-type="string" table:style-name="ce7">
            <text:p>2547969027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7" table:style-name="ce3">
            <text:p>3997</text:p>
          </table:table-cell>
          <table:table-cell office:value-type="string" table:style-name="ce7">
            <text:p>2547222828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8" table:style-name="ce3">
            <text:p>3998</text:p>
          </table:table-cell>
          <table:table-cell office:value-type="string" table:style-name="ce7">
            <text:p>2547222671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999" table:style-name="ce3">
            <text:p>3999</text:p>
          </table:table-cell>
          <table:table-cell office:value-type="string" table:style-name="ce7">
            <text:p>2547164204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0" table:style-name="ce3">
            <text:p>4000</text:p>
          </table:table-cell>
          <table:table-cell office:value-type="string" table:style-name="ce7">
            <text:p>2547357770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1" table:style-name="ce3">
            <text:p>4001</text:p>
          </table:table-cell>
          <table:table-cell office:value-type="string" table:style-name="ce7">
            <text:p>2547955214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2" table:style-name="ce3">
            <text:p>4002</text:p>
          </table:table-cell>
          <table:table-cell office:value-type="string" table:style-name="ce7">
            <text:p>2547124361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3" table:style-name="ce3">
            <text:p>4003</text:p>
          </table:table-cell>
          <table:table-cell office:value-type="string" table:style-name="ce7">
            <text:p>2547232673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4" table:style-name="ce3">
            <text:p>4004</text:p>
          </table:table-cell>
          <table:table-cell office:value-type="string" table:style-name="ce7">
            <text:p>2547243247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5" table:style-name="ce3">
            <text:p>4005</text:p>
          </table:table-cell>
          <table:table-cell office:value-type="string" table:style-name="ce7">
            <text:p>2547151446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6" table:style-name="ce3">
            <text:p>4006</text:p>
          </table:table-cell>
          <table:table-cell office:value-type="string" table:style-name="ce7">
            <text:p>2547275451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7" table:style-name="ce3">
            <text:p>4007</text:p>
          </table:table-cell>
          <table:table-cell office:value-type="string" table:style-name="ce7">
            <text:p>2547122789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8" table:style-name="ce3">
            <text:p>4008</text:p>
          </table:table-cell>
          <table:table-cell office:value-type="string" table:style-name="ce7">
            <text:p>2547407242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9" table:style-name="ce3">
            <text:p>4009</text:p>
          </table:table-cell>
          <table:table-cell office:value-type="string" table:style-name="ce7">
            <text:p>2547074972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0" table:style-name="ce3">
            <text:p>4010</text:p>
          </table:table-cell>
          <table:table-cell office:value-type="string" table:style-name="ce7">
            <text:p>2547105377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1" table:style-name="ce3">
            <text:p>4011</text:p>
          </table:table-cell>
          <table:table-cell office:value-type="string" table:style-name="ce7">
            <text:p>2547598830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2" table:style-name="ce3">
            <text:p>4012</text:p>
          </table:table-cell>
          <table:table-cell office:value-type="string" table:style-name="ce7">
            <text:p>2547362013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3" table:style-name="ce3">
            <text:p>4013</text:p>
          </table:table-cell>
          <table:table-cell office:value-type="string" table:style-name="ce7">
            <text:p>2547960353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4" table:style-name="ce3">
            <text:p>4014</text:p>
          </table:table-cell>
          <table:table-cell office:value-type="string" table:style-name="ce7">
            <text:p>2547243705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5" table:style-name="ce3">
            <text:p>4015</text:p>
          </table:table-cell>
          <table:table-cell office:value-type="string" table:style-name="ce7">
            <text:p>2547622255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6" table:style-name="ce3">
            <text:p>4016</text:p>
          </table:table-cell>
          <table:table-cell office:value-type="string" table:style-name="ce7">
            <text:p>1718974-12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7" table:style-name="ce3">
            <text:p>4017</text:p>
          </table:table-cell>
          <table:table-cell office:value-type="string" table:style-name="ce7">
            <text:p>2547486366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8" table:style-name="ce3">
            <text:p>4018</text:p>
          </table:table-cell>
          <table:table-cell office:value-type="string" table:style-name="ce7">
            <text:p>2547292762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19" table:style-name="ce3">
            <text:p>4019</text:p>
          </table:table-cell>
          <table:table-cell office:value-type="string" table:style-name="ce7">
            <text:p>2547213150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0" table:style-name="ce3">
            <text:p>4020</text:p>
          </table:table-cell>
          <table:table-cell office:value-type="string" table:style-name="ce7">
            <text:p>254773750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1" table:style-name="ce3">
            <text:p>4021</text:p>
          </table:table-cell>
          <table:table-cell office:value-type="string" table:style-name="ce7">
            <text:p>+8210413030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2" table:style-name="ce3">
            <text:p>4022</text:p>
          </table:table-cell>
          <table:table-cell office:value-type="string" table:style-name="ce7">
            <text:p>2547131894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3" table:style-name="ce3">
            <text:p>4023</text:p>
          </table:table-cell>
          <table:table-cell office:value-type="string" table:style-name="ce7">
            <text:p>2547216264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4" table:style-name="ce3">
            <text:p>4024</text:p>
          </table:table-cell>
          <table:table-cell office:value-type="string" table:style-name="ce7">
            <text:p>2547298189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5" table:style-name="ce3">
            <text:p>4025</text:p>
          </table:table-cell>
          <table:table-cell office:value-type="string" table:style-name="ce7">
            <text:p>+9715626436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6" table:style-name="ce3">
            <text:p>4026</text:p>
          </table:table-cell>
          <table:table-cell office:value-type="string" table:style-name="ce7">
            <text:p>2547202971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7" table:style-name="ce3">
            <text:p>4027</text:p>
          </table:table-cell>
          <table:table-cell office:value-type="string" table:style-name="ce7">
            <text:p>2547999914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8" table:style-name="ce3">
            <text:p>4028</text:p>
          </table:table-cell>
          <table:table-cell office:value-type="string" table:style-name="ce7">
            <text:p>2547227322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29" table:style-name="ce3">
            <text:p>4029</text:p>
          </table:table-cell>
          <table:table-cell office:value-type="string" table:style-name="ce7">
            <text:p>254718899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0" table:style-name="ce3">
            <text:p>4030</text:p>
          </table:table-cell>
          <table:table-cell office:value-type="string" table:style-name="ce7">
            <text:p>2547489925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1" table:style-name="ce3">
            <text:p>4031</text:p>
          </table:table-cell>
          <table:table-cell office:value-type="string" table:style-name="ce7">
            <text:p>2547209756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2" table:style-name="ce3">
            <text:p>4032</text:p>
          </table:table-cell>
          <table:table-cell office:value-type="string" table:style-name="ce7">
            <text:p>2547219494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3" table:style-name="ce3">
            <text:p>4033</text:p>
          </table:table-cell>
          <table:table-cell office:value-type="string" table:style-name="ce7">
            <text:p>+4479635639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4" table:style-name="ce3">
            <text:p>4034</text:p>
          </table:table-cell>
          <table:table-cell office:value-type="string" table:style-name="ce7">
            <text:p>2547205564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5" table:style-name="ce3">
            <text:p>4035</text:p>
          </table:table-cell>
          <table:table-cell office:value-type="string" table:style-name="ce7">
            <text:p>2547237474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6" table:style-name="ce3">
            <text:p>4036</text:p>
          </table:table-cell>
          <table:table-cell office:value-type="string" table:style-name="ce7">
            <text:p>+9665582767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7" table:style-name="ce3">
            <text:p>4037</text:p>
          </table:table-cell>
          <table:table-cell office:value-type="string" table:style-name="ce7">
            <text:p>2547588712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8" table:style-name="ce3">
            <text:p>4038</text:p>
          </table:table-cell>
          <table:table-cell office:value-type="float" office:value="254722749066" table:style-name="ce7">
            <text:p>2547227490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39" table:style-name="ce3">
            <text:p>4039</text:p>
          </table:table-cell>
          <table:table-cell office:value-type="float" office:value="254719204784" table:style-name="ce7">
            <text:p>2547192047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0" table:style-name="ce3">
            <text:p>4040</text:p>
          </table:table-cell>
          <table:table-cell office:value-type="float" office:value="254798998899" table:style-name="ce7">
            <text:p>2547989988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1" table:style-name="ce3">
            <text:p>4041</text:p>
          </table:table-cell>
          <table:table-cell office:value-type="float" office:value="257423925220" table:style-name="ce7">
            <text:p>2574239252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2" table:style-name="ce3">
            <text:p>4042</text:p>
          </table:table-cell>
          <table:table-cell office:value-type="float" office:value="254701956789" table:style-name="ce7">
            <text:p>2547019567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3" table:style-name="ce3">
            <text:p>4043</text:p>
          </table:table-cell>
          <table:table-cell office:value-type="float" office:value="254721233388" table:style-name="ce7">
            <text:p>2547212333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4" table:style-name="ce3">
            <text:p>4044</text:p>
          </table:table-cell>
          <table:table-cell office:value-type="float" office:value="254728917464" table:style-name="ce7">
            <text:p>2547289174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5" table:style-name="ce3">
            <text:p>4045</text:p>
          </table:table-cell>
          <table:table-cell office:value-type="float" office:value="254725204683" table:style-name="ce7">
            <text:p>2547252046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6" table:style-name="ce3">
            <text:p>4046</text:p>
          </table:table-cell>
          <table:table-cell office:value-type="float" office:value="254720557960" table:style-name="ce7">
            <text:p>254720557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7" table:style-name="ce3">
            <text:p>4047</text:p>
          </table:table-cell>
          <table:table-cell office:value-type="float" office:value="254723953000" table:style-name="ce7">
            <text:p>254723953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8" table:style-name="ce3">
            <text:p>4048</text:p>
          </table:table-cell>
          <table:table-cell office:value-type="float" office:value="254715370192" table:style-name="ce7">
            <text:p>2547153701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49" table:style-name="ce3">
            <text:p>4049</text:p>
          </table:table-cell>
          <table:table-cell office:value-type="float" office:value="254722413610" table:style-name="ce7">
            <text:p>2547224136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0" table:style-name="ce3">
            <text:p>4050</text:p>
          </table:table-cell>
          <table:table-cell office:value-type="float" office:value="254727105975" table:style-name="ce7">
            <text:p>2547271059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1" table:style-name="ce3">
            <text:p>4051</text:p>
          </table:table-cell>
          <table:table-cell office:value-type="float" office:value="254704333191" table:style-name="ce7">
            <text:p>254704333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2" table:style-name="ce3">
            <text:p>4052</text:p>
          </table:table-cell>
          <table:table-cell office:value-type="float" office:value="254723894769" table:style-name="ce7">
            <text:p>2547238947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3" table:style-name="ce3">
            <text:p>4053</text:p>
          </table:table-cell>
          <table:table-cell office:value-type="float" office:value="254721720228" table:style-name="ce7">
            <text:p>2547217202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4" table:style-name="ce3">
            <text:p>4054</text:p>
          </table:table-cell>
          <table:table-cell office:value-type="float" office:value="254710698372" table:style-name="ce7">
            <text:p>2547106983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5" table:style-name="ce3">
            <text:p>4055</text:p>
          </table:table-cell>
          <table:table-cell office:value-type="float" office:value="254721237255" table:style-name="ce7">
            <text:p>2547212372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6" table:style-name="ce3">
            <text:p>4056</text:p>
          </table:table-cell>
          <table:table-cell office:value-type="float" office:value="254722778379" table:style-name="ce7">
            <text:p>2547227783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7" table:style-name="ce3">
            <text:p>4057</text:p>
          </table:table-cell>
          <table:table-cell office:value-type="float" office:value="254721615944" table:style-name="ce7">
            <text:p>2547216159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8" table:style-name="ce3">
            <text:p>4058</text:p>
          </table:table-cell>
          <table:table-cell office:value-type="float" office:value="254718644361" table:style-name="ce7">
            <text:p>2547186443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59" table:style-name="ce3">
            <text:p>4059</text:p>
          </table:table-cell>
          <table:table-cell office:value-type="float" office:value="254720771104" table:style-name="ce7">
            <text:p>2547207711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0" table:style-name="ce3">
            <text:p>4060</text:p>
          </table:table-cell>
          <table:table-cell office:value-type="float" office:value="254729404823" table:style-name="ce7">
            <text:p>2547294048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1" table:style-name="ce3">
            <text:p>4061</text:p>
          </table:table-cell>
          <table:table-cell office:value-type="float" office:value="254707221165" table:style-name="ce7">
            <text:p>2547072211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2" table:style-name="ce3">
            <text:p>4062</text:p>
          </table:table-cell>
          <table:table-cell office:value-type="float" office:value="254724255355" table:style-name="ce7">
            <text:p>2547242553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3" table:style-name="ce3">
            <text:p>4063</text:p>
          </table:table-cell>
          <table:table-cell office:value-type="float" office:value="254722104224" table:style-name="ce7">
            <text:p>2547221042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4" table:style-name="ce3">
            <text:p>4064</text:p>
          </table:table-cell>
          <table:table-cell office:value-type="float" office:value="254723575007" table:style-name="ce7">
            <text:p>254723575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5" table:style-name="ce3">
            <text:p>4065</text:p>
          </table:table-cell>
          <table:table-cell office:value-type="float" office:value="254728504108" table:style-name="ce7">
            <text:p>2547285041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6" table:style-name="ce3">
            <text:p>4066</text:p>
          </table:table-cell>
          <table:table-cell office:value-type="float" office:value="254722404918" table:style-name="ce7">
            <text:p>2547224049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7" table:style-name="ce3">
            <text:p>4067</text:p>
          </table:table-cell>
          <table:table-cell office:value-type="float" office:value="254714751255" table:style-name="ce7">
            <text:p>2547147512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8" table:style-name="ce3">
            <text:p>4068</text:p>
          </table:table-cell>
          <table:table-cell office:value-type="float" office:value="254724680981" table:style-name="ce7">
            <text:p>2547246809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69" table:style-name="ce3">
            <text:p>4069</text:p>
          </table:table-cell>
          <table:table-cell office:value-type="float" office:value="254720751038" table:style-name="ce7">
            <text:p>2547207510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0" table:style-name="ce3">
            <text:p>4070</text:p>
          </table:table-cell>
          <table:table-cell office:value-type="float" office:value="254722288094" table:style-name="ce7">
            <text:p>2547222880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1" table:style-name="ce3">
            <text:p>4071</text:p>
          </table:table-cell>
          <table:table-cell office:value-type="float" office:value="254725581520" table:style-name="ce7">
            <text:p>2547255815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2" table:style-name="ce3">
            <text:p>4072</text:p>
          </table:table-cell>
          <table:table-cell office:value-type="float" office:value="254723428406" table:style-name="ce7">
            <text:p>2547234284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3" table:style-name="ce3">
            <text:p>4073</text:p>
          </table:table-cell>
          <table:table-cell office:value-type="float" office:value="254705885887" table:style-name="ce7">
            <text:p>2547058858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4" table:style-name="ce3">
            <text:p>4074</text:p>
          </table:table-cell>
          <table:table-cell office:value-type="float" office:value="254798681623" table:style-name="ce7">
            <text:p>2547986816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5" table:style-name="ce3">
            <text:p>4075</text:p>
          </table:table-cell>
          <table:table-cell office:value-type="float" office:value="254723264263" table:style-name="ce7">
            <text:p>2547232642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6" table:style-name="ce3">
            <text:p>4076</text:p>
          </table:table-cell>
          <table:table-cell office:value-type="float" office:value="254721306427" table:style-name="ce7">
            <text:p>2547213064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7" table:style-name="ce3">
            <text:p>4077</text:p>
          </table:table-cell>
          <table:table-cell office:value-type="float" office:value="254710748320" table:style-name="ce7">
            <text:p>2547107483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8" table:style-name="ce3">
            <text:p>4078</text:p>
          </table:table-cell>
          <table:table-cell office:value-type="float" office:value="254711161172" table:style-name="ce7">
            <text:p>2547111611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79" table:style-name="ce3">
            <text:p>4079</text:p>
          </table:table-cell>
          <table:table-cell office:value-type="float" office:value="254722166591" table:style-name="ce7">
            <text:p>2547221665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0" table:style-name="ce3">
            <text:p>4080</text:p>
          </table:table-cell>
          <table:table-cell office:value-type="float" office:value="254713324415" table:style-name="ce7">
            <text:p>2547133244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1" table:style-name="ce3">
            <text:p>4081</text:p>
          </table:table-cell>
          <table:table-cell office:value-type="float" office:value="254722889353" table:style-name="ce7">
            <text:p>2547228893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2" table:style-name="ce3">
            <text:p>4082</text:p>
          </table:table-cell>
          <table:table-cell office:value-type="float" office:value="254722788200" table:style-name="ce7">
            <text:p>254722788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3" table:style-name="ce3">
            <text:p>4083</text:p>
          </table:table-cell>
          <table:table-cell office:value-type="float" office:value="254720024374" table:style-name="ce7">
            <text:p>2547200243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4" table:style-name="ce3">
            <text:p>4084</text:p>
          </table:table-cell>
          <table:table-cell office:value-type="float" office:value="254728785471" table:style-name="ce7">
            <text:p>2547287854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5" table:style-name="ce3">
            <text:p>4085</text:p>
          </table:table-cell>
          <table:table-cell office:value-type="float" office:value="110095105" table:style-name="ce7">
            <text:p>1100951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6" table:style-name="ce3">
            <text:p>4086</text:p>
          </table:table-cell>
          <table:table-cell office:value-type="float" office:value="254715223033" table:style-name="ce7">
            <text:p>2547152230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7" table:style-name="ce3">
            <text:p>4087</text:p>
          </table:table-cell>
          <table:table-cell office:value-type="float" office:value="254725207988" table:style-name="ce7">
            <text:p>2547252079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8" table:style-name="ce3">
            <text:p>4088</text:p>
          </table:table-cell>
          <table:table-cell office:value-type="float" office:value="254722855553" table:style-name="ce7">
            <text:p>2547228555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89" table:style-name="ce3">
            <text:p>4089</text:p>
          </table:table-cell>
          <table:table-cell office:value-type="float" office:value="254722991837" table:style-name="ce7">
            <text:p>2547229918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0" table:style-name="ce3">
            <text:p>4090</text:p>
          </table:table-cell>
          <table:table-cell office:value-type="float" office:value="254721920500" table:style-name="ce7">
            <text:p>2547219205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1" table:style-name="ce3">
            <text:p>4091</text:p>
          </table:table-cell>
          <table:table-cell office:value-type="float" office:value="254722770769" table:style-name="ce7">
            <text:p>2547227707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2" table:style-name="ce3">
            <text:p>4092</text:p>
          </table:table-cell>
          <table:table-cell office:value-type="float" office:value="254714221009" table:style-name="ce7">
            <text:p>2547142210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3" table:style-name="ce3">
            <text:p>4093</text:p>
          </table:table-cell>
          <table:table-cell office:value-type="float" office:value="254722262444" table:style-name="ce7">
            <text:p>2547222624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4" table:style-name="ce3">
            <text:p>4094</text:p>
          </table:table-cell>
          <table:table-cell office:value-type="float" office:value="254706868397" table:style-name="ce7">
            <text:p>2547068683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5" table:style-name="ce3">
            <text:p>4095</text:p>
          </table:table-cell>
          <table:table-cell office:value-type="float" office:value="254726013418" table:style-name="ce7">
            <text:p>2547260134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6" table:style-name="ce3">
            <text:p>4096</text:p>
          </table:table-cell>
          <table:table-cell office:value-type="float" office:value="254707045884" table:style-name="ce7">
            <text:p>2547070458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7" table:style-name="ce3">
            <text:p>4097</text:p>
          </table:table-cell>
          <table:table-cell office:value-type="float" office:value="254721764532" table:style-name="ce7">
            <text:p>2547217645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8" table:style-name="ce3">
            <text:p>4098</text:p>
          </table:table-cell>
          <table:table-cell office:value-type="float" office:value="254723203832" table:style-name="ce7">
            <text:p>2547232038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99" table:style-name="ce3">
            <text:p>4099</text:p>
          </table:table-cell>
          <table:table-cell office:value-type="float" office:value="254720744652" table:style-name="ce7">
            <text:p>2547207446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0" table:style-name="ce3">
            <text:p>4100</text:p>
          </table:table-cell>
          <table:table-cell office:value-type="float" office:value="254721962760" table:style-name="ce7">
            <text:p>2547219627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1" table:style-name="ce3">
            <text:p>4101</text:p>
          </table:table-cell>
          <table:table-cell office:value-type="float" office:value="254722701351" table:style-name="ce7">
            <text:p>2547227013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2" table:style-name="ce3">
            <text:p>4102</text:p>
          </table:table-cell>
          <table:table-cell office:value-type="float" office:value="254729714775" table:style-name="ce7">
            <text:p>2547297147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3" table:style-name="ce3">
            <text:p>4103</text:p>
          </table:table-cell>
          <table:table-cell office:value-type="float" office:value="254723723741" table:style-name="ce7">
            <text:p>2547237237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4" table:style-name="ce3">
            <text:p>4104</text:p>
          </table:table-cell>
          <table:table-cell office:value-type="float" office:value="254722525475" table:style-name="ce7">
            <text:p>2547225254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5" table:style-name="ce3">
            <text:p>4105</text:p>
          </table:table-cell>
          <table:table-cell office:value-type="float" office:value="254723813073" table:style-name="ce7">
            <text:p>2547238130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6" table:style-name="ce3">
            <text:p>4106</text:p>
          </table:table-cell>
          <table:table-cell office:value-type="float" office:value="254722768323" table:style-name="ce7">
            <text:p>2547227683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7" table:style-name="ce3">
            <text:p>4107</text:p>
          </table:table-cell>
          <table:table-cell office:value-type="float" office:value="254729800058" table:style-name="ce7">
            <text:p>2547298000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8" table:style-name="ce3">
            <text:p>4108</text:p>
          </table:table-cell>
          <table:table-cell office:value-type="float" office:value="254722638011" table:style-name="ce7">
            <text:p>2547226380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9" table:style-name="ce3">
            <text:p>4109</text:p>
          </table:table-cell>
          <table:table-cell office:value-type="float" office:value="254727753209" table:style-name="ce7">
            <text:p>2547277532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0" table:style-name="ce3">
            <text:p>4110</text:p>
          </table:table-cell>
          <table:table-cell office:value-type="float" office:value="254722887200" table:style-name="ce7">
            <text:p>254722887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1" table:style-name="ce3">
            <text:p>4111</text:p>
          </table:table-cell>
          <table:table-cell office:value-type="float" office:value="254717100794" table:style-name="ce7">
            <text:p>2547171007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2" table:style-name="ce3">
            <text:p>4112</text:p>
          </table:table-cell>
          <table:table-cell office:value-type="float" office:value="254724818969" table:style-name="ce7">
            <text:p>2547248189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3" table:style-name="ce3">
            <text:p>4113</text:p>
          </table:table-cell>
          <table:table-cell office:value-type="float" office:value="254725638001" table:style-name="ce7">
            <text:p>2547256380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4" table:style-name="ce3">
            <text:p>4114</text:p>
          </table:table-cell>
          <table:table-cell office:value-type="float" office:value="254726398836" table:style-name="ce7">
            <text:p>2547263988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5" table:style-name="ce3">
            <text:p>4115</text:p>
          </table:table-cell>
          <table:table-cell office:value-type="float" office:value="254721155149" table:style-name="ce7">
            <text:p>2547211551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6" table:style-name="ce3">
            <text:p>4116</text:p>
          </table:table-cell>
          <table:table-cell office:value-type="float" office:value="254723735613" table:style-name="ce7">
            <text:p>2547237356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7" table:style-name="ce3">
            <text:p>4117</text:p>
          </table:table-cell>
          <table:table-cell office:value-type="float" office:value="254722517577" table:style-name="ce7">
            <text:p>2547225175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8" table:style-name="ce3">
            <text:p>4118</text:p>
          </table:table-cell>
          <table:table-cell office:value-type="float" office:value="254707614699" table:style-name="ce7">
            <text:p>2547076146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19" table:style-name="ce3">
            <text:p>4119</text:p>
          </table:table-cell>
          <table:table-cell office:value-type="float" office:value="254714607061" table:style-name="ce7">
            <text:p>2547146070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0" table:style-name="ce3">
            <text:p>4120</text:p>
          </table:table-cell>
          <table:table-cell office:value-type="float" office:value="254722724046" table:style-name="ce7">
            <text:p>2547227240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1" table:style-name="ce3">
            <text:p>4121</text:p>
          </table:table-cell>
          <table:table-cell office:value-type="float" office:value="254715440321" table:style-name="ce7">
            <text:p>2547154403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2" table:style-name="ce3">
            <text:p>4122</text:p>
          </table:table-cell>
          <table:table-cell office:value-type="float" office:value="254707883144" table:style-name="ce7">
            <text:p>2547078831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3" table:style-name="ce3">
            <text:p>4123</text:p>
          </table:table-cell>
          <table:table-cell office:value-type="float" office:value="254748395420" table:style-name="ce7">
            <text:p>254748395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4" table:style-name="ce3">
            <text:p>4124</text:p>
          </table:table-cell>
          <table:table-cell office:value-type="float" office:value="254796211917" table:style-name="ce7">
            <text:p>2547962119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5" table:style-name="ce3">
            <text:p>4125</text:p>
          </table:table-cell>
          <table:table-cell office:value-type="float" office:value="254720276966" table:style-name="ce7">
            <text:p>2547202769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6" table:style-name="ce3">
            <text:p>4126</text:p>
          </table:table-cell>
          <table:table-cell office:value-type="float" office:value="254720013188" table:style-name="ce7">
            <text:p>254720013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7" table:style-name="ce3">
            <text:p>4127</text:p>
          </table:table-cell>
          <table:table-cell office:value-type="float" office:value="254724824441" table:style-name="ce7">
            <text:p>2547248244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8" table:style-name="ce3">
            <text:p>4128</text:p>
          </table:table-cell>
          <table:table-cell office:value-type="float" office:value="254714203897" table:style-name="ce7">
            <text:p>2547142038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29" table:style-name="ce3">
            <text:p>4129</text:p>
          </table:table-cell>
          <table:table-cell office:value-type="float" office:value="254722113521" table:style-name="ce7">
            <text:p>2547221135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0" table:style-name="ce3">
            <text:p>4130</text:p>
          </table:table-cell>
          <table:table-cell office:value-type="float" office:value="254792583542" table:style-name="ce7">
            <text:p>2547925835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1" table:style-name="ce3">
            <text:p>4131</text:p>
          </table:table-cell>
          <table:table-cell office:value-type="float" office:value="254741064102" table:style-name="ce7">
            <text:p>2547410641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2" table:style-name="ce3">
            <text:p>4132</text:p>
          </table:table-cell>
          <table:table-cell office:value-type="float" office:value="254715277552" table:style-name="ce7">
            <text:p>2547152775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3" table:style-name="ce3">
            <text:p>4133</text:p>
          </table:table-cell>
          <table:table-cell office:value-type="float" office:value="254721414399" table:style-name="ce7">
            <text:p>2547214143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4" table:style-name="ce3">
            <text:p>4134</text:p>
          </table:table-cell>
          <table:table-cell office:value-type="float" office:value="254722664095" table:style-name="ce7">
            <text:p>2547226640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5" table:style-name="ce3">
            <text:p>4135</text:p>
          </table:table-cell>
          <table:table-cell office:value-type="float" office:value="254722372448" table:style-name="ce7">
            <text:p>2547223724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6" table:style-name="ce3">
            <text:p>4136</text:p>
          </table:table-cell>
          <table:table-cell office:value-type="float" office:value="254725933838" table:style-name="ce7">
            <text:p>2547259338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7" table:style-name="ce3">
            <text:p>4137</text:p>
          </table:table-cell>
          <table:table-cell office:value-type="float" office:value="254722691701" table:style-name="ce7">
            <text:p>2547226917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8" table:style-name="ce3">
            <text:p>4138</text:p>
          </table:table-cell>
          <table:table-cell office:value-type="float" office:value="254796177914" table:style-name="ce7">
            <text:p>2547961779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39" table:style-name="ce3">
            <text:p>4139</text:p>
          </table:table-cell>
          <table:table-cell office:value-type="float" office:value="254728936689" table:style-name="ce7">
            <text:p>2547289366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0" table:style-name="ce3">
            <text:p>4140</text:p>
          </table:table-cell>
          <table:table-cell office:value-type="float" office:value="254722866595" table:style-name="ce7">
            <text:p>2547228665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1" table:style-name="ce3">
            <text:p>4141</text:p>
          </table:table-cell>
          <table:table-cell office:value-type="float" office:value="254718735275" table:style-name="ce7">
            <text:p>2547187352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2" table:style-name="ce3">
            <text:p>4142</text:p>
          </table:table-cell>
          <table:table-cell office:value-type="float" office:value="254706843070" table:style-name="ce7">
            <text:p>2547068430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3" table:style-name="ce3">
            <text:p>4143</text:p>
          </table:table-cell>
          <table:table-cell office:value-type="float" office:value="254723701707" table:style-name="ce7">
            <text:p>2547237017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4" table:style-name="ce3">
            <text:p>4144</text:p>
          </table:table-cell>
          <table:table-cell office:value-type="float" office:value="254703224771" table:style-name="ce7">
            <text:p>2547032247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5" table:style-name="ce3">
            <text:p>4145</text:p>
          </table:table-cell>
          <table:table-cell office:value-type="float" office:value="254727881380" table:style-name="ce7">
            <text:p>2547278813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6" table:style-name="ce3">
            <text:p>4146</text:p>
          </table:table-cell>
          <table:table-cell office:value-type="float" office:value="254713108656" table:style-name="ce7">
            <text:p>2547131086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7" table:style-name="ce3">
            <text:p>4147</text:p>
          </table:table-cell>
          <table:table-cell office:value-type="float" office:value="254719647543" table:style-name="ce7">
            <text:p>2547196475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8" table:style-name="ce3">
            <text:p>4148</text:p>
          </table:table-cell>
          <table:table-cell office:value-type="float" office:value="254728439588" table:style-name="ce7">
            <text:p>2547284395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49" table:style-name="ce3">
            <text:p>4149</text:p>
          </table:table-cell>
          <table:table-cell office:value-type="float" office:value="254708394340" table:style-name="ce7">
            <text:p>2547083943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0" table:style-name="ce3">
            <text:p>4150</text:p>
          </table:table-cell>
          <table:table-cell office:value-type="float" office:value="254713069996" table:style-name="ce7">
            <text:p>2547130699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1" table:style-name="ce3">
            <text:p>4151</text:p>
          </table:table-cell>
          <table:table-cell office:value-type="float" office:value="254715547876" table:style-name="ce7">
            <text:p>2547155478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2" table:style-name="ce3">
            <text:p>4152</text:p>
          </table:table-cell>
          <table:table-cell office:value-type="float" office:value="254721249526" table:style-name="ce7">
            <text:p>2547212495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3" table:style-name="ce3">
            <text:p>4153</text:p>
          </table:table-cell>
          <table:table-cell office:value-type="float" office:value="254768643209" table:style-name="ce7">
            <text:p>2547686432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4" table:style-name="ce3">
            <text:p>4154</text:p>
          </table:table-cell>
          <table:table-cell office:value-type="float" office:value="254720994466" table:style-name="ce7">
            <text:p>2547209944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5" table:style-name="ce3">
            <text:p>4155</text:p>
          </table:table-cell>
          <table:table-cell office:value-type="float" office:value="254794299433" table:style-name="ce7">
            <text:p>2547942994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6" table:style-name="ce3">
            <text:p>4156</text:p>
          </table:table-cell>
          <table:table-cell office:value-type="float" office:value="254742989151" table:style-name="ce7">
            <text:p>2547429891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7" table:style-name="ce3">
            <text:p>4157</text:p>
          </table:table-cell>
          <table:table-cell office:value-type="float" office:value="254796585004" table:style-name="ce7">
            <text:p>254796585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8" table:style-name="ce3">
            <text:p>4158</text:p>
          </table:table-cell>
          <table:table-cell office:value-type="float" office:value="254707181203" table:style-name="ce7">
            <text:p>254707181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59" table:style-name="ce3">
            <text:p>4159</text:p>
          </table:table-cell>
          <table:table-cell office:value-type="float" office:value="254720948679" table:style-name="ce7">
            <text:p>2547209486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0" table:style-name="ce3">
            <text:p>4160</text:p>
          </table:table-cell>
          <table:table-cell office:value-type="float" office:value="254705040673" table:style-name="ce7">
            <text:p>2547050406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1" table:style-name="ce3">
            <text:p>4161</text:p>
          </table:table-cell>
          <table:table-cell office:value-type="float" office:value="254722959998" table:style-name="ce7">
            <text:p>2547229599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2" table:style-name="ce3">
            <text:p>4162</text:p>
          </table:table-cell>
          <table:table-cell office:value-type="float" office:value="254723298671" table:style-name="ce7">
            <text:p>2547232986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3" table:style-name="ce3">
            <text:p>4163</text:p>
          </table:table-cell>
          <table:table-cell office:value-type="float" office:value="254722934345" table:style-name="ce7">
            <text:p>2547229343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4" table:style-name="ce3">
            <text:p>4164</text:p>
          </table:table-cell>
          <table:table-cell office:value-type="float" office:value="254710432863" table:style-name="ce7">
            <text:p>2547104328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5" table:style-name="ce3">
            <text:p>4165</text:p>
          </table:table-cell>
          <table:table-cell office:value-type="float" office:value="254711312249" table:style-name="ce7">
            <text:p>2547113122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6" table:style-name="ce3">
            <text:p>4166</text:p>
          </table:table-cell>
          <table:table-cell office:value-type="float" office:value="254721740314" table:style-name="ce7">
            <text:p>2547217403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7" table:style-name="ce3">
            <text:p>4167</text:p>
          </table:table-cell>
          <table:table-cell office:value-type="float" office:value="254728956753" table:style-name="ce7">
            <text:p>2547289567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8" table:style-name="ce3">
            <text:p>4168</text:p>
          </table:table-cell>
          <table:table-cell office:value-type="float" office:value="254712777100" table:style-name="ce7">
            <text:p>254712777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69" table:style-name="ce3">
            <text:p>4169</text:p>
          </table:table-cell>
          <table:table-cell office:value-type="float" office:value="254722162777" table:style-name="ce7">
            <text:p>254722162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0" table:style-name="ce3">
            <text:p>4170</text:p>
          </table:table-cell>
          <table:table-cell office:value-type="float" office:value="254724758611" table:style-name="ce7">
            <text:p>2547247586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1" table:style-name="ce3">
            <text:p>4171</text:p>
          </table:table-cell>
          <table:table-cell office:value-type="float" office:value="254794674433" table:style-name="ce7">
            <text:p>2547946744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2" table:style-name="ce3">
            <text:p>4172</text:p>
          </table:table-cell>
          <table:table-cell office:value-type="float" office:value="254729550695" table:style-name="ce7">
            <text:p>2547295506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3" table:style-name="ce3">
            <text:p>4173</text:p>
          </table:table-cell>
          <table:table-cell office:value-type="float" office:value="254714138526" table:style-name="ce7">
            <text:p>2547141385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4" table:style-name="ce3">
            <text:p>4174</text:p>
          </table:table-cell>
          <table:table-cell office:value-type="float" office:value="254707636772" table:style-name="ce7">
            <text:p>2547076367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5" table:style-name="ce3">
            <text:p>4175</text:p>
          </table:table-cell>
          <table:table-cell office:value-type="float" office:value="254710428683" table:style-name="ce7">
            <text:p>2547104286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6" table:style-name="ce3">
            <text:p>4176</text:p>
          </table:table-cell>
          <table:table-cell office:value-type="float" office:value="254705154111" table:style-name="ce7">
            <text:p>2547051541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7" table:style-name="ce3">
            <text:p>4177</text:p>
          </table:table-cell>
          <table:table-cell office:value-type="float" office:value="254722770233" table:style-name="ce7">
            <text:p>2547227702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8" table:style-name="ce3">
            <text:p>4178</text:p>
          </table:table-cell>
          <table:table-cell office:value-type="float" office:value="254718155844" table:style-name="ce7">
            <text:p>2547181558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79" table:style-name="ce3">
            <text:p>4179</text:p>
          </table:table-cell>
          <table:table-cell office:value-type="float" office:value="254717885978" table:style-name="ce7">
            <text:p>2547178859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0" table:style-name="ce3">
            <text:p>4180</text:p>
          </table:table-cell>
          <table:table-cell office:value-type="float" office:value="254728204489" table:style-name="ce7">
            <text:p>2547282044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1" table:style-name="ce3">
            <text:p>4181</text:p>
          </table:table-cell>
          <table:table-cell office:value-type="float" office:value="254712991144" table:style-name="ce7">
            <text:p>2547129911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2" table:style-name="ce3">
            <text:p>4182</text:p>
          </table:table-cell>
          <table:table-cell office:value-type="float" office:value="254720703072" table:style-name="ce7">
            <text:p>2547207030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3" table:style-name="ce3">
            <text:p>4183</text:p>
          </table:table-cell>
          <table:table-cell office:value-type="float" office:value="254722414100" table:style-name="ce7">
            <text:p>254722414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4" table:style-name="ce3">
            <text:p>4184</text:p>
          </table:table-cell>
          <table:table-cell office:value-type="float" office:value="254725579024" table:style-name="ce7">
            <text:p>2547255790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5" table:style-name="ce3">
            <text:p>4185</text:p>
          </table:table-cell>
          <table:table-cell office:value-type="float" office:value="254722507560" table:style-name="ce7">
            <text:p>2547225075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6" table:style-name="ce3">
            <text:p>4186</text:p>
          </table:table-cell>
          <table:table-cell office:value-type="float" office:value="254713739979" table:style-name="ce7">
            <text:p>2547137399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7" table:style-name="ce3">
            <text:p>4187</text:p>
          </table:table-cell>
          <table:table-cell office:value-type="float" office:value="254720813126" table:style-name="ce7">
            <text:p>2547208131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8" table:style-name="ce3">
            <text:p>4188</text:p>
          </table:table-cell>
          <table:table-cell office:value-type="float" office:value="254111825800" table:style-name="ce7">
            <text:p>254111825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89" table:style-name="ce3">
            <text:p>4189</text:p>
          </table:table-cell>
          <table:table-cell office:value-type="float" office:value="254795869988" table:style-name="ce7">
            <text:p>2547958699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0" table:style-name="ce3">
            <text:p>4190</text:p>
          </table:table-cell>
          <table:table-cell office:value-type="float" office:value="254724470760" table:style-name="ce7">
            <text:p>2547244707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1" table:style-name="ce3">
            <text:p>4191</text:p>
          </table:table-cell>
          <table:table-cell office:value-type="float" office:value="254727092177" table:style-name="ce7">
            <text:p>2547270921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2" table:style-name="ce3">
            <text:p>4192</text:p>
          </table:table-cell>
          <table:table-cell office:value-type="float" office:value="254723561956" table:style-name="ce7">
            <text:p>2547235619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3" table:style-name="ce3">
            <text:p>4193</text:p>
          </table:table-cell>
          <table:table-cell office:value-type="float" office:value="254722760062" table:style-name="ce7">
            <text:p>2547227600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4" table:style-name="ce3">
            <text:p>4194</text:p>
          </table:table-cell>
          <table:table-cell office:value-type="float" office:value="254727566027" table:style-name="ce7">
            <text:p>2547275660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5" table:style-name="ce3">
            <text:p>4195</text:p>
          </table:table-cell>
          <table:table-cell office:value-type="float" office:value="254722935122" table:style-name="ce7">
            <text:p>2547229351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6" table:style-name="ce3">
            <text:p>4196</text:p>
          </table:table-cell>
          <table:table-cell office:value-type="float" office:value="254700667497" table:style-name="ce7">
            <text:p>2547006674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7" table:style-name="ce3">
            <text:p>4197</text:p>
          </table:table-cell>
          <table:table-cell office:value-type="float" office:value="254721148969" table:style-name="ce7">
            <text:p>2547211489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8" table:style-name="ce3">
            <text:p>4198</text:p>
          </table:table-cell>
          <table:table-cell office:value-type="float" office:value="254720891435" table:style-name="ce7">
            <text:p>2547208914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99" table:style-name="ce3">
            <text:p>4199</text:p>
          </table:table-cell>
          <table:table-cell office:value-type="float" office:value="254724038691" table:style-name="ce7">
            <text:p>2547240386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0" table:style-name="ce3">
            <text:p>4200</text:p>
          </table:table-cell>
          <table:table-cell office:value-type="float" office:value="254704312835" table:style-name="ce7">
            <text:p>2547043128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1" table:style-name="ce3">
            <text:p>4201</text:p>
          </table:table-cell>
          <table:table-cell office:value-type="float" office:value="254710316644" table:style-name="ce7">
            <text:p>2547103166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2" table:style-name="ce3">
            <text:p>4202</text:p>
          </table:table-cell>
          <table:table-cell office:value-type="float" office:value="254723587961" table:style-name="ce7">
            <text:p>2547235879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3" table:style-name="ce3">
            <text:p>4203</text:p>
          </table:table-cell>
          <table:table-cell office:value-type="float" office:value="254721294000" table:style-name="ce7">
            <text:p>254721294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4" table:style-name="ce3">
            <text:p>4204</text:p>
          </table:table-cell>
          <table:table-cell office:value-type="float" office:value="254725264456" table:style-name="ce7">
            <text:p>2547252644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5" table:style-name="ce3">
            <text:p>4205</text:p>
          </table:table-cell>
          <table:table-cell office:value-type="float" office:value="254708650907" table:style-name="ce7">
            <text:p>2547086509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6" table:style-name="ce3">
            <text:p>4206</text:p>
          </table:table-cell>
          <table:table-cell office:value-type="float" office:value="254720227422" table:style-name="ce7">
            <text:p>2547202274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7" table:style-name="ce3">
            <text:p>4207</text:p>
          </table:table-cell>
          <table:table-cell office:value-type="float" office:value="254790513550" table:style-name="ce7">
            <text:p>2547905135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8" table:style-name="ce3">
            <text:p>4208</text:p>
          </table:table-cell>
          <table:table-cell office:value-type="float" office:value="254715697204" table:style-name="ce7">
            <text:p>2547156972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09" table:style-name="ce3">
            <text:p>4209</text:p>
          </table:table-cell>
          <table:table-cell office:value-type="float" office:value="254758871048" table:style-name="ce7">
            <text:p>2547588710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0" table:style-name="ce3">
            <text:p>4210</text:p>
          </table:table-cell>
          <table:table-cell office:value-type="float" office:value="254717849140" table:style-name="ce7">
            <text:p>2547178491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1" table:style-name="ce3">
            <text:p>4211</text:p>
          </table:table-cell>
          <table:table-cell office:value-type="float" office:value="254728574881" table:style-name="ce7">
            <text:p>2547285748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2" table:style-name="ce3">
            <text:p>4212</text:p>
          </table:table-cell>
          <table:table-cell office:value-type="float" office:value="254727857777" table:style-name="ce7">
            <text:p>254727857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3" table:style-name="ce3">
            <text:p>4213</text:p>
          </table:table-cell>
          <table:table-cell office:value-type="float" office:value="254726275380" table:style-name="ce7">
            <text:p>2547262753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4" table:style-name="ce3">
            <text:p>4214</text:p>
          </table:table-cell>
          <table:table-cell office:value-type="float" office:value="254711952916" table:style-name="ce7">
            <text:p>2547119529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5" table:style-name="ce3">
            <text:p>4215</text:p>
          </table:table-cell>
          <table:table-cell office:value-type="float" office:value="254724271359" table:style-name="ce7">
            <text:p>254724271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6" table:style-name="ce3">
            <text:p>4216</text:p>
          </table:table-cell>
          <table:table-cell office:value-type="float" office:value="254711400518" table:style-name="ce7">
            <text:p>2547114005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7" table:style-name="ce3">
            <text:p>4217</text:p>
          </table:table-cell>
          <table:table-cell office:value-type="float" office:value="254795511800" table:style-name="ce7">
            <text:p>254795511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8" table:style-name="ce3">
            <text:p>4218</text:p>
          </table:table-cell>
          <table:table-cell office:value-type="float" office:value="254748799191" table:style-name="ce7">
            <text:p>254748799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19" table:style-name="ce3">
            <text:p>4219</text:p>
          </table:table-cell>
          <table:table-cell office:value-type="float" office:value="254729809402" table:style-name="ce7">
            <text:p>2547298094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0" table:style-name="ce3">
            <text:p>4220</text:p>
          </table:table-cell>
          <table:table-cell office:value-type="float" office:value="254710231776" table:style-name="ce7">
            <text:p>2547102317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1" table:style-name="ce3">
            <text:p>4221</text:p>
          </table:table-cell>
          <table:table-cell office:value-type="float" office:value="254711100200" table:style-name="ce7">
            <text:p>254711100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2" table:style-name="ce3">
            <text:p>4222</text:p>
          </table:table-cell>
          <table:table-cell office:value-type="float" office:value="254711557600" table:style-name="ce7">
            <text:p>2547115576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3" table:style-name="ce3">
            <text:p>4223</text:p>
          </table:table-cell>
          <table:table-cell office:value-type="float" office:value="254114005058" table:style-name="ce7">
            <text:p>2541140050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4" table:style-name="ce3">
            <text:p>4224</text:p>
          </table:table-cell>
          <table:table-cell office:value-type="float" office:value="254722857451" table:style-name="ce7">
            <text:p>2547228574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5" table:style-name="ce3">
            <text:p>4225</text:p>
          </table:table-cell>
          <table:table-cell office:value-type="float" office:value="254714556542" table:style-name="ce7">
            <text:p>2547145565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6" table:style-name="ce3">
            <text:p>4226</text:p>
          </table:table-cell>
          <table:table-cell office:value-type="float" office:value="254719170080" table:style-name="ce7">
            <text:p>2547191700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7" table:style-name="ce3">
            <text:p>4227</text:p>
          </table:table-cell>
          <table:table-cell office:value-type="float" office:value="254728464784" table:style-name="ce7">
            <text:p>2547284647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8" table:style-name="ce3">
            <text:p>4228</text:p>
          </table:table-cell>
          <table:table-cell office:value-type="float" office:value="254722337481" table:style-name="ce7">
            <text:p>2547223374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29" table:style-name="ce3">
            <text:p>4229</text:p>
          </table:table-cell>
          <table:table-cell office:value-type="float" office:value="254726909635" table:style-name="ce7">
            <text:p>2547269096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0" table:style-name="ce3">
            <text:p>4230</text:p>
          </table:table-cell>
          <table:table-cell office:value-type="float" office:value="254739638806" table:style-name="ce7">
            <text:p>2547396388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1" table:style-name="ce3">
            <text:p>4231</text:p>
          </table:table-cell>
          <table:table-cell office:value-type="float" office:value="254719390447" table:style-name="ce7">
            <text:p>2547193904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2" table:style-name="ce3">
            <text:p>4232</text:p>
          </table:table-cell>
          <table:table-cell office:value-type="float" office:value="254701159114" table:style-name="ce7">
            <text:p>2547011591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3" table:style-name="ce3">
            <text:p>4233</text:p>
          </table:table-cell>
          <table:table-cell office:value-type="float" office:value="254792564931" table:style-name="ce7">
            <text:p>2547925649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4" table:style-name="ce3">
            <text:p>4234</text:p>
          </table:table-cell>
          <table:table-cell office:value-type="float" office:value="254768465525" table:style-name="ce7">
            <text:p>2547684655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5" table:style-name="ce3">
            <text:p>4235</text:p>
          </table:table-cell>
          <table:table-cell office:value-type="float" office:value="254742703277" table:style-name="ce7">
            <text:p>2547427032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6" table:style-name="ce3">
            <text:p>4236</text:p>
          </table:table-cell>
          <table:table-cell office:value-type="float" office:value="254720622392" table:style-name="ce7">
            <text:p>2547206223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7" table:style-name="ce3">
            <text:p>4237</text:p>
          </table:table-cell>
          <table:table-cell office:value-type="float" office:value="254797834471" table:style-name="ce7">
            <text:p>2547978344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8" table:style-name="ce3">
            <text:p>4238</text:p>
          </table:table-cell>
          <table:table-cell office:value-type="float" office:value="254728467504" table:style-name="ce7">
            <text:p>2547284675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39" table:style-name="ce3">
            <text:p>4239</text:p>
          </table:table-cell>
          <table:table-cell office:value-type="float" office:value="254727451514" table:style-name="ce7">
            <text:p>2547274515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0" table:style-name="ce3">
            <text:p>4240</text:p>
          </table:table-cell>
          <table:table-cell office:value-type="float" office:value="254712529925" table:style-name="ce7">
            <text:p>2547125299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1" table:style-name="ce3">
            <text:p>4241</text:p>
          </table:table-cell>
          <table:table-cell office:value-type="float" office:value="254723508448" table:style-name="ce7">
            <text:p>2547235084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2" table:style-name="ce3">
            <text:p>4242</text:p>
          </table:table-cell>
          <table:table-cell office:value-type="float" office:value="254718679807" table:style-name="ce7">
            <text:p>2547186798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3" table:style-name="ce3">
            <text:p>4243</text:p>
          </table:table-cell>
          <table:table-cell office:value-type="float" office:value="254725892136" table:style-name="ce7">
            <text:p>2547258921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4" table:style-name="ce3">
            <text:p>4244</text:p>
          </table:table-cell>
          <table:table-cell office:value-type="float" office:value="254746527282" table:style-name="ce7">
            <text:p>2547465272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5" table:style-name="ce3">
            <text:p>4245</text:p>
          </table:table-cell>
          <table:table-cell office:value-type="float" office:value="254713343788" table:style-name="ce7">
            <text:p>2547133437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6" table:style-name="ce3">
            <text:p>4246</text:p>
          </table:table-cell>
          <table:table-cell office:value-type="float" office:value="254708089763" table:style-name="ce7">
            <text:p>2547080897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7" table:style-name="ce3">
            <text:p>4247</text:p>
          </table:table-cell>
          <table:table-cell office:value-type="float" office:value="254721440270" table:style-name="ce7">
            <text:p>2547214402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8" table:style-name="ce3">
            <text:p>4248</text:p>
          </table:table-cell>
          <table:table-cell office:value-type="float" office:value="254714815067" table:style-name="ce7">
            <text:p>2547148150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49" table:style-name="ce3">
            <text:p>4249</text:p>
          </table:table-cell>
          <table:table-cell office:value-type="float" office:value="254733729822" table:style-name="ce7">
            <text:p>2547337298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0" table:style-name="ce3">
            <text:p>4250</text:p>
          </table:table-cell>
          <table:table-cell office:value-type="float" office:value="254742762585" table:style-name="ce7">
            <text:p>2547427625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1" table:style-name="ce3">
            <text:p>4251</text:p>
          </table:table-cell>
          <table:table-cell office:value-type="float" office:value="254743474319" table:style-name="ce7">
            <text:p>2547434743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2" table:style-name="ce3">
            <text:p>4252</text:p>
          </table:table-cell>
          <table:table-cell office:value-type="float" office:value="254799101012" table:style-name="ce7">
            <text:p>2547991010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3" table:style-name="ce3">
            <text:p>4253</text:p>
          </table:table-cell>
          <table:table-cell office:value-type="float" office:value="254745286777" table:style-name="ce7">
            <text:p>254745286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4" table:style-name="ce3">
            <text:p>4254</text:p>
          </table:table-cell>
          <table:table-cell office:value-type="float" office:value="254723628014" table:style-name="ce7">
            <text:p>2547236280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5" table:style-name="ce3">
            <text:p>4255</text:p>
          </table:table-cell>
          <table:table-cell office:value-type="float" office:value="254758550482" table:style-name="ce7">
            <text:p>2547585504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6" table:style-name="ce3">
            <text:p>4256</text:p>
          </table:table-cell>
          <table:table-cell office:value-type="float" office:value="254791590803" table:style-name="ce7">
            <text:p>2547915908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7" table:style-name="ce3">
            <text:p>4257</text:p>
          </table:table-cell>
          <table:table-cell office:value-type="float" office:value="254759473599" table:style-name="ce7">
            <text:p>2547594735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8" table:style-name="ce3">
            <text:p>4258</text:p>
          </table:table-cell>
          <table:table-cell office:value-type="float" office:value="254702603566" table:style-name="ce7">
            <text:p>2547026035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59" table:style-name="ce3">
            <text:p>4259</text:p>
          </table:table-cell>
          <table:table-cell office:value-type="float" office:value="254720459727" table:style-name="ce7">
            <text:p>2547204597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0" table:style-name="ce3">
            <text:p>4260</text:p>
          </table:table-cell>
          <table:table-cell office:value-type="float" office:value="254722745657" table:style-name="ce7">
            <text:p>2547227456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1" table:style-name="ce3">
            <text:p>4261</text:p>
          </table:table-cell>
          <table:table-cell office:value-type="float" office:value="254724955640" table:style-name="ce7">
            <text:p>2547249556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2" table:style-name="ce3">
            <text:p>4262</text:p>
          </table:table-cell>
          <table:table-cell office:value-type="float" office:value="254713663599" table:style-name="ce7">
            <text:p>2547136635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3" table:style-name="ce3">
            <text:p>4263</text:p>
          </table:table-cell>
          <table:table-cell office:value-type="float" office:value="254757441967" table:style-name="ce7">
            <text:p>2547574419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4" table:style-name="ce3">
            <text:p>4264</text:p>
          </table:table-cell>
          <table:table-cell office:value-type="float" office:value="254723146498" table:style-name="ce7">
            <text:p>2547231464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5" table:style-name="ce3">
            <text:p>4265</text:p>
          </table:table-cell>
          <table:table-cell office:value-type="float" office:value="254712578077" table:style-name="ce7">
            <text:p>2547125780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6" table:style-name="ce3">
            <text:p>4266</text:p>
          </table:table-cell>
          <table:table-cell office:value-type="float" office:value="254711985722" table:style-name="ce7">
            <text:p>2547119857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7" table:style-name="ce3">
            <text:p>4267</text:p>
          </table:table-cell>
          <table:table-cell office:value-type="float" office:value="254711908200" table:style-name="ce7">
            <text:p>254711908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8" table:style-name="ce3">
            <text:p>4268</text:p>
          </table:table-cell>
          <table:table-cell office:value-type="float" office:value="254712785194" table:style-name="ce7">
            <text:p>2547127851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69" table:style-name="ce3">
            <text:p>4269</text:p>
          </table:table-cell>
          <table:table-cell office:value-type="float" office:value="254720787795" table:style-name="ce7">
            <text:p>2547207877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0" table:style-name="ce3">
            <text:p>4270</text:p>
          </table:table-cell>
          <table:table-cell office:value-type="float" office:value="254722599936" table:style-name="ce7">
            <text:p>2547225999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1" table:style-name="ce3">
            <text:p>4271</text:p>
          </table:table-cell>
          <table:table-cell office:value-type="float" office:value="254722334140" table:style-name="ce7">
            <text:p>2547223341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2" table:style-name="ce3">
            <text:p>4272</text:p>
          </table:table-cell>
          <table:table-cell office:value-type="float" office:value="254721158313" table:style-name="ce7">
            <text:p>2547211583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3" table:style-name="ce3">
            <text:p>4273</text:p>
          </table:table-cell>
          <table:table-cell office:value-type="float" office:value="254720877206" table:style-name="ce7">
            <text:p>2547208772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4" table:style-name="ce3">
            <text:p>4274</text:p>
          </table:table-cell>
          <table:table-cell office:value-type="float" office:value="254722444513" table:style-name="ce7">
            <text:p>2547224445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5" table:style-name="ce3">
            <text:p>4275</text:p>
          </table:table-cell>
          <table:table-cell office:value-type="float" office:value="254702543464" table:style-name="ce7">
            <text:p>2547025434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6" table:style-name="ce3">
            <text:p>4276</text:p>
          </table:table-cell>
          <table:table-cell office:value-type="float" office:value="254725223373" table:style-name="ce7">
            <text:p>2547252233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7" table:style-name="ce3">
            <text:p>4277</text:p>
          </table:table-cell>
          <table:table-cell office:value-type="float" office:value="254720432401" table:style-name="ce7">
            <text:p>2547204324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8" table:style-name="ce3">
            <text:p>4278</text:p>
          </table:table-cell>
          <table:table-cell office:value-type="float" office:value="254740714230" table:style-name="ce7">
            <text:p>2547407142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79" table:style-name="ce3">
            <text:p>4279</text:p>
          </table:table-cell>
          <table:table-cell office:value-type="float" office:value="254724881612" table:style-name="ce7">
            <text:p>2547248816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0" table:style-name="ce3">
            <text:p>4280</text:p>
          </table:table-cell>
          <table:table-cell office:value-type="float" office:value="254708052123" table:style-name="ce7">
            <text:p>2547080521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1" table:style-name="ce3">
            <text:p>4281</text:p>
          </table:table-cell>
          <table:table-cell office:value-type="float" office:value="254722498195" table:style-name="ce7">
            <text:p>2547224981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2" table:style-name="ce3">
            <text:p>4282</text:p>
          </table:table-cell>
          <table:table-cell office:value-type="float" office:value="254720892745" table:style-name="ce7">
            <text:p>2547208927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3" table:style-name="ce3">
            <text:p>4283</text:p>
          </table:table-cell>
          <table:table-cell office:value-type="float" office:value="254713665278" table:style-name="ce7">
            <text:p>2547136652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4" table:style-name="ce3">
            <text:p>4284</text:p>
          </table:table-cell>
          <table:table-cell office:value-type="float" office:value="254768737644" table:style-name="ce7">
            <text:p>2547687376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5" table:style-name="ce3">
            <text:p>4285</text:p>
          </table:table-cell>
          <table:table-cell office:value-type="float" office:value="254768426934" table:style-name="ce7">
            <text:p>2547684269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6" table:style-name="ce3">
            <text:p>4286</text:p>
          </table:table-cell>
          <table:table-cell office:value-type="float" office:value="254729532376" table:style-name="ce7">
            <text:p>2547295323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7" table:style-name="ce3">
            <text:p>4287</text:p>
          </table:table-cell>
          <table:table-cell office:value-type="float" office:value="254718291301" table:style-name="ce7">
            <text:p>2547182913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8" table:style-name="ce3">
            <text:p>4288</text:p>
          </table:table-cell>
          <table:table-cell office:value-type="float" office:value="254720167766" table:style-name="ce7">
            <text:p>2547201677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89" table:style-name="ce3">
            <text:p>4289</text:p>
          </table:table-cell>
          <table:table-cell office:value-type="float" office:value="254792174687" table:style-name="ce7">
            <text:p>2547921746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0" table:style-name="ce3">
            <text:p>4290</text:p>
          </table:table-cell>
          <table:table-cell office:value-type="float" office:value="254703623400" table:style-name="ce7">
            <text:p>2547036234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1" table:style-name="ce3">
            <text:p>4291</text:p>
          </table:table-cell>
          <table:table-cell office:value-type="float" office:value="254771480584" table:style-name="ce7">
            <text:p>2547714805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2" table:style-name="ce3">
            <text:p>4292</text:p>
          </table:table-cell>
          <table:table-cell office:value-type="float" office:value="254711238894" table:style-name="ce7">
            <text:p>254711238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3" table:style-name="ce3">
            <text:p>4293</text:p>
          </table:table-cell>
          <table:table-cell office:value-type="float" office:value="254794401441" table:style-name="ce7">
            <text:p>2547944014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4" table:style-name="ce3">
            <text:p>4294</text:p>
          </table:table-cell>
          <table:table-cell office:value-type="float" office:value="254768788901" table:style-name="ce7">
            <text:p>2547687889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5" table:style-name="ce3">
            <text:p>4295</text:p>
          </table:table-cell>
          <table:table-cell office:value-type="float" office:value="254727725683" table:style-name="ce7">
            <text:p>2547277256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6" table:style-name="ce3">
            <text:p>4296</text:p>
          </table:table-cell>
          <table:table-cell office:value-type="float" office:value="254726546052" table:style-name="ce7">
            <text:p>2547265460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7" table:style-name="ce3">
            <text:p>4297</text:p>
          </table:table-cell>
          <table:table-cell office:value-type="float" office:value="254727471983" table:style-name="ce7">
            <text:p>2547274719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8" table:style-name="ce3">
            <text:p>4298</text:p>
          </table:table-cell>
          <table:table-cell office:value-type="float" office:value="254729536870" table:style-name="ce7">
            <text:p>2547295368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299" table:style-name="ce3">
            <text:p>4299</text:p>
          </table:table-cell>
          <table:table-cell office:value-type="float" office:value="254712724989" table:style-name="ce7">
            <text:p>2547127249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0" table:style-name="ce3">
            <text:p>4300</text:p>
          </table:table-cell>
          <table:table-cell office:value-type="float" office:value="254722837462" table:style-name="ce7">
            <text:p>2547228374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1" table:style-name="ce3">
            <text:p>4301</text:p>
          </table:table-cell>
          <table:table-cell office:value-type="float" office:value="254796467485" table:style-name="ce7">
            <text:p>2547964674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2" table:style-name="ce3">
            <text:p>4302</text:p>
          </table:table-cell>
          <table:table-cell office:value-type="float" office:value="254718272213" table:style-name="ce7">
            <text:p>2547182722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3" table:style-name="ce3">
            <text:p>4303</text:p>
          </table:table-cell>
          <table:table-cell office:value-type="float" office:value="254720674268" table:style-name="ce7">
            <text:p>2547206742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4" table:style-name="ce3">
            <text:p>4304</text:p>
          </table:table-cell>
          <table:table-cell office:value-type="float" office:value="254724684215" table:style-name="ce7">
            <text:p>2547246842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5" table:style-name="ce3">
            <text:p>4305</text:p>
          </table:table-cell>
          <table:table-cell office:value-type="float" office:value="254721614277" table:style-name="ce7">
            <text:p>2547216142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6" table:style-name="ce3">
            <text:p>4306</text:p>
          </table:table-cell>
          <table:table-cell office:value-type="float" office:value="254727946728" table:style-name="ce7">
            <text:p>2547279467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7" table:style-name="ce3">
            <text:p>4307</text:p>
          </table:table-cell>
          <table:table-cell office:value-type="float" office:value="254727049424" table:style-name="ce7">
            <text:p>2547270494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8" table:style-name="ce3">
            <text:p>4308</text:p>
          </table:table-cell>
          <table:table-cell office:value-type="float" office:value="254704698031" table:style-name="ce7">
            <text:p>2547046980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09" table:style-name="ce3">
            <text:p>4309</text:p>
          </table:table-cell>
          <table:table-cell office:value-type="float" office:value="254770510050" table:style-name="ce7">
            <text:p>2547705100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0" table:style-name="ce3">
            <text:p>4310</text:p>
          </table:table-cell>
          <table:table-cell office:value-type="float" office:value="254702006000" table:style-name="ce7">
            <text:p>254702006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1" table:style-name="ce3">
            <text:p>4311</text:p>
          </table:table-cell>
          <table:table-cell office:value-type="float" office:value="2547114235662" table:style-name="ce7">
            <text:p>25471142356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2" table:style-name="ce3">
            <text:p>4312</text:p>
          </table:table-cell>
          <table:table-cell office:value-type="float" office:value="254791378145" table:style-name="ce7">
            <text:p>2547913781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3" table:style-name="ce3">
            <text:p>4313</text:p>
          </table:table-cell>
          <table:table-cell office:value-type="float" office:value="254723582120" table:style-name="ce7">
            <text:p>2547235821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4" table:style-name="ce3">
            <text:p>4314</text:p>
          </table:table-cell>
          <table:table-cell office:value-type="float" office:value="254721656369" table:style-name="ce7">
            <text:p>2547216563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5" table:style-name="ce3">
            <text:p>4315</text:p>
          </table:table-cell>
          <table:table-cell office:value-type="float" office:value="254723826070" table:style-name="ce7">
            <text:p>2547238260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6" table:style-name="ce3">
            <text:p>4316</text:p>
          </table:table-cell>
          <table:table-cell office:value-type="float" office:value="254704016440" table:style-name="ce7">
            <text:p>2547040164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7" table:style-name="ce3">
            <text:p>4317</text:p>
          </table:table-cell>
          <table:table-cell office:value-type="float" office:value="254727719515" table:style-name="ce7">
            <text:p>2547277195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8" table:style-name="ce3">
            <text:p>4318</text:p>
          </table:table-cell>
          <table:table-cell office:value-type="float" office:value="254798108869" table:style-name="ce7">
            <text:p>2547981088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19" table:style-name="ce3">
            <text:p>4319</text:p>
          </table:table-cell>
          <table:table-cell office:value-type="float" office:value="254715353398" table:style-name="ce7">
            <text:p>2547153533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0" table:style-name="ce3">
            <text:p>4320</text:p>
          </table:table-cell>
          <table:table-cell office:value-type="float" office:value="2547114005058" table:style-name="ce7">
            <text:p>25471140050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1" table:style-name="ce3">
            <text:p>4321</text:p>
          </table:table-cell>
          <table:table-cell office:value-type="float" office:value="254795577800" table:style-name="ce7">
            <text:p>254795577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2" table:style-name="ce3">
            <text:p>4322</text:p>
          </table:table-cell>
          <table:table-cell office:value-type="float" office:value="254729098088" table:style-name="ce7">
            <text:p>2547290980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3" table:style-name="ce3">
            <text:p>4323</text:p>
          </table:table-cell>
          <table:table-cell office:value-type="float" office:value="2547115163572" table:style-name="ce7">
            <text:p>25471151635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4" table:style-name="ce3">
            <text:p>4324</text:p>
          </table:table-cell>
          <table:table-cell office:value-type="float" office:value="254722172992" table:style-name="ce7">
            <text:p>254722172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5" table:style-name="ce3">
            <text:p>4325</text:p>
          </table:table-cell>
          <table:table-cell office:value-type="float" office:value="254726304821" table:style-name="ce7">
            <text:p>2547263048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6" table:style-name="ce3">
            <text:p>4326</text:p>
          </table:table-cell>
          <table:table-cell office:value-type="float" office:value="254701228502" table:style-name="ce7">
            <text:p>2547012285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7" table:style-name="ce3">
            <text:p>4327</text:p>
          </table:table-cell>
          <table:table-cell office:value-type="float" office:value="254721438980" table:style-name="ce7">
            <text:p>2547214389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8" table:style-name="ce3">
            <text:p>4328</text:p>
          </table:table-cell>
          <table:table-cell office:value-type="float" office:value="254724328792" table:style-name="ce7">
            <text:p>2547243287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29" table:style-name="ce3">
            <text:p>4329</text:p>
          </table:table-cell>
          <table:table-cell office:value-type="float" office:value="254726494652" table:style-name="ce7">
            <text:p>2547264946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0" table:style-name="ce3">
            <text:p>4330</text:p>
          </table:table-cell>
          <table:table-cell office:value-type="float" office:value="254725870496" table:style-name="ce7">
            <text:p>2547258704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1" table:style-name="ce3">
            <text:p>4331</text:p>
          </table:table-cell>
          <table:table-cell office:value-type="float" office:value="254721585200" table:style-name="ce7">
            <text:p>254721585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2" table:style-name="ce3">
            <text:p>4332</text:p>
          </table:table-cell>
          <table:table-cell office:value-type="float" office:value="254780445433" table:style-name="ce7">
            <text:p>2547804454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3" table:style-name="ce3">
            <text:p>4333</text:p>
          </table:table-cell>
          <table:table-cell office:value-type="float" office:value="254705031280" table:style-name="ce7">
            <text:p>2547050312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4" table:style-name="ce3">
            <text:p>4334</text:p>
          </table:table-cell>
          <table:table-cell office:value-type="float" office:value="254721375544" table:style-name="ce7">
            <text:p>2547213755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5" table:style-name="ce3">
            <text:p>4335</text:p>
          </table:table-cell>
          <table:table-cell office:value-type="float" office:value="254702599148" table:style-name="ce7">
            <text:p>2547025991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6" table:style-name="ce3">
            <text:p>4336</text:p>
          </table:table-cell>
          <table:table-cell office:value-type="float" office:value="254707502665" table:style-name="ce7">
            <text:p>2547075026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7" table:style-name="ce3">
            <text:p>4337</text:p>
          </table:table-cell>
          <table:table-cell office:value-type="float" office:value="254722101332" table:style-name="ce7">
            <text:p>2547221013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8" table:style-name="ce3">
            <text:p>4338</text:p>
          </table:table-cell>
          <table:table-cell office:value-type="float" office:value="254748206393" table:style-name="ce7">
            <text:p>2547482063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39" table:style-name="ce3">
            <text:p>4339</text:p>
          </table:table-cell>
          <table:table-cell office:value-type="float" office:value="254714062756" table:style-name="ce7">
            <text:p>2547140627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0" table:style-name="ce3">
            <text:p>4340</text:p>
          </table:table-cell>
          <table:table-cell office:value-type="float" office:value="254741033283" table:style-name="ce7">
            <text:p>2547410332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1" table:style-name="ce3">
            <text:p>4341</text:p>
          </table:table-cell>
          <table:table-cell office:value-type="float" office:value="254710304456" table:style-name="ce7">
            <text:p>2547103044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2" table:style-name="ce3">
            <text:p>4342</text:p>
          </table:table-cell>
          <table:table-cell office:value-type="float" office:value="254789320238" table:style-name="ce7">
            <text:p>2547893202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3" table:style-name="ce3">
            <text:p>4343</text:p>
          </table:table-cell>
          <table:table-cell office:value-type="float" office:value="254713202218" table:style-name="ce7">
            <text:p>2547132022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4" table:style-name="ce3">
            <text:p>4344</text:p>
          </table:table-cell>
          <table:table-cell office:value-type="float" office:value="254725252221" table:style-name="ce7">
            <text:p>2547252522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5" table:style-name="ce3">
            <text:p>4345</text:p>
          </table:table-cell>
          <table:table-cell office:value-type="float" office:value="254799697994" table:style-name="ce7">
            <text:p>2547996979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6" table:style-name="ce3">
            <text:p>4346</text:p>
          </table:table-cell>
          <table:table-cell office:value-type="float" office:value="254722103882" table:style-name="ce7">
            <text:p>2547221038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7" table:style-name="ce3">
            <text:p>4347</text:p>
          </table:table-cell>
          <table:table-cell office:value-type="float" office:value="254792515417" table:style-name="ce7">
            <text:p>2547925154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8" table:style-name="ce3">
            <text:p>4348</text:p>
          </table:table-cell>
          <table:table-cell office:value-type="float" office:value="254799182832" table:style-name="ce7">
            <text:p>2547991828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49" table:style-name="ce3">
            <text:p>4349</text:p>
          </table:table-cell>
          <table:table-cell office:value-type="float" office:value="254716477957" table:style-name="ce7">
            <text:p>2547164779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0" table:style-name="ce3">
            <text:p>4350</text:p>
          </table:table-cell>
          <table:table-cell office:value-type="float" office:value="254727234382" table:style-name="ce7">
            <text:p>2547272343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1" table:style-name="ce3">
            <text:p>4351</text:p>
          </table:table-cell>
          <table:table-cell office:value-type="float" office:value="254704623943" table:style-name="ce7">
            <text:p>2547046239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2" table:style-name="ce3">
            <text:p>4352</text:p>
          </table:table-cell>
          <table:table-cell office:value-type="float" office:value="254722151636" table:style-name="ce7">
            <text:p>2547221516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3" table:style-name="ce3">
            <text:p>4353</text:p>
          </table:table-cell>
          <table:table-cell office:value-type="float" office:value="254710784661" table:style-name="ce7">
            <text:p>2547107846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4" table:style-name="ce3">
            <text:p>4354</text:p>
          </table:table-cell>
          <table:table-cell office:value-type="float" office:value="254724384661" table:style-name="ce7">
            <text:p>2547243846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5" table:style-name="ce3">
            <text:p>4355</text:p>
          </table:table-cell>
          <table:table-cell office:value-type="float" office:value="254704537997" table:style-name="ce7">
            <text:p>2547045379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6" table:style-name="ce3">
            <text:p>4356</text:p>
          </table:table-cell>
          <table:table-cell office:value-type="float" office:value="254716040535" table:style-name="ce7">
            <text:p>2547160405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7" table:style-name="ce3">
            <text:p>4357</text:p>
          </table:table-cell>
          <table:table-cell office:value-type="float" office:value="254730365049" table:style-name="ce7">
            <text:p>2547303650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8" table:style-name="ce3">
            <text:p>4358</text:p>
          </table:table-cell>
          <table:table-cell office:value-type="float" office:value="254783725818" table:style-name="ce7">
            <text:p>2547837258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59" table:style-name="ce3">
            <text:p>4359</text:p>
          </table:table-cell>
          <table:table-cell office:value-type="float" office:value="254727570263" table:style-name="ce7">
            <text:p>2547275702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0" table:style-name="ce3">
            <text:p>4360</text:p>
          </table:table-cell>
          <table:table-cell office:value-type="float" office:value="254719634032" table:style-name="ce7">
            <text:p>2547196340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1" table:style-name="ce3">
            <text:p>4361</text:p>
          </table:table-cell>
          <table:table-cell office:value-type="float" office:value="254718009461" table:style-name="ce7">
            <text:p>2547180094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2" table:style-name="ce3">
            <text:p>4362</text:p>
          </table:table-cell>
          <table:table-cell office:value-type="float" office:value="254711922571" table:style-name="ce7">
            <text:p>2547119225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3" table:style-name="ce3">
            <text:p>4363</text:p>
          </table:table-cell>
          <table:table-cell office:value-type="float" office:value="254734658998" table:style-name="ce7">
            <text:p>2547346589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4" table:style-name="ce3">
            <text:p>4364</text:p>
          </table:table-cell>
          <table:table-cell office:value-type="float" office:value="254719511596" table:style-name="ce7">
            <text:p>2547195115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5" table:style-name="ce3">
            <text:p>4365</text:p>
          </table:table-cell>
          <table:table-cell office:value-type="float" office:value="254714174185" table:style-name="ce7">
            <text:p>2547141741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6" table:style-name="ce3">
            <text:p>4366</text:p>
          </table:table-cell>
          <table:table-cell office:value-type="float" office:value="254720963119" table:style-name="ce7">
            <text:p>2547209631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7" table:style-name="ce3">
            <text:p>4367</text:p>
          </table:table-cell>
          <table:table-cell office:value-type="float" office:value="254714434686" table:style-name="ce7">
            <text:p>2547144346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8" table:style-name="ce3">
            <text:p>4368</text:p>
          </table:table-cell>
          <table:table-cell office:value-type="float" office:value="254718061426" table:style-name="ce7">
            <text:p>2547180614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69" table:style-name="ce3">
            <text:p>4369</text:p>
          </table:table-cell>
          <table:table-cell office:value-type="float" office:value="254725279833" table:style-name="ce7">
            <text:p>2547252798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0" table:style-name="ce3">
            <text:p>4370</text:p>
          </table:table-cell>
          <table:table-cell office:value-type="float" office:value="254725939975" table:style-name="ce7">
            <text:p>2547259399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1" table:style-name="ce3">
            <text:p>4371</text:p>
          </table:table-cell>
          <table:table-cell office:value-type="float" office:value="254716527706" table:style-name="ce7">
            <text:p>2547165277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2" table:style-name="ce3">
            <text:p>4372</text:p>
          </table:table-cell>
          <table:table-cell office:value-type="float" office:value="254710353513" table:style-name="ce7">
            <text:p>2547103535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3" table:style-name="ce3">
            <text:p>4373</text:p>
          </table:table-cell>
          <table:table-cell office:value-type="float" office:value="254791020374" table:style-name="ce7">
            <text:p>2547910203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4" table:style-name="ce3">
            <text:p>4374</text:p>
          </table:table-cell>
          <table:table-cell office:value-type="float" office:value="25472769534" table:style-name="ce7">
            <text:p>254727695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5" table:style-name="ce3">
            <text:p>4375</text:p>
          </table:table-cell>
          <table:table-cell office:value-type="float" office:value="254790411527" table:style-name="ce7">
            <text:p>2547904115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6" table:style-name="ce3">
            <text:p>4376</text:p>
          </table:table-cell>
          <table:table-cell office:value-type="float" office:value="254725600548" table:style-name="ce7">
            <text:p>2547256005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7" table:style-name="ce3">
            <text:p>4377</text:p>
          </table:table-cell>
          <table:table-cell office:value-type="float" office:value="254795714406" table:style-name="ce7">
            <text:p>2547957144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8" table:style-name="ce3">
            <text:p>4378</text:p>
          </table:table-cell>
          <table:table-cell office:value-type="float" office:value="254727415278" table:style-name="ce7">
            <text:p>2547274152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79" table:style-name="ce3">
            <text:p>4379</text:p>
          </table:table-cell>
          <table:table-cell office:value-type="float" office:value="254746495949" table:style-name="ce7">
            <text:p>2547464959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0" table:style-name="ce3">
            <text:p>4380</text:p>
          </table:table-cell>
          <table:table-cell office:value-type="float" office:value="254700435576" table:style-name="ce7">
            <text:p>2547004355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1" table:style-name="ce3">
            <text:p>4381</text:p>
          </table:table-cell>
          <table:table-cell office:value-type="float" office:value="254759155870" table:style-name="ce7">
            <text:p>2547591558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2" table:style-name="ce3">
            <text:p>4382</text:p>
          </table:table-cell>
          <table:table-cell office:value-type="float" office:value="254707195895" table:style-name="ce7">
            <text:p>2547071958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3" table:style-name="ce3">
            <text:p>4383</text:p>
          </table:table-cell>
          <table:table-cell office:value-type="float" office:value="254720871519" table:style-name="ce7">
            <text:p>2547208715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4" table:style-name="ce3">
            <text:p>4384</text:p>
          </table:table-cell>
          <table:table-cell office:value-type="float" office:value="254726449175" table:style-name="ce7">
            <text:p>2547264491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5" table:style-name="ce3">
            <text:p>4385</text:p>
          </table:table-cell>
          <table:table-cell office:value-type="float" office:value="254716913512" table:style-name="ce7">
            <text:p>2547169135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6" table:style-name="ce3">
            <text:p>4386</text:p>
          </table:table-cell>
          <table:table-cell office:value-type="float" office:value="254722462555" table:style-name="ce7">
            <text:p>2547224625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7" table:style-name="ce3">
            <text:p>4387</text:p>
          </table:table-cell>
          <table:table-cell office:value-type="float" office:value="25440235735" table:style-name="ce7">
            <text:p>254402357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8" table:style-name="ce3">
            <text:p>4388</text:p>
          </table:table-cell>
          <table:table-cell office:value-type="float" office:value="254711897195" table:style-name="ce7">
            <text:p>2547118971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89" table:style-name="ce3">
            <text:p>4389</text:p>
          </table:table-cell>
          <table:table-cell office:value-type="float" office:value="254724135265" table:style-name="ce7">
            <text:p>2547241352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0" table:style-name="ce3">
            <text:p>4390</text:p>
          </table:table-cell>
          <table:table-cell office:value-type="float" office:value="25471408744" table:style-name="ce7">
            <text:p>254714087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1" table:style-name="ce3">
            <text:p>4391</text:p>
          </table:table-cell>
          <table:table-cell office:value-type="float" office:value="254768300994" table:style-name="ce7">
            <text:p>2547683009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2" table:style-name="ce3">
            <text:p>4392</text:p>
          </table:table-cell>
          <table:table-cell office:value-type="float" office:value="254724719209" table:style-name="ce7">
            <text:p>2547247192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3" table:style-name="ce3">
            <text:p>4393</text:p>
          </table:table-cell>
          <table:table-cell office:value-type="float" office:value="254727290996" table:style-name="ce7">
            <text:p>2547272909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4" table:style-name="ce3">
            <text:p>4394</text:p>
          </table:table-cell>
          <table:table-cell office:value-type="float" office:value="254722371815" table:style-name="ce7">
            <text:p>2547223718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5" table:style-name="ce3">
            <text:p>4395</text:p>
          </table:table-cell>
          <table:table-cell office:value-type="float" office:value="254710576878" table:style-name="ce7">
            <text:p>2547105768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6" table:style-name="ce3">
            <text:p>4396</text:p>
          </table:table-cell>
          <table:table-cell office:value-type="float" office:value="254795188763" table:style-name="ce7">
            <text:p>2547951887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7" table:style-name="ce3">
            <text:p>4397</text:p>
          </table:table-cell>
          <table:table-cell office:value-type="float" office:value="254714886133" table:style-name="ce7">
            <text:p>2547148861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8" table:style-name="ce3">
            <text:p>4398</text:p>
          </table:table-cell>
          <table:table-cell office:value-type="float" office:value="254711626203" table:style-name="ce7">
            <text:p>254711626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399" table:style-name="ce3">
            <text:p>4399</text:p>
          </table:table-cell>
          <table:table-cell office:value-type="float" office:value="254722890398" table:style-name="ce7">
            <text:p>2547228903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0" table:style-name="ce3">
            <text:p>4400</text:p>
          </table:table-cell>
          <table:table-cell office:value-type="float" office:value="254705010012" table:style-name="ce7">
            <text:p>2547050100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1" table:style-name="ce3">
            <text:p>4401</text:p>
          </table:table-cell>
          <table:table-cell office:value-type="float" office:value="254723396491" table:style-name="ce7">
            <text:p>2547233964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2" table:style-name="ce3">
            <text:p>4402</text:p>
          </table:table-cell>
          <table:table-cell office:value-type="float" office:value="254716558597" table:style-name="ce7">
            <text:p>2547165585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3" table:style-name="ce3">
            <text:p>4403</text:p>
          </table:table-cell>
          <table:table-cell office:value-type="float" office:value="254728922269" table:style-name="ce7">
            <text:p>2547289222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4" table:style-name="ce3">
            <text:p>4404</text:p>
          </table:table-cell>
          <table:table-cell office:value-type="float" office:value="254724411360" table:style-name="ce7">
            <text:p>2547244113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5" table:style-name="ce3">
            <text:p>4405</text:p>
          </table:table-cell>
          <table:table-cell office:value-type="float" office:value="254742861052" table:style-name="ce7">
            <text:p>2547428610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6" table:style-name="ce3">
            <text:p>4406</text:p>
          </table:table-cell>
          <table:table-cell office:value-type="float" office:value="254715925319" table:style-name="ce7">
            <text:p>2547159253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7" table:style-name="ce3">
            <text:p>4407</text:p>
          </table:table-cell>
          <table:table-cell office:value-type="float" office:value="254757311667" table:style-name="ce7">
            <text:p>2547573116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8" table:style-name="ce3">
            <text:p>4408</text:p>
          </table:table-cell>
          <table:table-cell office:value-type="float" office:value="254723643564" table:style-name="ce7">
            <text:p>2547236435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09" table:style-name="ce3">
            <text:p>4409</text:p>
          </table:table-cell>
          <table:table-cell office:value-type="float" office:value="254728386663" table:style-name="ce7">
            <text:p>2547283866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0" table:style-name="ce3">
            <text:p>4410</text:p>
          </table:table-cell>
          <table:table-cell office:value-type="float" office:value="254796069559" table:style-name="ce7">
            <text:p>2547960695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1" table:style-name="ce3">
            <text:p>4411</text:p>
          </table:table-cell>
          <table:table-cell office:value-type="float" office:value="254745063662" table:style-name="ce7">
            <text:p>2547450636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2" table:style-name="ce3">
            <text:p>4412</text:p>
          </table:table-cell>
          <table:table-cell office:value-type="float" office:value="254746103832" table:style-name="ce7">
            <text:p>2547461038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3" table:style-name="ce3">
            <text:p>4413</text:p>
          </table:table-cell>
          <table:table-cell office:value-type="float" office:value="254797984330" table:style-name="ce7">
            <text:p>2547979843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4" table:style-name="ce3">
            <text:p>4414</text:p>
          </table:table-cell>
          <table:table-cell office:value-type="float" office:value="254741426220" table:style-name="ce7">
            <text:p>2547414262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5" table:style-name="ce3">
            <text:p>4415</text:p>
          </table:table-cell>
          <table:table-cell office:value-type="float" office:value="254724421207" table:style-name="ce7">
            <text:p>2547244212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6" table:style-name="ce3">
            <text:p>4416</text:p>
          </table:table-cell>
          <table:table-cell office:value-type="float" office:value="254741379547" table:style-name="ce7">
            <text:p>254741379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7" table:style-name="ce3">
            <text:p>4417</text:p>
          </table:table-cell>
          <table:table-cell office:value-type="float" office:value="254728527219" table:style-name="ce7">
            <text:p>2547285272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8" table:style-name="ce3">
            <text:p>4418</text:p>
          </table:table-cell>
          <table:table-cell office:value-type="float" office:value="254701832425" table:style-name="ce7">
            <text:p>2547018324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19" table:style-name="ce3">
            <text:p>4419</text:p>
          </table:table-cell>
          <table:table-cell office:value-type="float" office:value="254715910678" table:style-name="ce7">
            <text:p>2547159106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0" table:style-name="ce3">
            <text:p>4420</text:p>
          </table:table-cell>
          <table:table-cell office:value-type="float" office:value="254700421049" table:style-name="ce7">
            <text:p>2547004210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1" table:style-name="ce3">
            <text:p>4421</text:p>
          </table:table-cell>
          <table:table-cell office:value-type="float" office:value="254727346636" table:style-name="ce7">
            <text:p>2547273466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2" table:style-name="ce3">
            <text:p>4422</text:p>
          </table:table-cell>
          <table:table-cell office:value-type="float" office:value="254700388396" table:style-name="ce7">
            <text:p>2547003883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3" table:style-name="ce3">
            <text:p>4423</text:p>
          </table:table-cell>
          <table:table-cell office:value-type="float" office:value="254724055923" table:style-name="ce7">
            <text:p>2547240559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4" table:style-name="ce3">
            <text:p>4424</text:p>
          </table:table-cell>
          <table:table-cell office:value-type="float" office:value="254792431289" table:style-name="ce7">
            <text:p>2547924312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5" table:style-name="ce3">
            <text:p>4425</text:p>
          </table:table-cell>
          <table:table-cell office:value-type="float" office:value="254793719171" table:style-name="ce7">
            <text:p>2547937191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6" table:style-name="ce3">
            <text:p>4426</text:p>
          </table:table-cell>
          <table:table-cell office:value-type="float" office:value="254726296174" table:style-name="ce7">
            <text:p>2547262961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7" table:style-name="ce3">
            <text:p>4427</text:p>
          </table:table-cell>
          <table:table-cell office:value-type="float" office:value="254792018019" table:style-name="ce7">
            <text:p>2547920180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8" table:style-name="ce3">
            <text:p>4428</text:p>
          </table:table-cell>
          <table:table-cell office:value-type="float" office:value="254714016144" table:style-name="ce7">
            <text:p>2547140161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29" table:style-name="ce3">
            <text:p>4429</text:p>
          </table:table-cell>
          <table:table-cell office:value-type="float" office:value="254727803228" table:style-name="ce7">
            <text:p>2547278032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0" table:style-name="ce3">
            <text:p>4430</text:p>
          </table:table-cell>
          <table:table-cell office:value-type="float" office:value="254724146775" table:style-name="ce7">
            <text:p>2547241467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1" table:style-name="ce3">
            <text:p>4431</text:p>
          </table:table-cell>
          <table:table-cell office:value-type="float" office:value="254708578859" table:style-name="ce7">
            <text:p>2547085788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2" table:style-name="ce3">
            <text:p>4432</text:p>
          </table:table-cell>
          <table:table-cell office:value-type="float" office:value="254714502880" table:style-name="ce7">
            <text:p>2547145028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3" table:style-name="ce3">
            <text:p>4433</text:p>
          </table:table-cell>
          <table:table-cell office:value-type="float" office:value="254717412740" table:style-name="ce7">
            <text:p>2547174127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4" table:style-name="ce3">
            <text:p>4434</text:p>
          </table:table-cell>
          <table:table-cell office:value-type="float" office:value="254704059960" table:style-name="ce7">
            <text:p>2547040599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5" table:style-name="ce3">
            <text:p>4435</text:p>
          </table:table-cell>
          <table:table-cell office:value-type="float" office:value="254706718668" table:style-name="ce7">
            <text:p>2547067186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6" table:style-name="ce3">
            <text:p>4436</text:p>
          </table:table-cell>
          <table:table-cell office:value-type="float" office:value="254724222871" table:style-name="ce7">
            <text:p>2547242228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7" table:style-name="ce3">
            <text:p>4437</text:p>
          </table:table-cell>
          <table:table-cell office:value-type="float" office:value="254717071192" table:style-name="ce7">
            <text:p>2547170711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8" table:style-name="ce3">
            <text:p>4438</text:p>
          </table:table-cell>
          <table:table-cell office:value-type="float" office:value="254722864829" table:style-name="ce7">
            <text:p>2547228648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39" table:style-name="ce3">
            <text:p>4439</text:p>
          </table:table-cell>
          <table:table-cell office:value-type="float" office:value="254722698238" table:style-name="ce7">
            <text:p>2547226982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0" table:style-name="ce3">
            <text:p>4440</text:p>
          </table:table-cell>
          <table:table-cell office:value-type="float" office:value="254716162329" table:style-name="ce7">
            <text:p>2547161623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1" table:style-name="ce3">
            <text:p>4441</text:p>
          </table:table-cell>
          <table:table-cell office:value-type="float" office:value="254727055551" table:style-name="ce7">
            <text:p>2547270555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2" table:style-name="ce3">
            <text:p>4442</text:p>
          </table:table-cell>
          <table:table-cell office:value-type="float" office:value="254704086098" table:style-name="ce7">
            <text:p>2547040860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3" table:style-name="ce3">
            <text:p>4443</text:p>
          </table:table-cell>
          <table:table-cell office:value-type="float" office:value="254735712056" table:style-name="ce7">
            <text:p>2547357120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4" table:style-name="ce3">
            <text:p>4444</text:p>
          </table:table-cell>
          <table:table-cell office:value-type="float" office:value="254714942091" table:style-name="ce7">
            <text:p>2547149420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5" table:style-name="ce3">
            <text:p>4445</text:p>
          </table:table-cell>
          <table:table-cell office:value-type="float" office:value="254717437592" table:style-name="ce7">
            <text:p>2547174375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6" table:style-name="ce3">
            <text:p>4446</text:p>
          </table:table-cell>
          <table:table-cell office:value-type="float" office:value="254724034624" table:style-name="ce7">
            <text:p>2547240346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7" table:style-name="ce3">
            <text:p>4447</text:p>
          </table:table-cell>
          <table:table-cell office:value-type="float" office:value="254721102407" table:style-name="ce7">
            <text:p>2547211024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8" table:style-name="ce3">
            <text:p>4448</text:p>
          </table:table-cell>
          <table:table-cell office:value-type="float" office:value="254778704894" table:style-name="ce7">
            <text:p>2547787048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49" table:style-name="ce3">
            <text:p>4449</text:p>
          </table:table-cell>
          <table:table-cell office:value-type="float" office:value="254770066429" table:style-name="ce7">
            <text:p>2547700664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0" table:style-name="ce3">
            <text:p>4450</text:p>
          </table:table-cell>
          <table:table-cell office:value-type="float" office:value="254720430547" table:style-name="ce7">
            <text:p>2547204305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1" table:style-name="ce3">
            <text:p>4451</text:p>
          </table:table-cell>
          <table:table-cell office:value-type="float" office:value="254706617267" table:style-name="ce7">
            <text:p>2547066172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2" table:style-name="ce3">
            <text:p>4452</text:p>
          </table:table-cell>
          <table:table-cell office:value-type="float" office:value="254729256755" table:style-name="ce7">
            <text:p>2547292567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3" table:style-name="ce3">
            <text:p>4453</text:p>
          </table:table-cell>
          <table:table-cell office:value-type="float" office:value="254792746766" table:style-name="ce7">
            <text:p>2547927467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4" table:style-name="ce3">
            <text:p>4454</text:p>
          </table:table-cell>
          <table:table-cell office:value-type="float" office:value="254710828240" table:style-name="ce7">
            <text:p>2547108282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5" table:style-name="ce3">
            <text:p>4455</text:p>
          </table:table-cell>
          <table:table-cell office:value-type="float" office:value="254726044300" table:style-name="ce7">
            <text:p>2547260443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6" table:style-name="ce3">
            <text:p>4456</text:p>
          </table:table-cell>
          <table:table-cell office:value-type="float" office:value="254706922160" table:style-name="ce7">
            <text:p>2547069221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7" table:style-name="ce3">
            <text:p>4457</text:p>
          </table:table-cell>
          <table:table-cell office:value-type="float" office:value="254728788486" table:style-name="ce7">
            <text:p>2547287884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8" table:style-name="ce3">
            <text:p>4458</text:p>
          </table:table-cell>
          <table:table-cell office:value-type="float" office:value="254703918372" table:style-name="ce7">
            <text:p>2547039183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59" table:style-name="ce3">
            <text:p>4459</text:p>
          </table:table-cell>
          <table:table-cell office:value-type="float" office:value="254722523449" table:style-name="ce7">
            <text:p>2547225234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0" table:style-name="ce3">
            <text:p>4460</text:p>
          </table:table-cell>
          <table:table-cell office:value-type="float" office:value="254790857506" table:style-name="ce7">
            <text:p>2547908575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1" table:style-name="ce3">
            <text:p>4461</text:p>
          </table:table-cell>
          <table:table-cell office:value-type="float" office:value="254718135614" table:style-name="ce7">
            <text:p>2547181356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2" table:style-name="ce3">
            <text:p>4462</text:p>
          </table:table-cell>
          <table:table-cell office:value-type="float" office:value="254723572158" table:style-name="ce7">
            <text:p>2547235721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3" table:style-name="ce3">
            <text:p>4463</text:p>
          </table:table-cell>
          <table:table-cell office:value-type="float" office:value="254713820339" table:style-name="ce7">
            <text:p>2547138203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4" table:style-name="ce3">
            <text:p>4464</text:p>
          </table:table-cell>
          <table:table-cell office:value-type="float" office:value="254724932303" table:style-name="ce4">
            <text:p>2547249323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5" table:style-name="ce3">
            <text:p>4465</text:p>
          </table:table-cell>
          <table:table-cell office:value-type="float" office:value="254724578071" table:style-name="ce11">
            <text:p>2547245780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6" table:style-name="ce3">
            <text:p>4466</text:p>
          </table:table-cell>
          <table:table-cell office:value-type="float" office:value="254723167080" table:style-name="ce11">
            <text:p>2547231670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7" table:style-name="ce3">
            <text:p>4467</text:p>
          </table:table-cell>
          <table:table-cell office:value-type="float" office:value="254796793303" table:style-name="ce11">
            <text:p>2547967933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8" table:style-name="ce3">
            <text:p>4468</text:p>
          </table:table-cell>
          <table:table-cell office:value-type="float" office:value="254707319080" table:style-name="ce11">
            <text:p>2547073190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69" table:style-name="ce3">
            <text:p>4469</text:p>
          </table:table-cell>
          <table:table-cell office:value-type="float" office:value="254720965544" table:style-name="ce11">
            <text:p>2547209655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0" table:style-name="ce3">
            <text:p>4470</text:p>
          </table:table-cell>
          <table:table-cell office:value-type="float" office:value="254708225474" table:style-name="ce11">
            <text:p>2547082254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1" table:style-name="ce3">
            <text:p>4471</text:p>
          </table:table-cell>
          <table:table-cell office:value-type="float" office:value="254716400132" table:style-name="ce11">
            <text:p>2547164001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2" table:style-name="ce3">
            <text:p>4472</text:p>
          </table:table-cell>
          <table:table-cell office:value-type="float" office:value="254733704690" table:style-name="ce11">
            <text:p>2547337046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3" table:style-name="ce3">
            <text:p>4473</text:p>
          </table:table-cell>
          <table:table-cell office:value-type="float" office:value="254745183021" table:style-name="ce11">
            <text:p>2547451830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4" table:style-name="ce3">
            <text:p>4474</text:p>
          </table:table-cell>
          <table:table-cell office:value-type="float" office:value="254722838484" table:style-name="ce11">
            <text:p>2547228384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5" table:style-name="ce3">
            <text:p>4475</text:p>
          </table:table-cell>
          <table:table-cell office:value-type="float" office:value="254759659045" table:style-name="ce11">
            <text:p>2547596590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6" table:style-name="ce3">
            <text:p>4476</text:p>
          </table:table-cell>
          <table:table-cell office:value-type="float" office:value="254796769950" table:style-name="ce11">
            <text:p>2547967699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7" table:style-name="ce3">
            <text:p>4477</text:p>
          </table:table-cell>
          <table:table-cell office:value-type="float" office:value="254711183116" table:style-name="ce11">
            <text:p>2547111831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8" table:style-name="ce3">
            <text:p>4478</text:p>
          </table:table-cell>
          <table:table-cell office:value-type="float" office:value="254741160187" table:style-name="ce11">
            <text:p>2547411601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79" table:style-name="ce3">
            <text:p>4479</text:p>
          </table:table-cell>
          <table:table-cell office:value-type="float" office:value="254748403532" table:style-name="ce11">
            <text:p>2547484035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0" table:style-name="ce3">
            <text:p>4480</text:p>
          </table:table-cell>
          <table:table-cell office:value-type="float" office:value="254722527437" table:style-name="ce11">
            <text:p>2547225274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1" table:style-name="ce3">
            <text:p>4481</text:p>
          </table:table-cell>
          <table:table-cell office:value-type="float" office:value="254722299144" table:style-name="ce11">
            <text:p>2547222991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2" table:style-name="ce3">
            <text:p>4482</text:p>
          </table:table-cell>
          <table:table-cell office:value-type="float" office:value="254726893727" table:style-name="ce11">
            <text:p>25472689372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3" table:style-name="ce3">
            <text:p>4483</text:p>
          </table:table-cell>
          <table:table-cell office:value-type="float" office:value="254703423903" table:style-name="ce11">
            <text:p>2547034239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4" table:style-name="ce3">
            <text:p>4484</text:p>
          </table:table-cell>
          <table:table-cell office:value-type="float" office:value="254707614644" table:style-name="ce11">
            <text:p>2547076146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5" table:style-name="ce3">
            <text:p>4485</text:p>
          </table:table-cell>
          <table:table-cell office:value-type="float" office:value="254722301569" table:style-name="ce11">
            <text:p>2547223015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6" table:style-name="ce3">
            <text:p>4486</text:p>
          </table:table-cell>
          <table:table-cell office:value-type="float" office:value="254707735554" table:style-name="ce11">
            <text:p>2547077355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7" table:style-name="ce3">
            <text:p>4487</text:p>
          </table:table-cell>
          <table:table-cell office:value-type="float" office:value="254727026360" table:style-name="ce11">
            <text:p>2547270263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8" table:style-name="ce3">
            <text:p>4488</text:p>
          </table:table-cell>
          <table:table-cell office:value-type="float" office:value="254736980474" table:style-name="ce11">
            <text:p>2547369804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89" table:style-name="ce3">
            <text:p>4489</text:p>
          </table:table-cell>
          <table:table-cell office:value-type="float" office:value="254713530694" table:style-name="ce11">
            <text:p>25471353069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0" table:style-name="ce3">
            <text:p>4490</text:p>
          </table:table-cell>
          <table:table-cell office:value-type="float" office:value="254701174552" table:style-name="ce11">
            <text:p>2547011745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1" table:style-name="ce3">
            <text:p>4491</text:p>
          </table:table-cell>
          <table:table-cell office:value-type="float" office:value="254725456591" table:style-name="ce11">
            <text:p>2547254565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2" table:style-name="ce3">
            <text:p>4492</text:p>
          </table:table-cell>
          <table:table-cell office:value-type="float" office:value="254705531312" table:style-name="ce11">
            <text:p>2547055313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3" table:style-name="ce3">
            <text:p>4493</text:p>
          </table:table-cell>
          <table:table-cell office:value-type="float" office:value="254711658933" table:style-name="ce11">
            <text:p>2547116589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4" table:style-name="ce3">
            <text:p>4494</text:p>
          </table:table-cell>
          <table:table-cell office:value-type="float" office:value="254713806477" table:style-name="ce11">
            <text:p>2547138064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5" table:style-name="ce3">
            <text:p>4495</text:p>
          </table:table-cell>
          <table:table-cell office:value-type="float" office:value="254727069424" table:style-name="ce11">
            <text:p>2547270694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6" table:style-name="ce3">
            <text:p>4496</text:p>
          </table:table-cell>
          <table:table-cell office:value-type="float" office:value="254720003634" table:style-name="ce11">
            <text:p>2547200036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7" table:style-name="ce3">
            <text:p>4497</text:p>
          </table:table-cell>
          <table:table-cell office:value-type="float" office:value="254702599843" table:style-name="ce11">
            <text:p>2547025998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8" table:style-name="ce3">
            <text:p>4498</text:p>
          </table:table-cell>
          <table:table-cell office:value-type="float" office:value="254714156852" table:style-name="ce11">
            <text:p>2547141568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99" table:style-name="ce3">
            <text:p>4499</text:p>
          </table:table-cell>
          <table:table-cell office:value-type="float" office:value="254706674450" table:style-name="ce11">
            <text:p>2547066744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0" table:style-name="ce3">
            <text:p>4500</text:p>
          </table:table-cell>
          <table:table-cell office:value-type="float" office:value="254758232001" table:style-name="ce11">
            <text:p>2547582320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1" table:style-name="ce3">
            <text:p>4501</text:p>
          </table:table-cell>
          <table:table-cell office:value-type="float" office:value="254710113638" table:style-name="ce11">
            <text:p>2547101136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2" table:style-name="ce3">
            <text:p>4502</text:p>
          </table:table-cell>
          <table:table-cell office:value-type="float" office:value="254720975600" table:style-name="ce11">
            <text:p>2547209756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3" table:style-name="ce3">
            <text:p>4503</text:p>
          </table:table-cell>
          <table:table-cell office:value-type="float" office:value="254726774568" table:style-name="ce11">
            <text:p>2547267745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4" table:style-name="ce3">
            <text:p>4504</text:p>
          </table:table-cell>
          <table:table-cell office:value-type="float" office:value="254742687711" table:style-name="ce11">
            <text:p>2547426877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5" table:style-name="ce3">
            <text:p>4505</text:p>
          </table:table-cell>
          <table:table-cell office:value-type="float" office:value="254700654912" table:style-name="ce11">
            <text:p>2547006549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6" table:style-name="ce3">
            <text:p>4506</text:p>
          </table:table-cell>
          <table:table-cell office:value-type="float" office:value="254721686582" table:style-name="ce11">
            <text:p>2547216865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7" table:style-name="ce3">
            <text:p>4507</text:p>
          </table:table-cell>
          <table:table-cell office:value-type="float" office:value="254707300030" table:style-name="ce11">
            <text:p>2547073000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8" table:style-name="ce3">
            <text:p>4508</text:p>
          </table:table-cell>
          <table:table-cell office:value-type="float" office:value="254773117080" table:style-name="ce11">
            <text:p>2547731170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09" table:style-name="ce3">
            <text:p>4509</text:p>
          </table:table-cell>
          <table:table-cell office:value-type="float" office:value="254703918134" table:style-name="ce11">
            <text:p>2547039181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0" table:style-name="ce3">
            <text:p>4510</text:p>
          </table:table-cell>
          <table:table-cell office:value-type="float" office:value="254735270486" table:style-name="ce11">
            <text:p>2547352704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1" table:style-name="ce3">
            <text:p>4511</text:p>
          </table:table-cell>
          <table:table-cell office:value-type="float" office:value="254721697064" table:style-name="ce11">
            <text:p>2547216970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2" table:style-name="ce3">
            <text:p>4512</text:p>
          </table:table-cell>
          <table:table-cell office:value-type="float" office:value="254741956381" table:style-name="ce11">
            <text:p>2547419563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3" table:style-name="ce3">
            <text:p>4513</text:p>
          </table:table-cell>
          <table:table-cell office:value-type="float" office:value="254722244424" table:style-name="ce11">
            <text:p>2547222444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4" table:style-name="ce3">
            <text:p>4514</text:p>
          </table:table-cell>
          <table:table-cell office:value-type="float" office:value="254728113785" table:style-name="ce13">
            <text:p>2547281137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5" table:style-name="ce3">
            <text:p>4515</text:p>
          </table:table-cell>
          <table:table-cell office:value-type="float" office:value="254729506454" table:style-name="ce11">
            <text:p>2547295064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6" table:style-name="ce3">
            <text:p>4516</text:p>
          </table:table-cell>
          <table:table-cell office:value-type="float" office:value="254711221032" table:style-name="ce11">
            <text:p>2547112210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7" table:style-name="ce3">
            <text:p>4517</text:p>
          </table:table-cell>
          <table:table-cell office:value-type="float" office:value="254789545697" table:style-name="ce11">
            <text:p>2547895456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8" table:style-name="ce3">
            <text:p>4518</text:p>
          </table:table-cell>
          <table:table-cell office:value-type="float" office:value="254717083945" table:style-name="ce11">
            <text:p>2547170839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19" table:style-name="ce3">
            <text:p>4519</text:p>
          </table:table-cell>
          <table:table-cell office:value-type="float" office:value="254721163568" table:style-name="ce11">
            <text:p>2547211635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0" table:style-name="ce3">
            <text:p>4520</text:p>
          </table:table-cell>
          <table:table-cell office:value-type="float" office:value="254710232398" table:style-name="ce11">
            <text:p>2547102323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1" table:style-name="ce3">
            <text:p>4521</text:p>
          </table:table-cell>
          <table:table-cell office:value-type="float" office:value="254721299585" table:style-name="ce11">
            <text:p>2547212995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2" table:style-name="ce3">
            <text:p>4522</text:p>
          </table:table-cell>
          <table:table-cell office:value-type="float" office:value="254739332273" table:style-name="ce11">
            <text:p>2547393322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3" table:style-name="ce3">
            <text:p>4523</text:p>
          </table:table-cell>
          <table:table-cell office:value-type="float" office:value="254726669691" table:style-name="ce11">
            <text:p>2547266696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4" table:style-name="ce3">
            <text:p>4524</text:p>
          </table:table-cell>
          <table:table-cell office:value-type="float" office:value="254727770322" table:style-name="ce11">
            <text:p>2547277703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5" table:style-name="ce3">
            <text:p>4525</text:p>
          </table:table-cell>
          <table:table-cell office:value-type="float" office:value="254714867558" table:style-name="ce11">
            <text:p>2547148675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6" table:style-name="ce3">
            <text:p>4526</text:p>
          </table:table-cell>
          <table:table-cell office:value-type="float" office:value="254726373314" table:style-name="ce11">
            <text:p>2547263733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7" table:style-name="ce3">
            <text:p>4527</text:p>
          </table:table-cell>
          <table:table-cell office:value-type="float" office:value="254745462069" table:style-name="ce11">
            <text:p>2547454620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8" table:style-name="ce3">
            <text:p>4528</text:p>
          </table:table-cell>
          <table:table-cell office:value-type="float" office:value="254724271551" table:style-name="ce11">
            <text:p>2547242715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29" table:style-name="ce3">
            <text:p>4529</text:p>
          </table:table-cell>
          <table:table-cell office:value-type="float" office:value="254792753143" table:style-name="ce11">
            <text:p>2547927531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0" table:style-name="ce3">
            <text:p>4530</text:p>
          </table:table-cell>
          <table:table-cell office:value-type="float" office:value="254791671274" table:style-name="ce11">
            <text:p>2547916712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1" table:style-name="ce3">
            <text:p>4531</text:p>
          </table:table-cell>
          <table:table-cell office:value-type="float" office:value="254115205090" table:style-name="ce11">
            <text:p>2541152050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2" table:style-name="ce3">
            <text:p>4532</text:p>
          </table:table-cell>
          <table:table-cell office:value-type="float" office:value="254712373306" table:style-name="ce11">
            <text:p>2547123733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3" table:style-name="ce3">
            <text:p>4533</text:p>
          </table:table-cell>
          <table:table-cell office:value-type="float" office:value="254717689757" table:style-name="ce11">
            <text:p>2547176897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4" table:style-name="ce3">
            <text:p>4534</text:p>
          </table:table-cell>
          <table:table-cell office:value-type="float" office:value="254728732499" table:style-name="ce11">
            <text:p>2547287324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5" table:style-name="ce3">
            <text:p>4535</text:p>
          </table:table-cell>
          <table:table-cell office:value-type="float" office:value="254748729259" table:style-name="ce11">
            <text:p>2547487292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6" table:style-name="ce3">
            <text:p>4536</text:p>
          </table:table-cell>
          <table:table-cell office:value-type="float" office:value="254731308448" table:style-name="ce11">
            <text:p>2547313084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7" table:style-name="ce3">
            <text:p>4537</text:p>
          </table:table-cell>
          <table:table-cell office:value-type="float" office:value="27825962249" table:style-name="ce11">
            <text:p>278259622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8" table:style-name="ce3">
            <text:p>4538</text:p>
          </table:table-cell>
          <table:table-cell office:value-type="float" office:value="254746011359" table:style-name="ce11">
            <text:p>2547460113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39" table:style-name="ce3">
            <text:p>4539</text:p>
          </table:table-cell>
          <table:table-cell office:value-type="float" office:value="254723231797" table:style-name="ce11">
            <text:p>2547232317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0" table:style-name="ce3">
            <text:p>4540</text:p>
          </table:table-cell>
          <table:table-cell office:value-type="float" office:value="254727572459" table:style-name="ce11">
            <text:p>2547275724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1" table:style-name="ce14">
            <text:p>4541</text:p>
          </table:table-cell>
          <table:table-cell office:value-type="float" office:value="254724623923" table:style-name="ce13">
            <text:p>2547246239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2" table:style-name="ce3">
            <text:p>4542</text:p>
          </table:table-cell>
          <table:table-cell office:value-type="float" office:value="254779488481" table:style-name="ce11">
            <text:p>2547794884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3" table:style-name="ce14">
            <text:p>4543</text:p>
          </table:table-cell>
          <table:table-cell office:value-type="float" office:value="254700867755" table:style-name="ce11">
            <text:p>2547008677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4" table:style-name="ce3">
            <text:p>4544</text:p>
          </table:table-cell>
          <table:table-cell office:value-type="float" office:value="254740951102" table:style-name="ce11">
            <text:p>2547409511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5" table:style-name="ce14">
            <text:p>4545</text:p>
          </table:table-cell>
          <table:table-cell office:value-type="float" office:value="254798522073" table:style-name="ce11">
            <text:p>2547985220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6" table:style-name="ce14">
            <text:p>4546</text:p>
          </table:table-cell>
          <table:table-cell office:value-type="float" office:value="254720760499" table:style-name="ce13">
            <text:p>2547207604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7" table:style-name="ce15">
            <text:p>4547</text:p>
          </table:table-cell>
          <table:table-cell office:value-type="float" office:value="254727218348" table:style-name="ce11">
            <text:p>2547272183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8" table:style-name="ce15">
            <text:p>4548</text:p>
          </table:table-cell>
          <table:table-cell office:value-type="float" office:value="254720681950" table:style-name="ce11">
            <text:p>2547206819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49" table:style-name="ce15">
            <text:p>4549</text:p>
          </table:table-cell>
          <table:table-cell office:value-type="float" office:value="254769893560" table:style-name="ce11">
            <text:p>2547698935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0" table:style-name="ce15">
            <text:p>4550</text:p>
          </table:table-cell>
          <table:table-cell office:value-type="float" office:value="6596370244" table:style-name="ce11">
            <text:p>65963702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1" table:style-name="ce15">
            <text:p>4551</text:p>
          </table:table-cell>
          <table:table-cell office:value-type="float" office:value="254717538414" table:style-name="ce11">
            <text:p>2547175384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2" table:style-name="ce15">
            <text:p>4552</text:p>
          </table:table-cell>
          <table:table-cell office:value-type="float" office:value="254722695084" table:style-name="ce11">
            <text:p>2547226950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3" table:style-name="ce15">
            <text:p>4553</text:p>
          </table:table-cell>
          <table:table-cell office:value-type="float" office:value="254722572368" table:style-name="ce11">
            <text:p>2547225723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4" table:style-name="ce15">
            <text:p>4554</text:p>
          </table:table-cell>
          <table:table-cell office:value-type="float" office:value="254722392461" table:style-name="ce11">
            <text:p>2547223924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5" table:style-name="ce15">
            <text:p>4555</text:p>
          </table:table-cell>
          <table:table-cell office:value-type="float" office:value="254748770018" table:style-name="ce11">
            <text:p>2547487700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6" table:style-name="ce15">
            <text:p>4556</text:p>
          </table:table-cell>
          <table:table-cell office:value-type="float" office:value="254712648640" table:style-name="ce11">
            <text:p>2547126486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7" table:style-name="ce15">
            <text:p>4557</text:p>
          </table:table-cell>
          <table:table-cell office:value-type="float" office:value="254726558088" table:style-name="ce11">
            <text:p>2547265580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8" table:style-name="ce15">
            <text:p>4558</text:p>
          </table:table-cell>
          <table:table-cell office:value-type="float" office:value="254720403645" table:style-name="ce11">
            <text:p>2547204036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59" table:style-name="ce15">
            <text:p>4559</text:p>
          </table:table-cell>
          <table:table-cell office:value-type="float" office:value="254720847990" table:style-name="ce11">
            <text:p>2547208479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0" table:style-name="ce15">
            <text:p>4560</text:p>
          </table:table-cell>
          <table:table-cell office:value-type="float" office:value="254114094270" table:style-name="ce11">
            <text:p>2541140942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1" table:style-name="ce15">
            <text:p>4561</text:p>
          </table:table-cell>
          <table:table-cell office:value-type="float" office:value="254721410335" table:style-name="ce11">
            <text:p>2547214103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2" table:style-name="ce15">
            <text:p>4562</text:p>
          </table:table-cell>
          <table:table-cell office:value-type="float" office:value="254750275493" table:style-name="ce11">
            <text:p>2547502754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3" table:style-name="ce15">
            <text:p>4563</text:p>
          </table:table-cell>
          <table:table-cell office:value-type="float" office:value="254720259992" table:style-name="ce11">
            <text:p>2547202599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4" table:style-name="ce15">
            <text:p>4564</text:p>
          </table:table-cell>
          <table:table-cell office:value-type="float" office:value="254720539858" table:style-name="ce11">
            <text:p>2547205398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5" table:style-name="ce15">
            <text:p>4565</text:p>
          </table:table-cell>
          <table:table-cell office:value-type="float" office:value="254719693710" table:style-name="ce11">
            <text:p>2547196937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6" table:style-name="ce15">
            <text:p>4566</text:p>
          </table:table-cell>
          <table:table-cell office:value-type="float" office:value="254726143855" table:style-name="ce11">
            <text:p>2547261438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7" table:style-name="ce15">
            <text:p>4567</text:p>
          </table:table-cell>
          <table:table-cell office:value-type="float" office:value="254714863263" table:style-name="ce11">
            <text:p>2547148632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8" table:style-name="ce15">
            <text:p>4568</text:p>
          </table:table-cell>
          <table:table-cell office:value-type="float" office:value="254769760831" table:style-name="ce11">
            <text:p>2547697608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69" table:style-name="ce15">
            <text:p>4569</text:p>
          </table:table-cell>
          <table:table-cell office:value-type="float" office:value="254758411771" table:style-name="ce11">
            <text:p>2547584117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0" table:style-name="ce15">
            <text:p>4570</text:p>
          </table:table-cell>
          <table:table-cell office:value-type="float" office:value="254721898019" table:style-name="ce11">
            <text:p>2547218980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1" table:style-name="ce15">
            <text:p>4571</text:p>
          </table:table-cell>
          <table:table-cell office:value-type="float" office:value="254708685379" table:style-name="ce11">
            <text:p>2547086853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2" table:style-name="ce15">
            <text:p>4572</text:p>
          </table:table-cell>
          <table:table-cell office:value-type="float" office:value="254789761601" table:style-name="ce11">
            <text:p>2547897616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3" table:style-name="ce15">
            <text:p>4573</text:p>
          </table:table-cell>
          <table:table-cell office:value-type="float" office:value="254786787104" table:style-name="ce11">
            <text:p>2547867871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4" table:style-name="ce15">
            <text:p>4574</text:p>
          </table:table-cell>
          <table:table-cell office:value-type="float" office:value="254737574276" table:style-name="ce11">
            <text:p>2547375742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5" table:style-name="ce15">
            <text:p>4575</text:p>
          </table:table-cell>
          <table:table-cell office:value-type="float" office:value="254720607722" table:style-name="ce11">
            <text:p>2547206077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6" table:style-name="ce15">
            <text:p>4576</text:p>
          </table:table-cell>
          <table:table-cell office:value-type="float" office:value="254723760921" table:style-name="ce11">
            <text:p>2547237609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7" table:style-name="ce15">
            <text:p>4577</text:p>
          </table:table-cell>
          <table:table-cell office:value-type="float" office:value="254748812074" table:style-name="ce11">
            <text:p>2547488120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8" table:style-name="ce15">
            <text:p>4578</text:p>
          </table:table-cell>
          <table:table-cell office:value-type="float" office:value="254727857201" table:style-name="ce11">
            <text:p>2547278572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79" table:style-name="ce15">
            <text:p>4579</text:p>
          </table:table-cell>
          <table:table-cell office:value-type="float" office:value="254700121945" table:style-name="ce11">
            <text:p>2547001219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0" table:style-name="ce15">
            <text:p>4580</text:p>
          </table:table-cell>
          <table:table-cell office:value-type="float" office:value="254723761043" table:style-name="ce11">
            <text:p>2547237610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1" table:style-name="ce15">
            <text:p>4581</text:p>
          </table:table-cell>
          <table:table-cell office:value-type="float" office:value="254736572530" table:style-name="ce11">
            <text:p>2547365725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2" table:style-name="ce15">
            <text:p>4582</text:p>
          </table:table-cell>
          <table:table-cell office:value-type="float" office:value="254734676963" table:style-name="ce11">
            <text:p>2547346769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3" table:style-name="ce15">
            <text:p>4583</text:p>
          </table:table-cell>
          <table:table-cell office:value-type="float" office:value="254701841440" table:style-name="ce11">
            <text:p>2547018414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4" table:style-name="ce15">
            <text:p>4584</text:p>
          </table:table-cell>
          <table:table-cell office:value-type="float" office:value="254741170702" table:style-name="ce11">
            <text:p>2547411707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5" table:style-name="ce15">
            <text:p>4585</text:p>
          </table:table-cell>
          <table:table-cell office:value-type="float" office:value="254722528926" table:style-name="ce11">
            <text:p>2547225289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6" table:style-name="ce15">
            <text:p>4586</text:p>
          </table:table-cell>
          <table:table-cell office:value-type="float" office:value="254727415921" table:style-name="ce11">
            <text:p>2547274159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7" table:style-name="ce15">
            <text:p>4587</text:p>
          </table:table-cell>
          <table:table-cell office:value-type="float" office:value="254722242545" table:style-name="ce11">
            <text:p>2547222425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8" table:style-name="ce15">
            <text:p>4588</text:p>
          </table:table-cell>
          <table:table-cell office:value-type="float" office:value="254115470188" table:style-name="ce11">
            <text:p>254115470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89" table:style-name="ce15">
            <text:p>4589</text:p>
          </table:table-cell>
          <table:table-cell office:value-type="float" office:value="254722239695" table:style-name="ce11">
            <text:p>25472223969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0" table:style-name="ce15">
            <text:p>4590</text:p>
          </table:table-cell>
          <table:table-cell office:value-type="float" office:value="254705530530" table:style-name="ce11">
            <text:p>2547055305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1" table:style-name="ce15">
            <text:p>4591</text:p>
          </table:table-cell>
          <table:table-cell office:value-type="float" office:value="254703458389" table:style-name="ce11">
            <text:p>2547034583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2" table:style-name="ce15">
            <text:p>4592</text:p>
          </table:table-cell>
          <table:table-cell office:value-type="float" office:value="254719647000" table:style-name="ce11">
            <text:p>254719647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3" table:style-name="ce15">
            <text:p>4593</text:p>
          </table:table-cell>
          <table:table-cell office:value-type="float" office:value="254729811863" table:style-name="ce11">
            <text:p>2547298118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4" table:style-name="ce15">
            <text:p>4594</text:p>
          </table:table-cell>
          <table:table-cell office:value-type="float" office:value="254723361258" table:style-name="ce11">
            <text:p>2547233612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5" table:style-name="ce15">
            <text:p>4595</text:p>
          </table:table-cell>
          <table:table-cell office:value-type="float" office:value="254728919719" table:style-name="ce11">
            <text:p>2547289197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6" table:style-name="ce15">
            <text:p>4596</text:p>
          </table:table-cell>
          <table:table-cell office:value-type="float" office:value="254713048829" table:style-name="ce11">
            <text:p>2547130488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7" table:style-name="ce15">
            <text:p>4597</text:p>
          </table:table-cell>
          <table:table-cell office:value-type="float" office:value="254750103778" table:style-name="ce11">
            <text:p>2547501037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8" table:style-name="ce15">
            <text:p>4598</text:p>
          </table:table-cell>
          <table:table-cell office:value-type="float" office:value="254737883000" table:style-name="ce11">
            <text:p>254737883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99" table:style-name="ce15">
            <text:p>4599</text:p>
          </table:table-cell>
          <table:table-cell office:value-type="float" office:value="254720977036" table:style-name="ce11">
            <text:p>2547209770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0" table:style-name="ce15">
            <text:p>4600</text:p>
          </table:table-cell>
          <table:table-cell office:value-type="float" office:value="254722896187" table:style-name="ce11">
            <text:p>2547228961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1" table:style-name="ce15">
            <text:p>4601</text:p>
          </table:table-cell>
          <table:table-cell office:value-type="float" office:value="254713183360" table:style-name="ce11">
            <text:p>2547131833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2" table:style-name="ce15">
            <text:p>4602</text:p>
          </table:table-cell>
          <table:table-cell office:value-type="float" office:value="254722690744" table:style-name="ce11">
            <text:p>2547226907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3" table:style-name="ce15">
            <text:p>4603</text:p>
          </table:table-cell>
          <table:table-cell office:value-type="float" office:value="254790234353" table:style-name="ce11">
            <text:p>2547902343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4" table:style-name="ce15">
            <text:p>4604</text:p>
          </table:table-cell>
          <table:table-cell office:value-type="float" office:value="254729735056" table:style-name="ce11">
            <text:p>2547297350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5" table:style-name="ce15">
            <text:p>4605</text:p>
          </table:table-cell>
          <table:table-cell office:value-type="float" office:value="254722524166" table:style-name="ce11">
            <text:p>2547225241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6" table:style-name="ce15">
            <text:p>4606</text:p>
          </table:table-cell>
          <table:table-cell office:value-type="float" office:value="254733460221" table:style-name="ce11">
            <text:p>2547334602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7" table:style-name="ce15">
            <text:p>4607</text:p>
          </table:table-cell>
          <table:table-cell office:value-type="float" office:value="254715206242" table:style-name="ce11">
            <text:p>2547152062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8" table:style-name="ce15">
            <text:p>4608</text:p>
          </table:table-cell>
          <table:table-cell office:value-type="float" office:value="254722445549" table:style-name="ce11">
            <text:p>2547224455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09" table:style-name="ce15">
            <text:p>4609</text:p>
          </table:table-cell>
          <table:table-cell office:value-type="float" office:value="254727767191" table:style-name="ce11">
            <text:p>2547277671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0" table:style-name="ce15">
            <text:p>4610</text:p>
          </table:table-cell>
          <table:table-cell office:value-type="float" office:value="254733388254" table:style-name="ce11">
            <text:p>2547333882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1" table:style-name="ce15">
            <text:p>4611</text:p>
          </table:table-cell>
          <table:table-cell office:value-type="float" office:value="254721425353" table:style-name="ce11">
            <text:p>2547214253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2" table:style-name="ce15">
            <text:p>4612</text:p>
          </table:table-cell>
          <table:table-cell office:value-type="float" office:value="254722233090" table:style-name="ce11">
            <text:p>2547222330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3" table:style-name="ce15">
            <text:p>4613</text:p>
          </table:table-cell>
          <table:table-cell office:value-type="float" office:value="254729073299" table:style-name="ce11">
            <text:p>2547290732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4" table:style-name="ce15">
            <text:p>4614</text:p>
          </table:table-cell>
          <table:table-cell office:value-type="float" office:value="254706004421" table:style-name="ce11">
            <text:p>2547060044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5" table:style-name="ce15">
            <text:p>4615</text:p>
          </table:table-cell>
          <table:table-cell office:value-type="float" office:value="254719254004" table:style-name="ce11">
            <text:p>254719254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6" table:style-name="ce15">
            <text:p>4616</text:p>
          </table:table-cell>
          <table:table-cell office:value-type="float" office:value="254729099100" table:style-name="ce11">
            <text:p>254729099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7" table:style-name="ce15">
            <text:p>4617</text:p>
          </table:table-cell>
          <table:table-cell office:value-type="float" office:value="254774621956" table:style-name="ce11">
            <text:p>2547746219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8" table:style-name="ce15">
            <text:p>4618</text:p>
          </table:table-cell>
          <table:table-cell office:value-type="float" office:value="254780242711" table:style-name="ce11">
            <text:p>2547802427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19" table:style-name="ce15">
            <text:p>4619</text:p>
          </table:table-cell>
          <table:table-cell office:value-type="float" office:value="254722446341" table:style-name="ce11">
            <text:p>2547224463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0" table:style-name="ce15">
            <text:p>4620</text:p>
          </table:table-cell>
          <table:table-cell office:value-type="float" office:value="254725548280" table:style-name="ce11">
            <text:p>2547255482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1" table:style-name="ce15">
            <text:p>4621</text:p>
          </table:table-cell>
          <table:table-cell office:value-type="float" office:value="254786433746" table:style-name="ce11">
            <text:p>2547864337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2" table:style-name="ce15">
            <text:p>4622</text:p>
          </table:table-cell>
          <table:table-cell office:value-type="float" office:value="254723549706" table:style-name="ce11">
            <text:p>2547235497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3" table:style-name="ce15">
            <text:p>4623</text:p>
          </table:table-cell>
          <table:table-cell office:value-type="float" office:value="254783540484" table:style-name="ce11">
            <text:p>2547835404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4" table:style-name="ce15">
            <text:p>4624</text:p>
          </table:table-cell>
          <table:table-cell office:value-type="float" office:value="254720820054" table:style-name="ce11">
            <text:p>2547208200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5" table:style-name="ce15">
            <text:p>4625</text:p>
          </table:table-cell>
          <table:table-cell office:value-type="float" office:value="254704355035" table:style-name="ce11">
            <text:p>2547043550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6" table:style-name="ce15">
            <text:p>4626</text:p>
          </table:table-cell>
          <table:table-cell office:value-type="float" office:value="254731469836" table:style-name="ce11">
            <text:p>2547314698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7" table:style-name="ce15">
            <text:p>4627</text:p>
          </table:table-cell>
          <table:table-cell office:value-type="float" office:value="254703912540" table:style-name="ce11">
            <text:p>2547039125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8" table:style-name="ce15">
            <text:p>4628</text:p>
          </table:table-cell>
          <table:table-cell office:value-type="float" office:value="254719615481" table:style-name="ce11">
            <text:p>2547196154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29" table:style-name="ce15">
            <text:p>4629</text:p>
          </table:table-cell>
          <table:table-cell office:value-type="float" office:value="254722300352" table:style-name="ce11">
            <text:p>2547223003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0" table:style-name="ce15">
            <text:p>4630</text:p>
          </table:table-cell>
          <table:table-cell office:value-type="float" office:value="254703831447" table:style-name="ce11">
            <text:p>2547038314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1" table:style-name="ce15">
            <text:p>4631</text:p>
          </table:table-cell>
          <table:table-cell office:value-type="float" office:value="254720625967" table:style-name="ce11">
            <text:p>2547206259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2" table:style-name="ce15">
            <text:p>4632</text:p>
          </table:table-cell>
          <table:table-cell office:value-type="float" office:value="254782300365" table:style-name="ce11">
            <text:p>2547823003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3" table:style-name="ce15">
            <text:p>4633</text:p>
          </table:table-cell>
          <table:table-cell office:value-type="float" office:value="254751593781" table:style-name="ce11">
            <text:p>2547515937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4" table:style-name="ce15">
            <text:p>4634</text:p>
          </table:table-cell>
          <table:table-cell office:value-type="float" office:value="254768468959" table:style-name="ce11">
            <text:p>2547684689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5" table:style-name="ce15">
            <text:p>4635</text:p>
          </table:table-cell>
          <table:table-cell office:value-type="float" office:value="254740097989" table:style-name="ce11">
            <text:p>2547400979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6" table:style-name="ce15">
            <text:p>4636</text:p>
          </table:table-cell>
          <table:table-cell office:value-type="float" office:value="254720412063" table:style-name="ce11">
            <text:p>2547204120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7" table:style-name="ce15">
            <text:p>4637</text:p>
          </table:table-cell>
          <table:table-cell office:value-type="float" office:value="254728380197" table:style-name="ce11">
            <text:p>2547283801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8" table:style-name="ce15">
            <text:p>4638</text:p>
          </table:table-cell>
          <table:table-cell office:value-type="float" office:value="254714892187" table:style-name="ce11">
            <text:p>2547148921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39" table:style-name="ce15">
            <text:p>4639</text:p>
          </table:table-cell>
          <table:table-cell office:value-type="float" office:value="254711277115" table:style-name="ce11">
            <text:p>2547112771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0" table:style-name="ce15">
            <text:p>4640</text:p>
          </table:table-cell>
          <table:table-cell office:value-type="float" office:value="254724351693" table:style-name="ce11">
            <text:p>2547243516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1" table:style-name="ce15">
            <text:p>4641</text:p>
          </table:table-cell>
          <table:table-cell office:value-type="float" office:value="254722742287" table:style-name="ce11">
            <text:p>2547227422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2" table:style-name="ce15">
            <text:p>4642</text:p>
          </table:table-cell>
          <table:table-cell office:value-type="float" office:value="254726303975" table:style-name="ce11">
            <text:p>2547263039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3" table:style-name="ce15">
            <text:p>4643</text:p>
          </table:table-cell>
          <table:table-cell office:value-type="float" office:value="254722859160" table:style-name="ce11">
            <text:p>2547228591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4" table:style-name="ce15">
            <text:p>4644</text:p>
          </table:table-cell>
          <table:table-cell office:value-type="float" office:value="254722889167" table:style-name="ce11">
            <text:p>2547228891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5" table:style-name="ce15">
            <text:p>4645</text:p>
          </table:table-cell>
          <table:table-cell office:value-type="float" office:value="254721676560" table:style-name="ce11">
            <text:p>2547216765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6" table:style-name="ce15">
            <text:p>4646</text:p>
          </table:table-cell>
          <table:table-cell office:value-type="float" office:value="254790382351" table:style-name="ce11">
            <text:p>2547903823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7" table:style-name="ce15">
            <text:p>4647</text:p>
          </table:table-cell>
          <table:table-cell office:value-type="float" office:value="254705858562" table:style-name="ce11">
            <text:p>2547058585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8" table:style-name="ce15">
            <text:p>4648</text:p>
          </table:table-cell>
          <table:table-cell office:value-type="float" office:value="254782001232" table:style-name="ce11">
            <text:p>2547820012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49" table:style-name="ce15">
            <text:p>4649</text:p>
          </table:table-cell>
          <table:table-cell office:value-type="float" office:value="254786619048" table:style-name="ce11">
            <text:p>2547866190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0" table:style-name="ce15">
            <text:p>4650</text:p>
          </table:table-cell>
          <table:table-cell office:value-type="float" office:value="254741053972" table:style-name="ce11">
            <text:p>2547410539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1" table:style-name="ce15">
            <text:p>4651</text:p>
          </table:table-cell>
          <table:table-cell office:value-type="float" office:value="254702635135" table:style-name="ce11">
            <text:p>2547026351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2" table:style-name="ce15">
            <text:p>4652</text:p>
          </table:table-cell>
          <table:table-cell office:value-type="float" office:value="254115235364" table:style-name="ce11">
            <text:p>2541152353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3" table:style-name="ce15">
            <text:p>4653</text:p>
          </table:table-cell>
          <table:table-cell office:value-type="float" office:value="254733544696" table:style-name="ce11">
            <text:p>2547335446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4" table:style-name="ce15">
            <text:p>4654</text:p>
          </table:table-cell>
          <table:table-cell office:value-type="float" office:value="254722388477" table:style-name="ce11">
            <text:p>2547223884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5" table:style-name="ce15">
            <text:p>4655</text:p>
          </table:table-cell>
          <table:table-cell office:value-type="float" office:value="254723540484" table:style-name="ce11">
            <text:p>2547235404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6" table:style-name="ce15">
            <text:p>4656</text:p>
          </table:table-cell>
          <table:table-cell office:value-type="float" office:value="254790018933" table:style-name="ce11">
            <text:p>2547900189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7" table:style-name="ce15">
            <text:p>4657</text:p>
          </table:table-cell>
          <table:table-cell office:value-type="float" office:value="254729440738" table:style-name="ce11">
            <text:p>2547294407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8" table:style-name="ce15">
            <text:p>4658</text:p>
          </table:table-cell>
          <table:table-cell office:value-type="float" office:value="254706473923" table:style-name="ce11">
            <text:p>2547064739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59" table:style-name="ce15">
            <text:p>4659</text:p>
          </table:table-cell>
          <table:table-cell office:value-type="float" office:value="254781587655" table:style-name="ce11">
            <text:p>2547815876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0" table:style-name="ce15">
            <text:p>4660</text:p>
          </table:table-cell>
          <table:table-cell office:value-type="float" office:value="254723547737" table:style-name="ce11">
            <text:p>2547235477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1" table:style-name="ce15">
            <text:p>4661</text:p>
          </table:table-cell>
          <table:table-cell office:value-type="float" office:value="254722808332" table:style-name="ce11">
            <text:p>2547228083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2" table:style-name="ce15">
            <text:p>4662</text:p>
          </table:table-cell>
          <table:table-cell office:value-type="float" office:value="254721335471" table:style-name="ce11">
            <text:p>2547213354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3" table:style-name="ce15">
            <text:p>4663</text:p>
          </table:table-cell>
          <table:table-cell office:value-type="float" office:value="254729243344" table:style-name="ce11">
            <text:p>2547292433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4" table:style-name="ce15">
            <text:p>4664</text:p>
          </table:table-cell>
          <table:table-cell office:value-type="float" office:value="254710910860" table:style-name="ce11">
            <text:p>2547109108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5" table:style-name="ce15">
            <text:p>4665</text:p>
          </table:table-cell>
          <table:table-cell office:value-type="float" office:value="254728604215" table:style-name="ce11">
            <text:p>2547286042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6" table:style-name="ce15">
            <text:p>4666</text:p>
          </table:table-cell>
          <table:table-cell office:value-type="float" office:value="254702174011" table:style-name="ce11">
            <text:p>2547021740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7" table:style-name="ce15">
            <text:p>4667</text:p>
          </table:table-cell>
          <table:table-cell office:value-type="float" office:value="254715170412" table:style-name="ce11">
            <text:p>2547151704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8" table:style-name="ce15">
            <text:p>4668</text:p>
          </table:table-cell>
          <table:table-cell office:value-type="float" office:value="254702030381" table:style-name="ce11">
            <text:p>25470203038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69" table:style-name="ce15">
            <text:p>4669</text:p>
          </table:table-cell>
          <table:table-cell office:value-type="float" office:value="254721290639" table:style-name="ce11">
            <text:p>2547212906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0" table:style-name="ce15">
            <text:p>4670</text:p>
          </table:table-cell>
          <table:table-cell office:value-type="float" office:value="254719105816" table:style-name="ce11">
            <text:p>2547191058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1" table:style-name="ce15">
            <text:p>4671</text:p>
          </table:table-cell>
          <table:table-cell office:value-type="float" office:value="254702883789" table:style-name="ce11">
            <text:p>2547028837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2" table:style-name="ce15">
            <text:p>4672</text:p>
          </table:table-cell>
          <table:table-cell office:value-type="float" office:value="254701584748" table:style-name="ce11">
            <text:p>2547015847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3" table:style-name="ce15">
            <text:p>4673</text:p>
          </table:table-cell>
          <table:table-cell office:value-type="float" office:value="254720071598" table:style-name="ce11">
            <text:p>2547200715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4" table:style-name="ce15">
            <text:p>4674</text:p>
          </table:table-cell>
          <table:table-cell office:value-type="float" office:value="254722399402" table:style-name="ce11">
            <text:p>2547223994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5" table:style-name="ce15">
            <text:p>4675</text:p>
          </table:table-cell>
          <table:table-cell office:value-type="float" office:value="254712453077" table:style-name="ce11">
            <text:p>2547124530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6" table:style-name="ce15">
            <text:p>4676</text:p>
          </table:table-cell>
          <table:table-cell office:value-type="float" office:value="254112049958" table:style-name="ce11">
            <text:p>2541120499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7" table:style-name="ce15">
            <text:p>4677</text:p>
          </table:table-cell>
          <table:table-cell office:value-type="float" office:value="254718024526" table:style-name="ce11">
            <text:p>2547180245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8" table:style-name="ce15">
            <text:p>4678</text:p>
          </table:table-cell>
          <table:table-cell office:value-type="float" office:value="254707986332" table:style-name="ce11">
            <text:p>2547079863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79" table:style-name="ce15">
            <text:p>4679</text:p>
          </table:table-cell>
          <table:table-cell office:value-type="float" office:value="254114184278" table:style-name="ce11">
            <text:p>2541141842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0" table:style-name="ce15">
            <text:p>4680</text:p>
          </table:table-cell>
          <table:table-cell office:value-type="float" office:value="254722233840" table:style-name="ce11">
            <text:p>2547222338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1" table:style-name="ce15">
            <text:p>4681</text:p>
          </table:table-cell>
          <table:table-cell office:value-type="float" office:value="254723905906" table:style-name="ce11">
            <text:p>2547239059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2" table:style-name="ce15">
            <text:p>4682</text:p>
          </table:table-cell>
          <table:table-cell office:value-type="float" office:value="254702033311" table:style-name="ce11">
            <text:p>2547020333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3" table:style-name="ce15">
            <text:p>4683</text:p>
          </table:table-cell>
          <table:table-cell office:value-type="float" office:value="254722218166" table:style-name="ce11">
            <text:p>2547222181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4" table:style-name="ce15">
            <text:p>4684</text:p>
          </table:table-cell>
          <table:table-cell office:value-type="float" office:value="254706679919" table:style-name="ce11">
            <text:p>2547066799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5" table:style-name="ce15">
            <text:p>4685</text:p>
          </table:table-cell>
          <table:table-cell office:value-type="float" office:value="254703120336" table:style-name="ce11">
            <text:p>254703120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6" table:style-name="ce15">
            <text:p>4686</text:p>
          </table:table-cell>
          <table:table-cell office:value-type="float" office:value="254713018080" table:style-name="ce11">
            <text:p>25471301808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7" table:style-name="ce15">
            <text:p>4687</text:p>
          </table:table-cell>
          <table:table-cell office:value-type="float" office:value="254723318378" table:style-name="ce11">
            <text:p>2547233183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8" table:style-name="ce15">
            <text:p>4688</text:p>
          </table:table-cell>
          <table:table-cell office:value-type="float" office:value="254717187158" table:style-name="ce11">
            <text:p>2547171871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89" table:style-name="ce15">
            <text:p>4689</text:p>
          </table:table-cell>
          <table:table-cell office:value-type="float" office:value="254718025775" table:style-name="ce11">
            <text:p>2547180257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0" table:style-name="ce15">
            <text:p>4690</text:p>
          </table:table-cell>
          <table:table-cell office:value-type="float" office:value="254717452008" table:style-name="ce11">
            <text:p>2547174520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1" table:style-name="ce15">
            <text:p>4691</text:p>
          </table:table-cell>
          <table:table-cell office:value-type="float" office:value="254724480083" table:style-name="ce11">
            <text:p>2547244800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2" table:style-name="ce15">
            <text:p>4692</text:p>
          </table:table-cell>
          <table:table-cell office:value-type="float" office:value="254717840336" table:style-name="ce11">
            <text:p>2547178403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3" table:style-name="ce15">
            <text:p>4693</text:p>
          </table:table-cell>
          <table:table-cell office:value-type="float" office:value="254737926268" table:style-name="ce11">
            <text:p>2547379262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4" table:style-name="ce15">
            <text:p>4694</text:p>
          </table:table-cell>
          <table:table-cell office:value-type="float" office:value="254722722654" table:style-name="ce11">
            <text:p>2547227226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5" table:style-name="ce15">
            <text:p>4695</text:p>
          </table:table-cell>
          <table:table-cell office:value-type="float" office:value="254793693162" table:style-name="ce11">
            <text:p>2547936931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6" table:style-name="ce15">
            <text:p>4696</text:p>
          </table:table-cell>
          <table:table-cell office:value-type="float" office:value="254722829420" table:style-name="ce11">
            <text:p>254722829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7" table:style-name="ce15">
            <text:p>4697</text:p>
          </table:table-cell>
          <table:table-cell office:value-type="float" office:value="254721239175" table:style-name="ce11">
            <text:p>2547212391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8" table:style-name="ce15">
            <text:p>4698</text:p>
          </table:table-cell>
          <table:table-cell office:value-type="float" office:value="254740481478" table:style-name="ce11">
            <text:p>2547404814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99" table:style-name="ce15">
            <text:p>4699</text:p>
          </table:table-cell>
          <table:table-cell office:value-type="float" office:value="254722800731" table:style-name="ce11">
            <text:p>2547228007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0" table:style-name="ce15">
            <text:p>4700</text:p>
          </table:table-cell>
          <table:table-cell office:value-type="float" office:value="254719183339" table:style-name="ce11">
            <text:p>2547191833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1" table:style-name="ce15">
            <text:p>4701</text:p>
          </table:table-cell>
          <table:table-cell office:value-type="float" office:value="254720703704" table:style-name="ce11">
            <text:p>2547207037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2" table:style-name="ce15">
            <text:p>4702</text:p>
          </table:table-cell>
          <table:table-cell office:value-type="float" office:value="254725934375" table:style-name="ce11">
            <text:p>2547259343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3" table:style-name="ce15">
            <text:p>4703</text:p>
          </table:table-cell>
          <table:table-cell office:value-type="float" office:value="254700557100" table:style-name="ce11">
            <text:p>254700557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4" table:style-name="ce15">
            <text:p>4704</text:p>
          </table:table-cell>
          <table:table-cell office:value-type="float" office:value="254722588008" table:style-name="ce11">
            <text:p>2547225880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5" table:style-name="ce16">
            <text:p>4705</text:p>
          </table:table-cell>
          <table:table-cell office:value-type="float" office:value="254720484743" table:style-name="ce13">
            <text:p>2547204847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6" table:style-name="ce15">
            <text:p>4706</text:p>
          </table:table-cell>
          <table:table-cell office:value-type="float" office:value="254738706318" table:style-name="ce11">
            <text:p>2547387063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7" table:style-name="ce15">
            <text:p>4707</text:p>
          </table:table-cell>
          <table:table-cell office:value-type="float" office:value="254729477499" table:style-name="ce11">
            <text:p>2547294774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8" table:style-name="ce16">
            <text:p>4708</text:p>
          </table:table-cell>
          <table:table-cell office:value-type="float" office:value="254720692260" table:style-name="ce11">
            <text:p>2547206922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09" table:style-name="ce15">
            <text:p>4709</text:p>
          </table:table-cell>
          <table:table-cell office:value-type="float" office:value="254720215005" table:style-name="ce11">
            <text:p>2547202150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0" table:style-name="ce15">
            <text:p>4710</text:p>
          </table:table-cell>
          <table:table-cell office:value-type="float" office:value="254721331501" table:style-name="ce11">
            <text:p>2547213315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1" table:style-name="ce16">
            <text:p>4711</text:p>
          </table:table-cell>
          <table:table-cell office:value-type="float" office:value="254726040316" table:style-name="ce11">
            <text:p>2547260403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2" table:style-name="ce15">
            <text:p>4712</text:p>
          </table:table-cell>
          <table:table-cell office:value-type="float" office:value="254722824301" table:style-name="ce11">
            <text:p>2547228243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3" table:style-name="ce15">
            <text:p>4713</text:p>
          </table:table-cell>
          <table:table-cell office:value-type="float" office:value="254722985249" table:style-name="ce11">
            <text:p>2547229852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4" table:style-name="ce16">
            <text:p>4714</text:p>
          </table:table-cell>
          <table:table-cell office:value-type="float" office:value="254720361039" table:style-name="ce11">
            <text:p>2547203610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5" table:style-name="ce15">
            <text:p>4715</text:p>
          </table:table-cell>
          <table:table-cell office:value-type="float" office:value="254729792777" table:style-name="ce11">
            <text:p>254729792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6" table:style-name="ce15">
            <text:p>4716</text:p>
          </table:table-cell>
          <table:table-cell office:value-type="float" office:value="254712297312" table:style-name="ce11">
            <text:p>2547122973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7" table:style-name="ce16">
            <text:p>4717</text:p>
          </table:table-cell>
          <table:table-cell office:value-type="float" office:value="254722618070" table:style-name="ce11">
            <text:p>2547226180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8" table:style-name="ce15">
            <text:p>4718</text:p>
          </table:table-cell>
          <table:table-cell office:value-type="float" office:value="254702255133" table:style-name="ce11">
            <text:p>2547022551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19" table:style-name="ce15">
            <text:p>4719</text:p>
          </table:table-cell>
          <table:table-cell office:value-type="float" office:value="254700698946" table:style-name="ce11">
            <text:p>2547006989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0" table:style-name="ce16">
            <text:p>4720</text:p>
          </table:table-cell>
          <table:table-cell office:value-type="float" office:value="254727385555" table:style-name="ce11">
            <text:p>2547273855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1" table:style-name="ce15">
            <text:p>4721</text:p>
          </table:table-cell>
          <table:table-cell office:value-type="float" office:value="254707970166" table:style-name="ce11">
            <text:p>2547079701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2" table:style-name="ce15">
            <text:p>4722</text:p>
          </table:table-cell>
          <table:table-cell office:value-type="float" office:value="254717063128" table:style-name="ce11">
            <text:p>2547170631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3" table:style-name="ce16">
            <text:p>4723</text:p>
          </table:table-cell>
          <table:table-cell office:value-type="float" office:value="254706101020" table:style-name="ce11">
            <text:p>2547061010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4" table:style-name="ce15">
            <text:p>4724</text:p>
          </table:table-cell>
          <table:table-cell office:value-type="float" office:value="254721527319" table:style-name="ce11">
            <text:p>2547215273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5" table:style-name="ce15">
            <text:p>4725</text:p>
          </table:table-cell>
          <table:table-cell office:value-type="float" office:value="254722237908" table:style-name="ce11">
            <text:p>2547222379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6" table:style-name="ce16">
            <text:p>4726</text:p>
          </table:table-cell>
          <table:table-cell office:value-type="float" office:value="254712777417" table:style-name="ce11">
            <text:p>2547127774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7" table:style-name="ce15">
            <text:p>4727</text:p>
          </table:table-cell>
          <table:table-cell office:value-type="float" office:value="254791801802" table:style-name="ce11">
            <text:p>2547918018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8" table:style-name="ce15">
            <text:p>4728</text:p>
          </table:table-cell>
          <table:table-cell office:value-type="float" office:value="254704776447" table:style-name="ce11">
            <text:p>2547047764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29" table:style-name="ce16">
            <text:p>4729</text:p>
          </table:table-cell>
          <table:table-cell office:value-type="float" office:value="254721874455" table:style-name="ce11">
            <text:p>2547218744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0" table:style-name="ce15">
            <text:p>4730</text:p>
          </table:table-cell>
          <table:table-cell office:value-type="float" office:value="254710885705" table:style-name="ce11">
            <text:p>2547108857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1" table:style-name="ce15">
            <text:p>4731</text:p>
          </table:table-cell>
          <table:table-cell office:value-type="float" office:value="254727389893" table:style-name="ce11">
            <text:p>2547273898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2" table:style-name="ce16">
            <text:p>4732</text:p>
          </table:table-cell>
          <table:table-cell office:value-type="float" office:value="254720362243" table:style-name="ce11">
            <text:p>2547203622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3" table:style-name="ce15">
            <text:p>4733</text:p>
          </table:table-cell>
          <table:table-cell office:value-type="float" office:value="254728787154" table:style-name="ce11">
            <text:p>2547287871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4" table:style-name="ce15">
            <text:p>4734</text:p>
          </table:table-cell>
          <table:table-cell office:value-type="float" office:value="254725007018" table:style-name="ce11">
            <text:p>2547250070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5" table:style-name="ce16">
            <text:p>4735</text:p>
          </table:table-cell>
          <table:table-cell office:value-type="float" office:value="254706848015" table:style-name="ce11">
            <text:p>2547068480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6" table:style-name="ce15">
            <text:p>4736</text:p>
          </table:table-cell>
          <table:table-cell office:value-type="float" office:value="254724727389" table:style-name="ce11">
            <text:p>2547247273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7" table:style-name="ce15">
            <text:p>4737</text:p>
          </table:table-cell>
          <table:table-cell office:value-type="float" office:value="254726130000" table:style-name="ce11">
            <text:p>254726130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8" table:style-name="ce16">
            <text:p>4738</text:p>
          </table:table-cell>
          <table:table-cell office:value-type="float" office:value="254705128193" table:style-name="ce11">
            <text:p>2547051281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39" table:style-name="ce15">
            <text:p>4739</text:p>
          </table:table-cell>
          <table:table-cell office:value-type="float" office:value="254726963200" table:style-name="ce11">
            <text:p>2547269632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0" table:style-name="ce15">
            <text:p>4740</text:p>
          </table:table-cell>
          <table:table-cell office:value-type="float" office:value="254705297437" table:style-name="ce11">
            <text:p>2547052974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1" table:style-name="ce16">
            <text:p>4741</text:p>
          </table:table-cell>
          <table:table-cell office:value-type="float" office:value="254723416379" table:style-name="ce18">
            <text:p>2547234163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2" table:style-name="ce15">
            <text:p>4742</text:p>
          </table:table-cell>
          <table:table-cell office:value-type="float" office:value="254115554641" table:style-name="ce18">
            <text:p>2541155546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3" table:style-name="ce15">
            <text:p>4743</text:p>
          </table:table-cell>
          <table:table-cell office:value-type="float" office:value="254725792973" table:style-name="ce18">
            <text:p>2547257929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4" table:style-name="ce16">
            <text:p>4744</text:p>
          </table:table-cell>
          <table:table-cell office:value-type="float" office:value="254769316007" table:style-name="ce18">
            <text:p>254769316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5" table:style-name="ce15">
            <text:p>4745</text:p>
          </table:table-cell>
          <table:table-cell office:value-type="float" office:value="254700040034" table:style-name="ce18">
            <text:p>2547000400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6" table:style-name="ce15">
            <text:p>4746</text:p>
          </table:table-cell>
          <table:table-cell office:value-type="float" office:value="254791240735" table:style-name="ce18">
            <text:p>2547912407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7" table:style-name="ce16">
            <text:p>4747</text:p>
          </table:table-cell>
          <table:table-cell office:value-type="float" office:value="254725470188" table:style-name="ce18">
            <text:p>2547254701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8" table:style-name="ce15">
            <text:p>4748</text:p>
          </table:table-cell>
          <table:table-cell office:value-type="float" office:value="254726028572" table:style-name="ce18">
            <text:p>2547260285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49" table:style-name="ce15">
            <text:p>4749</text:p>
          </table:table-cell>
          <table:table-cell office:value-type="float" office:value="254719792985" table:style-name="ce18">
            <text:p>2547197929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0" table:style-name="ce16">
            <text:p>4750</text:p>
          </table:table-cell>
          <table:table-cell office:value-type="float" office:value="254716923925" table:style-name="ce18">
            <text:p>2547169239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1" table:style-name="ce15">
            <text:p>4751</text:p>
          </table:table-cell>
          <table:table-cell office:value-type="float" office:value="254113699996" table:style-name="ce18">
            <text:p>25411369999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2" table:style-name="ce15">
            <text:p>4752</text:p>
          </table:table-cell>
          <table:table-cell office:value-type="float" office:value="254708369009" table:style-name="ce18">
            <text:p>2547083690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3" table:style-name="ce16">
            <text:p>4753</text:p>
          </table:table-cell>
          <table:table-cell office:value-type="float" office:value="254768616919" table:style-name="ce18">
            <text:p>2547686169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4" table:style-name="ce15">
            <text:p>4754</text:p>
          </table:table-cell>
          <table:table-cell office:value-type="float" office:value="254712979576" table:style-name="ce18">
            <text:p>2547129795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5" table:style-name="ce15">
            <text:p>4755</text:p>
          </table:table-cell>
          <table:table-cell office:value-type="float" office:value="254795786007" table:style-name="ce18">
            <text:p>25479578600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6" table:style-name="ce16">
            <text:p>4756</text:p>
          </table:table-cell>
          <table:table-cell office:value-type="float" office:value="254706064218" table:style-name="ce18">
            <text:p>2547060642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7" table:style-name="ce15">
            <text:p>4757</text:p>
          </table:table-cell>
          <table:table-cell office:value-type="float" office:value="254795147212" table:style-name="ce18">
            <text:p>2547951472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8" table:style-name="ce15">
            <text:p>4758</text:p>
          </table:table-cell>
          <table:table-cell office:value-type="float" office:value="254768371260" table:style-name="ce18">
            <text:p>2547683712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59" table:style-name="ce16">
            <text:p>4759</text:p>
          </table:table-cell>
          <table:table-cell office:value-type="float" office:value="254724241298" table:style-name="ce18">
            <text:p>2547242412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0" table:style-name="ce15">
            <text:p>4760</text:p>
          </table:table-cell>
          <table:table-cell office:value-type="float" office:value="254722804590" table:style-name="ce18">
            <text:p>2547228045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1" table:style-name="ce15">
            <text:p>4761</text:p>
          </table:table-cell>
          <table:table-cell office:value-type="float" office:value="254705723682" table:style-name="ce18">
            <text:p>2547057236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2" table:style-name="ce16">
            <text:p>4762</text:p>
          </table:table-cell>
          <table:table-cell office:value-type="float" office:value="254722170004" table:style-name="ce18">
            <text:p>25472217000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3" table:style-name="ce15">
            <text:p>4763</text:p>
          </table:table-cell>
          <table:table-cell office:value-type="float" office:value="254706638635" table:style-name="ce18">
            <text:p>2547066386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4" table:style-name="ce15">
            <text:p>4764</text:p>
          </table:table-cell>
          <table:table-cell office:value-type="float" office:value="254712292678" table:style-name="ce18">
            <text:p>2547122926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5" table:style-name="ce16">
            <text:p>4765</text:p>
          </table:table-cell>
          <table:table-cell office:value-type="float" office:value="254722938910" table:style-name="ce18">
            <text:p>2547229389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6" table:style-name="ce15">
            <text:p>4766</text:p>
          </table:table-cell>
          <table:table-cell office:value-type="float" office:value="254735887772" table:style-name="ce18">
            <text:p>2547358877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7" table:style-name="ce15">
            <text:p>4767</text:p>
          </table:table-cell>
          <table:table-cell office:value-type="float" office:value="254722569052" table:style-name="ce18">
            <text:p>2547225690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8" table:style-name="ce16">
            <text:p>4768</text:p>
          </table:table-cell>
          <table:table-cell office:value-type="float" office:value="254722285763" table:style-name="ce18">
            <text:p>2547222857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69" table:style-name="ce15">
            <text:p>4769</text:p>
          </table:table-cell>
          <table:table-cell office:value-type="float" office:value="254725796401" table:style-name="ce18">
            <text:p>2547257964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0" table:style-name="ce15">
            <text:p>4770</text:p>
          </table:table-cell>
          <table:table-cell office:value-type="float" office:value="254720380691" table:style-name="ce18">
            <text:p>25472038069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1" table:style-name="ce16">
            <text:p>4771</text:p>
          </table:table-cell>
          <table:table-cell office:value-type="float" office:value="254726856078" table:style-name="ce18">
            <text:p>2547268560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2" table:style-name="ce15">
            <text:p>4772</text:p>
          </table:table-cell>
          <table:table-cell office:value-type="float" office:value="254724285709" table:style-name="ce18">
            <text:p>2547242857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3" table:style-name="ce15">
            <text:p>4773</text:p>
          </table:table-cell>
          <table:table-cell office:value-type="float" office:value="254720332560" table:style-name="ce18">
            <text:p>2547203325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4" table:style-name="ce16">
            <text:p>4774</text:p>
          </table:table-cell>
          <table:table-cell office:value-type="float" office:value="254723159528" table:style-name="ce18">
            <text:p>2547231595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5" table:style-name="ce15">
            <text:p>4775</text:p>
          </table:table-cell>
          <table:table-cell office:value-type="float" office:value="254795428824" table:style-name="ce18">
            <text:p>2547954288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6" table:style-name="ce15">
            <text:p>4776</text:p>
          </table:table-cell>
          <table:table-cell office:value-type="float" office:value="254722957488" table:style-name="ce18">
            <text:p>2547229574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7" table:style-name="ce16">
            <text:p>4777</text:p>
          </table:table-cell>
          <table:table-cell office:value-type="float" office:value="254721551876" table:style-name="ce18">
            <text:p>2547215518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8" table:style-name="ce15">
            <text:p>4778</text:p>
          </table:table-cell>
          <table:table-cell office:value-type="float" office:value="254721290247" table:style-name="ce18">
            <text:p>2547212902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79" table:style-name="ce15">
            <text:p>4779</text:p>
          </table:table-cell>
          <table:table-cell office:value-type="float" office:value="254702764738" table:style-name="ce18">
            <text:p>2547027647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0" table:style-name="ce16">
            <text:p>4780</text:p>
          </table:table-cell>
          <table:table-cell office:value-type="float" office:value="254733733543" table:style-name="ce18">
            <text:p>2547337335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1" table:style-name="ce15">
            <text:p>4781</text:p>
          </table:table-cell>
          <table:table-cell office:value-type="float" office:value="254721812512" table:style-name="ce18">
            <text:p>2547218125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2" table:style-name="ce15">
            <text:p>4782</text:p>
          </table:table-cell>
          <table:table-cell office:value-type="float" office:value="254721390087" table:style-name="ce18">
            <text:p>2547213900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3" table:style-name="ce16">
            <text:p>4783</text:p>
          </table:table-cell>
          <table:table-cell office:value-type="float" office:value="254769915326" table:style-name="ce18">
            <text:p>2547699153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4" table:style-name="ce15">
            <text:p>4784</text:p>
          </table:table-cell>
          <table:table-cell office:value-type="float" office:value="254722315392" table:style-name="ce18">
            <text:p>2547223153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5" table:style-name="ce15">
            <text:p>4785</text:p>
          </table:table-cell>
          <table:table-cell office:value-type="float" office:value="254704811659" table:style-name="ce18">
            <text:p>2547048116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6" table:style-name="ce16">
            <text:p>4786</text:p>
          </table:table-cell>
          <table:table-cell office:value-type="float" office:value="254712527310" table:style-name="ce18">
            <text:p>2547125273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7" table:style-name="ce15">
            <text:p>4787</text:p>
          </table:table-cell>
          <table:table-cell office:value-type="float" office:value="254746239043" table:style-name="ce18">
            <text:p>2547462390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8" table:style-name="ce15">
            <text:p>4788</text:p>
          </table:table-cell>
          <table:table-cell office:value-type="float" office:value="254705931962" table:style-name="ce18">
            <text:p>2547059319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89" table:style-name="ce16">
            <text:p>4789</text:p>
          </table:table-cell>
          <table:table-cell office:value-type="float" office:value="254742065217" table:style-name="ce18">
            <text:p>2547420652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0" table:style-name="ce15">
            <text:p>4790</text:p>
          </table:table-cell>
          <table:table-cell office:value-type="float" office:value="254722945351" table:style-name="ce18">
            <text:p>25472294535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1" table:style-name="ce15">
            <text:p>4791</text:p>
          </table:table-cell>
          <table:table-cell office:value-type="float" office:value="254713138225" table:style-name="ce18">
            <text:p>2547131382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2" table:style-name="ce16">
            <text:p>4792</text:p>
          </table:table-cell>
          <table:table-cell office:value-type="float" office:value="254722786757" table:style-name="ce18">
            <text:p>2547227867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3" table:style-name="ce15">
            <text:p>4793</text:p>
          </table:table-cell>
          <table:table-cell office:value-type="float" office:value="254721587511" table:style-name="ce18">
            <text:p>2547215875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4" table:style-name="ce15">
            <text:p>4794</text:p>
          </table:table-cell>
          <table:table-cell office:value-type="float" office:value="254700977522" table:style-name="ce18">
            <text:p>2547009775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5" table:style-name="ce16">
            <text:p>4795</text:p>
          </table:table-cell>
          <table:table-cell office:value-type="float" office:value="254720708818" table:style-name="ce18">
            <text:p>2547207088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6" table:style-name="ce15">
            <text:p>4796</text:p>
          </table:table-cell>
          <table:table-cell office:value-type="float" office:value="254722796616" table:style-name="ce18">
            <text:p>2547227966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7" table:style-name="ce15">
            <text:p>4797</text:p>
          </table:table-cell>
          <table:table-cell office:value-type="float" office:value="254724302489" table:style-name="ce18">
            <text:p>25472430248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8" table:style-name="ce16">
            <text:p>4798</text:p>
          </table:table-cell>
          <table:table-cell office:value-type="float" office:value="254719237437" table:style-name="ce18">
            <text:p>2547192374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99" table:style-name="ce15">
            <text:p>4799</text:p>
          </table:table-cell>
          <table:table-cell office:value-type="float" office:value="254798275030" table:style-name="ce18">
            <text:p>2547982750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0" table:style-name="ce15">
            <text:p>4800</text:p>
          </table:table-cell>
          <table:table-cell office:value-type="float" office:value="254722313432" table:style-name="ce18">
            <text:p>2547223134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1" table:style-name="ce16">
            <text:p>4801</text:p>
          </table:table-cell>
          <table:table-cell office:value-type="float" office:value="254707182679" table:style-name="ce18">
            <text:p>2547071826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2" table:style-name="ce15">
            <text:p>4802</text:p>
          </table:table-cell>
          <table:table-cell office:value-type="float" office:value="254722621965" table:style-name="ce18">
            <text:p>2547226219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3" table:style-name="ce15">
            <text:p>4803</text:p>
          </table:table-cell>
          <table:table-cell office:value-type="float" office:value="254726835328" table:style-name="ce18">
            <text:p>2547268353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4" table:style-name="ce16">
            <text:p>4804</text:p>
          </table:table-cell>
          <table:table-cell office:value-type="float" office:value="254788170435" table:style-name="ce18">
            <text:p>25478817043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5" table:style-name="ce15">
            <text:p>4805</text:p>
          </table:table-cell>
          <table:table-cell office:value-type="float" office:value="254722804310" table:style-name="ce18">
            <text:p>2547228043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6" table:style-name="ce15">
            <text:p>4806</text:p>
          </table:table-cell>
          <table:table-cell office:value-type="float" office:value="254705777778" table:style-name="ce11">
            <text:p>2547057777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7" table:style-name="ce16">
            <text:p>4807</text:p>
          </table:table-cell>
          <table:table-cell office:value-type="float" office:value="254718204128" table:style-name="ce11">
            <text:p>2547182041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8" table:style-name="ce15">
            <text:p>4808</text:p>
          </table:table-cell>
          <table:table-cell office:value-type="float" office:value="254722915506" table:style-name="ce11">
            <text:p>2547229155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09" table:style-name="ce15">
            <text:p>4809</text:p>
          </table:table-cell>
          <table:table-cell office:value-type="float" office:value="254726470805" table:style-name="ce11">
            <text:p>2547264708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10" table:style-name="ce16">
            <text:p>4810</text:p>
          </table:table-cell>
          <table:table-cell office:value-type="float" office:value="254713920275" table:style-name="ce11">
            <text:p>2547139202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11" table:style-name="ce15">
            <text:p>4811</text:p>
          </table:table-cell>
          <table:table-cell office:value-type="float" office:value="254708477119" table:style-name="ce11">
            <text:p>25470847711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12" table:style-name="ce15">
            <text:p>4812</text:p>
          </table:table-cell>
          <table:table-cell office:value-type="float" office:value="254788405586" table:style-name="ce11">
            <text:p>2547884055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13" table:style-name="ce16">
            <text:p>4813</text:p>
          </table:table-cell>
          <table:table-cell office:value-type="float" office:value="254713252575" table:style-name="ce11">
            <text:p>2547132525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14" table:style-name="ce15">
            <text:p>4814</text:p>
          </table:table-cell>
          <table:table-cell office:value-type="float" office:value="254728043054" table:style-name="ce11">
            <text:p>2547280430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15" table:style-name="ce15">
            <text:p>4815</text:p>
          </table:table-cell>
          <table:table-cell office:value-type="float" office:value="254718377015" table:style-name="ce11">
            <text:p>25471837701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16" table:style-name="ce16">
            <text:p>4816</text:p>
          </table:table-cell>
          <table:table-cell office:value-type="float" office:value="254720270671" table:style-name="ce11">
            <text:p>25472027067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17" table:style-name="ce15">
            <text:p>4817</text:p>
          </table:table-cell>
          <table:table-cell office:value-type="float" office:value="254735530131" table:style-name="ce11">
            <text:p>2547355301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18" table:style-name="ce15">
            <text:p>4818</text:p>
          </table:table-cell>
          <table:table-cell office:value-type="float" office:value="254722512245" table:style-name="ce19">
            <text:p>25472251224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819" table:style-name="ce16">
            <text:p>4819</text:p>
          </table:table-cell>
          <table:table-cell office:value-type="string" table:style-name="ce20">
            <text:p><text:s text:c="8"/>254796535253<text:s/></text:p>
            <text:p/>
          </table:table-cell>
          <table:table-cell table:number-columns-repeated="16381"/>
        </table:table-row>
        <table:table-row table:style-name="ro2">
          <table:table-cell/>
          <table:table-cell office:value-type="float" office:value="4820" table:style-name="ce15">
            <text:p>4820</text:p>
          </table:table-cell>
          <table:table-cell office:value-type="float" office:value="254721237358" table:style-name="ce19">
            <text:p>2547212373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21" table:style-name="ce15">
            <text:p>4821</text:p>
          </table:table-cell>
          <table:table-cell office:value-type="float" office:value="254725546420" table:style-name="ce19">
            <text:p>254725546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22" table:style-name="ce16">
            <text:p>4822</text:p>
          </table:table-cell>
          <table:table-cell office:value-type="float" office:value="254758944348" table:style-name="ce19">
            <text:p>2547589443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23" table:style-name="ce15">
            <text:p>4823</text:p>
          </table:table-cell>
          <table:table-cell office:value-type="float" office:value="254710778677" table:style-name="ce19">
            <text:p>2547107786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24" table:style-name="ce15">
            <text:p>4824</text:p>
          </table:table-cell>
          <table:table-cell office:value-type="float" office:value="254704027577" table:style-name="ce19">
            <text:p>2547040275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25" table:style-name="ce16">
            <text:p>4825</text:p>
          </table:table-cell>
          <table:table-cell office:value-type="float" office:value="254720015414" table:style-name="ce19">
            <text:p>2547200154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26" table:style-name="ce15">
            <text:p>4826</text:p>
          </table:table-cell>
          <table:table-cell office:value-type="float" office:value="254711918637" table:style-name="ce19">
            <text:p>2547119186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27" table:style-name="ce15">
            <text:p>4827</text:p>
          </table:table-cell>
          <table:table-cell office:value-type="float" office:value="254115837958" table:style-name="ce19">
            <text:p>25411583795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28" table:style-name="ce16">
            <text:p>4828</text:p>
          </table:table-cell>
          <table:table-cell office:value-type="float" office:value="254700787787" table:style-name="ce19">
            <text:p>2547007877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29" table:style-name="ce15">
            <text:p>4829</text:p>
          </table:table-cell>
          <table:table-cell office:value-type="float" office:value="254727907285" table:style-name="ce19">
            <text:p>2547279072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0" table:style-name="ce15">
            <text:p>4830</text:p>
          </table:table-cell>
          <table:table-cell office:value-type="float" office:value="254724495357" table:style-name="ce19">
            <text:p>25472449535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1" table:style-name="ce16">
            <text:p>4831</text:p>
          </table:table-cell>
          <table:table-cell office:value-type="float" office:value="254717873530" table:style-name="ce19">
            <text:p>25471787353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2" table:style-name="ce15">
            <text:p>4832</text:p>
          </table:table-cell>
          <table:table-cell office:value-type="float" office:value="254722625632" table:style-name="ce19">
            <text:p>2547226256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3" table:style-name="ce15">
            <text:p>4833</text:p>
          </table:table-cell>
          <table:table-cell office:value-type="float" office:value="254791496878" table:style-name="ce19">
            <text:p>25479149687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4" table:style-name="ce16">
            <text:p>4834</text:p>
          </table:table-cell>
          <table:table-cell office:value-type="float" office:value="254721817048" table:style-name="ce19">
            <text:p>2547218170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5" table:style-name="ce15">
            <text:p>4835</text:p>
          </table:table-cell>
          <table:table-cell office:value-type="float" office:value="254720592983" table:style-name="ce19">
            <text:p>2547205929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6" table:style-name="ce15">
            <text:p>4836</text:p>
          </table:table-cell>
          <table:table-cell office:value-type="float" office:value="254728057123" table:style-name="ce19">
            <text:p>2547280571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7" table:style-name="ce16">
            <text:p>4837</text:p>
          </table:table-cell>
          <table:table-cell office:value-type="float" office:value="254725410783" table:style-name="ce19">
            <text:p>2547254107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8" table:style-name="ce15">
            <text:p>4838</text:p>
          </table:table-cell>
          <table:table-cell office:value-type="float" office:value="254723416466" table:style-name="ce19">
            <text:p>2547234164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39" table:style-name="ce15">
            <text:p>4839</text:p>
          </table:table-cell>
          <table:table-cell office:value-type="float" office:value="254725383082" table:style-name="ce19">
            <text:p>2547253830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0" table:style-name="ce16">
            <text:p>4840</text:p>
          </table:table-cell>
          <table:table-cell office:value-type="float" office:value="254729635224" table:style-name="ce19">
            <text:p>2547296352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1" table:style-name="ce15">
            <text:p>4841</text:p>
          </table:table-cell>
          <table:table-cell office:value-type="float" office:value="254742462839" table:style-name="ce19">
            <text:p>2547424628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2" table:style-name="ce15">
            <text:p>4842</text:p>
          </table:table-cell>
          <table:table-cell office:value-type="float" office:value="254724684075" table:style-name="ce19">
            <text:p>25472468407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3" table:style-name="ce16">
            <text:p>4843</text:p>
          </table:table-cell>
          <table:table-cell office:value-type="float" office:value="254712849736" table:style-name="ce19">
            <text:p>2547128497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4" table:style-name="ce15">
            <text:p>4844</text:p>
          </table:table-cell>
          <table:table-cell office:value-type="float" office:value="254722650802" table:style-name="ce19">
            <text:p>25472265080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5" table:style-name="ce15">
            <text:p>4845</text:p>
          </table:table-cell>
          <table:table-cell office:value-type="float" office:value="254722600117" table:style-name="ce19">
            <text:p>2547226001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6" table:style-name="ce16">
            <text:p>4846</text:p>
          </table:table-cell>
          <table:table-cell office:value-type="float" office:value="254757068783" table:style-name="ce19">
            <text:p>2547570687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7" table:style-name="ce15">
            <text:p>4847</text:p>
          </table:table-cell>
          <table:table-cell office:value-type="float" office:value="254700015729" table:style-name="ce19">
            <text:p>2547000157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8" table:style-name="ce15">
            <text:p>4848</text:p>
          </table:table-cell>
          <table:table-cell office:value-type="float" office:value="254745199848" table:style-name="ce19">
            <text:p>2547451998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49" table:style-name="ce16">
            <text:p>4849</text:p>
          </table:table-cell>
          <table:table-cell office:value-type="float" office:value="254794477342" table:style-name="ce19">
            <text:p>25479447734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0" table:style-name="ce15">
            <text:p>4850</text:p>
          </table:table-cell>
          <table:table-cell office:value-type="float" office:value="254794973648" table:style-name="ce19">
            <text:p>2547949736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1" table:style-name="ce15">
            <text:p>4851</text:p>
          </table:table-cell>
          <table:table-cell office:value-type="float" office:value="254741851745" table:style-name="ce19">
            <text:p>2547418517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2" table:style-name="ce16">
            <text:p>4852</text:p>
          </table:table-cell>
          <table:table-cell office:value-type="float" office:value="254710584174" table:style-name="ce19">
            <text:p>2547105841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3" table:style-name="ce15">
            <text:p>4853</text:p>
          </table:table-cell>
          <table:table-cell office:value-type="float" office:value="254722762590" table:style-name="ce19">
            <text:p>2547227625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4" table:style-name="ce15">
            <text:p>4854</text:p>
          </table:table-cell>
          <table:table-cell office:value-type="float" office:value="254722611453" table:style-name="ce19">
            <text:p>25472261145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5" table:style-name="ce16">
            <text:p>4855</text:p>
          </table:table-cell>
          <table:table-cell office:value-type="float" office:value="254724315269" table:style-name="ce19">
            <text:p>25472431526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6" table:style-name="ce15">
            <text:p>4856</text:p>
          </table:table-cell>
          <table:table-cell office:value-type="float" office:value="254712842100" table:style-name="ce19">
            <text:p>2547128421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7" table:style-name="ce15">
            <text:p>4857</text:p>
          </table:table-cell>
          <table:table-cell office:value-type="float" office:value="254716892328" table:style-name="ce19">
            <text:p>25471689232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8" table:style-name="ce16">
            <text:p>4858</text:p>
          </table:table-cell>
          <table:table-cell office:value-type="float" office:value="254723869140" table:style-name="ce19">
            <text:p>2547238691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59" table:style-name="ce15">
            <text:p>4859</text:p>
          </table:table-cell>
          <table:table-cell office:value-type="float" office:value="254724567948" table:style-name="ce19">
            <text:p>2547245679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0" table:style-name="ce15">
            <text:p>4860</text:p>
          </table:table-cell>
          <table:table-cell office:value-type="float" office:value="254729861612" table:style-name="ce19">
            <text:p>2547298616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1" table:style-name="ce16">
            <text:p>4861</text:p>
          </table:table-cell>
          <table:table-cell office:value-type="float" office:value="254796667844" table:style-name="ce19">
            <text:p>2547966678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2" table:style-name="ce15">
            <text:p>4862</text:p>
          </table:table-cell>
          <table:table-cell office:value-type="float" office:value="254721420800" table:style-name="ce19">
            <text:p>254721420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3" table:style-name="ce15">
            <text:p>4863</text:p>
          </table:table-cell>
          <table:table-cell office:value-type="float" office:value="254713100800" table:style-name="ce19">
            <text:p>254713100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4" table:style-name="ce16">
            <text:p>4864</text:p>
          </table:table-cell>
          <table:table-cell office:value-type="float" office:value="254713581820" table:style-name="ce19">
            <text:p>2547135818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5" table:style-name="ce15">
            <text:p>4865</text:p>
          </table:table-cell>
          <table:table-cell office:value-type="float" office:value="254722707745" table:style-name="ce19">
            <text:p>2547227077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6" table:style-name="ce15">
            <text:p>4866</text:p>
          </table:table-cell>
          <table:table-cell office:value-type="float" office:value="254722732109" table:style-name="ce19">
            <text:p>25472273210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7" table:style-name="ce16">
            <text:p>4867</text:p>
          </table:table-cell>
          <table:table-cell office:value-type="float" office:value="254721299266" table:style-name="ce19">
            <text:p>2547212992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8" table:style-name="ce15">
            <text:p>4868</text:p>
          </table:table-cell>
          <table:table-cell office:value-type="float" office:value="254742106446" table:style-name="ce19">
            <text:p>2547421064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69" table:style-name="ce15">
            <text:p>4869</text:p>
          </table:table-cell>
          <table:table-cell office:value-type="float" office:value="254725314431" table:style-name="ce19">
            <text:p>25472531443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0" table:style-name="ce16">
            <text:p>4870</text:p>
          </table:table-cell>
          <table:table-cell office:value-type="float" office:value="254721533116" table:style-name="ce19">
            <text:p>2547215331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1" table:style-name="ce15">
            <text:p>4871</text:p>
          </table:table-cell>
          <table:table-cell office:value-type="float" office:value="254768665984" table:style-name="ce19">
            <text:p>2547686659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2" table:style-name="ce15">
            <text:p>4872</text:p>
          </table:table-cell>
          <table:table-cell office:value-type="float" office:value="254728960014" table:style-name="ce19">
            <text:p>2547289600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3" table:style-name="ce16">
            <text:p>4873</text:p>
          </table:table-cell>
          <table:table-cell office:value-type="float" office:value="254717779741" table:style-name="ce19">
            <text:p>2547177797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4" table:style-name="ce15">
            <text:p>4874</text:p>
          </table:table-cell>
          <table:table-cell office:value-type="float" office:value="254700468668" table:style-name="ce19">
            <text:p>25470046866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5" table:style-name="ce15">
            <text:p>4875</text:p>
          </table:table-cell>
          <table:table-cell office:value-type="float" office:value="254728177941" table:style-name="ce19">
            <text:p>2547281779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6" table:style-name="ce16">
            <text:p>4876</text:p>
          </table:table-cell>
          <table:table-cell office:value-type="float" office:value="254704779488" table:style-name="ce19">
            <text:p>25470477948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7" table:style-name="ce15">
            <text:p>4877</text:p>
          </table:table-cell>
          <table:table-cell office:value-type="float" office:value="254722212290" table:style-name="ce19">
            <text:p>25472221229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8" table:style-name="ce15">
            <text:p>4878</text:p>
          </table:table-cell>
          <table:table-cell office:value-type="float" office:value="254115452161" table:style-name="ce19">
            <text:p>2541154521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79" table:style-name="ce16">
            <text:p>4879</text:p>
          </table:table-cell>
          <table:table-cell office:value-type="float" office:value="254722623503" table:style-name="ce19">
            <text:p>2547226235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0" table:style-name="ce15">
            <text:p>4880</text:p>
          </table:table-cell>
          <table:table-cell office:value-type="float" office:value="254724817187" table:style-name="ce19">
            <text:p>2547248171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1" table:style-name="ce15">
            <text:p>4881</text:p>
          </table:table-cell>
          <table:table-cell office:value-type="float" office:value="254741728510" table:style-name="ce19">
            <text:p>2547417285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2" table:style-name="ce16">
            <text:p>4882</text:p>
          </table:table-cell>
          <table:table-cell office:value-type="float" office:value="254705557308" table:style-name="ce19">
            <text:p>2547055573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3" table:style-name="ce15">
            <text:p>4883</text:p>
          </table:table-cell>
          <table:table-cell office:value-type="float" office:value="254722527313" table:style-name="ce19">
            <text:p>25472252731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4" table:style-name="ce16">
            <text:p>4884</text:p>
          </table:table-cell>
          <table:table-cell office:value-type="float" office:value="254707378000" table:style-name="ce21">
            <text:p>254707378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5" table:style-name="ce17">
            <text:p>4885</text:p>
          </table:table-cell>
          <table:table-cell office:value-type="float" office:value="254722224974" table:style-name="ce19">
            <text:p>25472222497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6" table:style-name="ce16">
            <text:p>4886</text:p>
          </table:table-cell>
          <table:table-cell office:value-type="float" office:value="254722493826" table:style-name="ce19">
            <text:p>25472249382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7" table:style-name="ce17">
            <text:p>4887</text:p>
          </table:table-cell>
          <table:table-cell office:value-type="float" office:value="254706060000" table:style-name="ce19">
            <text:p>2547060600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8" table:style-name="ce16">
            <text:p>4888</text:p>
          </table:table-cell>
          <table:table-cell office:value-type="float" office:value="254723743022" table:style-name="ce19">
            <text:p>25472374302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89" table:style-name="ce17">
            <text:p>4889</text:p>
          </table:table-cell>
          <table:table-cell office:value-type="float" office:value="254724763593" table:style-name="ce19">
            <text:p>2547247635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0" table:style-name="ce16">
            <text:p>4890</text:p>
          </table:table-cell>
          <table:table-cell office:value-type="float" office:value="254793642708" table:style-name="ce21">
            <text:p>2547936427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1" table:style-name="ce17">
            <text:p>4891</text:p>
          </table:table-cell>
          <table:table-cell office:value-type="float" office:value="254722851203" table:style-name="ce19">
            <text:p>254722851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2" table:style-name="ce16">
            <text:p>4892</text:p>
          </table:table-cell>
          <table:table-cell office:value-type="float" office:value="254713466900" table:style-name="ce19">
            <text:p>2547134669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3" table:style-name="ce17">
            <text:p>4893</text:p>
          </table:table-cell>
          <table:table-cell office:value-type="float" office:value="254729017865" table:style-name="ce19">
            <text:p>2547290178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4" table:style-name="ce16">
            <text:p>4894</text:p>
          </table:table-cell>
          <table:table-cell office:value-type="float" office:value="254722303145" table:style-name="ce19">
            <text:p>2547223031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5" table:style-name="ce17">
            <text:p>4895</text:p>
          </table:table-cell>
          <table:table-cell office:value-type="float" office:value="254723983545" table:style-name="ce19">
            <text:p>2547239835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6" table:style-name="ce16">
            <text:p>4896</text:p>
          </table:table-cell>
          <table:table-cell office:value-type="float" office:value="254115969947" table:style-name="ce19">
            <text:p>25411596994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7" table:style-name="ce17">
            <text:p>4897</text:p>
          </table:table-cell>
          <table:table-cell office:value-type="float" office:value="254714076417" table:style-name="ce19">
            <text:p>2547140764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8" table:style-name="ce16">
            <text:p>4898</text:p>
          </table:table-cell>
          <table:table-cell office:value-type="float" office:value="254702359656" table:style-name="ce19">
            <text:p>25470235965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99" table:style-name="ce17">
            <text:p>4899</text:p>
          </table:table-cell>
          <table:table-cell office:value-type="float" office:value="254722306593" table:style-name="ce19">
            <text:p>2547223065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0" table:style-name="ce16">
            <text:p>4900</text:p>
          </table:table-cell>
          <table:table-cell office:value-type="float" office:value="254705510979" table:style-name="ce19">
            <text:p>2547055109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1" table:style-name="ce17">
            <text:p>4901</text:p>
          </table:table-cell>
          <table:table-cell office:value-type="float" office:value="254795717285" table:style-name="ce19">
            <text:p>2547957172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2" table:style-name="ce16">
            <text:p>4902</text:p>
          </table:table-cell>
          <table:table-cell office:value-type="float" office:value="254795908350" table:style-name="ce19">
            <text:p>25479590835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3" table:style-name="ce17">
            <text:p>4903</text:p>
          </table:table-cell>
          <table:table-cell office:value-type="float" office:value="254708499483" table:style-name="ce19">
            <text:p>25470849948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4" table:style-name="ce16">
            <text:p>4904</text:p>
          </table:table-cell>
          <table:table-cell office:value-type="float" office:value="254791618543" table:style-name="ce19">
            <text:p>2547916185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5" table:style-name="ce17">
            <text:p>4905</text:p>
          </table:table-cell>
          <table:table-cell office:value-type="float" office:value="254706371279" table:style-name="ce19">
            <text:p>2547063712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6" table:style-name="ce16">
            <text:p>4906</text:p>
          </table:table-cell>
          <table:table-cell office:value-type="float" office:value="254721617821" table:style-name="ce19">
            <text:p>25472161782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7" table:style-name="ce17">
            <text:p>4907</text:p>
          </table:table-cell>
          <table:table-cell office:value-type="float" office:value="254720855720" table:style-name="ce19">
            <text:p>2547208557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8" table:style-name="ce16">
            <text:p>4908</text:p>
          </table:table-cell>
          <table:table-cell office:value-type="float" office:value="254720609155" table:style-name="ce19">
            <text:p>2547206091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09" table:style-name="ce17">
            <text:p>4909</text:p>
          </table:table-cell>
          <table:table-cell office:value-type="float" office:value="254710510148" table:style-name="ce19">
            <text:p>2547105101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0" table:style-name="ce16">
            <text:p>4910</text:p>
          </table:table-cell>
          <table:table-cell office:value-type="float" office:value="254707968999" table:style-name="ce19">
            <text:p>2547079689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1" table:style-name="ce17">
            <text:p>4911</text:p>
          </table:table-cell>
          <table:table-cell office:value-type="float" office:value="254722313405" table:style-name="ce19">
            <text:p>2547223134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2" table:style-name="ce16">
            <text:p>4912</text:p>
          </table:table-cell>
          <table:table-cell office:value-type="float" office:value="254721852397" table:style-name="ce19">
            <text:p>2547218523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3" table:style-name="ce17">
            <text:p>4913</text:p>
          </table:table-cell>
          <table:table-cell office:value-type="float" office:value="254711764640" table:style-name="ce19">
            <text:p>2547117646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4" table:style-name="ce16">
            <text:p>4914</text:p>
          </table:table-cell>
          <table:table-cell office:value-type="float" office:value="254707770605" table:style-name="ce19">
            <text:p>25470777060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5" table:style-name="ce17">
            <text:p>4915</text:p>
          </table:table-cell>
          <table:table-cell office:value-type="float" office:value="254715603118" table:style-name="ce19">
            <text:p>25471560311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6" table:style-name="ce16">
            <text:p>4916</text:p>
          </table:table-cell>
          <table:table-cell office:value-type="float" office:value="254722276534" table:style-name="ce19">
            <text:p>2547222765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7" table:style-name="ce17">
            <text:p>4917</text:p>
          </table:table-cell>
          <table:table-cell office:value-type="float" office:value="254724869341" table:style-name="ce19">
            <text:p>25472486934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8" table:style-name="ce16">
            <text:p>4918</text:p>
          </table:table-cell>
          <table:table-cell office:value-type="float" office:value="254726155232" table:style-name="ce19">
            <text:p>2547261552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19" table:style-name="ce17">
            <text:p>4919</text:p>
          </table:table-cell>
          <table:table-cell office:value-type="float" office:value="254725330964" table:style-name="ce19">
            <text:p>2547253309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0" table:style-name="ce16">
            <text:p>4920</text:p>
          </table:table-cell>
          <table:table-cell office:value-type="float" office:value="254722988540" table:style-name="ce19">
            <text:p>2547229885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1" table:style-name="ce17">
            <text:p>4921</text:p>
          </table:table-cell>
          <table:table-cell office:value-type="float" office:value="254724028029" table:style-name="ce19">
            <text:p>25472402802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2" table:style-name="ce16">
            <text:p>4922</text:p>
          </table:table-cell>
          <table:table-cell office:value-type="float" office:value="254722740197" table:style-name="ce19">
            <text:p>25472274019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3" table:style-name="ce17">
            <text:p>4923</text:p>
          </table:table-cell>
          <table:table-cell office:value-type="float" office:value="254721575252" table:style-name="ce19">
            <text:p>25472157525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4" table:style-name="ce16">
            <text:p>4924</text:p>
          </table:table-cell>
          <table:table-cell office:value-type="float" office:value="254726525610" table:style-name="ce19">
            <text:p>2547265256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5" table:style-name="ce17">
            <text:p>4925</text:p>
          </table:table-cell>
          <table:table-cell office:value-type="float" office:value="254792613416" table:style-name="ce19">
            <text:p>25479261341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6" table:style-name="ce16">
            <text:p>4926</text:p>
          </table:table-cell>
          <table:table-cell office:value-type="float" office:value="254758313954" table:style-name="ce19">
            <text:p>25475831395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7" table:style-name="ce17">
            <text:p>4927</text:p>
          </table:table-cell>
          <table:table-cell office:value-type="float" office:value="254705388001" table:style-name="ce19">
            <text:p>2547053880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8" table:style-name="ce16">
            <text:p>4928</text:p>
          </table:table-cell>
          <table:table-cell office:value-type="float" office:value="254723330338" table:style-name="ce19">
            <text:p>25472333033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29" table:style-name="ce17">
            <text:p>4929</text:p>
          </table:table-cell>
          <table:table-cell office:value-type="float" office:value="254722816667" table:style-name="ce19">
            <text:p>2547228166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0" table:style-name="ce16">
            <text:p>4930</text:p>
          </table:table-cell>
          <table:table-cell office:value-type="float" office:value="254722527661" table:style-name="ce19">
            <text:p>2547225276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1" table:style-name="ce17">
            <text:p>4931</text:p>
          </table:table-cell>
          <table:table-cell office:value-type="float" office:value="254725255149" table:style-name="ce19">
            <text:p>2547252551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2" table:style-name="ce16">
            <text:p>4932</text:p>
          </table:table-cell>
          <table:table-cell office:value-type="float" office:value="254113736360" table:style-name="ce19">
            <text:p>2541137363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3" table:style-name="ce17">
            <text:p>4933</text:p>
          </table:table-cell>
          <table:table-cell office:value-type="float" office:value="254721497024" table:style-name="ce19">
            <text:p>2547214970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4" table:style-name="ce16">
            <text:p>4934</text:p>
          </table:table-cell>
          <table:table-cell office:value-type="float" office:value="254796034712" table:style-name="ce22">
            <text:p>2547960347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5" table:style-name="ce17">
            <text:p>4935</text:p>
          </table:table-cell>
          <table:table-cell office:value-type="float" office:value="254715850961" table:style-name="ce19">
            <text:p>2547158509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6" table:style-name="ce16">
            <text:p>4936</text:p>
          </table:table-cell>
          <table:table-cell office:value-type="float" office:value="254724049308" table:style-name="ce19">
            <text:p>25472404930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7" table:style-name="ce17">
            <text:p>4937</text:p>
          </table:table-cell>
          <table:table-cell office:value-type="float" office:value="254723743511" table:style-name="ce19">
            <text:p>2547237435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8" table:style-name="ce16">
            <text:p>4938</text:p>
          </table:table-cell>
          <table:table-cell office:value-type="float" office:value="254727113432" table:style-name="ce19">
            <text:p>2547271134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39" table:style-name="ce17">
            <text:p>4939</text:p>
          </table:table-cell>
          <table:table-cell office:value-type="float" office:value="254711561639" table:style-name="ce19">
            <text:p>2547115616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0" table:style-name="ce16">
            <text:p>4940</text:p>
          </table:table-cell>
          <table:table-cell office:value-type="float" office:value="254723705214" table:style-name="ce19">
            <text:p>25472370521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1" table:style-name="ce17">
            <text:p>4941</text:p>
          </table:table-cell>
          <table:table-cell office:value-type="float" office:value="254702913339" table:style-name="ce19">
            <text:p>25470291333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2" table:style-name="ce16">
            <text:p>4942</text:p>
          </table:table-cell>
          <table:table-cell office:value-type="float" office:value="254741160182" table:style-name="ce19">
            <text:p>2547411601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3" table:style-name="ce17">
            <text:p>4943</text:p>
          </table:table-cell>
          <table:table-cell office:value-type="float" office:value="254712840340" table:style-name="ce19">
            <text:p>2547128403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4" table:style-name="ce16">
            <text:p>4944</text:p>
          </table:table-cell>
          <table:table-cell office:value-type="float" office:value="254710870333" table:style-name="ce19">
            <text:p>25471087033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5" table:style-name="ce17">
            <text:p>4945</text:p>
          </table:table-cell>
          <table:table-cell office:value-type="float" office:value="254701269855" table:style-name="ce19">
            <text:p>2547012698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6" table:style-name="ce16">
            <text:p>4946</text:p>
          </table:table-cell>
          <table:table-cell office:value-type="float" office:value="254722527601" table:style-name="ce19">
            <text:p>25472252760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7" table:style-name="ce17">
            <text:p>4947</text:p>
          </table:table-cell>
          <table:table-cell office:value-type="float" office:value="254722366900" table:style-name="ce19">
            <text:p>2547223669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8" table:style-name="ce16">
            <text:p>4948</text:p>
          </table:table-cell>
          <table:table-cell office:value-type="float" office:value="254722814986" table:style-name="ce19">
            <text:p>2547228149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49" table:style-name="ce17">
            <text:p>4949</text:p>
          </table:table-cell>
          <table:table-cell office:value-type="float" office:value="254714814603" table:style-name="ce19">
            <text:p>2547148146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0" table:style-name="ce16">
            <text:p>4950</text:p>
          </table:table-cell>
          <table:table-cell office:value-type="float" office:value="254717271012" table:style-name="ce19">
            <text:p>25471727101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1" table:style-name="ce17">
            <text:p>4951</text:p>
          </table:table-cell>
          <table:table-cell office:value-type="float" office:value="254729981434" table:style-name="ce19">
            <text:p>25472998143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2" table:style-name="ce16">
            <text:p>4952</text:p>
          </table:table-cell>
          <table:table-cell office:value-type="float" office:value="254719716537" table:style-name="ce19">
            <text:p>25471971653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3" table:style-name="ce17">
            <text:p>4953</text:p>
          </table:table-cell>
          <table:table-cell office:value-type="float" office:value="254724107120" table:style-name="ce19">
            <text:p>2547241071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4" table:style-name="ce16">
            <text:p>4954</text:p>
          </table:table-cell>
          <table:table-cell office:value-type="float" office:value="254722313824" table:style-name="ce19">
            <text:p>25472231382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5" table:style-name="ce17">
            <text:p>4955</text:p>
          </table:table-cell>
          <table:table-cell office:value-type="float" office:value="254722655844" table:style-name="ce19">
            <text:p>2547226558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6" table:style-name="ce16">
            <text:p>4956</text:p>
          </table:table-cell>
          <table:table-cell office:value-type="float" office:value="254758253245" table:style-name="ce19">
            <text:p>25475825324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7" table:style-name="ce17">
            <text:p>4957</text:p>
          </table:table-cell>
          <table:table-cell office:value-type="float" office:value="254708085432" table:style-name="ce19">
            <text:p>2547080854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8" table:style-name="ce16">
            <text:p>4958</text:p>
          </table:table-cell>
          <table:table-cell office:value-type="float" office:value="254710695198" table:style-name="ce19">
            <text:p>25471069519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59" table:style-name="ce17">
            <text:p>4959</text:p>
          </table:table-cell>
          <table:table-cell office:value-type="float" office:value="254722618092" table:style-name="ce19">
            <text:p>2547226180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60" table:style-name="ce16">
            <text:p>4960</text:p>
          </table:table-cell>
          <table:table-cell office:value-type="float" office:value="254722731849" table:style-name="ce19">
            <text:p>2547227318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61" table:style-name="ce17">
            <text:p>4961</text:p>
          </table:table-cell>
          <table:table-cell office:value-type="float" office:value="254724853511" table:style-name="ce19">
            <text:p>25472485351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62" table:style-name="ce16">
            <text:p>4962</text:p>
          </table:table-cell>
          <table:table-cell office:value-type="float" office:value="254743853443" table:style-name="ce19">
            <text:p>25474385344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63" table:style-name="ce17">
            <text:p>4963</text:p>
          </table:table-cell>
          <table:table-cell office:value-type="float" office:value="254725586759" table:style-name="ce19">
            <text:p>2547255867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64" table:style-name="ce16">
            <text:p>4964</text:p>
          </table:table-cell>
          <table:table-cell office:value-type="float" office:value="254113968092" table:style-name="ce19">
            <text:p>25411396809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65" table:style-name="ce17">
            <text:p>4965</text:p>
          </table:table-cell>
          <table:table-cell office:value-type="float" office:value="254728899967" table:style-name="ce19">
            <text:p>25472889996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66" table:style-name="ce16">
            <text:p>4966</text:p>
          </table:table-cell>
          <table:table-cell office:value-type="float" office:value="254729966809" table:style-name="ce21">
            <text:p>254729966809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967" table:style-name="ce17">
            <text:p>4967</text:p>
          </table:table-cell>
          <table:table-cell office:value-type="string" table:style-name="ce23">
            <text:p><text:s text:c="2"/>254799574103<text:s/></text:p>
            <text:p/>
          </table:table-cell>
          <table:table-cell table:number-columns-repeated="16381"/>
        </table:table-row>
        <table:table-row table:style-name="ro2">
          <table:table-cell/>
          <table:table-cell office:value-type="float" office:value="4968" table:style-name="ce16">
            <text:p>4968</text:p>
          </table:table-cell>
          <table:table-cell office:value-type="float" office:value="254721639844" table:style-name="ce11">
            <text:p>25472163984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69" table:style-name="ce17">
            <text:p>4969</text:p>
          </table:table-cell>
          <table:table-cell office:value-type="float" office:value="254708296682" table:style-name="ce11">
            <text:p>25470829668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70" table:style-name="ce16">
            <text:p>4970</text:p>
          </table:table-cell>
          <table:table-cell office:value-type="float" office:value="254711836662" table:style-name="ce11">
            <text:p>25471183666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71" table:style-name="ce17">
            <text:p>4971</text:p>
          </table:table-cell>
          <table:table-cell office:value-type="float" office:value="254721770870" table:style-name="ce11">
            <text:p>25472177087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72" table:style-name="ce16">
            <text:p>4972</text:p>
          </table:table-cell>
          <table:table-cell office:value-type="string" table:style-name="ce11">
            <text:p>254115600579<text:s/></text:p>
            <text:p/>
          </table:table-cell>
          <table:table-cell table:number-columns-repeated="16381"/>
        </table:table-row>
        <table:table-row table:style-name="ro2">
          <table:table-cell/>
          <table:table-cell office:value-type="float" office:value="4973" table:style-name="ce17">
            <text:p>4973</text:p>
          </table:table-cell>
          <table:table-cell office:value-type="float" office:value="254724302149" table:style-name="ce11">
            <text:p>25472430214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74" table:style-name="ce16">
            <text:p>4974</text:p>
          </table:table-cell>
          <table:table-cell office:value-type="float" office:value="254723463032" table:style-name="ce11">
            <text:p>2547234630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75" table:style-name="ce17">
            <text:p>4975</text:p>
          </table:table-cell>
          <table:table-cell office:value-type="float" office:value="254721594066" table:style-name="ce11">
            <text:p>25472159406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76" table:style-name="ce16">
            <text:p>4976</text:p>
          </table:table-cell>
          <table:table-cell office:value-type="float" office:value="254722565485" table:style-name="ce11">
            <text:p>2547225654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77" table:style-name="ce17">
            <text:p>4977</text:p>
          </table:table-cell>
          <table:table-cell office:value-type="float" office:value="254726774487" table:style-name="ce11">
            <text:p>25472677448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78" table:style-name="ce16">
            <text:p>4978</text:p>
          </table:table-cell>
          <table:table-cell office:value-type="float" office:value="254724699655" table:style-name="ce11">
            <text:p>2547246996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79" table:style-name="ce17">
            <text:p>4979</text:p>
          </table:table-cell>
          <table:table-cell office:value-type="float" office:value="254711870686" table:style-name="ce11">
            <text:p>25471187068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80" table:style-name="ce16">
            <text:p>4980</text:p>
          </table:table-cell>
          <table:table-cell office:value-type="float" office:value="254711575264" table:style-name="ce11">
            <text:p>25471157526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81" table:style-name="ce17">
            <text:p>4981</text:p>
          </table:table-cell>
          <table:table-cell office:value-type="float" office:value="254718801648" table:style-name="ce11">
            <text:p>2547188016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82" table:style-name="ce16">
            <text:p>4982</text:p>
          </table:table-cell>
          <table:table-cell office:value-type="float" office:value="254701911606" table:style-name="ce11">
            <text:p>2547019116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83" table:style-name="ce17">
            <text:p>4983</text:p>
          </table:table-cell>
          <table:table-cell office:value-type="float" office:value="254768186363" table:style-name="ce11">
            <text:p>25476818636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84" table:style-name="ce16">
            <text:p>4984</text:p>
          </table:table-cell>
          <table:table-cell office:value-type="string" table:style-name="ce11">
            <text:p>254702006808<text:s/></text:p>
            <text:p/>
          </table:table-cell>
          <table:table-cell table:number-columns-repeated="16381"/>
        </table:table-row>
        <table:table-row table:style-name="ro2">
          <table:table-cell/>
          <table:table-cell office:value-type="float" office:value="4985" table:style-name="ce17">
            <text:p>4985</text:p>
          </table:table-cell>
          <table:table-cell office:value-type="string" table:style-name="ce11">
            <text:p>254716978203<text:s/></text:p>
            <text:p/>
          </table:table-cell>
          <table:table-cell table:number-columns-repeated="16381"/>
        </table:table-row>
        <table:table-row table:style-name="ro2">
          <table:table-cell/>
          <table:table-cell office:value-type="float" office:value="4986" table:style-name="ce16">
            <text:p>4986</text:p>
          </table:table-cell>
          <table:table-cell office:value-type="float" office:value="254722397461" table:style-name="ce11">
            <text:p>25472239746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87" table:style-name="ce17">
            <text:p>4987</text:p>
          </table:table-cell>
          <table:table-cell office:value-type="float" office:value="254729259203" table:style-name="ce11">
            <text:p>254729259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88" table:style-name="ce16">
            <text:p>4988</text:p>
          </table:table-cell>
          <table:table-cell office:value-type="float" office:value="254798336548" table:style-name="ce11">
            <text:p>25479833654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89" table:style-name="ce17">
            <text:p>4989</text:p>
          </table:table-cell>
          <table:table-cell office:value-type="float" office:value="254722869155" table:style-name="ce11">
            <text:p>25472286915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0" table:style-name="ce16">
            <text:p>4990</text:p>
          </table:table-cell>
          <table:table-cell office:value-type="float" office:value="254715499800" table:style-name="ce11">
            <text:p>2547154998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1" table:style-name="ce17">
            <text:p>4991</text:p>
          </table:table-cell>
          <table:table-cell office:value-type="float" office:value="254722402379" table:style-name="ce11">
            <text:p>25472240237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2" table:style-name="ce16">
            <text:p>4992</text:p>
          </table:table-cell>
          <table:table-cell office:value-type="float" office:value="254741639225" table:style-name="ce11">
            <text:p>25474163922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3" table:style-name="ce17">
            <text:p>4993</text:p>
          </table:table-cell>
          <table:table-cell office:value-type="float" office:value="254724523300" table:style-name="ce11">
            <text:p>25472452330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4" table:style-name="ce16">
            <text:p>4994</text:p>
          </table:table-cell>
          <table:table-cell office:value-type="float" office:value="254729856406" table:style-name="ce11">
            <text:p>25472985640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5" table:style-name="ce17">
            <text:p>4995</text:p>
          </table:table-cell>
          <table:table-cell office:value-type="float" office:value="254703785699" table:style-name="ce11">
            <text:p>2547037856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6" table:style-name="ce16">
            <text:p>4996</text:p>
          </table:table-cell>
          <table:table-cell office:value-type="float" office:value="254721690572" table:style-name="ce11">
            <text:p>25472169057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7" table:style-name="ce17">
            <text:p>4997</text:p>
          </table:table-cell>
          <table:table-cell office:value-type="float" office:value="254701839693" table:style-name="ce11">
            <text:p>25470183969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8" table:style-name="ce16">
            <text:p>4998</text:p>
          </table:table-cell>
          <table:table-cell office:value-type="float" office:value="254716980485" table:style-name="ce11">
            <text:p>25471698048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99" table:style-name="ce17">
            <text:p>4999</text:p>
          </table:table-cell>
          <table:table-cell office:value-type="float" office:value="254721849440" table:style-name="ce11">
            <text:p>25472184944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0" table:style-name="ce16">
            <text:p>5000</text:p>
          </table:table-cell>
          <table:table-cell office:value-type="float" office:value="254725137965" table:style-name="ce11">
            <text:p>254725137965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1" table:style-name="ce17">
            <text:p>5001</text:p>
          </table:table-cell>
          <table:table-cell office:value-type="float" office:value="254718908823" table:style-name="ce11">
            <text:p>25471890882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2" table:style-name="ce16">
            <text:p>5002</text:p>
          </table:table-cell>
          <table:table-cell office:value-type="float" office:value="254721559717" table:style-name="ce11">
            <text:p>25472155971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3" table:style-name="ce17">
            <text:p>5003</text:p>
          </table:table-cell>
          <table:table-cell office:value-type="float" office:value="254715509884" table:style-name="ce11">
            <text:p>254715509884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4" table:style-name="ce16">
            <text:p>5004</text:p>
          </table:table-cell>
          <table:table-cell office:value-type="float" office:value="254721440573" table:style-name="ce11">
            <text:p>25472144057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5" table:style-name="ce17">
            <text:p>5005</text:p>
          </table:table-cell>
          <table:table-cell office:value-type="float" office:value="254723051576" table:style-name="ce11">
            <text:p>2547230515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6" table:style-name="ce16">
            <text:p>5006</text:p>
          </table:table-cell>
          <table:table-cell office:value-type="float" office:value="254741687059" table:style-name="ce11">
            <text:p>25474168705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7" table:style-name="ce17">
            <text:p>5007</text:p>
          </table:table-cell>
          <table:table-cell office:value-type="float" office:value="254721914646" table:style-name="ce11">
            <text:p>25472191464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8" table:style-name="ce16">
            <text:p>5008</text:p>
          </table:table-cell>
          <table:table-cell office:value-type="float" office:value="254720490176" table:style-name="ce11">
            <text:p>25472049017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9" table:style-name="ce17">
            <text:p>5009</text:p>
          </table:table-cell>
          <table:table-cell office:value-type="float" office:value="254720201420" table:style-name="ce11">
            <text:p>25472020142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10" table:style-name="ce16">
            <text:p>5010</text:p>
          </table:table-cell>
          <table:table-cell office:value-type="float" office:value="254722701699" table:style-name="ce11">
            <text:p>25472270169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11" table:style-name="ce17">
            <text:p>5011</text:p>
          </table:table-cell>
          <table:table-cell office:value-type="float" office:value="254722731060" table:style-name="ce11">
            <text:p>25472273106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12" table:style-name="ce16">
            <text:p>5012</text:p>
          </table:table-cell>
          <table:table-cell office:value-type="float" office:value="254709747777" table:style-name="ce11">
            <text:p>254709747777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13" table:style-name="ce17">
            <text:p>5013</text:p>
          </table:table-cell>
          <table:table-cell office:value-type="float" office:value="254722277136" table:style-name="ce11">
            <text:p>254722277136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14" table:style-name="ce16">
            <text:p>5014</text:p>
          </table:table-cell>
          <table:table-cell office:value-type="float" office:value="254721966203" table:style-name="ce11">
            <text:p>254721966203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15" table:style-name="ce17">
            <text:p>5015</text:p>
          </table:table-cell>
          <table:table-cell office:value-type="float" office:value="254717500010" table:style-name="ce11">
            <text:p>2547175000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16" table:style-name="ce16">
            <text:p>5016</text:p>
          </table:table-cell>
          <table:table-cell office:value-type="float" office:value="254722626070" table:style-name="ce11">
            <text:p>254722626070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5017" table:style-name="ce17">
            <text:p>5017</text:p>
          </table:table-cell>
          <table:table-cell office:value-type="float" office:value="254726513070" table:style-name="ce11">
            <text:p>254726513070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5018" table:style-name="ce16">
            <text:p>5018</text:p>
          </table:table-cell>
          <table:table-cell office:value-type="float" office:value="254722925128" table:style-name="ce24">
            <text:p>254722925128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5019" table:style-name="ce17">
            <text:p>5019</text:p>
          </table:table-cell>
          <table:table-cell office:value-type="float" office:value="254722711406" table:style-name="ce25">
            <text:p>254722711406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5020" table:style-name="ce16">
            <text:p>5020</text:p>
          </table:table-cell>
          <table:table-cell office:value-type="float" office:value="254727028376" table:style-name="ce25">
            <text:p>254727028376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5021" table:style-name="ce17">
            <text:p>5021</text:p>
          </table:table-cell>
          <table:table-cell office:value-type="float" office:value="254721236174" table:style-name="ce25">
            <text:p>254721236174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5022" table:style-name="ce16">
            <text:p>5022</text:p>
          </table:table-cell>
          <table:table-cell office:value-type="float" office:value="254720353748" table:style-name="ce25">
            <text:p>254720353748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5023" table:style-name="ce17">
            <text:p>5023</text:p>
          </table:table-cell>
          <table:table-cell office:value-type="float" office:value="254722814469" table:style-name="ce25">
            <text:p>254722814469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5024" table:style-name="ce16">
            <text:p>5024</text:p>
          </table:table-cell>
          <table:table-cell office:value-type="float" office:value="254713781707" table:style-name="ce25">
            <text:p>254713781707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5025" table:style-name="ce17">
            <text:p>5025</text:p>
          </table:table-cell>
          <table:table-cell office:value-type="float" office:value="254722511000" table:style-name="ce25">
            <text:p>254722511000</text:p>
          </table:table-cell>
          <table:table-cell table:number-columns-repeated="16381"/>
        </table:table-row>
        <table:table-row table:number-rows-repeated="1043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middle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hp</meta:initial-creator>
    <dc:creator>Server</dc:creator>
    <meta:creation-date>2020-10-08T12:48:02Z</meta:creation-date>
    <dc:date>2021-08-26T11:08:33Z</dc:date>
  </office:meta>
</office:document-meta>
</file>